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E3F3FF/content.xml"/>
  <manifest:file-entry manifest:media-type="text/xml" manifest:full-path="Obj00E3F3FF/styles.xml"/>
  <manifest:file-entry manifest:media-type="text/xml" manifest:full-path="Obj00E3F3FF/settings.xml"/>
  <manifest:file-entry manifest:media-type="application/vnd.oasis.opendocument.graphics" manifest:version="1.2" manifest:full-path="Obj00E3F3FF/"/>
  <manifest:file-entry manifest:media-type="image/gif" manifest:full-path="Pictures/10000000000000490000001FDEA784CD.gif"/>
  <manifest:file-entry manifest:media-type="" manifest:full-path="Pictures/"/>
  <manifest:file-entry manifest:media-type="text/xml" manifest:full-path="Obj080458DE/content.xml"/>
  <manifest:file-entry manifest:media-type="text/xml" manifest:full-path="Obj080458DE/styles.xml"/>
  <manifest:file-entry manifest:media-type="text/xml" manifest:full-path="Obj080458DE/settings.xml"/>
  <manifest:file-entry manifest:media-type="application/vnd.oasis.opendocument.graphics" manifest:version="1.2" manifest:full-path="Obj080458DE/"/>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00E3F3FF"/>
  <manifest:file-entry manifest:media-type="application/x-openoffice-gdimetafile;windows_formatname=&quot;GDIMetaFile&quot;" manifest:full-path="ObjectReplacements/Obj080458DE"/>
  <manifest:file-entry manifest:media-type="application/x-openoffice-gdimetafile;windows_formatname=&quot;GDIMetaFile&quot;" manifest:full-path="ObjectReplacements/Obj00E3F43A"/>
  <manifest:file-entry manifest:media-type="application/x-openoffice-gdimetafile;windows_formatname=&quot;GDIMetaFile&quot;" manifest:full-path="ObjectReplacements/Obj00E3F3E1"/>
  <manifest:file-entry manifest:media-type="application/x-openoffice-gdimetafile;windows_formatname=&quot;GDIMetaFile&quot;" manifest:full-path="ObjectReplacements/Obj00E3F3E2"/>
  <manifest:file-entry manifest:media-type="application/x-openoffice-gdimetafile;windows_formatname=&quot;GDIMetaFile&quot;" manifest:full-path="ObjectReplacements/Obj00E3F3E4"/>
  <manifest:file-entry manifest:media-type="application/x-openoffice-gdimetafile;windows_formatname=&quot;GDIMetaFile&quot;" manifest:full-path="ObjectReplacements/Obj00E3F3E5"/>
  <manifest:file-entry manifest:media-type="application/x-openoffice-gdimetafile;windows_formatname=&quot;GDIMetaFile&quot;" manifest:full-path="ObjectReplacements/Obj00E3F3E7"/>
  <manifest:file-entry manifest:media-type="application/x-openoffice-gdimetafile;windows_formatname=&quot;GDIMetaFile&quot;" manifest:full-path="ObjectReplacements/Obj00E3F3E9"/>
  <manifest:file-entry manifest:media-type="application/x-openoffice-gdimetafile;windows_formatname=&quot;GDIMetaFile&quot;" manifest:full-path="ObjectReplacements/Obj08045CB5"/>
  <manifest:file-entry manifest:media-type="application/x-openoffice-gdimetafile;windows_formatname=&quot;GDIMetaFile&quot;" manifest:full-path="ObjectReplacements/Obj00E3F400"/>
  <manifest:file-entry manifest:media-type="application/x-openoffice-gdimetafile;windows_formatname=&quot;GDIMetaFile&quot;" manifest:full-path="ObjectReplacements/Obj08045CB6"/>
  <manifest:file-entry manifest:media-type="application/x-openoffice-gdimetafile;windows_formatname=&quot;GDIMetaFile&quot;" manifest:full-path="ObjectReplacements/Obj00E3F401"/>
  <manifest:file-entry manifest:media-type="application/x-openoffice-gdimetafile;windows_formatname=&quot;GDIMetaFile&quot;" manifest:full-path="ObjectReplacements/Obj08045CB9"/>
  <manifest:file-entry manifest:media-type="application/x-openoffice-gdimetafile;windows_formatname=&quot;GDIMetaFile&quot;" manifest:full-path="ObjectReplacements/Obj00E3F3EB"/>
  <manifest:file-entry manifest:media-type="application/x-openoffice-gdimetafile;windows_formatname=&quot;GDIMetaFile&quot;" manifest:full-path="ObjectReplacements/Obj00E3F3ED"/>
  <manifest:file-entry manifest:media-type="application/x-openoffice-gdimetafile;windows_formatname=&quot;GDIMetaFile&quot;" manifest:full-path="ObjectReplacements/Obj00E3F3F1"/>
  <manifest:file-entry manifest:media-type="application/x-openoffice-gdimetafile;windows_formatname=&quot;GDIMetaFile&quot;" manifest:full-path="ObjectReplacements/Obj00E3F3F8"/>
  <manifest:file-entry manifest:media-type="" manifest:full-path="ObjectReplacements/"/>
  <manifest:file-entry manifest:media-type="text/xml" manifest:full-path="Obj00E3F43A/content.xml"/>
  <manifest:file-entry manifest:media-type="text/xml" manifest:full-path="Obj00E3F43A/styles.xml"/>
  <manifest:file-entry manifest:media-type="text/xml" manifest:full-path="Obj00E3F43A/settings.xml"/>
  <manifest:file-entry manifest:media-type="application/vnd.oasis.opendocument.graphics" manifest:version="1.2" manifest:full-path="Obj00E3F43A/"/>
  <manifest:file-entry manifest:media-type="text/xml" manifest:full-path="styles.xml"/>
  <manifest:file-entry manifest:media-type="text/xml" manifest:full-path="Obj00E3F3E1/content.xml"/>
  <manifest:file-entry manifest:media-type="text/xml" manifest:full-path="Obj00E3F3E1/styles.xml"/>
  <manifest:file-entry manifest:media-type="text/xml" manifest:full-path="Obj00E3F3E1/settings.xml"/>
  <manifest:file-entry manifest:media-type="application/vnd.oasis.opendocument.graphics" manifest:version="1.2" manifest:full-path="Obj00E3F3E1/"/>
  <manifest:file-entry manifest:media-type="text/xml" manifest:full-path="Obj00E3F3E2/content.xml"/>
  <manifest:file-entry manifest:media-type="text/xml" manifest:full-path="Obj00E3F3E2/styles.xml"/>
  <manifest:file-entry manifest:media-type="text/xml" manifest:full-path="Obj00E3F3E2/settings.xml"/>
  <manifest:file-entry manifest:media-type="application/vnd.oasis.opendocument.graphics" manifest:version="1.2" manifest:full-path="Obj00E3F3E2/"/>
  <manifest:file-entry manifest:media-type="text/xml" manifest:full-path="Obj00E3F3E4/content.xml"/>
  <manifest:file-entry manifest:media-type="text/xml" manifest:full-path="Obj00E3F3E4/styles.xml"/>
  <manifest:file-entry manifest:media-type="text/xml" manifest:full-path="Obj00E3F3E4/settings.xml"/>
  <manifest:file-entry manifest:media-type="application/vnd.oasis.opendocument.graphics" manifest:version="1.2" manifest:full-path="Obj00E3F3E4/"/>
  <manifest:file-entry manifest:media-type="text/xml" manifest:full-path="Obj00E3F3E5/content.xml"/>
  <manifest:file-entry manifest:media-type="text/xml" manifest:full-path="Obj00E3F3E5/styles.xml"/>
  <manifest:file-entry manifest:media-type="text/xml" manifest:full-path="Obj00E3F3E5/settings.xml"/>
  <manifest:file-entry manifest:media-type="application/vnd.oasis.opendocument.graphics" manifest:version="1.2" manifest:full-path="Obj00E3F3E5/"/>
  <manifest:file-entry manifest:media-type="text/xml" manifest:full-path="Obj00E3F3E7/content.xml"/>
  <manifest:file-entry manifest:media-type="text/xml" manifest:full-path="Obj00E3F3E7/styles.xml"/>
  <manifest:file-entry manifest:media-type="text/xml" manifest:full-path="Obj00E3F3E7/settings.xml"/>
  <manifest:file-entry manifest:media-type="application/vnd.oasis.opendocument.graphics" manifest:version="1.2" manifest:full-path="Obj00E3F3E7/"/>
  <manifest:file-entry manifest:media-type="text/xml" manifest:full-path="Obj00E3F3E9/content.xml"/>
  <manifest:file-entry manifest:media-type="text/xml" manifest:full-path="Obj00E3F3E9/styles.xml"/>
  <manifest:file-entry manifest:media-type="text/xml" manifest:full-path="Obj00E3F3E9/settings.xml"/>
  <manifest:file-entry manifest:media-type="application/vnd.oasis.opendocument.graphics" manifest:version="1.2" manifest:full-path="Obj00E3F3E9/"/>
  <manifest:file-entry manifest:media-type="text/xml" manifest:full-path="Obj08045CB5/content.xml"/>
  <manifest:file-entry manifest:media-type="text/xml" manifest:full-path="Obj08045CB5/styles.xml"/>
  <manifest:file-entry manifest:media-type="text/xml" manifest:full-path="Obj08045CB5/settings.xml"/>
  <manifest:file-entry manifest:media-type="application/vnd.oasis.opendocument.graphics" manifest:version="1.2" manifest:full-path="Obj08045CB5/"/>
  <manifest:file-entry manifest:media-type="text/xml" manifest:full-path="Obj00E3F400/content.xml"/>
  <manifest:file-entry manifest:media-type="text/xml" manifest:full-path="Obj00E3F400/styles.xml"/>
  <manifest:file-entry manifest:media-type="text/xml" manifest:full-path="Obj00E3F400/settings.xml"/>
  <manifest:file-entry manifest:media-type="application/vnd.oasis.opendocument.graphics" manifest:version="1.2" manifest:full-path="Obj00E3F400/"/>
  <manifest:file-entry manifest:media-type="text/xml" manifest:full-path="Obj08045CB6/content.xml"/>
  <manifest:file-entry manifest:media-type="text/xml" manifest:full-path="Obj08045CB6/styles.xml"/>
  <manifest:file-entry manifest:media-type="text/xml" manifest:full-path="Obj08045CB6/settings.xml"/>
  <manifest:file-entry manifest:media-type="application/vnd.oasis.opendocument.graphics" manifest:version="1.2" manifest:full-path="Obj08045CB6/"/>
  <manifest:file-entry manifest:media-type="text/xml" manifest:full-path="Obj00E3F401/content.xml"/>
  <manifest:file-entry manifest:media-type="text/xml" manifest:full-path="Obj00E3F401/styles.xml"/>
  <manifest:file-entry manifest:media-type="text/xml" manifest:full-path="Obj00E3F401/settings.xml"/>
  <manifest:file-entry manifest:media-type="application/vnd.oasis.opendocument.graphics" manifest:version="1.2" manifest:full-path="Obj00E3F401/"/>
  <manifest:file-entry manifest:media-type="text/xml" manifest:full-path="Obj08045CB9/content.xml"/>
  <manifest:file-entry manifest:media-type="text/xml" manifest:full-path="Obj08045CB9/styles.xml"/>
  <manifest:file-entry manifest:media-type="text/xml" manifest:full-path="Obj08045CB9/settings.xml"/>
  <manifest:file-entry manifest:media-type="application/vnd.oasis.opendocument.graphics" manifest:version="1.2" manifest:full-path="Obj08045CB9/"/>
  <manifest:file-entry manifest:media-type="text/xml" manifest:full-path="Obj00E3F3EB/content.xml"/>
  <manifest:file-entry manifest:media-type="text/xml" manifest:full-path="Obj00E3F3EB/styles.xml"/>
  <manifest:file-entry manifest:media-type="text/xml" manifest:full-path="Obj00E3F3EB/settings.xml"/>
  <manifest:file-entry manifest:media-type="application/vnd.oasis.opendocument.graphics" manifest:version="1.2" manifest:full-path="Obj00E3F3EB/"/>
  <manifest:file-entry manifest:media-type="" manifest:full-path="Obj00E3F3ED/Configurations2/statusbar/"/>
  <manifest:file-entry manifest:media-type="" manifest:full-path="Obj00E3F3ED/Configurations2/accelerator/current.xml"/>
  <manifest:file-entry manifest:media-type="" manifest:full-path="Obj00E3F3ED/Configurations2/accelerator/"/>
  <manifest:file-entry manifest:media-type="" manifest:full-path="Obj00E3F3ED/Configurations2/floater/"/>
  <manifest:file-entry manifest:media-type="" manifest:full-path="Obj00E3F3ED/Configurations2/popupmenu/"/>
  <manifest:file-entry manifest:media-type="" manifest:full-path="Obj00E3F3ED/Configurations2/progressbar/"/>
  <manifest:file-entry manifest:media-type="" manifest:full-path="Obj00E3F3ED/Configurations2/menubar/"/>
  <manifest:file-entry manifest:media-type="" manifest:full-path="Obj00E3F3ED/Configurations2/toolbar/"/>
  <manifest:file-entry manifest:media-type="" manifest:full-path="Obj00E3F3ED/Configurations2/images/Bitmaps/"/>
  <manifest:file-entry manifest:media-type="" manifest:full-path="Obj00E3F3ED/Configurations2/images/"/>
  <manifest:file-entry manifest:media-type="application/vnd.sun.xml.ui.configuration" manifest:full-path="Obj00E3F3ED/Configurations2/"/>
  <manifest:file-entry manifest:media-type="text/xml" manifest:full-path="Obj00E3F3ED/content.xml"/>
  <manifest:file-entry manifest:media-type="text/xml" manifest:full-path="Obj00E3F3ED/styles.xml"/>
  <manifest:file-entry manifest:media-type="text/xml" manifest:full-path="Obj00E3F3ED/settings.xml"/>
  <manifest:file-entry manifest:media-type="application/vnd.oasis.opendocument.graphics" manifest:version="1.2" manifest:full-path="Obj00E3F3ED/"/>
  <manifest:file-entry manifest:media-type="text/xml" manifest:full-path="meta.xml"/>
  <manifest:file-entry manifest:media-type="" manifest:full-path="Thumbnails/thumbnail.png"/>
  <manifest:file-entry manifest:media-type="" manifest:full-path="Thumbnails/"/>
  <manifest:file-entry manifest:media-type="text/xml" manifest:full-path="Obj00E3F3F1/content.xml"/>
  <manifest:file-entry manifest:media-type="text/xml" manifest:full-path="Obj00E3F3F1/styles.xml"/>
  <manifest:file-entry manifest:media-type="text/xml" manifest:full-path="Obj00E3F3F1/settings.xml"/>
  <manifest:file-entry manifest:media-type="application/vnd.oasis.opendocument.graphics" manifest:version="1.2" manifest:full-path="Obj00E3F3F1/"/>
  <manifest:file-entry manifest:media-type="text/xml" manifest:full-path="settings.xml"/>
  <manifest:file-entry manifest:media-type="text/xml" manifest:full-path="Obj00E3F3F8/content.xml"/>
  <manifest:file-entry manifest:media-type="text/xml" manifest:full-path="Obj00E3F3F8/styles.xml"/>
  <manifest:file-entry manifest:media-type="text/xml" manifest:full-path="Obj00E3F3F8/settings.xml"/>
  <manifest:file-entry manifest:media-type="application/vnd.oasis.opendocument.graphics" manifest:version="1.2" manifest:full-path="Obj00E3F3F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Avenir-Book" svg:font-family="Avenir-Book"/>
    <style:font-face style:name="Lucidasans1" svg:font-family="Lucidasans"/>
    <style:font-face style:name="Thorndale-Bold" svg:font-family="Thorndale-Bold, 'Times New Roman'"/>
    <style:font-face style:name="Cumberland" svg:font-family="Cumberland" style:font-family-generic="modern" style:font-pitch="fixed"/>
    <style:font-face style:name="Andale Sans UI" svg:font-family="'Andale Sans UI'" style:font-pitch="variable"/>
    <style:font-face style:name="Gothic" svg:font-family="Gothic"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1" svg:font-family="Thorndale" style:font-pitch="variable"/>
    <style:font-face style:name="Times New Roman1" svg:font-family="'Times New 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1" style:family="table">
      <style:table-properties style:width="4.0104in" fo:margin-left="0.9743in" fo:margin-right="1.0153in" table:align="margins" fo:keep-with-next="always"/>
    </style:style>
    <style:style style:name="Table1.A" style:family="table-column">
      <style:table-column-properties style:column-width="2.4806in" style:rel-column-width="40533*"/>
    </style:style>
    <style:style style:name="Table1.B" style:family="table-column">
      <style:table-column-properties style:column-width="1.5299in" style:rel-column-width="250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bottom" fo:padding="0.0382in" fo:border-left="0.0007in solid #000000" fo:border-right="0.0007in solid #000000" fo:border-top="none" fo:border-bottom="0.0007in solid #000000"/>
    </style:style>
    <style:style style:name="Table12" style:family="table">
      <style:table-properties style:width="3.5201in" fo:margin-left="1.4847in" fo:margin-right="0.9951in" table:align="margins" fo:keep-with-next="always"/>
    </style:style>
    <style:style style:name="Table12.A" style:family="table-column">
      <style:table-column-properties style:column-width="1.5208in" style:rel-column-width="28311*"/>
    </style:style>
    <style:style style:name="Table12.B" style:family="table-column">
      <style:table-column-properties style:column-width="1.9993in" style:rel-column-width="3722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5.3021in" fo:margin-left="0.4889in" fo:margin-right="0.209in" table:align="margins" fo:keep-with-next="always"/>
    </style:style>
    <style:style style:name="Table20.A" style:family="table-column">
      <style:table-column-properties style:column-width="2.5111in" style:rel-column-width="31037*"/>
    </style:style>
    <style:style style:name="Table20.B" style:family="table-column">
      <style:table-column-properties style:column-width="2.791in" style:rel-column-width="3449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3" style:family="table">
      <style:table-properties style:width="4.2958in" fo:margin-left="0.9951in" fo:margin-right="0.709in" table:align="margins" fo:keep-with-next="always"/>
    </style:style>
    <style:style style:name="Table13.A" style:family="table-column">
      <style:table-column-properties style:column-width="2.0104in" style:rel-column-width="30674*"/>
    </style:style>
    <style:style style:name="Table13.B" style:family="table-column">
      <style:table-column-properties style:column-width="2.2854in" style:rel-column-width="3486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data-style-name="N0">
      <style:table-cell-properties style:vertical-align="bottom"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4.3063in" fo:margin-left="0.9847in" fo:margin-right="0.709in" table:align="margins" fo:keep-with-next="always"/>
    </style:style>
    <style:style style:name="Table7.A" style:family="table-column">
      <style:table-column-properties style:column-width="1.7201in" style:rel-column-width="26175*"/>
    </style:style>
    <style:style style:name="Table7.B" style:family="table-column">
      <style:table-column-properties style:column-width="0.8333in" style:rel-column-width="12686*"/>
    </style:style>
    <style:style style:name="Table7.C" style:family="table-column">
      <style:table-column-properties style:column-width="1.7528in" style:rel-column-width="2667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data-style-name="N0">
      <style:table-cell-properties style:vertical-align="bottom" fo:padding="0.0382in" fo:border-left="0.0007in solid #000000" fo:border-right="none" fo:border-top="none" fo:border-bottom="0.0007in solid #000000"/>
    </style:style>
    <style:style style:name="Table7.C2" style:family="table-cell">
      <style:table-cell-properties style:vertical-align="top" fo:padding="0.0382in" fo:border-left="0.0007in solid #000000" fo:border-right="0.0007in solid #000000" fo:border-top="none" fo:border-bottom="0.0007in solid #000000"/>
    </style:style>
    <style:style style:name="Table8" style:family="table">
      <style:table-properties style:width="4.3167in" fo:margin-left="0.9743in" fo:margin-right="0.709in" table:align="margins" fo:keep-with-next="always"/>
    </style:style>
    <style:style style:name="Table8.A" style:family="table-column">
      <style:table-column-properties style:column-width="2.0313in" style:rel-column-width="30837*"/>
    </style:style>
    <style:style style:name="Table8.B" style:family="table-column">
      <style:table-column-properties style:column-width="1.1424in" style:rel-column-width="17348*"/>
    </style:style>
    <style:style style:name="Table8.C" style:family="table-column">
      <style:table-column-properties style:column-width="1.1431in" style:rel-column-width="17350*"/>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data-style-name="N0">
      <style:table-cell-properties style:vertical-align="bottom" fo:padding="0.0382in" fo:border-left="0.0007in solid #000000" fo:border-right="none" fo:border-top="none" fo:border-bottom="0.0007in solid #000000"/>
    </style:style>
    <style:style style:name="Table8.C2" style:family="table-cell">
      <style:table-cell-properties style:vertical-align="top" fo:padding="0.0382in" fo:border-left="0.0007in solid #000000" fo:border-right="0.0007in solid #000000" fo:border-top="none" fo:border-bottom="0.0007in solid #000000"/>
    </style:style>
    <style:style style:name="Table9" style:family="table">
      <style:table-properties style:width="4.6736in" fo:margin-left="0.9743in" fo:margin-right="0.3521in" table:align="margins" fo:keep-with-next="always"/>
    </style:style>
    <style:style style:name="Table9.A" style:family="table-column">
      <style:table-column-properties style:column-width="2.0306in" style:rel-column-width="28477*"/>
    </style:style>
    <style:style style:name="Table9.B" style:family="table-column">
      <style:table-column-properties style:column-width="2.6431in" style:rel-column-width="3705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style:vertical-align="bottom" fo:padding="0.0382in" fo:border-left="0.0007in solid #000000" fo:border-right="0.0007in solid #000000" fo:border-top="none" fo:border-bottom="0.0007in solid #000000"/>
    </style:style>
    <style:style style:name="Table10" style:family="table">
      <style:table-properties style:width="3.6125in" fo:margin-left="1.0049in" fo:margin-right="1.3826in" table:align="margins" fo:keep-with-next="always"/>
    </style:style>
    <style:style style:name="Table10.A" style:family="table-column">
      <style:table-column-properties style:column-width="2.5854in" style:rel-column-width="46902*"/>
    </style:style>
    <style:style style:name="Table10.B" style:family="table-column">
      <style:table-column-properties style:column-width="1.0271in" style:rel-column-width="1863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style:vertical-align="bottom" fo:padding="0.0382in" fo:border-left="0.0007in solid #000000" fo:border-right="0.0007in solid #000000" fo:border-top="none" fo:border-bottom="0.0007in solid #000000"/>
    </style:style>
    <style:style style:name="Table2" style:family="table">
      <style:table-properties style:width="4.916in" fo:margin-left="0.5in" fo:margin-right="0.584in" table:align="margins" fo:keep-with-next="auto"/>
    </style:style>
    <style:style style:name="Table2.A" style:family="table-column">
      <style:table-column-properties style:column-width="2.6215in" style:rel-column-width="34952*"/>
    </style:style>
    <style:style style:name="Table2.B" style:family="table-column">
      <style:table-column-properties style:column-width="2.2944in" style:rel-column-width="3058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4.9792in" fo:margin-left="0.5201in" fo:margin-right="0.5007in" table:align="margins" fo:keep-with-next="always"/>
    </style:style>
    <style:style style:name="Table4.A" style:family="table-column">
      <style:table-column-properties style:column-width="1.8368in" style:rel-column-width="24173*"/>
    </style:style>
    <style:style style:name="Table4.B" style:family="table-column">
      <style:table-column-properties style:column-width="1.5007in" style:rel-column-width="19748*"/>
    </style:style>
    <style:style style:name="Table4.C" style:family="table-column">
      <style:table-column-properties style:column-width="1.134in" style:rel-column-width="14930*"/>
    </style:style>
    <style:style style:name="Table4.D" style:family="table-column">
      <style:table-column-properties style:column-width="0.5076in" style:rel-column-width="668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style:vertical-align="bottom" fo:padding="0.0382in" fo:border-left="0.0007in solid #000000" fo:border-right="0.0007in solid #000000" fo:border-top="none" fo:border-bottom="0.0007in solid #000000"/>
    </style:style>
    <style:style style:name="Table14" style:family="table">
      <style:table-properties style:width="4.9792in" fo:margin-left="0.5201in" fo:margin-right="0.5007in" table:align="margins" fo:keep-with-next="always"/>
    </style:style>
    <style:style style:name="Table14.A" style:family="table-column">
      <style:table-column-properties style:column-width="1.4271in" style:rel-column-width="18787*"/>
    </style:style>
    <style:style style:name="Table14.B" style:family="table-column">
      <style:table-column-properties style:column-width="2.6896in" style:rel-column-width="35397*"/>
    </style:style>
    <style:style style:name="Table14.C" style:family="table-column">
      <style:table-column-properties style:column-width="0.8625in" style:rel-column-width="1135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style:vertical-align="bottom" fo:padding="0.0382in" fo:border-left="0.0007in solid #000000" fo:border-right="0.0007in solid #000000" fo:border-top="none" fo:border-bottom="0.0007in solid #000000"/>
    </style:style>
    <style:style style:name="Table18" style:family="table">
      <style:table-properties style:width="4.4083in" fo:margin-left="0.8007in" fo:margin-right="0.791in" table:align="margins" fo:keep-with-next="always"/>
    </style:style>
    <style:style style:name="Table18.A" style:family="table-column">
      <style:table-column-properties style:column-width="0.909in" style:rel-column-width="13515*"/>
    </style:style>
    <style:style style:name="Table18.B" style:family="table-column">
      <style:table-column-properties style:column-width="1.7493in" style:rel-column-width="26009*"/>
    </style:style>
    <style:style style:name="Table18.C" style:family="table-column">
      <style:table-column-properties style:column-width="1.75in" style:rel-column-width="26011*"/>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4.4271in" fo:margin-left="0.7181in" fo:margin-right="0.8549in" table:align="margins" fo:keep-with-next="always"/>
    </style:style>
    <style:style style:name="Table5.A" style:family="table-column">
      <style:table-column-properties style:column-width="4.427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5.1458in" fo:margin-left="0.6035in" fo:margin-right="0.2507in" table:align="margins" fo:keep-with-next="always"/>
    </style:style>
    <style:style style:name="Table6.A" style:family="table-column">
      <style:table-column-properties style:column-width="1.5229in" style:rel-column-width="19394*"/>
    </style:style>
    <style:style style:name="Table6.B" style:family="table-column">
      <style:table-column-properties style:column-width="2.2396in" style:rel-column-width="28525*"/>
    </style:style>
    <style:style style:name="Table6.C" style:family="table-column">
      <style:table-column-properties style:column-width="1.3833in" style:rel-column-width="17616*"/>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style:vertical-align="top" fo:padding="0.0382in" fo:border-left="0.0007in solid #000000" fo:border-right="0.0007in solid #000000" fo:border-top="none" fo:border-bottom="0.0007in solid #000000"/>
    </style:style>
    <style:style style:name="Table11" style:family="table">
      <style:table-properties style:width="5.0201in" fo:margin-left="0.4743in" fo:margin-right="0.5056in" table:align="margins" fo:keep-with-next="always"/>
    </style:style>
    <style:style style:name="Table11.A" style:family="table-column">
      <style:table-column-properties style:column-width="1.6646in" style:rel-column-width="21733*"/>
    </style:style>
    <style:style style:name="Table11.B" style:family="table-column">
      <style:table-column-properties style:column-width="2.1118in" style:rel-column-width="27565*"/>
    </style:style>
    <style:style style:name="Table11.C" style:family="table-column">
      <style:table-column-properties style:column-width="1.2438in" style:rel-column-width="16237*"/>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5.041in" fo:margin-left="0.4951in" fo:margin-right="0.4639in" table:align="margins" fo:keep-with-next="always"/>
    </style:style>
    <style:style style:name="Table3.A" style:family="table-column">
      <style:table-column-properties style:column-width="2.5104in" style:rel-column-width="32641*"/>
    </style:style>
    <style:style style:name="Table3.B" style:family="table-column">
      <style:table-column-properties style:column-width="2.5306in" style:rel-column-width="3289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5" style:family="table">
      <style:table-properties style:width="4.9688in" fo:margin-left="0.5153in" fo:margin-right="0.516in" table:align="margins" fo:keep-with-next="always"/>
    </style:style>
    <style:style style:name="Table15.A" style:family="table-column">
      <style:table-column-properties style:column-width="2.6146in" style:rel-column-width="34484*"/>
    </style:style>
    <style:style style:name="Table15.B" style:family="table-column">
      <style:table-column-properties style:column-width="2.3542in" style:rel-column-width="3105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4.9583in" fo:margin-left="0.5153in" fo:margin-right="0.5264in" table:align="margins" fo:keep-with-next="always"/>
    </style:style>
    <style:style style:name="Table16.A" style:family="table-column">
      <style:table-column-properties style:column-width="2.75in" style:rel-column-width="36347*"/>
    </style:style>
    <style:style style:name="Table16.B" style:family="table-column">
      <style:table-column-properties style:column-width="2.2083in" style:rel-column-width="2918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4.9479in" fo:margin-left="0.5153in" fo:margin-right="0.5368in" table:align="margins" fo:keep-with-next="always"/>
    </style:style>
    <style:style style:name="Table17.A" style:family="table-column">
      <style:table-column-properties style:column-width="2.4792in" style:rel-column-width="32841*"/>
    </style:style>
    <style:style style:name="Table17.B" style:family="table-column">
      <style:table-column-properties style:column-width="0.5625in" style:rel-column-width="7453*"/>
    </style:style>
    <style:style style:name="Table17.C" style:family="table-column">
      <style:table-column-properties style:column-width="1.9056in" style:rel-column-width="25241*"/>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font-name="Times New Roman1" fo:font-weight="normal" style:font-weight-asian="normal" style:font-weight-complex="normal"/>
    </style:style>
    <style:style style:name="P7" style:family="paragraph" style:parent-style-name="Standard">
      <style:text-properties style:font-name="Times New Roman1" fo:font-weight="normal" fo:background-color="#ffff00" style:font-weight-asian="normal" style:font-weight-complex="normal"/>
    </style:style>
    <style:style style:name="P8" style:family="paragraph" style:parent-style-name="Standard">
      <style:text-properties style:font-name="Times New Roman1"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imes New Roman1" fo:font-style="normal" fo:font-weight="normal" style:font-style-asian="normal" style:font-weight-asian="normal" style:font-style-complex="normal" style:font-weight-complex="normal"/>
    </style:style>
    <style:style style:name="P10" style:family="paragraph" style:parent-style-name="Standard">
      <style:text-properties style:font-name="Times New Roman1" fo:font-weight="bold" style:font-weight-asian="bold" style:font-weight-complex="bold"/>
    </style:style>
    <style:style style:name="P11" style:family="paragraph" style:parent-style-name="Standard">
      <style:paragraph-properties fo:text-align="center" style:justify-single-word="false"/>
      <style:text-properties style:font-name="Times New Roman1" fo:font-weight="bold" style:font-weight-asian="bold" style:font-weight-complex="bold"/>
    </style:style>
    <style:style style:name="P12"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3" style:family="paragraph" style:parent-style-name="Standard">
      <style:text-properties style:font-name="Times New Roman1" fo:font-size="10pt" fo:font-weight="normal" style:font-size-asian="10pt" style:font-weight-asian="normal" style:font-size-complex="10pt" style:font-weight-complex="normal"/>
    </style:style>
    <style:style style:name="P14" style:family="paragraph" style:parent-style-name="Standard">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end" style:justify-single-word="false"/>
      <style:text-properties fo:font-weight="bold" style:font-weight-asian="bold" style:font-weight-complex="bold"/>
    </style:style>
    <style:style style:name="P17" style:family="paragraph" style:parent-style-name="Standard">
      <style:paragraph-properties style:text-autospace="none"/>
      <style:text-properties style:font-name="Thorndale1" fo:font-size="11pt" fo:font-weight="normal" style:font-name-asian="Thorndale-Bold" style:font-size-asian="11pt" style:font-weight-asian="normal" style:font-name-complex="Thorndale-Bold" style:font-size-complex="11pt" style:font-weight-complex="normal"/>
    </style:style>
    <style:style style:name="P18" style:family="paragraph" style:parent-style-name="Standard">
      <style:paragraph-properties style:text-autospace="none"/>
      <style:text-properties style:font-name="Thorndale1" fo:font-size="11pt" style:font-size-asian="11pt" style:font-size-complex="11pt"/>
    </style:style>
    <style:style style:name="P19" style:family="paragraph" style:parent-style-name="Standard">
      <style:paragraph-properties style:text-autospace="none"/>
      <style:text-properties style:font-name="Thorndale1" fo:font-size="11pt" fo:font-style="normal" fo:font-weight="normal" style:font-name-asian="Thorndale-Bold" style:font-size-asian="11pt" style:font-style-asian="normal" style:font-weight-asian="normal" style:font-name-complex="Thorndale-Bold" style:font-size-complex="11pt" style:font-style-complex="normal" style:font-weight-complex="normal"/>
    </style:style>
    <style:style style:name="P20" style:family="paragraph" style:parent-style-name="Standard">
      <style:text-properties style:font-name="Thorndale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style:text-autospace="none"/>
      <style:text-properties fo:color="#292526" style:font-name="Thorndale1" fo:font-size="12pt" fo:font-weight="normal" style:font-name-asian="Avenir-Book" style:font-size-asian="12pt" style:font-weight-asian="normal" style:font-name-complex="Avenir-Book" style:font-size-complex="12pt" style:font-weight-complex="normal"/>
    </style:style>
    <style:style style:name="P22" style:family="paragraph" style:parent-style-name="Standard">
      <style:paragraph-properties style:text-autospace="none"/>
      <style:text-properties fo:color="#292526" style:font-name="Thorndale1" fo:font-size="11pt" fo:font-weight="normal" style:font-name-asian="Avenir-Book" style:font-size-asian="11pt" style:font-weight-asian="normal" style:font-name-complex="Avenir-Book" style:font-size-complex="11pt" style:font-weight-complex="normal"/>
    </style:style>
    <style:style style:name="P2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style:font-name="Arial" fo:font-weight="normal" style:font-weight-asian="normal" style:font-weight-complex="normal"/>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style:font-name="Times New Roman1" fo:font-style="italic" style:text-underline-style="none" style:font-style-asian="italic" style:font-style-complex="italic"/>
    </style:style>
    <style:style style:name="P30" style:family="paragraph" style:parent-style-name="Text_20_body">
      <style:paragraph-properties fo:text-align="start" style:justify-single-word="false"/>
      <style:text-properties style:font-name="Times New Roman" fo:font-size="10pt" style:font-size-asian="10pt" style:font-size-complex="10pt"/>
    </style:style>
    <style:style style:name="P31" style:family="paragraph" style:parent-style-name="Text_20_body">
      <style:paragraph-properties fo:text-align="center" style:justify-single-word="false"/>
      <style:text-properties fo:font-weight="normal" style:font-weight-asian="normal" style:font-weight-complex="normal"/>
    </style:style>
    <style:style style:name="P32" style:family="paragraph" style:parent-style-name="Text_20_body">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P36" style:family="paragraph" style:parent-style-name="Contents_20_3">
      <style:paragraph-properties>
        <style:tab-stops>
          <style:tab-stop style:position="6in" style:type="right" style:leader-style="dotted" style:leader-text="."/>
        </style:tab-stops>
      </style:paragraph-properties>
    </style:style>
    <style:style style:name="P37" style:family="paragraph" style:parent-style-name="Preformatted_20_Text">
      <style:text-properties style:font-name="Times New Roman1" fo:font-size="12pt" style:font-size-asian="12pt" style:font-size-complex="12pt"/>
    </style:style>
    <style:style style:name="P38" style:family="paragraph" style:parent-style-name="Preformatted_20_Text">
      <style:text-properties style:font-name="Times New Roman1" fo:font-size="12pt" fo:font-style="normal" style:font-size-asian="12pt" style:font-style-asian="normal" style:font-size-complex="12pt" style:font-style-complex="normal"/>
    </style:style>
    <style:style style:name="P39" style:family="paragraph" style:parent-style-name="Preformatted_20_Text">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Preformatted_20_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Preformatted_20_Text">
      <style:paragraph-properties fo:text-align="start" style:justify-single-word="false"/>
      <style:text-properties style:font-name="Times New Roman" fo:font-size="10pt" style:font-size-asian="10pt" style:font-size-complex="10pt"/>
    </style:style>
    <style:style style:name="P42" style:family="paragraph" style:parent-style-name="Standard">
      <style:paragraph-properties fo:margin-left="0.4591in" fo:margin-right="0in" fo:text-indent="0in" style:auto-text-indent="false"/>
      <style:text-properties style:font-name="Times New Roman1" style:text-underline-style="none" fo:font-weight="normal" style:font-weight-asian="normal" style:font-weight-complex="normal"/>
    </style:style>
    <style:style style:name="P43" style:family="paragraph" style:parent-style-name="Standard">
      <style:paragraph-properties fo:margin-left="0.4591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left="0.4591in" fo:margin-right="0in" fo:text-indent="0in" style:auto-text-indent="false"/>
      <style:text-properties style:font-name="Times New Roman1" fo:font-weight="normal" style:font-weight-asian="normal" style:font-weight-complex="normal"/>
    </style:style>
    <style:style style:name="P45" style:family="paragraph" style:parent-style-name="Standard">
      <style:paragraph-properties fo:margin-left="0.4591in" fo:margin-right="0in" fo:text-indent="0in" style:auto-text-indent="false"/>
      <style:text-properties style:font-name="Times New Roman1" fo:font-weight="bold" style:font-weight-asian="bold" style:font-weight-complex="bold"/>
    </style:style>
    <style:style style:name="P46" style:family="paragraph" style:parent-style-name="Standard">
      <style:paragraph-properties fo:margin-left="0.4898in" fo:margin-right="0in" fo:text-indent="0in" style:auto-text-indent="false"/>
    </style:style>
    <style:style style:name="P47" style:family="paragraph" style:parent-style-name="Standard">
      <style:paragraph-properties fo:margin-left="0.4898in" fo:margin-right="0in" fo:text-indent="0in" style:auto-text-indent="false"/>
      <style:text-properties style:font-name="Times New Roman1"/>
    </style:style>
    <style:style style:name="P48" style:family="paragraph" style:parent-style-name="Standard">
      <style:paragraph-properties fo:margin-left="0.4898in" fo:margin-right="0in" fo:text-indent="0in" style:auto-text-indent="false"/>
      <style:text-properties style:font-name="Times New Roman1" style:text-underline-style="none" fo:font-weight="normal" style:font-weight-asian="normal" style:font-weight-complex="normal"/>
    </style:style>
    <style:style style:name="P49" style:family="paragraph" style:parent-style-name="Standard">
      <style:paragraph-properties fo:margin-left="0.4898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50" style:family="paragraph" style:parent-style-name="Standard">
      <style:paragraph-properties fo:margin-left="0.4898in" fo:margin-right="0in" fo:text-indent="0in" style:auto-text-indent="false"/>
      <style:text-properties style:font-name="Times New Roman1" fo:font-style="normal" style:text-underline-style="none" fo:font-weight="bold" style:font-style-asian="normal" style:font-weight-asian="bold" style:font-style-complex="normal" style:font-weight-complex="bold"/>
    </style:style>
    <style:style style:name="P51" style:family="paragraph" style:parent-style-name="Standard">
      <style:paragraph-properties fo:margin-left="0.4898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52" style:family="paragraph" style:parent-style-name="Standard">
      <style:paragraph-properties fo:margin-left="0.4898in" fo:margin-right="0in" fo:text-indent="0in" style:auto-text-indent="false"/>
      <style:text-properties style:font-name="Times New Roman1" fo:font-style="normal" fo:font-weight="bold" style:font-style-asian="normal" style:font-weight-asian="bold" style:font-style-complex="normal" style:font-weight-complex="bold"/>
    </style:style>
    <style:style style:name="P53" style:family="paragraph" style:parent-style-name="Standard">
      <style:paragraph-properties fo:margin-left="0.4898in" fo:margin-right="0in" fo:text-indent="0in" style:auto-text-indent="false"/>
      <style:text-properties style:font-name="Times New Roman1" fo:font-weight="bold" style:font-weight-asian="bold" style:font-weight-complex="bold"/>
    </style:style>
    <style:style style:name="P54" style:family="paragraph" style:parent-style-name="Standard">
      <style:paragraph-properties fo:margin-left="0.4898in" fo:margin-right="0in" fo:text-indent="0in" style:auto-text-indent="false"/>
      <style:text-properties style:font-name="Times New Roman1" fo:font-weight="normal" style:font-weight-asian="normal" style:font-weight-complex="normal"/>
    </style:style>
    <style:style style:name="P55" style:family="paragraph" style:parent-style-name="Standard">
      <style:paragraph-properties fo:margin-left="0.4898in" fo:margin-right="0in" fo:text-indent="0in" style:auto-text-indent="false"/>
      <style:text-properties style:font-name="Thorndale1"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style:font-name="Times New Roman1"/>
    </style:style>
    <style:style style:name="P58" style:family="paragraph" style:parent-style-name="Standard">
      <style:paragraph-properties fo:margin-left="0in" fo:margin-right="0in" fo:text-indent="0in" style:auto-text-indent="false"/>
      <style:text-properties style:font-name="Times New Roman1" style:text-underline-style="none" fo:font-weight="normal" style:font-weight-asian="normal" style:font-weight-complex="normal"/>
    </style:style>
    <style:style style:name="P59" style:family="paragraph" style:parent-style-name="Standard">
      <style:paragraph-properties fo:margin-left="0in" fo:margin-right="0in" fo:text-align="center" style:justify-single-word="false" fo:text-indent="0in" style:auto-text-indent="false"/>
      <style:text-properties style:font-name="Times New Roman1" style:text-underline-style="none" fo:font-weight="normal" style:font-weight-asian="normal" style:font-weight-complex="normal"/>
    </style:style>
    <style:style style:name="P60" style:family="paragraph" style:parent-style-name="Standard">
      <style:paragraph-properties fo:margin-left="0in" fo:margin-right="0in" fo:text-indent="0in" style:auto-text-indent="false"/>
      <style:text-properties style:font-name="Times New Roman1" fo:font-style="normal" style:text-underline-style="none" fo:font-weight="bold" style:font-style-asian="normal" style:font-weight-asian="bold" style:font-style-complex="normal" style:font-weight-complex="bold"/>
    </style:style>
    <style:style style:name="P61" style:family="paragraph" style:parent-style-name="Standard">
      <style:paragraph-properties fo:margin-left="0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62" style:family="paragraph" style:parent-style-name="Standard">
      <style:paragraph-properties fo:margin-left="0in" fo:margin-right="0in" fo:text-align="center" style:justify-single-word="false" fo:text-indent="0in" style:auto-text-indent="false"/>
      <style:text-properties style:font-name="Times New Roman1" fo:font-style="normal" fo:font-weight="normal" style:font-style-asian="normal" style:font-weight-asian="normal" style:font-style-complex="normal" style:font-weight-complex="normal"/>
    </style:style>
    <style:style style:name="P63" style:family="paragraph" style:parent-style-name="Standard">
      <style:paragraph-properties fo:margin-left="0in" fo:margin-right="0in" fo:text-indent="0in" style:auto-text-indent="false"/>
      <style:text-properties style:font-name="Times New Roman1" fo:font-style="italic" style:font-style-asian="italic" style:font-style-complex="italic"/>
    </style:style>
    <style:style style:name="P64" style:family="paragraph" style:parent-style-name="Standard">
      <style:paragraph-properties fo:margin-left="0in" fo:margin-right="0in" fo:text-align="center" style:justify-single-word="false" fo:text-indent="0in" style:auto-text-indent="false"/>
      <style:text-properties style:font-name="Times New Roman1" fo:font-style="italic" fo:font-weight="normal" style:font-style-asian="italic" style:font-weight-asian="normal" style:font-style-complex="italic" style:font-weight-complex="normal"/>
    </style:style>
    <style:style style:name="P65" style:family="paragraph" style:parent-style-name="Standard">
      <style:paragraph-properties fo:margin-left="0in" fo:margin-right="0in" fo:text-indent="0in" style:auto-text-indent="false"/>
      <style:text-properties style:font-name="Times New Roman1" fo:font-weight="normal" style:font-weight-asian="normal" style:font-weight-complex="normal"/>
    </style:style>
    <style:style style:name="P66" style:family="paragraph" style:parent-style-name="Standard">
      <style:paragraph-properties fo:margin-left="0in" fo:margin-right="0in" fo:text-indent="0in" style:auto-text-indent="false"/>
      <style:text-properties fo:font-weight="normal" style:font-weight-asian="normal" style:font-weight-complex="normal"/>
    </style:style>
    <style:style style:name="P6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8" style:family="paragraph" style:parent-style-name="Text_20_body">
      <style:paragraph-properties fo:margin-left="0.4799in" fo:margin-right="0in" fo:text-indent="0in" style:auto-text-indent="false"/>
      <style:text-properties style:font-name="Times New Roman1"/>
    </style:style>
    <style:style style:name="P69" style:family="paragraph" style:parent-style-name="Standard">
      <style:paragraph-properties fo:margin-left="0.4799in" fo:margin-right="0in" fo:text-indent="0in" style:auto-text-indent="false"/>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4799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5in" fo:margin-right="0in" fo:text-indent="0in" style:auto-text-indent="false"/>
    </style:style>
    <style:style style:name="P72" style:family="paragraph" style:parent-style-name="Standard">
      <style:paragraph-properties fo:margin-left="0.5in" fo:margin-right="0in" fo:text-indent="0in" style:auto-text-indent="false"/>
      <style:text-properties style:font-name="Times New Roman1"/>
    </style:style>
    <style:style style:name="P73" style:family="paragraph" style:parent-style-name="Standard">
      <style:paragraph-properties fo:margin-left="0.5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74" style:family="paragraph" style:parent-style-name="Standard">
      <style:paragraph-properties fo:margin-left="0.5in" fo:margin-right="0in" fo:text-indent="0in" style:auto-text-indent="false"/>
      <style:text-properties style:font-name="Times New Roman1" fo:font-style="normal" style:text-underline-style="none" fo:font-weight="bold" style:font-style-asian="normal" style:font-weight-asian="bold" style:font-style-complex="normal" style:font-weight-complex="bold"/>
    </style:style>
    <style:style style:name="P75" style:family="paragraph" style:parent-style-name="Standard">
      <style:paragraph-properties fo:margin-left="0.5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76" style:family="paragraph" style:parent-style-name="Standard">
      <style:paragraph-properties fo:margin-left="0.5in" fo:margin-right="0in" fo:text-indent="0in" style:auto-text-indent="false"/>
      <style:text-properties style:font-name="Times New Roman1" fo:font-style="normal" fo:font-weight="bold" style:font-style-asian="normal" style:font-weight-asian="bold" style:font-style-complex="normal" style:font-weight-complex="bold"/>
    </style:style>
    <style:style style:name="P77" style:family="paragraph" style:parent-style-name="Standard">
      <style:paragraph-properties fo:margin-left="0.5in" fo:margin-right="0in" fo:text-indent="0in" style:auto-text-indent="false"/>
      <style:text-properties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5in" fo:margin-right="0in" fo:text-indent="0in" style:auto-text-indent="false"/>
      <style:text-properties style:font-name="Times New Roman1" fo:font-size="10pt" style:font-size-asian="10pt" style:font-size-complex="10pt"/>
    </style:style>
    <style:style style:name="P79" style:family="paragraph" style:parent-style-name="Standard">
      <style:paragraph-properties fo:margin-left="0.5in" fo:margin-right="0in" fo:text-indent="0in" style:auto-text-indent="false"/>
      <style:text-properties style:font-name="Times New Roman1" fo:font-style="italic" style:text-underline-style="none" style:font-style-asian="italic" style:font-style-complex="italic"/>
    </style:style>
    <style:style style:name="P80" style:family="paragraph" style:parent-style-name="Standard">
      <style:paragraph-properties fo:margin-left="0.5in" fo:margin-right="0in" fo:text-indent="0in" style:auto-text-indent="false"/>
      <style:text-properties style:font-name="Times New Roman1" fo:font-style="italic" fo:font-weight="normal" style:font-style-asian="italic" style:font-weight-asian="normal" style:font-style-complex="italic" style:font-weight-complex="normal"/>
    </style:style>
    <style:style style:name="P81" style:family="paragraph" style:parent-style-name="Standard">
      <style:paragraph-properties fo:margin-left="0.5in" fo:margin-right="0in" fo:text-indent="0in" style:auto-text-indent="false"/>
      <style:text-properties style:font-name="Times New Roman1" fo:font-weight="bold" style:font-weight-asian="bold" style:font-weight-complex="bold"/>
    </style:style>
    <style:style style:name="P82" style:family="paragraph" style:parent-style-name="Standard">
      <style:paragraph-properties fo:margin-left="0.5in" fo:margin-right="0in" fo:text-indent="0in" style:auto-text-indent="false"/>
      <style:text-properties style:font-name="Times New Roman1" fo:font-weight="normal" style:font-weight-asian="normal" style:font-weight-complex="normal"/>
    </style:style>
    <style:style style:name="P83" style:family="paragraph" style:parent-style-name="Standard">
      <style:paragraph-properties fo:margin-left="0.5in" fo:margin-right="0in" fo:text-indent="0in" style:auto-text-indent="false"/>
      <style:text-properties style:font-name="Times New Roman1" fo:font-weight="normal" fo:background-color="#ffff00" style:font-weight-asian="normal" style:font-weight-complex="normal"/>
    </style:style>
    <style:style style:name="P84" style:family="paragraph" style:parent-style-name="Standard">
      <style:paragraph-properties fo:margin-left="0.5in" fo:margin-right="0in" fo:text-indent="0in" style:auto-text-indent="false"/>
      <style:text-properties style:font-name="Arial" fo:font-style="normal" style:text-underline-style="none" fo:font-weight="normal" style:font-style-asian="normal" style:font-weight-asian="normal" style:font-style-complex="normal" style:font-weight-complex="normal"/>
    </style:style>
    <style:style style:name="P85" style:family="paragraph" style:parent-style-name="Standard">
      <style:paragraph-properties fo:margin-left="0.5in" fo:margin-right="0in" fo:text-align="center" style:justify-single-word="false" fo:text-indent="0in" style:auto-text-indent="false"/>
      <style:text-properties style:font-name="Arial" fo:font-style="normal" style:text-underline-style="none" fo:font-weight="normal" style:font-style-asian="normal" style:font-weight-asian="normal" style:font-style-complex="normal" style:font-weight-complex="normal"/>
    </style:style>
    <style:style style:name="P86" style:family="paragraph" style:parent-style-name="Standard">
      <style:paragraph-properties fo:margin-left="0.5in" fo:margin-right="0in" fo:text-indent="0in" style:auto-text-indent="false"/>
      <style:text-properties fo:font-weight="bold" style:font-weight-asian="bold" style:font-weight-complex="bold"/>
    </style:style>
    <style:style style:name="P87" style:family="paragraph" style:parent-style-name="Standard">
      <style:paragraph-properties fo:margin-left="0.5in" fo:margin-right="0in" fo:text-indent="0in" style:auto-text-indent="false"/>
      <style:text-properties fo:font-weight="normal" style:font-weight-asian="normal" style:font-weight-complex="normal"/>
    </style:style>
    <style:style style:name="P88" style:family="paragraph" style:parent-style-name="Standard">
      <style:paragraph-properties fo:margin-left="0.5in" fo:margin-right="0in" fo:text-indent="0in" style:auto-text-indent="false"/>
      <style:text-properties fo:font-weight="normal" fo:background-color="transparent" style:font-weight-asian="normal" style:font-weight-complex="normal"/>
    </style:style>
    <style:style style:name="P89" style:family="paragraph" style:parent-style-name="Standard">
      <style:paragraph-properties fo:margin-left="0.9898in" fo:margin-right="0in" fo:text-indent="0in" style:auto-text-indent="false"/>
    </style:style>
    <style:style style:name="P90" style:family="paragraph" style:parent-style-name="Standard">
      <style:paragraph-properties fo:margin-left="0.9898in" fo:margin-right="0in" fo:text-indent="0in" style:auto-text-indent="false"/>
      <style:text-properties style:font-name="Times New Roman1"/>
    </style:style>
    <style:style style:name="P91" style:family="paragraph" style:parent-style-name="Standard">
      <style:paragraph-properties fo:margin-left="0.9898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92" style:family="paragraph" style:parent-style-name="Standard">
      <style:paragraph-properties fo:margin-left="0.9898in" fo:margin-right="0in" fo:text-indent="0in" style:auto-text-indent="false"/>
      <style:text-properties style:font-name="Times New Roman1" fo:font-style="normal" style:text-underline-style="none" fo:font-weight="bold" style:font-style-asian="normal" style:font-weight-asian="bold" style:font-style-complex="normal" style:font-weight-complex="bold"/>
    </style:style>
    <style:style style:name="P93" style:family="paragraph" style:parent-style-name="Standard">
      <style:paragraph-properties fo:margin-left="0.9898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94" style:family="paragraph" style:parent-style-name="Standard">
      <style:paragraph-properties fo:margin-left="0.9898in" fo:margin-right="0in" fo:text-indent="0in" style:auto-text-indent="false">
        <style:tab-stops>
          <style:tab-stop style:position="0.0102in"/>
        </style:tab-stops>
      </style:paragraph-properties>
      <style:text-properties style:font-name="Times New Roman1" fo:font-style="normal" style:font-style-asian="normal" style:font-style-complex="normal"/>
    </style:style>
    <style:style style:name="P95" style:family="paragraph" style:parent-style-name="Standard">
      <style:paragraph-properties fo:margin-left="0.9898in" fo:margin-right="0in" fo:text-indent="0in" style:auto-text-indent="false"/>
      <style:text-properties style:font-name="Times New Roman1" fo:font-style="italic" style:text-underline-style="none" fo:font-weight="normal" style:font-style-asian="italic" style:font-weight-asian="normal" style:font-style-complex="italic" style:font-weight-complex="normal"/>
    </style:style>
    <style:style style:name="P96" style:family="paragraph" style:parent-style-name="Standard">
      <style:paragraph-properties fo:margin-left="0.9898in" fo:margin-right="0in" fo:text-indent="0in" style:auto-text-indent="false"/>
      <style:text-properties style:font-name="Times New Roman1" fo:font-style="italic" style:text-underline-style="none" fo:font-weight="bold" style:font-style-asian="italic" style:font-weight-asian="bold" style:font-style-complex="italic" style:font-weight-complex="bold"/>
    </style:style>
    <style:style style:name="P97" style:family="paragraph" style:parent-style-name="Standard">
      <style:paragraph-properties fo:margin-left="0.9898in" fo:margin-right="0in" fo:text-indent="0in" style:auto-text-indent="false"/>
      <style:text-properties style:font-name="Times New Roman1" fo:font-style="italic" fo:font-weight="bold" style:font-style-asian="italic" style:font-weight-asian="bold" style:font-style-complex="italic" style:font-weight-complex="bold"/>
    </style:style>
    <style:style style:name="P98" style:family="paragraph" style:parent-style-name="Standard">
      <style:paragraph-properties fo:margin-left="0.9898in" fo:margin-right="0in" fo:text-indent="0in" style:auto-text-indent="false">
        <style:tab-stops>
          <style:tab-stop style:position="0.0102in"/>
        </style:tab-stops>
      </style:paragraph-properties>
      <style:text-properties style:font-name="Times New Roman1" fo:font-style="italic" style:font-style-asian="italic" style:font-style-complex="italic"/>
    </style:style>
    <style:style style:name="P99" style:family="paragraph" style:parent-style-name="Standard">
      <style:paragraph-properties fo:margin-left="0.9898in" fo:margin-right="0in" fo:text-indent="0in" style:auto-text-indent="false"/>
      <style:text-properties style:font-name="Times New Roman1" fo:font-weight="normal" style:font-weight-asian="normal" style:font-weight-complex="normal"/>
    </style:style>
    <style:style style:name="P100" style:family="paragraph" style:parent-style-name="Standard">
      <style:paragraph-properties fo:margin-left="0.9898in" fo:margin-right="0in" fo:text-align="start" style:justify-single-word="false" fo:text-indent="0in" style:auto-text-indent="false"/>
      <style:text-properties style:font-name="Times New Roman1" fo:font-weight="normal" style:font-weight-asian="normal" style:font-weight-complex="normal"/>
    </style:style>
    <style:style style:name="P101" style:family="paragraph" style:parent-style-name="Standard">
      <style:paragraph-properties fo:margin-left="0.9898in" fo:margin-right="0in" fo:text-indent="0in" style:auto-text-indent="false"/>
      <style:text-properties style:font-name="Times New Roman1" fo:font-size="10pt" fo:font-weight="normal" style:font-size-asian="10pt" style:font-weight-asian="normal" style:font-size-complex="10pt" style:font-weight-complex="normal"/>
    </style:style>
    <style:style style:name="P102" style:family="paragraph" style:parent-style-name="Standard">
      <style:paragraph-properties fo:margin-left="0.9898in" fo:margin-right="0in" fo:text-indent="0in" style:auto-text-indent="false"/>
      <style:text-properties style:font-name="Times New Roman1" fo:font-size="10pt" fo:font-style="italic" fo:font-weight="normal" style:font-size-asian="10pt" style:font-style-asian="italic" style:font-weight-asian="normal" style:font-size-complex="10pt" style:font-style-complex="italic" style:font-weight-complex="normal"/>
    </style:style>
    <style:style style:name="P103" style:family="paragraph" style:parent-style-name="Standard">
      <style:paragraph-properties fo:margin-left="0.9898in" fo:margin-right="0in" fo:text-indent="0in" style:auto-text-indent="false"/>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104" style:family="paragraph" style:parent-style-name="Standard">
      <style:paragraph-properties fo:margin-left="0.9898in" fo:margin-right="0in" fo:text-indent="0in" style:auto-text-indent="false"/>
      <style:text-properties style:font-name="Times New Roman1" fo:font-size="8pt" fo:font-weight="normal" style:font-size-asian="8pt" style:font-weight-asian="normal" style:font-size-complex="8pt" style:font-weight-complex="normal"/>
    </style:style>
    <style:style style:name="P105" style:family="paragraph" style:parent-style-name="Standard">
      <style:paragraph-properties fo:margin-left="0.9898in" fo:margin-right="0in" fo:text-indent="0in" style:auto-text-indent="fals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9898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9898in" fo:margin-right="0in" fo:text-indent="0in" style:auto-text-indent="false"/>
      <style:text-properties style:font-name="Times New Roman1" fo:font-weight="bold" style:font-weight-asian="bold" style:font-weight-complex="bold"/>
    </style:style>
    <style:style style:name="P108" style:family="paragraph" style:parent-style-name="Standard">
      <style:paragraph-properties fo:margin-left="0.9898in" fo:margin-right="0in" fo:text-align="center" style:justify-single-word="false" fo:text-indent="0in" style:auto-text-indent="false"/>
    </style:style>
    <style:style style:name="P109" style:family="paragraph" style:parent-style-name="Standard">
      <style:paragraph-properties fo:margin-left="0.9898in" fo:margin-right="0in" fo:text-indent="0in" style:auto-text-indent="false"/>
      <style:text-properties fo:font-style="italic" fo:font-weight="normal" style:font-style-asian="italic" style:font-weight-asian="normal" style:font-style-complex="italic" style:font-weight-complex="normal"/>
    </style:style>
    <style:style style:name="P110" style:family="paragraph" style:parent-style-name="Standard">
      <style:paragraph-properties fo:margin-left="0.9898in" fo:margin-right="0in" fo:text-indent="0in" style:auto-text-indent="false"/>
      <style:text-properties fo:font-size="10pt" style:font-size-asian="10pt" style:font-size-complex="10pt"/>
    </style:style>
    <style:style style:name="P111" style:family="paragraph" style:parent-style-name="Standard">
      <style:paragraph-properties fo:margin-left="0.9898in" fo:margin-right="0in" fo:text-align="start" style:justify-single-word="false" fo:text-indent="0in" style:auto-text-indent="false"/>
    </style:style>
    <style:style style:name="P112" style:family="paragraph" style:parent-style-name="Standard">
      <style:paragraph-properties fo:margin-left="0.9898in" fo:margin-right="0in" fo:text-indent="0in" style:auto-text-indent="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9898in" fo:margin-right="0in" fo:text-indent="0in" style:auto-text-indent="false"/>
      <style:text-properties style:font-name="Times New Roman" fo:font-weight="bold" style:font-weight-asian="bold" style:font-weight-complex="bold"/>
    </style:style>
    <style:style style:name="P114" style:family="paragraph" style:parent-style-name="Table_20_Heading">
      <style:text-properties style:font-name="Times New Roman1"/>
    </style:style>
    <style:style style:name="P115" style:family="paragraph" style:parent-style-name="Table_20_Heading">
      <style:text-properties style:font-name="Times New Roman1" fo:font-size="10pt" style:font-size-asian="10pt" style:font-size-complex="10pt"/>
    </style:style>
    <style:style style:name="P116" style:family="paragraph" style:parent-style-name="Table_20_Heading">
      <style:text-properties fo:font-size="8pt" style:font-size-asian="8pt" style:font-size-complex="8pt"/>
    </style:style>
    <style:style style:name="P117" style:family="paragraph" style:parent-style-name="Table_20_Heading">
      <style:paragraph-properties fo:text-align="start" style:justify-single-word="false"/>
    </style:style>
    <style:style style:name="P118" style:family="paragraph" style:parent-style-name="Table_20_Heading">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19" style:family="paragraph" style:parent-style-name="Table_20_Contents">
      <style:text-properties style:font-name="Times New Roman1" fo:font-size="10pt" style:font-size-asian="10pt" style:font-size-complex="10pt"/>
    </style:style>
    <style:style style:name="P120" style:family="paragraph" style:parent-style-name="Table_20_Contents">
      <style:paragraph-properties fo:text-align="end" style:justify-single-word="false"/>
      <style:text-properties style:font-name="Times New Roman1" fo:font-size="10pt" style:font-size-asian="10pt" style:font-size-complex="10pt"/>
    </style:style>
    <style:style style:name="P121" style:family="paragraph" style:parent-style-name="Table_20_Contents">
      <style:paragraph-properties fo:text-align="start" style:justify-single-word="false"/>
      <style:text-properties style:font-name="Times New Roman1" fo:font-size="10pt" style:font-size-asian="10pt" style:font-size-complex="10pt"/>
    </style:style>
    <style:style style:name="P122" style:family="paragraph" style:parent-style-name="Table_20_Contents">
      <style:paragraph-properties fo:text-align="center" style:justify-single-word="false"/>
      <style:text-properties style:font-name="Times New Roman1" fo:font-size="10pt" style:font-size-asian="10pt" style:font-size-complex="10pt"/>
    </style:style>
    <style:style style:name="P123" style:family="paragraph" style:parent-style-name="Table_20_Contents">
      <style:text-properties style:font-name="Times New Roman1" fo:font-size="8pt" style:font-size-asian="8pt" style:font-size-complex="8pt"/>
    </style:style>
    <style:style style:name="P124" style:family="paragraph" style:parent-style-name="Table_20_Contents">
      <style:paragraph-properties fo:text-align="end" style:justify-single-word="false"/>
      <style:text-properties style:font-name="Times New Roman1" fo:font-size="8pt" style:font-size-asian="8pt" style:font-size-complex="8pt"/>
    </style:style>
    <style:style style:name="P125" style:family="paragraph" style:parent-style-name="Table_20_Contents">
      <style:paragraph-properties fo:text-align="start" style:justify-single-word="false"/>
      <style:text-properties style:font-name="Times New Roman1" fo:font-size="8pt" style:font-size-asian="8pt" style:font-size-complex="8pt"/>
    </style:style>
    <style:style style:name="P126" style:family="paragraph" style:parent-style-name="Table_20_Contents">
      <style:text-properties style:font-name="Times New Roman1" fo:font-size="8pt" fo:language="en" fo:country="US" style:font-size-asian="8pt" style:font-size-complex="8pt"/>
    </style:style>
    <style:style style:name="P127" style:family="paragraph" style:parent-style-name="Table_20_Contents">
      <style:text-properties fo:font-size="8pt" style:font-size-asian="8pt" style:font-size-complex="8pt"/>
    </style:style>
    <style:style style:name="P128" style:family="paragraph" style:parent-style-name="Table_20_Contents">
      <style:paragraph-properties fo:text-align="end" style:justify-single-word="false"/>
      <style:text-properties fo:font-size="8pt" style:font-size-asian="8pt" style:font-size-complex="8pt"/>
    </style:style>
    <style:style style:name="P129" style:family="paragraph" style:parent-style-name="Table_20_Contents">
      <style:text-properties style:font-name="Times New Roman" fo:font-size="10pt" style:font-size-asian="10pt" style:font-size-complex="10pt"/>
    </style:style>
    <style:style style:name="P130" style:family="paragraph" style:parent-style-name="Table_20_Contents">
      <style:paragraph-properties fo:text-align="end" style:justify-single-word="false"/>
      <style:text-properties style:font-name="Times New Roman" fo:font-size="10pt" style:font-size-asian="10pt" style:font-size-complex="10pt"/>
    </style:style>
    <style:style style:name="P131" style:family="paragraph" style:parent-style-name="Table_20_Contents">
      <style:paragraph-properties fo:text-align="start" style:justify-single-word="false"/>
      <style:text-properties style:font-name="Times New Roman" fo:font-size="10pt" style:font-size-asian="10pt" style:font-size-complex="10pt"/>
    </style:style>
    <style:style style:name="P132" style:family="paragraph" style:parent-style-name="Table_20_Contents">
      <style:paragraph-properties fo:text-align="start" style:justify-single-word="false"/>
      <style:text-properties style:font-name="Times New Roman" fo:font-size="8pt" style:font-size-asian="8pt" style:font-size-complex="8pt"/>
    </style:style>
    <style:style style:name="P133" style:family="paragraph" style:parent-style-name="Standard">
      <style:paragraph-properties fo:margin-left="1.4799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134" style:family="paragraph" style:parent-style-name="Standard">
      <style:paragraph-properties fo:margin-left="1.4799in" fo:margin-right="0in" fo:text-indent="0in" style:auto-text-indent="false"/>
      <style:text-properties style:font-name="Times New Roman1" fo:font-style="normal" style:text-underline-style="none" fo:font-weight="normal" fo:background-color="transparent" style:font-style-asian="normal" style:font-weight-asian="normal" style:font-style-complex="normal" style:font-weight-complex="normal"/>
    </style:style>
    <style:style style:name="P135" style:family="paragraph" style:parent-style-name="Standard">
      <style:paragraph-properties fo:margin-left="1.4799in" fo:margin-right="0in" fo:text-indent="0in" style:auto-text-indent="false"/>
      <style:text-properties style:font-name="Times New Roman1" fo:font-style="normal" style:text-underline-style="none" fo:font-weight="normal" fo:background-color="#ffff00" style:font-style-asian="normal" style:font-weight-asian="normal" style:font-style-complex="normal" style:font-weight-complex="normal"/>
    </style:style>
    <style:style style:name="P136" style:family="paragraph" style:parent-style-name="Standard">
      <style:paragraph-properties fo:margin-left="1.4799in" fo:margin-right="0in" fo:text-indent="0in" style:auto-text-indent="false"/>
      <style:text-properties style:use-window-font-color="true" style:font-name="Times New Roman1" fo:font-style="normal" style:text-underline-style="none" fo:font-weight="normal" fo:background-color="transparent" style:font-style-asian="normal" style:font-weight-asian="normal" style:font-style-complex="normal" style:font-weight-complex="normal"/>
    </style:style>
    <style:style style:name="P137" style:family="paragraph" style:parent-style-name="Standard">
      <style:paragraph-properties fo:margin-left="0.5102in" fo:margin-right="0in" fo:text-indent="0in" style:auto-text-indent="false"/>
    </style:style>
    <style:style style:name="P138" style:family="paragraph" style:parent-style-name="Standard">
      <style:paragraph-properties fo:margin-left="0.5102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139" style:family="paragraph" style:parent-style-name="Standard">
      <style:paragraph-properties fo:margin-left="0.5102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140" style:family="paragraph" style:parent-style-name="Standard">
      <style:paragraph-properties fo:margin-left="0.5102in" fo:margin-right="0in" fo:text-indent="0in" style:auto-text-indent="false"/>
      <style:text-properties style:font-name="Times New Roman1" fo:font-weight="bold" style:font-weight-asian="bold" style:font-weight-complex="bold"/>
    </style:style>
    <style:style style:name="P141" style:family="paragraph" style:parent-style-name="Standard">
      <style:paragraph-properties fo:margin-left="0.5102in" fo:margin-right="0in" fo:text-indent="0in" style:auto-text-indent="false"/>
      <style:text-properties style:font-name="Times New Roman1" fo:font-weight="normal" style:font-weight-asian="normal" style:font-weight-complex="normal"/>
    </style:style>
    <style:style style:name="P142" style:family="paragraph" style:parent-style-name="Standard">
      <style:paragraph-properties fo:margin-left="0.5102in" fo:margin-right="0in" fo:text-indent="0in" style:auto-text-indent="false"/>
      <style:text-properties style:font-name="Times New Roman1" fo:font-style="italic" fo:font-weight="bold" style:font-style-asian="italic" style:font-weight-asian="bold" style:font-style-complex="italic" style:font-weight-complex="bold"/>
    </style:style>
    <style:style style:name="P143" style:family="paragraph" style:parent-style-name="Standard">
      <style:paragraph-properties fo:margin-left="0.5102in" fo:margin-right="0in" fo:text-indent="0in" style:auto-text-indent="false"/>
      <style:text-properties style:font-name="Times New Roman1" fo:font-size="8pt" style:font-size-asian="8pt" style:font-size-complex="8pt"/>
    </style:style>
    <style:style style:name="P144" style:family="paragraph" style:parent-style-name="Standard">
      <style:paragraph-properties fo:margin-left="0.5102in" fo:margin-right="0in" fo:text-indent="0in" style:auto-text-indent="false"/>
      <style:text-properties style:font-name="Times New Roman1" fo:font-size="12pt" style:font-size-asian="12pt" style:font-size-complex="12pt"/>
    </style:style>
    <style:style style:name="P145" style:family="paragraph" style:parent-style-name="Standard">
      <style:paragraph-properties fo:margin-left="0.5102in" fo:margin-right="0in" fo:text-indent="0in" style:auto-text-indent="false"/>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P146" style:family="paragraph" style:parent-style-name="Standard">
      <style:paragraph-properties fo:margin-left="0.5102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paragraph-properties fo:margin-left="0.5102in" fo:margin-right="0in" fo:text-indent="0in" style:auto-text-indent="false"/>
      <style:text-properties style:font-name="Thorndale1"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Text_20_body_20_indent">
      <style:paragraph-properties fo:margin-left="0.5102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Table">
      <style:text-properties style:font-name="Times New Roman1" fo:font-style="normal" style:text-underline-style="none" fo:font-weight="normal" style:font-style-asian="normal" style:font-weight-asian="normal" style:font-style-complex="normal" style:font-weight-complex="normal"/>
    </style:style>
    <style:style style:name="P150" style:family="paragraph" style:parent-style-name="Standard">
      <style:paragraph-properties fo:margin-left="-0.0102in" fo:margin-right="0in" fo:text-indent="0in" style:auto-text-indent="false"/>
    </style:style>
    <style:style style:name="P151" style:family="paragraph" style:parent-style-name="Standard">
      <style:paragraph-properties fo:margin-left="-0.0102in" fo:margin-right="0in" fo:text-indent="0in" style:auto-text-indent="false"/>
      <style:text-properties style:font-name="Times New Roman1"/>
    </style:style>
    <style:style style:name="P152" style:family="paragraph" style:parent-style-name="Standard">
      <style:paragraph-properties fo:margin-left="-0.0102in" fo:margin-right="0in" fo:text-indent="0in" style:auto-text-indent="false"/>
      <style:text-properties style:font-name="Times New Roman1" fo:font-style="normal" style:text-underline-style="none" fo:font-weight="normal" style:font-style-asian="normal" style:font-weight-asian="normal" style:font-style-complex="normal" style:font-weight-complex="normal"/>
    </style:style>
    <style:style style:name="P153" style:family="paragraph" style:parent-style-name="Standard">
      <style:paragraph-properties fo:margin-left="-0.0102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154" style:family="paragraph" style:parent-style-name="Standard">
      <style:paragraph-properties fo:margin-left="-0.0102in" fo:margin-right="0in" fo:text-indent="0in" style:auto-text-indent="false"/>
      <style:text-properties style:font-name="Times New Roman1" fo:font-weight="normal" style:font-weight-asian="normal" style:font-weight-complex="normal"/>
    </style:style>
    <style:style style:name="P155" style:family="paragraph" style:parent-style-name="Standard">
      <style:paragraph-properties fo:margin-left="-0.0102in" fo:margin-right="0in" fo:text-align="center" style:justify-single-word="false" fo:text-indent="0in" style:auto-text-indent="false"/>
      <style:text-properties style:font-name="Times New Roman1" fo:font-weight="normal" style:font-weight-asian="normal" style:font-weight-complex="normal"/>
    </style:style>
    <style:style style:name="P156" style:family="paragraph" style:parent-style-name="Standard">
      <style:paragraph-properties fo:margin-left="-0.0102in" fo:margin-right="0in" fo:text-indent="0in" style:auto-text-indent="false"/>
      <style:text-properties style:font-name="Times New Roman1" fo:font-size="10pt" style:font-size-asian="10pt" style:font-size-complex="10pt"/>
    </style:style>
    <style:style style:name="P157" style:family="paragraph" style:parent-style-name="Standard">
      <style:paragraph-properties fo:margin-left="-0.0102in" fo:margin-right="0in" fo:text-indent="0in" style:auto-text-indent="false"/>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158" style:family="paragraph" style:parent-style-name="Standard">
      <style:paragraph-properties fo:margin-left="-0.0102in" fo:margin-right="0in" fo:text-indent="0in" style:auto-text-indent="false"/>
      <style:text-properties style:font-name="Times New Roman1" fo:font-weight="bold" style:font-weight-asian="bold" style:font-weight-complex="bold"/>
    </style:style>
    <style:style style:name="P159" style:family="paragraph" style:parent-style-name="Standard">
      <style:paragraph-properties fo:margin-left="-0.0102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paragraph-properties fo:margin-left="-0.0102in" fo:margin-right="0in" fo:text-align="center" style:justify-single-word="false"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paragraph-properties fo:margin-left="-0.0102in" fo:margin-right="0in" fo:text-indent="0in" style:auto-text-indent="false"/>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P162" style:family="paragraph" style:parent-style-name="Standard">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163" style:family="paragraph" style:parent-style-name="Standard">
      <style:paragraph-properties fo:margin-left="-0.0102in" fo:margin-right="0in" fo:text-indent="0in" style:auto-text-indent="false"/>
      <style:text-properties fo:font-weight="bold" style:font-weight-asian="bold" style:font-weight-complex="bold"/>
    </style:style>
    <style:style style:name="P164" style:family="paragraph" style:parent-style-name="Standard">
      <style:paragraph-properties fo:margin-left="-0.0102in" fo:margin-right="0in" fo:text-align="center" style:justify-single-word="false" fo:text-indent="0in" style:auto-text-indent="false"/>
    </style:style>
    <style:style style:name="P165" style:family="paragraph" style:parent-style-name="Standard">
      <style:paragraph-properties fo:margin-left="1.4689in" fo:margin-right="0in" fo:text-indent="0in" style:auto-text-indent="false"/>
      <style:text-properties style:font-name="Times New Roman1" fo:font-size="12pt" fo:font-weight="bold" style:font-size-asian="12pt" style:font-weight-asian="bold" style:font-size-complex="12pt" style:font-weight-complex="bold"/>
    </style:style>
    <style:style style:name="P166" style:family="paragraph" style:parent-style-name="Standard">
      <style:paragraph-properties fo:margin-left="1.4689in" fo:margin-right="0in" fo:text-indent="0in" style:auto-text-indent="false"/>
      <style:text-properties style:font-name="Times New Roman1" fo:font-size="12pt" fo:font-weight="normal" style:font-size-asian="12pt" style:font-weight-asian="normal" style:font-size-complex="12pt" style:font-weight-complex="normal"/>
    </style:style>
    <style:style style:name="P167" style:family="paragraph" style:parent-style-name="Standard">
      <style:paragraph-properties fo:margin-left="1.4689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168" style:family="paragraph" style:parent-style-name="Standard">
      <style:paragraph-properties fo:margin-left="1.5in" fo:margin-right="0in" fo:text-indent="0in" style:auto-text-indent="false"/>
      <style:text-properties fo:font-weight="bold" style:font-weight-asian="bold" style:font-weight-complex="bold"/>
    </style:style>
    <style:style style:name="P169" style:family="paragraph" style:parent-style-name="Standard">
      <style:paragraph-properties fo:margin-left="1.5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1.5in" fo:margin-right="0in" fo:text-indent="0in" style:auto-text-indent="false"/>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171" style:family="paragraph" style:parent-style-name="Standard">
      <style:paragraph-properties fo:margin-left="1.5in" fo:margin-right="0in" fo:text-indent="0in" style:auto-text-indent="false"/>
      <style:text-properties style:font-name="Times New Roman1" fo:font-style="italic" fo:font-weight="normal" style:font-style-asian="italic" style:font-weight-asian="normal" style:font-style-complex="italic" style:font-weight-complex="normal"/>
    </style:style>
    <style:style style:name="P172" style:family="paragraph" style:parent-style-name="Standard">
      <style:paragraph-properties fo:margin-left="1.9689in" fo:margin-right="0in" fo:text-indent="-0.5102in" style:auto-text-indent="false">
        <style:tab-stops/>
      </style:paragraph-properties>
      <style:text-properties style:font-name="Times New Roman1" fo:font-style="normal" fo:font-weight="normal" style:font-style-asian="normal" style:font-weight-asian="normal" style:font-style-complex="normal" style:font-weight-complex="normal"/>
    </style:style>
    <style:style style:name="P173" style:family="paragraph" style:parent-style-name="Standard">
      <style:paragraph-properties fo:margin-left="1.9689in" fo:margin-right="0in" fo:text-indent="-0.5in" style:auto-text-indent="false">
        <style:tab-stops/>
      </style:paragraph-properties>
      <style:text-properties style:font-name="Times New Roman1" fo:font-style="normal" fo:font-weight="normal" style:font-style-asian="normal" style:font-weight-asian="normal" style:font-style-complex="normal" style:font-weight-complex="normal"/>
    </style:style>
    <style:style style:name="P174" style:family="paragraph" style:parent-style-name="Standard">
      <style:paragraph-properties fo:margin-left="1.9791in" fo:margin-right="0in" fo:text-indent="-0.5102in" style:auto-text-indent="false">
        <style:tab-stops/>
      </style:paragraph-properties>
      <style:text-properties style:font-name="Times New Roman1" fo:font-style="normal" fo:font-weight="normal" style:font-style-asian="normal" style:font-weight-asian="normal" style:font-style-complex="normal" style:font-weight-complex="normal"/>
    </style:style>
    <style:style style:name="P175" style:family="paragraph" style:parent-style-name="Standard">
      <style:paragraph-properties fo:margin-left="1in" fo:margin-right="0in" fo:text-indent="0in" style:auto-text-indent="false"/>
    </style:style>
    <style:style style:name="P176" style:family="paragraph" style:parent-style-name="Standard">
      <style:paragraph-properties fo:margin-left="1in" fo:margin-right="0in" fo:text-indent="0in" style:auto-text-indent="false"/>
      <style:text-properties style:font-name="Times New Roman1"/>
    </style:style>
    <style:style style:name="P177" style:family="paragraph" style:parent-style-name="Standard">
      <style:paragraph-properties fo:margin-left="1in" fo:margin-right="0in" fo:text-indent="0in" style:auto-text-indent="false"/>
      <style:text-properties style:font-name="Times New Roman1" fo:font-weight="normal" style:font-weight-asian="normal" style:font-weight-complex="normal"/>
    </style:style>
    <style:style style:name="P178" style:family="paragraph" style:parent-style-name="Standard">
      <style:paragraph-properties fo:margin-left="1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179" style:family="paragraph" style:parent-style-name="Standard">
      <style:paragraph-properties fo:margin-left="1in" fo:margin-right="0in" fo:text-indent="0in" style:auto-text-indent="false"/>
      <style:text-properties style:font-name="Times New Roman1" fo:font-style="italic" fo:font-weight="bold" style:font-style-asian="italic" style:font-weight-asian="bold" style:font-style-complex="italic" style:font-weight-complex="bold"/>
    </style:style>
    <style:style style:name="P180" style:family="paragraph" style:parent-style-name="Standard">
      <style:paragraph-properties fo:margin-left="1in" fo:margin-right="0in" fo:text-indent="0in" style:auto-text-indent="false"/>
      <style:text-properties style:font-name="Times New Roman1" fo:font-weight="bold" style:font-weight-asian="bold" style:font-weight-complex="bold"/>
    </style:style>
    <style:style style:name="P181" style:family="paragraph" style:parent-style-name="Standard">
      <style:paragraph-properties fo:margin-left="1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paragraph-properties fo:margin-left="1in" fo:margin-right="0in" fo:text-indent="0in" style:auto-text-indent="false"/>
      <style:text-properties fo:font-weight="normal" style:font-weight-asian="normal" style:font-weight-complex="normal"/>
    </style:style>
    <style:style style:name="P183" style:family="paragraph" style:parent-style-name="Standard">
      <style:paragraph-properties fo:margin-left="1.0102in" fo:margin-right="0in" fo:text-indent="0in" style:auto-text-indent="false"/>
      <style:text-properties style:font-name="Times New Roman1" fo:font-weight="bold" style:font-weight-asian="bold" style:font-weight-complex="bold"/>
    </style:style>
    <style:style style:name="P184" style:family="paragraph" style:parent-style-name="Table_20_Heading">
      <style:paragraph-properties fo:margin-left="-0.0173in" fo:margin-right="0.0035in" fo:text-indent="0in" style:auto-text-indent="false"/>
      <style:text-properties style:font-name="Times New Roman1"/>
    </style:style>
    <style:style style:name="P185" style:family="paragraph" style:parent-style-name="Table_20_Heading">
      <style:paragraph-properties fo:margin-left="-0.0382in" fo:margin-right="0.0035in" fo:text-indent="0in" style:auto-text-indent="false"/>
      <style:text-properties style:font-name="Times New Roman1"/>
    </style:style>
    <style:style style:name="P186" style:family="paragraph" style:parent-style-name="Table_20_Heading">
      <style:paragraph-properties fo:margin-left="0.0138in" fo:margin-right="0.0035in" fo:text-indent="0in" style:auto-text-indent="false"/>
      <style:text-properties style:font-name="Times New Roman1"/>
    </style:style>
    <style:style style:name="P187" style:family="paragraph" style:parent-style-name="Table_20_Contents">
      <style:paragraph-properties fo:margin-left="0.0138in" fo:margin-right="0.0035in" fo:text-indent="0in" style:auto-text-indent="false"/>
      <style:text-properties style:font-name="Times New Roman1" fo:font-size="10pt" style:font-size-asian="10pt" style:font-size-complex="10pt"/>
    </style:style>
    <style:style style:name="P188" style:family="paragraph" style:parent-style-name="Table_20_Contents">
      <style:paragraph-properties fo:margin-left="0.0138in" fo:margin-right="0.0035in" fo:text-align="end" style:justify-single-word="false" fo:text-indent="0in" style:auto-text-indent="false"/>
      <style:text-properties style:font-name="Times New Roman1" fo:font-size="10pt" style:font-size-asian="10pt" style:font-size-complex="10pt"/>
    </style:style>
    <style:style style:name="P189" style:family="paragraph" style:parent-style-name="Standard">
      <style:paragraph-properties fo:margin-left="0.4791in" fo:margin-right="0in" fo:text-indent="0in" style:auto-text-indent="false"/>
      <style:text-properties style:font-name="Times New Roman1" fo:font-weight="normal" style:font-weight-asian="normal" style:font-weight-complex="normal"/>
    </style:style>
    <style:style style:name="P190" style:family="paragraph" style:parent-style-name="Standard">
      <style:paragraph-properties fo:margin-left="0.4791in" fo:margin-right="0in" fo:text-indent="0in" style:auto-text-indent="false"/>
      <style:text-properties style:font-name="Times New Roman1" fo:font-style="italic" fo:font-weight="normal" style:font-style-asian="italic" style:font-weight-asian="normal" style:font-style-complex="italic" style:font-weight-complex="normal"/>
    </style:style>
    <style:style style:name="P191" style:family="paragraph" style:parent-style-name="Standard">
      <style:paragraph-properties fo:margin-left="0.9791in" fo:margin-right="0in" fo:text-indent="0in" style:auto-text-indent="false"/>
      <style:text-properties style:font-name="Times New Roman1"/>
    </style:style>
    <style:style style:name="P192" style:family="paragraph" style:parent-style-name="Standard">
      <style:paragraph-properties fo:margin-left="0.9791in" fo:margin-right="0in" fo:text-indent="0in" style:auto-text-indent="false">
        <style:tab-stops>
          <style:tab-stop style:position="0.0102in"/>
        </style:tab-stops>
      </style:paragraph-properties>
      <style:text-properties style:font-name="Times New Roman1" fo:font-style="normal" style:font-style-asian="normal" style:font-style-complex="normal"/>
    </style:style>
    <style:style style:name="P193" style:family="paragraph" style:parent-style-name="Standard">
      <style:paragraph-properties fo:margin-left="0.7917in" fo:margin-right="0in" fo:text-indent="0in" style:auto-text-indent="false"/>
    </style:style>
    <style:style style:name="P194" style:family="paragraph" style:parent-style-name="Table_20_Heading">
      <style:paragraph-properties fo:margin-left="0.0035in" fo:margin-right="0.4098in" fo:text-indent="0in" style:auto-text-indent="false"/>
      <style:text-properties style:font-name="Times New Roman1" fo:font-size="10pt" style:font-size-asian="10pt" style:font-size-complex="10pt"/>
    </style:style>
    <style:style style:name="P195" style:family="paragraph" style:parent-style-name="Table_20_Heading">
      <style:paragraph-properties fo:margin-left="0.0035in" fo:margin-right="0.4098in" fo:text-align="start" style:justify-single-word="false" fo:text-indent="0in" style:auto-text-indent="false"/>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196" style:family="paragraph" style:parent-style-name="Table_20_Contents">
      <style:paragraph-properties fo:margin-left="0.0035in" fo:margin-right="0.4098in" fo:text-align="start" style:justify-single-word="false" fo:text-indent="0in" style:auto-text-indent="false"/>
      <style:text-properties style:font-name="Times New Roman1" fo:font-size="10pt" style:font-size-asian="10pt" style:font-size-complex="10pt"/>
    </style:style>
    <style:style style:name="P197" style:family="paragraph" style:parent-style-name="Table_20_Heading">
      <style:paragraph-properties fo:margin-left="-0.2882in" fo:margin-right="-0.1217in" fo:text-indent="0in" style:auto-text-indent="false">
        <style:tab-stops>
          <style:tab-stop style:position="0.1874in"/>
        </style:tab-stops>
      </style:paragraph-properties>
      <style:text-properties style:font-name="Times New Roman1" fo:font-size="10pt" style:font-size-asian="10pt" style:font-size-complex="10pt"/>
    </style:style>
    <style:style style:name="P198" style:family="paragraph" style:parent-style-name="Preformatted_20_Text">
      <style:paragraph-properties fo:margin-left="-0.2882in" fo:margin-right="-0.1217in" fo:text-align="center" style:justify-single-word="false" fo:text-indent="0in" style:auto-text-indent="false">
        <style:tab-stops>
          <style:tab-stop style:position="0.1874in"/>
        </style:tab-stops>
      </style:paragraph-properties>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margin-left="-0.2882in" fo:margin-right="-0.1217in" fo:text-align="center" style:justify-single-word="false" fo:text-indent="0in" style:auto-text-indent="false">
        <style:tab-stops>
          <style:tab-stop style:position="0.1874in"/>
        </style:tab-stops>
      </style:paragraph-properties>
      <style:text-properties style:font-name="Times New Roman1" fo:font-size="10pt" style:font-size-asian="10pt" style:font-size-complex="10pt"/>
    </style:style>
    <style:style style:name="P200" style:family="paragraph" style:parent-style-name="Standard">
      <style:paragraph-properties fo:margin-left="0.9799in" fo:margin-right="0in" fo:text-indent="0in" style:auto-text-indent="false"/>
      <style:text-properties style:font-name="Times New Roman1" fo:font-size="10pt" fo:font-weight="normal" style:font-size-asian="10pt" style:font-weight-asian="normal" style:font-size-complex="10pt" style:font-weight-complex="normal"/>
    </style:style>
    <style:style style:name="P201" style:family="paragraph" style:parent-style-name="Standard">
      <style:paragraph-properties fo:margin-left="0.9799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202" style:family="paragraph" style:parent-style-name="Standard">
      <style:paragraph-properties fo:margin-left="0.4492in" fo:margin-right="0in" fo:text-indent="0in" style:auto-text-indent="false"/>
      <style:text-properties style:font-name="Times New Roman1" fo:font-weight="bold" style:font-weight-asian="bold" style:font-weight-complex="bold"/>
    </style:style>
    <style:style style:name="P203" style:family="paragraph" style:parent-style-name="Standard">
      <style:paragraph-properties fo:margin-left="0.4492in" fo:margin-right="0in" fo:text-indent="0in" style:auto-text-indent="false"/>
      <style:text-properties style:font-name="Times New Roman1" fo:font-weight="normal" style:font-weight-asian="normal" style:font-weight-complex="normal"/>
    </style:style>
    <style:style style:name="P204" style:family="paragraph" style:parent-style-name="Standard">
      <style:paragraph-properties fo:margin-left="1.122in" fo:margin-right="0in" fo:text-indent="0in" style:auto-text-indent="false"/>
      <style:text-properties style:font-name="Times New Roman1" fo:font-weight="bold" style:font-weight-asian="bold" style:font-weight-complex="bold"/>
    </style:style>
    <style:style style:name="P205" style:family="paragraph" style:parent-style-name="Standard">
      <style:paragraph-properties fo:margin-left="1.122in" fo:margin-right="0in" fo:text-indent="0in" style:auto-text-indent="false"/>
      <style:text-properties style:font-name="Times New Roman1" fo:font-weight="normal" style:font-weight-asian="normal" style:font-weight-complex="normal"/>
    </style:style>
    <style:style style:name="P206" style:family="paragraph" style:parent-style-name="Standard">
      <style:paragraph-properties fo:margin-left="1.4898in" fo:margin-right="0in" fo:text-indent="0in" style:auto-text-indent="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07" style:family="paragraph" style:parent-style-name="Standard">
      <style:paragraph-properties fo:margin-left="1.4898in" fo:margin-right="0in" fo:text-indent="0in" style:auto-text-indent="false"/>
      <style:text-properties style:font-name="Times New Roman1" fo:font-style="italic" fo:font-weight="normal" style:font-style-asian="italic" style:font-weight-asian="normal" style:font-style-complex="italic" style:font-weight-complex="normal"/>
    </style:style>
    <style:style style:name="P208" style:family="paragraph" style:parent-style-name="Standard">
      <style:paragraph-properties fo:margin-left="1.4898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209" style:family="paragraph" style:parent-style-name="Standard">
      <style:paragraph-properties fo:margin-left="1.5102in" fo:margin-right="0in" fo:text-indent="0in" style:auto-text-indent="false"/>
      <style:text-properties fo:font-size="12pt" style:font-size-asian="12pt" style:font-size-complex="12pt"/>
    </style:style>
    <style:style style:name="P210" style:family="paragraph" style:parent-style-name="Standard">
      <style:paragraph-properties fo:margin-left="1.4693in" fo:margin-right="0in" fo:text-indent="0in" style:auto-text-indent="false"/>
      <style:text-properties style:font-name="Times New Roman1" fo:font-style="normal" fo:font-weight="normal" style:font-style-asian="normal" style:font-weight-asian="normal" style:font-style-complex="normal" style:font-weight-complex="normal"/>
    </style:style>
    <style:style style:name="P211" style:family="paragraph" style:parent-style-name="Standard">
      <style:paragraph-properties fo:margin-left="1.4693in" fo:margin-right="0in" fo:text-indent="0in" style:auto-text-indent="false"/>
      <style:text-properties style:font-name="Times New Roman1" fo:font-style="italic" fo:font-weight="normal" style:font-style-asian="italic" style:font-weight-asian="normal" style:font-style-complex="italic" style:font-weight-complex="normal"/>
    </style:style>
    <style:style style:name="P212" style:family="paragraph" style:parent-style-name="Standard">
      <style:paragraph-properties fo:margin-left="1.4693in" fo:margin-right="0in" fo:text-indent="0in" style:auto-text-indent="false"/>
      <style:text-properties fo:font-weight="normal" style:font-weight-asian="normal" style:font-weight-complex="normal"/>
    </style:style>
    <style:style style:name="P213" style:family="paragraph" style:parent-style-name="Standard">
      <style:paragraph-properties fo:margin-left="0.5209in" fo:margin-right="0in" fo:text-indent="0in" style:auto-text-indent="false"/>
      <style:text-properties style:font-name="Times New Roman1" fo:font-size="10pt" style:font-size-asian="10pt" style:font-size-complex="10pt"/>
    </style:style>
    <style:style style:name="P214" style:family="paragraph" style:parent-style-name="Standard">
      <style:paragraph-properties fo:margin-left="-0.0484in" fo:margin-right="0.0028in" fo:text-indent="0in" style:auto-text-indent="false"/>
      <style:text-properties style:font-name="Times New Roman1" fo:font-size="10pt" fo:font-weight="normal" style:font-size-asian="10pt" style:font-weight-asian="normal" style:font-size-complex="10pt" style:font-weight-complex="normal"/>
    </style:style>
    <style:style style:name="P215" style:family="paragraph" style:parent-style-name="Standard">
      <style:paragraph-properties fo:margin-left="-0.0075in" fo:margin-right="0.0028in" fo:text-align="end" style:justify-single-word="false" fo:text-indent="0in" style:auto-text-indent="false"/>
      <style:text-properties style:font-name="Times New Roman1" fo:font-size="10pt" fo:font-weight="normal" style:font-size-asian="10pt" style:font-weight-asian="normal" style:font-size-complex="10pt" style:font-weight-complex="normal"/>
    </style:style>
    <style:style style:name="P216" style:family="paragraph" style:parent-style-name="Standard" style:list-style-name="L2">
      <style:text-properties fo:font-weight="bold" style:font-weight-asian="bold" style:font-weight-complex="bold"/>
    </style:style>
    <style:style style:name="P217" style:family="paragraph" style:parent-style-name="Standard" style:list-style-name="L1">
      <style:paragraph-properties fo:margin-left="0.5102in" fo:margin-right="0in" fo:text-indent="0in" style:auto-text-indent="false"/>
      <style:text-properties style:font-name="Times New Roman1" fo:font-weight="normal" style:font-weight-asian="normal" style:font-weight-complex="normal"/>
    </style:style>
    <style:style style:name="P218" style:family="paragraph" style:parent-style-name="Heading_20_1">
      <style:paragraph-properties fo:break-before="page"/>
    </style:style>
    <style:style style:name="P219" style:family="paragraph" style:parent-style-name="Heading_20_3">
      <style:text-properties style:font-name="Albany" fo:font-weight="bold" style:font-weight-asian="bold" style:font-weight-complex="bold"/>
    </style:style>
    <style:style style:name="P22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horndale"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221" style:family="paragraph">
      <style:paragraph-properties text:enable-numbering="false" fo:margin-left="0in" fo:margin-right="0in" fo:margin-top="0in" fo:margin-bottom="0in" fo:line-height="100%" fo:text-indent="0in"/>
    </style:style>
    <style:style style:name="P22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Thorndale" fo:font-size="8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22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Thorndale" fo:font-size="6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224" style:family="paragraph">
      <style:paragraph-properties text:enable-numbering="false" fo:margin-left="0in" fo:margin-right="0in" fo:margin-top="0in" fo:margin-bottom="0in" fo:line-height="100%" fo:text-align="center" fo:text-indent="0in"/>
    </style:style>
    <style:style style:name="P22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horndale" fo:font-size="8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T1" style:family="text">
      <style:text-properties style:font-name="Times New Roman1"/>
    </style:style>
    <style:style style:name="T2" style:family="text">
      <style:text-properties style:font-name="Times New Roman1" fo:font-size="26pt" style:text-underline-style="solid" style:text-underline-width="auto" style:text-underline-color="font-color" style:font-size-asian="26pt" style:font-size-complex="26pt"/>
    </style:style>
    <style:style style:name="T3" style:family="text">
      <style:text-properties style:font-name="Times New Roman1" fo:font-weight="normal" style:font-weight-asian="normal" style:font-weight-complex="normal"/>
    </style:style>
    <style:style style:name="T4" style:family="text">
      <style:text-properties style:font-name="Times New Roman1" fo:font-weight="bold" style:font-weight-asian="bold" style:font-weight-complex="bold"/>
    </style:style>
    <style:style style:name="T5" style:family="text">
      <style:text-properties style:font-name="Times New Roman1" style:text-underline-style="none" fo:font-weight="normal" style:font-weight-asian="normal" style:font-weight-complex="normal"/>
    </style:style>
    <style:style style:name="T6" style:family="text">
      <style:text-properties style:font-name="Times New Roman1" fo:font-style="normal" style:text-underline-style="none" fo:font-weight="bold" style:font-style-asian="normal" style:font-weight-asian="bold" style:font-style-complex="normal" style:font-weight-complex="bold"/>
    </style:style>
    <style:style style:name="T7" style:family="text">
      <style:text-properties style:font-name="Times New Roman1" fo:font-style="normal" style:text-underline-style="none" fo:font-weight="normal" style:font-style-asian="normal" style:font-weight-asian="normal" style:font-style-complex="normal" style:font-weight-complex="normal"/>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style="normal" fo:font-weight="bold" style:font-style-asian="normal" style:font-weight-asian="bold" style:font-style-complex="normal" style:font-weight-complex="bold"/>
    </style:style>
    <style:style style:name="T10" style:family="text">
      <style:text-properties style:font-name="Times New Roman1" fo:font-style="normal" style:font-style-asian="normal" style:font-style-complex="normal"/>
    </style:style>
    <style:style style:name="T11" style:family="text">
      <style:text-properties style:font-name="Times New Roman1" fo:font-style="italic" fo:font-weight="normal" style:font-style-asian="italic" style:font-weight-asian="normal" style:font-style-complex="italic" style:font-weight-complex="normal"/>
    </style:style>
    <style:style style:name="T12" style:family="text">
      <style:text-properties style:font-name="Times New Roman1" fo:font-style="italic" fo:font-weight="bold" style:font-style-asian="italic" style:font-weight-asian="bold" style:font-style-complex="italic" style:font-weight-complex="bold"/>
    </style:style>
    <style:style style:name="T13" style:family="text">
      <style:text-properties style:font-name="Times New Roman1" fo:font-size="10pt" fo:font-weight="normal" style:font-size-asian="10pt" style:font-weight-asian="normal" style:font-size-complex="10pt" style:font-weight-complex="normal"/>
    </style:style>
    <style:style style:name="T14" style:family="text">
      <style:text-properties style:font-name="Times New Roman1" fo:language="en" fo:country="US" fo:font-weight="normal" style:font-weight-asian="normal" style:font-weight-complex="normal"/>
    </style:style>
    <style:style style:name="T15" style:family="text">
      <style:text-properties style:font-name="Times New Roman1" fo:language="en" fo:country="US" fo:font-style="normal" fo:font-weight="normal" style:font-style-asian="normal" style:font-weight-asian="normal" style:font-style-complex="normal" style:font-weight-complex="normal"/>
    </style:style>
    <style:style style:name="T16" style:family="text">
      <style:text-properties fo:font-weight="normal" style:font-name-asian="Thorndale-Bold" style:font-weight-asian="normal" style:font-name-complex="Thorndale-Bold" style:font-weight-complex="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color="#000000" fo:font-size="11pt" style:text-underline-style="none" style:font-size-asian="11pt" style:font-size-complex="11pt"/>
    </style:style>
    <style:style style:name="T20" style:family="text">
      <style:text-properties fo:color="#000000" fo:font-size="11pt" fo:language="en" fo:country="US" style:text-underline-style="none" style:font-size-asian="11pt" style:font-size-complex="11pt"/>
    </style:style>
    <style:style style:name="T21" style:family="text">
      <style:text-properties fo:language="en" fo:country="US"/>
    </style:style>
    <style:style style:name="T22" style:family="text">
      <style:text-properties fo:language="en" fo:country="US" fo:font-weight="normal" style:font-name-asian="Thorndale-Bold" style:font-weight-asian="normal" style:font-name-complex="Thorndale-Bold" style:font-weight-complex="normal"/>
    </style:style>
    <style:style style:name="T23" style:family="text">
      <style:text-properties fo:language="en" fo:country="US" fo:font-weight="normal" style:font-weight-asian="normal"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style:text-underline-style="none"/>
    </style:style>
    <style:style style:name="T26" style:family="text">
      <style:text-properties fo:language="en" fo:country="U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text-underline-style="none"/>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fo:font-style="italic" style:font-style-asian="italic" style:font-style-complex="italic"/>
    </style:style>
    <style:style style:name="T37" style:family="text">
      <style:text-properties style:text-position="super 58%"/>
    </style:style>
    <style:style style:name="T38" style:family="text">
      <style:text-properties style:text-position="super 58%" fo:language="en" fo:country="US"/>
    </style:style>
    <style:style style:name="T39" style:family="text">
      <style:text-properties style:text-position="super 58%" fo:font-style="normal" style:font-style-asian="normal" style:font-style-complex="normal"/>
    </style:style>
    <style:style style:name="T40" style:family="text">
      <style:text-properties style:text-position="super 58%"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style:font-name="Times New Roman"/>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46" style:family="text">
      <style:text-properties style:font-name="Times New Roman" fo:font-size="12pt" fo:font-style="italic" style:font-size-asian="12pt" style:font-style-asian="italic" style:font-size-complex="12pt" style:font-style-complex="italic"/>
    </style:style>
    <style:style style:name="T4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style="normal" style:font-size-asian="12pt" style:font-style-asian="normal" style:font-size-complex="12pt" style:font-style-complex="normal"/>
    </style:style>
    <style:style style:name="T50" style:family="text">
      <style:text-properties style:font-name="Times New Roman" fo:font-weight="bold" style:font-weight-asian="bold" style:font-weight-complex="bold"/>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language="en" fo:country="US" fo:font-style="normal" style:font-size-asian="12pt" style:font-style-asian="normal" style:font-size-complex="12pt" style:font-style-complex="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style:font-size-asian="12pt" style:font-size-complex="12pt"/>
    </style:style>
    <style:style style:name="T55" style:family="text">
      <style:text-properties style:font-name="Thorndale1"/>
    </style:style>
    <style:style style:name="T56" style:family="text">
      <style:text-properties style:font-name="Thorndale1" fo:font-size="10pt" style:font-size-asian="10pt" style:font-size-complex="10pt"/>
    </style:style>
    <style:style style:name="T57" style:family="text">
      <style:text-properties style:use-window-font-color="true" style:text-outline="false" style:text-line-through-style="none" style:font-name="Thorndale" fo:font-size="8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T58" style:family="text">
      <style:text-properties style:use-window-font-color="true" style:text-outline="false" style:text-line-through-style="none" style:font-name="Thorndale" fo:font-size="6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1%"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236in" text:min-label-width="0.1965in"/>
        <style:text-properties style:font-name="StarSymbol"/>
      </text:list-level-style-bullet>
      <text:list-level-style-bullet text:level="3" text:style-name="Bullet_20_Symbols" style:num-suffix="." text:bullet-char="–">
        <style:list-level-properties text:space-before="1.0472in" text:min-label-width="0.1965in"/>
        <style:text-properties style:font-name="StarSymbol"/>
      </text:list-level-style-bullet>
      <text:list-level-style-bullet text:level="4" text:style-name="Bullet_20_Symbols" style:num-suffix="." text:bullet-char="–">
        <style:list-level-properties text:space-before="1.5709in" text:min-label-width="0.1965in"/>
        <style:text-properties style:font-name="StarSymbol"/>
      </text:list-level-style-bullet>
      <text:list-level-style-bullet text:level="5" text:style-name="Bullet_20_Symbols" style:num-suffix="." text:bullet-char="–">
        <style:list-level-properties text:space-before="2.0945in" text:min-label-width="0.1965in"/>
        <style:text-properties style:font-name="StarSymbol"/>
      </text:list-level-style-bullet>
      <text:list-level-style-bullet text:level="6" text:style-name="Bullet_20_Symbols" style:num-suffix="." text:bullet-char="–">
        <style:list-level-properties text:space-before="2.6181in" text:min-label-width="0.1965in"/>
        <style:text-properties style:font-name="StarSymbol"/>
      </text:list-level-style-bullet>
      <text:list-level-style-bullet text:level="7" text:style-name="Bullet_20_Symbols" style:num-suffix="." text:bullet-char="–">
        <style:list-level-properties text:space-before="3.1417in" text:min-label-width="0.1965in"/>
        <style:text-properties style:font-name="StarSymbol"/>
      </text:list-level-style-bullet>
      <text:list-level-style-bullet text:level="8" text:style-name="Bullet_20_Symbols" style:num-suffix="." text:bullet-char="–">
        <style:list-level-properties text:space-before="3.6654in" text:min-label-width="0.1965in"/>
        <style:text-properties style:font-name="StarSymbol"/>
      </text:list-level-style-bullet>
      <text:list-level-style-bullet text:level="9" text:style-name="Bullet_20_Symbols" style:num-suffix="." text:bullet-char="–">
        <style:list-level-properties text:space-before="4.189in" text:min-label-width="0.1965in"/>
        <style:text-properties style:font-name="StarSymbol"/>
      </text:list-level-style-bullet>
      <text:list-level-style-bullet text:level="10" text:style-name="Bullet_20_Symbols" style:num-suffix="." text:bullet-char="–">
        <style:list-level-properties text:space-before="4.7126in" text:min-label-width="0.1965in"/>
        <style:text-properties style:font-name="StarSymbol"/>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3" style:family="graphic">
      <style:graphic-properties draw:stroke="none" svg:stroke-width="0in" svg:stroke-color="#000000" draw:marker-start-width="0.1181in" draw:marker-start-center="false" draw:marker-end-width="0.1181in" draw:marker-end-center="false" draw:fill="none" draw:fill-color="#ffffff" fo:min-height="0.2193in"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false" fo:min-height="0.1047in" fo:min-width="0.0008in" draw:shadow="hidden" draw:shadow-offset-x="0.1181in" draw:shadow-offset-y="0.1181in" draw:shadow-color="#808080" style:run-through="foreground"/>
    </style:style>
    <style:style style:name="gr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047in" fo:min-width="0.1882in" draw:shadow="hidden" draw:shadow-offset-x="0.1181in" draw:shadow-offset-y="0.1181in" draw:shadow-color="#808080" style:run-through="foreground"/>
    </style:style>
    <style:style style:name="gr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047in" fo:min-width="0.2819in" draw:shadow="hidden" draw:shadow-offset-x="0.1181in" draw:shadow-offset-y="0.1181in" draw:shadow-color="#808080" style:run-through="foreground"/>
    </style:style>
    <style:style style:name="gr7" style:family="graphic">
      <style:graphic-properties draw:stroke="dash" draw:stroke-dash="Dash_20_574"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8" style:family="graphic">
      <style:graphic-properties draw:stroke="dash" draw:stroke-dash="Dash_20_575"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9" style:family="graphic">
      <style:graphic-properties draw:stroke="dash" draw:stroke-dash="Dash_20_576"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10" style:family="graphic">
      <style:graphic-properties draw:stroke="dash" draw:stroke-dash="Dash_20_577"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11" style:family="graphic">
      <style:graphic-properties draw:stroke="dash" draw:stroke-dash="Dash_20_578"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12" style:family="graphic">
      <style:graphic-properties draw:stroke="solid" draw:stroke-dash="Dash_20_579"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dash" draw:stroke-dash="Dash_20_580" svg:stroke-width="0in" svg:stroke-color="#000000" draw:marker-start-width="0.1181in" draw:marker-start-center="false" draw:marker-end-width="0.1181in" draw:marker-end-center="false" draw:fill="solid" draw:fill-color="#e6e6ff" draw:textarea-horizontal-align="center" draw:textarea-vertical-align="middle" draw:shadow="hidden" draw:shadow-offset-x="0.1181in" draw:shadow-offset-y="0.1181in" draw:shadow-color="#808080" style:run-through="foreground"/>
    </style:style>
    <style:style style:name="gr1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047in" fo:min-width="0.1862in"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fo:min-height="0.2917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1" text:anchor-type="paragraph" svg:x="4.5535in" svg:y="0.5516in" svg:width="1.0134in" svg:height="0.4307in" draw:z-index="0"><draw:image xlink:href="Pictures/10000000000000490000001FDEA784CD.gif" xlink:type="simple" xlink:show="embed" xlink:actuate="onLoad"/></draw:frame></text:p>
      <text:p text:style-name="P3"/>
      <text:p text:style-name="P3"/>
      <text:p text:style-name="P3"/>
      <text:p text:style-name="P3"/>
      <text:p text:style-name="P3"/>
      <text:p text:style-name="P3"/>
      <text:p text:style-name="P3"/>
      <text:p text:style-name="P3"/>
      <text:p text:style-name="P16"><text:span text:style-name="T2"><text:s text:c="5"/></text:span><text:span text:style-name="T2"><text:title/></text:span><text:span text:style-name="T2">ZFS On-Disk Specification</text:span></text:p>
      <text:p text:style-name="P27"><text:tab/><text:tab/><text:tab/> <text:s text:c="8"/>Draf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Sun Microsystems, Inc.</text:p>
      <text:p text:style-name="P28">4150 Network Circle</text:p>
      <text:p text:style-name="P28">Santa Clara, CA 95054</text:p>
      <text:p text:style-name="P28">U.S.A</text:p>
      <text:p text:style-name="P32"/>
      <text:p text:style-name="P17">©2006 Sun Microsystems, Inc. 4150 Network Circle Santa Clara, CA 95054 U.S.A. </text:p>
      <text:p text:style-name="P17"/>
      <text:p text:style-name="P17">This product or document is protected by copyright and distributed under licenses restricting its use, copying, distribution, and decompilation. No part of this product or document may be reproduced in any form by any means without prior written authorization of Sun and its licensors, if any. Third-party software, including font technology, is copyrighted and licensed from Sun suppliers. </text:p>
      <text:p text:style-name="P17"/>
      <text:p text:style-name="P17">Parts of the product may be derived from Berkeley BSD systems, licensed from the University of California. </text:p>
      <text:p text:style-name="P17"/>
      <text:p text:style-name="P18"><text:span text:style-name="T16">Sun, Sun Microsystems, the Sun logo, Java, </text:span>JavaServer Pages, <text:span text:style-name="T16">Solaris, and StorEdge are trademarks or registered trademarks of Sun Microsystems, Inc. in the U.S. and other countries. </text:span></text:p>
      <text:p text:style-name="P17"/>
      <text:p text:style-name="P17">U.S. Government Rights <text:s/>Commercial software. Government users are subject to the Sun Microsystems, Inc. standard license agreement and applicable provisions of the FAR and its supplements.</text:p>
      <text:p text:style-name="P17"/>
      <text:p text:style-name="P17">DOCUMENTATION IS PROVIDED <text:s/>AS IS <text:s/>AND ALL EXPRESS OR IMPLIED CONDITIONS, REPRESENTATIONS AND WARRANTIES, INCLUDING ANY IMPLIED WARRANTY OF MERCHANTABILITY, FITNESS FOR A PARTICULAR PURPOSE OR NON-INFRINGEMENT, ARE DISCLAIMED, EXCEPT TO THE EXTENT THAT SUCH DISCLAIMERS ARE HELD TO BE LEGALLY INVALID. </text:p>
      <text:p text:style-name="P17"/>
      <text:p text:style-name="P21"><text:span text:style-name="T18">Unless otherwise licensed, use of this software is authorized pursuant to the<text:line-break/>terms of the license found </text:span><text:span text:style-name="T19">at: </text:span><text:a xlink:type="simple" xlink:href="http://developers.sun.com/berkeley_license.html"><text:span text:style-name="T19">http://developers.sun.com/</text:span></text:a><text:a xlink:type="simple" xlink:href="http://developers.sun.com/berkeley_license.html"><text:span text:style-name="T20">berkeley</text:span></text:a><text:a xlink:type="simple" xlink:href="http://developers.sun.com/berkeley_license.html"><text:span text:style-name="T19">_</text:span></text:a><text:a xlink:type="simple" xlink:href="http://developers.sun.com/berkeley_license.html"><text:span text:style-name="T20">license.html</text:span></text:a></text:p>
      <text:p text:style-name="P22"/>
      <text:p text:style-name="P17"><text:span text:style-name="T21">Ce</text:span> <text:span text:style-name="T21">produit</text:span> <text:span text:style-name="T21">ou</text:span> document est protégé par un copyright et <text:span text:style-name="T21">distribué</text:span> <text:span text:style-name="T21">avec</text:span> <text:span text:style-name="T21">des</text:span> <text:span text:style-name="T21">licences</text:span> qui en <text:span text:style-name="T21">restreignent</text:span> <text:span text:style-name="T21">l'utilisation</text:span>, la <text:span text:style-name="T21">copie</text:span>, la distribution, et la <text:span text:style-name="T21">décompilation.</text:span> <text:span text:style-name="T21">Aucune</text:span> <text:span text:style-name="T21">partie</text:span> de ce produit ou document <text:span text:style-name="T21">ne</text:span> <text:span text:style-name="T21">peut</text:span> <text:span text:style-name="T21">être</text:span> <text:span text:style-name="T21">reproduite</text:span> sous <text:span text:style-name="T21">aucune</text:span> <text:span text:style-name="T21">forme</text:span>, par <text:span text:style-name="T21">quelque</text:span> <text:span text:style-name="T21">moyen</text:span> que ce soit, sans <text:span text:style-name="T21">l'autorisation</text:span> <text:span text:style-name="T21">préalable</text:span> et <text:span text:style-name="T21">écrite</text:span> de Sun et de <text:span text:style-name="T21">ses</text:span> <text:span text:style-name="T21">bailleurs</text:span> de <text:span text:style-name="T21">licence</text:span>, <text:span text:style-name="T21">s'il</text:span> y en a. Le <text:span text:style-name="T21">logiciel</text:span> <text:span text:style-name="T21">détenu</text:span> par des tiers, et qui <text:span text:style-name="T21">comprend</text:span> la <text:span text:style-name="T21">technologie</text:span> relative <text:span text:style-name="T21">aux</text:span> polices de <text:span text:style-name="T21">caractères</text:span>, est protégé par un copyright et <text:span text:style-name="T21">licencié</text:span> par des <text:span text:style-name="T21">fournisseurs</text:span> de Sun. </text:p>
      <text:p text:style-name="P17"/>
      <text:p text:style-name="P17">Des parties de ce produit <text:span text:style-name="T21">pourront</text:span> être <text:span text:style-name="T21">dérivées</text:span> du <text:span text:style-name="T21">système</text:span> Berkeley BSD <text:span text:style-name="T21">licenciés</text:span> par <text:span text:style-name="T21">l'Université</text:span> de <text:span text:style-name="T21">Californie.</text:span> </text:p>
      <text:p text:style-name="P17"/>
      <text:p text:style-name="P18"><text:span text:style-name="T16">Sun, Sun Microsystems, le logo Sun, <text:s/>Java, </text:span>JavaServer Pages, <text:span text:style-name="T16">Solaris, et StorEdge </text:span><text:span text:style-name="T22">sont</text:span><text:span text:style-name="T16"> des marques de </text:span><text:span text:style-name="T22">fabrique</text:span><text:span text:style-name="T16"> ou des marques </text:span><text:span text:style-name="T22">déposées</text:span><text:span text:style-name="T16">, de Sun Microsystems, Inc. aux </text:span><text:span text:style-name="T22">Etats</text:span><text:span text:style-name="T16">-</text:span><text:span text:style-name="T22">Unis</text:span><text:span text:style-name="T16"> et dans </text:span><text:span text:style-name="T22">d'autres</text:span><text:span text:style-name="T16"> pays. </text:span></text:p>
      <text:p text:style-name="P17"/>
      <text:p text:style-name="P19">CETTE PUBLICATION EST FOURNIE <text:s/>EN L'ETAT <text:s/>ET AUCUNE GARANTIE, EXPRESSE OU IMPLICITE, N'EST ACCORDEE, Y COMPRIS DES GARANTIES CONCERNANT LA VALEUR MARCHANDE, L'APTITUDE DE LA PUBLICATION A REPONDRE A UNE UTILISATION PARTICULIERE, OU LE FAIT QU'ELLE NE SOITPAS CONTREFAISANTE DE PRODUIT DE TIERS. CE DENI DE GARANTIE NE S'APPLIQUERAIT PAS, DANS LA MESURE OU IL SERAIT TENU JURIDIQUEMENT NUL ET NON AVEN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4">Introduction<text:tab/>5</text:p>
          <text:p text:style-name="P34">Chapter One – <text:s/>Virtual Devices (vdevs), Vdev Labels, and Boot Block<text:tab/>6</text:p>
          <text:p text:style-name="P35">Section 1.1: Virtual Devices<text:tab/>6</text:p>
          <text:p text:style-name="P35"><text:s/>Section 1.2: Vdev Labels<text:tab/>6</text:p>
          <text:p text:style-name="P36"><text:s/>Section 1.2.1: Label Redundancy<text:tab/>7</text:p>
          <text:p text:style-name="P36"><text:s/>Section 1.2.2: Transactional Two Staged Label Update<text:tab/>7</text:p>
          <text:p text:style-name="P35">Section 1.3: Vdev Technical Details<text:tab/>8</text:p>
          <text:p text:style-name="P36"><text:s/>Section 1.3.1: Blank Space<text:tab/>8</text:p>
          <text:p text:style-name="P36"><text:s/>Section 1.3.2: Boot Block Header<text:tab/>8</text:p>
          <text:p text:style-name="P36"><text:s/>Section 1.3.3: Name-Value Pair List<text:tab/>8</text:p>
          <text:p text:style-name="P36"><text:s/>Section 1.3.4: The Uberblock<text:tab/>12</text:p>
          <text:p text:style-name="P35">Section 1.4: Boot Block<text:tab/>14</text:p>
          <text:p text:style-name="P34">Chapter Two: Block Pointers and Indirect Blocks<text:tab/>15</text:p>
          <text:p text:style-name="P35"><text:s text:c="2"/>Section 2.1: DVA – Data Virtual Address<text:tab/>15</text:p>
          <text:p text:style-name="P35"><text:s text:c="2"/>Section 2.2 : GRID<text:tab/>16</text:p>
          <text:p text:style-name="P35"><text:s text:c="2"/>Section 2.3: <text:s/>GANG<text:tab/>16</text:p>
          <text:p text:style-name="P35"><text:s text:c="2"/>Section 2.4: Checksum<text:tab/>17</text:p>
          <text:p text:style-name="P35"><text:s text:c="2"/>Section 2.5: Compression<text:tab/>18</text:p>
          <text:p text:style-name="P35"><text:s text:c="2"/>Section 2.6 : Block Size<text:tab/>18</text:p>
          <text:p text:style-name="P35"><text:s text:c="2"/>Section 2.7: Endian<text:tab/>19</text:p>
          <text:p text:style-name="P35"><text:s text:c="2"/>Section 2.8: Type<text:tab/>19</text:p>
          <text:p text:style-name="P35"><text:s text:c="2"/>Section 2.9: Level<text:tab/>20</text:p>
          <text:p text:style-name="P35"><text:s text:c="2"/>Section 2.10: Fill<text:tab/>20</text:p>
          <text:p text:style-name="P35"><text:s text:c="2"/>Section 2.11: Birth Transaction<text:tab/>21</text:p>
          <text:p text:style-name="P35"><text:s text:c="2"/>Section 2.12: Padding<text:tab/>21</text:p>
          <text:p text:style-name="P34">Chapter Three: Data Management Unit<text:tab/>22</text:p>
          <text:p text:style-name="P35">Section 3.1 : Objects<text:tab/>22</text:p>
          <text:p text:style-name="P35">Section 3.2: Object Sets<text:tab/>26</text:p>
          <text:p text:style-name="P34">Chapter Four – DSL <text:tab/>29</text:p>
          <text:p text:style-name="P35">Section 4.1 : DSL Infrastructure<text:tab/>29</text:p>
          <text:p text:style-name="P35">Section 4.2: DSL Implementation Details<text:tab/>31</text:p>
          <text:p text:style-name="P35">Section 4.3: Dataset Internals<text:tab/>32</text:p>
          <text:p text:style-name="P35">Section 4.4: DSL Directory Internals<text:tab/>34</text:p>
          <text:p text:style-name="P34">Chapter Five – ZAP<text:tab/>37</text:p>
          <text:p text:style-name="P35">Section 5.1: The Micro Zap<text:tab/>38</text:p>
          <text:p text:style-name="P35">Section 5.2: The <text:s/>Fat Zap<text:tab/>39</text:p>
          <text:p text:style-name="P36">Section 5.2.1: zap_phys_t<text:tab/>39</text:p>
          <text:p text:style-name="P36">Section 5.2.2: Pointer Table<text:tab/>41</text:p>
          <text:p text:style-name="P36">Section 5.2.3: zap_leaf_phys_t<text:tab/>41</text:p>
          <text:p text:style-name="P36">Section 5.2.4 : zap_leaf_chunk<text:tab/>43</text:p>
          <text:p text:style-name="P34">Chapter Six – ZPL<text:tab/>45</text:p>
          <text:p text:style-name="P35">Section 6.1: ZPL Filesystem Layout<text:tab/>45</text:p>
          <text:p text:style-name="P35">Section 6.2: Directories and Directory Traversal<text:tab/>45</text:p>
          <text:p text:style-name="P35">Section 6.3: ZFS Access Control Lists<text:tab/>47</text:p>
          <text:p text:style-name="P34"><text:soft-page-break/>Chapter Seven <text:s/>– <text:s/>ZFS Intent Log<text:tab/>51</text:p>
          <text:p text:style-name="P35">Section 7.1: ZIL header<text:tab/>51</text:p>
          <text:p text:style-name="P35">Section 7.2: ZIL blocks<text:tab/>52</text:p>
          <text:p text:style-name="P34">Chapter Eight – ZVOL (ZFS volume)<text:tab/>55</text:p>
        </text:index-body>
      </text:table-of-content>
      <text:p text:style-name="P27"/>
      <text:h text:style-name="P218" text:outline-level="1">Introduction</text:h>
      <text:p text:style-name="P37">ZFS is a new filesystem technology that provides immense capacity (128-bit), provable data integrity, always-consistent on-disk format, self-optimizing performance, and real-time remote replication.</text:p>
      <text:p text:style-name="P37"/>
      <text:p text:style-name="P37">ZFS departs from traditional filesystems by eliminating the concept of volumes. <text:s/>Instead, ZFS filesystems share a common storage pool consisting of <text:span text:style-name="T21">writeable</text:span> storage media. <text:s/>Media can be added or removed from the pool as filesystem capacity requirements change. Filesystems dynamically grow and shrink as needed without the need to re-partition underlying storage. <text:s/></text:p>
      <text:p text:style-name="P38"/>
      <text:p text:style-name="P38">ZFS provides a truly consistent on-disk <text:span text:style-name="T21">format</text:span>, but using a copy on write (COW) transaction model. <text:s/>This model ensures that on disk data is never overwritten and all on disk updates are done atomically.</text:p>
      <text:p text:style-name="P23"/>
      <text:p text:style-name="P4">The ZFS software is comprised of seven distinct pieces: the SPA (Storage Pool Allocator), the DSL (Dataset and Snapshot Layer), <text:s/>the DMU (Data Management Layer), the ZAP (ZFS Attribute Processor), the <text:s/>ZPL (ZFS Posix layer), the ZIL (ZFS Intent Log), and ZVOL (ZFS Volume). <text:s/>The on-disk structures associated with each of these pieces are explained in the following chapters: SPA <text:s/>(Chapters 1 and 2), DSL (Chapter 5), DMU (Chapter 3), ZAP (Chapter 4), ZPL (Chapter 6), ZIL (Chapter 7), ZVOL (Chapter 8). <text:s/></text:p>
      <text:p text:style-name="P24"/>
      <text:h text:style-name="Heading_20_1" text:outline-level="1"/>
      <text:h text:style-name="P218" text:outline-level="1">Chapter One – <text:s/>Virtual Devices (vdevs), Vdev Labels, and Boot Block</text:h>
      <text:h text:style-name="Heading_20_2" text:outline-level="2">Section 1.1: Virtual Devices</text:h>
      <text:p text:style-name="P6">ZFS storage pools are made up of a collection of virtual devices. <text:s/>There are two types of virtual devices: physical virtual devices (sometimes called leaf vdevs) and logical virtual devices (sometimes called interior vdevs). <text:s/>A physical <text:span text:style-name="T21">v</text:span>dev, is a <text:span text:style-name="T21">writeable</text:span> media block device (a disk, for example). <text:s/>A logical vdev is a conceptual grouping of physical vdevs. <text:s/></text:p>
      <text:p text:style-name="P6"/>
      <text:p text:style-name="P6">Vdevs are arranged in a tree with physical vdev existing as leaves of the tree. <text:s/>All pools have a special logical vdev called the “root” vdev which roots the tree. <text:s/>All direct children of the “root” vdev (physical or logical) are called top-level vdevs. <text:s/>The Illustration below shows a tree of vdevs representing a sample pool configuration containing two mirrors. <text:s/>The first mirror (<text:span text:style-name="T21">labeled</text:span> “M1”) contains two disk, represented by “vdev A” and “vdev B”. <text:s/>Likewise, the second mirror “M2” contains two disks represented by “vdev C” and “vdev D”. <text:s/>Vdevs A, B, C, and D are all physical vdevs. <text:s/>“M1” and M2” are logical vdevs; they are also top-level vdevs since they originate from the “root vdev”.</text:p>
      <text:p text:style-name="P6"/>
      <text:p text:style-name="P6"/>
      <text:p text:style-name="P6"><draw:frame draw:style-name="fr1" draw:name="Frame6" text:anchor-type="paragraph" svg:width="4.6925in" draw:z-index="7"><draw:text-box fo:min-height="2.8839in"><text:p text:style-name="Illustration"><draw:frame draw:style-name="fr4" draw:name="Object5" text:anchor-type="paragraph" svg:x="0.0016in" svg:y="0.0008in" svg:width="4.6925in" style:rel-width="100%" svg:height="2.8835in" style:rel-height="scale" draw:z-index="8"><draw:object xlink:href="./Obj00E3F3E5" xlink:type="simple" xlink:show="embed" xlink:actuate="onLoad"/><draw:image xlink:href="./ObjectReplacements/Obj00E3F3E5" xlink:type="simple" xlink:show="embed" xlink:actuate="onLoad"/></draw:frame>Illustration <text:sequence text:ref-name="refIllustration0" text:name="Illustration" text:formula="ooow:Illustration+1" style:num-format="1">1</text:sequence> vdev tree sample configuration</text:p></draw:text-box></draw:frame></text:p>
      <text:h text:style-name="Heading_20_2" text:outline-level="2"><text:span text:style-name="T3"><text:s/></text:span>Section 1.2: Vdev Labels</text:h>
      <text:p text:style-name="P6">Each physical vdev within a storage pool contains a 256KB structure called a vdev label. <text:s/>The vdev label contains information describing this particular physical vdev and all other vdevs which share a common top-level vdev as an ancestor. <text:s/>For example, the vdev label structure contained on vdev “C”, in the previous illustration, would contain information describing the following vdevs: “C”, “D”, and “M2”. <text:s text:c="2"/>The contents of the vdev label are <text:soft-page-break/>described in greater detail in section 1.3, <text:span text:style-name="T27">Vdev </text:span><text:span text:style-name="T24">Technical</text:span><text:span text:style-name="T27"> Details.</text:span> <text:s/></text:p>
      <text:p text:style-name="P6"/>
      <text:p text:style-name="P6">The vdev label serves two purposes: it provides access to a pool's contents and it is used to verify a pool's integrity and availability. To ensure that the vdev label is always available and always valid, redundancy and a staged update model are used. To provide redundancy, four copies of the label are written to each physical vdev within the pool. <text:s/>The four copies are identical within a vdev, but are not identical across vdevs in the pool. <text:s/>During label updates, a two staged transactional approach is used to ensure that a valid vdev label is always available on disk. <text:s/>Vdev label redundancy and the transactional update model are described in more detail below.</text:p>
      <text:p text:style-name="P29"/>
      <text:h text:style-name="Heading_20_3" text:outline-level="3"><text:tab/>Section 1.2.1: Label Redundancy</text:h>
      <text:p text:style-name="P42">Four copies of the vdev label are written to each physical vdev within a ZFS storage pool. <text:s/>Aside from the small time frame during label update (described below), these four labels are identical and any copy can be used to access and verify the contents of the pool. <text:s/>When a device is added to the pool, ZFS places two labels at the front of the device and two labels at the back of the device. <text:s/>The drawing below shows the <text:s/>layout of these labels on a device of size <text:span text:style-name="T27">N: </text:span><text:span text:style-name="T30">L0 and L1 represent the front two labels, L2 and L3 represent the back two labels.</text:span></text:p>
      <text:p text:style-name="P43"/>
      <text:p text:style-name="P42"><draw:frame draw:style-name="fr1" draw:name="Frame7" text:anchor-type="paragraph" svg:width="4.2598in" draw:z-index="5"><draw:text-box fo:min-height="0.7244in"><text:p text:style-name="Illustration"><draw:frame draw:style-name="fr4" draw:name="Object4" text:anchor-type="paragraph" svg:x="0.0016in" svg:y="0.0008in" svg:width="4.2598in" style:rel-width="100%" svg:height="0.7244in" style:rel-height="scale" draw:z-index="6"><draw:object xlink:href="./Obj00E3F3E4" xlink:type="simple" xlink:show="embed" xlink:actuate="onLoad"/><draw:image xlink:href="./ObjectReplacements/Obj00E3F3E4" xlink:type="simple" xlink:show="embed" xlink:actuate="onLoad"/></draw:frame>Illustration <text:sequence text:ref-name="refIllustration1" text:name="Illustration" text:formula="ooow:Illustration+1" style:num-format="1">2</text:sequence> Vdev Label layout on a block device of size N</text:p></draw:text-box></draw:frame> </text:p>
      <text:p text:style-name="P44"><text:span text:style-name="T33">Based on the assumption that corruption (or accidental disk overwrites) typically occurs in </text:span><text:span text:style-name="T25">contiguous</text:span><text:span text:style-name="T33"> chunks, placing the labels in non-</text:span><text:span text:style-name="T25">contiguous</text:span><text:span text:style-name="T33"> locations (front and back) provides ZFS with a better </text:span><text:span text:style-name="T25">probability</text:span><text:span text:style-name="T33"> that some label will remain accessible in the case of media failure or accidental overwrite (eg. using the disk as a swap device while it is still part of a ZFS storage pool).</text:span></text:p>
      <text:p text:style-name="P42"/>
      <text:h text:style-name="Heading_20_3" text:outline-level="3"><text:span text:style-name="T34"><text:tab/>Section 1.2.2: </text:span><text:span text:style-name="T4">Transactional Two Staged Label Update</text:span></text:h>
      <text:p text:style-name="P48">The location of the vdev labels are fixed at the time the device is added to the pool. <text:s/>Thus, the vdev label does not have copy-on-write semantics like everything else in ZFS. <text:s/><text:span text:style-name="T30"><text:s/>Consequently, when a vdev label is updated, the contents of the label are overwritten. <text:s/>Any time </text:span><text:span text:style-name="T26">on-disk</text:span><text:span text:style-name="T30"> data is overwritten, there is a potential for error. <text:s/>To ensure that ZFS always has access to its labels, a staged approach is used during update. <text:s/>The first stage of the update writes the even labels (L0 and L2) to disk. <text:s/></text:span>If, at any point in time, the system comes down or faults during this update, the odd labels will still be valid. Once the even labels have made it out to stable storage, the odd labels (L1 and L3) are updated and written to disk. <text:s/>This approach has been carefully designed to ensure that a valid copy of the label <text:soft-page-break/>remains on disk at all times.</text:p>
      <text:p text:style-name="P48"/>
      <text:h text:style-name="Heading_20_2" text:outline-level="2">Section 1.3: Vdev Technical Details</text:h>
      <text:p text:style-name="P58">The contents of a vdev label<text:span text:style-name="T27"> </text:span>are broken up into four pieces: 8KB of blank space, <text:s/>8K of boot header information, 112KB of <text:s/>name-value pairs, and 128KB of 1K sized uberblock structures. <text:s/>The drawing below shows an expanded view of the L0 label. <text:s/>A detailed description of each components follows: <text:span text:style-name="T21">blank</text:span> space (section 1.3.1), <text:s/>boot block header (section 1.3.2), name/value pair list (section 1.3.3), and uberblock array (section 1.3.4).</text:p>
      <text:p text:style-name="P59"/>
      <text:p text:style-name="P59"><draw:frame draw:style-name="fr1" draw:name="Frame4" text:anchor-type="paragraph" svg:width="5.089in" draw:z-index="31"><draw:text-box fo:min-height="1.4244in"><text:p text:style-name="Illustration"><draw:frame draw:style-name="fr4" draw:name="Object3" text:anchor-type="paragraph" svg:x="0.0016in" svg:y="0.0008in" svg:width="5.089in" style:rel-width="100%" svg:height="1.4244in" style:rel-height="scale" draw:z-index="32"><draw:object xlink:href="./Obj08045CB5" xlink:type="simple" xlink:show="embed" xlink:actuate="onLoad"/><draw:image xlink:href="./ObjectReplacements/Obj08045CB5" xlink:type="simple" xlink:show="embed" xlink:actuate="onLoad"/></draw:frame>Illustration <text:sequence text:ref-name="refIllustration2" text:name="Illustration" text:formula="ooow:Illustration+1" style:num-format="1">3</text:sequence> Components of a vdev label (blank space, boot block header, name/value pairs, uberblock array)</text:p></draw:text-box></draw:frame></text:p>
      <text:h text:style-name="Heading_20_3" text:outline-level="3"><text:span text:style-name="T5"><text:tab/></text:span>Section 1.3.1: Blank Space</text:h>
      <text:p text:style-name="P49">ZFS supports both VTOC (Volume Table of Contents) and EFI disk labels as valid methods of describing disk layout.<text:note text:id="ftn1" text:note-class="footnote"><text:note-citation>1</text:note-citation><text:note-body><text:p text:style-name="Footnote">Disk labels describe disk partition and slice information. <text:s/>See fdisk(1M) and/or format(1M) for more information on disk partitions and slices. <text:s/>It should be noted that disk labels are a completely separate entity from vdev labels and while their naming is <text:span text:style-name="T21">similar</text:span>, they should not be confused as being similar.</text:p></text:note-body></text:note> <text:s/>While EFI labels are not written as part of a slice (they have their own reserved space), <text:s/>VTOC labels must be written to the first 8K of slice 0. <text:s/>Thus, to support VTOC labels, the first 8k of the vdev_label is left empty to prevent potentially overwriting a VTOC disk label. <text:s/></text:p>
      <text:h text:style-name="Heading_20_3" text:outline-level="3"><text:tab/>Section 1.3.2: Boot Block Header</text:h>
      <text:p text:style-name="P68">The boot block header is an 8K structure that is reserved for future use. <text:s/>The contents of this block will be described in a future appendix of this paper.</text:p>
      <text:h text:style-name="Heading_20_3" text:outline-level="3"><text:tab/>Section 1.3.3: Name-Value Pair List</text:h>
      <text:p text:style-name="P73">The next 112KB of the label holds a collection of name-value pairs describing this vdev and all of it's related vdevs. <text:s/>Related vdevs are defined as all vdevs within the subtree rooted at this vdev's top-level vdev. <text:s/>For example, <text:s/>the vdev label on device “A” (seen in the illustration below) would contain information describing the subtree highlighted: including vdevs “A”, “B”, <text:s/>and “M1” (top-level vdev).</text:p>
      <text:p text:style-name="P73"/>
      <text:p text:style-name="P73"><draw:frame draw:style-name="fr1" draw:name="Frame16" text:anchor-type="paragraph" svg:width="4.6929in" draw:z-index="3"><draw:text-box fo:min-height="3.1484in"><text:p text:style-name="Illustration"><draw:frame draw:style-name="fr4" draw:name="Object2" text:anchor-type="paragraph" svg:x="0.0016in" svg:y="0.0008in" svg:width="4.6929in" style:rel-width="100%" svg:height="3.148in" style:rel-height="scale" draw:z-index="4"><draw:object xlink:href="./Obj00E3F3E2" xlink:type="simple" xlink:show="embed" xlink:actuate="onLoad"/><draw:image xlink:href="./ObjectReplacements/Obj00E3F3E2" xlink:type="simple" xlink:show="embed" xlink:actuate="onLoad"/></draw:frame>Illustration <text:sequence text:ref-name="refIllustration3" text:name="Illustration" text:formula="ooow:Illustration+1" style:num-format="1">4</text:sequence> vdev tree showing related vdevs in highlighted circle</text:p></draw:text-box></draw:frame><text:soft-page-break/></text:p>
      <text:p text:style-name="P73"/>
      <text:p text:style-name="P73">All name-value pairs are stored in XDR encoded nvlists. <text:s/>For more information on XDR encoding or nvlists, see the libnvpair(3LIB) and nvlist_free(3NVPAIR) man pages. <text:s/>The following name-value pairs are contained within this 112KB portion of the vdev_label.</text:p>
      <text:p text:style-name="P73"><text:tab/></text:p>
      <text:p text:style-name="P89"><text:span text:style-name="T6">Version</text:span>: </text:p>
      <text:p text:style-name="P90">Name: “version”</text:p>
      <text:p text:style-name="P90">Value: <text:tab/>DATA_TYPE_UINT64</text:p>
      <text:p text:style-name="P91">Description: On disk format version. Current value is “1”.</text:p>
      <text:p text:style-name="P91"/>
      <text:p text:style-name="P92">Name:</text:p>
      <text:p text:style-name="P91">Name: “name”</text:p>
      <text:p text:style-name="P89"><text:span text:style-name="T7">Value: </text:span><text:span text:style-name="T6"><text:s/></text:span><text:span text:style-name="T7">DATA_TYPE_STRING</text:span></text:p>
      <text:p text:style-name="P91">Description: Name of the pool in which this vdev belongs.</text:p>
      <text:p text:style-name="P91"/>
      <text:p text:style-name="P92">State: </text:p>
      <text:p text:style-name="P91">Name: “state”</text:p>
      <text:p text:style-name="P91">Value: <text:s/>DATA_TYPE_UINT64</text:p>
      <text:p text:style-name="P91">Description: State of this pool. <text:s/>The following table shows all existing pool states.</text:p>
      <text:p text:style-name="P91"/>
      <table:table table:name="Table1" table:style-name="Table1">
        <table:table-column table:style-name="Table1.A"/>
        <table:table-column table:style-name="Table1.B"/>
        <table:table-header-rows>
          <text:soft-page-break/>
          <table:table-row>
            <table:table-cell table:style-name="Table1.A1" office:value-type="string">
              <text:p text:style-name="P115">State</text:p>
            </table:table-cell>
            <table:table-cell table:style-name="Table1.B1" office:value-type="string">
              <text:p text:style-name="P115">Value</text:p>
            </table:table-cell>
          </table:table-row>
        </table:table-header-rows>
        <table:table-row>
          <table:table-cell table:style-name="Table1.A2" office:value-type="string">
            <text:p text:style-name="P119">POOL_STATE_ACTIVE</text:p>
          </table:table-cell>
          <table:table-cell table:style-name="Table1.B2" office:value-type="float" office:value="0">
            <text:p text:style-name="P120">0</text:p>
          </table:table-cell>
        </table:table-row>
        <table:table-row>
          <table:table-cell table:style-name="Table1.A2" office:value-type="string">
            <text:p text:style-name="P119">POOL_STATE_EXPORTED</text:p>
          </table:table-cell>
          <table:table-cell table:style-name="Table1.B2" office:value-type="float" office:value="1">
            <text:p text:style-name="P120">1</text:p>
          </table:table-cell>
        </table:table-row>
        <table:table-row>
          <table:table-cell table:style-name="Table1.A2" office:value-type="string">
            <text:p text:style-name="P119">POOL_STATE_DESTROYED</text:p>
          </table:table-cell>
          <table:table-cell table:style-name="Table1.B2" office:value-type="float" office:value="2">
            <text:p text:style-name="P120">2</text:p>
          </table:table-cell>
        </table:table-row>
      </table:table>
      <text:p text:style-name="P89">Table <text:sequence text:ref-name="refTable0" text:name="Table" text:formula="ooow:Table+1" style:num-format="1">1</text:sequence> Pool states and values.<text:tab/><text:tab/></text:p>
      <text:p text:style-name="P89"/>
      <text:p text:style-name="P92">Transaction </text:p>
      <text:p text:style-name="P91">Name: “txg”</text:p>
      <text:p text:style-name="P91">Value: DATA_TYPE_UINT64</text:p>
      <text:p text:style-name="P91">Descriptions: <text:s/>Transaction group number in which this label was written to disk.</text:p>
      <text:p text:style-name="P77"><text:s/></text:p>
      <text:p text:style-name="P79"><text:tab/><text:span text:style-name="T31">Pool Guid</text:span></text:p>
      <text:p text:style-name="P91">Name: “pool_guid”</text:p>
      <text:p text:style-name="P91">Value:<text:tab/>DATA_TYPE_UINT64</text:p>
      <text:p text:style-name="P91">Description: Global unique identifier (guid) for the pool. </text:p>
      <text:p text:style-name="P95"/>
      <text:p text:style-name="P92">Top Guid</text:p>
      <text:p text:style-name="P91">Name: “top_guid”</text:p>
      <text:p text:style-name="P91">Value:<text:tab/>DATA_TYPE_UINT64</text:p>
      <text:p text:style-name="P91">Description: <text:s/>Global unique identifier for the top-level vdev of this subtree.</text:p>
      <text:p text:style-name="P91"/>
      <text:p text:style-name="P92">Guid</text:p>
      <text:p text:style-name="P91">Name: “guid”</text:p>
      <text:p text:style-name="P91">Value: DATA_TYPE_UINT64</text:p>
      <text:p text:style-name="P91">Description: Global unique identifier for this vdev.</text:p>
      <text:p text:style-name="P91"/>
      <text:p text:style-name="P92">Vdev Tree</text:p>
      <text:p text:style-name="P91">Name: “vdev_tree”</text:p>
      <text:p text:style-name="P91">Value: DATA_TYPE_NVLIST</text:p>
      <text:p text:style-name="P91">Description: <text:s/>The vdev_tree is a nvlist structure which is used recursively to describe the <text:span text:style-name="T21">hierarchical</text:span> nature of the vdev tree as seen in illustrations one and four. <text:s/>The vdev_tree recursively describes each “related” vdev within this vdev's subtree. <text:s/>The illustration below shows what the “vdev_tree” entry might look like for “vdev A” as shown in <text:span text:style-name="T21">illustrations</text:span> one and four earlier in this document. </text:p>
      <text:p text:style-name="P91"/>
      <text:p text:style-name="P91"/>
      <text:p text:style-name="P91"/>
      <text:p text:style-name="P91"/>
      <text:p text:style-name="P91"/>
      <text:p text:style-name="P91"><draw:frame draw:style-name="fr1" draw:name="Frame15" text:anchor-type="paragraph" svg:width="3.8957in" draw:z-index="1"><draw:text-box fo:min-height="2.4453in"><text:p text:style-name="Illustration"><draw:frame draw:style-name="fr4" draw:name="Object1" text:anchor-type="paragraph" svg:x="0.0016in" svg:y="0.0008in" svg:width="3.8957in" style:rel-width="100%" svg:height="2.4453in" style:rel-height="scale" draw:z-index="2"><draw:object xlink:href="./Obj00E3F3E1" xlink:type="simple" xlink:show="embed" xlink:actuate="onLoad"/><draw:image xlink:href="./ObjectReplacements/Obj00E3F3E1" xlink:type="simple" xlink:show="embed" xlink:actuate="onLoad"/></draw:frame>Illustration <text:sequence text:ref-name="refIllustration4" text:name="Illustration" text:formula="ooow:Illustration+1" style:num-format="1">5</text:sequence> vdev tree nvlist entry for "vdev A" as seen in Illustrations 1 and 4 </text:p></draw:text-box></draw:frame><text:soft-page-break/></text:p>
      <text:p text:style-name="P91">Each vdev_tree nvlist contains the following elements as described in the section below. <text:s/>Note that not all nvlist elements are applicable to all vdevs types. <text:s/>Therefore, a vdev_tree nvlist may contain only a subset of the elements described below.</text:p>
      <text:p text:style-name="P91"/>
      <text:p text:style-name="P133">Name: “type”</text:p>
      <text:p text:style-name="P133">Value: <text:s/>DATA_TYPE_STRING</text:p>
      <text:p text:style-name="P133">Description: String value indicating type of vdev. <text:s/>The following vdev_types are valid.</text:p>
      <text:p text:style-name="P133"/>
      <table:table table:name="Table12" table:style-name="Table12">
        <table:table-column table:style-name="Table12.A"/>
        <table:table-column table:style-name="Table12.B"/>
        <table:table-header-rows>
          <table:table-row>
            <table:table-cell table:style-name="Table12.A1" office:value-type="string">
              <text:p text:style-name="P116">Type</text:p>
            </table:table-cell>
            <table:table-cell table:style-name="Table12.B1" office:value-type="string">
              <text:p text:style-name="P116">Description</text:p>
            </table:table-cell>
          </table:table-row>
        </table:table-header-rows>
        <table:table-row>
          <table:table-cell table:style-name="Table12.A2" office:value-type="string">
            <text:p text:style-name="P127">“disk”</text:p>
          </table:table-cell>
          <table:table-cell table:style-name="Table12.B2" office:value-type="string">
            <text:p text:style-name="P127">Leaf vdev: block storage</text:p>
          </table:table-cell>
        </table:table-row>
        <table:table-row>
          <table:table-cell table:style-name="Table12.A2" office:value-type="string">
            <text:p text:style-name="P127">“file”</text:p>
          </table:table-cell>
          <table:table-cell table:style-name="Table12.B2" office:value-type="string">
            <text:p text:style-name="P127">Leaf vdev: file storage</text:p>
          </table:table-cell>
        </table:table-row>
        <table:table-row>
          <table:table-cell table:style-name="Table12.A2" office:value-type="string">
            <text:p text:style-name="P127">“mirror”</text:p>
          </table:table-cell>
          <table:table-cell table:style-name="Table12.B2" office:value-type="string">
            <text:p text:style-name="P127">Interior vdev: mirror</text:p>
          </table:table-cell>
        </table:table-row>
        <table:table-row>
          <table:table-cell table:style-name="Table12.A2" office:value-type="string">
            <text:p text:style-name="P127">“raidz”</text:p>
          </table:table-cell>
          <table:table-cell table:style-name="Table12.B2" office:value-type="string">
            <text:p text:style-name="P127">Interior vdev: raidz</text:p>
          </table:table-cell>
        </table:table-row>
        <table:table-row>
          <table:table-cell table:style-name="Table12.A2" office:value-type="string">
            <text:p text:style-name="P127">“replacing”</text:p>
          </table:table-cell>
          <table:table-cell table:style-name="Table12.B2" office:value-type="string">
            <text:p text:style-name="P127">Interior vdev: a slight variation on the mirror vdev; used by ZFS when replacing one disk with another</text:p>
          </table:table-cell>
        </table:table-row>
        <table:table-row>
          <table:table-cell table:style-name="Table12.A2" office:value-type="string">
            <text:p text:style-name="P127">“root”</text:p>
          </table:table-cell>
          <table:table-cell table:style-name="Table12.B2" office:value-type="string">
            <text:p text:style-name="P127">Interior vdev: the root of the vdev tree</text:p>
          </table:table-cell>
        </table:table-row>
      </table:table>
      <text:p text:style-name="Table"><text:tab/><text:tab/><text:tab/>Table <text:sequence text:ref-name="refTable1" text:name="Table" text:formula="ooow:Table+1" style:num-format="1">2</text:sequence> Vdev Type Strings</text:p>
      <text:p text:style-name="P133"/>
      <text:p text:style-name="P133">Name: “id”</text:p>
      <text:p text:style-name="P133">Value: <text:s/>DATA_TYPE_UINT64</text:p>
      <text:p text:style-name="P133">Description: The id is the index of this vdev in its parent's children array.</text:p>
      <text:p text:style-name="P133"/>
      <text:p text:style-name="P133">Name: “guid”</text:p>
      <text:p text:style-name="P133">Value: DATA_TYPE_UINT64</text:p>
      <text:p text:style-name="P133">Description: Global Unique Identifier for this vdev_tree element.</text:p>
      <text:p text:style-name="P133"/>
      <text:p text:style-name="P133"><text:soft-page-break/>Name: “path”</text:p>
      <text:p text:style-name="P133">Value: DATA_TYPE_STRING</text:p>
      <text:p text:style-name="P133">Description: Device path. Only used for leaf vdevs.</text:p>
      <text:p text:style-name="P133"/>
      <text:p text:style-name="P136">Name: “devid” </text:p>
      <text:p text:style-name="P136">Value: <text:s/>DATA_TYPE_STRING</text:p>
      <text:p text:style-name="P136">Description: Device ID for this vdev_tree element. <text:s/>Only used for vdevs of type disk.</text:p>
      <text:p text:style-name="P136"/>
      <text:p text:style-name="P134">Name: “metaslab_array”</text:p>
      <text:p text:style-name="P134">Value: DATA_TYPE_UINT64</text:p>
      <text:p text:style-name="P134">Description: <text:span text:style-name="T35">Object number of an object containing an array of object numbers. <text:s/>Each element of this array (ma[i]) is, in turn, an object number of a space map for metaslab '</text:span><text:span text:style-name="T36">i'</text:span><text:span text:style-name="T35">. </text:span></text:p>
      <text:p text:style-name="P134"/>
      <text:p text:style-name="P134">Name: “metaslab_shift”</text:p>
      <text:p text:style-name="P134">Value: DATA_TYPE_UINT64</text:p>
      <text:p text:style-name="P134">Description: log base 2 of the metaslab size</text:p>
      <text:p text:style-name="P134"/>
      <text:p text:style-name="P134">Name: “ashift”</text:p>
      <text:p text:style-name="P134">Value: DATA_TYPE_UINT64</text:p>
      <text:p text:style-name="P134">Description: Log base 2 of the minimum allocatable unit for this top level vdev. <text:s/>This is currently '10' for a RAIDz configuration, '9' otherwise.</text:p>
      <text:p text:style-name="P134"/>
      <text:p text:style-name="P134">Name: “asize”</text:p>
      <text:p text:style-name="P134">Value: DATA_TYPE_UINT64</text:p>
      <text:p text:style-name="P134">Description: Amount of space that can be allocated from this top level vdev</text:p>
      <text:p text:style-name="P135"/>
      <text:p text:style-name="P133">Name: “children”</text:p>
      <text:p text:style-name="P133">Value: DATA_TYPE_NVLIST_ARRAY</text:p>
      <text:p text:style-name="P133">Description: Array of vdev_tree nvlists for each child of this vdev_tree element.</text:p>
      <text:p text:style-name="P96"/>
      <text:h text:style-name="Heading_20_3" text:outline-level="3"><text:tab/>Section 1.3.4: The Uberblock</text:h>
      <text:p text:style-name="P71"><text:span text:style-name="T7">Immediately following the nvpair lists in the vdev label is an array of uberblocks. <text:s/>The uberblock is the portion of the label containing information necessary to access the contents of the pool</text:span><text:span text:style-name="T7"><text:note text:id="ftn2" text:note-class="footnote"><text:note-citation>2</text:note-citation><text:note-body><text:p text:style-name="Footnote">The uberblock is similar to the superblock in UFS.</text:p></text:note-body></text:note></text:span><text:span text:style-name="T7">. <text:s text:c="2"/>Only one uberblock in the pool is active at any point in time. <text:s/>The uberblock with the highest transaction group number and valid SHA-256 checksum is the active uberblock.</text:span></text:p>
      <text:p text:style-name="P73"/>
      <text:p text:style-name="P138">To ensure constant access to the active uberblock, the active uberblock is never <text:soft-page-break/>overwritten. <text:s/>Instead, all updates to an uberblock are done by writing a modified uberblock to another element of the uberblock array. <text:s/>Upon writing the new uberblock, the transaction group number and timestamps are incremented thereby making it the new active uberblock in a single atomic action. <text:s/>Uberblocks are written in a round robin fashion across the various vdevs with the pool. <text:s/>The illustration below has an expanded view of two uberblocks within an uberblock array. </text:p>
      <text:p text:style-name="P84"/>
      <text:p text:style-name="P85"/>
      <text:p text:style-name="P85"><draw:frame draw:style-name="fr1" draw:name="Frame18" text:anchor-type="paragraph" svg:width="4.9189in" draw:z-index="33"><draw:text-box fo:min-height="2.3882in"><text:p text:style-name="Illustration"><draw:frame draw:style-name="fr4" draw:name="Object19" text:anchor-type="paragraph" svg:x="0.0016in" svg:y="0.0008in" svg:width="4.9189in" style:rel-width="100%" svg:height="2.3874in" style:rel-height="scale" draw:z-index="34"><draw:object xlink:href="./Obj08045CB6" xlink:type="simple" xlink:show="embed" xlink:actuate="onLoad"/><draw:image xlink:href="./ObjectReplacements/Obj08045CB6" xlink:type="simple" xlink:show="embed" xlink:actuate="onLoad"/></draw:frame>Illustration <text:sequence text:ref-name="refIllustration5" text:name="Illustration" text:formula="ooow:Illustration+1" style:num-format="1">6</text:sequence> Uberblock array showing uberblock contents</text:p></draw:text-box></draw:frame></text:p>
      <text:p text:style-name="P84"/>
      <text:p text:style-name="P60"><text:tab/>Uberblock Technical Details</text:p>
      <text:p text:style-name="P138">The uberblock is stored in the machine's native endian format and has the following contents:</text:p>
      <text:p text:style-name="P61"/>
      <text:p text:style-name="P61"><text:tab/><text:span text:style-name="T34">ub_magic</text:span></text:p>
      <text:p text:style-name="P73">The uberblock magic number is a 64 bit integer used to identify a device as containing ZFS data. <text:s/>The value of the ub_magic is 0x00bab10c (oo-ba-block). <text:s text:c="2"/>The following table shows the ub_magic number as seen on disk.<text:tab/><text:tab/><text:tab/></text:p>
      <table:table table:name="Table20" table:style-name="Table20">
        <table:table-column table:style-name="Table20.A"/>
        <table:table-column table:style-name="Table20.B"/>
        <table:table-header-rows>
          <table:table-row>
            <table:table-cell table:style-name="Table20.A1" office:value-type="string">
              <text:p text:style-name="Table_20_Heading">Machine Endianness</text:p>
            </table:table-cell>
            <table:table-cell table:style-name="Table20.B1" office:value-type="string">
              <text:p text:style-name="Table_20_Heading">Uberblock Value</text:p>
            </table:table-cell>
          </table:table-row>
        </table:table-header-rows>
        <table:table-row>
          <table:table-cell table:style-name="Table20.A2" office:value-type="string">
            <text:p text:style-name="P129">Big Endian</text:p>
          </table:table-cell>
          <table:table-cell table:style-name="Table20.B2" office:value-type="string">
            <text:p text:style-name="P130">0x00bab10c</text:p>
          </table:table-cell>
        </table:table-row>
        <table:table-row>
          <table:table-cell table:style-name="Table20.A2" office:value-type="string">
            <text:p text:style-name="P129">Little Endian</text:p>
          </table:table-cell>
          <table:table-cell table:style-name="Table20.B2" office:value-type="string">
            <text:p text:style-name="P130">0x0cb1ba00</text:p>
          </table:table-cell>
        </table:table-row>
      </table:table>
      <text:p text:style-name="Table"><text:tab/>Table <text:sequence text:ref-name="refTable2" text:name="Table" text:formula="ooow:Table+1" style:num-format="1">3</text:sequence> Uberblock values per machine endian type.</text:p>
      <text:p text:style-name="P149"/>
      <text:p text:style-name="P74">ub_version</text:p>
      <text:p text:style-name="P73">The version field is used to identify the on-disk format in which this data is laid out. <text:s text:c="2"/>The current on-disk format <text:span text:style-name="T21">version</text:span> number is <text:span text:style-name="T34">0x1</text:span>. This field contains the same value as the “version” element of the name/value pairs described in section 1.3.3.</text:p>
      <text:p text:style-name="P73"/>
      <text:p text:style-name="P74"><text:soft-page-break/>ub_txg</text:p>
      <text:p text:style-name="P73">All writes in ZFS are done in transaction groups. <text:s/>Each group has an associated <text:span text:style-name="T21">transaction group number</text:span>. The ub_txg value reflects the transaction group in which this uberblock was written. <text:s/>The ub_txg number must be greater than or equal to the “txg” number stored in the nvlist for this label to be valid. </text:p>
      <text:p text:style-name="P60"/>
      <text:p text:style-name="P60"><text:tab/>ub_guid_sum</text:p>
      <text:p text:style-name="P49">The ub_guid_sum is used to verify the availability of vdevs within a pool. <text:s/>When a pool is <text:span text:style-name="T21">opened</text:span>, ZFS traverses all leaf vdevs within the pool and totals a running sum of all the GUIDs (a vdev's guid is stored in the<text:span text:style-name="T27"> guid </text:span>nvpair entry, see section 1.3.3) it encounters. <text:s/>This computed sum is checked against the ub_guid_sum to verify the <text:span text:style-name="T21">availability</text:span> of all vdevs within this pool.</text:p>
      <text:p text:style-name="P49"/>
      <text:p text:style-name="P50">ub_timestamp</text:p>
      <text:p text:style-name="P49">Coordinated Universal Time (UTC) when this uberblock was <text:span text:style-name="T21">written in seconds since January 1</text:span><text:span text:style-name="T38">st</text:span><text:span text:style-name="T21"> 1970 (GMT).</text:span> <text:s/></text:p>
      <text:p text:style-name="P49"/>
      <text:p text:style-name="P50">ub_rootbp</text:p>
      <text:p text:style-name="P49">The ub_rootbp is a blkptr structure containing the location of the MOS. <text:s/>Both the MOS and blkptr structures are described in later chapters of this document: Chapters 4 and 2 respectively.</text:p>
      <text:p text:style-name="P49"/>
      <text:h text:style-name="Heading_20_2" text:outline-level="2">Section 1.4: Boot Block</text:h>
      <text:p text:style-name="P152">Immediately following the L0 and L1 labels is a 3.5MB chunk reserved for future use. <text:s/>The contents of this block will be described in a future appendix of this paper.</text:p>
      <text:p text:style-name="P152"/>
      <text:h text:style-name="Heading_20_1" text:outline-level="1"><draw:frame draw:style-name="fr2" draw:name="Frame9" text:anchor-type="paragraph" svg:x="0.7252in" svg:y="0.048in" svg:width="4.2598in" draw:z-index="9"><draw:text-box fo:min-height="0.7291in"><text:p text:style-name="Illustration"><draw:g text:anchor-type="paragraph" draw:z-index="10" draw:style-name="gr1"><draw:rect draw:style-name="gr2" draw:text-style-name="P220" svg:width="4.2449in" svg:height="0.5106in" svg:x="0.0154in" svg:y="0.2134in"><text:p/></draw:rect><draw:line draw:style-name="gr2" draw:text-style-name="P220" svg:x1="0.3874in" svg:y1="0.2134in" svg:x2="0.3874in" svg:y2="0.7236in"><text:p/></draw:line><draw:line draw:style-name="gr2" draw:text-style-name="P220" svg:x1="0.811in" svg:y1="0.2134in" svg:x2="0.811in" svg:y2="0.7236in"><text:p/></draw:line><draw:line draw:style-name="gr2" draw:text-style-name="P220" svg:x1="3.8925in" svg:y1="0.2134in" svg:x2="3.8925in" svg:y2="0.7236in"><text:p/></draw:line><draw:line draw:style-name="gr2" draw:text-style-name="P220" svg:x1="3.4992in" svg:y1="0.2134in" svg:x2="3.4992in" svg:y2="0.7236in"><text:p/></draw:line><draw:frame draw:style-name="gr3" draw:text-style-name="P222" svg:width="0.2358in" svg:height="0.2197in" svg:x="0.1272in" svg:y="0.4075in"><draw:text-box><text:p text:style-name="P221"><text:span text:style-name="T57">L0</text:span></text:p></draw:text-box></draw:frame><draw:frame draw:style-name="gr3" draw:text-style-name="P222" svg:width="0.235in" svg:height="0.2197in" svg:x="0.5102in" svg:y="0.402in"><draw:text-box><text:p text:style-name="P221"><text:span text:style-name="T57">L1</text:span></text:p></draw:text-box></draw:frame><draw:frame draw:style-name="gr3" draw:text-style-name="P222" svg:width="0.2358in" svg:height="0.2197in" svg:x="3.5965in" svg:y="0.3874in"><draw:text-box><text:p text:style-name="P221"><text:span text:style-name="T57">L2</text:span></text:p></draw:text-box></draw:frame><draw:frame draw:style-name="gr3" draw:text-style-name="P222" svg:width="0.2358in" svg:height="0.2197in" svg:x="3.9744in" svg:y="0.3929in"><draw:text-box><text:p text:style-name="P221"><text:span text:style-name="T57">L3</text:span></text:p></draw:text-box></draw:frame><draw:frame draw:style-name="gr4" draw:text-style-name="P223" svg:width="0.0921in" svg:height="0.1051in" svg:x="0in" svg:y="0.0193in"><draw:text-box><text:p text:style-name="P221"><text:span text:style-name="T58">0</text:span></text:p></draw:text-box></draw:frame><draw:frame draw:style-name="gr5" draw:text-style-name="P223" svg:width="0.1886in" svg:height="0.1051in" svg:x="0.3008in" svg:y="0.0047in"><draw:text-box><text:p text:style-name="P221"><text:span text:style-name="T58">256K</text:span></text:p></draw:text-box></draw:frame><draw:frame draw:style-name="gr6" draw:text-style-name="P223" svg:width="0.2823in" svg:height="0.1051in" svg:x="3.3665in" svg:y="0.0307in"><draw:text-box><text:p text:style-name="P221"><text:span text:style-name="T58">N-512K</text:span></text:p></draw:text-box></draw:frame><draw:frame draw:style-name="gr6" draw:text-style-name="P223" svg:width="0.2823in" svg:height="0.1051in" svg:x="3.7547in" svg:y="0.0256in"><draw:text-box><text:p text:style-name="P221"><text:span text:style-name="T58">N-256K</text:span></text:p></draw:text-box></draw:frame><draw:line draw:style-name="gr7" draw:text-style-name="P220" svg:x1="3.5in" svg:y1="0.2185in" svg:x2="3.5in" svg:y2="0.111in"><text:p/></draw:line><draw:line draw:style-name="gr8" draw:text-style-name="P220" svg:x1="3.8929in" svg:y1="0.2083in" svg:x2="3.8929in" svg:y2="0.1063in"><text:p/></draw:line><draw:line draw:style-name="gr9" draw:text-style-name="P220" svg:x1="0.0201in" svg:y1="0.2138in" svg:x2="0.0201in" svg:y2="0.1063in"><text:p/></draw:line><draw:line draw:style-name="gr10" draw:text-style-name="P220" svg:x1="0.3874in" svg:y1="0.2142in" svg:x2="0.3874in" svg:y2="0.1016in"><text:p/></draw:line><draw:line draw:style-name="gr11" draw:text-style-name="P220" svg:x1="0.8063in" svg:y1="0.2142in" svg:x2="0.8063in" svg:y2="0.1217in"><text:p/></draw:line><draw:frame draw:style-name="gr5" draw:text-style-name="P223" svg:width="0.1886in" svg:height="0.1051in" svg:x="0.7091in" svg:y="0in"><draw:text-box><text:p text:style-name="P221"><text:span text:style-name="T58">512K</text:span></text:p></draw:text-box></draw:frame><draw:line draw:style-name="gr12" draw:text-style-name="P220" svg:x1="1.4846in" svg:y1="0.2138in" svg:x2="1.4846in" svg:y2="0.7283in"><text:p/></draw:line><draw:line draw:style-name="gr13" draw:text-style-name="P220" svg:x1="1.4799in" svg:y1="0.2189in" svg:x2="1.4799in" svg:y2="0.1272in"><text:p/></draw:line><draw:frame draw:style-name="gr14" draw:text-style-name="P223" svg:width="0.1862in" svg:height="0.1051in" svg:x="1.4181in" svg:y="0.0008in"><draw:text-box><text:p text:style-name="P221"><text:span text:style-name="T58">4M</text:span></text:p></draw:text-box></draw:frame><draw:frame draw:style-name="gr15" draw:text-style-name="P225" svg:width="0.3004in" svg:height="0.2921in" svg:x="1.0063in" svg:y="0.3618in"><draw:text-box><text:p text:style-name="P224"><text:span text:style-name="T57">Boot Block</text:span></text:p></draw:text-box></draw:frame></draw:g>Illustration <text:sequence text:ref-name="refIllustration6" text:name="Illustration" text:formula="ooow:Illustration+1" style:num-format="1">7</text:sequence> Vdev label layout including boot block reserved space.</text:p></draw:text-box></draw:frame></text:h>
      <text:h text:style-name="P218" text:outline-level="1">Chapter Two: Block Pointers and Indirect Blocks</text:h>
      <text:p text:style-name="P57">Data is transferred between disk and main memory in units called <text:span text:style-name="T17">blocks</text:span>. <text:s/>A block pointer (blkptr_t) is a 128 byte ZFS structure used to physically locate, verify, and describe blocks of data on disk. <text:s/></text:p>
      <text:p text:style-name="P63"/>
      <text:p text:style-name="P57">The 128 byte blkptr_t structure layout is shown in the illustration below.</text:p>
      <text:p text:style-name="P64"/>
      <text:p text:style-name="P64"><draw:frame draw:style-name="fr1" draw:name="Frame10" text:anchor-type="paragraph" svg:width="3.2654in" draw:z-index="11"><draw:text-box fo:min-height="4.5646in"><text:p text:style-name="Illustration"><draw:frame draw:style-name="fr4" draw:name="Object7" text:anchor-type="paragraph" svg:x="0.0016in" svg:y="0.0008in" svg:width="3.2654in" style:rel-width="100%" svg:height="4.5638in" style:rel-height="scale" draw:z-index="12"><draw:object xlink:href="./Obj00E3F3E7" xlink:type="simple" xlink:show="embed" xlink:actuate="onLoad"/><draw:image xlink:href="./ObjectReplacements/Obj00E3F3E7" xlink:type="simple" xlink:show="embed" xlink:actuate="onLoad"/></draw:frame>Illustration <text:sequence text:ref-name="refIllustration7" text:name="Illustration" text:formula="ooow:Illustration+1" style:num-format="1">8</text:sequence> Block pointer structure showing byte by byte usage.</text:p></draw:text-box></draw:frame></text:p>
      <text:p text:style-name="P65"/>
      <text:h text:style-name="Heading_20_2" text:outline-level="2"><text:tab/><text:tab/><text:span text:style-name="T34">Section 2.1: DVA – Data Virtual Address</text:span></text:h>
      <text:p text:style-name="P99">The data virtual address is the name given to the combination of the <text:span text:style-name="T27">vdev </text:span><text:span text:style-name="T30">and </text:span><text:span text:style-name="T27">offset </text:span><text:span text:style-name="T30">portions of the block pointer, for example the combination of </text:span><text:span text:style-name="T27">vdev1 </text:span><text:span text:style-name="T30">and </text:span><text:span text:style-name="T27">offset1</text:span><text:span text:style-name="T30"> make up a DVA (dva1). <text:s/>ZFS provides the capability of storing up to three copies of the data pointed to by the block pointer, each pointed to by a unique DVA (dva1, dva2, or dva3). <text:s/>The data stored in each of these copies is identical. <text:s/>The number of DVAs used per block pointer is purely a policy decision and is called the “wideness” of the block pointer: </text:span><text:soft-page-break/><text:span text:style-name="T30">single wide block pointer (1 DVA), double wide block pointer (2 DVAs), and triple wide block pointer (3 DVAs).</text:span></text:p>
      <text:p text:style-name="P108"/>
      <text:p text:style-name="P99">The <text:span text:style-name="T27">vdev</text:span> <text:s/>portion of each DVA is a 32 bit integer which uniquely identifies the vdev ID containing this block. The <text:span text:style-name="T27">offset</text:span> <text:s/>portion of the DVA is a 63 bit integer value holding the offset (starting after the vdev labels (L0 and L1) and boot block) within that device where the data lives. <text:s/>Together, the <text:span text:style-name="T27">vdev </text:span><text:span text:style-name="T30">and </text:span><text:span text:style-name="T27">offset</text:span> <text:s/>uniquely identify the block address of the data it points to.</text:p>
      <text:p text:style-name="P99"/>
      <text:p text:style-name="P99">The value stored in <text:span text:style-name="T27">offset </text:span><text:span text:style-name="T30">is the offset in terms of sectors (512 byte blocks). <text:s/>To find the physical block byte offset from the beginning of a slice, the value inside </text:span><text:span text:style-name="T27">offset </text:span><text:span text:style-name="T30">must be shifted over (&lt;&lt;) by 9 (2</text:span><text:span text:style-name="T39">9</text:span><text:span text:style-name="T30"> =512) and this value must be added to 0x400000 (size of two vdev_labels and boot block).</text:span></text:p>
      <text:p text:style-name="P93"/>
      <text:p text:style-name="P89"><text:span text:style-name="T8"><text:tab/></text:span><text:span text:style-name="T11">physical block address = (offset &lt;&lt; 9)</text:span><text:span text:style-name="T1"> + 0x400000 (4MB)</text:span></text:p>
      <text:p text:style-name="P93"/>
      <text:h text:style-name="Heading_20_2" text:outline-level="2"><text:tab/><text:tab/>Section 2.2 : GRID</text:h>
      <text:p text:style-name="P99">Raid-Z layout information, reserved for future use.</text:p>
      <text:p text:style-name="P99"/>
      <text:h text:style-name="Heading_20_2" text:outline-level="2"><text:tab/><text:tab/>Section 2.3: <text:s/>GANG</text:h>
      <text:p text:style-name="P99">A gang block is a block whose contents contain block pointers. <text:s/>Gang blocks are used when the amount of space requested is not available in a contiguous block. <text:s/>In a situation of this kind, several smaller blocks will be allocated (totaling up to the size requested) and a gang block will be created to contain the block pointers for the allocated blocks. <text:s/>A pointer to this gang block is returned to the requester, giving the requester the perception of a single block.</text:p>
      <text:p text:style-name="P99"/>
      <text:p text:style-name="P99">Gang blocks are identified by the “<text:span text:style-name="T27">G</text:span>” bit.</text:p>
      <text:p text:style-name="P99"/>
      <table:table table:name="Table13" table:style-name="Table13">
        <table:table-column table:style-name="Table13.A"/>
        <table:table-column table:style-name="Table13.B"/>
        <table:table-header-rows>
          <table:table-row>
            <table:table-cell table:style-name="Table13.A1" office:value-type="string">
              <text:p text:style-name="P115">“G” bit value</text:p>
            </table:table-cell>
            <table:table-cell table:style-name="Table13.B1" office:value-type="string">
              <text:p text:style-name="P115">Description</text:p>
            </table:table-cell>
          </table:table-row>
        </table:table-header-rows>
        <table:table-row>
          <table:table-cell table:style-name="Table13.A2" office:value-type="float" office:value="0">
            <text:p text:style-name="P121">0</text:p>
          </table:table-cell>
          <table:table-cell table:style-name="Table13.B2" office:value-type="string">
            <text:p text:style-name="P120">non-gang block</text:p>
          </table:table-cell>
        </table:table-row>
        <table:table-row>
          <table:table-cell table:style-name="Table13.A2" office:value-type="float" office:value="1">
            <text:p text:style-name="P121">1</text:p>
          </table:table-cell>
          <table:table-cell table:style-name="Table13.B2" office:value-type="string">
            <text:p text:style-name="P120">gang block</text:p>
          </table:table-cell>
        </table:table-row>
      </table:table>
      <text:p text:style-name="Table"><text:tab/><text:tab/>Table <text:sequence text:ref-name="refTable3" text:name="Table" text:formula="ooow:Table+1" style:num-format="1">4</text:sequence> Gang Block Values</text:p>
      <text:p text:style-name="P99"/>
      <text:p text:style-name="P99">Gang blocks are 512 byte sized, self <text:span text:style-name="T21">checksumming blocks. <text:s/>A gang block contains up to 3 block pointers followed by a 32 byte checksum. <text:s/>The format of the gang block is described by the following structures.</text:span></text:p>
      <text:p text:style-name="P99"/>
      <text:p text:style-name="P99"/>
      <text:p text:style-name="P99"/>
      <text:p text:style-name="P99"><text:soft-page-break/></text:p>
      <text:p text:style-name="P99">t<text:span text:style-name="T41">ypedef struct zio_gbh {</text:span></text:p>
      <text:p text:style-name="P101"><text:tab/>blkptr_t <text:tab/>zg_blkptr[SPA_GBH_NBLKPTRS];</text:p>
      <text:p text:style-name="P101"><text:tab/>uint64_t<text:tab/><text:tab/>zg_filler[SPA_GBH_FILLER];</text:p>
      <text:p text:style-name="P101"><text:tab/>zio_block_tail_t<text:tab/>zg_tail.;</text:p>
      <text:p text:style-name="P101">} zio_gbh_phys_t;</text:p>
      <text:p text:style-name="P101"/>
      <text:p text:style-name="P165">zg_blkptr: <text:span text:style-name="T17">array of block pointers. <text:s/>Each 512 byte gang block can hold up to 3 block pointers.</text:span> </text:p>
      <text:p text:style-name="P165"/>
      <text:p text:style-name="P165">zg_filler: <text:span text:style-name="T17">The filler fields pads out the gang block so that it is nicely byte aligned.</text:span></text:p>
      <text:p text:style-name="P166"/>
      <text:p text:style-name="P101">typedef struct zio_block_tail {</text:p>
      <text:p text:style-name="P101"><text:tab/>uint64_t<text:tab/>zbt_magic;</text:p>
      <text:p text:style-name="P101"><text:tab/>zio_cksum_t<text:tab/>zbt_cksum; <text:tab/><text:tab/></text:p>
      <text:p text:style-name="P101">}</text:p>
      <text:p text:style-name="P101"/>
      <text:p text:style-name="P89"><text:span text:style-name="T13"><text:tab/></text:span><text:span text:style-name="T43">zbt_magic: </text:span><text:span text:style-name="T44">ZIO block tail magic number. <text:s/>The value is <text:s/><text:tab/><text:tab/><text:tab/></text:span><text:span text:style-name="T45">0x210da7ab10c7a11 </text:span><text:span text:style-name="T46">(</text:span><text:span text:style-name="T47">zio-data-bloc-tail). </text:span></text:p>
      <text:p text:style-name="P109"/>
      <text:p text:style-name="P110"><text:span text:style-name="T3">typedef zio_cksum</text:span> {</text:p>
      <text:p text:style-name="P110"><text:tab/>uint64_t<text:tab/>zc_word[4];</text:p>
      <text:p text:style-name="P110">}zio_cksum_t;</text:p>
      <text:p text:style-name="P89"/>
      <text:p text:style-name="P168">zc_word: <text:span text:style-name="T17">four 8 byte words containing the checksum for this gang block.</text:span></text:p>
      <text:p text:style-name="P99"/>
      <text:h text:style-name="Heading_20_2" text:outline-level="2"><text:tab/><text:tab/>Section 2.4: Checksum</text:h>
      <text:p text:style-name="P89"><text:span text:style-name="T3">By default ZFS checksums all of its data and metadata. <text:s/>ZFS supports several algorithms for </text:span><text:span text:style-name="T14">checksumming</text:span><text:span text:style-name="T3"> including fletcher2, fletcher4 and SHA-256 (256-bit Secure Hash Algorithm in FIPS 180-2, available at <text:s/></text:span><text:a xlink:type="simple" xlink:href="http://csrc.nist.gov/cryptval"><text:span text:style-name="T3">http://csrc.nist.gov/cryptval</text:span></text:a><text:span text:style-name="T3">). <text:s/>The algorithm used to checksum this block is identified by the 8 bit integer stored in the </text:span><text:span text:style-name="T11">cksum </text:span><text:span text:style-name="T8">portion of the block pointer. <text:s/>The following table pairs each integer with a description and algorithm used to checksum this block's contents.</text:span></text:p>
      <text:p text:style-name="P93"/>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P115">Description</text:p>
            </table:table-cell>
            <table:table-cell table:style-name="Table7.A1" office:value-type="string">
              <text:p text:style-name="P115">Value</text:p>
            </table:table-cell>
            <table:table-cell table:style-name="Table7.C1" office:value-type="string">
              <text:p text:style-name="P115">Algorithm</text:p>
            </table:table-cell>
          </table:table-row>
        </table:table-header-rows>
        <table:table-row>
          <table:table-cell table:style-name="Table7.A2" office:value-type="string">
            <text:p text:style-name="P119">on</text:p>
          </table:table-cell>
          <table:table-cell table:style-name="Table7.B2" office:value-type="float" office:value="1">
            <text:p text:style-name="P122">1</text:p>
          </table:table-cell>
          <table:table-cell table:style-name="Table7.C2" office:value-type="string">
            <text:p text:style-name="P120">fletcher2</text:p>
          </table:table-cell>
        </table:table-row>
        <table:table-row>
          <table:table-cell table:style-name="Table7.A2" office:value-type="string">
            <text:p text:style-name="P119">off</text:p>
          </table:table-cell>
          <table:table-cell table:style-name="Table7.B2" office:value-type="float" office:value="2">
            <text:p text:style-name="P122">2</text:p>
          </table:table-cell>
          <table:table-cell table:style-name="Table7.C2" office:value-type="string">
            <text:p text:style-name="P120">none</text:p>
          </table:table-cell>
        </table:table-row>
        <table:table-row>
          <table:table-cell table:style-name="Table7.A2" office:value-type="string">
            <text:p text:style-name="P119">label</text:p>
          </table:table-cell>
          <table:table-cell table:style-name="Table7.B2" office:value-type="float" office:value="3">
            <text:p text:style-name="P122">3</text:p>
          </table:table-cell>
          <table:table-cell table:style-name="Table7.C2" office:value-type="string">
            <text:p text:style-name="P120">SHA-256</text:p>
          </table:table-cell>
        </table:table-row>
        <table:table-row>
          <table:table-cell table:style-name="Table7.A2" office:value-type="string">
            <text:p text:style-name="P119">gang header</text:p>
          </table:table-cell>
          <table:table-cell table:style-name="Table7.B2" office:value-type="float" office:value="4">
            <text:p text:style-name="P122">4</text:p>
          </table:table-cell>
          <table:table-cell table:style-name="Table7.C2" office:value-type="string">
            <text:p text:style-name="P120">SHA-256</text:p>
          </table:table-cell>
        </table:table-row>
        <table:table-row>
          <table:table-cell table:style-name="Table7.A2" office:value-type="string">
            <text:p text:style-name="P119">zilog</text:p>
          </table:table-cell>
          <table:table-cell table:style-name="Table7.B2" office:value-type="float" office:value="5">
            <text:p text:style-name="P122">5</text:p>
          </table:table-cell>
          <table:table-cell table:style-name="Table7.C2" office:value-type="string">
            <text:p text:style-name="P120">fletcher2</text:p>
          </table:table-cell>
        </table:table-row>
        <table:table-row>
          <table:table-cell table:style-name="Table7.A2" office:value-type="string">
            <text:p text:style-name="P119">fletcher2</text:p>
          </table:table-cell>
          <table:table-cell table:style-name="Table7.B2" office:value-type="float" office:value="6">
            <text:p text:style-name="P122">6</text:p>
          </table:table-cell>
          <table:table-cell table:style-name="Table7.C2" office:value-type="string">
            <text:p text:style-name="P120">fletcher2</text:p>
          </table:table-cell>
        </table:table-row>
        <table:table-row>
          <table:table-cell table:style-name="Table7.A2" office:value-type="string">
            <text:p text:style-name="P119">fletcher4</text:p>
          </table:table-cell>
          <table:table-cell table:style-name="Table7.B2" office:value-type="float" office:value="7">
            <text:p text:style-name="P122">7</text:p>
          </table:table-cell>
          <table:table-cell table:style-name="Table7.C2" office:value-type="string">
            <text:p text:style-name="P120">fletcher4</text:p>
          </table:table-cell>
        </table:table-row>
        <table:table-row>
          <table:table-cell table:style-name="Table7.A2" office:value-type="string">
            <text:p text:style-name="P119">SHA-256</text:p>
          </table:table-cell>
          <table:table-cell table:style-name="Table7.B2" office:value-type="float" office:value="8">
            <text:p text:style-name="P122">8</text:p>
          </table:table-cell>
          <table:table-cell table:style-name="Table7.C2" office:value-type="string">
            <text:p text:style-name="P120">SHA-256</text:p>
          </table:table-cell>
        </table:table-row>
      </table:table>
      <text:p text:style-name="Table"><text:tab/><text:tab/>Table <text:sequence text:ref-name="refTable4" text:name="Table" text:formula="ooow:Table+1" style:num-format="1">5</text:sequence> Checksum Values and associated checksum algorithms.</text:p>
      <text:p text:style-name="P93"/>
      <text:p text:style-name="P99"><text:span text:style-name="T30">A 256 bit checksum of the data is computed for each block using the algorithm identified in </text:span><text:span text:style-name="T27">cksum</text:span><text:span text:style-name="T30">. <text:s/>If the cksum value is 2 (off), a checksum will not be computed and </text:span><text:span text:style-name="T27">checksum[0], checksum[1], checksum[2], and checksum[3] </text:span><text:span text:style-name="T30">will be zero. <text:s/>Otherwise, the 256 bit checksum computed for this block is stored in the </text:span><text:span text:style-name="T27">checksum[0], checksum[1], checksum[2], and checksum[3] </text:span>fields<text:span text:style-name="T27">.</text:span> <text:s/></text:p>
      <text:p text:style-name="P99"/>
      <text:p text:style-name="P99"><text:span text:style-name="T27">Note: The computed checksum is always of the data, even if this is a gang block. <text:s/>Gang blocks (see above) and </text:span><text:span text:style-name="T24">zilog</text:span><text:span text:style-name="T27"> blocks (see Chapter 7) are self </text:span><text:span text:style-name="T24">checksumming</text:span><text:span text:style-name="T27">.</text:span></text:p>
      <text:h text:style-name="Heading_20_2" text:outline-level="2"><text:tab/><text:tab/>Section 2.5: Compression</text:h>
      <text:p text:style-name="P99">ZFS supports several algorithms for compression. <text:s/>The type of compression used to compress this block is stored in the <text:span text:style-name="T27">comp </text:span><text:span text:style-name="T30">portion of the </text:span>block pointer<text:span text:style-name="T27">.</text:span></text:p>
      <text:p text:style-name="P102"><text:tab/></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5">Description</text:p>
            </table:table-cell>
            <table:table-cell table:style-name="Table8.A1" office:value-type="string">
              <text:p text:style-name="P115">Value</text:p>
            </table:table-cell>
            <table:table-cell table:style-name="Table8.C1" office:value-type="string">
              <text:p text:style-name="P115">Algorithm</text:p>
            </table:table-cell>
          </table:table-row>
        </table:table-header-rows>
        <table:table-row>
          <table:table-cell table:style-name="Table8.A2" office:value-type="string">
            <text:p text:style-name="P119">on</text:p>
          </table:table-cell>
          <table:table-cell table:style-name="Table8.B2" office:value-type="float" office:value="1">
            <text:p text:style-name="P120">1</text:p>
          </table:table-cell>
          <table:table-cell table:style-name="Table8.C2" office:value-type="string">
            <text:p text:style-name="P120">lzjb</text:p>
          </table:table-cell>
        </table:table-row>
        <table:table-row>
          <table:table-cell table:style-name="Table8.A2" office:value-type="string">
            <text:p text:style-name="P119">off</text:p>
          </table:table-cell>
          <table:table-cell table:style-name="Table8.B2" office:value-type="float" office:value="2">
            <text:p text:style-name="P120">2</text:p>
          </table:table-cell>
          <table:table-cell table:style-name="Table8.C2" office:value-type="string">
            <text:p text:style-name="P120">none</text:p>
          </table:table-cell>
        </table:table-row>
        <table:table-row>
          <table:table-cell table:style-name="Table8.A2" office:value-type="string">
            <text:p text:style-name="P119">lzjb</text:p>
          </table:table-cell>
          <table:table-cell table:style-name="Table8.B2" office:value-type="float" office:value="3">
            <text:p text:style-name="P120">3</text:p>
          </table:table-cell>
          <table:table-cell table:style-name="Table8.C2" office:value-type="string">
            <text:p text:style-name="P120">lzjb</text:p>
          </table:table-cell>
        </table:table-row>
      </table:table>
      <text:p text:style-name="Table"><text:tab/><text:tab/>Table <text:sequence text:ref-name="refTable5" text:name="Table" text:formula="ooow:Table+1" style:num-format="1">6</text:sequence> Compression Values and associated algorithm.</text:p>
      <text:p text:style-name="P103"/>
      <text:h text:style-name="Heading_20_2" text:outline-level="2"><text:tab/><text:tab/>Section 2.6 : Block Size</text:h>
      <text:p text:style-name="P99">The size of a block is described by three different fields in the block pointer; <text:span text:style-name="T27">psize, lsize, and asize.</text:span><text:span text:style-name="T30"> <text:s/></text:span></text:p>
      <text:p text:style-name="P93"/>
      <text:p text:style-name="P172"><text:span text:style-name="T27">lsize: <text:s/></text:span>Logical size. <text:s/>The size of the data without compression, raidz or gang overhead.</text:p>
      <text:p text:style-name="P173"><text:span text:style-name="T27">psize</text:span>: physical size of the block on disk after compression</text:p>
      <text:p text:style-name="P174"><text:soft-page-break/><text:span text:style-name="T27">asize: </text:span>allocated size, total size of all blocks allocated to hold this data including any gang headers or raid-Z <text:span text:style-name="T21">parity information</text:span></text:p>
      <text:p text:style-name="P172"/>
      <text:p text:style-name="P99">If compression is turned off and ZFS is not on Raid-Z storage, lsize, asize, and psize will all be equal.</text:p>
      <text:p text:style-name="P99"/>
      <text:p text:style-name="P99">All sizes are stored as the number of 512 byte sectors (minus one) needed to represent the size of this block. <text:s/></text:p>
      <text:p text:style-name="P99"/>
      <text:h text:style-name="Heading_20_2" text:outline-level="2"><text:tab/><text:tab/>Section 2.7: Endian</text:h>
      <text:p text:style-name="P99">ZFS is an adaptive-endian filesystem (providing the restrictions described in Chapter One) that allows for moving pools across machines with <text:span text:style-name="T21">different</text:span> architectures: little endian vs. big endian. <text:s/>The “<text:span text:style-name="T27">E” </text:span><text:span text:style-name="T30">portion of the block pointer indicates which format this block has been written out in. <text:s/>Block are always written out in the machine's native endian format.</text:span></text:p>
      <text:p text:style-name="P103"/>
      <table:table table:name="Table9" table:style-name="Table9">
        <table:table-column table:style-name="Table9.A"/>
        <table:table-column table:style-name="Table9.B"/>
        <table:table-header-rows>
          <table:table-row>
            <table:table-cell table:style-name="Table9.A1" office:value-type="string">
              <text:p text:style-name="P115">Endian</text:p>
            </table:table-cell>
            <table:table-cell table:style-name="Table9.B1" office:value-type="string">
              <text:p text:style-name="P115">Value</text:p>
            </table:table-cell>
          </table:table-row>
        </table:table-header-rows>
        <table:table-row>
          <table:table-cell table:style-name="Table9.A2" office:value-type="string">
            <text:p text:style-name="P119">Little Endian</text:p>
          </table:table-cell>
          <table:table-cell table:style-name="Table9.B2" office:value-type="float" office:value="1">
            <text:p text:style-name="P120">1</text:p>
          </table:table-cell>
        </table:table-row>
        <table:table-row>
          <table:table-cell table:style-name="Table9.A2" office:value-type="string">
            <text:p text:style-name="P119">Big Endian</text:p>
          </table:table-cell>
          <table:table-cell table:style-name="Table9.B2" office:value-type="float" office:value="0">
            <text:p text:style-name="P120">0</text:p>
          </table:table-cell>
        </table:table-row>
      </table:table>
      <text:p text:style-name="Table"><text:tab/><text:tab/>Table <text:sequence text:ref-name="refTable6" text:name="Table" text:formula="ooow:Table+1" style:num-format="1">7</text:sequence> Endian Values</text:p>
      <text:p text:style-name="P103"/>
      <text:p text:style-name="P93">If a pool is moved to a machine with a different endian format, the contents of the block are byte swapped on read.</text:p>
      <text:p text:style-name="P99"/>
      <text:h text:style-name="Heading_20_2" text:outline-level="2"><text:tab/><text:tab/>Section 2.8: Type</text:h>
      <text:p text:style-name="P99">The <text:span text:style-name="T27">type</text:span><text:span text:style-name="T30"> portion of the block pointer indicates what type of data this block holds. <text:s/>The </text:span><text:span text:style-name="T27">type</text:span><text:span text:style-name="T30"> can be the following values. <text:s/>More detail is provided in chapter 3 regarding object types.</text:span></text:p>
      <text:p text:style-name="P93"/>
      <text:p text:style-name="P104"/>
      <table:table table:name="Table10" table:style-name="Table10">
        <table:table-column table:style-name="Table10.A"/>
        <table:table-column table:style-name="Table10.B"/>
        <table:table-header-rows>
          <text:soft-page-break/>
          <table:table-row>
            <table:table-cell table:style-name="Table10.A1" office:value-type="string">
              <text:p text:style-name="P116">Type</text:p>
            </table:table-cell>
            <table:table-cell table:style-name="Table10.B1" office:value-type="string">
              <text:p text:style-name="P116">Value</text:p>
            </table:table-cell>
          </table:table-row>
        </table:table-header-rows>
        <table:table-row>
          <table:table-cell table:style-name="Table10.A2" office:value-type="string">
            <text:p text:style-name="P127">DMU_OT_NONE</text:p>
          </table:table-cell>
          <table:table-cell table:style-name="Table10.B2" office:value-type="float" office:value="0">
            <text:p text:style-name="P128">0</text:p>
          </table:table-cell>
        </table:table-row>
        <table:table-row>
          <table:table-cell table:style-name="Table10.A2" office:value-type="string">
            <text:p text:style-name="P127">DMU_OT_OBJECT_DIRECTORY</text:p>
          </table:table-cell>
          <table:table-cell table:style-name="Table10.B2" office:value-type="float" office:value="1">
            <text:p text:style-name="P128">1</text:p>
          </table:table-cell>
        </table:table-row>
        <table:table-row>
          <table:table-cell table:style-name="Table10.A2" office:value-type="string">
            <text:p text:style-name="P127">DMU_OT_OBJECT_ARRAY</text:p>
          </table:table-cell>
          <table:table-cell table:style-name="Table10.B2" office:value-type="float" office:value="2">
            <text:p text:style-name="P128">2</text:p>
          </table:table-cell>
        </table:table-row>
        <table:table-row>
          <table:table-cell table:style-name="Table10.A2" office:value-type="string">
            <text:p text:style-name="P127">DMU_OT_PACKED_NVLIST</text:p>
          </table:table-cell>
          <table:table-cell table:style-name="Table10.B2" office:value-type="float" office:value="3">
            <text:p text:style-name="P128">3</text:p>
          </table:table-cell>
        </table:table-row>
        <table:table-row>
          <table:table-cell table:style-name="Table10.A2" office:value-type="string">
            <text:p text:style-name="P127">DMU_OT_NVLIST_SIZE</text:p>
          </table:table-cell>
          <table:table-cell table:style-name="Table10.B2" office:value-type="float" office:value="4">
            <text:p text:style-name="P128">4</text:p>
          </table:table-cell>
        </table:table-row>
        <table:table-row>
          <table:table-cell table:style-name="Table10.A2" office:value-type="string">
            <text:p text:style-name="P127">DMU_OT_BPLIST</text:p>
          </table:table-cell>
          <table:table-cell table:style-name="Table10.B2" office:value-type="float" office:value="5">
            <text:p text:style-name="P128">5</text:p>
          </table:table-cell>
        </table:table-row>
        <table:table-row>
          <table:table-cell table:style-name="Table10.A2" office:value-type="string">
            <text:p text:style-name="P127">DMU_OT_BPLIST_HDR</text:p>
          </table:table-cell>
          <table:table-cell table:style-name="Table10.B2" office:value-type="float" office:value="6">
            <text:p text:style-name="P128">6</text:p>
          </table:table-cell>
        </table:table-row>
        <table:table-row>
          <table:table-cell table:style-name="Table10.A2" office:value-type="string">
            <text:p text:style-name="P127">DMU_OT_SPACE_MAP_HEADER</text:p>
          </table:table-cell>
          <table:table-cell table:style-name="Table10.B2" office:value-type="float" office:value="7">
            <text:p text:style-name="P128">7</text:p>
          </table:table-cell>
        </table:table-row>
        <table:table-row>
          <table:table-cell table:style-name="Table10.A2" office:value-type="string">
            <text:p text:style-name="P127">DMU_OT_SPACE_MAP</text:p>
          </table:table-cell>
          <table:table-cell table:style-name="Table10.B2" office:value-type="float" office:value="8">
            <text:p text:style-name="P128">8</text:p>
          </table:table-cell>
        </table:table-row>
        <table:table-row>
          <table:table-cell table:style-name="Table10.A2" office:value-type="string">
            <text:p text:style-name="P127">DMU_OT_INTENT_LOG</text:p>
          </table:table-cell>
          <table:table-cell table:style-name="Table10.B2" office:value-type="float" office:value="9">
            <text:p text:style-name="P128">9</text:p>
          </table:table-cell>
        </table:table-row>
        <table:table-row>
          <table:table-cell table:style-name="Table10.A2" office:value-type="string">
            <text:p text:style-name="P127">DMU_OT_DNODE</text:p>
          </table:table-cell>
          <table:table-cell table:style-name="Table10.B2" office:value-type="float" office:value="10">
            <text:p text:style-name="P128">10</text:p>
          </table:table-cell>
        </table:table-row>
        <table:table-row>
          <table:table-cell table:style-name="Table10.A2" office:value-type="string">
            <text:p text:style-name="P127">DMU_OT_OBJSET</text:p>
          </table:table-cell>
          <table:table-cell table:style-name="Table10.B2" office:value-type="float" office:value="11">
            <text:p text:style-name="P128">11</text:p>
          </table:table-cell>
        </table:table-row>
        <table:table-row>
          <table:table-cell table:style-name="Table10.A2" office:value-type="string">
            <text:p text:style-name="P127">DMU_OT_DSL_DATASET</text:p>
          </table:table-cell>
          <table:table-cell table:style-name="Table10.B2" office:value-type="float" office:value="12">
            <text:p text:style-name="P128">12</text:p>
          </table:table-cell>
        </table:table-row>
        <table:table-row>
          <table:table-cell table:style-name="Table10.A2" office:value-type="string">
            <text:p text:style-name="P127">DMU_OT_DSL_DATASET_CHILD_MAP</text:p>
          </table:table-cell>
          <table:table-cell table:style-name="Table10.B2" office:value-type="float" office:value="13">
            <text:p text:style-name="P128">13</text:p>
          </table:table-cell>
        </table:table-row>
        <table:table-row>
          <table:table-cell table:style-name="Table10.A2" office:value-type="string">
            <text:p text:style-name="P127">DMU_OT_OBJSET_SNAP_MAP</text:p>
          </table:table-cell>
          <table:table-cell table:style-name="Table10.B2" office:value-type="float" office:value="14">
            <text:p text:style-name="P128">14</text:p>
          </table:table-cell>
        </table:table-row>
        <table:table-row>
          <table:table-cell table:style-name="Table10.A2" office:value-type="string">
            <text:p text:style-name="P127">DMU_OT_DSL_PROPS</text:p>
          </table:table-cell>
          <table:table-cell table:style-name="Table10.B2" office:value-type="float" office:value="15">
            <text:p text:style-name="P128">15</text:p>
          </table:table-cell>
        </table:table-row>
        <table:table-row>
          <table:table-cell table:style-name="Table10.A2" office:value-type="string">
            <text:p text:style-name="P127">DMU_OT_DSL_OBJSET</text:p>
          </table:table-cell>
          <table:table-cell table:style-name="Table10.B2" office:value-type="float" office:value="16">
            <text:p text:style-name="P128">16</text:p>
          </table:table-cell>
        </table:table-row>
        <table:table-row>
          <table:table-cell table:style-name="Table10.A2" office:value-type="string">
            <text:p text:style-name="P127">DMU_OT_ZNODE</text:p>
          </table:table-cell>
          <table:table-cell table:style-name="Table10.B2" office:value-type="float" office:value="17">
            <text:p text:style-name="P128">17</text:p>
          </table:table-cell>
        </table:table-row>
        <table:table-row>
          <table:table-cell table:style-name="Table10.A2" office:value-type="string">
            <text:p text:style-name="P127">DMU_OT_ACL</text:p>
          </table:table-cell>
          <table:table-cell table:style-name="Table10.B2" office:value-type="float" office:value="18">
            <text:p text:style-name="P128">18</text:p>
          </table:table-cell>
        </table:table-row>
        <table:table-row>
          <table:table-cell table:style-name="Table10.A2" office:value-type="string">
            <text:p text:style-name="P127">DMU_OT_PLAIN_FILE_CONTENTS</text:p>
          </table:table-cell>
          <table:table-cell table:style-name="Table10.B2" office:value-type="float" office:value="19">
            <text:p text:style-name="P128">19</text:p>
          </table:table-cell>
        </table:table-row>
        <table:table-row>
          <table:table-cell table:style-name="Table10.A2" office:value-type="string">
            <text:p text:style-name="P127">DMU_OT_DIRECTORY_CONTENTS</text:p>
          </table:table-cell>
          <table:table-cell table:style-name="Table10.B2" office:value-type="float" office:value="20">
            <text:p text:style-name="P128">20</text:p>
          </table:table-cell>
        </table:table-row>
        <table:table-row>
          <table:table-cell table:style-name="Table10.A2" office:value-type="string">
            <text:p text:style-name="P127">DMU_OT_MASTER_NODE</text:p>
          </table:table-cell>
          <table:table-cell table:style-name="Table10.B2" office:value-type="float" office:value="21">
            <text:p text:style-name="P128">21</text:p>
          </table:table-cell>
        </table:table-row>
        <table:table-row>
          <table:table-cell table:style-name="Table10.A2" office:value-type="string">
            <text:p text:style-name="P127">DMU_OT_DELETE_QUEUE</text:p>
          </table:table-cell>
          <table:table-cell table:style-name="Table10.B2" office:value-type="float" office:value="22">
            <text:p text:style-name="P128">22</text:p>
          </table:table-cell>
        </table:table-row>
        <table:table-row>
          <table:table-cell table:style-name="Table10.A2" office:value-type="string">
            <text:p text:style-name="P127">DMU_OT_ZVOL</text:p>
          </table:table-cell>
          <table:table-cell table:style-name="Table10.B2" office:value-type="float" office:value="23">
            <text:p text:style-name="P128">23</text:p>
          </table:table-cell>
        </table:table-row>
        <table:table-row>
          <table:table-cell table:style-name="Table10.A2" office:value-type="string">
            <text:p text:style-name="P127">DMU_OT_ZVOL_PROP</text:p>
          </table:table-cell>
          <table:table-cell table:style-name="Table10.B2" office:value-type="float" office:value="24">
            <text:p text:style-name="P128">24</text:p>
          </table:table-cell>
        </table:table-row>
      </table:table>
      <text:p text:style-name="Table"><text:tab/><text:tab/>Table <text:sequence text:ref-name="refTable7" text:name="Table" text:formula="ooow:Table+1" style:num-format="1">8</text:sequence> Object Types</text:p>
      <text:p text:style-name="P104"/>
      <text:h text:style-name="Heading_20_2" text:outline-level="2"><text:tab/><text:tab/>Section 2.9: Level</text:h>
      <text:p text:style-name="P111"><text:span text:style-name="T3">The </text:span><text:span text:style-name="T11">level</text:span><text:span text:style-name="T3"> portion of the block pointer is the number of levels (number of block pointers which need to be traversed to arrive at this data.). <text:s text:c="2"/>See Chapter 3 for a more complete definition of level.</text:span></text:p>
      <text:p text:style-name="P100"/>
      <text:h text:style-name="Heading_20_2" text:outline-level="2"><text:tab/><text:tab/>Section 2.10: Fill</text:h>
      <text:p text:style-name="P99">The fill count describes the number of non-zero block pointers under this block pointer. <text:s/>The fill count for a data block pointer is 1, as it does not have any block pointers beneath it. <text:s/></text:p>
      <text:p text:style-name="P99"/>
      <text:p text:style-name="P99">The fill count is used slightly differently for block pointers of type DMU_OT_DNODE. <text:s/>For block pointers of this type, the fill count contains the number of free dnodes beneath this block pointer. <text:s/>For more <text:soft-page-break/>information on dnodes see Chapter 3.</text:p>
      <text:p text:style-name="P99"/>
      <text:h text:style-name="Heading_20_2" text:outline-level="2"><text:tab/><text:tab/>Section 2.11: Birth Transaction</text:h>
      <text:p text:style-name="P99">The birth transaction stored in the “birth txg” block pointer field is a 64 bit integer containing the transaction group number in which this block pointer was allocated. <text:s/></text:p>
      <text:p text:style-name="P112"/>
      <text:h text:style-name="Heading_20_2" text:outline-level="2"><text:tab/><text:tab/>Section 2.12: Padding</text:h>
      <text:p text:style-name="P105">The three padding fields in the block pointer are space reserved for future use.</text:p>
      <text:h text:style-name="Heading_20_1" text:outline-level="1"/>
      <text:h text:style-name="P218" text:outline-level="1">Chapter Three: Data Management Unit</text:h>
      <text:p text:style-name="P6">The Data Management Unit (DMU) consumes blocks and groups them into logical units called objects. <text:s/>Objects can be further grouped by the DMU into object sets. <text:s/>Both objects and object sets are described in this chapter.</text:p>
      <text:p text:style-name="P6"/>
      <text:h text:style-name="Heading_20_2" text:outline-level="2">Section 3.1 : Objects</text:h>
      <text:p text:style-name="P6">With the exception of a small amount of infrastructure, described in chapters 1 and 2, everything in ZFS is an object. <text:s/>The following table lists existing ZFS object types; many of these types are described in greater detail in future chapters of this document.</text:p>
      <text:p text:style-name="P6"><text:s/></text:p>
      <text:p text:style-name="P7"/>
      <table:table table:name="Table2" table:style-name="Table2">
        <table:table-column table:style-name="Table2.A"/>
        <table:table-column table:style-name="Table2.B"/>
        <table:table-header-rows>
          <table:table-row>
            <table:table-cell table:style-name="Table2.A1" office:value-type="string">
              <text:p text:style-name="P117">Type</text:p>
            </table:table-cell>
            <table:table-cell table:style-name="Table2.B1" office:value-type="string">
              <text:p text:style-name="P117">Description</text:p>
            </table:table-cell>
          </table:table-row>
        </table:table-header-rows>
        <table:table-row>
          <table:table-cell table:style-name="Table2.A2" office:value-type="string">
            <text:p text:style-name="P131">DMU_OT_NONE</text:p>
          </table:table-cell>
          <table:table-cell table:style-name="Table2.B2" office:value-type="string">
            <text:p text:style-name="P131">Unallocated object</text:p>
          </table:table-cell>
        </table:table-row>
        <table:table-row>
          <table:table-cell table:style-name="Table2.A2" office:value-type="string">
            <text:p text:style-name="P131">DMU_OT_OBJECT_DIRECTORY</text:p>
          </table:table-cell>
          <table:table-cell table:style-name="Table2.B2" office:value-type="string">
            <text:p text:style-name="P30">DSL object directory <text:s/>ZAP object </text:p>
          </table:table-cell>
        </table:table-row>
        <table:table-row>
          <table:table-cell table:style-name="Table2.A2" office:value-type="string">
            <text:p text:style-name="P131">DMU_OT_OBJECT_ARRAY</text:p>
          </table:table-cell>
          <table:table-cell table:style-name="Table2.B2" office:value-type="string">
            <text:p text:style-name="P41">Object used to store an array of object numbers. </text:p>
          </table:table-cell>
        </table:table-row>
        <table:table-row>
          <table:table-cell table:style-name="Table2.A2" office:value-type="string">
            <text:p text:style-name="P131">DMU_OT_PACKED_NVLIST</text:p>
          </table:table-cell>
          <table:table-cell table:style-name="Table2.B2" office:value-type="string">
            <text:p text:style-name="P41">Packed nvlist object.</text:p>
          </table:table-cell>
        </table:table-row>
        <table:table-row>
          <table:table-cell table:style-name="Table2.A2" office:value-type="string">
            <text:p text:style-name="P131">DMU_OT_SPACE_MAP</text:p>
          </table:table-cell>
          <table:table-cell table:style-name="Table2.B2" office:value-type="string">
            <text:p text:style-name="P131">SPA disk block usage list.</text:p>
          </table:table-cell>
        </table:table-row>
        <table:table-row>
          <table:table-cell table:style-name="Table2.A2" office:value-type="string">
            <text:p text:style-name="P131">DMU_OT_INTENT_LOG</text:p>
          </table:table-cell>
          <table:table-cell table:style-name="Table2.B2" office:value-type="string">
            <text:p text:style-name="P131">Intent <text:s/>Log </text:p>
          </table:table-cell>
        </table:table-row>
        <table:table-row>
          <table:table-cell table:style-name="Table2.A2" office:value-type="string">
            <text:p text:style-name="P131">DMU_OT_DNODE</text:p>
          </table:table-cell>
          <table:table-cell table:style-name="Table2.B2" office:value-type="string">
            <text:p text:style-name="P131">Object of dnodes (metadnode)</text:p>
          </table:table-cell>
        </table:table-row>
        <table:table-row>
          <table:table-cell table:style-name="Table2.A2" office:value-type="string">
            <text:p text:style-name="P131">DMU_OT_OBJSET</text:p>
          </table:table-cell>
          <table:table-cell table:style-name="Table2.B2" office:value-type="string">
            <text:p text:style-name="P131">Collection of objects. </text:p>
          </table:table-cell>
        </table:table-row>
        <table:table-row>
          <table:table-cell table:style-name="Table2.A2" office:value-type="string">
            <text:p text:style-name="P131">DMU_OT_DSL_DATASET_CHILD_MAP</text:p>
          </table:table-cell>
          <table:table-cell table:style-name="Table2.B2" office:value-type="string">
            <text:p text:style-name="P131">DSL ZAP object containing child <text:s/>DSL directory information. </text:p>
          </table:table-cell>
        </table:table-row>
        <table:table-row>
          <table:table-cell table:style-name="Table2.A2" office:value-type="string">
            <text:p text:style-name="P131">DMU_OT_DSL_OBJSET_SNAP_MAP</text:p>
          </table:table-cell>
          <table:table-cell table:style-name="Table2.B2" office:value-type="string">
            <text:p text:style-name="P131">DSL ZAP object containing snapshot information for a dataset.</text:p>
          </table:table-cell>
        </table:table-row>
        <table:table-row>
          <table:table-cell table:style-name="Table2.A2" office:value-type="string">
            <text:p text:style-name="P131">DMU_OT_DSL_PROPS</text:p>
          </table:table-cell>
          <table:table-cell table:style-name="Table2.B2" office:value-type="string">
            <text:p text:style-name="P131">DSL ZAP properties object containing properties for a DSL dir object. </text:p>
          </table:table-cell>
        </table:table-row>
        <table:table-row>
          <table:table-cell table:style-name="Table2.A2" office:value-type="string">
            <text:p text:style-name="P131">DMU_OT_BPLIST</text:p>
          </table:table-cell>
          <table:table-cell table:style-name="Table2.B2" office:value-type="string">
            <text:p text:style-name="P131">Block pointer list – used to store the “deadlist” : list of block pointers <text:s/>deleted since the last snapshot, <text:s/>and the “deferred free list” used for <text:s/>sync to convergence.</text:p>
          </table:table-cell>
        </table:table-row>
        <table:table-row>
          <table:table-cell table:style-name="Table2.A2" office:value-type="string">
            <text:p text:style-name="P131">DMU_OT_BPLIST_HDR</text:p>
          </table:table-cell>
          <table:table-cell table:style-name="Table2.B2" office:value-type="string">
            <text:p text:style-name="P131">BPLIST header: stores the bplist_phys_t structure.</text:p>
          </table:table-cell>
        </table:table-row>
        <table:table-row>
          <table:table-cell table:style-name="Table2.A2" office:value-type="string">
            <text:p text:style-name="P131">DMU_OT_ACL</text:p>
          </table:table-cell>
          <table:table-cell table:style-name="Table2.B2" office:value-type="string">
            <text:p text:style-name="P131">ACL (Access Control List) object </text:p>
          </table:table-cell>
        </table:table-row>
        <table:table-row>
          <table:table-cell table:style-name="Table2.A2" office:value-type="string">
            <text:p text:style-name="P131">DMU_OT_PLAIN_FILE</text:p>
          </table:table-cell>
          <table:table-cell table:style-name="Table2.B2" office:value-type="string">
            <text:p text:style-name="P131">ZPL Plain <text:s/>file </text:p>
          </table:table-cell>
        </table:table-row>
        <table:table-row>
          <table:table-cell table:style-name="Table2.A2" office:value-type="string">
            <text:p text:style-name="P131">DMU_OT_DIRECTORY_CONTENTS</text:p>
          </table:table-cell>
          <table:table-cell table:style-name="Table2.B2" office:value-type="string">
            <text:p text:style-name="P131">ZPL Directory <text:s/>ZAP Object </text:p>
          </table:table-cell>
        </table:table-row>
        <table:table-row>
          <table:table-cell table:style-name="Table2.A2" office:value-type="string">
            <text:p text:style-name="P131">DMU_OT_MASTER_NODE</text:p>
          </table:table-cell>
          <table:table-cell table:style-name="Table2.B2" office:value-type="string">
            <text:p text:style-name="P131">ZPL Master Node ZAP object: head object used to identify root <text:span text:style-name="T21">directory</text:span>, delete queue, and version for a filesystem. </text:p>
          </table:table-cell>
        </table:table-row>
        <text:soft-page-break/>
        <table:table-row>
          <table:table-cell table:style-name="Table2.A2" office:value-type="string">
            <text:p text:style-name="P131">DMU_OT_DELETE_QUEUE</text:p>
          </table:table-cell>
          <table:table-cell table:style-name="Table2.B2" office:value-type="string">
            <text:p text:style-name="P121">The delete queue provides a list of deletes that were in-progress when the filesystem was force unmounted or as a result of a system failure such as a power outage. <text:s text:c="2"/>Upon the next mount of the filesystem, the delete queue is processed to remove the files/dirs that are in the delete queue. <text:s/>This mechanism is used to avoid leaking files and directories in the filesystem.</text:p>
          </table:table-cell>
        </table:table-row>
        <table:table-row>
          <table:table-cell table:style-name="Table2.A2" office:value-type="string">
            <text:p text:style-name="P131">DMU_OT_ZVOL</text:p>
          </table:table-cell>
          <table:table-cell table:style-name="Table2.B2" office:value-type="string">
            <text:p text:style-name="P131">ZFS volume <text:span text:style-name="T21">(ZVOL)</text:span> </text:p>
          </table:table-cell>
        </table:table-row>
        <table:table-row>
          <table:table-cell table:style-name="Table2.A2" office:value-type="string">
            <text:p text:style-name="P131">DMU_OT_ZVOL_PROP</text:p>
          </table:table-cell>
          <table:table-cell table:style-name="Table2.B2" office:value-type="string">
            <text:p text:style-name="P131"><text:span text:style-name="T21">ZVOL</text:span> <text:s/>properties </text:p>
          </table:table-cell>
        </table:table-row>
      </table:table>
      <text:p text:style-name="Table"><text:tab/>Table <text:sequence text:ref-name="refTable8" text:name="Table" text:formula="ooow:Table+1" style:num-format="1">9</text:sequence> DMU Object Types</text:p>
      <text:p text:style-name="P25"><text:tab/></text:p>
      <text:p text:style-name="P6">Objects are defined by 512 bytes structures called dnodes<text:note text:id="ftn3" text:note-class="footnote"><text:note-citation>3</text:note-citation><text:note-body><text:p text:style-name="Footnote">A dnode is similar to an inode in UFS. <text:s/></text:p></text:note-body></text:note>. <text:s/>A dnode describes and organizes a collection of blocks making up an object. <text:s text:c="3"/>The dnode (dnode_phys_t structure), seen in the illustration below, contains several fixed length fields and two variable length fields. <text:s/>Each of these fields are described in detail below.</text:p>
      <text:p text:style-name="P6"/>
      <text:p text:style-name="P6"><draw:frame draw:style-name="fr1" draw:name="Frame12" text:anchor-type="paragraph" svg:width="3.4689in" draw:z-index="13"><draw:text-box fo:min-height="2.5319in"><text:p text:style-name="Illustration"><draw:frame draw:style-name="fr4" draw:name="Object9" text:anchor-type="paragraph" svg:x="0.0016in" svg:y="0.0008in" svg:width="3.4689in" style:rel-width="100%" svg:height="2.5311in" style:rel-height="scale" draw:z-index="14"><draw:object xlink:href="./Obj00E3F3E9" xlink:type="simple" xlink:show="embed" xlink:actuate="onLoad"/><draw:image xlink:href="./ObjectReplacements/Obj00E3F3E9" xlink:type="simple" xlink:show="embed" xlink:actuate="onLoad"/></draw:frame>Illustration <text:sequence text:ref-name="refIllustration8" text:name="Illustration" text:formula="ooow:Illustration+1" style:num-format="1">9</text:sequence> dnode_phys_t structure</text:p></draw:text-box></draw:frame></text:p>
      <text:p text:style-name="P6"><text:s/></text:p>
      <text:p text:style-name="P6"/>
      <text:p text:style-name="P81">dn_type<text:tab/><text:tab/></text:p>
      <text:p text:style-name="P82">An 8-bit <text:span text:style-name="T21">numeric</text:span> value indicating an object's type. <text:s/>See Table 8 for a list of valid object types and their associated 8 bit identifiers.</text:p>
      <text:p text:style-name="P82"/>
      <text:p text:style-name="P82"><text:span text:style-name="T34">dn_indblkshift </text:span>and <text:span text:style-name="T34">dn_datablkszsec</text:span></text:p>
      <text:p text:style-name="P82">ZFS supports variable data and indirect (see dn_nlevels below for a description of indirect blocks) block sizes ranging from 512 bytes to 128 Kbytes. <text:s/></text:p>
      <text:p text:style-name="P82"><text:soft-page-break/></text:p>
      <text:p text:style-name="P177"><text:span text:style-name="T28">dn_indblkshift</text:span><text:span text:style-name="T27">: 8</text:span>-bit <text:span text:style-name="T21">numeric</text:span> value <text:span text:style-name="T30">containing the log (base 2) of the size (in bytes) of an indirect block for this object.</text:span></text:p>
      <text:p text:style-name="P178"/>
      <text:p text:style-name="P175"><text:span text:style-name="T12">dn_datablkszsec</text:span><text:span text:style-name="T11">: 16</text:span><text:span text:style-name="T3">-bit numeric value </text:span><text:span text:style-name="T8">containing the data block size (in bytes) divided by 512 (size of a disk sector)</text:span><text:span text:style-name="T15">. This value can range between 1 (for a 512 byte block) and 256 (for a 128 Kbyte block).</text:span></text:p>
      <text:p text:style-name="P81"/>
      <text:p text:style-name="P82"><text:span text:style-name="T34">dn_nblkptr </text:span>and <text:span text:style-name="T34">dn_blkptr</text:span></text:p>
      <text:p text:style-name="P82">dn_blkptr is a variable length field that can contains between one and three block pointers. <text:s/>The number of block pointers that the dnode contains is set at object allocation time and remains constant throughout the life of the dnode. <text:s/></text:p>
      <text:p text:style-name="P81"><text:tab/></text:p>
      <text:p text:style-name="P99"><text:span text:style-name="T28">dn_nblkptr</text:span> : 8 bit numeric value containing the number of block pointers in this dnode.</text:p>
      <text:p text:style-name="P107"/>
      <text:p text:style-name="P97">dn_blkptr: <text:span text:style-name="T32">block pointer array containing </text:span><text:span text:style-name="T17">dn_nblkptr </text:span><text:span text:style-name="T32">block pointers</text:span></text:p>
      <text:p text:style-name="P93"/>
      <text:p text:style-name="P81">dn_nlevels</text:p>
      <text:p text:style-name="P75">dn_nlevels is an 8 bit numeric value containing the number of levels that make up this object. <text:s/>These levels are often <text:span text:style-name="T21">referred</text:span> to as levels of indirection.</text:p>
      <text:p text:style-name="P82"/>
      <text:p text:style-name="P107">Indirection</text:p>
      <text:p text:style-name="P99">A dnode has a limited number (dn_nblkptr, see above) of block pointers to describe an object's data. For a dnode using the largest data block size (128KB) and containing the maximum number of block pointers (3), the largest object size it can represent (without indirection) is 384 KB: 3 x 128KB = 384KB. <text:s/>To allow for larger objects, indirect blocks are used. <text:s/>An indirect block is a block containing block pointers. <text:s/>The number of block pointers that an indirect block can hold is <text:span text:style-name="T21">dependent</text:span> on the <text:span text:style-name="T21">indirect</text:span> block size (represented by <text:span text:style-name="T27">dn_indblkshift)</text:span><text:span text:style-name="T30"> and can be calculated by dividing the indirect block size by the size of a blkptr (128 bytes). <text:s text:c="2"/>The largest indirect block (128KB) can hold up to 1024 block pointers.</text:span> <text:s/>As an object's size increases, more indirect blocks and levels of indirection are created. <text:s/>A new level of indirection is created once an object grows so large that it exceeds the capacity of the current level. <text:s/>ZFS provides up to six levels of indirection to support files up to 2<text:span text:style-name="T37">64</text:span> bytes long.</text:p>
      <text:p text:style-name="P99"/>
      <text:p text:style-name="P99">The illustration below shows an object with 3 levels of blocks (level 0, level 1, and level 2). <text:s/>This object has triple wide block pointers (dva1, dva2, and dva3) for metadata and single wide block pointers for its data (see Chapter two for a description of block pointer wideness). <text:s/>The blocks at level 0 are data blocks. </text:p>
      <text:p text:style-name="P26"/>
      <text:p text:style-name="P26"/>
      <text:p text:style-name="P26"><draw:frame draw:style-name="fr1" draw:name="Frame5" text:anchor-type="paragraph" svg:width="5.6807in" draw:z-index="37"><draw:text-box fo:min-height="3.8772in"><text:p text:style-name="Illustration"><draw:frame draw:style-name="fr4" draw:name="Object8" text:anchor-type="paragraph" svg:x="0.0016in" svg:y="0.0008in" svg:width="5.6807in" style:rel-width="100%" svg:height="3.8772in" style:rel-height="scale" draw:z-index="38"><draw:object xlink:href="./Obj00E3F43A" xlink:type="simple" xlink:show="embed" xlink:actuate="onLoad"/><draw:image xlink:href="./ObjectReplacements/Obj00E3F43A" xlink:type="simple" xlink:show="embed" xlink:actuate="onLoad"/></draw:frame>Illustration <text:sequence text:ref-name="refIllustration9" text:name="Illustration" text:formula="ooow:Illustration+1" style:num-format="1">10</text:sequence> Object with 3 levels. <text:s/>Triple wide block pointers used for metadata; single wide block pointers used for data.</text:p></draw:text-box></draw:frame><text:soft-page-break/></text:p>
      <text:p text:style-name="P26"/>
      <text:p text:style-name="P140">dn_maxblkid</text:p>
      <text:p text:style-name="P141">An object's blocks are identified by block ids. <text:s/>The blocks in each level of indirection are numbered from 0 to N, where the first block at a given level is given an id of 0, the second an id of 1, and so forth. <text:s/></text:p>
      <text:p text:style-name="P141"/>
      <text:p text:style-name="P141">The <text:span text:style-name="T27">dn_maxblkid</text:span> field in the dnode is set to the value of the largest data (level zero) block id for this object.</text:p>
      <text:p text:style-name="P141"/>
      <text:p text:style-name="P99">Note on Block Ids: <text:s/>Given a block id and level, ZFS can determine the exact branch of indirect blocks which contain the block. <text:s/>This calculation is done using the block id, block level, <text:s/>and number of block pointers in an indirect block. <text:s/>For example, take an object which has 128KB sized indirect blocks. <text:s/>An indirect block of this size can hold 1024 block pointers. <text:s/>Given a level 0 block id of 16360, it can be determined that block 15 (block id 15) of level 1 contains the block pointer for level 0 blkid 16360. <text:s/></text:p>
      <text:p text:style-name="P99"/>
      <text:p text:style-name="P99"><text:tab/>level 1 blkid = 16360%1024 = 15</text:p>
      <text:p text:style-name="P99"/>
      <text:p text:style-name="P99">This calculation can be performed recursively up the tree of indirect blocks until the top level of indirection has been reached.</text:p>
      <text:p text:style-name="P99"><text:soft-page-break/></text:p>
      <text:p text:style-name="P140">dn_secphys</text:p>
      <text:p text:style-name="P141">The sum of all <text:span text:style-name="T27">asize </text:span><text:span text:style-name="T30">values for all block pointers (data and indirect) for this object.</text:span></text:p>
      <text:p text:style-name="P141"/>
      <text:p text:style-name="P140">dn_bonus, dn_bonuslen, <text:s/><text:span text:style-name="T17">and </text:span>dn_bonustype</text:p>
      <text:p text:style-name="P141">The bonus buffer (dn_bonus) is defined as the space following a dnode's block pointer array (dn_blkptr). <text:s/>The amount of space is <text:span text:style-name="T21">dependent</text:span> on object type and can range between 64 and 320 bytes.</text:p>
      <text:p text:style-name="P65"/>
      <text:p text:style-name="P183"><text:span text:style-name="T27">dn_bonus: </text:span><text:span text:style-name="T17">dn_bonuslen sized chunk of</text:span><text:span text:style-name="T32"> data . <text:s/>The format of this data is defined by dn_bonustype.</text:span></text:p>
      <text:p text:style-name="P142"><text:tab/></text:p>
      <text:p text:style-name="P140"><text:span text:style-name="T27"><text:tab/>dn_bonuslen</text:span>: <text:span text:style-name="T17">Length (in bytes) of the bonus buffer.</text:span></text:p>
      <text:p text:style-name="P179"/>
      <text:p text:style-name="P180"><text:span text:style-name="T27">dn_bonustype</text:span>: <text:span text:style-name="T17">8 bit numeric value identifying the type of data contained within the bonus buffer. The following table shows valid bonus buffer types and the structures which are stored in the bonus buffer. <text:s/>The contents of each of these structures will be discussed later in this specification.</text:span></text:p>
      <text:p text:style-name="P8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14">Bonus Type</text:p>
            </table:table-cell>
            <table:table-cell table:style-name="Table4.A1" office:value-type="string">
              <text:p text:style-name="P114">Description</text:p>
            </table:table-cell>
            <table:table-cell table:style-name="Table4.A1" office:value-type="string">
              <text:p text:style-name="P114">Metadata Structure</text:p>
            </table:table-cell>
            <table:table-cell table:style-name="Table4.D1" office:value-type="string">
              <text:p text:style-name="P114">Value</text:p>
            </table:table-cell>
          </table:table-row>
        </table:table-header-rows>
        <table:table-row>
          <table:table-cell table:style-name="Table4.A2" office:value-type="string">
            <text:p text:style-name="P123">DMU_OT_PACKED_NVLIST_SIZE</text:p>
          </table:table-cell>
          <table:table-cell table:style-name="Table4.A2" office:value-type="string">
            <text:p text:style-name="P126">Bonus buffer type containing size in bytes of a DMU_OT_PACKED_NVLIST object.</text:p>
          </table:table-cell>
          <table:table-cell table:style-name="Table4.A2" office:value-type="string">
            <text:p text:style-name="P126">uint64_t</text:p>
          </table:table-cell>
          <table:table-cell table:style-name="Table4.D2" office:value-type="float" office:value="4">
            <text:p text:style-name="P124">4</text:p>
          </table:table-cell>
        </table:table-row>
        <table:table-row>
          <table:table-cell table:style-name="Table4.A2" office:value-type="string">
            <text:p text:style-name="P123">DMU_OT_SPACE_MAP_HEADER</text:p>
          </table:table-cell>
          <table:table-cell table:style-name="Table4.A2" office:value-type="string">
            <text:p text:style-name="P125">Spa space map header.</text:p>
          </table:table-cell>
          <table:table-cell table:style-name="Table4.A2" office:value-type="string">
            <text:p text:style-name="P123">space_map_obj_t</text:p>
          </table:table-cell>
          <table:table-cell table:style-name="Table4.D2" office:value-type="float" office:value="7">
            <text:p text:style-name="P124">7</text:p>
          </table:table-cell>
        </table:table-row>
        <table:table-row>
          <table:table-cell table:style-name="Table4.A2" office:value-type="string">
            <text:p text:style-name="P123">DMU_OT_DSL_DIR</text:p>
          </table:table-cell>
          <table:table-cell table:style-name="Table4.A2" office:value-type="string">
            <text:p text:style-name="P132">DSL Directory <text:s/>object used to define relationships and properties between related datasets.</text:p>
          </table:table-cell>
          <table:table-cell table:style-name="Table4.A2" office:value-type="string">
            <text:p text:style-name="P123">dsl_dir_phys_t</text:p>
          </table:table-cell>
          <table:table-cell table:style-name="Table4.D2" office:value-type="float" office:value="12">
            <text:p text:style-name="P124">12</text:p>
          </table:table-cell>
        </table:table-row>
        <table:table-row>
          <table:table-cell table:style-name="Table4.A2" office:value-type="string">
            <text:p text:style-name="P123">DMU_OT_DSL_DATASET</text:p>
          </table:table-cell>
          <table:table-cell table:style-name="Table4.A2" office:value-type="string">
            <text:p text:style-name="P132">DSL dataset object used to organize snapshot and usage static information for objects of type DMU_OT_OBJSET.</text:p>
          </table:table-cell>
          <table:table-cell table:style-name="Table4.A2" office:value-type="string">
            <text:p text:style-name="P123">dsl_dataset_phys_t</text:p>
          </table:table-cell>
          <table:table-cell table:style-name="Table4.D2" office:value-type="float" office:value="16">
            <text:p text:style-name="P124">16</text:p>
          </table:table-cell>
        </table:table-row>
        <table:table-row>
          <table:table-cell table:style-name="Table4.A2" office:value-type="string">
            <text:p text:style-name="P123">DMU_OT_ZNODE</text:p>
          </table:table-cell>
          <table:table-cell table:style-name="Table4.A2" office:value-type="string">
            <text:p text:style-name="P123">ZPL metadata</text:p>
          </table:table-cell>
          <table:table-cell table:style-name="Table4.A2" office:value-type="string">
            <text:p text:style-name="P123">znode_phys_t</text:p>
          </table:table-cell>
          <table:table-cell table:style-name="Table4.D2" office:value-type="float" office:value="17">
            <text:p text:style-name="P124">17</text:p>
          </table:table-cell>
        </table:table-row>
      </table:table>
      <text:p text:style-name="Table"><text:tab/>Table <text:sequence text:ref-name="refTable9" text:name="Table" text:formula="ooow:Table+1" style:num-format="1">10</text:sequence> Bonus Buffer <text:s/>Types and associated structures.</text:p>
      <text:p text:style-name="P81"/>
      <text:h text:style-name="Heading_20_2" text:outline-level="2">Section 3.2: Object Sets</text:h>
      <text:p text:style-name="P6">The DMU organizes objects into groups called object sets. <text:s/>Object sets are used in ZFS to group related objects, such as objects in a filesystem, snapshot, clone, or volume. </text:p>
      <text:p text:style-name="P6"/>
      <text:p text:style-name="P6">Object sets are represented by a 1K byte <text:span text:style-name="T27">objset_phys_t </text:span><text:span text:style-name="T30">structure. <text:s/>Each member of this structure is defined in detail below.</text:span></text:p>
      <text:p text:style-name="P8"/>
      <text:p text:style-name="P11"><draw:frame draw:style-name="fr1" draw:name="Frame2" text:anchor-type="paragraph" svg:width="1.7126in" draw:z-index="15"><draw:text-box fo:min-height="0.928in"><text:p text:style-name="Illustration"><draw:frame draw:style-name="fr4" draw:name="Object11" text:anchor-type="paragraph" svg:x="0.0016in" svg:y="0.0008in" svg:width="1.7126in" style:rel-width="100%" svg:height="0.928in" style:rel-height="scale" draw:z-index="16"><draw:object xlink:href="./Obj00E3F3EB" xlink:type="simple" xlink:show="embed" xlink:actuate="onLoad"/><draw:image xlink:href="./ObjectReplacements/Obj00E3F3EB" xlink:type="simple" xlink:show="embed" xlink:actuate="onLoad"/></draw:frame>Illustration <text:sequence text:ref-name="refIllustration10" text:name="Illustration" text:formula="ooow:Illustration+1" style:num-format="1">11</text:sequence> objset_phys_t structure</text:p></draw:text-box></draw:frame></text:p>
      <text:p text:style-name="P53"><text:soft-page-break/>os_type</text:p>
      <text:p text:style-name="P54">The DMU supports several types of object sets, where each object set type has it's own well defined format/layout for its objects. <text:s/>The object set's type is identified by a 64 bit <text:span text:style-name="T30">integer, </text:span><text:span text:style-name="T27">os_type</text:span><text:span text:style-name="T30">. The t</text:span>able below lists available DMU object set types and their associated <text:span text:style-name="T27">os_type </text:span><text:span text:style-name="T30">integer </text:span>value.</text:p>
      <text:p text:style-name="P51"/>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84">Object Set Type</text:p>
            </table:table-cell>
            <table:table-cell table:style-name="Table14.A1" office:value-type="string">
              <text:p text:style-name="P185">Description</text:p>
            </table:table-cell>
            <table:table-cell table:style-name="Table14.C1" office:value-type="string">
              <text:p text:style-name="P186">Value</text:p>
            </table:table-cell>
          </table:table-row>
        </table:table-header-rows>
        <table:table-row>
          <table:table-cell table:style-name="Table14.A2" office:value-type="string">
            <text:p text:style-name="P187">DMU_OST_NONE</text:p>
          </table:table-cell>
          <table:table-cell table:style-name="Table14.A2" office:value-type="string">
            <text:p text:style-name="P187">Uninitialized Object Set</text:p>
          </table:table-cell>
          <table:table-cell table:style-name="Table14.C2" office:value-type="float" office:value="0">
            <text:p text:style-name="P188">0</text:p>
          </table:table-cell>
        </table:table-row>
        <table:table-row>
          <table:table-cell table:style-name="Table14.A2" office:value-type="string">
            <text:p text:style-name="P187">DMU_OST_META</text:p>
          </table:table-cell>
          <table:table-cell table:style-name="Table14.A2" office:value-type="string">
            <text:p text:style-name="P187">DSL Object Set , See Chapter 4</text:p>
          </table:table-cell>
          <table:table-cell table:style-name="Table14.C2" office:value-type="float" office:value="1">
            <text:p text:style-name="P188">1</text:p>
          </table:table-cell>
        </table:table-row>
        <table:table-row>
          <table:table-cell table:style-name="Table14.A2" office:value-type="string">
            <text:p text:style-name="P187">DMU_OST_ZFS</text:p>
          </table:table-cell>
          <table:table-cell table:style-name="Table14.A2" office:value-type="string">
            <text:p text:style-name="P187">ZPL Object Set, See Chapter 6</text:p>
          </table:table-cell>
          <table:table-cell table:style-name="Table14.C2" office:value-type="float" office:value="2">
            <text:p text:style-name="P188">2</text:p>
          </table:table-cell>
        </table:table-row>
        <table:table-row>
          <table:table-cell table:style-name="Table14.A2" office:value-type="string">
            <text:p text:style-name="P187">DMU_OST_ZVOL</text:p>
          </table:table-cell>
          <table:table-cell table:style-name="Table14.A2" office:value-type="string">
            <text:p text:style-name="P187">ZVOL Object Set, See Chapter 8</text:p>
          </table:table-cell>
          <table:table-cell table:style-name="Table14.C2" office:value-type="float" office:value="3">
            <text:p text:style-name="P188">3</text:p>
          </table:table-cell>
        </table:table-row>
      </table:table>
      <text:p text:style-name="Table"><text:tab/>Table <text:sequence text:ref-name="refTable10" text:name="Table" text:formula="ooow:Table+1" style:num-format="1">11</text:sequence> DMU Object Set Types</text:p>
      <text:p text:style-name="P51"><text:tab/></text:p>
      <text:p text:style-name="P6"><text:s/></text:p>
      <text:p text:style-name="P52">os_zil_header</text:p>
      <text:p text:style-name="P51">The ZIL header is described in detail in Chapter 7 of this document.</text:p>
      <text:p text:style-name="P51"/>
      <text:p text:style-name="P51"><text:span text:style-name="T34">metadnode</text:span> </text:p>
      <text:p text:style-name="P51">As described earlier in this chapter, each object is described by a dnode_phys_t. <text:s text:c="3"/>The collection of dnode_phys_t structures describing the objects in this object set are stored as an object pointed to by the metadnode. <text:s text:c="2"/>The data contained within this object is formatted as an array of dnode_phys_t structures <text:s/>(one for each object within the object set).</text:p>
      <text:p text:style-name="P52"/>
      <text:p text:style-name="P75">Each object within an object set is uniquely identified by a 64 bit integer called an object number. <text:s text:c="2"/>An object's “object number” identifies the array element, in the dnode array, containing this object's dnode_phys_t. <text:s/></text:p>
      <text:p text:style-name="P75"/>
      <text:p text:style-name="P75">The illustration below shows an object set with the metadnode expanded. <text:s/>The metadnode contains three block pointers, each of which have been expanded to show their contents. <text:s/>Object number 4 has been further expanded to show the details of the dnode_phys_t and the block structure referenced by this dnode.</text:p>
      <text:p text:style-name="P75"><text:line-break/></text:p>
      <text:p text:style-name="P62"><draw:frame draw:style-name="fr1" draw:name="Frame3" text:anchor-type="paragraph" svg:width="5.7535in" draw:z-index="17"><draw:text-box fo:min-height="7.4618in"><text:p text:style-name="Illustration"><draw:frame draw:style-name="fr5" draw:name="Object13" text:anchor-type="paragraph" svg:x="0in" svg:y="-0.002in" svg:width="7.6161in" style:rel-width="100%" svg:height="8.0634in" style:rel-height="scale" draw:z-index="18"><draw:object xlink:href="./Obj00E3F3ED" xlink:type="simple" xlink:show="embed" xlink:actuate="onLoad"/><draw:image xlink:href="./ObjectReplacements/Obj00E3F3ED" xlink:type="simple" xlink:show="embed" xlink:actuate="onLoad"/></draw:frame>Illustration <text:sequence text:ref-name="refIllustration11" text:name="Illustration" text:formula="ooow:Illustration+1" style:num-format="1">12</text:sequence> Object Set </text:p></draw:text-box></draw:frame></text:p>
      <text:p text:style-name="P56"><text:soft-page-break/></text:p>
      <text:h text:style-name="P218" text:outline-level="1">Chapter Four – DSL </text:h>
      <text:p text:style-name="P8">The DSL (Dataset and Snapshot Layer) provides a mechanism for describing and managing relationships-between and properties-of object sets. <text:s/>Before describing the DSL and the relationships it describes, a brief overview of the various flavors of object sets is necessary.</text:p>
      <text:p text:style-name="P8"/>
      <text:p text:style-name="P76">Object Set Overview</text:p>
      <text:p text:style-name="P75">ZFS provides the ability to create four kinds of object sets: filesystems, clones, snapshots, and volumes. <text:s/></text:p>
      <text:p text:style-name="P75"/>
      <text:p text:style-name="P178">ZFS filesystem: A filesystem stores and organizes objects in an easily accessible, POSIX compliant <text:span text:style-name="T21">manner.</text:span></text:p>
      <text:p text:style-name="P178"/>
      <text:p text:style-name="P178">ZFS clone: A clone is identical to a filesystem with the exception of its origin. <text:s/>Clones originate from snapshots and their initial contents are identical to that of the snapshot from which it originated.</text:p>
      <text:p text:style-name="P178"/>
      <text:p text:style-name="P178">ZFS snapshot: A snapshot is a <text:span text:style-name="T21">read-only</text:span> version of a filesystem, clone, or volume at a particular point in time.</text:p>
      <text:p text:style-name="P178"/>
      <text:p text:style-name="P178">ZFS volume: A volume is a logical volume that is exported by ZFS as a block device. </text:p>
      <text:p text:style-name="P178"/>
      <text:p text:style-name="P153">ZFS supports several operations and/or configurations which cause <text:span text:style-name="T21">interdependencies</text:span> amongst object sets. <text:s/>The purpose of the DSL is to manage these relationships. <text:s/>The following is a list of such relationships.</text:p>
      <text:p text:style-name="P75"/>
      <text:p text:style-name="P75">Clones: <text:s/>A clone is related to the snapshot from which it originated. <text:s/>Once a clone is created, <text:s/>the snapshot in which it originated can not be deleted unless the clone is also deleted.</text:p>
      <text:p text:style-name="P75"/>
      <text:p text:style-name="P137"><text:span text:style-name="T8">Snapshots: A snapshot is a point-in-time image of the data in the object set in which it was created.</text:span> <text:span text:style-name="T8"><text:s/>A filesystem, clone, or volume can not be destroyed unless its snapshots are also </text:span><text:span text:style-name="T15">destroyed.</text:span></text:p>
      <text:p text:style-name="P139"><text:s/></text:p>
      <text:p text:style-name="P139">Children: ZFS support <text:span text:style-name="T21">hierarchically</text:span> structured object sets; object sets within object sets. <text:s/>A child is <text:span text:style-name="T21">dependent</text:span> on the <text:span text:style-name="T21">existence</text:span> of its parent. <text:s/>A parent can not be destroyed without first destroying all children.</text:p>
      <text:p text:style-name="P75"/>
      <text:h text:style-name="Heading_20_2" text:outline-level="2">Section 4.1 : DSL Infrastructure</text:h>
      <text:p text:style-name="P8">Each object set is represented in the DSL as a dataset. <text:s/>A dataset manages space consumption statistics for an object set, <text:s/>contains object set location information, and keeps track of any snapshots <text:span text:style-name="T21">inter-dependencies.</text:span> </text:p>
      <text:p text:style-name="P8"/>
      <text:p text:style-name="P8"><text:soft-page-break/>Datasets are grouped together <text:span text:style-name="T21">hierarchically</text:span> into collections called Dataset Directories. <text:s/>Dataset Directories manage a related grouping of datasets and the properties associated with that grouping. <text:s/>A DSL directory always has exactly one “active dataset”. <text:s/>All other datasets under the DSL directory are related to the “active” dataset through snapshots, clones, or child/parent dependencies. </text:p>
      <text:p text:style-name="P8"/>
      <text:p text:style-name="P8">The following picture shows the DSL infrastructure including a <text:span text:style-name="T21">pictorial</text:span> view of how object set relationships are described via the DSL datasets and DSL directories. <text:s/>The top level DSL Directory can be seen at the top/center of this figure. <text:s/>Directly below the DSL Directory is the “active dataset”. <text:s/>The active dataset represents the live <text:s/>filesystem. <text:s/>Originating from the active dataset is a linked <text:span text:style-name="T21">list of</text:span> snapshots which have been taken at different points in time. <text:s/>Each dataset structure points to a DMU Object Set which is the actual object set containing object data. <text:s/>To the left of the top level DSL Directory is a child ZAP<text:note text:id="ftn4" text:note-class="footnote"><text:note-citation>4</text:note-citation><text:note-body><text:p text:style-name="Footnote">The ZAP is explained in Chapter 5.</text:p></text:note-body></text:note> object containing a listing of all child/parent dependencies. <text:s/>To the right of the DSL directory is a properties ZAP object containing properties for the <text:span text:style-name="T21">datasets</text:span> within this DSL directory. <text:s/>A listing of all properties can be seen in Table 12 below.</text:p>
      <text:p text:style-name="P8"/>
      <text:p text:style-name="P8">A detailed description of Datasets and DSL Directories are described in the <text:span text:style-name="T27">Dataset Internals </text:span>and<text:span text:style-name="T27"> </text:span><text:span text:style-name="T24">DSL</text:span><text:span text:style-name="T27"> Directories Internals </text:span>sections below.</text:p>
      <text:p text:style-name="P9"/>
      <text:p text:style-name="P9"><draw:frame draw:style-name="fr1" draw:name="Frame11" text:anchor-type="paragraph" svg:width="5.698in" draw:z-index="29"><draw:text-box fo:min-height="3.4154in"><text:p text:style-name="Illustration"><draw:frame draw:style-name="fr4" draw:name="Object10" text:anchor-type="paragraph" svg:x="0.0016in" svg:y="0.0008in" svg:width="5.698in" style:rel-width="100%" svg:height="3.4154in" style:rel-height="scale" draw:z-index="30"><draw:object xlink:href="./Obj080458DE" xlink:type="simple" xlink:show="embed" xlink:actuate="onLoad"/><draw:image xlink:href="./ObjectReplacements/Obj080458DE" xlink:type="simple" xlink:show="embed" xlink:actuate="onLoad"/></draw:frame>Illustration <text:sequence text:ref-name="refIllustration12" text:name="Illustration" text:formula="ooow:Illustration+1" style:num-format="1">13</text:sequence> DSL Infrastructure</text:p></draw:text-box></draw:frame></text:p>
      <text:p text:style-name="P8"/>
      <text:p text:style-name="P8"/>
      <text:p text:style-name="Standard"/>
      <text:h text:style-name="Heading_20_2" text:outline-level="2"><text:soft-page-break/>Section 4.2: DSL Implementation Details</text:h>
      <text:p text:style-name="P6"><text:span text:style-name="T30">The DSL is implemented as an object set of type DMU_OST_META. <text:s/>This object set is often called the Meta Object Set, or MOS. </text:span><text:s text:c="2"/>There is only one MOS per pool and the uberblock (see Chapter One) points to it directly.</text:p>
      <text:p text:style-name="P6"/>
      <text:p text:style-name="P2">There is a single distinguished object in the Meta Object Set. This object is called the object directory and is always located in the second element of the dnode array (index 1). <text:s text:c="2"/>All objects, with the exception of the object directory, can be located by traversing through a set of object references starting at this object. <text:s text:c="2"/></text:p>
      <text:p text:style-name="P2"/>
      <text:p text:style-name="P10"><text:tab/>The object directory</text:p>
      <text:p text:style-name="P189">The object directory is a ZAP object (an object containing name/value pairs -see chapter 5 for a description of ZAP objects) containing three attribute pairs (name/value) named: <text:span text:style-name="T27">root_dataset, config, </text:span><text:span text:style-name="T30">and </text:span><text:span text:style-name="T27">sync_bplist. <text:s/></text:span></text:p>
      <text:p text:style-name="P190"/>
      <text:p text:style-name="P191"><text:span text:style-name="T27">root_dataset: </text:span><text:span text:style-name="T30">The “</text:span><text:span text:style-name="T27">root_dataset” </text:span><text:span text:style-name="T30"><text:s/>attribute contains a 64 bit integer value identifying the object number of the root DSL directory for the pool. <text:s/>The root DSL directory is a special object whose contents reference all top level datasets within the pool. <text:s/>The “root_dataset” directory, is an object of type DMU_OT_DSL_DIR and will be explained in greater detail in </text:span><text:span text:style-name="T27">Section 4.4: DSL Directory Internals</text:span><text:span text:style-name="T30">.</text:span></text:p>
      <text:p text:style-name="P192"/>
      <text:p text:style-name="P98"><text:tab/>config: <text:s/><text:span text:style-name="T30">The “</text:span>config” <text:span text:style-name="T30">attribute contains a 64 bit integer value identifying the object number for an object of type DMU_OT_PACKED_NVLIST. <text:s/>This object contains XDR_ENCODED name value pairs describing this pools vdev configuration. Its contents are similar to those described in section 1.3.3: name/value pairs <text:s/>list.</text:span></text:p>
      <text:p text:style-name="P94"/>
      <text:p text:style-name="P176"><text:span text:style-name="T27">sync_bplist: </text:span><text:span text:style-name="T30">The </text:span><text:span text:style-name="T27">“sync_bplist” </text:span><text:span text:style-name="T30">attribute contains a 64 bit integer value identifying the object number for an object of type DMU_OT_SYNC_BPLIST. <text:s/>This object contains a list of block pointers which need to be freed during the next transaction.</text:span> </text:p>
      <text:p text:style-name="P177"/>
      <text:p text:style-name="P65">The illustration below shows the meta object set (MOS) in relation to the uberblock and label structures discussed in Chapter 1. <text:s/></text:p>
      <text:p text:style-name="P31"/>
      <text:p text:style-name="P31"><draw:frame draw:style-name="fr1" draw:name="Frame1" text:anchor-type="paragraph" svg:width="6.0016in" draw:z-index="35"><draw:text-box fo:min-height="5.6744in"><text:p text:style-name="Illustration"><draw:frame draw:style-name="fr4" draw:name="Object6" text:anchor-type="paragraph" svg:x="0.0016in" svg:y="0.0008in" svg:width="7.2189in" style:rel-width="100%" svg:height="6.6189in" style:rel-height="scale" draw:z-index="36"><draw:object xlink:href="./Obj08045CB9" xlink:type="simple" xlink:show="embed" xlink:actuate="onLoad"/><draw:image xlink:href="./ObjectReplacements/Obj08045CB9" xlink:type="simple" xlink:show="embed" xlink:actuate="onLoad"/></draw:frame>Illustration <text:sequence text:ref-name="refIllustration13" text:name="Illustration" text:formula="ooow:Illustration+1" style:num-format="1">14</text:sequence> Meta Object Set</text:p></draw:text-box></draw:frame></text:p>
      <text:h text:style-name="Heading_20_2" text:outline-level="2"><text:soft-page-break/></text:h>
      <text:h text:style-name="Heading_20_2" text:outline-level="2">Section 4.3: Dataset Internals</text:h>
      <text:p text:style-name="P162">Datasets are stored as an object of type DMU_OT_DSL_DATASET. <text:s/>This object type uses the bonus buffer in the dnode_phys_t to hold a <text:span text:style-name="T27">dsl_dataset_phys_t </text:span>structure. <text:s/>The contents of the dsl_dataset_phys_t structure are shown below.</text:p>
      <text:p text:style-name="P86"/>
      <text:p text:style-name="P71"><text:span text:style-name="T34"><text:s/>uint64_t ds_dir_obj: </text:span><text:span text:style-name="T17">Object number of the DSL directory referencing this dataset.</text:span></text:p>
      <text:p text:style-name="P86"><text:s/></text:p>
      <text:p text:style-name="P86">uint64_t ds_prev_snap_obj: <text:span text:style-name="T17">If this dataset represents a filesystem, volume, or clone, this field contains the 64 bit object number for the most recent snapshot taken; this field is zero if no snapshots have been taken. <text:s/></text:span></text:p>
      <text:p text:style-name="P87"/>
      <text:p text:style-name="P87">If this dataset represents a snapshot, this field contains the 64 bit object number <text:soft-page-break/>for the snapshot taken prior to this snapshot. <text:s/>This field is zero if there are no previous snapshots.</text:p>
      <text:p text:style-name="P87"/>
      <text:p text:style-name="P86">uint64_t ds_prev_snap_txg: <text:s/><text:span text:style-name="T17">The transaction group number when the previous snapshot (pointed to by </text:span><text:span text:style-name="T29">ds_prev_snap_obj</text:span><text:span text:style-name="T17">) was taken.</text:span></text:p>
      <text:p text:style-name="P86"><text:s text:c="8"/></text:p>
      <text:p text:style-name="P87"><text:span text:style-name="T34">uint64_t ds_next_snap_obj: <text:s/></text:span>This field is only used for datasets representing snapshots. <text:s/>It contains the object number of the dataset which is the most recent snapshot. <text:s text:c="2"/>This <text:span text:style-name="T21">field</text:span> is always zero for datasets representing clones, volumes, or filesystems.</text:p>
      <text:p text:style-name="P87"/>
      <text:p text:style-name="P86">uint64_t ds_snapnames_zapobj: <text:s/><text:span text:style-name="T17">Object number of a ZAP object (see Chapter 5) containing name value pairs for each snapshot of this dataset. <text:s/>Each pair contains the name of the snapshot and the object number associated with it's DSL dataset structure.</text:span></text:p>
      <text:p text:style-name="P86"><text:s text:c="8"/></text:p>
      <text:p text:style-name="P86">uint64_t ds_num_children: <text:s/><text:span text:style-name="T17">Always zero if not a snapshot. <text:s/>For snapshots, this is the number of references to this snapshot: 1 (from the next snapshot taken, or from the active dataset if no snapshots have been taken) + the number of clones originating from this snapshot.</text:span></text:p>
      <text:p text:style-name="P87"/>
      <text:p text:style-name="P86">uint64_t ds_creation_time: <text:span text:style-name="T17">Seconds since January 1</text:span><text:span text:style-name="T40">st</text:span><text:span text:style-name="T17"> 1970 (GMT) when this dataset was created.</text:span></text:p>
      <text:p text:style-name="P86"><text:s text:c="8"/></text:p>
      <text:p text:style-name="P86">uint64_t ds_creation_txg: <text:s/><text:span text:style-name="T17">The transaction group number in which this dataset <text:s/>was created.</text:span></text:p>
      <text:p text:style-name="P86"><text:s text:c="8"/></text:p>
      <text:p text:style-name="P86">uint64_t ds_deadlist_obj: <text:s/><text:span text:style-name="T17">The object number of the deadlist (an array of blkptr's deleted since the last snapshot).</text:span></text:p>
      <text:p text:style-name="P86"><text:s text:c="8"/></text:p>
      <text:p text:style-name="P86">uint64_t ds_used_bytes: <text:span text:style-name="T17">unique bytes used by the object set represented by this dataset</text:span></text:p>
      <text:p text:style-name="P86"><text:s text:c="8"/></text:p>
      <text:p text:style-name="P86">uint64_t ds_compressed_bytes: <text:span text:style-name="T17">number of compressed bytes in the object set represented by this dataset</text:span></text:p>
      <text:p text:style-name="P87"><text:tab/></text:p>
      <text:p text:style-name="P86">uint64_t ds_uncompressed_bytes: <text:span text:style-name="T17">number of uncompressed bytes in the object set represented by this dataset</text:span></text:p>
      <text:p text:style-name="P86"><text:s text:c="8"/></text:p>
      <text:p text:style-name="P86">uint64_t ds_unique_bytes:</text:p>
      <text:p text:style-name="P87">When a snapshot is taken, its initial contents are identical to that of the active copy of the data. <text:s/>As the data changes in the active copy, more and more data becomes unique to the snapshot (the data diverges from the snapshot). <text:s/>As that happens, the amount of data unique to the snapshot increases. <text:s/>The amount of unique snapshot data is stored in this field: it is zero for clones, volumes, and filesystems.</text:p>
      <text:p text:style-name="P86"><text:soft-page-break/><text:s text:c="8"/></text:p>
      <text:p text:style-name="P88"><text:span text:style-name="T34">uint64_t ds_fsid_guid: </text:span>64 bit ID that is guaranteed to be unique amongst all currently open datasets. Note, this ID could change between successive dataset opens. </text:p>
      <text:p text:style-name="P86"><text:s text:c="8"/></text:p>
      <text:p text:style-name="P86">uint64_t ds_guid: <text:span text:style-name="T17">64 bit global id for this dataset. <text:s/>This value never changes during the lifetime of the object set.</text:span></text:p>
      <text:p text:style-name="P86"><text:s text:c="8"/></text:p>
      <text:p text:style-name="P86">uint64_t ds_restoring: <text:span text:style-name="T17">The field is set to “1” if ZFS is in the process of restoring to this dataset through 'zfs restore'</text:span><text:span text:style-name="T17"><text:note text:id="ftn5" text:note-class="footnote"><text:note-citation>5</text:note-citation><text:note-body><text:p text:style-name="Footnote">See the ZFS Admin Guide for information about the zfs command.</text:p></text:note-body></text:note></text:span></text:p>
      <text:p text:style-name="P86"><text:s text:c="8"/></text:p>
      <text:p text:style-name="P86">blkptr_t ds_bp: <text:span text:style-name="T17">Block pointer containing the location of the object set that this dataset represents.</text:span></text:p>
      <text:p text:style-name="P86"><text:s text:c="5"/></text:p>
      <text:h text:style-name="Heading_20_2" text:outline-level="2">Section 4.4: DSL Directory Internals</text:h>
      <text:p text:style-name="P66"><text:span text:style-name="T30">The DSL Directory object contains a </text:span><text:span text:style-name="T27">dsl_dir_phys_t </text:span><text:span text:style-name="T30">structure in its bonus buffer. The contents of this structure are described in detail below</text:span><text:span text:style-name="T31">.</text:span></text:p>
      <text:p text:style-name="P67"/>
      <text:p text:style-name="P86">uint64_t dd_creation_time: <text:span text:style-name="T17">Seconds since January 1</text:span><text:span text:style-name="T40">st</text:span><text:span text:style-name="T17">, 1970 (GMT) when this DSL directory was created.</text:span></text:p>
      <text:p text:style-name="P86"><text:s text:c="8"/></text:p>
      <text:p text:style-name="P86">uint64_t dd_head<text:span text:style-name="T21">_dataset_</text:span>obj: <text:span text:style-name="T17">64 bit object number of the active dataset object </text:span></text:p>
      <text:p text:style-name="P86"><text:s text:c="8"/></text:p>
      <text:p text:style-name="P86">uint64_t dd_parent_obj:<text:span text:style-name="T17">64 bit object number of the parent DSL directory </text:span></text:p>
      <text:p text:style-name="P86"><text:s text:c="8"/></text:p>
      <text:p text:style-name="P86">uint64_t dd_clone_parent_obj: <text:span text:style-name="T17">For </text:span><text:span text:style-name="T29">cloned </text:span><text:span text:style-name="T32">object sets,</text:span><text:span text:style-name="T29"> </text:span><text:span text:style-name="T32">this field contains the object number of snapshot used to create this clone.</text:span></text:p>
      <text:p text:style-name="P86"><text:s text:c="8"/></text:p>
      <text:p text:style-name="P86">uint64_t dd_child_dir_zapobj: <text:s/><text:span text:style-name="T17">Object number of a ZAP object containing name-value pairs for each child of this DSL directory.</text:span></text:p>
      <text:p text:style-name="P86"/>
      <text:p text:style-name="P71"><text:span text:style-name="T34">uint64_t dd_used_bytes: <text:s/></text:span><text:span text:style-name="T17">Number of bytes used by all datasets within this directory: includes any snapshot and child dataset used bytes.</text:span></text:p>
      <text:p text:style-name="P86"/>
      <text:p text:style-name="P86">uint64_t dd_compressed_bytes: <text:span text:style-name="T17">Number of compressed bytes for all datasets within this DSL directory.</text:span></text:p>
      <text:p text:style-name="P87"/>
      <text:p text:style-name="P86">uint64_t dd_uncompressed_bytes: <text:s/><text:span text:style-name="T17">Number of uncompressed bytes for all datasets within this DSL directory.</text:span></text:p>
      <text:p text:style-name="P86"/>
      <text:p text:style-name="P86">uint64_t dd_quota: <text:span text:style-name="T17">Designated quota, if any, which can not be exceeded by the datasets within this DSL directory.</text:span></text:p>
      <text:p text:style-name="P86"/>
      <text:p text:style-name="P86"><text:soft-page-break/>uint64_t dd_reserved: <text:span text:style-name="T17">The amount of space reserved for consumption by the datasets within this DSL directory.</text:span></text:p>
      <text:p text:style-name="P87"/>
      <text:p text:style-name="P71"><text:span text:style-name="T34">uint64_t dd_props_zapobj: </text:span><text:span text:style-name="T17">64 bit object number of a ZAP object containing the properties for all datasets within this DSL directory. <text:s/>Only the non-inherited / locally set values are represented in this ZAP object. <text:s/>Default, inherited values are inferred when there is an </text:span><text:span text:style-name="T23">absence</text:span><text:span text:style-name="T17"> of an entry.</text:span></text:p>
      <text:p text:style-name="P182"/>
      <text:p text:style-name="P193">The following table shows valid property value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Property </text:p>
            </table:table-cell>
            <table:table-cell table:style-name="Table18.A1" office:value-type="string">
              <text:p text:style-name="Table_20_Heading">Description</text:p>
            </table:table-cell>
            <table:table-cell table:style-name="Table18.C1" office:value-type="string">
              <text:p text:style-name="Table_20_Heading">Values</text:p>
            </table:table-cell>
          </table:table-row>
        </table:table-header-rows>
        <table:table-row>
          <table:table-cell table:style-name="Table18.A2" office:value-type="string">
            <text:p text:style-name="P118">aclinherit</text:p>
          </table:table-cell>
          <table:table-cell table:style-name="Table18.A2" office:value-type="string">
            <text:p text:style-name="P118">Controls inheritance behavior for datasets. </text:p>
          </table:table-cell>
          <table:table-cell table:style-name="Table18.C2" office:value-type="string">
            <text:p text:style-name="P118"><text:span text:style-name="T21">discard</text:span> = 0</text:p>
            <text:p text:style-name="P118">noallow = 1</text:p>
            <text:p text:style-name="P118">passthrough = 3</text:p>
            <text:p text:style-name="P118">secure = 4 (default)</text:p>
          </table:table-cell>
        </table:table-row>
        <table:table-row>
          <table:table-cell table:style-name="Table18.A2" office:value-type="string">
            <text:p text:style-name="P118">aclmode</text:p>
          </table:table-cell>
          <table:table-cell table:style-name="Table18.A2" office:value-type="string">
            <text:p text:style-name="P118">Controls chmod and file/dir creation behavior for datasets.</text:p>
          </table:table-cell>
          <table:table-cell table:style-name="Table18.C2" office:value-type="string">
            <text:p text:style-name="P118">discard = 0</text:p>
            <text:p text:style-name="P118">groupmask = 2 (default)</text:p>
            <text:p text:style-name="P118">passthrough = 3</text:p>
          </table:table-cell>
        </table:table-row>
        <table:table-row>
          <table:table-cell table:style-name="Table18.A2" office:value-type="string">
            <text:p text:style-name="P119">atime</text:p>
          </table:table-cell>
          <table:table-cell table:style-name="Table18.A2" office:value-type="string">
            <text:p text:style-name="P119">Controls whether atime is updated on objects within a dataset .</text:p>
          </table:table-cell>
          <table:table-cell table:style-name="Table18.C2" office:value-type="string">
            <text:p text:style-name="P119">off = 0</text:p>
            <text:p text:style-name="P119">on = 1 (default)</text:p>
          </table:table-cell>
        </table:table-row>
        <table:table-row>
          <table:table-cell table:style-name="Table18.A2" office:value-type="string">
            <text:p text:style-name="P119">checksum</text:p>
          </table:table-cell>
          <table:table-cell table:style-name="Table18.A2" office:value-type="string">
            <text:p text:style-name="P119">Checksum algorithm for all datasets within this DSL Directory.</text:p>
          </table:table-cell>
          <table:table-cell table:style-name="Table18.C2" office:value-type="string">
            <text:p text:style-name="P119">on <text:s/>= 1 (default)</text:p>
            <text:p text:style-name="P119">off = 0</text:p>
          </table:table-cell>
        </table:table-row>
        <table:table-row>
          <table:table-cell table:style-name="Table18.A2" office:value-type="string">
            <text:p text:style-name="P119">compression</text:p>
          </table:table-cell>
          <table:table-cell table:style-name="Table18.A2" office:value-type="string">
            <text:p text:style-name="P119">Compression algorithm for all datasets within this DSL Directory.</text:p>
          </table:table-cell>
          <table:table-cell table:style-name="Table18.C2" office:value-type="string">
            <text:p text:style-name="P119">on = 1</text:p>
            <text:p text:style-name="P119">off = 0 (default)</text:p>
          </table:table-cell>
        </table:table-row>
        <table:table-row>
          <table:table-cell table:style-name="Table18.A2" office:value-type="string">
            <text:p text:style-name="P119">devices</text:p>
          </table:table-cell>
          <table:table-cell table:style-name="Table18.A2" office:value-type="string">
            <text:p text:style-name="P119">Controls whether device nodes can be <text:span text:style-name="T21">opened</text:span> on datasets.</text:p>
          </table:table-cell>
          <table:table-cell table:style-name="Table18.C2" office:value-type="string">
            <text:p text:style-name="P119">devices = 0</text:p>
            <text:p text:style-name="P119">nodevices = 1 (default)</text:p>
          </table:table-cell>
        </table:table-row>
        <table:table-row>
          <table:table-cell table:style-name="Table18.A2" office:value-type="string">
            <text:p text:style-name="P119">exec</text:p>
          </table:table-cell>
          <table:table-cell table:style-name="Table18.A2" office:value-type="string">
            <text:p text:style-name="P119">Controls whether files can be executed on a dataset.</text:p>
          </table:table-cell>
          <table:table-cell table:style-name="Table18.C2" office:value-type="string">
            <text:p text:style-name="P119">exec = 1 (default)</text:p>
            <text:p text:style-name="P119">noexec = 0</text:p>
          </table:table-cell>
        </table:table-row>
        <table:table-row>
          <table:table-cell table:style-name="Table18.A2" office:value-type="string">
            <text:p text:style-name="P119">mountpoint</text:p>
          </table:table-cell>
          <table:table-cell table:style-name="Table18.A2" office:value-type="string">
            <text:p text:style-name="P119">Mountpoint path for datasets within this DSL Directory<text:span text:style-name="T21">.</text:span> <text:s/></text:p>
          </table:table-cell>
          <table:table-cell table:style-name="Table18.C2" office:value-type="string">
            <text:p text:style-name="P119">string </text:p>
          </table:table-cell>
        </table:table-row>
        <table:table-row>
          <table:table-cell table:style-name="Table18.A2" office:value-type="string">
            <text:p text:style-name="P119">quota</text:p>
          </table:table-cell>
          <table:table-cell table:style-name="Table18.A2" office:value-type="string">
            <text:p text:style-name="P119">Limits the amount of space all datasets within a DSL directory can consume.</text:p>
          </table:table-cell>
          <table:table-cell table:style-name="Table18.C2" office:value-type="string">
            <text:p text:style-name="P119">quota size in bytes or </text:p>
            <text:p text:style-name="P119">zero for no quota (default)</text:p>
          </table:table-cell>
        </table:table-row>
        <table:table-row>
          <table:table-cell table:style-name="Table18.A2" office:value-type="string">
            <text:p text:style-name="P119">readonly</text:p>
          </table:table-cell>
          <table:table-cell table:style-name="Table18.A2" office:value-type="string">
            <text:p text:style-name="P119">Controls whether objects can be modified on a dataset.</text:p>
          </table:table-cell>
          <table:table-cell table:style-name="Table18.C2" office:value-type="string">
            <text:p text:style-name="P119">readonly <text:s/>= 1</text:p>
            <text:p text:style-name="P119">readwrite = 0 (default)</text:p>
          </table:table-cell>
        </table:table-row>
        <table:table-row>
          <table:table-cell table:style-name="Table18.A2" office:value-type="string">
            <text:p text:style-name="P119">recordsize</text:p>
          </table:table-cell>
          <table:table-cell table:style-name="Table18.A2" office:value-type="string">
            <text:p text:style-name="P119">Block Size for all objects within the datasets contained in this DSL Directory</text:p>
          </table:table-cell>
          <table:table-cell table:style-name="Table18.C2" office:value-type="string">
            <text:p text:style-name="P119">recordsize in bytes</text:p>
          </table:table-cell>
        </table:table-row>
        <table:table-row>
          <table:table-cell table:style-name="Table18.A2" office:value-type="string">
            <text:p text:style-name="P119">reservation</text:p>
          </table:table-cell>
          <table:table-cell table:style-name="Table18.A2" office:value-type="string">
            <text:p text:style-name="P119">Amount of space reserved for this DSL Directory, including all child datasets and child DSL Directories.</text:p>
          </table:table-cell>
          <table:table-cell table:style-name="Table18.C2" office:value-type="string">
            <text:p text:style-name="P119">reservation size in bytes</text:p>
          </table:table-cell>
        </table:table-row>
        <table:table-row>
          <table:table-cell table:style-name="Table18.A2" office:value-type="string">
            <text:p text:style-name="P119">setuid</text:p>
          </table:table-cell>
          <table:table-cell table:style-name="Table18.A2" office:value-type="string">
            <text:p text:style-name="P119">Controls whether the set-UID bit is respected on a dataset.</text:p>
          </table:table-cell>
          <table:table-cell table:style-name="Table18.C2" office:value-type="string">
            <text:p text:style-name="P119">setuid = 1 (default)</text:p>
            <text:p text:style-name="P119">nosetuid = 0</text:p>
          </table:table-cell>
        </table:table-row>
        <table:table-row>
          <table:table-cell table:style-name="Table18.A2" office:value-type="string">
            <text:p text:style-name="P119">sharenfs</text:p>
          </table:table-cell>
          <table:table-cell table:style-name="Table18.A2" office:value-type="string">
            <text:p text:style-name="P119">Controls whether <text:s/>the datasets in a DSL Directory <text:s/>are shared by NFS.</text:p>
          </table:table-cell>
          <table:table-cell table:style-name="Table18.C2" office:value-type="string">
            <text:p text:style-name="P119">string – any valid nfs share options</text:p>
          </table:table-cell>
        </table:table-row>
        <text:soft-page-break/>
        <table:table-row>
          <table:table-cell table:style-name="Table18.A2" office:value-type="string">
            <text:p text:style-name="P119">snapdir</text:p>
          </table:table-cell>
          <table:table-cell table:style-name="Table18.A2" office:value-type="string">
            <text:p text:style-name="P119">Controls whether .zfs is hidden or visible in the root filesystem.</text:p>
          </table:table-cell>
          <table:table-cell table:style-name="Table18.C2" office:value-type="string">
            <text:p text:style-name="P119">hidden = 0</text:p>
            <text:p text:style-name="P119">visible = 1 (default)</text:p>
          </table:table-cell>
        </table:table-row>
        <table:table-row>
          <table:table-cell table:style-name="Table18.A2" office:value-type="string">
            <text:p text:style-name="P119">volblocksize</text:p>
          </table:table-cell>
          <table:table-cell table:style-name="Table18.A2" office:value-type="string">
            <text:p text:style-name="P119">For volumes, specifies the block size of the volume. The <text:span text:style-name="Teletype">blocksize</text:span> cannot be changed once the volume has been written, so it should be set at volume creation time. </text:p>
          </table:table-cell>
          <table:table-cell table:style-name="Table18.C2" office:value-type="string">
            <text:p text:style-name="P119">between 512 to 128K, powers of two.</text:p>
            <text:p text:style-name="P119">Defaults to 8K</text:p>
          </table:table-cell>
        </table:table-row>
        <table:table-row>
          <table:table-cell table:style-name="Table18.A2" office:value-type="string">
            <text:p text:style-name="P119">volsize</text:p>
          </table:table-cell>
          <table:table-cell table:style-name="Table18.A2" office:value-type="string">
            <text:p text:style-name="P119">Volume size, only applicable to volumes.</text:p>
          </table:table-cell>
          <table:table-cell table:style-name="Table18.C2" office:value-type="string">
            <text:p text:style-name="P119">volume size in bytes</text:p>
          </table:table-cell>
        </table:table-row>
        <table:table-row>
          <table:table-cell table:style-name="Table18.A2" office:value-type="string">
            <text:p text:style-name="P119">zoned</text:p>
          </table:table-cell>
          <table:table-cell table:style-name="Table18.A2" office:value-type="string">
            <text:p text:style-name="P119">Controls whether a dataset is managed through a local zone.</text:p>
          </table:table-cell>
          <table:table-cell table:style-name="Table18.C2" office:value-type="string">
            <text:p text:style-name="P119">on <text:s/>= 1</text:p>
            <text:p text:style-name="P119">off = 0 (default)</text:p>
          </table:table-cell>
        </table:table-row>
      </table:table>
      <text:p text:style-name="Table"><text:tab/><text:tab/>Table <text:sequence text:ref-name="refTable11" text:name="Table" text:formula="ooow:Table+1" style:num-format="1">12</text:sequence> Editable Property Values stored in the dd_props_zabobj</text:p>
      <text:p text:style-name="P71"/>
      <text:h text:style-name="P218" text:outline-level="1">Chapter Five – ZAP</text:h>
      <text:p text:style-name="P12"/>
      <text:p text:style-name="P6">The ZAP (ZFS Attribute Processor) is a module which sits on top of the DMU and operates on objects called ZAP objects. <text:s/>A ZAP object is a DMU object used to store attributes in the form of name-value pairs. <text:s/>The name portion of the attribute is a zero-terminated string of up to 256 bytes (including terminating NULL). <text:s/>The value portion of the attribute is an array of integers whose size is only limited by the size of a ZAP data block.</text:p>
      <text:p text:style-name="P6"/>
      <text:p text:style-name="P6">ZAP objects are used to store properties for a dataset, navigate filesystem objects, store pool properties and more. The following table contains a list of ZAP object types.</text:p>
      <text:p text:style-name="P6"/>
      <table:table table:name="Table5" table:style-name="Table5">
        <table:table-column table:style-name="Table5.A"/>
        <table:table-header-rows>
          <table:table-row>
            <table:table-cell table:style-name="Table5.A1" office:value-type="string">
              <text:p text:style-name="P115">ZAP Object Type</text:p>
            </table:table-cell>
          </table:table-row>
        </table:table-header-rows>
        <table:table-row>
          <table:table-cell table:style-name="Table5.A2" office:value-type="string">
            <text:p text:style-name="P119">DMU_OT_OBJECT_DIRECTORY</text:p>
          </table:table-cell>
        </table:table-row>
        <table:table-row>
          <table:table-cell table:style-name="Table5.A2" office:value-type="string">
            <text:p text:style-name="P119">DMU_OT_DSL_DIR_CHILD_MAP</text:p>
          </table:table-cell>
        </table:table-row>
        <table:table-row>
          <table:table-cell table:style-name="Table5.A2" office:value-type="string">
            <text:p text:style-name="P119">DMU_OT_DSL_DS_SNAP_MAP</text:p>
          </table:table-cell>
        </table:table-row>
        <table:table-row>
          <table:table-cell table:style-name="Table5.A2" office:value-type="string">
            <text:p text:style-name="P119">DMU_OT_DSL_PROPS</text:p>
          </table:table-cell>
        </table:table-row>
        <table:table-row>
          <table:table-cell table:style-name="Table5.A2" office:value-type="string">
            <text:p text:style-name="P119">DMU_OT_DIRECTORY_CONTENTS</text:p>
          </table:table-cell>
        </table:table-row>
        <table:table-row>
          <table:table-cell table:style-name="Table5.A2" office:value-type="string">
            <text:p text:style-name="P119">DMU_OT_MASTER_NODE</text:p>
          </table:table-cell>
        </table:table-row>
        <table:table-row>
          <table:table-cell table:style-name="Table5.A2" office:value-type="string">
            <text:p text:style-name="P119">DMU_OT_DELETE_QUEUE</text:p>
          </table:table-cell>
        </table:table-row>
        <table:table-row>
          <table:table-cell table:style-name="Table5.A2" office:value-type="string">
            <text:p text:style-name="P119">DMU_OT_ZVOL_PROP</text:p>
          </table:table-cell>
        </table:table-row>
      </table:table>
      <text:p text:style-name="Table"><text:tab/> <text:s text:c="5"/>Table <text:sequence text:ref-name="refTable12" text:name="Table" text:formula="ooow:Table+1" style:num-format="1">13</text:sequence> ZAP Object Types</text:p>
      <text:p text:style-name="P6"/>
      <text:p text:style-name="P6">ZAP objects come in two forms; microzap objects and fatzap objects. <text:s/>Microzap objects are a lightweight version of the fatzap and provide a simple and fast lookup mechanism for a small number of attribute entries. <text:s/>The fatzap is better suited for ZAP objects containing large numbers of attributes.</text:p>
      <text:p text:style-name="P6"/>
      <text:p text:style-name="P6">The following guidelines are used by ZFS to decide whether or not to use a fatzap or a microzap object.</text:p>
      <text:p text:style-name="P6"/>
      <text:p text:style-name="P6"><text:tab/>A microzap object is used if all three conditions below are met:</text:p>
      <text:list xml:id="list1772164461" text:style-name="L1">
        <text:list-item>
          <text:p text:style-name="P217">all name-value pair entries fit into one block. <text:s/>The maximum data block size in ZFS is 128KB <text:span text:style-name="T21">and this</text:span> size block can fit up to 2047 microzap entries.</text:p>
        </text:list-item>
        <text:list-item>
          <text:p text:style-name="P217">The value portion of all attributes are of type uint64_t.</text:p>
        </text:list-item>
        <text:list-item>
          <text:p text:style-name="P217">The name portion of <text:s/>each attribute is less than or equal to 50 characters in length (including NULL terminating character).</text:p>
          <text:p text:style-name="P217"/>
        </text:list-item>
      </text:list>
      <text:p text:style-name="P141">If any of the above conditions are not met, a fatzap object is used.</text:p>
      <text:p text:style-name="P141"/>
      <text:p text:style-name="P154">The first 64 bit word in each block of a ZAP object is used to identify the type of ZAP contents contained within this block. <text:s/>The table below shows these values.</text:p>
      <text:p text:style-name="P154"><text:soft-page-break/></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94">Identifier</text:p>
            </table:table-cell>
            <table:table-cell table:style-name="Table6.A1" office:value-type="string">
              <text:p text:style-name="P194">Description</text:p>
            </table:table-cell>
            <table:table-cell table:style-name="Table6.C1" office:value-type="string">
              <text:p text:style-name="P197">Value</text:p>
            </table:table-cell>
          </table:table-row>
        </table:table-header-rows>
        <table:table-row>
          <table:table-cell table:style-name="Table6.A2" office:value-type="string">
            <text:p text:style-name="P195">ZBT_MICRO</text:p>
          </table:table-cell>
          <table:table-cell table:style-name="Table6.A2" office:value-type="string">
            <text:p text:style-name="P195">This block contains microzap entries</text:p>
          </table:table-cell>
          <table:table-cell table:style-name="Table6.C2" office:value-type="string">
            <text:p text:style-name="P198">(1ULL &lt;&lt; 63) + 3</text:p>
          </table:table-cell>
        </table:table-row>
        <table:table-row>
          <table:table-cell table:style-name="Table6.A2" office:value-type="string">
            <text:p text:style-name="P196">ZBT_HEADER</text:p>
          </table:table-cell>
          <table:table-cell table:style-name="Table6.A2" office:value-type="string">
            <text:p text:style-name="P196">This block is used for the fatzap. <text:s/>This identifier is only used for the first block in a fatzap object.</text:p>
          </table:table-cell>
          <table:table-cell table:style-name="Table6.C2" office:value-type="string">
            <text:p text:style-name="P199">(1ULL &lt;&lt; 63) + 1</text:p>
          </table:table-cell>
        </table:table-row>
        <table:table-row>
          <table:table-cell table:style-name="Table6.A2" office:value-type="string">
            <text:p text:style-name="P196">ZBT_LEAF</text:p>
          </table:table-cell>
          <table:table-cell table:style-name="Table6.A2" office:value-type="string">
            <text:p text:style-name="P196">This block is used for the fatzap. <text:s/>This identifier is used for all blocks in the fatzap with the exception of the first.</text:p>
          </table:table-cell>
          <table:table-cell table:style-name="Table6.C2" office:value-type="string">
            <text:p text:style-name="P199">(1ULL &lt;&lt; 63) + 0</text:p>
          </table:table-cell>
        </table:table-row>
      </table:table>
      <text:p text:style-name="Table"><text:tab/>Table <text:sequence text:ref-name="refTable13" text:name="Table" text:formula="ooow:Table+1" style:num-format="1">14</text:sequence> ZAP Object Block Types</text:p>
      <text:h text:style-name="Heading_20_2" text:outline-level="2">Section 5.1: The Micro Zap</text:h>
      <text:p text:style-name="P154">The microzap implements a simple mechanism for storing a small number of attributes. <text:s text:c="2"/>A microzap object consists of a single block containing an array of microzap entries (<text:span text:style-name="T27">mzap_ent_phys_t </text:span><text:span text:style-name="T30">structures)</text:span>. <text:s/>Each attribute stored in a microzap object is represented by one of these microzap entry structures. <text:s text:c="2"/></text:p>
      <text:p text:style-name="P154"/>
      <text:p text:style-name="P154">A microzap block is laid out as follows: the first 128 bytes of the block contain a microzap header structure called the mzap_phys_t. <text:s/>This structure <text:span text:style-name="T21">contains</text:span> a 64 bit ZBT_MICRO value indicating that this block is used to store microzap entries. <text:s/>Following this value is a 64 bit <text:span text:style-name="T27">salt </text:span><text:span text:style-name="T30">value that is stirred into the hash so that the hash </text:span><text:span text:style-name="T26">function</text:span><text:span text:style-name="T30"> is different for each ZAP object. </text:span>The next 42 bytes of this header is <text:span text:style-name="T21">intentionally</text:span> left blank and the last 64 bytes contain the first microzap entry (a structure of type mzap_ent_phys_t). <text:s/>The remaining bytes in this block are used to store an array of mzap_ent_phys_t structures. <text:s/>The illustration below shows the layout of this block.</text:p>
      <text:p text:style-name="P155"/>
      <text:p text:style-name="P155"><draw:frame draw:style-name="fr1" draw:name="Frame13" text:anchor-type="paragraph" svg:width="3.4862in" draw:z-index="23"><draw:text-box fo:min-height="1.0839in"><text:p text:style-name="Illustration"><draw:frame draw:style-name="fr4" draw:name="Object16" text:anchor-type="paragraph" svg:x="0.0016in" svg:y="0.0008in" svg:width="3.4862in" style:rel-width="100%" svg:height="1.0835in" style:rel-height="scale" draw:z-index="24"><draw:object xlink:href="./Obj00E3F3FF" xlink:type="simple" xlink:show="embed" xlink:actuate="onLoad"/><draw:image xlink:href="./ObjectReplacements/Obj00E3F3FF" xlink:type="simple" xlink:show="embed" xlink:actuate="onLoad"/></draw:frame>Illustration <text:sequence text:ref-name="refIllustration14" text:name="Illustration" text:formula="ooow:Illustration+1" style:num-format="1">15</text:sequence> Microzap block layout</text:p></draw:text-box></draw:frame></text:p>
      <text:p text:style-name="P151">The mzap_ent_phys_t structure and associated #defines are shown below.</text:p>
      <text:p text:style-name="P156"/>
      <text:p text:style-name="P156"><text:tab/><text:tab/>#define MZAP_ENT_LEN <text:s text:c="11"/>64</text:p>
      <text:p text:style-name="P156"><text:tab/><text:tab/>#define MZAP_NAME_LEN <text:s text:c="10"/>(MZAP_ENT_LEN - 8 – 4 - 2)</text:p>
      <text:p text:style-name="P156"/>
      <text:p text:style-name="P200">typedef struct mzap_ent_phys {</text:p>
      <text:p text:style-name="P200"><text:s text:c="8"/>uint64_t mze_value;</text:p>
      <text:p text:style-name="P200"><text:s text:c="8"/>uint32_t mze_cd;</text:p>
      <text:p text:style-name="P200"><text:s text:c="8"/>uin16_t <text:s/>mze_pad;</text:p>
      <text:p text:style-name="P200"><text:s text:c="8"/>char mze_name[MZAP_NAME_LEN]; </text:p>
      <text:p text:style-name="P200">} mzap_ent_phys_t;</text:p>
      <text:p text:style-name="P163"><text:soft-page-break/></text:p>
      <text:p text:style-name="P113">mze_value: <text:s/><text:span text:style-name="T17">64 bit integer</text:span></text:p>
      <text:p text:style-name="P99"><text:span text:style-name="T50">mze_cd: <text:s/></text:span><text:span text:style-name="T42">32 bit collision </text:span><text:span text:style-name="T51">differentiator (“CD”): associated with an </text:span><text:span text:style-name="T52">entry</text:span><text:span text:style-name="T51"> whose hash value is the same as another entry within this ZAP object. <text:s/>When an entry is inserted into the ZAP object, the lowest CD which is not already used by an entry with the same hash value is assigned. <text:s/>In the </text:span><text:span text:style-name="T52">absence</text:span><text:span text:style-name="T51"> of hash collisions, the CD value will be zero.</text:span></text:p>
      <text:p text:style-name="P113">mze_pad: <text:span text:style-name="T17">reserved for future use</text:span></text:p>
      <text:p text:style-name="P113">mze_name: <text:s/><text:span text:style-name="T17">NULL terminated string less than or equal to 50 characters in length</text:span></text:p>
      <text:h text:style-name="Heading_20_2" text:outline-level="2">Section 5.2: The <text:s/>Fat Zap</text:h>
      <text:p text:style-name="P154">The fatzap implements a flexible architecture for storing large numbers of attributes, and/or attributes with long names or complex values (not uint64_t). <text:s/>This section begins with an explanation of the basic structure of a fatzap object and is followed by a detailed explanation of each component of a fatzap object.</text:p>
      <text:p text:style-name="P154"/>
      <text:p text:style-name="P151"><text:span text:style-name="T17">All entries in a fatzap object are arranged based on a 64 bit hash of the attribute's name. <text:s/>The hash is used to index into a pointer table (as can be seen on the left side of the illustration below). <text:s/>The number of bits used to index into this table (sometimes called the </text:span><text:span text:style-name="T29">prefix) </text:span><text:span text:style-name="T17">is </text:span><text:span text:style-name="T23">dependent</text:span><text:span text:style-name="T17"> on the number of entries in the table. <text:s/>The number of entries in the table can change over time. <text:s/>As policy stands today, the pointer table will grow if the number of entries hashing to a particular bucket exceeds the capacity of one leaf <text:s/>block(explained in detail below). <text:s/>The pointer table entries reference a chain of fatzap blocks called leaf blocks, represented by the zap_leaf_phys structure. <text:s/>Each leaf block is broken up into some number of chunks (zap_leaf_chunks) and each attribute is stored in one or more of these leaf chunks. <text:s text:c="2"/>The illustration below shows the basic fatzap structures, each component is explained in detail in the following sections.</text:span></text:p>
      <text:p text:style-name="P155"/>
      <text:p text:style-name="P164"><draw:frame draw:style-name="fr1" draw:name="Frame21" text:anchor-type="paragraph" svg:width="5.3799in" draw:z-index="25"><draw:text-box fo:min-height="2.222in"><text:p text:style-name="Illustration"><draw:frame draw:style-name="fr4" draw:name="Object14" text:anchor-type="paragraph" svg:x="0.0016in" svg:y="0.0008in" svg:width="5.3799in" style:rel-width="100%" svg:height="2.2217in" style:rel-height="scale" draw:z-index="26"><draw:object xlink:href="./Obj00E3F400" xlink:type="simple" xlink:show="embed" xlink:actuate="onLoad"/><draw:image xlink:href="./ObjectReplacements/Obj00E3F400" xlink:type="simple" xlink:show="embed" xlink:actuate="onLoad"/></draw:frame>Illustration <text:sequence text:ref-name="refIllustration15" text:name="Illustration" text:formula="ooow:Illustration+1" style:num-format="1">16</text:sequence> fatzap structure overview</text:p></draw:text-box></draw:frame></text:p>
      <text:h text:style-name="P219" text:outline-level="3"><text:soft-page-break/>Section 5.2.1: zap_phys_t</text:h>
      <text:p text:style-name="P154">The first block of a fatzap object contains a 128KB zap_phys_t structure. <text:s/>Depending on the size of the pointer table, this structure may contain the pointer table. <text:s/>If the pointer table is too large to fit in the space provided by the zap_phys_t, some information about where it can be found is store in the zap_table_phys portion of this <text:s/>structure. <text:s/>The definitions of the zap_phys_t contents are as follows:</text:p>
      <text:p text:style-name="P155"/>
      <text:p text:style-name="P155"/>
      <text:p text:style-name="P155"><draw:frame draw:style-name="fr1" draw:name="Frame17" text:anchor-type="paragraph" svg:width="1.9689in" draw:z-index="27"><draw:text-box fo:min-height="2.1984in"><text:p text:style-name="Illustration"><draw:frame draw:style-name="fr4" draw:name="Object18" text:anchor-type="paragraph" svg:x="0.0016in" svg:y="0.0008in" svg:width="1.9689in" style:rel-width="100%" svg:height="2.198in" style:rel-height="scale" draw:z-index="28"><draw:object xlink:href="./Obj00E3F401" xlink:type="simple" xlink:show="embed" xlink:actuate="onLoad"/><draw:image xlink:href="./ObjectReplacements/Obj00E3F401" xlink:type="simple" xlink:show="embed" xlink:actuate="onLoad"/></draw:frame>Illustration <text:sequence text:ref-name="refIllustration16" text:name="Illustration" text:formula="ooow:Illustration+1" style:num-format="1">17</text:sequence> zap_phys_t structure</text:p></draw:text-box></draw:frame></text:p>
      <text:p text:style-name="P158"/>
      <text:p text:style-name="P45">zap_block_type: <text:s text:c="6"/></text:p>
      <text:p text:style-name="P44">64 bit integer identifying type of ZAP block. <text:s/>Always set to ZBT_HEADER (see Table 14) for the first block in the fatzap. </text:p>
      <text:p text:style-name="P44"/>
      <text:p text:style-name="P202">zap_magic: <text:s text:c="3"/></text:p>
      <text:p text:style-name="P203">64 bit integer containing the ZAP magic number: <text:span text:style-name="T27"><text:s/>0x2F52AB2AB (zfs-zap-zap)</text:span></text:p>
      <text:p text:style-name="P202"/>
      <text:p text:style-name="P202">zap_table_phys:</text:p>
      <text:p text:style-name="P203">structure whose contents are used to describe the pointer table</text:p>
      <text:p text:style-name="P204"><text:s text:c="9"/></text:p>
      <text:p text:style-name="P204">zt_blk:</text:p>
      <text:p text:style-name="P205">Blkid for the first block of the pointer table. <text:s/>This field is only used when the pointer table is external to the zap_phys_t structure; zero otherwise. <text:s/></text:p>
      <text:p text:style-name="P204"/>
      <text:p text:style-name="P204">zt_numblks: </text:p>
      <text:p text:style-name="P205">Number of blocks used to hold the pointer table. <text:s/>This field is only used when the pointer table is external to the zap_phys_t structure; zero otherwise.</text:p>
      <text:p text:style-name="P205"/>
      <text:p text:style-name="P204">zt_shift:</text:p>
      <text:p text:style-name="P205">Number of bits used from the hash value to index into the pointer table. <text:s/><text:soft-page-break/>If the pointer table is contained within the zap_phys, this value will be 13.</text:p>
      <text:p text:style-name="P205"/>
      <text:p text:style-name="P204">uint64_t zt_nextblk: <text:s text:c="2"/></text:p>
      <text:p text:style-name="P204">uint64_t zt_blks_copied:</text:p>
      <text:p text:style-name="P205">The above two fields are used when the pointer table changes sizes. <text:s/></text:p>
      <text:p text:style-name="P202"/>
      <text:p text:style-name="P53">zap_freeblk: <text:s/><text:span text:style-name="T17">64 bit integer </text:span><text:span text:style-name="T23">containing</text:span><text:span text:style-name="T17"> the first available ZAP block that can be used to allocate a new zap_leaf.</text:span></text:p>
      <text:p text:style-name="P53"/>
      <text:p text:style-name="P53">zap_num_leafs: <text:s text:c="8"/></text:p>
      <text:p text:style-name="P54">Number of zap_leaf_phys_<text:span text:style-name="T21">t structures</text:span> (described below) contained within this ZAP object.</text:p>
      <text:p text:style-name="P54"/>
      <text:p text:style-name="P53">zap_salt: </text:p>
      <text:p text:style-name="P54">The salt value is a 64 bit integer that is stirred into the hash function, so that the hash function is different for each ZAP object. </text:p>
      <text:p text:style-name="P54"/>
      <text:p text:style-name="P53">zap_num_entries:</text:p>
      <text:p text:style-name="P54">Number of attributes stored in this ZAP object.</text:p>
      <text:p text:style-name="P53"/>
      <text:p text:style-name="Standard"><text:span text:style-name="T34"><text:tab/></text:span><text:span text:style-name="T4">zap_leafs[8192]</text:span><text:span text:style-name="T1">:</text:span></text:p>
      <text:p text:style-name="P54">The zap_leaf array contains 2<text:span text:style-name="T37">13</text:span> (8192) slots. <text:span text:style-name="T37"><text:s/></text:span>If the pointer table has fewer than 2<text:span text:style-name="T37">13 </text:span>entries, the pointer table will be stored here. <text:s/>If not, this field is unused.</text:p>
      <text:p text:style-name="P202"/>
      <text:h text:style-name="Heading_20_3" text:outline-level="3">Section 5.2.2: Pointer Table</text:h>
      <text:p text:style-name="P154">The pointer table is a hash table which uses a chaining method to handle collisions. <text:s/>Each hash bucket contains a 64 bit integer which describes the level zero block id (see Chapter 3 for a description of block ids) of the first element in the chain of entries hashed here. <text:s/>An entries hash bucket is determined by using the first few bits of the 64 bit ZAP entry hash computed from the attribute's name. <text:s/>The value used to index into the pointer table is called the <text:span text:style-name="T27">prefix</text:span><text:span text:style-name="T30"> and is the </text:span><text:span text:style-name="T27">zt_shift </text:span><text:span text:style-name="T30">high order bits of the 64 bit computed hash.</text:span></text:p>
      <text:p text:style-name="P153"/>
      <text:h text:style-name="Heading_20_3" text:outline-level="3">Section 5.2.3: zap_leaf_phys_t</text:h>
      <text:p text:style-name="P153">The zap_leaf_phys_t is the structure referenced by the pointer table. <text:s/>Collisions in the pointer table result in zap_leaf_phys_t structures being strung together in a link list fashion. <text:s/>The zap_leaf_phys_t structure contains a header, a hash table, and some number of chunks.</text:p>
      <text:p text:style-name="P157"/>
      <text:p text:style-name="P69">typedef struct zap_leaf_phys {</text:p>
      <text:p text:style-name="P69"><text:s text:c="8"/>struct zap_leaf_header {</text:p>
      <text:p text:style-name="P69"><text:s text:c="16"/>uint64_t lhr_block_type; <text:s/></text:p>
      <text:p text:style-name="P69"><text:s text:c="16"/>uint64_t lhr_next; <text:s text:c="10"/></text:p>
      <text:p text:style-name="P69"><text:s text:c="16"/>uint64_t lhr_prefix;</text:p>
      <text:p text:style-name="P69"><text:soft-page-break/><text:s text:c="16"/>uint32_t lhr_magic; <text:s text:c="7"/></text:p>
      <text:p text:style-name="P69"><text:s text:c="16"/>uint16_t lhr_nfree; <text:s text:c="8"/></text:p>
      <text:p text:style-name="P69"><text:s text:c="16"/>uint16_t lhr_nentries; <text:s text:c="4"/></text:p>
      <text:p text:style-name="P69"><text:s text:c="16"/>uint16_t lhr_prefix_len;</text:p>
      <text:p text:style-name="P69"><text:s text:c="16"/>uint16_t lh_freelist; <text:s text:c="7"/></text:p>
      <text:p text:style-name="P69"><text:s text:c="16"/>uint8_t lh_pad2[12];</text:p>
      <text:p text:style-name="P69"><text:s text:c="8"/>} l_hdr; /* 2 24-byte chunks */</text:p>
      <text:p text:style-name="P69"/>
      <text:p text:style-name="P69"><text:s text:c="8"/>uint16_t l_hash[ZAP_LEAF_HASH_NUMENTRIES];</text:p>
      <text:p text:style-name="P69"><text:s text:c="8"/>union zap_leaf_chunk {</text:p>
      <text:p text:style-name="P69"><text:s text:c="16"/>struct zap_leaf_entry {</text:p>
      <text:p text:style-name="P69"><text:s text:c="24"/>uint8_t le_type; <text:s text:c="5"/></text:p>
      <text:p text:style-name="P69"><text:s text:c="24"/>uint8_t le_int_size; </text:p>
      <text:p text:style-name="P69"><text:s text:c="24"/>uint16_t le_next; <text:s text:c="4"/></text:p>
      <text:p text:style-name="P69"><text:s text:c="24"/>uint16_t le_name_chunk;</text:p>
      <text:p text:style-name="P69"><text:s text:c="24"/>uint16_t le_name_length; </text:p>
      <text:p text:style-name="P69"><text:s text:c="24"/>uint16_t le_value_chunk; </text:p>
      <text:p text:style-name="P69"><text:s text:c="24"/>uint16_t le_value_length; </text:p>
      <text:p text:style-name="P69"><text:s text:c="24"/>uint16_t le_cd; <text:s text:c="7"/></text:p>
      <text:p text:style-name="P69"><text:s text:c="24"/>uint8_t le_pad[2];</text:p>
      <text:p text:style-name="P69"><text:s text:c="24"/>uint64_t le_hash; <text:s text:c="4"/></text:p>
      <text:p text:style-name="P69"><text:s text:c="16"/>} l_entry;</text:p>
      <text:p text:style-name="P69"><text:s text:c="16"/>struct zap_leaf_array {</text:p>
      <text:p text:style-name="P69"><text:s text:c="24"/>uint8_t la_type;</text:p>
      <text:p text:style-name="P69"><text:s text:c="24"/>uint8_t la_array[ZAP_LEAF_ARRAY_BYTES];</text:p>
      <text:p text:style-name="P69"><text:s text:c="24"/>uint16_t la_next; <text:s text:c="4"/></text:p>
      <text:p text:style-name="P69"><text:s text:c="16"/>} l_array;</text:p>
      <text:p text:style-name="P69"><text:s text:c="16"/>struct zap_leaf_free {</text:p>
      <text:p text:style-name="P69"><text:s text:c="24"/>uint8_t lf_type; <text:s text:c="6"/></text:p>
      <text:p text:style-name="P69"><text:s text:c="24"/>uint8_t lf_pad[ZAP_LEAF_ARRAY_BYTES];</text:p>
      <text:p text:style-name="P69"><text:s text:c="24"/>uint16_t lf_next; <text:s/></text:p>
      <text:p text:style-name="P69"><text:tab/> } l_free;</text:p>
      <text:p text:style-name="P69"><text:s text:c="8"/>} l_chunk[ZAP_LEAF_NUMCHUNKS];</text:p>
      <text:p text:style-name="P69">} zap_leaf_phys_t;</text:p>
      <text:p text:style-name="P69"/>
      <text:p text:style-name="P76">Header</text:p>
      <text:p text:style-name="P75">The header for the ZAP leaf is stored in a zap_leaf_header structure. <text:s/>It's description is as follows:</text:p>
      <text:p text:style-name="P75"/>
      <text:p text:style-name="P93"><text:span text:style-name="T34">lhr_block_type: <text:s/></text:span>always ZBT_LEAF (see Table 14 for values) </text:p>
      <text:p text:style-name="P93"/>
      <text:p text:style-name="P93"><text:span text:style-name="T34">lhr_next: </text:span>64 bit integer block id for the next leaf in a block chain.</text:p>
      <text:p text:style-name="P93"/>
      <text:p text:style-name="P89"><text:span text:style-name="T9">lhr_prefix and lhr_prefix_len: <text:s/></text:span><text:span text:style-name="T8">Each leaf (or chain of leafs) stores the ZAP entries whose first <text:s/>lhr_prefixlen bits of their hash value equals lhr_prefix. <text:s/>lhr_prefixlen can be equal to or less than zt_shift (the number of bits used to index into the pointer table) in which case multiple pointer table buckets reference the same leaf.</text:span></text:p>
      <text:p text:style-name="P93"/>
      <text:p text:style-name="P106"><text:span text:style-name="T34">lhr_magic: </text:span>leaf magic number == <text:span text:style-name="T28">0x2AB1EAF</text:span> (zap-leaf)</text:p>
      <text:p text:style-name="P106"/>
      <text:p text:style-name="P106"><text:span text:style-name="T34">lhr_nfree: <text:s/></text:span>number of free chunks in this leaf (chunks described below)</text:p>
      <text:p text:style-name="P106"><text:soft-page-break/></text:p>
      <text:p text:style-name="P106"><text:span text:style-name="T34">lhr_nentries:<text:tab/></text:span>number of ZAP entries stored in this leaf</text:p>
      <text:p text:style-name="P106"/>
      <text:p text:style-name="P106"><text:span text:style-name="T34">lhr_freelist: </text:span>head of a list of free chunks, 16 bit integer used to index <text:tab/><text:tab/>into the zap_leaf_chunk array</text:p>
      <text:p text:style-name="P70"/>
      <text:p text:style-name="P69"><text:s/><text:span text:style-name="T53">Leaf Hash</text:span><text:span text:style-name="T54"> <text:s text:c="4"/></text:span><text:s/></text:p>
      <text:p text:style-name="P70">The next 8KB of the zap_leaf_phys_t is the zap leaf hash table. <text:s/>The entries in the has table reference chunks of type zap_leaf_entry. <text:s/>Twelve bits (the twelve following the lhr_prefix_len used to uniquely identify this block) of the attribute's hash value are used to index into the this table. <text:s/>Hash table collisions are handled by chaining entries. <text:s/>Each bucket in the table contains a 16 bit integer which is the index into the zap_leaf_chunk array.</text:p>
      <text:p text:style-name="P69"/>
      <text:h text:style-name="Heading_20_3" text:outline-level="3">Section 5.2.4 : zap_leaf_chunk</text:h>
      <text:p text:style-name="P159">Each leaf contains an array of chunks. <text:s/>There are three types of chunks: zap_leaf_entry, zap_leaf_array, and zap_leaf_free. Each attribute is represented by some number of these chunks: one zap_leaf_entry and some number of zap_leaf_array chunks. <text:s/>The illustration below shows how these chunks are arranged. <text:s/>A detailed description of each chunk type follows the illustration.</text:p>
      <text:p text:style-name="P160"/>
      <text:p text:style-name="P160"><draw:frame draw:style-name="fr1" draw:name="Frame19" text:anchor-type="paragraph" svg:width="4.8429in" draw:z-index="21"><draw:text-box fo:min-height="2.5634in"><text:p text:style-name="Illustration"><draw:frame draw:style-name="fr4" draw:name="Object17" text:anchor-type="paragraph" svg:x="0.0016in" svg:y="0.0008in" svg:width="4.8429in" style:rel-width="100%" svg:height="2.5634in" style:rel-height="scale" draw:z-index="22"><draw:object xlink:href="./Obj00E3F3F8" xlink:type="simple" xlink:show="embed" xlink:actuate="onLoad"/><draw:image xlink:href="./ObjectReplacements/Obj00E3F3F8" xlink:type="simple" xlink:show="embed" xlink:actuate="onLoad"/></draw:frame>Illustration <text:sequence text:ref-name="refIllustration17" text:name="Illustration" text:formula="ooow:Illustration+1" style:num-format="1">18</text:sequence> zap leaf structure</text:p></draw:text-box></draw:frame></text:p>
      <text:p text:style-name="P181"/>
      <text:p text:style-name="P181"><text:span text:style-name="T34">zap_leaf_entry</text:span>: <text:s/>The leaf hash table (described above) points to chucks of this type. <text:s/>This entry contains pointers to chunks of type zap_leaf_<text:span text:style-name="T21">array</text:span> which hold the name and value for the attributes being stored here.</text:p>
      <text:p text:style-name="P181"/>
      <text:p text:style-name="P169"><text:span text:style-name="T28">le_type</text:span><text:span text:style-name="T27">: </text:span>ZAP_LEAF_ENTRY == <text:s/>252</text:p>
      <text:p text:style-name="P169"/>
      <text:p text:style-name="P170"><text:span text:style-name="T34">le_int_size</text:span>: <text:s/><text:span text:style-name="T30">Size of integers in bytes for this entry.</text:span></text:p>
      <text:p text:style-name="P169"><text:soft-page-break/></text:p>
      <text:p text:style-name="P206"><text:span text:style-name="T28">le_next:</text:span><text:span text:style-name="T27"> </text:span>Next entry in the zap_leaf_chunk chain. <text:s/>Chains occur when there are collisions in the hash table. <text:s/>The end of the chain is designated by a le_next value of 0xffff. </text:p>
      <text:p text:style-name="P206"/>
      <text:p text:style-name="P170"><text:span text:style-name="T34">le_name_chunk</text:span>: <text:s/><text:span text:style-name="T30">16 bit integer identifying the chunk of type <text:tab/>zap_leaf_array which contains the first 21 characters of this attribute's name.</text:span></text:p>
      <text:p text:style-name="P169"/>
      <text:p text:style-name="P169"><text:span text:style-name="T28">le_name_length: </text:span>The length of the attribute's name, including the NULL character.</text:p>
      <text:p text:style-name="P169"/>
      <text:p text:style-name="P169"><text:span text:style-name="T28">le_value_chunk:</text:span>16 bit integer identifying the first chunk (type <text:tab/>zap_leaf_array) containing the first 21 bytes of the attribute's value.</text:p>
      <text:p text:style-name="P169"/>
      <text:p text:style-name="P169"><text:span text:style-name="T28">le_value_length: <text:s/></text:span>The length, in integer increments (<text:span text:style-name="T27">le_int_size</text:span>) </text:p>
      <text:p text:style-name="P169"/>
      <text:p text:style-name="P209"><text:span text:style-name="T12">le_cd:</text:span><text:span text:style-name="T11"><text:tab/></text:span><text:span text:style-name="T8">The </text:span><text:span text:style-name="T15">collision</text:span><text:span text:style-name="T8"> differentiator (“CD”) is a value associated with an </text:span><text:span text:style-name="T15">entry</text:span><text:span text:style-name="T8"> whose hash value is the same as another entry within this ZAP object. <text:s/>When an entry is inserted into the ZAP object, the lowest CD which is not already used by an entry with the same hash value is assigned. <text:s/>In the </text:span><text:span text:style-name="T15">absence</text:span><text:span text:style-name="T8"> of hash collisions, the CD value will be zero.</text:span></text:p>
      <text:p text:style-name="P170"/>
      <text:p text:style-name="P170"><text:span text:style-name="T34">le_hash: <text:s/></text:span><text:span text:style-name="T30">64 bit hash of this attribute's name.</text:span></text:p>
      <text:p text:style-name="P70"/>
      <text:p text:style-name="P93"><text:span text:style-name="T34">zap_leaf_array</text:span>: <text:s/>Chunks of the zap_leaf_array hold either the name or the value of the ZAP attribute. <text:s/>These chunks can be strung together to provide for long names or large values. <text:s/>zap_leaf_array chunks are pointed to by a zap_leaf_entry chunk.</text:p>
      <text:p text:style-name="P93"/>
      <text:p text:style-name="P207"><text:span text:style-name="T34">la_type: <text:s/></text:span><text:span text:style-name="T30">ZAP_LEAF_ARRAY == 251</text:span></text:p>
      <text:p text:style-name="P208"/>
      <text:p text:style-name="P167"><text:span text:style-name="T28">la_array: <text:s/></text:span>21 byte array containing the name or value's <text:tab/><text:tab/>value. <text:s/>Values of type “integer” are always stored in big endian format, regardless of the machine's native endianness.</text:p>
      <text:p text:style-name="P167"/>
      <text:p text:style-name="P171"><text:span text:style-name="T34">la_next: </text:span><text:span text:style-name="T30">16 bit integer used to index into the zap_leaf_chunk array and references the next zap_leaf_array chunk for this attribute; a value of 0xffff (CHAIN_END) is used to designate the end of the chain </text:span></text:p>
      <text:p text:style-name="P153"/>
      <text:p text:style-name="P201"><text:span text:style-name="T34">zap_leaf_free:</text:span> <text:s/>Unused chunks are kept in a chained free list. <text:s/>The root of the free list is stored in the leaf header.</text:p>
      <text:p text:style-name="P210"/>
      <text:p text:style-name="P211"><text:soft-page-break/><text:span text:style-name="T34">lf_type: <text:s/></text:span><text:span text:style-name="T30">ZAP_LEAF_FREE == 253</text:span></text:p>
      <text:p text:style-name="P210"/>
      <text:p text:style-name="P212"><text:span text:style-name="T12">lf_next: <text:s/></text:span><text:span text:style-name="T10">16 bit integer pointing to the next free chunk.</text:span></text:p>
      <text:p text:style-name="P150"/>
      <text:h text:style-name="P218" text:outline-level="1">Chapter Six – ZPL</text:h>
      <text:p text:style-name="P2"><text:span text:style-name="T17">The ZPL, ZFS POSIX Layer, makes DMU objects look like a POSIX filesystem. <text:s/>POSIX is a standard </text:span>defining the set of services a filesystem must provide. <text:s/>ZFS filesystems provide all of these required services. </text:p>
      <text:p text:style-name="P2"/>
      <text:p text:style-name="P2">The ZPL represents filesystems as an object set of type DMU_OST_ZFS. <text:s/>All snapshots, clones and <text:span text:style-name="T21">filesystems</text:span> are implemented as an object set of this type. <text:s/>The ZPL uses a well defined format for organizing objects in its object set. <text:s/>The section below describes this layout.</text:p>
      <text:p text:style-name="P2"/>
      <text:h text:style-name="Heading_20_2" text:outline-level="2">Section 6.1: ZPL Filesystem Layout</text:h>
      <text:p text:style-name="P2">A ZPL object set has one object with a fixed location and fixed object number. <text:s/>This object is called the “master node” and always has an object number of 1. <text:s/>The master node is a ZAP object containing three attributes: DELETE_QUEUE, VERSION, and ROOT.</text:p>
      <text:p text:style-name="P2"/>
      <text:p text:style-name="P72">Name: DELETE_QUEUE</text:p>
      <text:p text:style-name="P72">Value: 64 bit object number for the delete queue object</text:p>
      <text:p text:style-name="P72">Description: The delete queue provides a list of deletes that were in-progress when the filesystem was force unmounted or as a result of a system failure such as a power outage. <text:s text:c="2"/>Upon the next mount of the filesystem, the delete queue is processed to remove the files/dirs that are in the delete queue. <text:s/>This mechanism is used to avoid leaking files and directories in the filesystem.</text:p>
      <text:p text:style-name="P72"/>
      <text:p text:style-name="P72">Name: VERSION</text:p>
      <text:p text:style-name="P72">Value: Currently a value of “1”.</text:p>
      <text:p text:style-name="P72">Description: <text:s/>ZPL version used to lay out this filesystem.</text:p>
      <text:p text:style-name="P72"/>
      <text:p text:style-name="P72">Name: ROOT</text:p>
      <text:p text:style-name="P72">Value: 64 bit object number</text:p>
      <text:p text:style-name="P72">Description: <text:s/>This attribute's value contains the object number for the top level directory in this filesystem, the root directory. <text:s/></text:p>
      <text:p text:style-name="P2"/>
      <text:h text:style-name="Heading_20_2" text:outline-level="2">Section 6.2: Directories and Directory Traversal</text:h>
      <text:p text:style-name="P6">Filesystem directories are implemented as ZAP objects (object type DMU_OT_DIRECTORY). <text:s/>Each directory holds a set of name-value pairs which contain the names and object numbers for each directory entry. <text:s/>Traversing through a directory tree is as simple as looking up the value for an entry and reading that object number. <text:s/></text:p>
      <text:p text:style-name="P6"/>
      <text:p text:style-name="P2">All filesystem objects contain a znode_phys_t structure in the bonus buffer of it's dnode. <text:s/>This structure stores the attributes for the filesystem object. <text:s/>The znode_phys_t structure is shown below.</text:p>
      <text:p text:style-name="P2"><text:soft-page-break/></text:p>
      <text:p text:style-name="P2"/>
      <text:p text:style-name="P143">typedef struct znode_phys {</text:p>
      <text:p text:style-name="P143"><text:s text:c="8"/>uint64_t zp_atime[2]; <text:s/></text:p>
      <text:p text:style-name="P143"><text:s text:c="8"/>uint64_t zp_mtime[2]; </text:p>
      <text:p text:style-name="P143"><text:s text:c="8"/>uint64_t zp_ctime[2]; <text:s/></text:p>
      <text:p text:style-name="P143"><text:s text:c="8"/>uint64_t zp_crtime[2]; </text:p>
      <text:p text:style-name="P143"><text:s text:c="8"/>uint64_t zp_gen; <text:s text:c="5"/></text:p>
      <text:p text:style-name="P143"><text:s text:c="8"/>uint64_t zp_mode; <text:s text:c="2"/></text:p>
      <text:p text:style-name="P143"><text:s text:c="8"/>uint64_t zp_size; <text:s text:c="5"/></text:p>
      <text:p text:style-name="P143"><text:s text:c="8"/>uint64_t zp_parent; <text:s/></text:p>
      <text:p text:style-name="P143"><text:s text:c="8"/>uint64_t zp_links; <text:s text:c="3"/></text:p>
      <text:p text:style-name="P143"><text:s text:c="8"/>uint64_t zp_xattr; <text:s text:c="3"/></text:p>
      <text:p text:style-name="P143"><text:s text:c="8"/>uint64_t zp_rdev; <text:s text:c="3"/></text:p>
      <text:p text:style-name="P143"><text:s text:c="8"/>uint64_t zp_flags; <text:s text:c="2"/></text:p>
      <text:p text:style-name="P143"><text:s text:c="8"/>uint64_t zp_uid; <text:s text:c="5"/></text:p>
      <text:p text:style-name="P143"><text:s text:c="8"/>uint64_t zp_gid; <text:s text:c="5"/></text:p>
      <text:p text:style-name="P143"><text:s text:c="8"/>uint64_t zp_pad[4];</text:p>
      <text:p text:style-name="P143"><text:s text:c="8"/>zfs_znode_acl_t zp_acl;</text:p>
      <text:p text:style-name="P143">} znode_phys_t</text:p>
      <text:p text:style-name="P143"/>
      <text:p text:style-name="P144"/>
      <text:p text:style-name="P72"><text:span text:style-name="T34">zp_atime: </text:span><text:span text:style-name="T17">Two 64 bit integers containing the last file access time in seconds(zp_atime[0]) and nanoseconds (zp_atime[1]) since January 1</text:span><text:span text:style-name="T40">st</text:span><text:span text:style-name="T17"> 1970 (GMT).</text:span></text:p>
      <text:p text:style-name="P82"><text:s/></text:p>
      <text:p text:style-name="P53">zp_mtime: <text:span text:style-name="T17">Two 64 bit integers containing the last file modification time in seconds (zp_mtime[0]) and nanoseconds (zp_mtime[0]) since January 1</text:span><text:span text:style-name="T40">st</text:span><text:span text:style-name="T17"> 1970 (GMT).</text:span></text:p>
      <text:p text:style-name="P54"/>
      <text:p text:style-name="P47"><text:span text:style-name="T34">zp_ctime:</text:span> <text:s/>Two 64 bit integers containing the last file change time in seconds (zp_ctime[0]) and nanoseconds (zp_ctime[1]) since January 1<text:span text:style-name="T37">st</text:span> 1970 (GMT).</text:p>
      <text:p text:style-name="P47"/>
      <text:p text:style-name="P54"><text:span text:style-name="T34">zp_crtime: </text:span>Two 64 bit integers containing the file's creation time in seconds (zp_crtime[0]) and nanoseconds (zp_crtime[1]) since January 1<text:span text:style-name="T37">st</text:span> 1970 (GMT).</text:p>
      <text:p text:style-name="P54"/>
      <text:p text:style-name="P53">zp_gen: <text:span text:style-name="T17">64 bit generation number, contains the transaction group number of the creation of this file.</text:span></text:p>
      <text:p text:style-name="P54"/>
      <text:p text:style-name="P47"><text:span text:style-name="T34">zp_mode: </text:span><text:span text:style-name="T17">64 bit integer containing file mode bits and file type. The lower 8 bits of the mode contain the access mode bits, for example 755. <text:s/>The 9</text:span><text:span text:style-name="T40">th</text:span><text:span text:style-name="T17"> bit is the sticky bit and can be a value of zero or one. <text:s/>Bits 13-16 are used to designate </text:span><text:span text:style-name="T23">the file</text:span><text:span text:style-name="T17"> type. <text:s/>The file types can be seen in the table below.</text:span></text:p>
      <text:p text:style-name="P54"/>
      <table:table table:name="Table11" table:style-name="Table11">
        <table:table-column table:style-name="Table11.A"/>
        <table:table-column table:style-name="Table11.B"/>
        <table:table-column table:style-name="Table11.C"/>
        <table:table-header-rows>
          <text:soft-page-break/>
          <table:table-row>
            <table:table-cell table:style-name="Table11.A1" office:value-type="string">
              <text:p text:style-name="P115">Type</text:p>
            </table:table-cell>
            <table:table-cell table:style-name="Table11.A1" office:value-type="string">
              <text:p text:style-name="P115">Description</text:p>
            </table:table-cell>
            <table:table-cell table:style-name="Table11.C1" office:value-type="string">
              <text:p text:style-name="P115">Value in bits 13-16</text:p>
            </table:table-cell>
          </table:table-row>
        </table:table-header-rows>
        <table:table-row>
          <table:table-cell table:style-name="Table11.A2" office:value-type="string">
            <text:p text:style-name="P119">S_IFIFO</text:p>
          </table:table-cell>
          <table:table-cell table:style-name="Table11.A2" office:value-type="string">
            <text:p text:style-name="P119">Fifo</text:p>
          </table:table-cell>
          <table:table-cell table:style-name="Table11.C2" office:value-type="string">
            <text:p text:style-name="P120">0x1</text:p>
          </table:table-cell>
        </table:table-row>
        <table:table-row>
          <table:table-cell table:style-name="Table11.A2" office:value-type="string">
            <text:p text:style-name="P119">S_IFCHR</text:p>
          </table:table-cell>
          <table:table-cell table:style-name="Table11.A2" office:value-type="string">
            <text:p text:style-name="P119">Character Special Device</text:p>
          </table:table-cell>
          <table:table-cell table:style-name="Table11.C2" office:value-type="string">
            <text:p text:style-name="P120">0x2</text:p>
          </table:table-cell>
        </table:table-row>
        <table:table-row>
          <table:table-cell table:style-name="Table11.A2" office:value-type="string">
            <text:p text:style-name="P119">S_IFDIR</text:p>
          </table:table-cell>
          <table:table-cell table:style-name="Table11.A2" office:value-type="string">
            <text:p text:style-name="P119">Directory</text:p>
          </table:table-cell>
          <table:table-cell table:style-name="Table11.C2" office:value-type="string">
            <text:p text:style-name="P120">0x4</text:p>
          </table:table-cell>
        </table:table-row>
        <table:table-row>
          <table:table-cell table:style-name="Table11.A2" office:value-type="string">
            <text:p text:style-name="P119">S_IFBLK</text:p>
          </table:table-cell>
          <table:table-cell table:style-name="Table11.A2" office:value-type="string">
            <text:p text:style-name="P119">Block special device</text:p>
          </table:table-cell>
          <table:table-cell table:style-name="Table11.C2" office:value-type="string">
            <text:p text:style-name="P120">0x6</text:p>
          </table:table-cell>
        </table:table-row>
        <table:table-row>
          <table:table-cell table:style-name="Table11.A2" office:value-type="string">
            <text:p text:style-name="P119">S_IFREG</text:p>
          </table:table-cell>
          <table:table-cell table:style-name="Table11.A2" office:value-type="string">
            <text:p text:style-name="P119">Regular file</text:p>
          </table:table-cell>
          <table:table-cell table:style-name="Table11.C2" office:value-type="string">
            <text:p text:style-name="P120">0x8</text:p>
          </table:table-cell>
        </table:table-row>
        <table:table-row>
          <table:table-cell table:style-name="Table11.A2" office:value-type="string">
            <text:p text:style-name="P119">S_IFLNK</text:p>
          </table:table-cell>
          <table:table-cell table:style-name="Table11.A2" office:value-type="string">
            <text:p text:style-name="P119">Symbolic Link</text:p>
          </table:table-cell>
          <table:table-cell table:style-name="Table11.C2" office:value-type="string">
            <text:p text:style-name="P120">0xA</text:p>
          </table:table-cell>
        </table:table-row>
        <table:table-row>
          <table:table-cell table:style-name="Table11.A2" office:value-type="string">
            <text:p text:style-name="P119">S_IFSOCK</text:p>
          </table:table-cell>
          <table:table-cell table:style-name="Table11.A2" office:value-type="string">
            <text:p text:style-name="P119">Socket</text:p>
          </table:table-cell>
          <table:table-cell table:style-name="Table11.C2" office:value-type="string">
            <text:p text:style-name="P120">0xC</text:p>
          </table:table-cell>
        </table:table-row>
        <table:table-row>
          <table:table-cell table:style-name="Table11.A2" office:value-type="string">
            <text:p text:style-name="P119">S_IFDOOR</text:p>
          </table:table-cell>
          <table:table-cell table:style-name="Table11.A2" office:value-type="string">
            <text:p text:style-name="P119">Door</text:p>
          </table:table-cell>
          <table:table-cell table:style-name="Table11.C2" office:value-type="string">
            <text:p text:style-name="P120">0xD</text:p>
          </table:table-cell>
        </table:table-row>
        <table:table-row>
          <table:table-cell table:style-name="Table11.A2" office:value-type="string">
            <text:p text:style-name="P119">S_IFPORT</text:p>
          </table:table-cell>
          <table:table-cell table:style-name="Table11.A2" office:value-type="string">
            <text:p text:style-name="P119">Event Port</text:p>
          </table:table-cell>
          <table:table-cell table:style-name="Table11.C2" office:value-type="string">
            <text:p text:style-name="P120">0xE</text:p>
          </table:table-cell>
        </table:table-row>
      </table:table>
      <text:p text:style-name="Table"><text:tab/>Table <text:sequence text:ref-name="refTable14" text:name="Table" text:formula="ooow:Table+1" style:num-format="1">15</text:sequence> File Types and their associated mode bits</text:p>
      <text:p text:style-name="P54"/>
      <text:p text:style-name="P53">zp_size: <text:span text:style-name="T17">size of file in bytes</text:span></text:p>
      <text:p text:style-name="P53">zp_parent: <text:span text:style-name="T17">object id of the parent directory containing this file</text:span></text:p>
      <text:p text:style-name="P53">zp_links: <text:span text:style-name="T17">number of hard links to this file</text:span></text:p>
      <text:p text:style-name="P46"><text:span text:style-name="T4">zp_xattr:</text:span><text:span text:style-name="T3"> </text:span>object ID of a ZAP object which is the hidden attribute directory.  It is treated like a normal directory in ZFS, except that its hidden and an application will need to "tunnel" into the file via openat() to get to it. </text:p>
      <text:p text:style-name="P53">zp_rdev: <text:span text:style-name="T17">dev_t for files of type S_IFCHR or S_IFBLK</text:span></text:p>
      <text:p text:style-name="P53">zp_flags: <text:span text:style-name="T17">Persistent flags set on the file. <text:s text:c="2"/>The following are valid flag values.</text:span></text:p>
      <text:p text:style-name="P54"/>
      <table:table table:name="Table3" table:style-name="Table3">
        <table:table-column table:style-name="Table3.A"/>
        <table:table-column table:style-name="Table3.B"/>
        <table:table-header-rows>
          <table:table-row>
            <table:table-cell table:style-name="Table3.A1" office:value-type="string">
              <text:p text:style-name="P115">Flag</text:p>
            </table:table-cell>
            <table:table-cell table:style-name="Table3.B1" office:value-type="string">
              <text:p text:style-name="P115">Value</text:p>
            </table:table-cell>
          </table:table-row>
        </table:table-header-rows>
        <table:table-row>
          <table:table-cell table:style-name="Table3.A2" office:value-type="string">
            <text:p text:style-name="P119">ZFS_XATTR</text:p>
          </table:table-cell>
          <table:table-cell table:style-name="Table3.B2" office:value-type="string">
            <text:p text:style-name="P120">0x1</text:p>
          </table:table-cell>
        </table:table-row>
        <table:table-row>
          <table:table-cell table:style-name="Table3.A2" office:value-type="string">
            <text:p text:style-name="P119">ZFS_INHERIT_ACE</text:p>
          </table:table-cell>
          <table:table-cell table:style-name="Table3.B2" office:value-type="string">
            <text:p text:style-name="P120">0x2</text:p>
          </table:table-cell>
        </table:table-row>
      </table:table>
      <text:p text:style-name="Table"><text:tab/>Table <text:sequence text:ref-name="refTable15" text:name="Table" text:formula="ooow:Table+1" style:num-format="1">16</text:sequence> zp_flag values</text:p>
      <text:p text:style-name="P46"><text:span text:style-name="T4">zp_uid:</text:span><text:span text:style-name="T3"> </text:span>64 bit integer (uid_t) of the files owner. </text:p>
      <text:p text:style-name="P53">zp_gid:<text:span text:style-name="T17"> 64 bit integer (gid_t) owning group of the file.</text:span></text:p>
      <text:p text:style-name="P53">zp_acl: <text:span text:style-name="T17">zfs_znode_acl structure containing any ACL entries set on this file. <text:s/>The zfs_znode_acl structure is defined below.</text:span></text:p>
      <text:p text:style-name="P53"/>
      <text:h text:style-name="Heading_20_2" text:outline-level="2">Section 6.3: ZFS Access Control Lists</text:h>
      <text:p text:style-name="P6">Access control lists (ACL) serve as a mechanism to allow or restrict user access <text:span text:style-name="T21">privileges</text:span> on a ZFS object. <text:s/>ACLs are implemented in ZFS as a table containing ACEs (Access Control Entries). <text:s/></text:p>
      <text:p text:style-name="P10"/>
      <text:p text:style-name="P6">The znode_phys_t contains a zfs_znode_acl structure. <text:s/>This structure is shown below.</text:p>
      <text:p text:style-name="P6"/>
      <text:p text:style-name="P13"><text:tab/>#define ACE_SLOT_CNT<text:tab/>6</text:p>
      <text:p text:style-name="P13"/>
      <text:p text:style-name="P78">typedef struct zfs_znode_acl {</text:p>
      <text:p text:style-name="P78"><text:s text:c="8"/>uint64_t <text:s text:c="7"/>z_acl_extern_obj; <text:s text:c="8"/></text:p>
      <text:p text:style-name="P78"><text:soft-page-break/><text:s text:c="8"/>uint32_t <text:s text:c="7"/>z_acl_count; <text:s text:c="11"/></text:p>
      <text:p text:style-name="P78"><text:s text:c="8"/>uint16_t <text:s text:c="7"/>z_acl_version; <text:s text:c="2"/></text:p>
      <text:p text:style-name="P78"><text:s text:c="8"/>uint16_t <text:s text:c="7"/>z_acl_pad; <text:s text:c="11"/></text:p>
      <text:p text:style-name="P78"><text:s text:c="8"/>ace_t <text:s text:c="10"/>z_ace_data[ACE_SLOT_CNT];</text:p>
      <text:p text:style-name="P78">} zfs_znode_acl_t;</text:p>
      <text:p text:style-name="P2"/>
      <text:p text:style-name="P72"><text:span text:style-name="T34">z_acl_extern_obj: <text:s/></text:span><text:span text:style-name="T17">Used for holding ACLs that won't fit in the znode. <text:s/>In other words, its for ACLs great than 6 ACEs. <text:s/>The object type of an extern ACL is DMU_OT_ACL.</text:span> </text:p>
      <text:p text:style-name="P72"/>
      <text:p text:style-name="P71"><text:span text:style-name="T4">z_acl_count: </text:span><text:span text:style-name="T3">number of ACE entries that make up an ACL </text:span></text:p>
      <text:p text:style-name="P82"><text:span text:style-name="T34">z_acl_version: <text:s/></text:span>reserved for future use.</text:p>
      <text:p text:style-name="P81">z_acl_pad: <text:span text:style-name="T17">reserved for future use.</text:span></text:p>
      <text:p text:style-name="P81">z_ace_data: <text:span text:style-name="T17">Array of up to 6 ACEs.</text:span></text:p>
      <text:p text:style-name="P81"/>
      <text:p text:style-name="P65">An ACE specifies an access right to an individual user or group for a specific object.</text:p>
      <text:p text:style-name="P72"/>
      <text:p text:style-name="P213">typedef struct ace {</text:p>
      <text:p text:style-name="P213"><text:s text:c="8"/>uid_t <text:s text:c="10"/>a_who; <text:s text:c="7"/></text:p>
      <text:p text:style-name="P213"><text:s text:c="8"/>uint32_t <text:s text:c="7"/>a_access_mask; <text:s/></text:p>
      <text:p text:style-name="P213"><text:s text:c="8"/>uint16_t <text:s text:c="7"/>a_flags; <text:s text:c="7"/></text:p>
      <text:p text:style-name="P213"><text:s text:c="8"/>uint16_t <text:s text:c="7"/>a_type; <text:s text:c="8"/></text:p>
      <text:p text:style-name="P213">} ace_t;</text:p>
      <text:p text:style-name="P2"/>
      <text:p text:style-name="P71"><text:span text:style-name="T4">a_who: </text:span><text:span text:style-name="T3">This field is only meaningful when the </text:span>ACE_OWNER, ACE_GROUP and ACE_EVERYONE flags (set in <text:span text:style-name="T27">a_flags, </text:span>described below) are not asserted. <text:span text:style-name="T48">The a_who field contains a UID or GID. <text:s/>If the ACE_IDENTIFIER_GROUP flag is set in </text:span><text:span text:style-name="T46">a_flags </text:span><text:span text:style-name="T49">(see below), the a_who field will contain a GID. <text:s/>Otherwise, this field will contain a UID.</text:span></text:p>
      <text:p text:style-name="P71"/>
      <text:p text:style-name="P81">a_access_mask: <text:span text:style-name="T17">32 bit access mask. <text:s/>The table below shows the access attribute associated with each bit.</text:span></text:p>
      <table:table table:name="Table15" table:style-name="Table15">
        <table:table-column table:style-name="Table15.A"/>
        <table:table-column table:style-name="Table15.B"/>
        <table:table-header-rows>
          <text:soft-page-break/>
          <table:table-row>
            <table:table-cell table:style-name="Table15.A1" office:value-type="string">
              <text:p text:style-name="P115">Attribute</text:p>
            </table:table-cell>
            <table:table-cell table:style-name="Table15.B1" office:value-type="string">
              <text:p text:style-name="P115">Value</text:p>
            </table:table-cell>
          </table:table-row>
        </table:table-header-rows>
        <table:table-row>
          <table:table-cell table:style-name="Table15.A2" office:value-type="string">
            <text:p text:style-name="P119">ACE_READ_DATA</text:p>
          </table:table-cell>
          <table:table-cell table:style-name="Table15.B2" office:value-type="string">
            <text:p text:style-name="P120">0x00000001</text:p>
          </table:table-cell>
        </table:table-row>
        <table:table-row>
          <table:table-cell table:style-name="Table15.A2" office:value-type="string">
            <text:p text:style-name="P119">ACE_LIST_DIRECTORY</text:p>
          </table:table-cell>
          <table:table-cell table:style-name="Table15.B2" office:value-type="string">
            <text:p text:style-name="P120">0x00000001</text:p>
          </table:table-cell>
        </table:table-row>
        <table:table-row>
          <table:table-cell table:style-name="Table15.A2" office:value-type="string">
            <text:p text:style-name="P214"><text:s/>ACE_WRITE_DATA</text:p>
          </table:table-cell>
          <table:table-cell table:style-name="Table15.B2" office:value-type="string">
            <text:p text:style-name="P215">0x00000002</text:p>
          </table:table-cell>
        </table:table-row>
        <table:table-row>
          <table:table-cell table:style-name="Table15.A2" office:value-type="string">
            <text:p text:style-name="P119">ACE_ADD_FILE</text:p>
          </table:table-cell>
          <table:table-cell table:style-name="Table15.B2" office:value-type="string">
            <text:p text:style-name="P120">0x00000002</text:p>
          </table:table-cell>
        </table:table-row>
        <table:table-row>
          <table:table-cell table:style-name="Table15.A2" office:value-type="string">
            <text:p text:style-name="P119">ACE_APPEND_DATA</text:p>
          </table:table-cell>
          <table:table-cell table:style-name="Table15.B2" office:value-type="string">
            <text:p text:style-name="P120">0x00000004</text:p>
          </table:table-cell>
        </table:table-row>
        <table:table-row>
          <table:table-cell table:style-name="Table15.A2" office:value-type="string">
            <text:p text:style-name="P119">ACE_ADD_SUBDIRECTORY</text:p>
          </table:table-cell>
          <table:table-cell table:style-name="Table15.B2" office:value-type="string">
            <text:p text:style-name="P120">0x00000004</text:p>
          </table:table-cell>
        </table:table-row>
        <table:table-row>
          <table:table-cell table:style-name="Table15.A2" office:value-type="string">
            <text:p text:style-name="P119">ACE_READ_NAMED_ATTRS</text:p>
          </table:table-cell>
          <table:table-cell table:style-name="Table15.B2" office:value-type="string">
            <text:p text:style-name="P120">0x00000008</text:p>
          </table:table-cell>
        </table:table-row>
        <table:table-row>
          <table:table-cell table:style-name="Table15.A2" office:value-type="string">
            <text:p text:style-name="P119">ACE_WRITE_NAMED_ATTRS</text:p>
          </table:table-cell>
          <table:table-cell table:style-name="Table15.B2" office:value-type="string">
            <text:p text:style-name="P120">0x00000010</text:p>
          </table:table-cell>
        </table:table-row>
        <table:table-row>
          <table:table-cell table:style-name="Table15.A2" office:value-type="string">
            <text:p text:style-name="P119">ACE_EXECUTE</text:p>
          </table:table-cell>
          <table:table-cell table:style-name="Table15.B2" office:value-type="string">
            <text:p text:style-name="P120">0x00000020</text:p>
          </table:table-cell>
        </table:table-row>
        <table:table-row>
          <table:table-cell table:style-name="Table15.A2" office:value-type="string">
            <text:p text:style-name="P119">ACE_DELETE_CHILD</text:p>
          </table:table-cell>
          <table:table-cell table:style-name="Table15.B2" office:value-type="string">
            <text:p text:style-name="P120">0x00000040</text:p>
          </table:table-cell>
        </table:table-row>
        <table:table-row>
          <table:table-cell table:style-name="Table15.A2" office:value-type="string">
            <text:p text:style-name="P119">ACE_READ_ATTRIBUTES</text:p>
          </table:table-cell>
          <table:table-cell table:style-name="Table15.B2" office:value-type="string">
            <text:p text:style-name="P120">0x00000080</text:p>
          </table:table-cell>
        </table:table-row>
        <table:table-row>
          <table:table-cell table:style-name="Table15.A2" office:value-type="string">
            <text:p text:style-name="P119">ACE_WRITE_ATTRIBUTES</text:p>
          </table:table-cell>
          <table:table-cell table:style-name="Table15.B2" office:value-type="string">
            <text:p text:style-name="P120">0x00000100</text:p>
          </table:table-cell>
        </table:table-row>
        <table:table-row>
          <table:table-cell table:style-name="Table15.A2" office:value-type="string">
            <text:p text:style-name="P119">ACE_DELETE</text:p>
          </table:table-cell>
          <table:table-cell table:style-name="Table15.B2" office:value-type="string">
            <text:p text:style-name="P120">0x00010000</text:p>
          </table:table-cell>
        </table:table-row>
        <table:table-row>
          <table:table-cell table:style-name="Table15.A2" office:value-type="string">
            <text:p text:style-name="P119">ACE_READ_ACL</text:p>
          </table:table-cell>
          <table:table-cell table:style-name="Table15.B2" office:value-type="string">
            <text:p text:style-name="P120">0x00020000</text:p>
          </table:table-cell>
        </table:table-row>
        <table:table-row>
          <table:table-cell table:style-name="Table15.A2" office:value-type="string">
            <text:p text:style-name="P119">ACE_WRITE_ACL</text:p>
          </table:table-cell>
          <table:table-cell table:style-name="Table15.B2" office:value-type="string">
            <text:p text:style-name="P120">0x00040000</text:p>
          </table:table-cell>
        </table:table-row>
        <table:table-row>
          <table:table-cell table:style-name="Table15.A2" office:value-type="string">
            <text:p text:style-name="P119">ACE_WRITE_OWNER</text:p>
          </table:table-cell>
          <table:table-cell table:style-name="Table15.B2" office:value-type="string">
            <text:p text:style-name="P120">0x00080000</text:p>
          </table:table-cell>
        </table:table-row>
        <table:table-row>
          <table:table-cell table:style-name="Table15.A2" office:value-type="string">
            <text:p text:style-name="P119">ACE_SYNCHRONIZE</text:p>
          </table:table-cell>
          <table:table-cell table:style-name="Table15.B2" office:value-type="string">
            <text:p text:style-name="P120">0x00100000</text:p>
          </table:table-cell>
        </table:table-row>
      </table:table>
      <text:p text:style-name="Table"><text:tab/>Table <text:sequence text:ref-name="refTable16" text:name="Table" text:formula="ooow:Table+1" style:num-format="1">17</text:sequence> Access Mask Values</text:p>
      <text:p text:style-name="P81">a_flags: <text:span text:style-name="T17">16 bit </text:span><text:span text:style-name="T23">integer</text:span><text:span text:style-name="T17"> whose value describes the ACL entry type and inheritance flags.</text:span></text:p>
      <table:table table:name="Table16" table:style-name="Table16">
        <table:table-column table:style-name="Table16.A"/>
        <table:table-column table:style-name="Table16.B"/>
        <table:table-header-rows>
          <table:table-row>
            <table:table-cell table:style-name="Table16.A1" office:value-type="string">
              <text:p text:style-name="P115">ACE flag</text:p>
            </table:table-cell>
            <table:table-cell table:style-name="Table16.B1" office:value-type="string">
              <text:p text:style-name="P115">Value</text:p>
            </table:table-cell>
          </table:table-row>
        </table:table-header-rows>
        <table:table-row>
          <table:table-cell table:style-name="Table16.A2" office:value-type="string">
            <text:p text:style-name="P119">ACE_FILE_INHERIT_ACE</text:p>
          </table:table-cell>
          <table:table-cell table:style-name="Table16.B2" office:value-type="string">
            <text:p text:style-name="P120">0x0001</text:p>
          </table:table-cell>
        </table:table-row>
        <table:table-row>
          <table:table-cell table:style-name="Table16.A2" office:value-type="string">
            <text:p text:style-name="P119">ACE_DIRECTORY_INHERIT_ACE</text:p>
          </table:table-cell>
          <table:table-cell table:style-name="Table16.B2" office:value-type="string">
            <text:p text:style-name="P120">0x0002</text:p>
          </table:table-cell>
        </table:table-row>
        <table:table-row>
          <table:table-cell table:style-name="Table16.A2" office:value-type="string">
            <text:p text:style-name="P119">ACE_NO_PROPAGATE_INHERIT_ACE</text:p>
          </table:table-cell>
          <table:table-cell table:style-name="Table16.B2" office:value-type="string">
            <text:p text:style-name="P120">0x0004</text:p>
          </table:table-cell>
        </table:table-row>
        <table:table-row>
          <table:table-cell table:style-name="Table16.A2" office:value-type="string">
            <text:p text:style-name="P119">ACE_INHERIT_ONLY_ACE</text:p>
          </table:table-cell>
          <table:table-cell table:style-name="Table16.B2" office:value-type="string">
            <text:p text:style-name="P120">0x0008</text:p>
          </table:table-cell>
        </table:table-row>
        <table:table-row>
          <table:table-cell table:style-name="Table16.A2" office:value-type="string">
            <text:p text:style-name="P119">ACE_SUCCESSFUL_ACCESS_ACE_FLAG</text:p>
          </table:table-cell>
          <table:table-cell table:style-name="Table16.B2" office:value-type="string">
            <text:p text:style-name="P120">0x0010</text:p>
          </table:table-cell>
        </table:table-row>
        <table:table-row>
          <table:table-cell table:style-name="Table16.A2" office:value-type="string">
            <text:p text:style-name="P119">ACE_FAILED_ACCESS_ACE_FLAG</text:p>
          </table:table-cell>
          <table:table-cell table:style-name="Table16.B2" office:value-type="string">
            <text:p text:style-name="P120">0x0020</text:p>
          </table:table-cell>
        </table:table-row>
        <table:table-row>
          <table:table-cell table:style-name="Table16.A2" office:value-type="string">
            <text:p text:style-name="P119">ACE_IDENTIFIER_GROUP</text:p>
          </table:table-cell>
          <table:table-cell table:style-name="Table16.B2" office:value-type="string">
            <text:p text:style-name="P120">0x0040</text:p>
          </table:table-cell>
        </table:table-row>
        <table:table-row>
          <table:table-cell table:style-name="Table16.A2" office:value-type="string">
            <text:p text:style-name="P119">ACE_OWNER</text:p>
          </table:table-cell>
          <table:table-cell table:style-name="Table16.B2" office:value-type="string">
            <text:p text:style-name="P120">0x1000</text:p>
          </table:table-cell>
        </table:table-row>
        <table:table-row>
          <table:table-cell table:style-name="Table16.A2" office:value-type="string">
            <text:p text:style-name="P119">ACE_GROUP</text:p>
          </table:table-cell>
          <table:table-cell table:style-name="Table16.B2" office:value-type="string">
            <text:p text:style-name="P120">0x2000</text:p>
          </table:table-cell>
        </table:table-row>
        <table:table-row>
          <table:table-cell table:style-name="Table16.A2" office:value-type="string">
            <text:p text:style-name="P119">ACE_EVERYONE</text:p>
          </table:table-cell>
          <table:table-cell table:style-name="Table16.B2" office:value-type="string">
            <text:p text:style-name="P120">0x4000</text:p>
          </table:table-cell>
        </table:table-row>
      </table:table>
      <text:p text:style-name="Table"><text:tab/>Table <text:sequence text:ref-name="refTable17" text:name="Table" text:formula="ooow:Table+1" style:num-format="1">18</text:sequence> Entry Type and Inheritance Flag Value</text:p>
      <text:p text:style-name="P81"/>
      <text:p text:style-name="P81">a_type: <text:span text:style-name="T17">The type of this ace. <text:s/>The following types are listed in the table below.</text:span></text:p>
      <table:table table:name="Table17" table:style-name="Table17">
        <table:table-column table:style-name="Table17.A"/>
        <table:table-column table:style-name="Table17.B"/>
        <table:table-column table:style-name="Table17.C"/>
        <table:table-header-rows>
          <text:soft-page-break/>
          <table:table-row>
            <table:table-cell table:style-name="Table17.A1" office:value-type="string">
              <text:p text:style-name="P115">Type</text:p>
            </table:table-cell>
            <table:table-cell table:style-name="Table17.A1" office:value-type="string">
              <text:p text:style-name="P115">Value</text:p>
            </table:table-cell>
            <table:table-cell table:style-name="Table17.C1" office:value-type="string">
              <text:p text:style-name="P115">Description</text:p>
            </table:table-cell>
          </table:table-row>
        </table:table-header-rows>
        <table:table-row>
          <table:table-cell table:style-name="Table17.A2" office:value-type="string">
            <text:p text:style-name="P119">ACE_ACCESS_ALLOWED_ACE_TYPE</text:p>
          </table:table-cell>
          <table:table-cell table:style-name="Table17.A2" office:value-type="string">
            <text:p text:style-name="P119">0x0000</text:p>
          </table:table-cell>
          <table:table-cell table:style-name="Table17.C2" office:value-type="string">
            <text:p text:style-name="P119">Grants access as described in a_access_mask.</text:p>
          </table:table-cell>
        </table:table-row>
        <table:table-row>
          <table:table-cell table:style-name="Table17.A2" office:value-type="string">
            <text:p text:style-name="P119">ACE_ACCESS_DENIED_ACE_TYPE</text:p>
          </table:table-cell>
          <table:table-cell table:style-name="Table17.A2" office:value-type="string">
            <text:p text:style-name="P119">0x0001</text:p>
          </table:table-cell>
          <table:table-cell table:style-name="Table17.C2" office:value-type="string">
            <text:p text:style-name="P119">Denies access as described in a_access_mask.</text:p>
          </table:table-cell>
        </table:table-row>
        <table:table-row>
          <table:table-cell table:style-name="Table17.A2" office:value-type="string">
            <text:p text:style-name="P119">ACE_SYSTEM_AUDIT_ACE_TYPE</text:p>
          </table:table-cell>
          <table:table-cell table:style-name="Table17.A2" office:value-type="string">
            <text:p text:style-name="P119">0x0002</text:p>
          </table:table-cell>
          <table:table-cell table:style-name="Table17.C2" office:value-type="string">
            <text:p text:style-name="P119">Audit the successful or failed accesses (depending on the presence of the successful/failed access flags) as defined in the a_access_mask. <text:note text:id="ftn6" text:note-class="footnote"><text:note-citation>6</text:note-citation><text:note-body><text:p text:style-name="Footnote">The action taken as an effect of triggering an audit is currently undefined in Solaris.</text:p></text:note-body></text:note></text:p>
          </table:table-cell>
        </table:table-row>
        <table:table-row>
          <table:table-cell table:style-name="Table17.A2" office:value-type="string">
            <text:p text:style-name="P119">ACE_SYSTEM_ALARM_ACE_TYPE</text:p>
          </table:table-cell>
          <table:table-cell table:style-name="Table17.A2" office:value-type="string">
            <text:p text:style-name="P119">0x0003</text:p>
          </table:table-cell>
          <table:table-cell table:style-name="Table17.C2" office:value-type="string">
            <text:p text:style-name="P119">Alarm the successful of failed accesses as defined in the a_access_mask.<text:note text:id="ftn7" text:note-class="footnote"><text:note-citation>7</text:note-citation><text:note-body><text:p text:style-name="Footnote">The action taken as an effect of triggering an alarm is currently undefined in Solaris.</text:p></text:note-body></text:note></text:p>
          </table:table-cell>
        </table:table-row>
      </table:table>
      <text:p text:style-name="Table"><text:tab/>Table <text:sequence text:ref-name="refTable18" text:name="Table" text:formula="ooow:Table+1" style:num-format="1">19</text:sequence> ACE Types and Values</text:p>
      <text:p text:style-name="P72"/>
      <text:p text:style-name="P71"/>
      <text:h text:style-name="P218" text:outline-level="1">Chapter Seven <text:s/>– <text:s/>ZFS Intent Log</text:h>
      <text:p text:style-name="P39"/>
      <text:p text:style-name="P40">The ZFS intent log (ZIL) saves transaction records of system calls that change the file system in memory with enough information to be able to replay them. These are stored in memory until either the DMU transaction group (txg) commits them to the stable pool and they can be discarded, or they are flushed to the stable log (also in the pool) due to a fsync, O_DSYNC or other synchronous requirement. In the event of a panic or power failure, the log records (transactions) are replayed.</text:p>
      <text:p text:style-name="P40"/>
      <text:p text:style-name="P40">There is one ZIL per file system. Its on-disk (pool) format consists of 3 parts:</text:p>
      <text:p text:style-name="P40"/>
      <text:p text:style-name="P40"><text:s text:c="8"/>- ZIL header</text:p>
      <text:p text:style-name="P40"><text:s text:c="8"/>- ZIL blocks</text:p>
      <text:p text:style-name="P40"><text:s text:c="8"/>- ZIL records</text:p>
      <text:p text:style-name="P40"/>
      <text:p text:style-name="P40">A log record holds a system call transaction. Log blocks can hold many log records and the blocks are chained together. Each ZIL block contains a block pointer in the trailer(blkptr_t) to the next ZIL block in the chain. <text:s/>Log blocks can be different sizes. The ZIL header points to the first block in the chain. Note there is not a fixed place in the pool to hold blocks. They are dynamically allocated and freed as needed from the blocks available. The illustration <text:s/>below shows the ZIL structure showing log blocks and log records of different sizes:</text:p>
      <text:p text:style-name="P40"/>
      <text:p text:style-name="P161"><draw:frame draw:style-name="fr1" draw:name="Frame14" text:anchor-type="paragraph" svg:width="4.6008in" draw:z-index="19"><draw:text-box fo:min-height="1.5217in"><text:p text:style-name="Illustration"><draw:frame draw:style-name="fr4" draw:name="Object15" text:anchor-type="paragraph" svg:x="0.0016in" svg:y="0.0008in" svg:width="4.6008in" style:rel-width="100%" svg:height="1.5217in" style:rel-height="scale" draw:z-index="20"><draw:object xlink:href="./Obj00E3F3F1" xlink:type="simple" xlink:show="embed" xlink:actuate="onLoad"/><draw:image xlink:href="./ObjectReplacements/Obj00E3F3F1" xlink:type="simple" xlink:show="embed" xlink:actuate="onLoad"/></draw:frame>Illustration <text:sequence text:ref-name="refIllustration18" text:name="Illustration" text:formula="ooow:Illustration+1" style:num-format="1">19</text:sequence> Overview of ZIL Structure</text:p></draw:text-box></draw:frame></text:p>
      <text:p text:style-name="P14"/>
      <text:p text:style-name="P4">More details of the current ZIL on disk structures are given below.</text:p>
      <text:p text:style-name="P4"/>
      <text:h text:style-name="Heading_20_2" text:outline-level="2">Section 7.1: ZIL header</text:h>
      <text:p text:style-name="P4">There is one of these per ZIL and it has a simple structure:</text:p>
      <text:p text:style-name="P4"/>
      <text:p text:style-name="P15"><text:tab/>t<text:span text:style-name="T55">ypedef struct zil_header {</text:span></text:p>
      <text:p text:style-name="P20"><text:s text:c="8"/><text:tab/><text:tab/>uint64_t zh_claim_txg; <text:s/>/* txg in which log blocks were claimed */</text:p>
      <text:p text:style-name="P20"><text:s text:c="8"/><text:tab/><text:tab/>uint64_t zh_replay_seq; /* highest replayed sequence number */</text:p>
      <text:p text:style-name="P20"><text:s text:c="8"/><text:tab/><text:tab/>blkptr_t zh_log; <text:s text:c="7"/>/* log chain */</text:p>
      <text:p text:style-name="P20"><text:tab/>} zil_header_t;</text:p>
      <text:p text:style-name="P20"/>
      <text:p text:style-name="P20"><text:soft-page-break/></text:p>
      <text:h text:style-name="Heading_20_2" text:outline-level="2">Section 7.2: ZIL blocks</text:h>
      <text:p text:style-name="P4">ZIL blocks contain ZIL records. The blocks are allocated on demand and are of a variable size according to need. The size field is part of the blkptr_t which points to a log block. Each block is filled with records and contains a zil_trailer_t at the end of the block:</text:p>
      <text:p text:style-name="P4"/>
      <text:p text:style-name="P5">ZIL Trailer</text:p>
      <text:p text:style-name="P4"><text:tab/><text:span text:style-name="T56">typedef struct zil_trailer {</text:span></text:p>
      <text:p text:style-name="P20"><text:tab/><text:tab/>blkptr_t<text:tab/><text:tab/>zit_next_blk; <text:tab/>/* next block in chain */</text:p>
      <text:p text:style-name="P20"><text:tab/><text:tab/>uint64_t<text:tab/>zit_nused;<text:tab/>/* bytes in log block used */</text:p>
      <text:p text:style-name="P20"><text:tab/><text:tab/>zio_block_tail_t <text:tab/>zit_bt;<text:tab/><text:tab/>/* block trailer */</text:p>
      <text:p text:style-name="P20"><text:tab/>} zil_trailer_t;</text:p>
      <text:p text:style-name="P4"/>
      <text:p text:style-name="P5">ZIL records</text:p>
      <text:p text:style-name="P145">ZIL record common structure</text:p>
      <text:p text:style-name="P146">ZIL records all start with a common section followed by a</text:p>
      <text:p text:style-name="P146">record (transaction) specific structure. The common log</text:p>
      <text:p text:style-name="P146">record structure and record types (values for lrc_txtype) are:</text:p>
      <text:p text:style-name="P4"/>
      <text:p text:style-name="P147">typedef struct {<text:tab/><text:tab/><text:tab/>/* common log record header */</text:p>
      <text:p text:style-name="P20"><text:tab/><text:tab/>uint64_t<text:tab/>lrc_txtype;<text:tab/>/* intent log transaction type */</text:p>
      <text:p text:style-name="P20"><text:tab/><text:tab/>uint64_t<text:tab/>lrc_reclen;<text:tab/>/* transaction record length */</text:p>
      <text:p text:style-name="P20"><text:tab/><text:tab/>uint64_t<text:tab/>lrc_txg;<text:tab/><text:tab/>/* dmu transaction group number */</text:p>
      <text:p text:style-name="P20"><text:tab/><text:tab/>uint64_t<text:tab/>lrc_seq;<text:tab/><text:tab/>/* intent log sequence number */</text:p>
      <text:p text:style-name="P20"><text:tab/>} lr_t;</text:p>
      <text:p text:style-name="P55"/>
      <text:p text:style-name="P55">#define TX_CREATE<text:tab/>1<text:tab/>/* Create file */</text:p>
      <text:p text:style-name="P55">#define TX_MKDIR<text:tab/>2<text:tab/>/* Make directory */</text:p>
      <text:p text:style-name="P55">#define TX_MKXATTR <text:tab/>3<text:tab/>/* Make XATTR directory */</text:p>
      <text:p text:style-name="P55">#define TX_SYMLINK<text:tab/>4<text:tab/>/* Create symbolic link to a file */</text:p>
      <text:p text:style-name="P55">#define TX_REMOVE<text:tab/>5<text:tab/>/* Remove file */</text:p>
      <text:p text:style-name="P55">#define TX_RMDIR<text:tab/>6<text:tab/>/* Remove directory */</text:p>
      <text:p text:style-name="P55">#define TX_LINK <text:tab/>7<text:tab/>/* Create hard link to a file */</text:p>
      <text:p text:style-name="P55">#define TX_RENAME<text:tab/>8<text:tab/>/* Rename a file */</text:p>
      <text:p text:style-name="P55">#define TX_WRITE<text:tab/>9<text:tab/>/* File write */</text:p>
      <text:p text:style-name="P55">#define TX_TRUNCATE<text:tab/>10<text:tab/>/* Truncate a file */</text:p>
      <text:p text:style-name="P55">#define TX_SETATTR<text:tab/>11<text:tab/>/* Set file attributes */</text:p>
      <text:p text:style-name="P55">#define TX_ACL<text:tab/>12<text:tab/>/* Set acl */</text:p>
      <text:p text:style-name="P4"/>
      <text:p text:style-name="P39"><text:tab/>ZIL record specific structures</text:p>
      <text:p text:style-name="P148">For each of the record (transaction) types listed above there is a specific structure which embeds the common structure. Within each record enough information is saved in order to be able to replay the transaction (usually one VOP call). The VOP layer will pass in-memory pointers to vnodes. These have to be converted to stable pool object identifiers (oids). When replaying the transaction the VOP layer is called again. To do this we reopen the object and pass it's vnode. Some of the record specific structures are used for more than one transaction type. The lr_create_t record specific structure is used for: TX_CREATE, TX_MKDIR, TX_MKXATTR and TX_SYMLINK, and lr_remove_t is used for both <text:soft-page-break/>TX_REMOVE and TX_RMDIR. All fields (other than strings and user data) are 64 bits wide. This provides for a well defined alignment which allows for easy compatibility between different architectures, and easy <text:span text:style-name="T21">endianness</text:span> conversion if necessary. Here's the definition of the record specific structures:</text:p>
      <text:p text:style-name="P55"/>
      <text:p text:style-name="P55">typedef struct <text:s/>{</text:p>
      <text:p text:style-name="P55"><text:tab/>lr_t<text:tab/><text:tab/>lr_common;<text:tab/>/* common portion of log record */</text:p>
      <text:p text:style-name="P55"><text:tab/>uint64_t<text:tab/><text:tab/>lr_doid;<text:tab/><text:tab/>/* object id of directory */</text:p>
      <text:p text:style-name="P55"><text:tab/>uint64_t <text:tab/>lr_foid;<text:tab/><text:tab/>/* object id of created file object */</text:p>
      <text:p text:style-name="P55"><text:tab/>uint64_t<text:tab/><text:tab/>lr_mode;<text:tab/>/* mode of object */</text:p>
      <text:p text:style-name="P55"><text:tab/>uint64_t <text:tab/>lr_uid;<text:tab/><text:tab/>/* uid of object */</text:p>
      <text:p text:style-name="P55"><text:tab/>uint64_t <text:tab/>lr_gid;<text:tab/><text:tab/>/* gid of object */</text:p>
      <text:p text:style-name="P55"><text:tab/>uint64_t <text:tab/>lr_gen;<text:tab/><text:tab/>/* generation (txg of creation) */</text:p>
      <text:p text:style-name="P55"><text:tab/>uint64_t<text:tab/><text:tab/>lr_crtime[2];<text:tab/>/* creation time */</text:p>
      <text:p text:style-name="P55"><text:tab/>uint64_t<text:tab/><text:tab/>lr_rdev;<text:tab/><text:tab/>/* rdev of object to create */</text:p>
      <text:p text:style-name="P55"><text:tab/>/* name of object to create follows this */</text:p>
      <text:p text:style-name="P55"><text:tab/>/* for symlinks, link content follows name */</text:p>
      <text:p text:style-name="P55">} lr_create_t;</text:p>
      <text:p text:style-name="P55"/>
      <text:p text:style-name="P55">typedef struct {</text:p>
      <text:p text:style-name="P55"><text:tab/>lr_t <text:tab/><text:tab/>lr_common;<text:tab/>/* common portion of log record */</text:p>
      <text:p text:style-name="P55"><text:tab/>uint64_t<text:tab/><text:tab/>lr_doid;<text:tab/><text:tab/>/* obj id of directory */</text:p>
      <text:p text:style-name="P55"><text:tab/>/* name of object to remove follows this */</text:p>
      <text:p text:style-name="P55">} lr_remove_t;</text:p>
      <text:p text:style-name="P55"/>
      <text:p text:style-name="P55">typedef struct {</text:p>
      <text:p text:style-name="P55"><text:tab/>lr_t <text:tab/><text:tab/>lr_common;<text:tab/>/* common portion of log record */</text:p>
      <text:p text:style-name="P55"><text:tab/>uint64_t <text:tab/>lr_doid;<text:tab/><text:tab/>/* obj id of directory */</text:p>
      <text:p text:style-name="P55"><text:tab/>uint64_t <text:tab/>lr_link_obj;<text:tab/>/* obj id of link */</text:p>
      <text:p text:style-name="P55"><text:s text:c="8"/>/* name of object to link follows this */</text:p>
      <text:p text:style-name="P55">} lr_link_t;</text:p>
      <text:p text:style-name="P55"/>
      <text:p text:style-name="P55">typedef struct {</text:p>
      <text:p text:style-name="P55"><text:s/><text:tab/>lr_t<text:tab/><text:tab/>lr_common;<text:tab/>/* common portion of log record */</text:p>
      <text:p text:style-name="P55"><text:tab/>uint64_t <text:tab/>lr_sdoid;<text:tab/>/* obj id of source directory */</text:p>
      <text:p text:style-name="P55"><text:tab/>uint64_t <text:tab/>lr_tdoid;<text:tab/>/* obj id of target directory */</text:p>
      <text:p text:style-name="P55"><text:tab/>/* 2 strings: names of source and destination follow this */</text:p>
      <text:p text:style-name="P55">} lr_rename_t;</text:p>
      <text:p text:style-name="P55"/>
      <text:p text:style-name="P55">typedef struct {</text:p>
      <text:p text:style-name="P55"><text:tab/>lr_t<text:tab/><text:tab/>lr_common;<text:tab/>/* common portion of log record */</text:p>
      <text:p text:style-name="P55"><text:tab/>uint64_t <text:tab/>lr_foid;<text:tab/><text:tab/>/* file object to write */</text:p>
      <text:p text:style-name="P55"><text:tab/>uint64_t <text:tab/>lr_offset;<text:tab/>/* offset to write to */</text:p>
      <text:p text:style-name="P55"><text:tab/>uint64_t <text:tab/>lr_length;<text:tab/>/* user data length to write */</text:p>
      <text:p text:style-name="P55"><text:tab/>uint64_t <text:tab/>lr_blkoff;<text:tab/>/* offset represented by lr_blkptr */</text:p>
      <text:p text:style-name="P55"><text:tab/>blkptr_t<text:tab/><text:tab/>lr_blkptr;<text:tab/>/* spa block pointer for replay */</text:p>
      <text:p text:style-name="P55"><text:tab/>/* write data will follow for small writes */</text:p>
      <text:p text:style-name="P55">} lr_write_t;</text:p>
      <text:p text:style-name="P55"/>
      <text:p text:style-name="P55">typedef struct {</text:p>
      <text:p text:style-name="P55"><text:tab/>lr_t<text:tab/><text:tab/>lr_common;<text:tab/>/* common portion of log record */</text:p>
      <text:p text:style-name="P55"><text:tab/>uint64_t <text:tab/>lr_foid;<text:tab/><text:tab/>/* object id of file to truncate */</text:p>
      <text:p text:style-name="P55"><text:tab/>uint64_t <text:tab/>lr_offset;<text:tab/>/* offset to truncate from */</text:p>
      <text:p text:style-name="P55"><text:tab/>uint64_t<text:tab/><text:tab/>lr_length;<text:tab/>/* length to truncate */</text:p>
      <text:p text:style-name="P55"><text:soft-page-break/>} lr_truncate_t;</text:p>
      <text:p text:style-name="P55"/>
      <text:p text:style-name="P55">typedef struct {</text:p>
      <text:p text:style-name="P55"><text:s/><text:tab/>lr_t<text:tab/><text:tab/>lr_common;<text:tab/>/* common portion of log record */</text:p>
      <text:p text:style-name="P55"><text:tab/>uint64_t<text:tab/><text:tab/>lr_foid;<text:tab/><text:tab/>/* file object to change attributes */</text:p>
      <text:p text:style-name="P55"><text:tab/>uint64_t<text:tab/><text:tab/>lr_mask;<text:tab/>/* mask of attributes to set */</text:p>
      <text:p text:style-name="P55"><text:tab/>uint64_t<text:tab/><text:tab/>lr_mode;<text:tab/>/* mode to set */</text:p>
      <text:p text:style-name="P55"><text:tab/>uint64_t<text:tab/><text:tab/>lr_uid;<text:tab/><text:tab/>/* uid to set */</text:p>
      <text:p text:style-name="P55"><text:tab/>uint64_t<text:tab/><text:tab/>lr_gid;<text:tab/><text:tab/>/* gid to set */</text:p>
      <text:p text:style-name="P55"><text:tab/>uint64_t<text:tab/><text:tab/>lr_size;<text:tab/><text:tab/>/* size to set */</text:p>
      <text:p text:style-name="P55"><text:tab/>uint64_t<text:tab/><text:tab/>lr_atime[2];<text:tab/>/* access time */</text:p>
      <text:p text:style-name="P55"><text:tab/>uint64_t <text:tab/>lr_mtime[2];<text:tab/>/* modification time */</text:p>
      <text:p text:style-name="P55">} lr_setattr_t;</text:p>
      <text:p text:style-name="P55"/>
      <text:p text:style-name="P55">typedef struct {</text:p>
      <text:p text:style-name="P55"><text:tab/>lr_t<text:tab/><text:tab/>lr_common;<text:tab/>/* common portion of log record */</text:p>
      <text:p text:style-name="P55"><text:tab/>uint64_t <text:tab/>lr_foid;<text:tab/><text:tab/>/* obj id of file */</text:p>
      <text:p text:style-name="P55"><text:tab/>uint64_t <text:tab/>lr_aclcnt;<text:tab/>/* number of acl entries */</text:p>
      <text:p text:style-name="P55"><text:tab/>/* lr_aclcnt number of ace_t entries follow this */</text:p>
      <text:p text:style-name="P55">} lr_acl_t;</text:p>
      <text:p text:style-name="P39"/>
      <text:list xml:id="list373537365" text:style-name="L2">
        <text:list-item>
          <text:list>
            <text:list-header>
              <text:p text:style-name="P216"/>
            </text:list-header>
          </text:list>
        </text:list-item>
      </text:list>
      <text:h text:style-name="Heading_20_1" text:outline-level="1"/>
      <text:h text:style-name="P218" text:outline-level="1">Chapter Eight – ZVOL (ZFS volume)</text:h>
      <text:p text:style-name="P6">ZVOL (ZFS Volumes) provides a mechanism for creating logical volumes. <text:s/>ZFS volumes are exported as block devices and can be used like any other block device. <text:s/>ZVOLs are represented in ZFS as an object set of type DMU_OST_ZVOL (see Table 11). <text:s/>A <text:span text:style-name="T21">ZVOL</text:span> object set has a very simple format consisting of two objects: a properties object and a data object, object type DMU_OT_ZVOL_PROP and DMU_OT_ZVOL <text:span text:style-name="T21">respectively.</text:span> <text:s/>Both objects have statically assigned object Ids. <text:s/>Each object is described below.</text:p>
      <text:p text:style-name="P6"/>
      <text:p text:style-name="P80">ZVOL Properties Object</text:p>
      <text:p text:style-name="P82">Type: DMU_OT_ZVOL_PROP</text:p>
      <text:p text:style-name="P82">Object #: 2</text:p>
      <text:p text:style-name="P82">Description:The <text:span text:style-name="T21">ZVOL</text:span> property object is a ZAP object containing attributes associated with this volume. <text:s/>A particular attribute of interest is the “<text:span text:style-name="T27">volsize” </text:span>attribute. <text:s/>This attribute contains the size, in bytes, of the volume.</text:p>
      <text:p text:style-name="P6"/>
      <text:p text:style-name="P6"><text:tab/><text:span text:style-name="T27">ZVOL Data</text:span></text:p>
      <text:p text:style-name="P6"><text:tab/>Type: DMU_OT_ZVOL</text:p>
      <text:p text:style-name="P6"><text:tab/>Object #: 1</text:p>
      <text:p text:style-name="P54">Description: This object stores the contents of this virtual block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Avenir-Book" svg:font-family="Avenir-Book"/>
    <style:font-face style:name="Lucidasans1" svg:font-family="Lucidasans"/>
    <style:font-face style:name="Thorndale-Bold" svg:font-family="Thorndale-Bold, 'Times New Roman'"/>
    <style:font-face style:name="Cumberland" svg:font-family="Cumberland" style:font-family-generic="modern" style:font-pitch="fixed"/>
    <style:font-face style:name="Andale Sans UI" svg:font-family="'Andale Sans UI'" style:font-pitch="variable"/>
    <style:font-face style:name="Gothic" svg:font-family="Gothic"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1" svg:font-family="Thorndale" style:font-pitch="variable"/>
    <style:font-face style:name="Times New Roman1" svg:font-family="'Times New 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draw:marker draw:name="Arrow" svg:viewBox="0 0 20 30" svg:d="m10 0-10 30h20z"/>
    <draw:marker draw:name="Arrowheads_20_1" draw:display-name="Arrowheads 1" svg:viewBox="0 0 200 400" svg:d="m100 0 100 400h-200z"/>
    <draw:marker draw:name="Symmetric_20_Arrow" draw:display-name="Symmetric Arrow" svg:viewBox="0 0 1131 902" svg:d="m564 0-564 902h1131z"/>
    <draw:stroke-dash draw:name="_32__20_Dots_20_1_20_Dash" draw:display-name="2 Dots 1 Dash" draw:style="rect" draw:dots1="2" draw:dots2="1" draw:dots2-length="0.0799in" draw:distance="0.0799in"/>
    <draw:stroke-dash draw:name="Dash_20_10" draw:display-name="Dash 10" draw:style="rect" draw:dots1="1" draw:dots1-length="0.0114in" draw:dots2="1" draw:dots2-length="0.0114in" draw:distance="0.0114in"/>
    <draw:stroke-dash draw:name="Dash_20_100" draw:display-name="Dash 100" draw:style="rect" draw:dots1="1" draw:dots1-length="0.0114in" draw:dots2="1" draw:dots2-length="0.0114in" draw:distance="0.0114in"/>
    <draw:stroke-dash draw:name="Dash_20_101" draw:display-name="Dash 101" draw:style="rect" draw:dots1="1" draw:dots1-length="0.0114in" draw:dots2="1" draw:dots2-length="0.0114in" draw:distance="0.0114in"/>
    <draw:stroke-dash draw:name="Dash_20_102" draw:display-name="Dash 102" draw:style="rect" draw:dots1="1" draw:dots1-length="0.0114in" draw:dots2="1" draw:dots2-length="0.0114in" draw:distance="0.0114in"/>
    <draw:stroke-dash draw:name="Dash_20_103" draw:display-name="Dash 103" draw:style="rect" draw:dots1="1" draw:dots1-length="0.0114in" draw:dots2="1" draw:dots2-length="0.0114in" draw:distance="0.0114in"/>
    <draw:stroke-dash draw:name="Dash_20_104" draw:display-name="Dash 104" draw:style="rect" draw:dots1="1" draw:dots1-length="0.0114in" draw:dots2="1" draw:dots2-length="0.0114in" draw:distance="0.0114in"/>
    <draw:stroke-dash draw:name="Dash_20_105" draw:display-name="Dash 105" draw:style="rect" draw:dots1="1" draw:dots1-length="0.0114in" draw:dots2="1" draw:dots2-length="0.0114in" draw:distance="0.0114in"/>
    <draw:stroke-dash draw:name="Dash_20_106" draw:display-name="Dash 106" draw:style="rect" draw:dots1="1" draw:dots1-length="0.0114in" draw:dots2="1" draw:dots2-length="0.0114in" draw:distance="0.0114in"/>
    <draw:stroke-dash draw:name="Dash_20_107" draw:display-name="Dash 107" draw:style="rect" draw:dots1="1" draw:dots1-length="0.0114in" draw:dots2="1" draw:dots2-length="0.0114in" draw:distance="0.0114in"/>
    <draw:stroke-dash draw:name="Dash_20_108" draw:display-name="Dash 108" draw:style="rect" draw:dots1="1" draw:dots1-length="0.0114in" draw:dots2="1" draw:dots2-length="0.0114in" draw:distance="0.0114in"/>
    <draw:stroke-dash draw:name="Dash_20_109" draw:display-name="Dash 109" draw:style="rect" draw:dots1="1" draw:dots1-length="0.0114in" draw:dots2="1" draw:dots2-length="0.0114in" draw:distance="0.0114in"/>
    <draw:stroke-dash draw:name="Dash_20_11" draw:display-name="Dash 11" draw:style="rect" draw:dots1="1" draw:dots1-length="0.0114in" draw:dots2="1" draw:dots2-length="0.0114in" draw:distance="0.0114in"/>
    <draw:stroke-dash draw:name="Dash_20_110" draw:display-name="Dash 110" draw:style="rect" draw:dots1="1" draw:dots1-length="0.0114in" draw:dots2="1" draw:dots2-length="0.0114in" draw:distance="0.0114in"/>
    <draw:stroke-dash draw:name="Dash_20_111" draw:display-name="Dash 111" draw:style="rect" draw:dots1="1" draw:dots1-length="0.0114in" draw:dots2="1" draw:dots2-length="0.0114in" draw:distance="0.0114in"/>
    <draw:stroke-dash draw:name="Dash_20_112" draw:display-name="Dash 112" draw:style="rect" draw:dots1="1" draw:dots1-length="0.0114in" draw:dots2="1" draw:dots2-length="0.0114in" draw:distance="0.0114in"/>
    <draw:stroke-dash draw:name="Dash_20_113" draw:display-name="Dash 113" draw:style="rect" draw:dots1="1" draw:dots1-length="0.0114in" draw:dots2="1" draw:dots2-length="0.0114in" draw:distance="0.0114in"/>
    <draw:stroke-dash draw:name="Dash_20_114" draw:display-name="Dash 114" draw:style="rect" draw:dots1="1" draw:dots1-length="0.0114in" draw:dots2="1" draw:dots2-length="0.0114in" draw:distance="0.0114in"/>
    <draw:stroke-dash draw:name="Dash_20_115" draw:display-name="Dash 115" draw:style="rect" draw:dots1="1" draw:dots1-length="0.0114in" draw:dots2="1" draw:dots2-length="0.0114in" draw:distance="0.0114in"/>
    <draw:stroke-dash draw:name="Dash_20_116" draw:display-name="Dash 116" draw:style="rect" draw:dots1="1" draw:dots1-length="0.0114in" draw:dots2="1" draw:dots2-length="0.0114in" draw:distance="0.0114in"/>
    <draw:stroke-dash draw:name="Dash_20_117" draw:display-name="Dash 117" draw:style="rect" draw:dots1="1" draw:dots1-length="0.0114in" draw:dots2="1" draw:dots2-length="0.0114in" draw:distance="0.0114in"/>
    <draw:stroke-dash draw:name="Dash_20_118" draw:display-name="Dash 118" draw:style="rect" draw:dots1="1" draw:dots1-length="0.0114in" draw:dots2="1" draw:dots2-length="0.0114in" draw:distance="0.0114in"/>
    <draw:stroke-dash draw:name="Dash_20_119" draw:display-name="Dash 119" draw:style="rect" draw:dots1="1" draw:dots1-length="0.0114in" draw:dots2="1" draw:dots2-length="0.0114in" draw:distance="0.0114in"/>
    <draw:stroke-dash draw:name="Dash_20_12" draw:display-name="Dash 12" draw:style="rect" draw:dots1="1" draw:dots1-length="0.0114in" draw:dots2="1" draw:dots2-length="0.0114in" draw:distance="0.0114in"/>
    <draw:stroke-dash draw:name="Dash_20_120" draw:display-name="Dash 120" draw:style="rect" draw:dots1="1" draw:dots1-length="0.0114in" draw:dots2="1" draw:dots2-length="0.0114in" draw:distance="0.0114in"/>
    <draw:stroke-dash draw:name="Dash_20_121" draw:display-name="Dash 121" draw:style="rect" draw:dots1="1" draw:dots1-length="0.0114in" draw:dots2="1" draw:dots2-length="0.0114in" draw:distance="0.0114in"/>
    <draw:stroke-dash draw:name="Dash_20_122" draw:display-name="Dash 122" draw:style="rect" draw:dots1="1" draw:dots1-length="0.0114in" draw:dots2="1" draw:dots2-length="0.0114in" draw:distance="0.0114in"/>
    <draw:stroke-dash draw:name="Dash_20_123" draw:display-name="Dash 123" draw:style="rect" draw:dots1="1" draw:dots1-length="0.0114in" draw:dots2="1" draw:dots2-length="0.0114in" draw:distance="0.0114in"/>
    <draw:stroke-dash draw:name="Dash_20_124" draw:display-name="Dash 124" draw:style="rect" draw:dots1="1" draw:dots1-length="0.0114in" draw:dots2="1" draw:dots2-length="0.0114in" draw:distance="0.0114in"/>
    <draw:stroke-dash draw:name="Dash_20_125" draw:display-name="Dash 125" draw:style="rect" draw:dots1="1" draw:dots1-length="0.0114in" draw:dots2="1" draw:dots2-length="0.0114in" draw:distance="0.0114in"/>
    <draw:stroke-dash draw:name="Dash_20_126" draw:display-name="Dash 126" draw:style="rect" draw:dots1="1" draw:dots1-length="0.0114in" draw:dots2="1" draw:dots2-length="0.0114in" draw:distance="0.0114in"/>
    <draw:stroke-dash draw:name="Dash_20_127" draw:display-name="Dash 127" draw:style="rect" draw:dots1="1" draw:dots1-length="0.0114in" draw:dots2="1" draw:dots2-length="0.0114in" draw:distance="0.0114in"/>
    <draw:stroke-dash draw:name="Dash_20_128" draw:display-name="Dash 128" draw:style="rect" draw:dots1="1" draw:dots1-length="0.0114in" draw:dots2="1" draw:dots2-length="0.0114in" draw:distance="0.0114in"/>
    <draw:stroke-dash draw:name="Dash_20_129" draw:display-name="Dash 129" draw:style="rect" draw:dots1="1" draw:dots1-length="0.0114in" draw:dots2="1" draw:dots2-length="0.0114in" draw:distance="0.0114in"/>
    <draw:stroke-dash draw:name="Dash_20_13" draw:display-name="Dash 13" draw:style="rect" draw:dots1="1" draw:dots1-length="0.0114in" draw:dots2="1" draw:dots2-length="0.0114in" draw:distance="0.0114in"/>
    <draw:stroke-dash draw:name="Dash_20_130" draw:display-name="Dash 130" draw:style="rect" draw:dots1="1" draw:dots1-length="0.0114in" draw:dots2="1" draw:dots2-length="0.0114in" draw:distance="0.0114in"/>
    <draw:stroke-dash draw:name="Dash_20_131" draw:display-name="Dash 131" draw:style="rect" draw:dots1="1" draw:dots1-length="0.0114in" draw:dots2="1" draw:dots2-length="0.0114in" draw:distance="0.0114in"/>
    <draw:stroke-dash draw:name="Dash_20_132" draw:display-name="Dash 132" draw:style="rect" draw:dots1="1" draw:dots1-length="0.0114in" draw:dots2="1" draw:dots2-length="0.0114in" draw:distance="0.0114in"/>
    <draw:stroke-dash draw:name="Dash_20_133" draw:display-name="Dash 133" draw:style="rect" draw:dots1="1" draw:dots1-length="0.0114in" draw:dots2="1" draw:dots2-length="0.0114in" draw:distance="0.0114in"/>
    <draw:stroke-dash draw:name="Dash_20_134" draw:display-name="Dash 134" draw:style="rect" draw:dots1="1" draw:dots1-length="0.0114in" draw:dots2="1" draw:dots2-length="0.0114in" draw:distance="0.0114in"/>
    <draw:stroke-dash draw:name="Dash_20_135" draw:display-name="Dash 135" draw:style="rect" draw:dots1="1" draw:dots1-length="0.0114in" draw:dots2="1" draw:dots2-length="0.0114in" draw:distance="0.0114in"/>
    <draw:stroke-dash draw:name="Dash_20_136" draw:display-name="Dash 136" draw:style="rect" draw:dots1="1" draw:dots1-length="0.0114in" draw:dots2="1" draw:dots2-length="0.0114in" draw:distance="0.0114in"/>
    <draw:stroke-dash draw:name="Dash_20_137" draw:display-name="Dash 137" draw:style="rect" draw:dots1="1" draw:dots1-length="0.0114in" draw:dots2="1" draw:dots2-length="0.0114in" draw:distance="0.0114in"/>
    <draw:stroke-dash draw:name="Dash_20_138" draw:display-name="Dash 138" draw:style="rect" draw:dots1="1" draw:dots1-length="0.0114in" draw:dots2="1" draw:dots2-length="0.0114in" draw:distance="0.0114in"/>
    <draw:stroke-dash draw:name="Dash_20_139" draw:display-name="Dash 139" draw:style="rect" draw:dots1="1" draw:dots1-length="0.0114in" draw:dots2="1" draw:dots2-length="0.0114in" draw:distance="0.0114in"/>
    <draw:stroke-dash draw:name="Dash_20_14" draw:display-name="Dash 14" draw:style="rect" draw:dots1="1" draw:dots1-length="0.0114in" draw:dots2="1" draw:dots2-length="0.0114in" draw:distance="0.0114in"/>
    <draw:stroke-dash draw:name="Dash_20_140" draw:display-name="Dash 140" draw:style="rect" draw:dots1="1" draw:dots1-length="0.0114in" draw:dots2="1" draw:dots2-length="0.0114in" draw:distance="0.0114in"/>
    <draw:stroke-dash draw:name="Dash_20_141" draw:display-name="Dash 141" draw:style="rect" draw:dots1="1" draw:dots1-length="0.0114in" draw:dots2="1" draw:dots2-length="0.0114in" draw:distance="0.0114in"/>
    <draw:stroke-dash draw:name="Dash_20_142" draw:display-name="Dash 142" draw:style="rect" draw:dots1="1" draw:dots1-length="0.0114in" draw:dots2="1" draw:dots2-length="0.0114in" draw:distance="0.0114in"/>
    <draw:stroke-dash draw:name="Dash_20_143" draw:display-name="Dash 143" draw:style="rect" draw:dots1="1" draw:dots1-length="0.0114in" draw:dots2="1" draw:dots2-length="0.0114in" draw:distance="0.0114in"/>
    <draw:stroke-dash draw:name="Dash_20_144" draw:display-name="Dash 144" draw:style="rect" draw:dots1="1" draw:dots1-length="0.0114in" draw:dots2="1" draw:dots2-length="0.0114in" draw:distance="0.0114in"/>
    <draw:stroke-dash draw:name="Dash_20_145" draw:display-name="Dash 145" draw:style="rect" draw:dots1="1" draw:dots1-length="0.0114in" draw:dots2="1" draw:dots2-length="0.0114in" draw:distance="0.0114in"/>
    <draw:stroke-dash draw:name="Dash_20_146" draw:display-name="Dash 146" draw:style="rect" draw:dots1="1" draw:dots1-length="0.0114in" draw:dots2="1" draw:dots2-length="0.0114in" draw:distance="0.0114in"/>
    <draw:stroke-dash draw:name="Dash_20_147" draw:display-name="Dash 147" draw:style="rect" draw:dots1="1" draw:dots1-length="0.0114in" draw:dots2="1" draw:dots2-length="0.0114in" draw:distance="0.0114in"/>
    <draw:stroke-dash draw:name="Dash_20_148" draw:display-name="Dash 148" draw:style="rect" draw:dots1="1" draw:dots1-length="0.0114in" draw:dots2="1" draw:dots2-length="0.0114in" draw:distance="0.0114in"/>
    <draw:stroke-dash draw:name="Dash_20_149" draw:display-name="Dash 149" draw:style="rect" draw:dots1="1" draw:dots1-length="0.0114in" draw:dots2="1" draw:dots2-length="0.0114in" draw:distance="0.0114in"/>
    <draw:stroke-dash draw:name="Dash_20_15" draw:display-name="Dash 15" draw:style="rect" draw:dots1="1" draw:dots1-length="0.0114in" draw:dots2="1" draw:dots2-length="0.0114in" draw:distance="0.0114in"/>
    <draw:stroke-dash draw:name="Dash_20_150" draw:display-name="Dash 150" draw:style="rect" draw:dots1="1" draw:dots1-length="0.0114in" draw:dots2="1" draw:dots2-length="0.0114in" draw:distance="0.0114in"/>
    <draw:stroke-dash draw:name="Dash_20_151" draw:display-name="Dash 151" draw:style="rect" draw:dots1="1" draw:dots1-length="0.0114in" draw:dots2="1" draw:dots2-length="0.0114in" draw:distance="0.0114in"/>
    <draw:stroke-dash draw:name="Dash_20_152" draw:display-name="Dash 152" draw:style="rect" draw:dots1="1" draw:dots1-length="0.0114in" draw:dots2="1" draw:dots2-length="0.0114in" draw:distance="0.0114in"/>
    <draw:stroke-dash draw:name="Dash_20_153" draw:display-name="Dash 153" draw:style="rect" draw:dots1="1" draw:dots1-length="0.0114in" draw:dots2="1" draw:dots2-length="0.0114in" draw:distance="0.0114in"/>
    <draw:stroke-dash draw:name="Dash_20_154" draw:display-name="Dash 154" draw:style="rect" draw:dots1="1" draw:dots1-length="0.0114in" draw:dots2="1" draw:dots2-length="0.0114in" draw:distance="0.0114in"/>
    <draw:stroke-dash draw:name="Dash_20_155" draw:display-name="Dash 155" draw:style="rect" draw:dots1="1" draw:dots1-length="0.0114in" draw:dots2="1" draw:dots2-length="0.0114in" draw:distance="0.0114in"/>
    <draw:stroke-dash draw:name="Dash_20_156" draw:display-name="Dash 156" draw:style="rect" draw:dots1="1" draw:dots1-length="0.0114in" draw:dots2="1" draw:dots2-length="0.0114in" draw:distance="0.0114in"/>
    <draw:stroke-dash draw:name="Dash_20_157" draw:display-name="Dash 157" draw:style="rect" draw:dots1="1" draw:dots1-length="0.0114in" draw:dots2="1" draw:dots2-length="0.0114in" draw:distance="0.0114in"/>
    <draw:stroke-dash draw:name="Dash_20_158" draw:display-name="Dash 158" draw:style="rect" draw:dots1="1" draw:dots1-length="0.0114in" draw:dots2="1" draw:dots2-length="0.0114in" draw:distance="0.0114in"/>
    <draw:stroke-dash draw:name="Dash_20_159" draw:display-name="Dash 159" draw:style="rect" draw:dots1="1" draw:dots1-length="0.0114in" draw:dots2="1" draw:dots2-length="0.0114in" draw:distance="0.0114in"/>
    <draw:stroke-dash draw:name="Dash_20_16" draw:display-name="Dash 16" draw:style="rect" draw:dots1="1" draw:dots1-length="0.0114in" draw:dots2="1" draw:dots2-length="0.0114in" draw:distance="0.0114in"/>
    <draw:stroke-dash draw:name="Dash_20_160" draw:display-name="Dash 160" draw:style="rect" draw:dots1="1" draw:dots1-length="0.0114in" draw:dots2="1" draw:dots2-length="0.0114in" draw:distance="0.0114in"/>
    <draw:stroke-dash draw:name="Dash_20_161" draw:display-name="Dash 161" draw:style="rect" draw:dots1="1" draw:dots1-length="0.0114in" draw:dots2="1" draw:dots2-length="0.0114in" draw:distance="0.0114in"/>
    <draw:stroke-dash draw:name="Dash_20_162" draw:display-name="Dash 162" draw:style="rect" draw:dots1="1" draw:dots1-length="0.0114in" draw:dots2="1" draw:dots2-length="0.0114in" draw:distance="0.0114in"/>
    <draw:stroke-dash draw:name="Dash_20_163" draw:display-name="Dash 163" draw:style="rect" draw:dots1="1" draw:dots1-length="0.0114in" draw:dots2="1" draw:dots2-length="0.0114in" draw:distance="0.0114in"/>
    <draw:stroke-dash draw:name="Dash_20_164" draw:display-name="Dash 164" draw:style="rect" draw:dots1="1" draw:dots1-length="0.0114in" draw:dots2="1" draw:dots2-length="0.0114in" draw:distance="0.0114in"/>
    <draw:stroke-dash draw:name="Dash_20_165" draw:display-name="Dash 165" draw:style="rect" draw:dots1="1" draw:dots1-length="0.0114in" draw:dots2="1" draw:dots2-length="0.0114in" draw:distance="0.0114in"/>
    <draw:stroke-dash draw:name="Dash_20_166" draw:display-name="Dash 166" draw:style="rect" draw:dots1="1" draw:dots1-length="0.0114in" draw:dots2="1" draw:dots2-length="0.0114in" draw:distance="0.0114in"/>
    <draw:stroke-dash draw:name="Dash_20_167" draw:display-name="Dash 167" draw:style="rect" draw:dots1="1" draw:dots1-length="0.0114in" draw:dots2="1" draw:dots2-length="0.0114in" draw:distance="0.0114in"/>
    <draw:stroke-dash draw:name="Dash_20_168" draw:display-name="Dash 168" draw:style="rect" draw:dots1="1" draw:dots1-length="0.0114in" draw:dots2="1" draw:dots2-length="0.0114in" draw:distance="0.0114in"/>
    <draw:stroke-dash draw:name="Dash_20_169" draw:display-name="Dash 169" draw:style="rect" draw:dots1="1" draw:dots1-length="0.0114in" draw:dots2="1" draw:dots2-length="0.0114in" draw:distance="0.0114in"/>
    <draw:stroke-dash draw:name="Dash_20_17" draw:display-name="Dash 17" draw:style="rect" draw:dots1="1" draw:dots1-length="0.0114in" draw:dots2="1" draw:dots2-length="0.0114in" draw:distance="0.0114in"/>
    <draw:stroke-dash draw:name="Dash_20_170" draw:display-name="Dash 170" draw:style="rect" draw:dots1="1" draw:dots1-length="0.0114in" draw:dots2="1" draw:dots2-length="0.0114in" draw:distance="0.0114in"/>
    <draw:stroke-dash draw:name="Dash_20_171" draw:display-name="Dash 171" draw:style="rect" draw:dots1="1" draw:dots1-length="0.0114in" draw:dots2="1" draw:dots2-length="0.0114in" draw:distance="0.0114in"/>
    <draw:stroke-dash draw:name="Dash_20_172" draw:display-name="Dash 172" draw:style="rect" draw:dots1="1" draw:dots1-length="0.0114in" draw:dots2="1" draw:dots2-length="0.0114in" draw:distance="0.0114in"/>
    <draw:stroke-dash draw:name="Dash_20_173" draw:display-name="Dash 173" draw:style="rect" draw:dots1="1" draw:dots1-length="0.0114in" draw:dots2="1" draw:dots2-length="0.0114in" draw:distance="0.0114in"/>
    <draw:stroke-dash draw:name="Dash_20_174" draw:display-name="Dash 174" draw:style="rect" draw:dots1="1" draw:dots1-length="0.0114in" draw:dots2="1" draw:dots2-length="0.0114in" draw:distance="0.0114in"/>
    <draw:stroke-dash draw:name="Dash_20_175" draw:display-name="Dash 175" draw:style="rect" draw:dots1="1" draw:dots1-length="0.0114in" draw:dots2="1" draw:dots2-length="0.0114in" draw:distance="0.0114in"/>
    <draw:stroke-dash draw:name="Dash_20_176" draw:display-name="Dash 176" draw:style="rect" draw:dots1="1" draw:dots1-length="0.0114in" draw:dots2="1" draw:dots2-length="0.0114in" draw:distance="0.0114in"/>
    <draw:stroke-dash draw:name="Dash_20_177" draw:display-name="Dash 177" draw:style="rect" draw:dots1="1" draw:dots1-length="0.0114in" draw:dots2="1" draw:dots2-length="0.0114in" draw:distance="0.0114in"/>
    <draw:stroke-dash draw:name="Dash_20_178" draw:display-name="Dash 178" draw:style="rect" draw:dots1="1" draw:dots1-length="0.0114in" draw:dots2="1" draw:dots2-length="0.0114in" draw:distance="0.0114in"/>
    <draw:stroke-dash draw:name="Dash_20_179" draw:display-name="Dash 179" draw:style="rect" draw:dots1="1" draw:dots1-length="0.0114in" draw:dots2="1" draw:dots2-length="0.0114in" draw:distance="0.0114in"/>
    <draw:stroke-dash draw:name="Dash_20_18" draw:display-name="Dash 18" draw:style="rect" draw:dots1="1" draw:dots1-length="0.0114in" draw:dots2="1" draw:dots2-length="0.0114in" draw:distance="0.0114in"/>
    <draw:stroke-dash draw:name="Dash_20_180" draw:display-name="Dash 180" draw:style="rect" draw:dots1="1" draw:dots1-length="0.0114in" draw:dots2="1" draw:dots2-length="0.0114in" draw:distance="0.0114in"/>
    <draw:stroke-dash draw:name="Dash_20_181" draw:display-name="Dash 181" draw:style="rect" draw:dots1="1" draw:dots1-length="0.0114in" draw:dots2="1" draw:dots2-length="0.0114in" draw:distance="0.0114in"/>
    <draw:stroke-dash draw:name="Dash_20_182" draw:display-name="Dash 182" draw:style="rect" draw:dots1="1" draw:dots1-length="0.0114in" draw:dots2="1" draw:dots2-length="0.0114in" draw:distance="0.0114in"/>
    <draw:stroke-dash draw:name="Dash_20_183" draw:display-name="Dash 183" draw:style="rect" draw:dots1="1" draw:dots1-length="0.0114in" draw:dots2="1" draw:dots2-length="0.0114in" draw:distance="0.0114in"/>
    <draw:stroke-dash draw:name="Dash_20_184" draw:display-name="Dash 184" draw:style="rect" draw:dots1="1" draw:dots1-length="0.0114in" draw:dots2="1" draw:dots2-length="0.0114in" draw:distance="0.0114in"/>
    <draw:stroke-dash draw:name="Dash_20_185" draw:display-name="Dash 185" draw:style="rect" draw:dots1="1" draw:dots1-length="0.0114in" draw:dots2="1" draw:dots2-length="0.0114in" draw:distance="0.0114in"/>
    <draw:stroke-dash draw:name="Dash_20_186" draw:display-name="Dash 186" draw:style="rect" draw:dots1="1" draw:dots1-length="0.0114in" draw:dots2="1" draw:dots2-length="0.0114in" draw:distance="0.0114in"/>
    <draw:stroke-dash draw:name="Dash_20_187" draw:display-name="Dash 187" draw:style="rect" draw:dots1="1" draw:dots1-length="0.0114in" draw:dots2="1" draw:dots2-length="0.0114in" draw:distance="0.0114in"/>
    <draw:stroke-dash draw:name="Dash_20_188" draw:display-name="Dash 188" draw:style="rect" draw:dots1="1" draw:dots1-length="0.0114in" draw:dots2="1" draw:dots2-length="0.0114in" draw:distance="0.0114in"/>
    <draw:stroke-dash draw:name="Dash_20_189" draw:display-name="Dash 189" draw:style="rect" draw:dots1="1" draw:dots1-length="0.0114in" draw:dots2="1" draw:dots2-length="0.0114in" draw:distance="0.0114in"/>
    <draw:stroke-dash draw:name="Dash_20_19" draw:display-name="Dash 19" draw:style="rect" draw:dots1="1" draw:dots1-length="0.0114in" draw:dots2="1" draw:dots2-length="0.0114in" draw:distance="0.0114in"/>
    <draw:stroke-dash draw:name="Dash_20_190" draw:display-name="Dash 190" draw:style="rect" draw:dots1="1" draw:dots1-length="0.0114in" draw:dots2="1" draw:dots2-length="0.0114in" draw:distance="0.0114in"/>
    <draw:stroke-dash draw:name="Dash_20_191" draw:display-name="Dash 191" draw:style="rect" draw:dots1="1" draw:dots1-length="0.0114in" draw:dots2="1" draw:dots2-length="0.0114in" draw:distance="0.0114in"/>
    <draw:stroke-dash draw:name="Dash_20_192" draw:display-name="Dash 192" draw:style="rect" draw:dots1="1" draw:dots1-length="0.0114in" draw:dots2="1" draw:dots2-length="0.0114in" draw:distance="0.0114in"/>
    <draw:stroke-dash draw:name="Dash_20_193" draw:display-name="Dash 193" draw:style="rect" draw:dots1="1" draw:dots1-length="0.0114in" draw:dots2="1" draw:dots2-length="0.0114in" draw:distance="0.0114in"/>
    <draw:stroke-dash draw:name="Dash_20_194" draw:display-name="Dash 194" draw:style="rect" draw:dots1="1" draw:dots1-length="0.0114in" draw:dots2="1" draw:dots2-length="0.0114in" draw:distance="0.0114in"/>
    <draw:stroke-dash draw:name="Dash_20_195" draw:display-name="Dash 195" draw:style="rect" draw:dots1="1" draw:dots1-length="0.0114in" draw:dots2="1" draw:dots2-length="0.0114in" draw:distance="0.0114in"/>
    <draw:stroke-dash draw:name="Dash_20_196" draw:display-name="Dash 196" draw:style="rect" draw:dots1="1" draw:dots1-length="0.0114in" draw:dots2="1" draw:dots2-length="0.0114in" draw:distance="0.0114in"/>
    <draw:stroke-dash draw:name="Dash_20_197" draw:display-name="Dash 197" draw:style="rect" draw:dots1="1" draw:dots1-length="0.0114in" draw:dots2="1" draw:dots2-length="0.0114in" draw:distance="0.0114in"/>
    <draw:stroke-dash draw:name="Dash_20_198" draw:display-name="Dash 198" draw:style="rect" draw:dots1="1" draw:dots1-length="0.0114in" draw:dots2="1" draw:dots2-length="0.0114in" draw:distance="0.0114in"/>
    <draw:stroke-dash draw:name="Dash_20_199" draw:display-name="Dash 199" draw:style="rect" draw:dots1="1" draw:dots1-length="0.0114in" draw:dots2="1" draw:dots2-length="0.0114in" draw:distance="0.0114in"/>
    <draw:stroke-dash draw:name="Dash_20_2" draw:display-name="Dash 2" draw:style="rect" draw:dots1="1" draw:dots1-length="0.0114in" draw:dots2="1" draw:dots2-length="0.0114in" draw:distance="0.0114in"/>
    <draw:stroke-dash draw:name="Dash_20_20" draw:display-name="Dash 20" draw:style="rect" draw:dots1="1" draw:dots1-length="0.0114in" draw:dots2="1" draw:dots2-length="0.0114in" draw:distance="0.0114in"/>
    <draw:stroke-dash draw:name="Dash_20_200" draw:display-name="Dash 200" draw:style="rect" draw:dots1="1" draw:dots1-length="0.0114in" draw:dots2="1" draw:dots2-length="0.0114in" draw:distance="0.0114in"/>
    <draw:stroke-dash draw:name="Dash_20_201" draw:display-name="Dash 201" draw:style="rect" draw:dots1="1" draw:dots1-length="0.0114in" draw:dots2="1" draw:dots2-length="0.0114in" draw:distance="0.0114in"/>
    <draw:stroke-dash draw:name="Dash_20_202" draw:display-name="Dash 202" draw:style="rect" draw:dots1="1" draw:dots1-length="0.0114in" draw:dots2="1" draw:dots2-length="0.0114in" draw:distance="0.0114in"/>
    <draw:stroke-dash draw:name="Dash_20_203" draw:display-name="Dash 203" draw:style="rect" draw:dots1="1" draw:dots1-length="0.0114in" draw:dots2="1" draw:dots2-length="0.0114in" draw:distance="0.0114in"/>
    <draw:stroke-dash draw:name="Dash_20_204" draw:display-name="Dash 204" draw:style="rect" draw:dots1="1" draw:dots1-length="0.0114in" draw:dots2="1" draw:dots2-length="0.0114in" draw:distance="0.0114in"/>
    <draw:stroke-dash draw:name="Dash_20_205" draw:display-name="Dash 205" draw:style="rect" draw:dots1="1" draw:dots1-length="0.0114in" draw:dots2="1" draw:dots2-length="0.0114in" draw:distance="0.0114in"/>
    <draw:stroke-dash draw:name="Dash_20_206" draw:display-name="Dash 206" draw:style="rect" draw:dots1="1" draw:dots1-length="0.0114in" draw:dots2="1" draw:dots2-length="0.0114in" draw:distance="0.0114in"/>
    <draw:stroke-dash draw:name="Dash_20_207" draw:display-name="Dash 207" draw:style="rect" draw:dots1="1" draw:dots1-length="0.0114in" draw:dots2="1" draw:dots2-length="0.0114in" draw:distance="0.0114in"/>
    <draw:stroke-dash draw:name="Dash_20_208" draw:display-name="Dash 208" draw:style="rect" draw:dots1="1" draw:dots1-length="0.0114in" draw:dots2="1" draw:dots2-length="0.0114in" draw:distance="0.0114in"/>
    <draw:stroke-dash draw:name="Dash_20_209" draw:display-name="Dash 209" draw:style="rect" draw:dots1="1" draw:dots1-length="0.0114in" draw:dots2="1" draw:dots2-length="0.0114in" draw:distance="0.0114in"/>
    <draw:stroke-dash draw:name="Dash_20_21" draw:display-name="Dash 21" draw:style="rect" draw:dots1="1" draw:dots1-length="0.0114in" draw:dots2="1" draw:dots2-length="0.0114in" draw:distance="0.0114in"/>
    <draw:stroke-dash draw:name="Dash_20_210" draw:display-name="Dash 210" draw:style="rect" draw:dots1="1" draw:dots1-length="0.0114in" draw:dots2="1" draw:dots2-length="0.0114in" draw:distance="0.0114in"/>
    <draw:stroke-dash draw:name="Dash_20_211" draw:display-name="Dash 211" draw:style="rect" draw:dots1="1" draw:dots1-length="0.0114in" draw:dots2="1" draw:dots2-length="0.0114in" draw:distance="0.0114in"/>
    <draw:stroke-dash draw:name="Dash_20_212" draw:display-name="Dash 212" draw:style="rect" draw:dots1="1" draw:dots1-length="0.0114in" draw:dots2="1" draw:dots2-length="0.0114in" draw:distance="0.0114in"/>
    <draw:stroke-dash draw:name="Dash_20_213" draw:display-name="Dash 213" draw:style="rect" draw:dots1="1" draw:dots1-length="0.0114in" draw:dots2="1" draw:dots2-length="0.0114in" draw:distance="0.0114in"/>
    <draw:stroke-dash draw:name="Dash_20_214" draw:display-name="Dash 214" draw:style="rect" draw:dots1="1" draw:dots1-length="0.0114in" draw:dots2="1" draw:dots2-length="0.0114in" draw:distance="0.0114in"/>
    <draw:stroke-dash draw:name="Dash_20_215" draw:display-name="Dash 215" draw:style="rect" draw:dots1="1" draw:dots1-length="0.0114in" draw:dots2="1" draw:dots2-length="0.0114in" draw:distance="0.0114in"/>
    <draw:stroke-dash draw:name="Dash_20_216" draw:display-name="Dash 216" draw:style="rect" draw:dots1="1" draw:dots1-length="0.0114in" draw:dots2="1" draw:dots2-length="0.0114in" draw:distance="0.0114in"/>
    <draw:stroke-dash draw:name="Dash_20_217" draw:display-name="Dash 217" draw:style="rect" draw:dots1="1" draw:dots1-length="0.0114in" draw:dots2="1" draw:dots2-length="0.0114in" draw:distance="0.0114in"/>
    <draw:stroke-dash draw:name="Dash_20_218" draw:display-name="Dash 218" draw:style="rect" draw:dots1="1" draw:dots1-length="0.0114in" draw:dots2="1" draw:dots2-length="0.0114in" draw:distance="0.0114in"/>
    <draw:stroke-dash draw:name="Dash_20_219" draw:display-name="Dash 219" draw:style="rect" draw:dots1="1" draw:dots1-length="0.0114in" draw:dots2="1" draw:dots2-length="0.0114in" draw:distance="0.0114in"/>
    <draw:stroke-dash draw:name="Dash_20_22" draw:display-name="Dash 22" draw:style="rect" draw:dots1="1" draw:dots1-length="0.0114in" draw:dots2="1" draw:dots2-length="0.0114in" draw:distance="0.0114in"/>
    <draw:stroke-dash draw:name="Dash_20_220" draw:display-name="Dash 220" draw:style="rect" draw:dots1="1" draw:dots1-length="0.0114in" draw:dots2="1" draw:dots2-length="0.0114in" draw:distance="0.0114in"/>
    <draw:stroke-dash draw:name="Dash_20_221" draw:display-name="Dash 221" draw:style="rect" draw:dots1="1" draw:dots1-length="0.0114in" draw:dots2="1" draw:dots2-length="0.0114in" draw:distance="0.0114in"/>
    <draw:stroke-dash draw:name="Dash_20_222" draw:display-name="Dash 222" draw:style="rect" draw:dots1="1" draw:dots1-length="0.0114in" draw:dots2="1" draw:dots2-length="0.0114in" draw:distance="0.0114in"/>
    <draw:stroke-dash draw:name="Dash_20_223" draw:display-name="Dash 223" draw:style="rect" draw:dots1="1" draw:dots1-length="0.0114in" draw:dots2="1" draw:dots2-length="0.0114in" draw:distance="0.0114in"/>
    <draw:stroke-dash draw:name="Dash_20_224" draw:display-name="Dash 224" draw:style="rect" draw:dots1="1" draw:dots1-length="0.0114in" draw:dots2="1" draw:dots2-length="0.0114in" draw:distance="0.0114in"/>
    <draw:stroke-dash draw:name="Dash_20_225" draw:display-name="Dash 225" draw:style="rect" draw:dots1="1" draw:dots1-length="0.0114in" draw:dots2="1" draw:dots2-length="0.0114in" draw:distance="0.0114in"/>
    <draw:stroke-dash draw:name="Dash_20_226" draw:display-name="Dash 226" draw:style="rect" draw:dots1="1" draw:dots1-length="0.0114in" draw:dots2="1" draw:dots2-length="0.0114in" draw:distance="0.0114in"/>
    <draw:stroke-dash draw:name="Dash_20_227" draw:display-name="Dash 227" draw:style="rect" draw:dots1="1" draw:dots1-length="0.0114in" draw:dots2="1" draw:dots2-length="0.0114in" draw:distance="0.0114in"/>
    <draw:stroke-dash draw:name="Dash_20_228" draw:display-name="Dash 228" draw:style="rect" draw:dots1="1" draw:dots1-length="0.0114in" draw:dots2="1" draw:dots2-length="0.0114in" draw:distance="0.0114in"/>
    <draw:stroke-dash draw:name="Dash_20_229" draw:display-name="Dash 229" draw:style="rect" draw:dots1="1" draw:dots1-length="0.0114in" draw:dots2="1" draw:dots2-length="0.0114in" draw:distance="0.0114in"/>
    <draw:stroke-dash draw:name="Dash_20_23" draw:display-name="Dash 23" draw:style="rect" draw:dots1="1" draw:dots1-length="0.0114in" draw:dots2="1" draw:dots2-length="0.0114in" draw:distance="0.0114in"/>
    <draw:stroke-dash draw:name="Dash_20_230" draw:display-name="Dash 230" draw:style="rect" draw:dots1="1" draw:dots1-length="0.0114in" draw:dots2="1" draw:dots2-length="0.0114in" draw:distance="0.0114in"/>
    <draw:stroke-dash draw:name="Dash_20_231" draw:display-name="Dash 231" draw:style="rect" draw:dots1="1" draw:dots1-length="0.0114in" draw:dots2="1" draw:dots2-length="0.0114in" draw:distance="0.0114in"/>
    <draw:stroke-dash draw:name="Dash_20_232" draw:display-name="Dash 232" draw:style="rect" draw:dots1="1" draw:dots1-length="0.0114in" draw:dots2="1" draw:dots2-length="0.0114in" draw:distance="0.0114in"/>
    <draw:stroke-dash draw:name="Dash_20_233" draw:display-name="Dash 233" draw:style="rect" draw:dots1="1" draw:dots1-length="0.0114in" draw:dots2="1" draw:dots2-length="0.0114in" draw:distance="0.0114in"/>
    <draw:stroke-dash draw:name="Dash_20_234" draw:display-name="Dash 234" draw:style="rect" draw:dots1="1" draw:dots1-length="0.0114in" draw:dots2="1" draw:dots2-length="0.0114in" draw:distance="0.0114in"/>
    <draw:stroke-dash draw:name="Dash_20_235" draw:display-name="Dash 235" draw:style="rect" draw:dots1="1" draw:dots1-length="0.0114in" draw:dots2="1" draw:dots2-length="0.0114in" draw:distance="0.0114in"/>
    <draw:stroke-dash draw:name="Dash_20_236" draw:display-name="Dash 236" draw:style="rect" draw:dots1="1" draw:dots1-length="0.0114in" draw:dots2="1" draw:dots2-length="0.0114in" draw:distance="0.0114in"/>
    <draw:stroke-dash draw:name="Dash_20_237" draw:display-name="Dash 237" draw:style="rect" draw:dots1="1" draw:dots1-length="0.0114in" draw:dots2="1" draw:dots2-length="0.0114in" draw:distance="0.0114in"/>
    <draw:stroke-dash draw:name="Dash_20_238" draw:display-name="Dash 238" draw:style="rect" draw:dots1="1" draw:dots1-length="0.0114in" draw:dots2="1" draw:dots2-length="0.0114in" draw:distance="0.0114in"/>
    <draw:stroke-dash draw:name="Dash_20_239" draw:display-name="Dash 239" draw:style="rect" draw:dots1="1" draw:dots1-length="0.0114in" draw:dots2="1" draw:dots2-length="0.0114in" draw:distance="0.0114in"/>
    <draw:stroke-dash draw:name="Dash_20_24" draw:display-name="Dash 24" draw:style="rect" draw:dots1="1" draw:dots1-length="0.0114in" draw:dots2="1" draw:dots2-length="0.0114in" draw:distance="0.0114in"/>
    <draw:stroke-dash draw:name="Dash_20_240" draw:display-name="Dash 240" draw:style="rect" draw:dots1="1" draw:dots1-length="0.0114in" draw:dots2="1" draw:dots2-length="0.0114in" draw:distance="0.0114in"/>
    <draw:stroke-dash draw:name="Dash_20_241" draw:display-name="Dash 241" draw:style="rect" draw:dots1="1" draw:dots1-length="0.0114in" draw:dots2="1" draw:dots2-length="0.0114in" draw:distance="0.0114in"/>
    <draw:stroke-dash draw:name="Dash_20_242" draw:display-name="Dash 242" draw:style="rect" draw:dots1="1" draw:dots1-length="0.0114in" draw:dots2="1" draw:dots2-length="0.0114in" draw:distance="0.0114in"/>
    <draw:stroke-dash draw:name="Dash_20_243" draw:display-name="Dash 243" draw:style="rect" draw:dots1="1" draw:dots1-length="0.0114in" draw:dots2="1" draw:dots2-length="0.0114in" draw:distance="0.0114in"/>
    <draw:stroke-dash draw:name="Dash_20_244" draw:display-name="Dash 244" draw:style="rect" draw:dots1="1" draw:dots1-length="0.0114in" draw:dots2="1" draw:dots2-length="0.0114in" draw:distance="0.0114in"/>
    <draw:stroke-dash draw:name="Dash_20_245" draw:display-name="Dash 245" draw:style="rect" draw:dots1="1" draw:dots1-length="0.0114in" draw:dots2="1" draw:dots2-length="0.0114in" draw:distance="0.0114in"/>
    <draw:stroke-dash draw:name="Dash_20_246" draw:display-name="Dash 246" draw:style="rect" draw:dots1="1" draw:dots1-length="0.0114in" draw:dots2="1" draw:dots2-length="0.0114in" draw:distance="0.0114in"/>
    <draw:stroke-dash draw:name="Dash_20_247" draw:display-name="Dash 247" draw:style="rect" draw:dots1="1" draw:dots1-length="0.0114in" draw:dots2="1" draw:dots2-length="0.0114in" draw:distance="0.0114in"/>
    <draw:stroke-dash draw:name="Dash_20_248" draw:display-name="Dash 248" draw:style="rect" draw:dots1="1" draw:dots1-length="0.0114in" draw:dots2="1" draw:dots2-length="0.0114in" draw:distance="0.0114in"/>
    <draw:stroke-dash draw:name="Dash_20_249" draw:display-name="Dash 249" draw:style="rect" draw:dots1="1" draw:dots1-length="0.0114in" draw:dots2="1" draw:dots2-length="0.0114in" draw:distance="0.0114in"/>
    <draw:stroke-dash draw:name="Dash_20_25" draw:display-name="Dash 25" draw:style="rect" draw:dots1="1" draw:dots1-length="0.0114in" draw:dots2="1" draw:dots2-length="0.0114in" draw:distance="0.0114in"/>
    <draw:stroke-dash draw:name="Dash_20_250" draw:display-name="Dash 250" draw:style="rect" draw:dots1="1" draw:dots1-length="0.0114in" draw:dots2="1" draw:dots2-length="0.0114in" draw:distance="0.0114in"/>
    <draw:stroke-dash draw:name="Dash_20_251" draw:display-name="Dash 251" draw:style="rect" draw:dots1="1" draw:dots1-length="0.0114in" draw:dots2="1" draw:dots2-length="0.0114in" draw:distance="0.0114in"/>
    <draw:stroke-dash draw:name="Dash_20_252" draw:display-name="Dash 252" draw:style="rect" draw:dots1="1" draw:dots1-length="0.0114in" draw:dots2="1" draw:dots2-length="0.0114in" draw:distance="0.0114in"/>
    <draw:stroke-dash draw:name="Dash_20_253" draw:display-name="Dash 253" draw:style="rect" draw:dots1="1" draw:dots1-length="0.0114in" draw:dots2="1" draw:dots2-length="0.0114in" draw:distance="0.0114in"/>
    <draw:stroke-dash draw:name="Dash_20_254" draw:display-name="Dash 254" draw:style="rect" draw:dots1="1" draw:dots1-length="0.0114in" draw:dots2="1" draw:dots2-length="0.0114in" draw:distance="0.0114in"/>
    <draw:stroke-dash draw:name="Dash_20_255" draw:display-name="Dash 255" draw:style="rect" draw:dots1="1" draw:dots1-length="0.0114in" draw:dots2="1" draw:dots2-length="0.0114in" draw:distance="0.0114in"/>
    <draw:stroke-dash draw:name="Dash_20_256" draw:display-name="Dash 256" draw:style="rect" draw:dots1="1" draw:dots1-length="0.0114in" draw:dots2="1" draw:dots2-length="0.0114in" draw:distance="0.0114in"/>
    <draw:stroke-dash draw:name="Dash_20_257" draw:display-name="Dash 257" draw:style="rect" draw:dots1="1" draw:dots1-length="0.0114in" draw:dots2="1" draw:dots2-length="0.0114in" draw:distance="0.0114in"/>
    <draw:stroke-dash draw:name="Dash_20_258" draw:display-name="Dash 258" draw:style="rect" draw:dots1="1" draw:dots1-length="0.0114in" draw:dots2="1" draw:dots2-length="0.0114in" draw:distance="0.0114in"/>
    <draw:stroke-dash draw:name="Dash_20_259" draw:display-name="Dash 259" draw:style="rect" draw:dots1="1" draw:dots1-length="0.0114in" draw:dots2="1" draw:dots2-length="0.0114in" draw:distance="0.0114in"/>
    <draw:stroke-dash draw:name="Dash_20_26" draw:display-name="Dash 26" draw:style="rect" draw:dots1="1" draw:dots1-length="0.0114in" draw:dots2="1" draw:dots2-length="0.0114in" draw:distance="0.0114in"/>
    <draw:stroke-dash draw:name="Dash_20_260" draw:display-name="Dash 260" draw:style="rect" draw:dots1="1" draw:dots1-length="0.0114in" draw:dots2="1" draw:dots2-length="0.0114in" draw:distance="0.0114in"/>
    <draw:stroke-dash draw:name="Dash_20_261" draw:display-name="Dash 261" draw:style="rect" draw:dots1="1" draw:dots1-length="0.0114in" draw:dots2="1" draw:dots2-length="0.0114in" draw:distance="0.0114in"/>
    <draw:stroke-dash draw:name="Dash_20_262" draw:display-name="Dash 262" draw:style="rect" draw:dots1="1" draw:dots1-length="0.0114in" draw:dots2="1" draw:dots2-length="0.0114in" draw:distance="0.0114in"/>
    <draw:stroke-dash draw:name="Dash_20_263" draw:display-name="Dash 263" draw:style="rect" draw:dots1="1" draw:dots1-length="0.0114in" draw:dots2="1" draw:dots2-length="0.0114in" draw:distance="0.0114in"/>
    <draw:stroke-dash draw:name="Dash_20_264" draw:display-name="Dash 264" draw:style="rect" draw:dots1="1" draw:dots1-length="0.0114in" draw:dots2="1" draw:dots2-length="0.0114in" draw:distance="0.0114in"/>
    <draw:stroke-dash draw:name="Dash_20_265" draw:display-name="Dash 265" draw:style="rect" draw:dots1="1" draw:dots1-length="0.0114in" draw:dots2="1" draw:dots2-length="0.0114in" draw:distance="0.0114in"/>
    <draw:stroke-dash draw:name="Dash_20_266" draw:display-name="Dash 266" draw:style="rect" draw:dots1="1" draw:dots1-length="0.0114in" draw:dots2="1" draw:dots2-length="0.0114in" draw:distance="0.0114in"/>
    <draw:stroke-dash draw:name="Dash_20_267" draw:display-name="Dash 267" draw:style="rect" draw:dots1="1" draw:dots1-length="0.0114in" draw:dots2="1" draw:dots2-length="0.0114in" draw:distance="0.0114in"/>
    <draw:stroke-dash draw:name="Dash_20_268" draw:display-name="Dash 268" draw:style="rect" draw:dots1="1" draw:dots1-length="0.0114in" draw:dots2="1" draw:dots2-length="0.0114in" draw:distance="0.0114in"/>
    <draw:stroke-dash draw:name="Dash_20_269" draw:display-name="Dash 269" draw:style="rect" draw:dots1="1" draw:dots1-length="0.0114in" draw:dots2="1" draw:dots2-length="0.0114in" draw:distance="0.0114in"/>
    <draw:stroke-dash draw:name="Dash_20_27" draw:display-name="Dash 27" draw:style="rect" draw:dots1="1" draw:dots1-length="0.0114in" draw:dots2="1" draw:dots2-length="0.0114in" draw:distance="0.0114in"/>
    <draw:stroke-dash draw:name="Dash_20_270" draw:display-name="Dash 270" draw:style="rect" draw:dots1="1" draw:dots1-length="0.0114in" draw:dots2="1" draw:dots2-length="0.0114in" draw:distance="0.0114in"/>
    <draw:stroke-dash draw:name="Dash_20_271" draw:display-name="Dash 271" draw:style="rect" draw:dots1="1" draw:dots1-length="0.0114in" draw:dots2="1" draw:dots2-length="0.0114in" draw:distance="0.0114in"/>
    <draw:stroke-dash draw:name="Dash_20_272" draw:display-name="Dash 272" draw:style="rect" draw:dots1="1" draw:dots1-length="0.0114in" draw:dots2="1" draw:dots2-length="0.0114in" draw:distance="0.0114in"/>
    <draw:stroke-dash draw:name="Dash_20_273" draw:display-name="Dash 273" draw:style="rect" draw:dots1="1" draw:dots1-length="0.0114in" draw:dots2="1" draw:dots2-length="0.0114in" draw:distance="0.0114in"/>
    <draw:stroke-dash draw:name="Dash_20_274" draw:display-name="Dash 274" draw:style="rect" draw:dots1="1" draw:dots1-length="0.0114in" draw:dots2="1" draw:dots2-length="0.0114in" draw:distance="0.0114in"/>
    <draw:stroke-dash draw:name="Dash_20_275" draw:display-name="Dash 275" draw:style="rect" draw:dots1="1" draw:dots1-length="0.0114in" draw:dots2="1" draw:dots2-length="0.0114in" draw:distance="0.0114in"/>
    <draw:stroke-dash draw:name="Dash_20_276" draw:display-name="Dash 276" draw:style="rect" draw:dots1="1" draw:dots1-length="0.0114in" draw:dots2="1" draw:dots2-length="0.0114in" draw:distance="0.0114in"/>
    <draw:stroke-dash draw:name="Dash_20_277" draw:display-name="Dash 277" draw:style="rect" draw:dots1="1" draw:dots1-length="0.0114in" draw:dots2="1" draw:dots2-length="0.0114in" draw:distance="0.0114in"/>
    <draw:stroke-dash draw:name="Dash_20_278" draw:display-name="Dash 278" draw:style="rect" draw:dots1="1" draw:dots1-length="0.0114in" draw:dots2="1" draw:dots2-length="0.0114in" draw:distance="0.0114in"/>
    <draw:stroke-dash draw:name="Dash_20_279" draw:display-name="Dash 279" draw:style="rect" draw:dots1="1" draw:dots1-length="0.0114in" draw:dots2="1" draw:dots2-length="0.0114in" draw:distance="0.0114in"/>
    <draw:stroke-dash draw:name="Dash_20_28" draw:display-name="Dash 28" draw:style="rect" draw:dots1="1" draw:dots1-length="0.0114in" draw:dots2="1" draw:dots2-length="0.0114in" draw:distance="0.0114in"/>
    <draw:stroke-dash draw:name="Dash_20_280" draw:display-name="Dash 280" draw:style="rect" draw:dots1="1" draw:dots1-length="0.0114in" draw:dots2="1" draw:dots2-length="0.0114in" draw:distance="0.0114in"/>
    <draw:stroke-dash draw:name="Dash_20_281" draw:display-name="Dash 281" draw:style="rect" draw:dots1="1" draw:dots1-length="0.0114in" draw:dots2="1" draw:dots2-length="0.0114in" draw:distance="0.0114in"/>
    <draw:stroke-dash draw:name="Dash_20_282" draw:display-name="Dash 282" draw:style="rect" draw:dots1="1" draw:dots1-length="0.0114in" draw:dots2="1" draw:dots2-length="0.0114in" draw:distance="0.0114in"/>
    <draw:stroke-dash draw:name="Dash_20_283" draw:display-name="Dash 283" draw:style="rect" draw:dots1="1" draw:dots1-length="0.0114in" draw:dots2="1" draw:dots2-length="0.0114in" draw:distance="0.0114in"/>
    <draw:stroke-dash draw:name="Dash_20_284" draw:display-name="Dash 284" draw:style="rect" draw:dots1="1" draw:dots1-length="0.0114in" draw:dots2="1" draw:dots2-length="0.0114in" draw:distance="0.0114in"/>
    <draw:stroke-dash draw:name="Dash_20_285" draw:display-name="Dash 285" draw:style="rect" draw:dots1="1" draw:dots1-length="0.0114in" draw:dots2="1" draw:dots2-length="0.0114in" draw:distance="0.0114in"/>
    <draw:stroke-dash draw:name="Dash_20_286" draw:display-name="Dash 286" draw:style="rect" draw:dots1="1" draw:dots1-length="0.0114in" draw:dots2="1" draw:dots2-length="0.0114in" draw:distance="0.0114in"/>
    <draw:stroke-dash draw:name="Dash_20_287" draw:display-name="Dash 287" draw:style="rect" draw:dots1="1" draw:dots1-length="0.0114in" draw:dots2="1" draw:dots2-length="0.0114in" draw:distance="0.0114in"/>
    <draw:stroke-dash draw:name="Dash_20_288" draw:display-name="Dash 288" draw:style="rect" draw:dots1="1" draw:dots1-length="0.0114in" draw:dots2="1" draw:dots2-length="0.0114in" draw:distance="0.0114in"/>
    <draw:stroke-dash draw:name="Dash_20_289" draw:display-name="Dash 289" draw:style="rect" draw:dots1="1" draw:dots1-length="0.0114in" draw:dots2="1" draw:dots2-length="0.0114in" draw:distance="0.0114in"/>
    <draw:stroke-dash draw:name="Dash_20_29" draw:display-name="Dash 29" draw:style="rect" draw:dots1="1" draw:dots1-length="0.0114in" draw:dots2="1" draw:dots2-length="0.0114in" draw:distance="0.0114in"/>
    <draw:stroke-dash draw:name="Dash_20_290" draw:display-name="Dash 290" draw:style="rect" draw:dots1="1" draw:dots1-length="0.0114in" draw:dots2="1" draw:dots2-length="0.0114in" draw:distance="0.0114in"/>
    <draw:stroke-dash draw:name="Dash_20_291" draw:display-name="Dash 291" draw:style="rect" draw:dots1="1" draw:dots1-length="0.0114in" draw:dots2="1" draw:dots2-length="0.0114in" draw:distance="0.0114in"/>
    <draw:stroke-dash draw:name="Dash_20_292" draw:display-name="Dash 292" draw:style="rect" draw:dots1="1" draw:dots1-length="0.0114in" draw:dots2="1" draw:dots2-length="0.0114in" draw:distance="0.0114in"/>
    <draw:stroke-dash draw:name="Dash_20_293" draw:display-name="Dash 293" draw:style="rect" draw:dots1="1" draw:dots1-length="0.0114in" draw:dots2="1" draw:dots2-length="0.0114in" draw:distance="0.0114in"/>
    <draw:stroke-dash draw:name="Dash_20_294" draw:display-name="Dash 294" draw:style="rect" draw:dots1="1" draw:dots1-length="0.0114in" draw:dots2="1" draw:dots2-length="0.0114in" draw:distance="0.0114in"/>
    <draw:stroke-dash draw:name="Dash_20_295" draw:display-name="Dash 295" draw:style="rect" draw:dots1="1" draw:dots1-length="0.0114in" draw:dots2="1" draw:dots2-length="0.0114in" draw:distance="0.0114in"/>
    <draw:stroke-dash draw:name="Dash_20_296" draw:display-name="Dash 296" draw:style="rect" draw:dots1="1" draw:dots1-length="0.0114in" draw:dots2="1" draw:dots2-length="0.0114in" draw:distance="0.0114in"/>
    <draw:stroke-dash draw:name="Dash_20_297" draw:display-name="Dash 297" draw:style="rect" draw:dots1="1" draw:dots1-length="0.0114in" draw:dots2="1" draw:dots2-length="0.0114in" draw:distance="0.0114in"/>
    <draw:stroke-dash draw:name="Dash_20_298" draw:display-name="Dash 298" draw:style="rect" draw:dots1="1" draw:dots1-length="0.0114in" draw:dots2="1" draw:dots2-length="0.0114in" draw:distance="0.0114in"/>
    <draw:stroke-dash draw:name="Dash_20_299" draw:display-name="Dash 299" draw:style="rect" draw:dots1="1" draw:dots1-length="0.0114in" draw:dots2="1" draw:dots2-length="0.0114in" draw:distance="0.0114in"/>
    <draw:stroke-dash draw:name="Dash_20_3" draw:display-name="Dash 3" draw:style="rect" draw:dots1="1" draw:dots1-length="0.0114in" draw:dots2="1" draw:dots2-length="0.0114in" draw:distance="0.0114in"/>
    <draw:stroke-dash draw:name="Dash_20_30" draw:display-name="Dash 30" draw:style="rect" draw:dots1="1" draw:dots1-length="0.0114in" draw:dots2="1" draw:dots2-length="0.0114in" draw:distance="0.0114in"/>
    <draw:stroke-dash draw:name="Dash_20_300" draw:display-name="Dash 300" draw:style="rect" draw:dots1="1" draw:dots1-length="0.0114in" draw:dots2="1" draw:dots2-length="0.0114in" draw:distance="0.0114in"/>
    <draw:stroke-dash draw:name="Dash_20_301" draw:display-name="Dash 301" draw:style="rect" draw:dots1="1" draw:dots1-length="0.0114in" draw:dots2="1" draw:dots2-length="0.0114in" draw:distance="0.0114in"/>
    <draw:stroke-dash draw:name="Dash_20_302" draw:display-name="Dash 302" draw:style="rect" draw:dots1="1" draw:dots1-length="0.0114in" draw:dots2="1" draw:dots2-length="0.0114in" draw:distance="0.0114in"/>
    <draw:stroke-dash draw:name="Dash_20_303" draw:display-name="Dash 303" draw:style="rect" draw:dots1="1" draw:dots1-length="0.0114in" draw:dots2="1" draw:dots2-length="0.0114in" draw:distance="0.0114in"/>
    <draw:stroke-dash draw:name="Dash_20_304" draw:display-name="Dash 304" draw:style="rect" draw:dots1="1" draw:dots1-length="0.0114in" draw:dots2="1" draw:dots2-length="0.0114in" draw:distance="0.0114in"/>
    <draw:stroke-dash draw:name="Dash_20_305" draw:display-name="Dash 305" draw:style="rect" draw:dots1="1" draw:dots1-length="0.0114in" draw:dots2="1" draw:dots2-length="0.0114in" draw:distance="0.0114in"/>
    <draw:stroke-dash draw:name="Dash_20_306" draw:display-name="Dash 306" draw:style="rect" draw:dots1="1" draw:dots1-length="0.0114in" draw:dots2="1" draw:dots2-length="0.0114in" draw:distance="0.0114in"/>
    <draw:stroke-dash draw:name="Dash_20_307" draw:display-name="Dash 307" draw:style="rect" draw:dots1="1" draw:dots1-length="0.0114in" draw:dots2="1" draw:dots2-length="0.0114in" draw:distance="0.0114in"/>
    <draw:stroke-dash draw:name="Dash_20_308" draw:display-name="Dash 308" draw:style="rect" draw:dots1="1" draw:dots1-length="0.0114in" draw:dots2="1" draw:dots2-length="0.0114in" draw:distance="0.0114in"/>
    <draw:stroke-dash draw:name="Dash_20_309" draw:display-name="Dash 309" draw:style="rect" draw:dots1="1" draw:dots1-length="0.0114in" draw:dots2="1" draw:dots2-length="0.0114in" draw:distance="0.0114in"/>
    <draw:stroke-dash draw:name="Dash_20_31" draw:display-name="Dash 31" draw:style="rect" draw:dots1="1" draw:dots1-length="0.0114in" draw:dots2="1" draw:dots2-length="0.0114in" draw:distance="0.0114in"/>
    <draw:stroke-dash draw:name="Dash_20_310" draw:display-name="Dash 310" draw:style="rect" draw:dots1="1" draw:dots1-length="0.0114in" draw:dots2="1" draw:dots2-length="0.0114in" draw:distance="0.0114in"/>
    <draw:stroke-dash draw:name="Dash_20_311" draw:display-name="Dash 311" draw:style="rect" draw:dots1="1" draw:dots1-length="0.0114in" draw:dots2="1" draw:dots2-length="0.0114in" draw:distance="0.0114in"/>
    <draw:stroke-dash draw:name="Dash_20_312" draw:display-name="Dash 312" draw:style="rect" draw:dots1="1" draw:dots1-length="0.0114in" draw:dots2="1" draw:dots2-length="0.0114in" draw:distance="0.0114in"/>
    <draw:stroke-dash draw:name="Dash_20_313" draw:display-name="Dash 313" draw:style="rect" draw:dots1="1" draw:dots1-length="0.0114in" draw:dots2="1" draw:dots2-length="0.0114in" draw:distance="0.0114in"/>
    <draw:stroke-dash draw:name="Dash_20_314" draw:display-name="Dash 314" draw:style="rect" draw:dots1="1" draw:dots1-length="0.0114in" draw:dots2="1" draw:dots2-length="0.0114in" draw:distance="0.0114in"/>
    <draw:stroke-dash draw:name="Dash_20_315" draw:display-name="Dash 315" draw:style="rect" draw:dots1="1" draw:dots1-length="0.0114in" draw:dots2="1" draw:dots2-length="0.0114in" draw:distance="0.0114in"/>
    <draw:stroke-dash draw:name="Dash_20_316" draw:display-name="Dash 316" draw:style="rect" draw:dots1="1" draw:dots1-length="0.0114in" draw:dots2="1" draw:dots2-length="0.0114in" draw:distance="0.0114in"/>
    <draw:stroke-dash draw:name="Dash_20_317" draw:display-name="Dash 317" draw:style="rect" draw:dots1="1" draw:dots1-length="0.0114in" draw:dots2="1" draw:dots2-length="0.0114in" draw:distance="0.0114in"/>
    <draw:stroke-dash draw:name="Dash_20_318" draw:display-name="Dash 318" draw:style="rect" draw:dots1="1" draw:dots1-length="0.0114in" draw:dots2="1" draw:dots2-length="0.0114in" draw:distance="0.0114in"/>
    <draw:stroke-dash draw:name="Dash_20_319" draw:display-name="Dash 319" draw:style="rect" draw:dots1="1" draw:dots1-length="0.0114in" draw:dots2="1" draw:dots2-length="0.0114in" draw:distance="0.0114in"/>
    <draw:stroke-dash draw:name="Dash_20_32" draw:display-name="Dash 32" draw:style="rect" draw:dots1="1" draw:dots1-length="0.0114in" draw:dots2="1" draw:dots2-length="0.0114in" draw:distance="0.0114in"/>
    <draw:stroke-dash draw:name="Dash_20_320" draw:display-name="Dash 320" draw:style="rect" draw:dots1="1" draw:dots1-length="0.0114in" draw:dots2="1" draw:dots2-length="0.0114in" draw:distance="0.0114in"/>
    <draw:stroke-dash draw:name="Dash_20_321" draw:display-name="Dash 321" draw:style="rect" draw:dots1="1" draw:dots1-length="0.0114in" draw:dots2="1" draw:dots2-length="0.0114in" draw:distance="0.0114in"/>
    <draw:stroke-dash draw:name="Dash_20_322" draw:display-name="Dash 322" draw:style="rect" draw:dots1="1" draw:dots1-length="0.0114in" draw:dots2="1" draw:dots2-length="0.0114in" draw:distance="0.0114in"/>
    <draw:stroke-dash draw:name="Dash_20_323" draw:display-name="Dash 323" draw:style="rect" draw:dots1="1" draw:dots1-length="0.0114in" draw:dots2="1" draw:dots2-length="0.0114in" draw:distance="0.0114in"/>
    <draw:stroke-dash draw:name="Dash_20_324" draw:display-name="Dash 324" draw:style="rect" draw:dots1="1" draw:dots1-length="0.0114in" draw:dots2="1" draw:dots2-length="0.0114in" draw:distance="0.0114in"/>
    <draw:stroke-dash draw:name="Dash_20_325" draw:display-name="Dash 325" draw:style="rect" draw:dots1="1" draw:dots1-length="0.0114in" draw:dots2="1" draw:dots2-length="0.0114in" draw:distance="0.0114in"/>
    <draw:stroke-dash draw:name="Dash_20_326" draw:display-name="Dash 326" draw:style="rect" draw:dots1="1" draw:dots1-length="0.0114in" draw:dots2="1" draw:dots2-length="0.0114in" draw:distance="0.0114in"/>
    <draw:stroke-dash draw:name="Dash_20_327" draw:display-name="Dash 327" draw:style="rect" draw:dots1="1" draw:dots1-length="0.0114in" draw:dots2="1" draw:dots2-length="0.0114in" draw:distance="0.0114in"/>
    <draw:stroke-dash draw:name="Dash_20_328" draw:display-name="Dash 328" draw:style="rect" draw:dots1="1" draw:dots1-length="0.0114in" draw:dots2="1" draw:dots2-length="0.0114in" draw:distance="0.0114in"/>
    <draw:stroke-dash draw:name="Dash_20_329" draw:display-name="Dash 329" draw:style="rect" draw:dots1="1" draw:dots1-length="0.0114in" draw:dots2="1" draw:dots2-length="0.0114in" draw:distance="0.0114in"/>
    <draw:stroke-dash draw:name="Dash_20_33" draw:display-name="Dash 33" draw:style="rect" draw:dots1="1" draw:dots1-length="0.0114in" draw:dots2="1" draw:dots2-length="0.0114in" draw:distance="0.0114in"/>
    <draw:stroke-dash draw:name="Dash_20_330" draw:display-name="Dash 330" draw:style="rect" draw:dots1="1" draw:dots1-length="0.0114in" draw:dots2="1" draw:dots2-length="0.0114in" draw:distance="0.0114in"/>
    <draw:stroke-dash draw:name="Dash_20_331" draw:display-name="Dash 331" draw:style="rect" draw:dots1="1" draw:dots1-length="0.0114in" draw:dots2="1" draw:dots2-length="0.0114in" draw:distance="0.0114in"/>
    <draw:stroke-dash draw:name="Dash_20_332" draw:display-name="Dash 332" draw:style="rect" draw:dots1="1" draw:dots1-length="0.0114in" draw:dots2="1" draw:dots2-length="0.0114in" draw:distance="0.0114in"/>
    <draw:stroke-dash draw:name="Dash_20_333" draw:display-name="Dash 333" draw:style="rect" draw:dots1="1" draw:dots1-length="0.0114in" draw:dots2="1" draw:dots2-length="0.0114in" draw:distance="0.0114in"/>
    <draw:stroke-dash draw:name="Dash_20_334" draw:display-name="Dash 334" draw:style="rect" draw:dots1="1" draw:dots1-length="0.0114in" draw:dots2="1" draw:dots2-length="0.0114in" draw:distance="0.0114in"/>
    <draw:stroke-dash draw:name="Dash_20_335" draw:display-name="Dash 335" draw:style="rect" draw:dots1="1" draw:dots1-length="0.0114in" draw:dots2="1" draw:dots2-length="0.0114in" draw:distance="0.0114in"/>
    <draw:stroke-dash draw:name="Dash_20_336" draw:display-name="Dash 336" draw:style="rect" draw:dots1="1" draw:dots1-length="0.0114in" draw:dots2="1" draw:dots2-length="0.0114in" draw:distance="0.0114in"/>
    <draw:stroke-dash draw:name="Dash_20_337" draw:display-name="Dash 337" draw:style="rect" draw:dots1="1" draw:dots1-length="0.0114in" draw:dots2="1" draw:dots2-length="0.0114in" draw:distance="0.0114in"/>
    <draw:stroke-dash draw:name="Dash_20_338" draw:display-name="Dash 338" draw:style="rect" draw:dots1="1" draw:dots1-length="0.0114in" draw:dots2="1" draw:dots2-length="0.0114in" draw:distance="0.0114in"/>
    <draw:stroke-dash draw:name="Dash_20_339" draw:display-name="Dash 339" draw:style="rect" draw:dots1="1" draw:dots1-length="0.0114in" draw:dots2="1" draw:dots2-length="0.0114in" draw:distance="0.0114in"/>
    <draw:stroke-dash draw:name="Dash_20_34" draw:display-name="Dash 34" draw:style="rect" draw:dots1="1" draw:dots1-length="0.0114in" draw:dots2="1" draw:dots2-length="0.0114in" draw:distance="0.0114in"/>
    <draw:stroke-dash draw:name="Dash_20_340" draw:display-name="Dash 340" draw:style="rect" draw:dots1="1" draw:dots1-length="0.0114in" draw:dots2="1" draw:dots2-length="0.0114in" draw:distance="0.0114in"/>
    <draw:stroke-dash draw:name="Dash_20_341" draw:display-name="Dash 341" draw:style="rect" draw:dots1="1" draw:dots1-length="0.0114in" draw:dots2="1" draw:dots2-length="0.0114in" draw:distance="0.0114in"/>
    <draw:stroke-dash draw:name="Dash_20_342" draw:display-name="Dash 342" draw:style="rect" draw:dots1="1" draw:dots1-length="0.0114in" draw:dots2="1" draw:dots2-length="0.0114in" draw:distance="0.0114in"/>
    <draw:stroke-dash draw:name="Dash_20_343" draw:display-name="Dash 343" draw:style="rect" draw:dots1="1" draw:dots1-length="0.0114in" draw:dots2="1" draw:dots2-length="0.0114in" draw:distance="0.0114in"/>
    <draw:stroke-dash draw:name="Dash_20_344" draw:display-name="Dash 344" draw:style="rect" draw:dots1="1" draw:dots1-length="0.0114in" draw:dots2="1" draw:dots2-length="0.0114in" draw:distance="0.0114in"/>
    <draw:stroke-dash draw:name="Dash_20_345" draw:display-name="Dash 345" draw:style="rect" draw:dots1="1" draw:dots1-length="0.0114in" draw:dots2="1" draw:dots2-length="0.0114in" draw:distance="0.0114in"/>
    <draw:stroke-dash draw:name="Dash_20_346" draw:display-name="Dash 346" draw:style="rect" draw:dots1="1" draw:dots1-length="0.0114in" draw:dots2="1" draw:dots2-length="0.0114in" draw:distance="0.0114in"/>
    <draw:stroke-dash draw:name="Dash_20_347" draw:display-name="Dash 347" draw:style="rect" draw:dots1="1" draw:dots1-length="0.0114in" draw:dots2="1" draw:dots2-length="0.0114in" draw:distance="0.0114in"/>
    <draw:stroke-dash draw:name="Dash_20_348" draw:display-name="Dash 348" draw:style="rect" draw:dots1="1" draw:dots1-length="0.0114in" draw:dots2="1" draw:dots2-length="0.0114in" draw:distance="0.0114in"/>
    <draw:stroke-dash draw:name="Dash_20_349" draw:display-name="Dash 349" draw:style="rect" draw:dots1="1" draw:dots1-length="0.0114in" draw:dots2="1" draw:dots2-length="0.0114in" draw:distance="0.0114in"/>
    <draw:stroke-dash draw:name="Dash_20_35" draw:display-name="Dash 35" draw:style="rect" draw:dots1="1" draw:dots1-length="0.0114in" draw:dots2="1" draw:dots2-length="0.0114in" draw:distance="0.0114in"/>
    <draw:stroke-dash draw:name="Dash_20_350" draw:display-name="Dash 350" draw:style="rect" draw:dots1="1" draw:dots1-length="0.0114in" draw:dots2="1" draw:dots2-length="0.0114in" draw:distance="0.0114in"/>
    <draw:stroke-dash draw:name="Dash_20_351" draw:display-name="Dash 351" draw:style="rect" draw:dots1="1" draw:dots1-length="0.0114in" draw:dots2="1" draw:dots2-length="0.0114in" draw:distance="0.0114in"/>
    <draw:stroke-dash draw:name="Dash_20_352" draw:display-name="Dash 352" draw:style="rect" draw:dots1="1" draw:dots1-length="0.0114in" draw:dots2="1" draw:dots2-length="0.0114in" draw:distance="0.0114in"/>
    <draw:stroke-dash draw:name="Dash_20_353" draw:display-name="Dash 353" draw:style="rect" draw:dots1="1" draw:dots1-length="0.0114in" draw:dots2="1" draw:dots2-length="0.0114in" draw:distance="0.0114in"/>
    <draw:stroke-dash draw:name="Dash_20_354" draw:display-name="Dash 354" draw:style="rect" draw:dots1="1" draw:dots1-length="0.0114in" draw:dots2="1" draw:dots2-length="0.0114in" draw:distance="0.0114in"/>
    <draw:stroke-dash draw:name="Dash_20_355" draw:display-name="Dash 355" draw:style="rect" draw:dots1="1" draw:dots1-length="0.0114in" draw:dots2="1" draw:dots2-length="0.0114in" draw:distance="0.0114in"/>
    <draw:stroke-dash draw:name="Dash_20_356" draw:display-name="Dash 356" draw:style="rect" draw:dots1="1" draw:dots1-length="0.0114in" draw:dots2="1" draw:dots2-length="0.0114in" draw:distance="0.0114in"/>
    <draw:stroke-dash draw:name="Dash_20_357" draw:display-name="Dash 357" draw:style="rect" draw:dots1="1" draw:dots1-length="0.0114in" draw:dots2="1" draw:dots2-length="0.0114in" draw:distance="0.0114in"/>
    <draw:stroke-dash draw:name="Dash_20_358" draw:display-name="Dash 358" draw:style="rect" draw:dots1="1" draw:dots1-length="0.0114in" draw:dots2="1" draw:dots2-length="0.0114in" draw:distance="0.0114in"/>
    <draw:stroke-dash draw:name="Dash_20_359" draw:display-name="Dash 359" draw:style="rect" draw:dots1="1" draw:dots1-length="0.0114in" draw:dots2="1" draw:dots2-length="0.0114in" draw:distance="0.0114in"/>
    <draw:stroke-dash draw:name="Dash_20_36" draw:display-name="Dash 36" draw:style="rect" draw:dots1="1" draw:dots1-length="0.0114in" draw:dots2="1" draw:dots2-length="0.0114in" draw:distance="0.0114in"/>
    <draw:stroke-dash draw:name="Dash_20_360" draw:display-name="Dash 360" draw:style="rect" draw:dots1="1" draw:dots1-length="0.0114in" draw:dots2="1" draw:dots2-length="0.0114in" draw:distance="0.0114in"/>
    <draw:stroke-dash draw:name="Dash_20_361" draw:display-name="Dash 361" draw:style="rect" draw:dots1="1" draw:dots1-length="0.0114in" draw:dots2="1" draw:dots2-length="0.0114in" draw:distance="0.0114in"/>
    <draw:stroke-dash draw:name="Dash_20_362" draw:display-name="Dash 362" draw:style="rect" draw:dots1="1" draw:dots1-length="0.0114in" draw:dots2="1" draw:dots2-length="0.0114in" draw:distance="0.0114in"/>
    <draw:stroke-dash draw:name="Dash_20_363" draw:display-name="Dash 363" draw:style="rect" draw:dots1="1" draw:dots1-length="0.0114in" draw:dots2="1" draw:dots2-length="0.0114in" draw:distance="0.0114in"/>
    <draw:stroke-dash draw:name="Dash_20_364" draw:display-name="Dash 364" draw:style="rect" draw:dots1="1" draw:dots1-length="0.0114in" draw:dots2="1" draw:dots2-length="0.0114in" draw:distance="0.0114in"/>
    <draw:stroke-dash draw:name="Dash_20_365" draw:display-name="Dash 365" draw:style="rect" draw:dots1="1" draw:dots1-length="0.0114in" draw:dots2="1" draw:dots2-length="0.0114in" draw:distance="0.0114in"/>
    <draw:stroke-dash draw:name="Dash_20_366" draw:display-name="Dash 366" draw:style="rect" draw:dots1="1" draw:dots1-length="0.0114in" draw:dots2="1" draw:dots2-length="0.0114in" draw:distance="0.0114in"/>
    <draw:stroke-dash draw:name="Dash_20_367" draw:display-name="Dash 367" draw:style="rect" draw:dots1="1" draw:dots1-length="0.0114in" draw:dots2="1" draw:dots2-length="0.0114in" draw:distance="0.0114in"/>
    <draw:stroke-dash draw:name="Dash_20_368" draw:display-name="Dash 368" draw:style="rect" draw:dots1="1" draw:dots1-length="0.0114in" draw:dots2="1" draw:dots2-length="0.0114in" draw:distance="0.0114in"/>
    <draw:stroke-dash draw:name="Dash_20_369" draw:display-name="Dash 369" draw:style="rect" draw:dots1="1" draw:dots1-length="0.0114in" draw:dots2="1" draw:dots2-length="0.0114in" draw:distance="0.0114in"/>
    <draw:stroke-dash draw:name="Dash_20_37" draw:display-name="Dash 37" draw:style="rect" draw:dots1="1" draw:dots1-length="0.0114in" draw:dots2="1" draw:dots2-length="0.0114in" draw:distance="0.0114in"/>
    <draw:stroke-dash draw:name="Dash_20_370" draw:display-name="Dash 370" draw:style="rect" draw:dots1="1" draw:dots1-length="0.0114in" draw:dots2="1" draw:dots2-length="0.0114in" draw:distance="0.0114in"/>
    <draw:stroke-dash draw:name="Dash_20_371" draw:display-name="Dash 371" draw:style="rect" draw:dots1="1" draw:dots1-length="0.0114in" draw:dots2="1" draw:dots2-length="0.0114in" draw:distance="0.0114in"/>
    <draw:stroke-dash draw:name="Dash_20_372" draw:display-name="Dash 372" draw:style="rect" draw:dots1="1" draw:dots1-length="0.0114in" draw:dots2="1" draw:dots2-length="0.0114in" draw:distance="0.0114in"/>
    <draw:stroke-dash draw:name="Dash_20_373" draw:display-name="Dash 373" draw:style="rect" draw:dots1="1" draw:dots1-length="0.0114in" draw:dots2="1" draw:dots2-length="0.0114in" draw:distance="0.0114in"/>
    <draw:stroke-dash draw:name="Dash_20_374" draw:display-name="Dash 374" draw:style="rect" draw:dots1="1" draw:dots1-length="0.0114in" draw:dots2="1" draw:dots2-length="0.0114in" draw:distance="0.0114in"/>
    <draw:stroke-dash draw:name="Dash_20_375" draw:display-name="Dash 375" draw:style="rect" draw:dots1="1" draw:dots1-length="0.0114in" draw:dots2="1" draw:dots2-length="0.0114in" draw:distance="0.0114in"/>
    <draw:stroke-dash draw:name="Dash_20_376" draw:display-name="Dash 376" draw:style="rect" draw:dots1="1" draw:dots1-length="0.0114in" draw:dots2="1" draw:dots2-length="0.0114in" draw:distance="0.0114in"/>
    <draw:stroke-dash draw:name="Dash_20_377" draw:display-name="Dash 377" draw:style="rect" draw:dots1="1" draw:dots1-length="0.0114in" draw:dots2="1" draw:dots2-length="0.0114in" draw:distance="0.0114in"/>
    <draw:stroke-dash draw:name="Dash_20_378" draw:display-name="Dash 378" draw:style="rect" draw:dots1="1" draw:dots1-length="0.0114in" draw:dots2="1" draw:dots2-length="0.0114in" draw:distance="0.0114in"/>
    <draw:stroke-dash draw:name="Dash_20_379" draw:display-name="Dash 379" draw:style="rect" draw:dots1="1" draw:dots1-length="0.0114in" draw:dots2="1" draw:dots2-length="0.0114in" draw:distance="0.0114in"/>
    <draw:stroke-dash draw:name="Dash_20_38" draw:display-name="Dash 38" draw:style="rect" draw:dots1="1" draw:dots1-length="0.0114in" draw:dots2="1" draw:dots2-length="0.0114in" draw:distance="0.0114in"/>
    <draw:stroke-dash draw:name="Dash_20_380" draw:display-name="Dash 380" draw:style="rect" draw:dots1="1" draw:dots1-length="0.0114in" draw:dots2="1" draw:dots2-length="0.0114in" draw:distance="0.0114in"/>
    <draw:stroke-dash draw:name="Dash_20_381" draw:display-name="Dash 381" draw:style="rect" draw:dots1="1" draw:dots1-length="0.0114in" draw:dots2="1" draw:dots2-length="0.0114in" draw:distance="0.0114in"/>
    <draw:stroke-dash draw:name="Dash_20_382" draw:display-name="Dash 382" draw:style="rect" draw:dots1="1" draw:dots1-length="0.0114in" draw:dots2="1" draw:dots2-length="0.0114in" draw:distance="0.0114in"/>
    <draw:stroke-dash draw:name="Dash_20_383" draw:display-name="Dash 383" draw:style="rect" draw:dots1="1" draw:dots1-length="0.0114in" draw:dots2="1" draw:dots2-length="0.0114in" draw:distance="0.0114in"/>
    <draw:stroke-dash draw:name="Dash_20_384" draw:display-name="Dash 384" draw:style="rect" draw:dots1="1" draw:dots1-length="0.0114in" draw:dots2="1" draw:dots2-length="0.0114in" draw:distance="0.0114in"/>
    <draw:stroke-dash draw:name="Dash_20_385" draw:display-name="Dash 385" draw:style="rect" draw:dots1="1" draw:dots1-length="0.0114in" draw:dots2="1" draw:dots2-length="0.0114in" draw:distance="0.0114in"/>
    <draw:stroke-dash draw:name="Dash_20_386" draw:display-name="Dash 386" draw:style="rect" draw:dots1="1" draw:dots1-length="0.0114in" draw:dots2="1" draw:dots2-length="0.0114in" draw:distance="0.0114in"/>
    <draw:stroke-dash draw:name="Dash_20_387" draw:display-name="Dash 387" draw:style="rect" draw:dots1="1" draw:dots1-length="0.0114in" draw:dots2="1" draw:dots2-length="0.0114in" draw:distance="0.0114in"/>
    <draw:stroke-dash draw:name="Dash_20_388" draw:display-name="Dash 388" draw:style="rect" draw:dots1="1" draw:dots1-length="0.0114in" draw:dots2="1" draw:dots2-length="0.0114in" draw:distance="0.0114in"/>
    <draw:stroke-dash draw:name="Dash_20_389" draw:display-name="Dash 389" draw:style="rect" draw:dots1="1" draw:dots1-length="0.0114in" draw:dots2="1" draw:dots2-length="0.0114in" draw:distance="0.0114in"/>
    <draw:stroke-dash draw:name="Dash_20_39" draw:display-name="Dash 39" draw:style="rect" draw:dots1="1" draw:dots1-length="0.0114in" draw:dots2="1" draw:dots2-length="0.0114in" draw:distance="0.0114in"/>
    <draw:stroke-dash draw:name="Dash_20_390" draw:display-name="Dash 390" draw:style="rect" draw:dots1="1" draw:dots1-length="0.0114in" draw:dots2="1" draw:dots2-length="0.0114in" draw:distance="0.0114in"/>
    <draw:stroke-dash draw:name="Dash_20_391" draw:display-name="Dash 391" draw:style="rect" draw:dots1="1" draw:dots1-length="0.0114in" draw:dots2="1" draw:dots2-length="0.0114in" draw:distance="0.0114in"/>
    <draw:stroke-dash draw:name="Dash_20_392" draw:display-name="Dash 392" draw:style="rect" draw:dots1="1" draw:dots1-length="0.0114in" draw:dots2="1" draw:dots2-length="0.0114in" draw:distance="0.0114in"/>
    <draw:stroke-dash draw:name="Dash_20_393" draw:display-name="Dash 393" draw:style="rect" draw:dots1="1" draw:dots1-length="0.0114in" draw:dots2="1" draw:dots2-length="0.0114in" draw:distance="0.0114in"/>
    <draw:stroke-dash draw:name="Dash_20_394" draw:display-name="Dash 394" draw:style="rect" draw:dots1="1" draw:dots1-length="0.0114in" draw:dots2="1" draw:dots2-length="0.0114in" draw:distance="0.0114in"/>
    <draw:stroke-dash draw:name="Dash_20_395" draw:display-name="Dash 395" draw:style="rect" draw:dots1="1" draw:dots1-length="0.0114in" draw:dots2="1" draw:dots2-length="0.0114in" draw:distance="0.0114in"/>
    <draw:stroke-dash draw:name="Dash_20_396" draw:display-name="Dash 396" draw:style="rect" draw:dots1="1" draw:dots1-length="0.0114in" draw:dots2="1" draw:dots2-length="0.0114in" draw:distance="0.0114in"/>
    <draw:stroke-dash draw:name="Dash_20_397" draw:display-name="Dash 397" draw:style="rect" draw:dots1="1" draw:dots1-length="0.0114in" draw:dots2="1" draw:dots2-length="0.0114in" draw:distance="0.0114in"/>
    <draw:stroke-dash draw:name="Dash_20_398" draw:display-name="Dash 398" draw:style="rect" draw:dots1="1" draw:dots1-length="0.0114in" draw:dots2="1" draw:dots2-length="0.0114in" draw:distance="0.0114in"/>
    <draw:stroke-dash draw:name="Dash_20_399" draw:display-name="Dash 399" draw:style="rect" draw:dots1="1" draw:dots1-length="0.0114in" draw:dots2="1" draw:dots2-length="0.0114in" draw:distance="0.0114in"/>
    <draw:stroke-dash draw:name="Dash_20_4" draw:display-name="Dash 4" draw:style="rect" draw:dots1="1" draw:dots1-length="0.0114in" draw:dots2="1" draw:dots2-length="0.0114in" draw:distance="0.0114in"/>
    <draw:stroke-dash draw:name="Dash_20_40" draw:display-name="Dash 40" draw:style="rect" draw:dots1="1" draw:dots1-length="0.0114in" draw:dots2="1" draw:dots2-length="0.0114in" draw:distance="0.0114in"/>
    <draw:stroke-dash draw:name="Dash_20_400" draw:display-name="Dash 400" draw:style="rect" draw:dots1="1" draw:dots1-length="0.0114in" draw:dots2="1" draw:dots2-length="0.0114in" draw:distance="0.0114in"/>
    <draw:stroke-dash draw:name="Dash_20_401" draw:display-name="Dash 401" draw:style="rect" draw:dots1="1" draw:dots1-length="0.0114in" draw:dots2="1" draw:dots2-length="0.0114in" draw:distance="0.0114in"/>
    <draw:stroke-dash draw:name="Dash_20_402" draw:display-name="Dash 402" draw:style="rect" draw:dots1="1" draw:dots1-length="0.0114in" draw:dots2="1" draw:dots2-length="0.0114in" draw:distance="0.0114in"/>
    <draw:stroke-dash draw:name="Dash_20_403" draw:display-name="Dash 403" draw:style="rect" draw:dots1="1" draw:dots1-length="0.0114in" draw:dots2="1" draw:dots2-length="0.0114in" draw:distance="0.0114in"/>
    <draw:stroke-dash draw:name="Dash_20_404" draw:display-name="Dash 404" draw:style="rect" draw:dots1="1" draw:dots1-length="0.0114in" draw:dots2="1" draw:dots2-length="0.0114in" draw:distance="0.0114in"/>
    <draw:stroke-dash draw:name="Dash_20_405" draw:display-name="Dash 405" draw:style="rect" draw:dots1="1" draw:dots1-length="0.0114in" draw:dots2="1" draw:dots2-length="0.0114in" draw:distance="0.0114in"/>
    <draw:stroke-dash draw:name="Dash_20_406" draw:display-name="Dash 406" draw:style="rect" draw:dots1="1" draw:dots1-length="0.0114in" draw:dots2="1" draw:dots2-length="0.0114in" draw:distance="0.0114in"/>
    <draw:stroke-dash draw:name="Dash_20_407" draw:display-name="Dash 407" draw:style="rect" draw:dots1="1" draw:dots1-length="0.0114in" draw:dots2="1" draw:dots2-length="0.0114in" draw:distance="0.0114in"/>
    <draw:stroke-dash draw:name="Dash_20_408" draw:display-name="Dash 408" draw:style="rect" draw:dots1="1" draw:dots1-length="0.0114in" draw:dots2="1" draw:dots2-length="0.0114in" draw:distance="0.0114in"/>
    <draw:stroke-dash draw:name="Dash_20_409" draw:display-name="Dash 409" draw:style="rect" draw:dots1="1" draw:dots1-length="0.0114in" draw:dots2="1" draw:dots2-length="0.0114in" draw:distance="0.0114in"/>
    <draw:stroke-dash draw:name="Dash_20_41" draw:display-name="Dash 41" draw:style="rect" draw:dots1="1" draw:dots1-length="0.0114in" draw:dots2="1" draw:dots2-length="0.0114in" draw:distance="0.0114in"/>
    <draw:stroke-dash draw:name="Dash_20_410" draw:display-name="Dash 410" draw:style="rect" draw:dots1="1" draw:dots1-length="0.0114in" draw:dots2="1" draw:dots2-length="0.0114in" draw:distance="0.0114in"/>
    <draw:stroke-dash draw:name="Dash_20_411" draw:display-name="Dash 411" draw:style="rect" draw:dots1="1" draw:dots1-length="0.0114in" draw:dots2="1" draw:dots2-length="0.0114in" draw:distance="0.0114in"/>
    <draw:stroke-dash draw:name="Dash_20_412" draw:display-name="Dash 412" draw:style="rect" draw:dots1="1" draw:dots1-length="0.0114in" draw:dots2="1" draw:dots2-length="0.0114in" draw:distance="0.0114in"/>
    <draw:stroke-dash draw:name="Dash_20_413" draw:display-name="Dash 413" draw:style="rect" draw:dots1="1" draw:dots1-length="0.0114in" draw:dots2="1" draw:dots2-length="0.0114in" draw:distance="0.0114in"/>
    <draw:stroke-dash draw:name="Dash_20_414" draw:display-name="Dash 414" draw:style="rect" draw:dots1="1" draw:dots1-length="0.0114in" draw:dots2="1" draw:dots2-length="0.0114in" draw:distance="0.0114in"/>
    <draw:stroke-dash draw:name="Dash_20_415" draw:display-name="Dash 415" draw:style="rect" draw:dots1="1" draw:dots1-length="0.0114in" draw:dots2="1" draw:dots2-length="0.0114in" draw:distance="0.0114in"/>
    <draw:stroke-dash draw:name="Dash_20_416" draw:display-name="Dash 416" draw:style="rect" draw:dots1="1" draw:dots1-length="0.0114in" draw:dots2="1" draw:dots2-length="0.0114in" draw:distance="0.0114in"/>
    <draw:stroke-dash draw:name="Dash_20_417" draw:display-name="Dash 417" draw:style="rect" draw:dots1="1" draw:dots1-length="0.0114in" draw:dots2="1" draw:dots2-length="0.0114in" draw:distance="0.0114in"/>
    <draw:stroke-dash draw:name="Dash_20_418" draw:display-name="Dash 418" draw:style="rect" draw:dots1="1" draw:dots1-length="0.0114in" draw:dots2="1" draw:dots2-length="0.0114in" draw:distance="0.0114in"/>
    <draw:stroke-dash draw:name="Dash_20_419" draw:display-name="Dash 419" draw:style="rect" draw:dots1="1" draw:dots1-length="0.0114in" draw:dots2="1" draw:dots2-length="0.0114in" draw:distance="0.0114in"/>
    <draw:stroke-dash draw:name="Dash_20_42" draw:display-name="Dash 42" draw:style="rect" draw:dots1="1" draw:dots1-length="0.0114in" draw:dots2="1" draw:dots2-length="0.0114in" draw:distance="0.0114in"/>
    <draw:stroke-dash draw:name="Dash_20_420" draw:display-name="Dash 420" draw:style="rect" draw:dots1="1" draw:dots1-length="0.0114in" draw:dots2="1" draw:dots2-length="0.0114in" draw:distance="0.0114in"/>
    <draw:stroke-dash draw:name="Dash_20_421" draw:display-name="Dash 421" draw:style="rect" draw:dots1="1" draw:dots1-length="0.0114in" draw:dots2="1" draw:dots2-length="0.0114in" draw:distance="0.0114in"/>
    <draw:stroke-dash draw:name="Dash_20_422" draw:display-name="Dash 422" draw:style="rect" draw:dots1="1" draw:dots1-length="0.0114in" draw:dots2="1" draw:dots2-length="0.0114in" draw:distance="0.0114in"/>
    <draw:stroke-dash draw:name="Dash_20_423" draw:display-name="Dash 423" draw:style="rect" draw:dots1="1" draw:dots1-length="0.0114in" draw:dots2="1" draw:dots2-length="0.0114in" draw:distance="0.0114in"/>
    <draw:stroke-dash draw:name="Dash_20_424" draw:display-name="Dash 424" draw:style="rect" draw:dots1="1" draw:dots1-length="0.0114in" draw:dots2="1" draw:dots2-length="0.0114in" draw:distance="0.0114in"/>
    <draw:stroke-dash draw:name="Dash_20_425" draw:display-name="Dash 425" draw:style="rect" draw:dots1="1" draw:dots1-length="0.0114in" draw:dots2="1" draw:dots2-length="0.0114in" draw:distance="0.0114in"/>
    <draw:stroke-dash draw:name="Dash_20_426" draw:display-name="Dash 426" draw:style="rect" draw:dots1="1" draw:dots1-length="0.0114in" draw:dots2="1" draw:dots2-length="0.0114in" draw:distance="0.0114in"/>
    <draw:stroke-dash draw:name="Dash_20_427" draw:display-name="Dash 427" draw:style="rect" draw:dots1="1" draw:dots1-length="0.0114in" draw:dots2="1" draw:dots2-length="0.0114in" draw:distance="0.0114in"/>
    <draw:stroke-dash draw:name="Dash_20_428" draw:display-name="Dash 428" draw:style="rect" draw:dots1="1" draw:dots1-length="0.0114in" draw:dots2="1" draw:dots2-length="0.0114in" draw:distance="0.0114in"/>
    <draw:stroke-dash draw:name="Dash_20_429" draw:display-name="Dash 429" draw:style="rect" draw:dots1="1" draw:dots1-length="0.0114in" draw:dots2="1" draw:dots2-length="0.0114in" draw:distance="0.0114in"/>
    <draw:stroke-dash draw:name="Dash_20_43" draw:display-name="Dash 43" draw:style="rect" draw:dots1="1" draw:dots1-length="0.0114in" draw:dots2="1" draw:dots2-length="0.0114in" draw:distance="0.0114in"/>
    <draw:stroke-dash draw:name="Dash_20_430" draw:display-name="Dash 430" draw:style="rect" draw:dots1="1" draw:dots1-length="0.0114in" draw:dots2="1" draw:dots2-length="0.0114in" draw:distance="0.0114in"/>
    <draw:stroke-dash draw:name="Dash_20_431" draw:display-name="Dash 431" draw:style="rect" draw:dots1="1" draw:dots1-length="0.0114in" draw:dots2="1" draw:dots2-length="0.0114in" draw:distance="0.0114in"/>
    <draw:stroke-dash draw:name="Dash_20_432" draw:display-name="Dash 432" draw:style="rect" draw:dots1="1" draw:dots1-length="0.0114in" draw:dots2="1" draw:dots2-length="0.0114in" draw:distance="0.0114in"/>
    <draw:stroke-dash draw:name="Dash_20_433" draw:display-name="Dash 433" draw:style="rect" draw:dots1="1" draw:dots1-length="0.0114in" draw:dots2="1" draw:dots2-length="0.0114in" draw:distance="0.0114in"/>
    <draw:stroke-dash draw:name="Dash_20_434" draw:display-name="Dash 434" draw:style="rect" draw:dots1="1" draw:dots1-length="0.0114in" draw:dots2="1" draw:dots2-length="0.0114in" draw:distance="0.0114in"/>
    <draw:stroke-dash draw:name="Dash_20_435" draw:display-name="Dash 435" draw:style="rect" draw:dots1="1" draw:dots1-length="0.0114in" draw:dots2="1" draw:dots2-length="0.0114in" draw:distance="0.0114in"/>
    <draw:stroke-dash draw:name="Dash_20_436" draw:display-name="Dash 436" draw:style="rect" draw:dots1="1" draw:dots1-length="0.0114in" draw:dots2="1" draw:dots2-length="0.0114in" draw:distance="0.0114in"/>
    <draw:stroke-dash draw:name="Dash_20_437" draw:display-name="Dash 437" draw:style="rect" draw:dots1="1" draw:dots1-length="0.0114in" draw:dots2="1" draw:dots2-length="0.0114in" draw:distance="0.0114in"/>
    <draw:stroke-dash draw:name="Dash_20_438" draw:display-name="Dash 438" draw:style="rect" draw:dots1="1" draw:dots1-length="0.0114in" draw:dots2="1" draw:dots2-length="0.0114in" draw:distance="0.0114in"/>
    <draw:stroke-dash draw:name="Dash_20_439" draw:display-name="Dash 439" draw:style="rect" draw:dots1="1" draw:dots1-length="0.0114in" draw:dots2="1" draw:dots2-length="0.0114in" draw:distance="0.0114in"/>
    <draw:stroke-dash draw:name="Dash_20_44" draw:display-name="Dash 44" draw:style="rect" draw:dots1="1" draw:dots1-length="0.0114in" draw:dots2="1" draw:dots2-length="0.0114in" draw:distance="0.0114in"/>
    <draw:stroke-dash draw:name="Dash_20_440" draw:display-name="Dash 440" draw:style="rect" draw:dots1="1" draw:dots1-length="0.0114in" draw:dots2="1" draw:dots2-length="0.0114in" draw:distance="0.0114in"/>
    <draw:stroke-dash draw:name="Dash_20_441" draw:display-name="Dash 441" draw:style="rect" draw:dots1="1" draw:dots1-length="0.0114in" draw:dots2="1" draw:dots2-length="0.0114in" draw:distance="0.0114in"/>
    <draw:stroke-dash draw:name="Dash_20_442" draw:display-name="Dash 442" draw:style="rect" draw:dots1="1" draw:dots1-length="0.0114in" draw:dots2="1" draw:dots2-length="0.0114in" draw:distance="0.0114in"/>
    <draw:stroke-dash draw:name="Dash_20_443" draw:display-name="Dash 443" draw:style="rect" draw:dots1="1" draw:dots1-length="0.0114in" draw:dots2="1" draw:dots2-length="0.0114in" draw:distance="0.0114in"/>
    <draw:stroke-dash draw:name="Dash_20_444" draw:display-name="Dash 444" draw:style="rect" draw:dots1="1" draw:dots1-length="0.0114in" draw:dots2="1" draw:dots2-length="0.0114in" draw:distance="0.0114in"/>
    <draw:stroke-dash draw:name="Dash_20_445" draw:display-name="Dash 445" draw:style="rect" draw:dots1="1" draw:dots1-length="0.0114in" draw:dots2="1" draw:dots2-length="0.0114in" draw:distance="0.0114in"/>
    <draw:stroke-dash draw:name="Dash_20_446" draw:display-name="Dash 446" draw:style="rect" draw:dots1="1" draw:dots1-length="0.0114in" draw:dots2="1" draw:dots2-length="0.0114in" draw:distance="0.0114in"/>
    <draw:stroke-dash draw:name="Dash_20_447" draw:display-name="Dash 447" draw:style="rect" draw:dots1="1" draw:dots1-length="0.0114in" draw:dots2="1" draw:dots2-length="0.0114in" draw:distance="0.0114in"/>
    <draw:stroke-dash draw:name="Dash_20_448" draw:display-name="Dash 448" draw:style="rect" draw:dots1="1" draw:dots1-length="0.0114in" draw:dots2="1" draw:dots2-length="0.0114in" draw:distance="0.0114in"/>
    <draw:stroke-dash draw:name="Dash_20_449" draw:display-name="Dash 449" draw:style="rect" draw:dots1="1" draw:dots1-length="0.0114in" draw:dots2="1" draw:dots2-length="0.0114in" draw:distance="0.0114in"/>
    <draw:stroke-dash draw:name="Dash_20_45" draw:display-name="Dash 45" draw:style="rect" draw:dots1="1" draw:dots1-length="0.0114in" draw:dots2="1" draw:dots2-length="0.0114in" draw:distance="0.0114in"/>
    <draw:stroke-dash draw:name="Dash_20_450" draw:display-name="Dash 450" draw:style="rect" draw:dots1="1" draw:dots1-length="0.0114in" draw:dots2="1" draw:dots2-length="0.0114in" draw:distance="0.0114in"/>
    <draw:stroke-dash draw:name="Dash_20_451" draw:display-name="Dash 451" draw:style="rect" draw:dots1="1" draw:dots1-length="0.0114in" draw:dots2="1" draw:dots2-length="0.0114in" draw:distance="0.0114in"/>
    <draw:stroke-dash draw:name="Dash_20_452" draw:display-name="Dash 452" draw:style="rect" draw:dots1="1" draw:dots1-length="0.0114in" draw:dots2="1" draw:dots2-length="0.0114in" draw:distance="0.0114in"/>
    <draw:stroke-dash draw:name="Dash_20_453" draw:display-name="Dash 453" draw:style="rect" draw:dots1="1" draw:dots1-length="0.0114in" draw:dots2="1" draw:dots2-length="0.0114in" draw:distance="0.0114in"/>
    <draw:stroke-dash draw:name="Dash_20_454" draw:display-name="Dash 454" draw:style="rect" draw:dots1="1" draw:dots1-length="0.0114in" draw:dots2="1" draw:dots2-length="0.0114in" draw:distance="0.0114in"/>
    <draw:stroke-dash draw:name="Dash_20_455" draw:display-name="Dash 455" draw:style="rect" draw:dots1="1" draw:dots1-length="0.0114in" draw:dots2="1" draw:dots2-length="0.0114in" draw:distance="0.0114in"/>
    <draw:stroke-dash draw:name="Dash_20_456" draw:display-name="Dash 456" draw:style="rect" draw:dots1="1" draw:dots1-length="0.0114in" draw:dots2="1" draw:dots2-length="0.0114in" draw:distance="0.0114in"/>
    <draw:stroke-dash draw:name="Dash_20_457" draw:display-name="Dash 457" draw:style="rect" draw:dots1="1" draw:dots1-length="0.0114in" draw:dots2="1" draw:dots2-length="0.0114in" draw:distance="0.0114in"/>
    <draw:stroke-dash draw:name="Dash_20_458" draw:display-name="Dash 458" draw:style="rect" draw:dots1="1" draw:dots1-length="0.0114in" draw:dots2="1" draw:dots2-length="0.0114in" draw:distance="0.0114in"/>
    <draw:stroke-dash draw:name="Dash_20_459" draw:display-name="Dash 459" draw:style="rect" draw:dots1="1" draw:dots1-length="0.0114in" draw:dots2="1" draw:dots2-length="0.0114in" draw:distance="0.0114in"/>
    <draw:stroke-dash draw:name="Dash_20_46" draw:display-name="Dash 46" draw:style="rect" draw:dots1="1" draw:dots1-length="0.0114in" draw:dots2="1" draw:dots2-length="0.0114in" draw:distance="0.0114in"/>
    <draw:stroke-dash draw:name="Dash_20_460" draw:display-name="Dash 460" draw:style="rect" draw:dots1="1" draw:dots1-length="0.0114in" draw:dots2="1" draw:dots2-length="0.0114in" draw:distance="0.0114in"/>
    <draw:stroke-dash draw:name="Dash_20_461" draw:display-name="Dash 461" draw:style="rect" draw:dots1="1" draw:dots1-length="0.0114in" draw:dots2="1" draw:dots2-length="0.0114in" draw:distance="0.0114in"/>
    <draw:stroke-dash draw:name="Dash_20_462" draw:display-name="Dash 462" draw:style="rect" draw:dots1="1" draw:dots1-length="0.0114in" draw:dots2="1" draw:dots2-length="0.0114in" draw:distance="0.0114in"/>
    <draw:stroke-dash draw:name="Dash_20_463" draw:display-name="Dash 463" draw:style="rect" draw:dots1="1" draw:dots1-length="0.0114in" draw:dots2="1" draw:dots2-length="0.0114in" draw:distance="0.0114in"/>
    <draw:stroke-dash draw:name="Dash_20_464" draw:display-name="Dash 464" draw:style="rect" draw:dots1="1" draw:dots1-length="0.0114in" draw:dots2="1" draw:dots2-length="0.0114in" draw:distance="0.0114in"/>
    <draw:stroke-dash draw:name="Dash_20_465" draw:display-name="Dash 465" draw:style="rect" draw:dots1="1" draw:dots1-length="0.0114in" draw:dots2="1" draw:dots2-length="0.0114in" draw:distance="0.0114in"/>
    <draw:stroke-dash draw:name="Dash_20_466" draw:display-name="Dash 466" draw:style="rect" draw:dots1="1" draw:dots1-length="0.0114in" draw:dots2="1" draw:dots2-length="0.0114in" draw:distance="0.0114in"/>
    <draw:stroke-dash draw:name="Dash_20_467" draw:display-name="Dash 467" draw:style="rect" draw:dots1="1" draw:dots1-length="0.0114in" draw:dots2="1" draw:dots2-length="0.0114in" draw:distance="0.0114in"/>
    <draw:stroke-dash draw:name="Dash_20_468" draw:display-name="Dash 468" draw:style="rect" draw:dots1="1" draw:dots1-length="0.0114in" draw:dots2="1" draw:dots2-length="0.0114in" draw:distance="0.0114in"/>
    <draw:stroke-dash draw:name="Dash_20_469" draw:display-name="Dash 469" draw:style="rect" draw:dots1="1" draw:dots1-length="0.0114in" draw:dots2="1" draw:dots2-length="0.0114in" draw:distance="0.0114in"/>
    <draw:stroke-dash draw:name="Dash_20_47" draw:display-name="Dash 47" draw:style="rect" draw:dots1="1" draw:dots1-length="0.0114in" draw:dots2="1" draw:dots2-length="0.0114in" draw:distance="0.0114in"/>
    <draw:stroke-dash draw:name="Dash_20_470" draw:display-name="Dash 470" draw:style="rect" draw:dots1="1" draw:dots1-length="0.0114in" draw:dots2="1" draw:dots2-length="0.0114in" draw:distance="0.0114in"/>
    <draw:stroke-dash draw:name="Dash_20_471" draw:display-name="Dash 471" draw:style="rect" draw:dots1="1" draw:dots1-length="0.0114in" draw:dots2="1" draw:dots2-length="0.0114in" draw:distance="0.0114in"/>
    <draw:stroke-dash draw:name="Dash_20_472" draw:display-name="Dash 472" draw:style="rect" draw:dots1="1" draw:dots1-length="0.0114in" draw:dots2="1" draw:dots2-length="0.0114in" draw:distance="0.0114in"/>
    <draw:stroke-dash draw:name="Dash_20_473" draw:display-name="Dash 473" draw:style="rect" draw:dots1="1" draw:dots1-length="0.0114in" draw:dots2="1" draw:dots2-length="0.0114in" draw:distance="0.0114in"/>
    <draw:stroke-dash draw:name="Dash_20_474" draw:display-name="Dash 474" draw:style="rect" draw:dots1="1" draw:dots1-length="0.0114in" draw:dots2="1" draw:dots2-length="0.0114in" draw:distance="0.0114in"/>
    <draw:stroke-dash draw:name="Dash_20_475" draw:display-name="Dash 475" draw:style="rect" draw:dots1="1" draw:dots1-length="0.0114in" draw:dots2="1" draw:dots2-length="0.0114in" draw:distance="0.0114in"/>
    <draw:stroke-dash draw:name="Dash_20_476" draw:display-name="Dash 476" draw:style="rect" draw:dots1="1" draw:dots1-length="0.0114in" draw:dots2="1" draw:dots2-length="0.0114in" draw:distance="0.0114in"/>
    <draw:stroke-dash draw:name="Dash_20_477" draw:display-name="Dash 477" draw:style="rect" draw:dots1="1" draw:dots1-length="0.0114in" draw:dots2="1" draw:dots2-length="0.0114in" draw:distance="0.0114in"/>
    <draw:stroke-dash draw:name="Dash_20_478" draw:display-name="Dash 478" draw:style="rect" draw:dots1="1" draw:dots1-length="0.0114in" draw:dots2="1" draw:dots2-length="0.0114in" draw:distance="0.0114in"/>
    <draw:stroke-dash draw:name="Dash_20_479" draw:display-name="Dash 479" draw:style="rect" draw:dots1="1" draw:dots1-length="0.0114in" draw:dots2="1" draw:dots2-length="0.0114in" draw:distance="0.0114in"/>
    <draw:stroke-dash draw:name="Dash_20_48" draw:display-name="Dash 48" draw:style="rect" draw:dots1="1" draw:dots1-length="0.0114in" draw:dots2="1" draw:dots2-length="0.0114in" draw:distance="0.0114in"/>
    <draw:stroke-dash draw:name="Dash_20_480" draw:display-name="Dash 480" draw:style="rect" draw:dots1="1" draw:dots1-length="0.0114in" draw:dots2="1" draw:dots2-length="0.0114in" draw:distance="0.0114in"/>
    <draw:stroke-dash draw:name="Dash_20_481" draw:display-name="Dash 481" draw:style="rect" draw:dots1="1" draw:dots1-length="0.0114in" draw:dots2="1" draw:dots2-length="0.0114in" draw:distance="0.0114in"/>
    <draw:stroke-dash draw:name="Dash_20_482" draw:display-name="Dash 482" draw:style="rect" draw:dots1="1" draw:dots1-length="0.0114in" draw:dots2="1" draw:dots2-length="0.0114in" draw:distance="0.0114in"/>
    <draw:stroke-dash draw:name="Dash_20_483" draw:display-name="Dash 483" draw:style="rect" draw:dots1="1" draw:dots1-length="0.0114in" draw:dots2="1" draw:dots2-length="0.0114in" draw:distance="0.0114in"/>
    <draw:stroke-dash draw:name="Dash_20_484" draw:display-name="Dash 484" draw:style="rect" draw:dots1="1" draw:dots1-length="0.0114in" draw:dots2="1" draw:dots2-length="0.0114in" draw:distance="0.0114in"/>
    <draw:stroke-dash draw:name="Dash_20_485" draw:display-name="Dash 485" draw:style="rect" draw:dots1="1" draw:dots1-length="0.0114in" draw:dots2="1" draw:dots2-length="0.0114in" draw:distance="0.0114in"/>
    <draw:stroke-dash draw:name="Dash_20_486" draw:display-name="Dash 486" draw:style="rect" draw:dots1="1" draw:dots1-length="0.0114in" draw:dots2="1" draw:dots2-length="0.0114in" draw:distance="0.0114in"/>
    <draw:stroke-dash draw:name="Dash_20_487" draw:display-name="Dash 487" draw:style="rect" draw:dots1="1" draw:dots1-length="0.0114in" draw:dots2="1" draw:dots2-length="0.0114in" draw:distance="0.0114in"/>
    <draw:stroke-dash draw:name="Dash_20_488" draw:display-name="Dash 488" draw:style="rect" draw:dots1="1" draw:dots1-length="0.0114in" draw:dots2="1" draw:dots2-length="0.0114in" draw:distance="0.0114in"/>
    <draw:stroke-dash draw:name="Dash_20_489" draw:display-name="Dash 489" draw:style="rect" draw:dots1="1" draw:dots1-length="0.0114in" draw:dots2="1" draw:dots2-length="0.0114in" draw:distance="0.0114in"/>
    <draw:stroke-dash draw:name="Dash_20_49" draw:display-name="Dash 49" draw:style="rect" draw:dots1="1" draw:dots1-length="0.0114in" draw:dots2="1" draw:dots2-length="0.0114in" draw:distance="0.0114in"/>
    <draw:stroke-dash draw:name="Dash_20_490" draw:display-name="Dash 490" draw:style="rect" draw:dots1="1" draw:dots1-length="0.0114in" draw:dots2="1" draw:dots2-length="0.0114in" draw:distance="0.0114in"/>
    <draw:stroke-dash draw:name="Dash_20_491" draw:display-name="Dash 491" draw:style="rect" draw:dots1="1" draw:dots1-length="0.0114in" draw:dots2="1" draw:dots2-length="0.0114in" draw:distance="0.0114in"/>
    <draw:stroke-dash draw:name="Dash_20_492" draw:display-name="Dash 492" draw:style="rect" draw:dots1="1" draw:dots1-length="0.0114in" draw:dots2="1" draw:dots2-length="0.0114in" draw:distance="0.0114in"/>
    <draw:stroke-dash draw:name="Dash_20_493" draw:display-name="Dash 493" draw:style="rect" draw:dots1="1" draw:dots1-length="0.0114in" draw:dots2="1" draw:dots2-length="0.0114in" draw:distance="0.0114in"/>
    <draw:stroke-dash draw:name="Dash_20_494" draw:display-name="Dash 494" draw:style="rect" draw:dots1="1" draw:dots1-length="0.0114in" draw:dots2="1" draw:dots2-length="0.0114in" draw:distance="0.0114in"/>
    <draw:stroke-dash draw:name="Dash_20_495" draw:display-name="Dash 495" draw:style="rect" draw:dots1="1" draw:dots1-length="0.0114in" draw:dots2="1" draw:dots2-length="0.0114in" draw:distance="0.0114in"/>
    <draw:stroke-dash draw:name="Dash_20_496" draw:display-name="Dash 496" draw:style="rect" draw:dots1="1" draw:dots1-length="0.0114in" draw:dots2="1" draw:dots2-length="0.0114in" draw:distance="0.0114in"/>
    <draw:stroke-dash draw:name="Dash_20_497" draw:display-name="Dash 497" draw:style="rect" draw:dots1="1" draw:dots1-length="0.0114in" draw:dots2="1" draw:dots2-length="0.0114in" draw:distance="0.0114in"/>
    <draw:stroke-dash draw:name="Dash_20_498" draw:display-name="Dash 498" draw:style="rect" draw:dots1="1" draw:dots1-length="0.0114in" draw:dots2="1" draw:dots2-length="0.0114in" draw:distance="0.0114in"/>
    <draw:stroke-dash draw:name="Dash_20_499" draw:display-name="Dash 499" draw:style="rect" draw:dots1="1" draw:dots1-length="0.0114in" draw:dots2="1" draw:dots2-length="0.0114in" draw:distance="0.0114in"/>
    <draw:stroke-dash draw:name="Dash_20_5" draw:display-name="Dash 5" draw:style="rect" draw:dots1="1" draw:dots1-length="0.0114in" draw:dots2="1" draw:dots2-length="0.0114in" draw:distance="0.0114in"/>
    <draw:stroke-dash draw:name="Dash_20_50" draw:display-name="Dash 50" draw:style="rect" draw:dots1="1" draw:dots1-length="0.0114in" draw:dots2="1" draw:dots2-length="0.0114in" draw:distance="0.0114in"/>
    <draw:stroke-dash draw:name="Dash_20_500" draw:display-name="Dash 500" draw:style="rect" draw:dots1="1" draw:dots1-length="0.0114in" draw:dots2="1" draw:dots2-length="0.0114in" draw:distance="0.0114in"/>
    <draw:stroke-dash draw:name="Dash_20_501" draw:display-name="Dash 501" draw:style="rect" draw:dots1="1" draw:dots1-length="0.0114in" draw:dots2="1" draw:dots2-length="0.0114in" draw:distance="0.0114in"/>
    <draw:stroke-dash draw:name="Dash_20_502" draw:display-name="Dash 502" draw:style="rect" draw:dots1="1" draw:dots1-length="0.0114in" draw:dots2="1" draw:dots2-length="0.0114in" draw:distance="0.0114in"/>
    <draw:stroke-dash draw:name="Dash_20_503" draw:display-name="Dash 503" draw:style="rect" draw:dots1="1" draw:dots1-length="0.0114in" draw:dots2="1" draw:dots2-length="0.0114in" draw:distance="0.0114in"/>
    <draw:stroke-dash draw:name="Dash_20_504" draw:display-name="Dash 504" draw:style="rect" draw:dots1="1" draw:dots1-length="0.0114in" draw:dots2="1" draw:dots2-length="0.0114in" draw:distance="0.0114in"/>
    <draw:stroke-dash draw:name="Dash_20_505" draw:display-name="Dash 505" draw:style="rect" draw:dots1="1" draw:dots1-length="0.0114in" draw:dots2="1" draw:dots2-length="0.0114in" draw:distance="0.0114in"/>
    <draw:stroke-dash draw:name="Dash_20_506" draw:display-name="Dash 506" draw:style="rect" draw:dots1="1" draw:dots1-length="0.0114in" draw:dots2="1" draw:dots2-length="0.0114in" draw:distance="0.0114in"/>
    <draw:stroke-dash draw:name="Dash_20_507" draw:display-name="Dash 507" draw:style="rect" draw:dots1="1" draw:dots1-length="0.0114in" draw:dots2="1" draw:dots2-length="0.0114in" draw:distance="0.0114in"/>
    <draw:stroke-dash draw:name="Dash_20_508" draw:display-name="Dash 508" draw:style="rect" draw:dots1="1" draw:dots1-length="0.0114in" draw:dots2="1" draw:dots2-length="0.0114in" draw:distance="0.0114in"/>
    <draw:stroke-dash draw:name="Dash_20_509" draw:display-name="Dash 509" draw:style="rect" draw:dots1="1" draw:dots1-length="0.0114in" draw:dots2="1" draw:dots2-length="0.0114in" draw:distance="0.0114in"/>
    <draw:stroke-dash draw:name="Dash_20_51" draw:display-name="Dash 51" draw:style="rect" draw:dots1="1" draw:dots1-length="0.0114in" draw:dots2="1" draw:dots2-length="0.0114in" draw:distance="0.0114in"/>
    <draw:stroke-dash draw:name="Dash_20_510" draw:display-name="Dash 510" draw:style="rect" draw:dots1="1" draw:dots1-length="0.0114in" draw:dots2="1" draw:dots2-length="0.0114in" draw:distance="0.0114in"/>
    <draw:stroke-dash draw:name="Dash_20_511" draw:display-name="Dash 511" draw:style="rect" draw:dots1="1" draw:dots1-length="0.0114in" draw:dots2="1" draw:dots2-length="0.0114in" draw:distance="0.0114in"/>
    <draw:stroke-dash draw:name="Dash_20_512" draw:display-name="Dash 512" draw:style="rect" draw:dots1="1" draw:dots1-length="0.0114in" draw:dots2="1" draw:dots2-length="0.0114in" draw:distance="0.0114in"/>
    <draw:stroke-dash draw:name="Dash_20_52" draw:display-name="Dash 52" draw:style="rect" draw:dots1="1" draw:dots1-length="0.0114in" draw:dots2="1" draw:dots2-length="0.0114in" draw:distance="0.0114in"/>
    <draw:stroke-dash draw:name="Dash_20_53" draw:display-name="Dash 53" draw:style="rect" draw:dots1="1" draw:dots1-length="0.0114in" draw:dots2="1" draw:dots2-length="0.0114in" draw:distance="0.0114in"/>
    <draw:stroke-dash draw:name="Dash_20_533" draw:display-name="Dash 533" draw:style="rect" draw:dots1="1" draw:dots1-length="0.0114in" draw:dots2="1" draw:dots2-length="0.0114in" draw:distance="0.0114in"/>
    <draw:stroke-dash draw:name="Dash_20_534" draw:display-name="Dash 534" draw:style="rect" draw:dots1="1" draw:dots1-length="0.0114in" draw:dots2="1" draw:dots2-length="0.0114in" draw:distance="0.0114in"/>
    <draw:stroke-dash draw:name="Dash_20_535" draw:display-name="Dash 535" draw:style="rect" draw:dots1="1" draw:dots1-length="0.0114in" draw:dots2="1" draw:dots2-length="0.0114in" draw:distance="0.0114in"/>
    <draw:stroke-dash draw:name="Dash_20_536" draw:display-name="Dash 536" draw:style="rect" draw:dots1="1" draw:dots1-length="0.0114in" draw:dots2="1" draw:dots2-length="0.0114in" draw:distance="0.0114in"/>
    <draw:stroke-dash draw:name="Dash_20_537" draw:display-name="Dash 537" draw:style="rect" draw:dots1="1" draw:dots1-length="0.0114in" draw:dots2="1" draw:dots2-length="0.0114in" draw:distance="0.0114in"/>
    <draw:stroke-dash draw:name="Dash_20_538" draw:display-name="Dash 538" draw:style="rect" draw:dots1="1" draw:dots1-length="0.0114in" draw:dots2="1" draw:dots2-length="0.0114in" draw:distance="0.0114in"/>
    <draw:stroke-dash draw:name="Dash_20_539" draw:display-name="Dash 539" draw:style="rect" draw:dots1="1" draw:dots1-length="0.0114in" draw:dots2="1" draw:dots2-length="0.0114in" draw:distance="0.0114in"/>
    <draw:stroke-dash draw:name="Dash_20_54" draw:display-name="Dash 54" draw:style="rect" draw:dots1="1" draw:dots1-length="0.0114in" draw:dots2="1" draw:dots2-length="0.0114in" draw:distance="0.0114in"/>
    <draw:stroke-dash draw:name="Dash_20_540" draw:display-name="Dash 540" draw:style="rect" draw:dots1="1" draw:dots1-length="0.0114in" draw:dots2="1" draw:dots2-length="0.0114in" draw:distance="0.0114in"/>
    <draw:stroke-dash draw:name="Dash_20_541" draw:display-name="Dash 541" draw:style="rect" draw:dots1="1" draw:dots1-length="0.0114in" draw:dots2="1" draw:dots2-length="0.0114in" draw:distance="0.0114in"/>
    <draw:stroke-dash draw:name="Dash_20_542" draw:display-name="Dash 542" draw:style="rect" draw:dots1="1" draw:dots1-length="0.0114in" draw:dots2="1" draw:dots2-length="0.0114in" draw:distance="0.0114in"/>
    <draw:stroke-dash draw:name="Dash_20_543" draw:display-name="Dash 543" draw:style="rect" draw:dots1="1" draw:dots1-length="0.0114in" draw:dots2="1" draw:dots2-length="0.0114in" draw:distance="0.0114in"/>
    <draw:stroke-dash draw:name="Dash_20_544" draw:display-name="Dash 544" draw:style="rect" draw:dots1="1" draw:dots1-length="0.0114in" draw:dots2="1" draw:dots2-length="0.0114in" draw:distance="0.0114in"/>
    <draw:stroke-dash draw:name="Dash_20_545" draw:display-name="Dash 545" draw:style="rect" draw:dots1="1" draw:dots1-length="0.0114in" draw:dots2="1" draw:dots2-length="0.0114in" draw:distance="0.0114in"/>
    <draw:stroke-dash draw:name="Dash_20_546" draw:display-name="Dash 546" draw:style="rect" draw:dots1="1" draw:dots1-length="0.0114in" draw:dots2="1" draw:dots2-length="0.0114in" draw:distance="0.0114in"/>
    <draw:stroke-dash draw:name="Dash_20_547" draw:display-name="Dash 547" draw:style="rect" draw:dots1="1" draw:dots1-length="0.0114in" draw:dots2="1" draw:dots2-length="0.0114in" draw:distance="0.0114in"/>
    <draw:stroke-dash draw:name="Dash_20_548" draw:display-name="Dash 548" draw:style="rect" draw:dots1="1" draw:dots1-length="0.0114in" draw:dots2="1" draw:dots2-length="0.0114in" draw:distance="0.0114in"/>
    <draw:stroke-dash draw:name="Dash_20_549" draw:display-name="Dash 549" draw:style="rect" draw:dots1="1" draw:dots1-length="0.0114in" draw:dots2="1" draw:dots2-length="0.0114in" draw:distance="0.0114in"/>
    <draw:stroke-dash draw:name="Dash_20_55" draw:display-name="Dash 55" draw:style="rect" draw:dots1="1" draw:dots1-length="0.0114in" draw:dots2="1" draw:dots2-length="0.0114in" draw:distance="0.0114in"/>
    <draw:stroke-dash draw:name="Dash_20_550" draw:display-name="Dash 550" draw:style="rect" draw:dots1="1" draw:dots1-length="0.0114in" draw:dots2="1" draw:dots2-length="0.0114in" draw:distance="0.0114in"/>
    <draw:stroke-dash draw:name="Dash_20_551" draw:display-name="Dash 551" draw:style="rect" draw:dots1="1" draw:dots1-length="0.0114in" draw:dots2="1" draw:dots2-length="0.0114in" draw:distance="0.0114in"/>
    <draw:stroke-dash draw:name="Dash_20_552" draw:display-name="Dash 552" draw:style="rect" draw:dots1="1" draw:dots1-length="0.0114in" draw:dots2="1" draw:dots2-length="0.0114in" draw:distance="0.0114in"/>
    <draw:stroke-dash draw:name="Dash_20_553" draw:display-name="Dash 553" draw:style="rect" draw:dots1="1" draw:dots1-length="0.0114in" draw:dots2="1" draw:dots2-length="0.0114in" draw:distance="0.0114in"/>
    <draw:stroke-dash draw:name="Dash_20_554" draw:display-name="Dash 554" draw:style="rect" draw:dots1="1" draw:dots1-length="0.0114in" draw:dots2="1" draw:dots2-length="0.0114in" draw:distance="0.0114in"/>
    <draw:stroke-dash draw:name="Dash_20_555" draw:display-name="Dash 555" draw:style="rect" draw:dots1="1" draw:dots1-length="0.0114in" draw:dots2="1" draw:dots2-length="0.0114in" draw:distance="0.0114in"/>
    <draw:stroke-dash draw:name="Dash_20_556" draw:display-name="Dash 556" draw:style="rect" draw:dots1="1" draw:dots1-length="0.0114in" draw:dots2="1" draw:dots2-length="0.0114in" draw:distance="0.0114in"/>
    <draw:stroke-dash draw:name="Dash_20_557" draw:display-name="Dash 557" draw:style="rect" draw:dots1="1" draw:dots1-length="0.0114in" draw:dots2="1" draw:dots2-length="0.0114in" draw:distance="0.0114in"/>
    <draw:stroke-dash draw:name="Dash_20_558" draw:display-name="Dash 558" draw:style="rect" draw:dots1="1" draw:dots1-length="0.0114in" draw:dots2="1" draw:dots2-length="0.0114in" draw:distance="0.0114in"/>
    <draw:stroke-dash draw:name="Dash_20_559" draw:display-name="Dash 559" draw:style="rect" draw:dots1="1" draw:dots1-length="0.0114in" draw:dots2="1" draw:dots2-length="0.0114in" draw:distance="0.0114in"/>
    <draw:stroke-dash draw:name="Dash_20_56" draw:display-name="Dash 56" draw:style="rect" draw:dots1="1" draw:dots1-length="0.0114in" draw:dots2="1" draw:dots2-length="0.0114in" draw:distance="0.0114in"/>
    <draw:stroke-dash draw:name="Dash_20_560" draw:display-name="Dash 560" draw:style="rect" draw:dots1="1" draw:dots1-length="0.0114in" draw:dots2="1" draw:dots2-length="0.0114in" draw:distance="0.0114in"/>
    <draw:stroke-dash draw:name="Dash_20_561" draw:display-name="Dash 561" draw:style="rect" draw:dots1="1" draw:dots1-length="0.0114in" draw:dots2="1" draw:dots2-length="0.0114in" draw:distance="0.0114in"/>
    <draw:stroke-dash draw:name="Dash_20_562" draw:display-name="Dash 562" draw:style="rect" draw:dots1="1" draw:dots1-length="0.0114in" draw:dots2="1" draw:dots2-length="0.0114in" draw:distance="0.0114in"/>
    <draw:stroke-dash draw:name="Dash_20_563" draw:display-name="Dash 563" draw:style="rect" draw:dots1="1" draw:dots1-length="0.0114in" draw:dots2="1" draw:dots2-length="0.0114in" draw:distance="0.0114in"/>
    <draw:stroke-dash draw:name="Dash_20_564" draw:display-name="Dash 564" draw:style="rect" draw:dots1="1" draw:dots1-length="0.0114in" draw:dots2="1" draw:dots2-length="0.0114in" draw:distance="0.0114in"/>
    <draw:stroke-dash draw:name="Dash_20_565" draw:display-name="Dash 565" draw:style="rect" draw:dots1="1" draw:dots1-length="0.0114in" draw:dots2="1" draw:dots2-length="0.0114in" draw:distance="0.0114in"/>
    <draw:stroke-dash draw:name="Dash_20_566" draw:display-name="Dash 566" draw:style="rect" draw:dots1="1" draw:dots1-length="0.0114in" draw:dots2="1" draw:dots2-length="0.0114in" draw:distance="0.0114in"/>
    <draw:stroke-dash draw:name="Dash_20_567" draw:display-name="Dash 567" draw:style="rect" draw:dots1="1" draw:dots1-length="0.0114in" draw:dots2="1" draw:dots2-length="0.0114in" draw:distance="0.0114in"/>
    <draw:stroke-dash draw:name="Dash_20_568" draw:display-name="Dash 568" draw:style="rect" draw:dots1="1" draw:dots1-length="0.0114in" draw:dots2="1" draw:dots2-length="0.0114in" draw:distance="0.0114in"/>
    <draw:stroke-dash draw:name="Dash_20_569" draw:display-name="Dash 569" draw:style="rect" draw:dots1="1" draw:dots1-length="0.0114in" draw:dots2="1" draw:dots2-length="0.0114in" draw:distance="0.0114in"/>
    <draw:stroke-dash draw:name="Dash_20_57" draw:display-name="Dash 57" draw:style="rect" draw:dots1="1" draw:dots1-length="0.0114in" draw:dots2="1" draw:dots2-length="0.0114in" draw:distance="0.0114in"/>
    <draw:stroke-dash draw:name="Dash_20_570" draw:display-name="Dash 570" draw:style="rect" draw:dots1="1" draw:dots1-length="0.0114in" draw:dots2="1" draw:dots2-length="0.0114in" draw:distance="0.0114in"/>
    <draw:stroke-dash draw:name="Dash_20_571" draw:display-name="Dash 571" draw:style="rect" draw:dots1="1" draw:dots1-length="0.0114in" draw:dots2="1" draw:dots2-length="0.0114in" draw:distance="0.0114in"/>
    <draw:stroke-dash draw:name="Dash_20_572" draw:display-name="Dash 572" draw:style="rect" draw:dots1="1" draw:dots1-length="0.0114in" draw:dots2="1" draw:dots2-length="0.0114in" draw:distance="0.0114in"/>
    <draw:stroke-dash draw:name="Dash_20_573" draw:display-name="Dash 573" draw:style="rect" draw:dots1="1" draw:dots1-length="0.0114in" draw:dots2="1" draw:dots2-length="0.0114in" draw:distance="0.0114in"/>
    <draw:stroke-dash draw:name="Dash_20_574" draw:display-name="Dash 574" draw:style="rect" draw:dots1="1" draw:dots1-length="0.0114in" draw:dots2="1" draw:dots2-length="0.0114in" draw:distance="0.0114in"/>
    <draw:stroke-dash draw:name="Dash_20_575" draw:display-name="Dash 575" draw:style="rect" draw:dots1="1" draw:dots1-length="0.0114in" draw:dots2="1" draw:dots2-length="0.0114in" draw:distance="0.0114in"/>
    <draw:stroke-dash draw:name="Dash_20_576" draw:display-name="Dash 576" draw:style="rect" draw:dots1="1" draw:dots1-length="0.0114in" draw:dots2="1" draw:dots2-length="0.0114in" draw:distance="0.0114in"/>
    <draw:stroke-dash draw:name="Dash_20_577" draw:display-name="Dash 577" draw:style="rect" draw:dots1="1" draw:dots1-length="0.0114in" draw:dots2="1" draw:dots2-length="0.0114in" draw:distance="0.0114in"/>
    <draw:stroke-dash draw:name="Dash_20_578" draw:display-name="Dash 578" draw:style="rect" draw:dots1="1" draw:dots1-length="0.0114in" draw:dots2="1" draw:dots2-length="0.0114in" draw:distance="0.0114in"/>
    <draw:stroke-dash draw:name="Dash_20_579" draw:display-name="Dash 579" draw:style="rect" draw:dots1="1" draw:dots1-length="0.0114in" draw:dots2="1" draw:dots2-length="0.0114in" draw:distance="0.0114in"/>
    <draw:stroke-dash draw:name="Dash_20_58" draw:display-name="Dash 58" draw:style="rect" draw:dots1="1" draw:dots1-length="0.0114in" draw:dots2="1" draw:dots2-length="0.0114in" draw:distance="0.0114in"/>
    <draw:stroke-dash draw:name="Dash_20_580" draw:display-name="Dash 580" draw:style="rect" draw:dots1="1" draw:dots1-length="0.0114in" draw:dots2="1" draw:dots2-length="0.0114in" draw:distance="0.0114in"/>
    <draw:stroke-dash draw:name="Dash_20_59" draw:display-name="Dash 59" draw:style="rect" draw:dots1="1" draw:dots1-length="0.0114in" draw:dots2="1" draw:dots2-length="0.0114in" draw:distance="0.0114in"/>
    <draw:stroke-dash draw:name="Dash_20_6" draw:display-name="Dash 6" draw:style="rect" draw:dots1="1" draw:dots1-length="0.0114in" draw:dots2="1" draw:dots2-length="0.0114in" draw:distance="0.0114in"/>
    <draw:stroke-dash draw:name="Dash_20_60" draw:display-name="Dash 60" draw:style="rect" draw:dots1="1" draw:dots1-length="0.0114in" draw:dots2="1" draw:dots2-length="0.0114in" draw:distance="0.0114in"/>
    <draw:stroke-dash draw:name="Dash_20_61" draw:display-name="Dash 61" draw:style="rect" draw:dots1="1" draw:dots1-length="0.0114in" draw:dots2="1" draw:dots2-length="0.0114in" draw:distance="0.0114in"/>
    <draw:stroke-dash draw:name="Dash_20_62" draw:display-name="Dash 62" draw:style="rect" draw:dots1="1" draw:dots1-length="0.0114in" draw:dots2="1" draw:dots2-length="0.0114in" draw:distance="0.0114in"/>
    <draw:stroke-dash draw:name="Dash_20_63" draw:display-name="Dash 63" draw:style="rect" draw:dots1="1" draw:dots1-length="0.0114in" draw:dots2="1" draw:dots2-length="0.0114in" draw:distance="0.0114in"/>
    <draw:stroke-dash draw:name="Dash_20_64" draw:display-name="Dash 64" draw:style="rect" draw:dots1="1" draw:dots1-length="0.0114in" draw:dots2="1" draw:dots2-length="0.0114in" draw:distance="0.0114in"/>
    <draw:stroke-dash draw:name="Dash_20_65" draw:display-name="Dash 65" draw:style="rect" draw:dots1="1" draw:dots1-length="0.0114in" draw:dots2="1" draw:dots2-length="0.0114in" draw:distance="0.0114in"/>
    <draw:stroke-dash draw:name="Dash_20_66" draw:display-name="Dash 66" draw:style="rect" draw:dots1="1" draw:dots1-length="0.0114in" draw:dots2="1" draw:dots2-length="0.0114in" draw:distance="0.0114in"/>
    <draw:stroke-dash draw:name="Dash_20_67" draw:display-name="Dash 67" draw:style="rect" draw:dots1="1" draw:dots1-length="0.0114in" draw:dots2="1" draw:dots2-length="0.0114in" draw:distance="0.0114in"/>
    <draw:stroke-dash draw:name="Dash_20_68" draw:display-name="Dash 68" draw:style="rect" draw:dots1="1" draw:dots1-length="0.0114in" draw:dots2="1" draw:dots2-length="0.0114in" draw:distance="0.0114in"/>
    <draw:stroke-dash draw:name="Dash_20_69" draw:display-name="Dash 69" draw:style="rect" draw:dots1="1" draw:dots1-length="0.0114in" draw:dots2="1" draw:dots2-length="0.0114in" draw:distance="0.0114in"/>
    <draw:stroke-dash draw:name="Dash_20_7" draw:display-name="Dash 7" draw:style="rect" draw:dots1="1" draw:dots1-length="0.0114in" draw:dots2="1" draw:dots2-length="0.0114in" draw:distance="0.0114in"/>
    <draw:stroke-dash draw:name="Dash_20_70" draw:display-name="Dash 70" draw:style="rect" draw:dots1="1" draw:dots1-length="0.0114in" draw:dots2="1" draw:dots2-length="0.0114in" draw:distance="0.0114in"/>
    <draw:stroke-dash draw:name="Dash_20_71" draw:display-name="Dash 71" draw:style="rect" draw:dots1="1" draw:dots1-length="0.0114in" draw:dots2="1" draw:dots2-length="0.0114in" draw:distance="0.0114in"/>
    <draw:stroke-dash draw:name="Dash_20_72" draw:display-name="Dash 72" draw:style="rect" draw:dots1="1" draw:dots1-length="0.0114in" draw:dots2="1" draw:dots2-length="0.0114in" draw:distance="0.0114in"/>
    <draw:stroke-dash draw:name="Dash_20_73" draw:display-name="Dash 73" draw:style="rect" draw:dots1="1" draw:dots1-length="0.0114in" draw:dots2="1" draw:dots2-length="0.0114in" draw:distance="0.0114in"/>
    <draw:stroke-dash draw:name="Dash_20_74" draw:display-name="Dash 74" draw:style="rect" draw:dots1="1" draw:dots1-length="0.0114in" draw:dots2="1" draw:dots2-length="0.0114in" draw:distance="0.0114in"/>
    <draw:stroke-dash draw:name="Dash_20_75" draw:display-name="Dash 75" draw:style="rect" draw:dots1="1" draw:dots1-length="0.0114in" draw:dots2="1" draw:dots2-length="0.0114in" draw:distance="0.0114in"/>
    <draw:stroke-dash draw:name="Dash_20_76" draw:display-name="Dash 76" draw:style="rect" draw:dots1="1" draw:dots1-length="0.0114in" draw:dots2="1" draw:dots2-length="0.0114in" draw:distance="0.0114in"/>
    <draw:stroke-dash draw:name="Dash_20_77" draw:display-name="Dash 77" draw:style="rect" draw:dots1="1" draw:dots1-length="0.0114in" draw:dots2="1" draw:dots2-length="0.0114in" draw:distance="0.0114in"/>
    <draw:stroke-dash draw:name="Dash_20_78" draw:display-name="Dash 78" draw:style="rect" draw:dots1="1" draw:dots1-length="0.0114in" draw:dots2="1" draw:dots2-length="0.0114in" draw:distance="0.0114in"/>
    <draw:stroke-dash draw:name="Dash_20_79" draw:display-name="Dash 79"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80" draw:display-name="Dash 80" draw:style="rect" draw:dots1="1" draw:dots1-length="0.0114in" draw:dots2="1" draw:dots2-length="0.0114in" draw:distance="0.0114in"/>
    <draw:stroke-dash draw:name="Dash_20_81" draw:display-name="Dash 81" draw:style="rect" draw:dots1="1" draw:dots1-length="0.0114in" draw:dots2="1" draw:dots2-length="0.0114in" draw:distance="0.0114in"/>
    <draw:stroke-dash draw:name="Dash_20_82" draw:display-name="Dash 82" draw:style="rect" draw:dots1="1" draw:dots1-length="0.0114in" draw:dots2="1" draw:dots2-length="0.0114in" draw:distance="0.0114in"/>
    <draw:stroke-dash draw:name="Dash_20_83" draw:display-name="Dash 83" draw:style="rect" draw:dots1="1" draw:dots1-length="0.0114in" draw:dots2="1" draw:dots2-length="0.0114in" draw:distance="0.0114in"/>
    <draw:stroke-dash draw:name="Dash_20_84" draw:display-name="Dash 84" draw:style="rect" draw:dots1="1" draw:dots1-length="0.0114in" draw:dots2="1" draw:dots2-length="0.0114in" draw:distance="0.0114in"/>
    <draw:stroke-dash draw:name="Dash_20_85" draw:display-name="Dash 85" draw:style="rect" draw:dots1="1" draw:dots1-length="0.0114in" draw:dots2="1" draw:dots2-length="0.0114in" draw:distance="0.0114in"/>
    <draw:stroke-dash draw:name="Dash_20_86" draw:display-name="Dash 86" draw:style="rect" draw:dots1="1" draw:dots1-length="0.0114in" draw:dots2="1" draw:dots2-length="0.0114in" draw:distance="0.0114in"/>
    <draw:stroke-dash draw:name="Dash_20_87" draw:display-name="Dash 87" draw:style="rect" draw:dots1="1" draw:dots1-length="0.0114in" draw:dots2="1" draw:dots2-length="0.0114in" draw:distance="0.0114in"/>
    <draw:stroke-dash draw:name="Dash_20_88" draw:display-name="Dash 88" draw:style="rect" draw:dots1="1" draw:dots1-length="0.0114in" draw:dots2="1" draw:dots2-length="0.0114in" draw:distance="0.0114in"/>
    <draw:stroke-dash draw:name="Dash_20_89" draw:display-name="Dash 89" draw:style="rect" draw:dots1="1" draw:dots1-length="0.0114in" draw:dots2="1" draw:dots2-length="0.0114in" draw:distance="0.0114in"/>
    <draw:stroke-dash draw:name="Dash_20_9" draw:display-name="Dash 9" draw:style="rect" draw:dots1="1" draw:dots1-length="0.0114in" draw:dots2="1" draw:dots2-length="0.0114in" draw:distance="0.0114in"/>
    <draw:stroke-dash draw:name="Dash_20_90" draw:display-name="Dash 90" draw:style="rect" draw:dots1="1" draw:dots1-length="0.0114in" draw:dots2="1" draw:dots2-length="0.0114in" draw:distance="0.0114in"/>
    <draw:stroke-dash draw:name="Dash_20_91" draw:display-name="Dash 91" draw:style="rect" draw:dots1="1" draw:dots1-length="0.0114in" draw:dots2="1" draw:dots2-length="0.0114in" draw:distance="0.0114in"/>
    <draw:stroke-dash draw:name="Dash_20_92" draw:display-name="Dash 92" draw:style="rect" draw:dots1="1" draw:dots1-length="0.0114in" draw:dots2="1" draw:dots2-length="0.0114in" draw:distance="0.0114in"/>
    <draw:stroke-dash draw:name="Dash_20_93" draw:display-name="Dash 93" draw:style="rect" draw:dots1="1" draw:dots1-length="0.0114in" draw:dots2="1" draw:dots2-length="0.0114in" draw:distance="0.0114in"/>
    <draw:stroke-dash draw:name="Dash_20_94" draw:display-name="Dash 94" draw:style="rect" draw:dots1="1" draw:dots1-length="0.0114in" draw:dots2="1" draw:dots2-length="0.0114in" draw:distance="0.0114in"/>
    <draw:stroke-dash draw:name="Dash_20_95" draw:display-name="Dash 95" draw:style="rect" draw:dots1="1" draw:dots1-length="0.0114in" draw:dots2="1" draw:dots2-length="0.0114in" draw:distance="0.0114in"/>
    <draw:stroke-dash draw:name="Dash_20_96" draw:display-name="Dash 96" draw:style="rect" draw:dots1="1" draw:dots1-length="0.0114in" draw:dots2="1" draw:dots2-length="0.0114in" draw:distance="0.0114in"/>
    <draw:stroke-dash draw:name="Dash_20_97" draw:display-name="Dash 97" draw:style="rect" draw:dots1="1" draw:dots1-length="0.0114in" draw:dots2="1" draw:dots2-length="0.0114in" draw:distance="0.0114in"/>
    <draw:stroke-dash draw:name="Dash_20_98" draw:display-name="Dash 98" draw:style="rect" draw:dots1="1" draw:dots1-length="0.0114in" draw:dots2="1" draw:dots2-length="0.0114in" draw:distance="0.0114in"/>
    <draw:stroke-dash draw:name="Dash_20_99" draw:display-name="Dash 99" draw:style="rect" draw:dots1="1" draw:dots1-length="0.0114in" draw:dots2="1" draw:dots2-length="0.0114in" draw:distance="0.0114in"/>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Teletype" style:family="text">
      <style:text-properties style:font-name="Cumberland" style:font-name-asian="Cumberland" style:font-name-complex="Cumberland"/>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Unix OpenOffice.org_project/320m19$Build-9505</meta:generator>
    <meta:creation-date>2005-10-05T14:53:25</meta:creation-date>
    <dc:creator>Andreas Dilger</dc:creator>
    <dc:date>2010-10-28T14:40:43</dc:date>
    <meta:print-date>2005-11-07T19:23:38</meta:print-date>
    <dc:language>en-US</dc:language>
    <meta:editing-cycles>125</meta:editing-cycles>
    <meta:editing-duration>PT282H38M43S</meta:editing-duration>
    <meta:document-statistic meta:table-count="19" meta:image-count="1" meta:object-count="18" meta:page-count="57" meta:paragraph-count="1155" meta:word-count="12250" meta:character-count="77568"/>
    <meta:user-defined meta:name="Info 1"/>
    <meta:user-defined meta:name="Info 2"/>
    <meta:user-defined meta:name="Info 3"/>
    <meta:user-defined meta:name="Info 4"/>
  </office:meta>
</office:document-meta>
</file>

<file path=Obj00E3F3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99ff"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stroke="none" svg:stroke-color="#000000" draw:fill="none" draw:fill-color="#ffffff" fo:min-height="6.119cm"/>
    </style:style>
    <style:style style:name="gr5" style:family="graphic" style:parent-style-name="standard">
      <style:graphic-properties draw:stroke="none" svg:stroke-color="#000000" draw:fill="none" draw:fill-color="#ffffff" fo:min-height="0.42cm"/>
    </style:style>
    <style:style style:name="P1" style:family="paragraph">
      <style:paragraph-properties fo:text-align="center"/>
      <style:text-properties fo:font-size="8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Times New Roman'" style:font-pitch="variable" fo:font-size="8pt" fo:font-style="italic" style:font-style-asian="italic" style:font-style-complex="italic"/>
    </style:style>
    <style:style style:name="P4" style:family="paragraph">
      <style:paragraph-properties fo:margin-left="0cm" fo:margin-right="0cm" fo:text-indent="0cm"/>
      <style:text-properties fo:font-size="8pt" fo:font-weight="bold"/>
    </style:style>
    <style:style style:name="T1" style:family="text">
      <style:text-properties fo:font-family="'Times New Roman'" style:font-pitch="variable" fo:font-size="8pt" fo:font-style="italic" style:font-style-asian="italic" style:font-style-complex="italic"/>
    </style:style>
    <style:style style:name="T2" style:family="text">
      <style:text-properties fo:font-size="8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567cm" svg:height="6.21cm" svg:x="0.33cm" svg:y="0cm">
          <text:p/>
        </draw:rect>
        <draw:rect draw:style-name="gr2" draw:text-style-name="P1" draw:layer="layout" svg:width="8.719cm" svg:height="1.524cm" svg:x="0.997cm" svg:y="2.616cm">
          <text:p/>
        </draw:rect>
        <draw:rect draw:style-name="gr3" draw:text-style-name="P1" draw:layer="layout" svg:width="8.576cm" svg:height="1.601cm" svg:x="1.118cm" svg:y="4.54cm">
          <text:p/>
        </draw:rect>
        <draw:frame draw:style-name="gr4" draw:text-style-name="P3" draw:layer="layout" svg:width="9.85cm" svg:height="6.119cm" svg:x="0cm" svg:y="0cm">
          <draw:text-box>
            <text:p text:style-name="P2"><text:span text:style-name="T1"><text:s text:c="8"/></text:span><text:span text:style-name="T1">type='mirror'</text:span></text:p>
            <text:p text:style-name="P2"><text:span text:style-name="T1"><text:s text:c="8"/></text:span><text:span text:style-name="T1">id=1</text:span></text:p>
            <text:p text:style-name="P2"><text:span text:style-name="T1"><text:s text:c="8"/></text:span><text:span text:style-name="T1">guid=16593009660401351626</text:span></text:p>
            <text:p text:style-name="P2"><text:span text:style-name="T1"><text:s text:c="8"/></text:span><text:span text:style-name="T1">metaslab_array = 13</text:span></text:p>
            <text:p text:style-name="P2"><text:span text:style-name="T1"><text:s text:c="8"/></text:span><text:span text:style-name="T1">metaslab_shift = 22</text:span></text:p>
            <text:p text:style-name="P2"><text:span text:style-name="T1"><text:s text:c="8"/></text:span><text:span text:style-name="T1">ashift = 9</text:span></text:p>
            <text:p text:style-name="P2"><text:span text:style-name="T1"><text:s text:c="8"/></text:span><text:span text:style-name="T1">asize =519569408</text:span></text:p>
            <text:p text:style-name="P2"><text:span text:style-name="T1"><text:s text:c="8"/></text:span><text:span text:style-name="T1">children[0]</text:span></text:p>
            <text:p text:style-name="P2"><text:span text:style-name="T1"><text:s text:c="16"/></text:span><text:span text:style-name="T1">type='disk'</text:span></text:p>
            <text:p text:style-name="P2"><text:span text:style-name="T1"><text:s text:c="16"/></text:span><text:span text:style-name="T1">id=2</text:span></text:p>
            <text:p text:style-name="P2"><text:span text:style-name="T1"><text:s text:c="16"/></text:span><text:span text:style-name="T1">guid=6649981596953412974</text:span></text:p>
            <text:p text:style-name="P2"><text:span text:style-name="T1"><text:s text:c="16"/></text:span><text:span text:style-name="T1">path='/dev/dsk/c4t0d0'</text:span></text:p>
            <text:p text:style-name="P2"><text:span text:style-name="T1"><text:s text:c="16"/></text:span><text:span text:style-name="T1">devid='id1,</text:span><text:span text:style-name="T1"><text:a xlink:href="mailto:sd@SSEAGATE">sd@SSEAGATE</text:a></text:span><text:span text:style-name="T1">_ST373453LW_3HW0J0FJ00007404E4NS/a'</text:span></text:p>
            <text:p text:style-name="P2"><text:span text:style-name="T1"><text:s text:c="8"/></text:span><text:span text:style-name="T1">children[1]</text:span></text:p>
            <text:p text:style-name="P2"><text:span text:style-name="T1"><text:s text:c="16"/></text:span><text:span text:style-name="T1">type='disk'</text:span></text:p>
            <text:p text:style-name="P2"><text:span text:style-name="T1"><text:s text:c="16"/></text:span><text:span text:style-name="T1">id=3</text:span></text:p>
            <text:p text:style-name="P2"><text:span text:style-name="T1"><text:s text:c="16"/></text:span><text:span text:style-name="T1">guid=3648040300193291405</text:span></text:p>
            <text:p text:style-name="P2"><text:span text:style-name="T1"><text:s text:c="16"/></text:span><text:span text:style-name="T1">path='/dev/dsk/c4t1d0'</text:span></text:p>
            <text:p text:style-name="P2"><text:span text:style-name="T1"><text:s text:c="16"/></text:span><text:span text:style-name="T1">devid='id1,</text:span><text:span text:style-name="T1"><text:a xlink:href="mailto:sd@SSEAGATE">sd@SSEAGATE</text:a></text:span><text:span text:style-name="T1">_ST373453LW_3HW0HLAW0007404D6MN/a'</text:span></text:p>
          </draw:text-box>
        </draw:frame>
        <draw:frame draw:style-name="gr5" draw:text-style-name="P4" draw:layer="layout" svg:width="1.237cm" svg:height="0.42cm" svg:x="8.613cm" svg:y="0.001cm">
          <draw:text-box>
            <text:p text:style-name="P2"><text:span text:style-name="T2">vdev_tree</text:span></text:p>
          </draw:text-box>
        </draw:frame>
        <draw:frame draw:style-name="gr5" draw:text-style-name="P4" draw:layer="layout" svg:width="1.298cm" svg:height="0.42cm" svg:x="8.496cm" svg:y="4.576cm">
          <draw:text-box>
            <text:p text:style-name="P2"><text:span text:style-name="T2">vdev_tree</text:span></text:p>
          </draw:text-box>
        </draw:frame>
        <draw:frame draw:style-name="gr5" draw:text-style-name="P4" draw:layer="layout" svg:width="1.255cm" svg:height="0.42cm" svg:x="8.384cm" svg:y="2.586cm">
          <draw:text-box>
            <text:p text:style-name="P2"><text:span text:style-name="T2">vdev_tree</text:span></text:p>
          </draw:text-box>
        </draw:frame>
      </draw:page>
    </office:drawing>
  </office:body>
</office:document-content>
</file>

<file path=Obj00E3F3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ist" style:family="graphic">
      <style:paragraph-properties style:text-autospace="none"/>
      <style:text-properties style:use-window-font-color="true" fo:font-family="Thorndale, 'Times New Roman'" style:font-family-generic="roman" style:font-pitch="variable" fo:font-size="21.2000007629395pt" fo:language="en" fo:country="US" style:font-family-asian="'Andale Sans UI', 'Arial Unicode MS'" style:font-pitch-asian="variable" style:font-size-asian="21.2000007629395pt" style:language-asian="zxx" style:country-asian="none" style:font-family-complex="Lucidasans" style:font-size-complex="21.2000007629395pt"/>
    </style:style>
    <style:style style:name="Caption" style:family="graphic">
      <style:paragraph-properties fo:margin-top="0.374cm" fo:margin-bottom="0.374cm" style:text-autospace="none"/>
      <style:text-properties style:use-window-font-color="true" fo:font-family="Thorndale, 'Times New Roman'" style:font-family-generic="roman" style:font-pitch="variable" fo:font-size="17.7000007629395pt" fo:language="en" fo:country="US" fo:font-style="italic" style:font-family-asian="'Andale Sans UI', 'Arial Unicode MS'" style:font-pitch-asian="variable" style:font-size-asian="17.7000007629395pt" style:language-asian="zxx" style:country-asian="none" style:font-style-asian="italic" style:font-family-complex="Lucidasans" style:font-size-complex="17.7000007629395pt" style:font-style-complex="italic"/>
    </style:style>
    <style:style style:name="Index" style:family="graphic">
      <style:paragraph-properties style:text-autospace="none"/>
      <style:text-properties style:use-window-font-color="true" fo:font-family="Thorndale, 'Times New Roman'" style:font-family-generic="roman" style:font-pitch="variable" fo:font-size="21.2000007629395pt" fo:language="en" fo:country="US" style:font-family-asian="'Andale Sans UI', 'Arial Unicode MS'" style:font-pitch-asian="variable" style:font-size-asian="21.2000007629395pt" style:language-asian="zxx" style:country-asian="none" style:font-family-complex="Lucidasans" style:font-size-complex="21.2000007629395pt"/>
    </style:style>
    <style:style style:name="Internet_20_Link" style:display-name="Internet Link" style:family="graphic">
      <style:paragraph-properties style:text-autospace="none"/>
      <style:text-properties fo:color="#000080" fo:font-family="Thorndale, 'Times New Roman'" style:font-family-generic="roman" style:font-pitch="variable" fo:font-size="21.2000007629395pt" fo:language="en" fo:country="US" style:text-underline-style="solid" style:text-underline-width="auto" style:text-underline-color="font-color" style:font-family-asian="'Andale Sans UI', 'Arial Unicode MS'" style:font-pitch-asian="variable" style:font-size-asian="21.2000007629395pt" style:language-asian="zxx" style:country-asian="none" style:font-family-complex="Lucidasans" style:font-pitch-complex="variable"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 style:family="graphic" style:parent-style-name="standard">
      <style:graphic-properties draw:stroke="dash" draw:stroke-dash="Dash_20_588" svg:stroke-width="0cm" svg:stroke-color="#000000" draw:marker-start-width="0.3cm" draw:marker-start-center="false" draw:marker-end-width="0.3cm" draw:marker-end-center="false" draw:fill="none" draw:fill-color="#e6e6ff" draw:textarea-horizontal-align="center" draw:textarea-vertical-align="middle" draw:shadow="hidden" draw:shadow-offset-x="0.3cm" draw:shadow-offset-y="0.3cm" draw:shadow-color="#808080"/>
    </style:style>
    <style:style style:name="gr5" style:family="graphic" style:parent-style-name="standard">
      <style:graphic-properties draw:stroke="dash" draw:stroke-dash="Dash_20_589" svg:stroke-width="0cm" svg:stroke-color="#000000" draw:marker-start-width="0.3cm" draw:marker-start-center="false" draw:marker-end-width="0.3cm" draw:marker-end-center="false" draw:fill="none" draw:fill-color="#e6e6ff" draw:textarea-horizontal-align="center" draw:textarea-vertical-align="middle" draw:shadow="hidden" draw:shadow-offset-x="0.3cm" draw:shadow-offset-y="0.3cm" draw:shadow-color="#808080"/>
    </style:style>
    <style:style style:name="gr6" style:family="graphic" style:parent-style-name="standard">
      <style:graphic-properties draw:stroke="none" draw:stroke-dash="Dash_20_590" svg:stroke-width="0cm" svg:stroke-color="#000000" draw:marker-start-width="0.3cm" draw:marker-start-center="false" draw:marker-end-width="0.3cm" draw:marker-end-center="false" draw:fill="none" draw:fill-color="#ffffff" fo:min-height="0.952cm" draw:shadow="hidden" draw:shadow-offset-x="0.3cm" draw:shadow-offset-y="0.3cm" draw:shadow-color="#808080"/>
    </style:style>
    <style:style style:name="gr7" style:family="graphic" style:parent-style-name="standard">
      <style:graphic-properties draw:stroke="dash" draw:stroke-dash="Dash_20_59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 style:family="graphic" style:parent-style-name="standard">
      <style:graphic-properties draw:stroke="dash" draw:stroke-dash="Dash_20_59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 style:family="graphic" style:parent-style-name="standard">
      <style:graphic-properties draw:stroke="none" draw:stroke-dash="Dash_20_593" svg:stroke-width="0cm" svg:stroke-color="#000000" draw:marker-start-width="0.3cm" draw:marker-start-center="false" draw:marker-end-width="0.3cm" draw:marker-end-center="false" draw:fill="none" draw:fill-color="#ffffff" fo:min-height="0.532cm" draw:shadow="hidden" draw:shadow-offset-x="0.3cm" draw:shadow-offset-y="0.3cm" draw:shadow-color="#808080"/>
    </style:style>
    <style:style style:name="gr10" style:family="graphic" style:parent-style-name="standard">
      <style:graphic-properties draw:stroke="solid" draw:stroke-dash="Dash_20_59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 style:family="graphic" style:parent-style-name="standard">
      <style:graphic-properties draw:stroke="none" draw:stroke-dash="Dash_20_595" svg:stroke-width="0cm" svg:stroke-color="#000000" draw:marker-start-width="0.3cm" draw:marker-start-center="false" draw:marker-end-width="0.3cm" draw:marker-end-center="false" draw:fill="none" draw:fill-color="#ffffff" fo:min-height="0.482cm" draw:shadow="hidden" draw:shadow-offset-x="0.3cm" draw:shadow-offset-y="0.3cm" draw:shadow-color="#808080"/>
    </style:style>
    <style:style style:name="gr12" style:family="graphic" style:parent-style-name="standard">
      <style:graphic-properties draw:stroke="solid" draw:stroke-dash="Dash_20_59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 style:family="graphic" style:parent-style-name="standard">
      <style:graphic-properties draw:stroke="solid" draw:stroke-dash="Dash_20_59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4" style:family="graphic" style:parent-style-name="standard">
      <style:graphic-properties draw:stroke="solid" draw:stroke-dash="Dash_20_59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5" style:family="graphic" style:parent-style-name="standard">
      <style:graphic-properties draw:stroke="solid" draw:stroke-dash="Dash_20_59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6" style:family="graphic" style:parent-style-name="standard">
      <style:graphic-properties draw:stroke="solid" draw:stroke-dash="Dash_20_60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7" style:family="graphic" style:parent-style-name="standard">
      <style:graphic-properties draw:stroke="solid" draw:stroke-dash="Dash_20_60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8" style:family="graphic" style:parent-style-name="standard">
      <style:graphic-properties draw:stroke="none" svg:stroke-width="0cm" svg:stroke-color="#000000" draw:marker-start-width="0.3cm" draw:marker-start-center="false" draw:marker-end-width="0.3cm" draw:marker-end-center="false" draw:fill="none" draw:fill-color="#ffffff" fo:min-height="0.796cm" draw:shadow="hidden" draw:shadow-offset-x="0.3cm" draw:shadow-offset-y="0.3cm" draw:shadow-color="#808080"/>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P5" style:family="paragraph">
      <style:paragraph-properties fo:margin-left="0cm" fo:margin-right="0cm" fo:margin-top="0cm" fo:margin-bottom="0cm" fo:line-height="100%" fo:text-indent="0cm"/>
    </style:style>
    <style:style style:name="P6"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T1" style:family="text">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5.681cm" svg:height="5.389cm" svg:x="0.23cm" svg:y="2.607cm">
          <text:p/>
        </draw:ellipse>
        <draw:g>
          <draw:rect draw:style-name="gr2" draw:text-style-name="P3" draw:layer="layout" svg:width="1.936cm" svg:height="1.334cm" svg:x="4.563cm" svg:y="0.264cm">
            <text:p text:style-name="P2"><text:span text:style-name="T1">“</text:span><text:span text:style-name="T1">root vdev”</text:span></text:p>
          </draw:rect>
          <draw:rect draw:style-name="gr2" draw:text-style-name="P3" draw:layer="layout" svg:width="1.936cm" svg:height="1.334cm" svg:x="2.108cm" svg:y="3.01cm">
            <text:p text:style-name="P2"><text:span text:style-name="T1"/></text:p>
            <text:p text:style-name="P2"><text:span text:style-name="T1">“</text:span><text:span text:style-name="T1">M1”</text:span></text:p>
            <text:p text:style-name="P2"><text:span text:style-name="T1">vdev</text:span></text:p>
            <text:p text:style-name="P2"><text:span text:style-name="T1">(Mirror A/B)</text:span></text:p>
            <text:p text:style-name="P2"><text:span text:style-name="T1"/></text:p>
          </draw:rect>
          <draw:rect draw:style-name="gr2" draw:text-style-name="P3" draw:layer="layout" svg:width="1.936cm" svg:height="1.334cm" svg:x="7.258cm" svg:y="2.957cm">
            <text:p text:style-name="P2"><text:span text:style-name="T1">“</text:span><text:span text:style-name="T1">M2”</text:span></text:p>
            <text:p text:style-name="P2"><text:span text:style-name="T1">vdev</text:span><text:span text:style-name="T1"><text:line-break/></text:span><text:span text:style-name="T1">(MirrorC/D)</text:span></text:p>
          </draw:rect>
          <draw:rect draw:style-name="gr3" draw:text-style-name="P4" draw:layer="layout" svg:width="1.387cm" svg:height="1.179cm" svg:x="1.06cm" svg:y="5.779cm">
            <text:p/>
          </draw:rect>
          <draw:rect draw:style-name="gr3" draw:text-style-name="P4" draw:layer="layout" svg:width="1.385cm" svg:height="1.181cm" svg:x="3.678cm" svg:y="5.804cm">
            <text:p/>
          </draw:rect>
          <draw:rect draw:style-name="gr3" draw:text-style-name="P4" draw:layer="layout" svg:width="1.387cm" svg:height="1.179cm" svg:x="6.475cm" svg:y="5.779cm">
            <text:p/>
          </draw:rect>
          <draw:rect draw:style-name="gr3" draw:text-style-name="P4" draw:layer="layout" svg:width="1.387cm" svg:height="1.181cm" svg:x="9.012cm" svg:y="5.804cm">
            <text:p/>
          </draw:rect>
          <draw:ellipse draw:style-name="gr3" draw:text-style-name="P4" draw:layer="layout" svg:width="1.385cm" svg:height="0.47cm" svg:x="1.06cm" svg:y="5.571cm">
            <text:p/>
          </draw:ellipse>
          <draw:ellipse draw:style-name="gr3" draw:text-style-name="P4" draw:layer="layout" svg:width="1.384cm" svg:height="0.472cm" svg:x="3.678cm" svg:y="5.573cm">
            <text:p/>
          </draw:ellipse>
          <draw:ellipse draw:style-name="gr3" draw:text-style-name="P4" draw:layer="layout" svg:width="1.385cm" svg:height="0.472cm" svg:x="6.475cm" svg:y="5.573cm">
            <text:p/>
          </draw:ellipse>
          <draw:ellipse draw:style-name="gr3" draw:text-style-name="P4" draw:layer="layout" svg:width="1.385cm" svg:height="0.472cm" svg:x="9.012cm" svg:y="5.575cm">
            <text:p/>
          </draw:ellipse>
          <draw:rect draw:style-name="gr4" draw:text-style-name="P4" draw:layer="layout" svg:width="11.722cm" svg:height="2.042cm" svg:x="0cm" svg:y="5.285cm">
            <text:p/>
          </draw:rect>
          <draw:ellipse draw:style-name="gr5" draw:text-style-name="P4" draw:layer="layout" svg:width="11.27cm" svg:height="4.945cm" svg:x="0.042cm" svg:y="0.001cm">
            <text:p/>
          </draw:ellipse>
          <draw:frame draw:style-name="gr6" draw:text-style-name="P3" draw:layer="layout" svg:width="2.405cm" svg:height="0.952cm" svg:x="4.512cm" svg:y="3.192cm">
            <draw:text-box>
              <text:p text:style-name="P2"><text:span text:style-name="T1">Top Level </text:span></text:p>
              <text:p text:style-name="P2"><text:span text:style-name="T1">vdevs</text:span></text:p>
            </draw:text-box>
          </draw:frame>
          <draw:line draw:style-name="gr7" draw:text-style-name="P4" draw:layer="layout" svg:x1="4.929cm" svg:y1="3.765cm" svg:x2="4.068cm" svg:y2="3.765cm">
            <text:p/>
          </draw:line>
          <draw:line draw:style-name="gr8" draw:text-style-name="P4" draw:layer="layout" svg:x1="6.447cm" svg:y1="3.716cm" svg:x2="7.311cm" svg:y2="3.716cm">
            <text:p/>
          </draw:line>
          <draw:frame draw:style-name="gr9" draw:text-style-name="P6" draw:layer="layout" svg:width="1.982cm" svg:height="0.532cm" svg:x="9.49cm" svg:y="0.179cm">
            <draw:text-box>
              <text:p text:style-name="P5"><text:span text:style-name="T1">Internal/Logical Vdevs</text:span></text:p>
            </draw:text-box>
          </draw:frame>
          <draw:line draw:style-name="gr10" draw:text-style-name="P3" draw:layer="layout" svg:x1="9.406cm" svg:y1="0.301cm" svg:x2="9.036cm" svg:y2="0.525cm">
            <text:p/>
          </draw:line>
          <draw:frame draw:style-name="gr11" draw:text-style-name="P6" draw:layer="layout" svg:width="1.858cm" svg:height="0.482cm" svg:x="10.063cm" svg:y="4.963cm">
            <draw:text-box>
              <text:p text:style-name="P5"><text:span text:style-name="T1">Physical/Leaf Vdevs</text:span></text:p>
            </draw:text-box>
          </draw:frame>
          <draw:line draw:style-name="gr12" draw:text-style-name="P3" draw:layer="layout" svg:x1="5.48cm" svg:y1="1.624cm" svg:x2="3.203cm" svg:y2="3.035cm">
            <text:p/>
          </draw:line>
          <draw:line draw:style-name="gr13" draw:text-style-name="P3" draw:layer="layout" svg:x1="5.689cm" svg:y1="1.597cm" svg:x2="8.409cm" svg:y2="3.01cm">
            <text:p/>
          </draw:line>
          <draw:line draw:style-name="gr14" draw:text-style-name="P3" draw:layer="layout" svg:x1="3.073cm" svg:y1="4.368cm" svg:x2="1.792cm" svg:y2="5.546cm">
            <text:p/>
          </draw:line>
          <draw:line draw:style-name="gr15" draw:text-style-name="P3" draw:layer="layout" svg:x1="3.334cm" svg:y1="4.34cm" svg:x2="4.406cm" svg:y2="5.598cm">
            <text:p/>
          </draw:line>
          <draw:line draw:style-name="gr16" draw:text-style-name="P3" draw:layer="layout" svg:x1="8.176cm" svg:y1="4.283cm" svg:x2="7.128cm" svg:y2="5.572cm">
            <text:p/>
          </draw:line>
          <draw:line draw:style-name="gr17" draw:text-style-name="P3" draw:layer="layout" svg:x1="8.493cm" svg:y1="4.283cm" svg:x2="9.768cm" svg:y2="5.519cm">
            <text:p/>
          </draw:line>
          <draw:frame draw:style-name="gr18" draw:text-style-name="P3" draw:layer="layout" svg:width="0.992cm" svg:height="0.796cm" svg:x="1.258cm" svg:y="6.121cm">
            <draw:text-box>
              <text:p text:style-name="P2"><text:span text:style-name="T1">“</text:span><text:span text:style-name="T1">A”</text:span></text:p>
              <text:p text:style-name="P2"><text:span text:style-name="T1">vdev</text:span></text:p>
              <text:p text:style-name="P2"><text:span text:style-name="T1">(disk)</text:span></text:p>
            </draw:text-box>
          </draw:frame>
          <draw:frame draw:style-name="gr18" draw:text-style-name="P3" draw:layer="layout" svg:width="0.992cm" svg:height="0.796cm" svg:x="3.889cm" svg:y="6.123cm">
            <draw:text-box>
              <text:p text:style-name="P2"><text:span text:style-name="T1">“</text:span><text:span text:style-name="T1">B”</text:span></text:p>
              <text:p text:style-name="P2"><text:span text:style-name="T1">vdev</text:span></text:p>
              <text:p text:style-name="P2"><text:span text:style-name="T1">(disk)</text:span></text:p>
            </draw:text-box>
          </draw:frame>
          <draw:frame draw:style-name="gr18" draw:text-style-name="P3" draw:layer="layout" svg:width="0.992cm" svg:height="0.796cm" svg:x="6.668cm" svg:y="6.123cm">
            <draw:text-box>
              <text:p text:style-name="P2"><text:span text:style-name="T1">“</text:span><text:span text:style-name="T1">C”</text:span></text:p>
              <text:p text:style-name="P2"><text:span text:style-name="T1">vdev</text:span></text:p>
              <text:p text:style-name="P2"><text:span text:style-name="T1">(disk)</text:span></text:p>
            </draw:text-box>
          </draw:frame>
          <draw:frame draw:style-name="gr18" draw:text-style-name="P3" draw:layer="layout" svg:width="0.992cm" svg:height="0.796cm" svg:x="9.234cm" svg:y="6.109cm">
            <draw:text-box>
              <text:p text:style-name="P2"><text:span text:style-name="T1">“</text:span><text:span text:style-name="T1">D”</text:span></text:p>
              <text:p text:style-name="P2"><text:span text:style-name="T1">vdev</text:span></text:p>
              <text:p text:style-name="P2"><text:span text:style-name="T1">(disk)</text:span></text:p>
            </draw:text-box>
          </draw:frame>
        </draw:g>
      </draw:page>
    </office:drawing>
  </office:body>
</office:document-content>
</file>

<file path=Obj00E3F3E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588" draw:display-name="Dash 588" draw:style="rect" draw:dots1="1" draw:dots1-length="0.029cm" draw:dots2="1" draw:dots2-length="0.029cm" draw:distance="0.029cm"/>
    <draw:stroke-dash draw:name="Dash_20_589" draw:display-name="Dash 589" draw:style="rect" draw:dots1="1" draw:dots1-length="0.029cm" draw:dots2="1" draw:dots2-length="0.029cm" draw:distance="0.029cm"/>
    <draw:stroke-dash draw:name="Dash_20_590" draw:display-name="Dash 590" draw:style="rect" draw:dots1="1" draw:dots1-length="0.029cm" draw:dots2="1" draw:dots2-length="0.029cm" draw:distance="0.029cm"/>
    <draw:stroke-dash draw:name="Dash_20_591" draw:display-name="Dash 591" draw:style="rect" draw:dots1="1" draw:dots1-length="0.029cm" draw:dots2="1" draw:dots2-length="0.029cm" draw:distance="0.029cm"/>
    <draw:stroke-dash draw:name="Dash_20_592" draw:display-name="Dash 592" draw:style="rect" draw:dots1="1" draw:dots1-length="0.029cm" draw:dots2="1" draw:dots2-length="0.029cm" draw:distance="0.029cm"/>
    <draw:stroke-dash draw:name="Dash_20_593" draw:display-name="Dash 593" draw:style="rect" draw:dots1="1" draw:dots1-length="0.029cm" draw:dots2="1" draw:dots2-length="0.029cm" draw:distance="0.029cm"/>
    <draw:stroke-dash draw:name="Dash_20_594" draw:display-name="Dash 594" draw:style="rect" draw:dots1="1" draw:dots1-length="0.029cm" draw:dots2="1" draw:dots2-length="0.029cm" draw:distance="0.029cm"/>
    <draw:stroke-dash draw:name="Dash_20_595" draw:display-name="Dash 595" draw:style="rect" draw:dots1="1" draw:dots1-length="0.029cm" draw:dots2="1" draw:dots2-length="0.029cm" draw:distance="0.029cm"/>
    <draw:stroke-dash draw:name="Dash_20_596" draw:display-name="Dash 596" draw:style="rect" draw:dots1="1" draw:dots1-length="0.029cm" draw:dots2="1" draw:dots2-length="0.029cm" draw:distance="0.029cm"/>
    <draw:stroke-dash draw:name="Dash_20_597" draw:display-name="Dash 597" draw:style="rect" draw:dots1="1" draw:dots1-length="0.029cm" draw:dots2="1" draw:dots2-length="0.029cm" draw:distance="0.029cm"/>
    <draw:stroke-dash draw:name="Dash_20_598" draw:display-name="Dash 598" draw:style="rect" draw:dots1="1" draw:dots1-length="0.029cm" draw:dots2="1" draw:dots2-length="0.029cm" draw:distance="0.029cm"/>
    <draw:stroke-dash draw:name="Dash_20_599" draw:display-name="Dash 599" draw:style="rect" draw:dots1="1" draw:dots1-length="0.029cm" draw:dots2="1" draw:dots2-length="0.029cm" draw:distance="0.029cm"/>
    <draw:stroke-dash draw:name="Dash_20_600" draw:display-name="Dash 600" draw:style="rect" draw:dots1="1" draw:dots1-length="0.029cm" draw:dots2="1" draw:dots2-length="0.029cm" draw:distance="0.029cm"/>
    <draw:stroke-dash draw:name="Dash_20_601" draw:display-name="Dash 601" draw:style="rect" draw:dots1="1" draw:dots1-length="0.029cm" draw:dots2="1" draw:dots2-length="0.029cm" draw:distance="0.02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0.557cm"/>
    </style:style>
    <style:style style:name="gr3" style:family="graphic" style:parent-style-name="standard">
      <style:graphic-properties draw:stroke="none" svg:stroke-color="#000000" draw:fill="none" draw:fill-color="#ffffff" draw:textarea-horizontal-align="left" draw:auto-grow-height="true" draw:auto-grow-width="false" fo:min-height="0.243cm" fo:min-width="0.001cm"/>
    </style:style>
    <style:style style:name="gr4" style:family="graphic" style:parent-style-name="standard">
      <style:graphic-properties draw:stroke="none" svg:stroke-color="#000000" draw:fill="none" draw:fill-color="#ffffff" draw:textarea-horizontal-align="left" draw:auto-grow-height="true" draw:auto-grow-width="true" fo:min-height="0.243cm" fo:min-width="0.472cm"/>
    </style:style>
    <style:style style:name="gr5" style:family="graphic" style:parent-style-name="standard">
      <style:graphic-properties draw:stroke="none" svg:stroke-color="#000000" draw:fill="none" draw:fill-color="#ffffff" draw:textarea-horizontal-align="left" draw:auto-grow-height="true" draw:auto-grow-width="true" fo:min-height="0.243cm" fo:min-width="0.701cm"/>
    </style:style>
    <style:style style:name="gr6" style:family="graphic" style:parent-style-name="standard">
      <style:graphic-properties draw:stroke="dash" draw:stroke-dash="Ultrafine_20_Dashed" draw:fill="solid" draw:fill-color="#e6e6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P4" style:family="paragraph">
      <style:paragraph-properties fo:margin-left="0cm" fo:margin-right="0cm" fo:text-indent="0cm"/>
      <style:text-properties fo:font-size="6pt"/>
    </style:style>
    <style:style style:name="P5" style:family="paragraph">
      <style:text-properties fo:font-size="6pt"/>
    </style:style>
    <style:style style:name="T1" style:family="text">
      <style:text-properties fo:font-size="8pt"/>
    </style:style>
    <style:style style:name="T2"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782cm" svg:height="1.296cm" svg:x="0.038cm" svg:y="0.542cm">
          <text:p/>
        </draw:rect>
        <draw:line draw:style-name="gr1" draw:text-style-name="P1" draw:layer="layout" svg:x1="0.984cm" svg:y1="0.542cm" svg:x2="0.984cm" svg:y2="1.838cm">
          <text:p/>
        </draw:line>
        <draw:line draw:style-name="gr1" draw:text-style-name="P1" draw:layer="layout" svg:x1="2.061cm" svg:y1="0.542cm" svg:x2="2.061cm" svg:y2="1.838cm">
          <text:p/>
        </draw:line>
        <draw:line draw:style-name="gr1" draw:text-style-name="P1" draw:layer="layout" svg:x1="9.887cm" svg:y1="0.542cm" svg:x2="9.887cm" svg:y2="1.838cm">
          <text:p/>
        </draw:line>
        <draw:line draw:style-name="gr1" draw:text-style-name="P1" draw:layer="layout" svg:x1="8.889cm" svg:y1="0.542cm" svg:x2="8.889cm" svg:y2="1.838cm">
          <text:p/>
        </draw:line>
        <draw:frame draw:style-name="gr2" draw:text-style-name="P3" draw:layer="layout" svg:width="0.597cm" svg:height="0.557cm" svg:x="0.323cm" svg:y="1.035cm">
          <draw:text-box>
            <text:p text:style-name="P2"><text:span text:style-name="T1">L0</text:span></text:p>
          </draw:text-box>
        </draw:frame>
        <draw:frame draw:style-name="gr2" draw:text-style-name="P3" draw:layer="layout" svg:width="0.597cm" svg:height="0.557cm" svg:x="1.296cm" svg:y="1.022cm">
          <draw:text-box>
            <text:p text:style-name="P2"><text:span text:style-name="T1">L1</text:span></text:p>
          </draw:text-box>
        </draw:frame>
        <draw:frame draw:style-name="gr2" draw:text-style-name="P3" draw:layer="layout" svg:width="0.597cm" svg:height="0.557cm" svg:x="9.136cm" svg:y="0.984cm">
          <draw:text-box>
            <text:p text:style-name="P2"><text:span text:style-name="T1">L2</text:span></text:p>
          </draw:text-box>
        </draw:frame>
        <draw:frame draw:style-name="gr2" draw:text-style-name="P3" draw:layer="layout" svg:width="0.597cm" svg:height="0.557cm" svg:x="10.095cm" svg:y="0.998cm">
          <draw:text-box>
            <text:p text:style-name="P2"><text:span text:style-name="T1">L3</text:span></text:p>
          </draw:text-box>
        </draw:frame>
        <draw:frame draw:style-name="gr3" draw:text-style-name="P4" draw:layer="layout" svg:width="0.233cm" svg:height="0.243cm" svg:x="0cm" svg:y="0.05cm">
          <draw:text-box>
            <text:p text:style-name="P2"><text:span text:style-name="T2">0</text:span></text:p>
          </draw:text-box>
        </draw:frame>
        <draw:frame draw:style-name="gr4" draw:text-style-name="P5" draw:layer="layout" svg:width="0.472cm" svg:height="0.243cm" svg:x="0.764cm" svg:y="0.012cm">
          <draw:text-box>
            <text:p text:style-name="P2"><text:span text:style-name="T2">256K</text:span></text:p>
          </draw:text-box>
        </draw:frame>
        <draw:frame draw:style-name="gr5" draw:text-style-name="P5" draw:layer="layout" svg:width="0.701cm" svg:height="0.243cm" svg:x="8.552cm" svg:y="0.078cm">
          <draw:text-box>
            <text:p text:style-name="P2"><text:span text:style-name="T2">N-512K</text:span></text:p>
          </draw:text-box>
        </draw:frame>
        <draw:frame draw:style-name="gr5" draw:text-style-name="P5" draw:layer="layout" svg:width="0.701cm" svg:height="0.243cm" svg:x="9.538cm" svg:y="0.065cm">
          <draw:text-box>
            <text:p text:style-name="P2"><text:span text:style-name="T2">N-256K</text:span></text:p>
          </draw:text-box>
        </draw:frame>
        <draw:line draw:style-name="gr6" draw:text-style-name="P1" draw:layer="layout" svg:x1="8.89cm" svg:y1="0.556cm" svg:x2="8.89cm" svg:y2="0.283cm">
          <text:p/>
        </draw:line>
        <draw:line draw:style-name="gr6" draw:text-style-name="P1" draw:layer="layout" svg:x1="9.888cm" svg:y1="0.53cm" svg:x2="9.888cm" svg:y2="0.27cm">
          <text:p/>
        </draw:line>
        <draw:line draw:style-name="gr6" draw:text-style-name="P1" draw:layer="layout" svg:x1="0.052cm" svg:y1="0.543cm" svg:x2="0.052cm" svg:y2="0.27cm">
          <text:p/>
        </draw:line>
        <draw:line draw:style-name="gr6" draw:text-style-name="P1" draw:layer="layout" svg:x1="0.985cm" svg:y1="0.543cm" svg:x2="0.985cm" svg:y2="0.258cm">
          <text:p/>
        </draw:line>
        <draw:line draw:style-name="gr6" draw:text-style-name="P1" draw:layer="layout" svg:x1="2.048cm" svg:y1="0.543cm" svg:x2="2.048cm" svg:y2="0.309cm">
          <text:p/>
        </draw:line>
        <draw:frame draw:style-name="gr4" draw:text-style-name="P5" draw:layer="layout" svg:width="0.472cm" svg:height="0.243cm" svg:x="1.801cm" svg:y="0cm">
          <draw:text-box>
            <text:p text:style-name="P2"><text:span text:style-name="T2">512K</text:span></text:p>
          </draw:text-box>
        </draw:frame>
      </draw:page>
    </office:drawing>
  </office:body>
</office:document-content>
</file>

<file path=Obj00E3F3E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objectwithoutfill">
      <style:graphic-properties draw:stroke="dash" draw:stroke-dash="Ultrafine_20_Dashed" draw:fill="none" draw:fill-color="#e6e6ff" draw:textarea-horizontal-align="center" draw:textarea-vertical-align="middle"/>
    </style:style>
    <style:style style:name="gr4" style:family="graphic" style:parent-style-name="standard">
      <style:graphic-properties draw:stroke="none" draw:stroke-dash="Ultrafine_20_Dashed" svg:stroke-color="#000000" draw:fill="none" draw:fill-color="#ffffff" fo:min-height="0.963cm"/>
    </style:style>
    <style:style style:name="gr5" style:family="graphic" style:parent-style-name="standard">
      <style:graphic-properties draw:stroke="dash" draw:stroke-dash="Ultrafine_20_Dashed" draw:fill="solid" draw:fill-color="#e6e6ff" draw:textarea-horizontal-align="center" draw:textarea-vertical-align="middle"/>
    </style:style>
    <style:style style:name="gr6" style:family="graphic" style:parent-style-name="standard">
      <style:graphic-properties draw:stroke="none" draw:stroke-dash="Ultrafine_20_Dashed" svg:stroke-color="#000000" draw:fill="none" draw:fill-color="#ffffff" fo:min-height="0.333cm"/>
    </style:style>
    <style:style style:name="gr7" style:family="graphic" style:parent-style-name="standard">
      <style:graphic-properties draw:stroke="solid" draw:stroke-dash="Ultrafine_20_Dashed" draw:fill="solid" draw:fill-color="#e6e6ff" draw:textarea-horizontal-align="center" draw:textarea-vertical-align="middle"/>
    </style:style>
    <style:style style:name="gr8" style:family="graphic" style:parent-style-name="standard">
      <style:graphic-properties draw:stroke="none" draw:stroke-dash="Ultrafine_20_Dashed" svg:stroke-color="#000000" draw:fill="none" draw:fill-color="#ffffff" fo:min-height="0.482cm"/>
    </style:style>
    <style:style style:name="gr9" style:family="graphic" style:parent-style-name="standard">
      <style:graphic-properties draw:stroke="none" svg:stroke-color="#000000" draw:fill="none" draw:fill-color="#ffffff" fo:min-height="0.727cm"/>
    </style:style>
    <style:style style:name="P1" style:family="paragraph">
      <style:paragraph-properties fo:margin-left="0cm" fo:margin-right="0cm" fo:text-align="center" fo:text-indent="0cm"/>
    </style:style>
    <style:style style:name="P2" style:family="paragraph">
      <style:paragraph-properties fo:text-align="center"/>
      <style:text-properties fo:font-size="6pt"/>
    </style:style>
    <style:style style:name="P3" style:family="paragraph">
      <style:paragraph-properties fo:text-align="center"/>
    </style:style>
    <style:style style:name="P4" style:family="paragraph">
      <style:paragraph-properties fo:margin-left="0cm" fo:margin-right="0cm" fo:text-align="center" fo:text-indent="0cm"/>
      <style:text-properties fo:font-size="6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6pt"/>
    </style:style>
    <style:style style:name="T1"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935cm" svg:height="1.333cm" svg:x="4.564cm" svg:y="0.263cm">
          <text:p text:style-name="P1"><text:span text:style-name="T1">“</text:span><text:span text:style-name="T1">root vdev”</text:span></text:p>
        </draw:rect>
        <draw:rect draw:style-name="gr1" draw:text-style-name="P2" draw:layer="layout" svg:width="1.935cm" svg:height="1.334cm" svg:x="2.108cm" svg:y="3.009cm">
          <text:p text:style-name="P1"><text:span text:style-name="T1"/></text:p>
          <text:p text:style-name="P1"><text:span text:style-name="T1">“</text:span><text:span text:style-name="T1">M1”</text:span></text:p>
          <text:p text:style-name="P1"><text:span text:style-name="T1">vdev</text:span></text:p>
          <text:p text:style-name="P1"><text:span text:style-name="T1">(Mirror A/B)</text:span></text:p>
          <text:p text:style-name="P1"><text:span text:style-name="T1"/></text:p>
        </draw:rect>
        <draw:rect draw:style-name="gr1" draw:text-style-name="P2" draw:layer="layout" svg:width="1.935cm" svg:height="1.334cm" svg:x="7.258cm" svg:y="2.956cm">
          <text:p text:style-name="P1"><text:span text:style-name="T1">“</text:span><text:span text:style-name="T1">M2”</text:span></text:p>
          <text:p text:style-name="P1"><text:span text:style-name="T1">vdev</text:span><text:span text:style-name="T1"><text:line-break/></text:span><text:span text:style-name="T1">(MirrorC/D)</text:span></text:p>
        </draw:rect>
        <draw:rect draw:style-name="gr2" draw:text-style-name="P3" draw:layer="layout" svg:width="1.387cm" svg:height="1.179cm" svg:x="1.06cm" svg:y="5.778cm">
          <text:p/>
        </draw:rect>
        <draw:rect draw:style-name="gr2" draw:text-style-name="P3" draw:layer="layout" svg:width="1.386cm" svg:height="1.179cm" svg:x="3.677cm" svg:y="5.804cm">
          <text:p/>
        </draw:rect>
        <draw:rect draw:style-name="gr2" draw:text-style-name="P3" draw:layer="layout" svg:width="1.386cm" svg:height="1.179cm" svg:x="6.476cm" svg:y="5.778cm">
          <text:p/>
        </draw:rect>
        <draw:rect draw:style-name="gr2" draw:text-style-name="P3" draw:layer="layout" svg:width="1.386cm" svg:height="1.179cm" svg:x="9.012cm" svg:y="5.804cm">
          <text:p/>
        </draw:rect>
        <draw:ellipse draw:style-name="gr2" draw:text-style-name="P3" draw:layer="layout" svg:width="1.384cm" svg:height="0.47cm" svg:x="1.06cm" svg:y="5.57cm">
          <text:p/>
        </draw:ellipse>
        <draw:ellipse draw:style-name="gr2" draw:text-style-name="P3" draw:layer="layout" svg:width="1.384cm" svg:height="0.47cm" svg:x="3.677cm" svg:y="5.573cm">
          <text:p/>
        </draw:ellipse>
        <draw:ellipse draw:style-name="gr2" draw:text-style-name="P3" draw:layer="layout" svg:width="1.384cm" svg:height="0.47cm" svg:x="6.476cm" svg:y="5.573cm">
          <text:p/>
        </draw:ellipse>
        <draw:ellipse draw:style-name="gr2" draw:text-style-name="P3" draw:layer="layout" svg:width="1.384cm" svg:height="0.47cm" svg:x="9.012cm" svg:y="5.574cm">
          <text:p/>
        </draw:ellipse>
        <draw:rect draw:style-name="gr3" draw:text-style-name="P3" draw:layer="layout" svg:width="11.721cm" svg:height="2.041cm" svg:x="0cm" svg:y="5.284cm">
          <text:p/>
        </draw:rect>
        <draw:ellipse draw:style-name="gr3" draw:text-style-name="P3" draw:layer="layout" svg:width="11.27cm" svg:height="4.944cm" svg:x="0.042cm" svg:y="0cm">
          <text:p/>
        </draw:ellipse>
        <draw:frame draw:style-name="gr4" draw:text-style-name="P4" draw:layer="layout" svg:width="2.405cm" svg:height="0.963cm" svg:x="4.512cm" svg:y="3.19cm">
          <draw:text-box>
            <text:p text:style-name="P1"><text:span text:style-name="T1">Top Level </text:span></text:p>
            <text:p text:style-name="P1"><text:span text:style-name="T1">vdevs</text:span></text:p>
          </draw:text-box>
        </draw:frame>
        <draw:line draw:style-name="gr5" draw:text-style-name="P3" draw:layer="layout" svg:x1="4.929cm" svg:y1="3.765cm" svg:x2="4.068cm" svg:y2="3.765cm">
          <text:p/>
        </draw:line>
        <draw:line draw:style-name="gr5" draw:text-style-name="P3" draw:layer="layout" svg:x1="6.447cm" svg:y1="3.714cm" svg:x2="7.311cm" svg:y2="3.714cm">
          <text:p/>
        </draw:line>
        <draw:frame draw:style-name="gr6" draw:text-style-name="P6" draw:layer="layout" svg:width="1.981cm" svg:height="0.333cm" svg:x="9.489cm" svg:y="0.179cm">
          <draw:text-box>
            <text:p text:style-name="P5"><text:span text:style-name="T1">Internal/Logical Vdevs</text:span></text:p>
          </draw:text-box>
        </draw:frame>
        <draw:line draw:style-name="gr7" draw:text-style-name="P2" draw:layer="layout" svg:x1="9.406cm" svg:y1="0.3cm" svg:x2="9.036cm" svg:y2="0.523cm">
          <text:p/>
        </draw:line>
        <draw:frame draw:style-name="gr8" draw:text-style-name="P6" draw:layer="layout" svg:width="1.857cm" svg:height="0.482cm" svg:x="10.063cm" svg:y="4.961cm">
          <draw:text-box>
            <text:p text:style-name="P5"><text:span text:style-name="T1">Physical/Leaf Vdevs</text:span></text:p>
          </draw:text-box>
        </draw:frame>
        <draw:line draw:style-name="gr7" draw:text-style-name="P2" draw:layer="layout" svg:x1="5.481cm" svg:y1="1.623cm" svg:x2="3.203cm" svg:y2="3.034cm">
          <text:p/>
        </draw:line>
        <draw:line draw:style-name="gr7" draw:text-style-name="P2" draw:layer="layout" svg:x1="5.688cm" svg:y1="1.596cm" svg:x2="8.408cm" svg:y2="3.009cm">
          <text:p/>
        </draw:line>
        <draw:line draw:style-name="gr7" draw:text-style-name="P2" draw:layer="layout" svg:x1="3.073cm" svg:y1="4.368cm" svg:x2="1.792cm" svg:y2="5.545cm">
          <text:p/>
        </draw:line>
        <draw:line draw:style-name="gr7" draw:text-style-name="P2" draw:layer="layout" svg:x1="3.334cm" svg:y1="4.34cm" svg:x2="4.407cm" svg:y2="5.597cm">
          <text:p/>
        </draw:line>
        <draw:line draw:style-name="gr7" draw:text-style-name="P2" draw:layer="layout" svg:x1="8.176cm" svg:y1="4.282cm" svg:x2="7.127cm" svg:y2="5.573cm">
          <text:p/>
        </draw:line>
        <draw:line draw:style-name="gr7" draw:text-style-name="P2" draw:layer="layout" svg:x1="8.493cm" svg:y1="4.282cm" svg:x2="9.768cm" svg:y2="5.519cm">
          <text:p/>
        </draw:line>
        <draw:frame draw:style-name="gr9" draw:text-style-name="P4" draw:layer="layout" svg:width="0.992cm" svg:height="0.727cm" svg:x="1.257cm" svg:y="6.121cm">
          <draw:text-box>
            <text:p text:style-name="P1"><text:span text:style-name="T1">“</text:span><text:span text:style-name="T1">A”</text:span></text:p>
            <text:p text:style-name="P1"><text:span text:style-name="T1">vdev</text:span></text:p>
            <text:p text:style-name="P1"><text:span text:style-name="T1">(disk)</text:span></text:p>
          </draw:text-box>
        </draw:frame>
        <draw:frame draw:style-name="gr9" draw:text-style-name="P4" draw:layer="layout" svg:width="0.992cm" svg:height="0.727cm" svg:x="3.889cm" svg:y="6.122cm">
          <draw:text-box>
            <text:p text:style-name="P1"><text:span text:style-name="T1">“</text:span><text:span text:style-name="T1">B”</text:span></text:p>
            <text:p text:style-name="P1"><text:span text:style-name="T1">vdev</text:span></text:p>
            <text:p text:style-name="P1"><text:span text:style-name="T1">(disk)</text:span></text:p>
          </draw:text-box>
        </draw:frame>
        <draw:frame draw:style-name="gr9" draw:text-style-name="P4" draw:layer="layout" svg:width="0.992cm" svg:height="0.727cm" svg:x="6.667cm" svg:y="6.122cm">
          <draw:text-box>
            <text:p text:style-name="P1"><text:span text:style-name="T1">“</text:span><text:span text:style-name="T1">C”</text:span></text:p>
            <text:p text:style-name="P1"><text:span text:style-name="T1">vdev</text:span></text:p>
            <text:p text:style-name="P1"><text:span text:style-name="T1">(disk)</text:span></text:p>
          </draw:text-box>
        </draw:frame>
        <draw:frame draw:style-name="gr9" draw:text-style-name="P4" draw:layer="layout" svg:width="0.992cm" svg:height="0.727cm" svg:x="9.234cm" svg:y="6.109cm">
          <draw:text-box>
            <text:p text:style-name="P1"><text:span text:style-name="T1">“</text:span><text:span text:style-name="T1">D”</text:span></text:p>
            <text:p text:style-name="P1"><text:span text:style-name="T1">vdev</text:span></text:p>
            <text:p text:style-name="P1"><text:span text:style-name="T1">(disk)</text:span></text:p>
          </draw:text-box>
        </draw:frame>
      </draw:page>
    </office:drawing>
  </office:body>
</office:document-content>
</file>

<file path=Obj00E3F3E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11.593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T1" style:family="text">
      <style:text-properties fo:font-size="8pt"/>
    </style:style>
    <style:style style:name="T2" style:family="text">
      <style:text-properties fo:font-family="'Times New Roman'"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7.622cm" svg:height="9.986cm" svg:x="0.406cm" svg:y="0.934cm">
          <text:p/>
        </draw:rect>
        <draw:frame draw:style-name="gr2" draw:text-style-name="P3" draw:layer="layout" svg:width="8.292cm" svg:height="11.593cm" svg:x="0cm" svg:y="0cm">
          <draw:text-box>
            <text:p text:style-name="P2"><text:span text:style-name="T1"><text:s/></text:span></text:p>
            <text:p text:style-name="P2"><text:span text:style-name="T1"><text:s text:c="5"/></text:span><text:span text:style-name="T2"><text:s text:c="2"/></text:span><text:span text:style-name="T2">64 <text:s text:c="8"/>56 <text:s text:c="8"/>48 <text:s text:c="8"/>40 <text:s text:c="8"/>32 <text:s text:c="8"/>24 <text:s text:c="8"/>16 <text:s text:c="8"/>8 <text:s text:c="9"/>0</text:span></text:p>
            <text:p text:style-name="P2"><text:span text:style-name="T2"><text:s text:c="7"/></text:span></text:p>
            <text:p text:style-name="P2"><text:span text:style-name="T2"><text:s text:c="2"/></text:span><text:span text:style-name="T2">0 <text:s text:c="17"/>vdev1 <text:s text:c="3"/></text:span><text:span text:style-name="T2"><text:tab/></text:span><text:span text:style-name="T2"> <text:s text:c="6"/>| GRID <text:s/></text:span><text:span text:style-name="T2"><text:tab/></text:span><text:span text:style-name="T2"> ASIZE <text:s text:c="8"/></text:span></text:p>
            <text:p text:style-name="P2"><text:span text:style-name="T2"><text:s text:c="7"/></text:span></text:p>
            <text:p text:style-name="P2"><text:span text:style-name="T2"><text:s text:c="2"/></text:span><text:span text:style-name="T2">1 <text:s text:c="2"/>G <text:s text:c="22"/>offset1 <text:s text:c="31"/></text:span></text:p>
            <text:p text:style-name="P2"><text:span text:style-name="T2"><text:s text:c="7"/></text:span></text:p>
            <text:p text:style-name="P2"><text:span text:style-name="T2"><text:s text:c="2"/></text:span><text:span text:style-name="T2">2 <text:s text:c="16"/>vdev2 <text:s text:c="2"/></text:span><text:span text:style-name="T2"><text:tab/></text:span><text:span text:style-name="T2"><text:tab/></text:span><text:span text:style-name="T2"> <text:s text:c="8"/>GRID <text:s text:c="2"/></text:span><text:span text:style-name="T2"><text:tab/></text:span><text:span text:style-name="T2"> ASIZE <text:s text:c="8"/></text:span></text:p>
            <text:p text:style-name="P2"><text:span text:style-name="T2"><text:s text:c="7"/></text:span></text:p>
            <text:p text:style-name="P2"><text:span text:style-name="T2"><text:s text:c="2"/></text:span><text:span text:style-name="T2">3 <text:s text:c="2"/>G <text:s text:c="22"/>offset2 <text:s text:c="31"/></text:span></text:p>
            <text:p text:style-name="P2"><text:span text:style-name="T2"><text:s text:c="7"/></text:span></text:p>
            <text:p text:style-name="P2"><text:span text:style-name="T2"><text:s text:c="2"/></text:span><text:span text:style-name="T2">4 <text:s text:c="16"/>vdev3 <text:s text:c="3"/></text:span><text:span text:style-name="T2"><text:tab/></text:span><text:span text:style-name="T2"><text:tab/></text:span><text:span text:style-name="T2"> <text:s text:c="7"/>GRID <text:s text:c="16"/>ASIZE <text:s text:c="8"/></text:span></text:p>
            <text:p text:style-name="P2"><text:span text:style-name="T2"><text:s text:c="7"/></text:span></text:p>
            <text:p text:style-name="P2"><text:span text:style-name="T2"><text:s text:c="2"/></text:span><text:span text:style-name="T2">5 <text:s text:c="2"/>G <text:s text:c="22"/>offset3 <text:s text:c="31"/></text:span></text:p>
            <text:p text:style-name="P2"><text:span text:style-name="T2"><text:s text:c="7"/></text:span></text:p>
            <text:p text:style-name="P2"><text:span text:style-name="T2"><text:s text:c="2"/></text:span><text:span text:style-name="T2">6 <text:s text:c="2"/>E <text:s text:c="2"/>lvl <text:s text:c="6"/>type <text:s text:c="6"/>cksum <text:s text:c="2"/>comp <text:s text:c="7"/>PSIZE <text:s text:c="14"/>LSIZE <text:s text:c="4"/></text:span></text:p>
            <text:p text:style-name="P2"><text:span text:style-name="T2"><text:s text:c="7"/></text:span></text:p>
            <text:p text:style-name="P2"><text:span text:style-name="T2"><text:s text:c="2"/></text:span><text:span text:style-name="T2">7 <text:s/></text:span><text:span text:style-name="T2"><text:tab/></text:span><text:span text:style-name="T2"> </text:span><text:span text:style-name="T2"><text:tab/></text:span><text:span text:style-name="T2"> <text:s text:c="12"/>padding <text:s text:c="32"/></text:span></text:p>
            <text:p text:style-name="P2"><text:span text:style-name="T2"><text:s text:c="7"/></text:span></text:p>
            <text:p text:style-name="P2"><text:span text:style-name="T2"><text:s text:c="2"/></text:span><text:span text:style-name="T2">8 <text:s text:c="2"/></text:span><text:span text:style-name="T2"><text:tab/></text:span><text:span text:style-name="T2"> <text:s text:c="30"/>padding <text:s text:c="31"/></text:span></text:p>
            <text:p text:style-name="P2"><text:span text:style-name="T2"><text:s text:c="7"/></text:span></text:p>
            <text:p text:style-name="P2"><text:span text:style-name="T2"><text:s text:c="2"/></text:span><text:span text:style-name="T2">9 <text:s text:c="21"/></text:span><text:span text:style-name="T2"><text:tab/></text:span><text:span text:style-name="T2"> <text:s text:c="12"/>padding <text:s text:c="31"/></text:span></text:p>
            <text:p text:style-name="P2"><text:span text:style-name="T2"><text:s text:c="7"/></text:span></text:p>
            <text:p text:style-name="P2"><text:span text:style-name="T2"><text:s text:c="2"/></text:span><text:span text:style-name="T2">a <text:s/></text:span><text:span text:style-name="T2"><text:tab/></text:span><text:span text:style-name="T2"> <text:s text:c="30"/>birth txg <text:s text:c="29"/></text:span></text:p>
            <text:p text:style-name="P2"><text:span text:style-name="T2"><text:s text:c="7"/></text:span></text:p>
            <text:p text:style-name="P2"><text:span text:style-name="T2"><text:s text:c="2"/></text:span><text:span text:style-name="T2">b <text:s text:c="19"/></text:span><text:span text:style-name="T2"><text:tab/></text:span><text:span text:style-name="T2"> <text:s text:c="12"/>fill count <text:s text:c="28"/></text:span></text:p>
            <text:p text:style-name="P2"><text:span text:style-name="T2"><text:s text:c="7"/></text:span></text:p>
            <text:p text:style-name="P2"><text:span text:style-name="T2"><text:s text:c="2"/></text:span><text:span text:style-name="T2">c <text:s text:c="25"/></text:span><text:span text:style-name="T2"><text:tab/></text:span><text:span text:style-name="T2"> <text:s text:c="9"/>checksum[0] <text:s text:c="28"/></text:span></text:p>
            <text:p text:style-name="P2"><text:span text:style-name="T2"><text:s text:c="7"/></text:span></text:p>
            <text:p text:style-name="P2"><text:span text:style-name="T2"><text:s text:c="2"/></text:span><text:span text:style-name="T2">d <text:s text:c="26"/></text:span><text:span text:style-name="T2"><text:tab/></text:span><text:span text:style-name="T2"> <text:s text:c="9"/>checksum[1] <text:s text:c="27"/></text:span></text:p>
            <text:p text:style-name="P2"><text:span text:style-name="T2"><text:s text:c="7"/></text:span></text:p>
            <text:p text:style-name="P2"><text:span text:style-name="T2"><text:s text:c="2"/></text:span><text:span text:style-name="T2">e <text:s text:c="26"/></text:span><text:span text:style-name="T2"><text:tab/></text:span><text:span text:style-name="T2"> <text:s text:c="9"/>checksum[2] <text:s text:c="27"/></text:span></text:p>
            <text:p text:style-name="P2"><text:span text:style-name="T2"><text:s text:c="7"/></text:span></text:p>
            <text:p text:style-name="P2"><text:span text:style-name="T2"><text:s text:c="2"/></text:span><text:span text:style-name="T2">f <text:s text:c="24"/></text:span><text:span text:style-name="T2"><text:tab/></text:span><text:span text:style-name="T2"> <text:s text:c="9"/>checksum[3] <text:s text:c="28"/></text:span></text:p>
            <text:p text:style-name="P2"><text:span text:style-name="T2"><text:s text:c="7"/></text:span></text:p>
            <text:p text:style-name="P2"><text:span text:style-name="T2"><text:s/></text:span></text:p>
          </draw:text-box>
        </draw:frame>
        <draw:line draw:style-name="gr1" draw:text-style-name="P1" draw:layer="layout" svg:x1="0.403cm" svg:y1="4.001cm" svg:x2="8.028cm" svg:y2="4.001cm">
          <text:p/>
        </draw:line>
        <draw:line draw:style-name="gr1" draw:text-style-name="P1" draw:layer="layout" svg:x1="0.429cm" svg:y1="3.372cm" svg:x2="8.054cm" svg:y2="3.372cm">
          <text:p/>
        </draw:line>
        <draw:line draw:style-name="gr1" draw:text-style-name="P1" draw:layer="layout" svg:x1="0.404cm" svg:y1="2.717cm" svg:x2="8.029cm" svg:y2="2.717cm">
          <text:p/>
        </draw:line>
        <draw:line draw:style-name="gr1" draw:text-style-name="P1" draw:layer="layout" svg:x1="0.429cm" svg:y1="2.088cm" svg:x2="8.054cm" svg:y2="2.088cm">
          <text:p/>
        </draw:line>
        <draw:line draw:style-name="gr1" draw:text-style-name="P1" draw:layer="layout" svg:x1="0.404cm" svg:y1="8.395cm" svg:x2="8.029cm" svg:y2="8.395cm">
          <text:p/>
        </draw:line>
        <draw:line draw:style-name="gr1" draw:text-style-name="P1" draw:layer="layout" svg:x1="0.377cm" svg:y1="7.78cm" svg:x2="8.002cm" svg:y2="7.78cm">
          <text:p/>
        </draw:line>
        <draw:line draw:style-name="gr1" draw:text-style-name="P1" draw:layer="layout" svg:x1="0.391cm" svg:y1="7.138cm" svg:x2="8.016cm" svg:y2="7.138cm">
          <text:p/>
        </draw:line>
        <draw:line draw:style-name="gr1" draw:text-style-name="P1" draw:layer="layout" svg:x1="0.429cm" svg:y1="6.495cm" svg:x2="8.054cm" svg:y2="6.495cm">
          <text:p/>
        </draw:line>
        <draw:line draw:style-name="gr1" draw:text-style-name="P1" draw:layer="layout" svg:x1="0.429cm" svg:y1="5.812cm" svg:x2="8.054cm" svg:y2="5.812cm">
          <text:p/>
        </draw:line>
        <draw:line draw:style-name="gr1" draw:text-style-name="P1" draw:layer="layout" svg:x1="0.379cm" svg:y1="5.158cm" svg:x2="8.004cm" svg:y2="5.158cm">
          <text:p/>
        </draw:line>
        <draw:line draw:style-name="gr1" draw:text-style-name="P1" draw:layer="layout" svg:x1="0.429cm" svg:y1="4.58cm" svg:x2="8.054cm" svg:y2="4.58cm">
          <text:p/>
        </draw:line>
        <draw:line draw:style-name="gr1" draw:text-style-name="P1" draw:layer="layout" svg:x1="0.404cm" svg:y1="1.434cm" svg:x2="8.029cm" svg:y2="1.434cm">
          <text:p/>
        </draw:line>
        <draw:line draw:style-name="gr1" draw:text-style-name="P1" draw:layer="layout" svg:x1="0.404cm" svg:y1="9.064cm" svg:x2="8.029cm" svg:y2="9.064cm">
          <text:p/>
        </draw:line>
        <draw:line draw:style-name="gr1" draw:text-style-name="P1" draw:layer="layout" svg:x1="0.404cm" svg:y1="9.746cm" svg:x2="8.029cm" svg:y2="9.746cm">
          <text:p/>
        </draw:line>
        <draw:line draw:style-name="gr1" draw:text-style-name="P1" draw:layer="layout" svg:x1="0.418cm" svg:y1="10.374cm" svg:x2="8.043cm" svg:y2="10.374cm">
          <text:p/>
        </draw:line>
        <draw:line draw:style-name="gr1" draw:text-style-name="P1" draw:layer="layout" svg:x1="4.329cm" svg:y1="0.956cm" svg:x2="4.329cm" svg:y2="1.434cm">
          <text:p/>
        </draw:line>
        <draw:line draw:style-name="gr1" draw:text-style-name="P1" draw:layer="layout" svg:x1="0.404cm" svg:y1="1.434cm" svg:x2="8.029cm" svg:y2="1.434cm">
          <text:p/>
        </draw:line>
        <draw:line draw:style-name="gr1" draw:text-style-name="P1" draw:layer="layout" svg:x1="5.311cm" svg:y1="0.956cm" svg:x2="5.311cm" svg:y2="1.434cm">
          <text:p/>
        </draw:line>
        <draw:line draw:style-name="gr1" draw:text-style-name="P1" draw:layer="layout" svg:x1="0.756cm" svg:y1="1.46cm" svg:x2="0.755cm" svg:y2="2.113cm">
          <text:p/>
        </draw:line>
        <draw:line draw:style-name="gr1" draw:text-style-name="P1" draw:layer="layout" svg:x1="0.757cm" svg:y1="2.719cm" svg:x2="0.756cm" svg:y2="3.372cm">
          <text:p/>
        </draw:line>
        <draw:line draw:style-name="gr1" draw:text-style-name="P1" draw:layer="layout" svg:x1="5.315cm" svg:y1="2.071cm" svg:x2="5.315cm" svg:y2="2.719cm">
          <text:p/>
        </draw:line>
        <draw:line draw:style-name="gr1" draw:text-style-name="P1" draw:layer="layout" svg:x1="5.336cm" svg:y1="3.398cm" svg:x2="5.342cm" svg:y2="4.002cm">
          <text:p/>
        </draw:line>
        <draw:line draw:style-name="gr1" draw:text-style-name="P1" draw:layer="layout" svg:x1="0.758cm" svg:y1="4.002cm" svg:x2="0.764cm" svg:y2="5.167cm">
          <text:p/>
        </draw:line>
        <draw:line draw:style-name="gr1" draw:text-style-name="P1" draw:layer="layout" svg:x1="4.35cm" svg:y1="3.381cm" svg:x2="4.355cm" svg:y2="3.976cm">
          <text:p/>
        </draw:line>
        <draw:line draw:style-name="gr1" draw:text-style-name="P1" draw:layer="layout" svg:x1="1.538cm" svg:y1="4.606cm" svg:x2="1.536cm" svg:y2="5.158cm">
          <text:p/>
        </draw:line>
        <draw:line draw:style-name="gr1" draw:text-style-name="P1" draw:layer="layout" svg:x1="2.494cm" svg:y1="4.606cm" svg:x2="2.492cm" svg:y2="5.158cm">
          <text:p/>
        </draw:line>
        <draw:line draw:style-name="gr1" draw:text-style-name="P1" draw:layer="layout" svg:x1="3.503cm" svg:y1="4.571cm" svg:x2="3.498cm" svg:y2="5.173cm">
          <text:p/>
        </draw:line>
        <draw:line draw:style-name="gr1" draw:text-style-name="P1" draw:layer="layout" svg:x1="4.381cm" svg:y1="4.605cm" svg:x2="4.379cm" svg:y2="5.157cm">
          <text:p/>
        </draw:line>
        <draw:line draw:style-name="gr1" draw:text-style-name="P1" draw:layer="layout" svg:x1="6.117cm" svg:y1="4.605cm" svg:x2="6.122cm" svg:y2="5.153cm">
          <text:p/>
        </draw:line>
        <draw:line draw:style-name="gr3" draw:text-style-name="P1" draw:layer="layout" svg:x1="4.323cm" svg:y1="2.084cm" svg:x2="4.323cm" svg:y2="2.719cm">
          <text:p/>
        </draw:line>
      </draw:page>
    </office:drawing>
  </office:body>
</office:document-content>
</file>

<file path=Obj00E3F3E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6.293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4" style:family="graphic" style:parent-style-name="standard">
      <style:graphic-properties draw:stroke="dash" draw:stroke-dash="Dash_20_2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 style:family="graphic" style:parent-style-name="standard">
      <style:graphic-properties draw:stroke="dash" draw:stroke-dash="Dash_20_2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 style:family="graphic" style:parent-style-name="standard">
      <style:graphic-properties draw:stroke="none" draw:stroke-dash="Dash_20_27" svg:stroke-width="0cm" svg:stroke-color="#000000" draw:marker-start-width="0.3cm" draw:marker-start-center="false" draw:marker-end-width="0.3cm" draw:marker-end-center="false" draw:fill="none" draw:fill-color="#ffffff" fo:min-height="0.8cm" draw:shadow="hidden" draw:shadow-offset-x="0.3cm" draw:shadow-offset-y="0.3cm" draw:shadow-color="#808080"/>
    </style:style>
    <style:style style:name="gr7" style:family="graphic" style:parent-style-name="standard">
      <style:graphic-properties draw:stroke="dash" draw:stroke-dash="Dash_20_2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 style:family="graphic" style:parent-style-name="standard">
      <style:graphic-properties draw:stroke="dash" draw:stroke-dash="Dash_20_2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 style:family="graphic" style:parent-style-name="standard">
      <style:graphic-properties draw:stroke="none" draw:stroke-dash="Dash_20_30" svg:stroke-width="0cm" svg:stroke-color="#000000" draw:marker-start-width="0.3cm" draw:marker-start-center="false" draw:marker-end-width="0.3cm" draw:marker-end-center="false" draw:fill="none" draw:fill-color="#ffffff" fo:min-height="0.8cm" draw:shadow="hidden" draw:shadow-offset-x="0.3cm" draw:shadow-offset-y="0.3cm" draw:shadow-color="#808080"/>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indent="0cm"/>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4"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 style:family="text">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605cm" svg:height="5.231cm" svg:x="0cm" svg:y="0.423cm">
          <text:p/>
        </draw:rect>
        <draw:frame draw:style-name="gr2" draw:text-style-name="P3" draw:layer="layout" svg:width="4.236cm" svg:height="6.293cm" svg:x="0.212cm" svg:y="0.138cm">
          <draw:text-box>
            <text:p text:style-name="P2"><text:span text:style-name="T1"/></text:p>
            <text:p text:style-name="P2"><text:span text:style-name="T1">uint8_t</text:span><text:span text:style-name="T1"><text:tab/></text:span><text:span text:style-name="T1">dn_type;</text:span></text:p>
            <text:p text:style-name="P2"><text:span text:style-name="T1">uint8_t</text:span><text:span text:style-name="T1"><text:tab/></text:span><text:span text:style-name="T1">dn_indblkshift;</text:span></text:p>
            <text:p text:style-name="P2"><text:span text:style-name="T1">uint8_t</text:span><text:span text:style-name="T1"><text:tab/></text:span><text:span text:style-name="T1">dn_nlevels</text:span></text:p>
            <text:p text:style-name="P2"><text:span text:style-name="T1">uint8_t</text:span><text:span text:style-name="T1"><text:tab/></text:span><text:span text:style-name="T1">dn_nblkptr;</text:span></text:p>
            <text:p text:style-name="P2"><text:span text:style-name="T1">uint8_t</text:span><text:span text:style-name="T1"><text:tab/></text:span><text:span text:style-name="T1">dn_bonustype;</text:span></text:p>
            <text:p text:style-name="P2"><text:span text:style-name="T1">uint8_t</text:span><text:span text:style-name="T1"><text:tab/></text:span><text:span text:style-name="T1">dn_checksum;</text:span></text:p>
            <text:p text:style-name="P2"><text:span text:style-name="T1">uint8_t</text:span><text:span text:style-name="T1"><text:tab/></text:span><text:span text:style-name="T1">dn_compress;</text:span></text:p>
            <text:p text:style-name="P2"><text:span text:style-name="T1">uint8_t</text:span><text:span text:style-name="T1"><text:tab/></text:span><text:span text:style-name="T1">dn_pad[1];</text:span></text:p>
            <text:p text:style-name="P2"><text:span text:style-name="T1">uint16_t</text:span><text:span text:style-name="T1"><text:tab/></text:span><text:span text:style-name="T1">dn_datablkszsec;</text:span></text:p>
            <text:p text:style-name="P2"><text:span text:style-name="T1">uint16_t</text:span><text:span text:style-name="T1"><text:tab/></text:span><text:span text:style-name="T1">dn_bonuslen;</text:span></text:p>
            <text:p text:style-name="P2"><text:span text:style-name="T1">uint8_t</text:span><text:span text:style-name="T1"><text:tab/></text:span><text:span text:style-name="T1">dn_pad2[4];</text:span></text:p>
            <text:p text:style-name="P2"><text:span text:style-name="T1">uint64_t </text:span><text:span text:style-name="T1"><text:tab/></text:span><text:span text:style-name="T1">dn_maxblkid;</text:span></text:p>
            <text:p text:style-name="P2"><text:span text:style-name="T1">uint64_t</text:span><text:span text:style-name="T1"><text:tab/></text:span><text:span text:style-name="T1">dn_secphys;</text:span></text:p>
            <text:p text:style-name="P2"><text:span text:style-name="T1">uint64_t </text:span><text:span text:style-name="T1"><text:tab/></text:span><text:span text:style-name="T1">dn_pad3[4];</text:span></text:p>
            <text:p text:style-name="P2"><text:span text:style-name="T1">blkptr_t</text:span><text:span text:style-name="T1"><text:tab/></text:span><text:span text:style-name="T1">dn_blkptr[N];</text:span></text:p>
            <text:p text:style-name="P2"><text:span text:style-name="T1">uint8_t</text:span><text:span text:style-name="T1"><text:tab/></text:span><text:span text:style-name="T1">dn_bonus[BONUSLEN]</text:span></text:p>
          </draw:text-box>
        </draw:frame>
        <draw:frame draw:style-name="gr3" draw:text-style-name="P4" draw:layer="layout" svg:width="2.156cm" svg:height="0.401cm" svg:x="0.002cm" svg:y="0cm">
          <draw:text-box>
            <text:p text:style-name="P2"><text:span text:style-name="T2">dnode_phys_t</text:span></text:p>
          </draw:text-box>
        </draw:frame>
        <draw:line draw:style-name="gr1" draw:text-style-name="P1" draw:layer="layout" svg:x1="0.015cm" svg:y1="4.956cm" svg:x2="4.631cm" svg:y2="4.956cm">
          <text:p/>
        </draw:line>
        <draw:line draw:style-name="gr4" draw:text-style-name="P1" draw:layer="layout" svg:x1="4.604cm" svg:y1="0.423cm" svg:x2="6.814cm" svg:y2="2.249cm">
          <text:p/>
        </draw:line>
        <draw:line draw:style-name="gr5" draw:text-style-name="P1" draw:layer="layout" svg:x1="4.617cm" svg:y1="4.92cm" svg:x2="6.788cm" svg:y2="2.646cm">
          <text:p/>
        </draw:line>
        <draw:frame draw:style-name="gr6" draw:text-style-name="P4" draw:layer="layout" svg:width="1.918cm" svg:height="0.8cm" svg:x="6.893cm" svg:y="2.275cm">
          <draw:text-box>
            <text:p text:style-name="P2"><text:span text:style-name="T2">fixed length fields</text:span></text:p>
          </draw:text-box>
        </draw:frame>
        <draw:line draw:style-name="gr7" draw:text-style-name="P1" draw:layer="layout" svg:x1="4.595cm" svg:y1="4.954cm" svg:x2="6.655cm" svg:y2="5.225cm">
          <text:p/>
        </draw:line>
        <draw:line draw:style-name="gr8" draw:text-style-name="P1" draw:layer="layout" svg:x1="4.628cm" svg:y1="5.632cm" svg:x2="6.643cm" svg:y2="5.45cm">
          <text:p/>
        </draw:line>
        <draw:frame draw:style-name="gr9" draw:text-style-name="P4" draw:layer="layout" svg:width="1.918cm" svg:height="0.8cm" svg:x="6.708cm" svg:y="4.935cm">
          <draw:text-box>
            <text:p text:style-name="P2"><text:span text:style-name="T2">variable length fields</text:span></text:p>
          </draw:text-box>
        </draw:frame>
      </draw:page>
    </office:drawing>
  </office:body>
</office:document-content>
</file>

<file path=Obj00E3F3E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25" draw:display-name="Dash 25" draw:style="rect" draw:dots1="1" draw:dots1-length="0.029cm" draw:dots2="1" draw:dots2-length="0.029cm" draw:distance="0.029cm"/>
    <draw:stroke-dash draw:name="Dash_20_26" draw:display-name="Dash 26" draw:style="rect" draw:dots1="1" draw:dots1-length="0.029cm" draw:dots2="1" draw:dots2-length="0.029cm" draw:distance="0.029cm"/>
    <draw:stroke-dash draw:name="Dash_20_27" draw:display-name="Dash 27" draw:style="rect" draw:dots1="1" draw:dots1-length="0.029cm" draw:dots2="1" draw:dots2-length="0.029cm" draw:distance="0.029cm"/>
    <draw:stroke-dash draw:name="Dash_20_28" draw:display-name="Dash 28" draw:style="rect" draw:dots1="1" draw:dots1-length="0.029cm" draw:dots2="1" draw:dots2-length="0.029cm" draw:distance="0.029cm"/>
    <draw:stroke-dash draw:name="Dash_20_29" draw:display-name="Dash 29" draw:style="rect" draw:dots1="1" draw:dots1-length="0.029cm" draw:dots2="1" draw:dots2-length="0.029cm" draw:distance="0.029cm"/>
    <draw:stroke-dash draw:name="Dash_20_30" draw:display-name="Dash 30" draw:style="rect" draw:dots1="1" draw:dots1-length="0.029cm" draw:dots2="1" draw:dots2-length="0.029cm" draw:distance="0.02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Dashed"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0.565cm"/>
    </style:style>
    <style:style style:name="P1" style:family="paragraph">
      <style:paragraph-properties fo:margin-left="0cm" fo:margin-right="0cm" fo:text-align="start" fo:text-indent="0cm"/>
    </style:style>
    <style:style style:name="P2" style:family="paragraph">
      <style:paragraph-properties fo:text-align="start"/>
      <style:text-properties fo:font-size="8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pt"/>
    </style:style>
    <style:style style:name="T1" style:family="text">
      <style:text-properties fo:font-size="8pt"/>
    </style:style>
    <style:style style:name="T2"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348cm" svg:height="1.786cm" svg:x="0cm" svg:y="0.569cm">
          <text:p text:style-name="P1"><text:span text:style-name="T1">dnode_phys_t metadnode</text:span></text:p>
          <text:p text:style-name="P1"><text:span text:style-name="T1">zil_header_t os_zil_header</text:span></text:p>
          <text:p text:style-name="P1"><text:span text:style-name="T1">uint64_t os_type</text:span></text:p>
          <text:p text:style-name="P1"><text:span text:style-name="T1"/></text:p>
        </draw:rect>
        <draw:frame draw:style-name="gr2" draw:text-style-name="P4" draw:layer="layout" svg:width="3.343cm" svg:height="0.565cm" svg:x="0.19cm" svg:y="0cm">
          <draw:text-box>
            <text:p text:style-name="P3"><text:span text:style-name="T2"/></text:p>
            <text:p text:style-name="P3"><text:span text:style-name="T1">objset_phys_t</text:span></text:p>
          </draw:text-box>
        </draw:frame>
      </draw:page>
    </office:drawing>
  </office:body>
</office:document-content>
</file>

<file path=Obj00E3F3E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E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2.962cm" fo:min-width="3.394cm" draw:shadow="hidden" draw:shadow-offset-x="0.3cm" draw:shadow-offset-y="0.3cm" draw:shadow-color="#808080"/>
    </style:style>
    <style:style style:name="gr3" style:family="graphic" style:parent-style-name="standard">
      <style:graphic-properties draw:stroke="solid" draw:stroke-dash="Dash_20_34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 style:family="graphic" style:parent-style-name="standard">
      <style:graphic-properties draw:stroke="none" svg:stroke-width="0cm" svg:stroke-color="#000000" draw:marker-start-width="0.3cm" draw:marker-start-center="false" draw:marker-end-width="0.3cm" draw:marker-end-center="false" draw:fill="none" draw:fill-color="#ffffff" fo:min-height="6.532cm" draw:shadow="hidden" draw:shadow-offset-x="0.3cm" draw:shadow-offset-y="0.3cm" draw:shadow-color="#808080"/>
    </style:style>
    <style:style style:name="gr5" style:family="graphic" style:parent-style-name="standard">
      <style:graphic-properties draw:stroke="dash" draw:stroke-dash="Dash_20_34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 style:family="graphic" style:parent-style-name="standard">
      <style:graphic-properties draw:stroke="dash" draw:stroke-dash="Dash_20_34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 style:family="graphic" style:parent-style-name="standard">
      <style:graphic-properties draw:stroke="solid" draw:stroke-dash="Dash_20_34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 style:family="graphic" style:parent-style-name="standard">
      <style:graphic-properties draw:stroke="solid" draw:stroke-dash="Dash_20_34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 style:family="graphic" style:parent-style-name="standard">
      <style:graphic-properties draw:stroke="solid" draw:stroke-dash="Dash_20_34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 style:family="graphic" style:parent-style-name="standard">
      <style:graphic-properties draw:stroke="none" draw:stroke-dash="Dash_20_349"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11" style:family="graphic" style:parent-style-name="standard">
      <style:graphic-properties draw:stroke="solid" draw:stroke-dash="Dash_20_35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 style:family="graphic" style:parent-style-name="standard">
      <style:graphic-properties draw:stroke="solid" draw:stroke-dash="Dash_20_35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 style:family="graphic" style:parent-style-name="standard">
      <style:graphic-properties draw:stroke="solid" draw:stroke-dash="Dash_20_35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4" style:family="graphic" style:parent-style-name="standard">
      <style:graphic-properties draw:stroke="solid" draw:stroke-dash="Dash_20_353"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15" style:family="graphic" style:parent-style-name="standard">
      <style:graphic-properties draw:stroke="solid" draw:stroke-dash="Dash_20_354"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16" style:family="graphic" style:parent-style-name="standard">
      <style:graphic-properties draw:stroke="solid" draw:stroke-dash="Dash_20_355"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17" style:family="graphic" style:parent-style-name="standard">
      <style:graphic-properties draw:stroke="solid" draw:stroke-dash="Dash_20_35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8" style:family="graphic" style:parent-style-name="standard">
      <style:graphic-properties draw:stroke="solid" draw:stroke-dash="Dash_20_35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9" style:family="graphic" style:parent-style-name="standard">
      <style:graphic-properties draw:stroke="solid" draw:stroke-dash="Dash_20_35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0" style:family="graphic" style:parent-style-name="standard">
      <style:graphic-properties draw:stroke="solid" draw:stroke-dash="Dash_20_35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1" style:family="graphic" style:parent-style-name="standard">
      <style:graphic-properties draw:stroke="solid" draw:stroke-dash="Dash_20_36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2" style:family="graphic" style:parent-style-name="standard">
      <style:graphic-properties draw:stroke="solid" draw:stroke-dash="Dash_20_36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3" style:family="graphic" style:parent-style-name="standard">
      <style:graphic-properties draw:stroke="solid" draw:stroke-dash="Dash_20_36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4" style:family="graphic" style:parent-style-name="standard">
      <style:graphic-properties draw:stroke="solid" draw:stroke-dash="Dash_20_36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5" style:family="graphic" style:parent-style-name="standard">
      <style:graphic-properties draw:stroke="solid" draw:stroke-dash="Dash_20_36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6" style:family="graphic" style:parent-style-name="standard">
      <style:graphic-properties draw:stroke="solid" draw:stroke-dash="Dash_20_36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7" style:family="graphic" style:parent-style-name="standard">
      <style:graphic-properties draw:stroke="solid" draw:stroke-dash="Dash_20_36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8" style:family="graphic" style:parent-style-name="standard">
      <style:graphic-properties draw:stroke="solid" draw:stroke-dash="Dash_20_36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9" style:family="graphic" style:parent-style-name="standard">
      <style:graphic-properties draw:stroke="solid" draw:stroke-dash="Dash_20_36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0" style:family="graphic" style:parent-style-name="standard">
      <style:graphic-properties draw:stroke="solid" draw:stroke-dash="Dash_20_36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1" style:family="graphic" style:parent-style-name="standard">
      <style:graphic-properties draw:stroke="solid" draw:stroke-dash="Dash_20_37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2" style:family="graphic" style:parent-style-name="standard">
      <style:graphic-properties draw:stroke="solid" draw:stroke-dash="Dash_20_37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3" style:family="graphic" style:parent-style-name="standard">
      <style:graphic-properties draw:stroke="solid" draw:stroke-dash="Dash_20_37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4" style:family="graphic" style:parent-style-name="standard">
      <style:graphic-properties draw:stroke="solid" draw:stroke-dash="Dash_20_37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5" style:family="graphic" style:parent-style-name="standard">
      <style:graphic-properties draw:stroke="solid" draw:stroke-dash="Dash_20_37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6" style:family="graphic" style:parent-style-name="standard">
      <style:graphic-properties draw:stroke="solid" draw:stroke-dash="Dash_20_37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7" style:family="graphic" style:parent-style-name="standard">
      <style:graphic-properties draw:stroke="solid" draw:stroke-dash="Dash_20_37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8" style:family="graphic" style:parent-style-name="standard">
      <style:graphic-properties draw:stroke="solid" draw:stroke-dash="Dash_20_37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9" style:family="graphic" style:parent-style-name="standard">
      <style:graphic-properties draw:stroke="solid" draw:stroke-dash="Dash_20_37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0" style:family="graphic" style:parent-style-name="standard">
      <style:graphic-properties draw:stroke="solid" draw:stroke-dash="Dash_20_37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1" style:family="graphic" style:parent-style-name="standard">
      <style:graphic-properties draw:stroke="solid" draw:stroke-dash="Dash_20_38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2" style:family="graphic" style:parent-style-name="standard">
      <style:graphic-properties draw:stroke="solid" draw:stroke-dash="Dash_20_38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3" style:family="graphic" style:parent-style-name="standard">
      <style:graphic-properties draw:stroke="solid" draw:stroke-dash="Dash_20_38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4" style:family="graphic" style:parent-style-name="standard">
      <style:graphic-properties draw:stroke="none" draw:stroke-dash="Dash_20_383"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45" style:family="graphic" style:parent-style-name="standard">
      <style:graphic-properties draw:stroke="none" draw:stroke-dash="Dash_20_384" svg:stroke-width="0cm" svg:stroke-color="#000000" draw:marker-start-width="0.3cm" draw:marker-start-center="false" draw:marker-end-width="0.3cm" draw:marker-end-center="false" draw:fill="none" draw:fill-color="#ffffff" draw:textarea-horizontal-align="left" draw:auto-grow-height="true" draw:auto-grow-width="true" fo:min-height="0.955cm" fo:min-width="0.639cm" draw:shadow="hidden" draw:shadow-offset-x="0.3cm" draw:shadow-offset-y="0.3cm" draw:shadow-color="#808080"/>
    </style:style>
    <style:style style:name="gr46" style:family="graphic" style:parent-style-name="standard">
      <style:graphic-properties draw:stroke="none" draw:stroke-dash="Dash_20_385" svg:stroke-width="0cm" svg:stroke-color="#000000" draw:marker-start-width="0.3cm" draw:marker-start-center="false" draw:marker-end-width="0.3cm" draw:marker-end-center="false" draw:fill="none" draw:fill-color="#ffffff" draw:textarea-horizontal-align="left" draw:auto-grow-height="true" draw:auto-grow-width="true" fo:min-height="0.955cm" fo:min-width="0.639cm" draw:shadow="hidden" draw:shadow-offset-x="0.3cm" draw:shadow-offset-y="0.3cm" draw:shadow-color="#808080"/>
    </style:style>
    <style:style style:name="gr47" style:family="graphic" style:parent-style-name="standard">
      <style:graphic-properties draw:stroke="none" draw:stroke-dash="Dash_20_386" svg:stroke-width="0cm" svg:stroke-color="#000000" draw:marker-start-width="0.3cm" draw:marker-start-center="false" draw:marker-end-width="0.3cm" draw:marker-end-center="false" draw:fill="none" draw:fill-color="#ffffff" draw:textarea-horizontal-align="left" draw:auto-grow-height="true" draw:auto-grow-width="true" fo:min-height="0.954cm" fo:min-width="0.004cm" draw:shadow="hidden" draw:shadow-offset-x="0.3cm" draw:shadow-offset-y="0.3cm" draw:shadow-color="#808080"/>
    </style:style>
    <style:style style:name="gr48" style:family="graphic" style:parent-style-name="standard">
      <style:graphic-properties draw:stroke="none" draw:stroke-dash="Dash_20_387" svg:stroke-width="0cm" svg:stroke-color="#000000" draw:marker-start-width="0.3cm" draw:marker-start-center="false" draw:marker-end-width="0.3cm" draw:marker-end-center="false" draw:fill="none" draw:fill-color="#ffffff" fo:min-height="0.267cm" draw:shadow="hidden" draw:shadow-offset-x="0.3cm" draw:shadow-offset-y="0.3cm" draw:shadow-color="#808080"/>
    </style:style>
    <style:style style:name="gr49" style:family="graphic" style:parent-style-name="standard">
      <style:graphic-properties draw:stroke="none" draw:stroke-dash="Dash_20_388" svg:stroke-width="0cm" svg:stroke-color="#000000" draw:marker-start-width="0.3cm" draw:marker-start-center="false" draw:marker-end-width="0.3cm" draw:marker-end-center="false" draw:fill="none" draw:fill-color="#ffffff" fo:min-height="3.712cm" draw:shadow="hidden" draw:shadow-offset-x="0.3cm" draw:shadow-offset-y="0.3cm" draw:shadow-color="#808080"/>
    </style:style>
    <style:style style:name="gr50" style:family="graphic" style:parent-style-name="standard">
      <style:graphic-properties draw:stroke="dash" draw:stroke-dash="Dash_20_38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1" style:family="graphic" style:parent-style-name="standard">
      <style:graphic-properties draw:stroke="dash" draw:stroke-dash="Dash_20_39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2" style:family="graphic" style:parent-style-name="standard">
      <style:graphic-properties draw:stroke="solid" draw:stroke-dash="Dash_20_391"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53" style:family="graphic" style:parent-style-name="standard">
      <style:graphic-properties draw:stroke="solid" draw:stroke-dash="Dash_20_39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54" style:family="graphic" style:parent-style-name="standard">
      <style:graphic-properties draw:stroke="none" svg:stroke-width="0cm" svg:stroke-color="#000000" draw:marker-start-width="0.3cm" draw:marker-start-center="false" draw:marker-end-width="0.3cm" draw:marker-end-center="false" draw:fill="none" draw:fill-color="#ffffff" fo:min-height="6.213cm" draw:shadow="hidden" draw:shadow-offset-x="0.3cm" draw:shadow-offset-y="0.3cm" draw:shadow-color="#808080"/>
    </style:style>
    <style:style style:name="gr55" style:family="graphic" style:parent-style-name="standard">
      <style:graphic-properties draw:stroke="none"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56" style:family="graphic" style:parent-style-name="standard">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57" style:family="graphic" style:parent-style-name="standard">
      <style:graphic-properties draw:stroke="dash" draw:stroke-dash="Dash_20_393"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58" style:family="graphic" style:parent-style-name="standard">
      <style:graphic-properties draw:stroke="dash" draw:stroke-dash="Dash_20_39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9" style:family="graphic" style:parent-style-name="standard">
      <style:graphic-properties draw:stroke="solid" draw:stroke-dash="Dash_20_39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0" style:family="graphic" style:parent-style-name="standard">
      <style:graphic-properties draw:stroke="none" draw:stroke-dash="Dash_20_396" svg:stroke-width="0cm" svg:stroke-color="#000000" draw:marker-start-width="0.3cm" draw:marker-start-center="false" draw:marker-end-width="0.3cm" draw:marker-end-center="false" draw:fill="none" draw:fill-color="#ffffff" fo:min-height="0.371cm" draw:shadow="hidden" draw:shadow-offset-x="0.3cm" draw:shadow-offset-y="0.3cm" draw:shadow-color="#808080"/>
    </style:style>
    <style:style style:name="gr61" style:family="graphic" style:parent-style-name="standard">
      <style:graphic-properties draw:stroke="solid" draw:stroke-dash="Dash_20_397"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62" style:family="graphic" style:parent-style-name="standard">
      <style:graphic-properties draw:stroke="solid" draw:stroke-dash="Dash_20_398"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63" style:family="graphic" style:parent-style-name="standard">
      <style:graphic-properties draw:stroke="solid" draw:stroke-dash="Dash_20_39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64" style:family="graphic" style:parent-style-name="standard">
      <style:graphic-properties draw:stroke="solid" draw:stroke-dash="Dash_20_400"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65" style:family="graphic" style:parent-style-name="standard">
      <style:graphic-properties draw:stroke="solid" draw:stroke-dash="Dash_20_401"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66" style:family="graphic" style:parent-style-name="standard">
      <style:graphic-properties draw:stroke="solid" draw:stroke-dash="Dash_20_40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67" style:family="graphic" style:parent-style-name="standard">
      <style:graphic-properties draw:stroke="solid" draw:stroke-dash="Dash_20_40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8" style:family="graphic" style:parent-style-name="standard">
      <style:graphic-properties draw:stroke="solid" draw:stroke-dash="Dash_20_404"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69" style:family="graphic" style:parent-style-name="standard">
      <style:graphic-properties draw:stroke="solid" draw:stroke-dash="Dash_20_40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0" style:family="graphic" style:parent-style-name="standard">
      <style:graphic-properties draw:stroke="solid" draw:stroke-dash="Dash_20_406"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71" style:family="graphic" style:parent-style-name="standard">
      <style:graphic-properties draw:stroke="solid" draw:stroke-dash="Dash_20_40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2" style:family="graphic" style:parent-style-name="standard">
      <style:graphic-properties draw:stroke="solid" draw:stroke-dash="Dash_20_408"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3" style:family="graphic" style:parent-style-name="standard">
      <style:graphic-properties draw:stroke="solid" draw:stroke-dash="Dash_20_409"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4" style:family="graphic" style:parent-style-name="standard">
      <style:graphic-properties draw:stroke="solid" draw:stroke-dash="Dash_20_410"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5" style:family="graphic" style:parent-style-name="standard">
      <style:graphic-properties draw:stroke="solid" draw:stroke-dash="Dash_20_411"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6" style:family="graphic" style:parent-style-name="standard">
      <style:graphic-properties draw:stroke="solid" draw:stroke-dash="Dash_20_412"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7" style:family="graphic" style:parent-style-name="standard">
      <style:graphic-properties draw:stroke="solid" draw:stroke-dash="Dash_20_413"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8" style:family="graphic" style:parent-style-name="standard">
      <style:graphic-properties draw:stroke="solid" draw:stroke-dash="Dash_20_414"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9" style:family="graphic" style:parent-style-name="standard">
      <style:graphic-properties draw:stroke="solid" draw:stroke-dash="Dash_20_415"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80" style:family="graphic" style:parent-style-name="standard">
      <style:graphic-properties draw:stroke="solid" draw:stroke-dash="Dash_20_416"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81" style:family="graphic" style:parent-style-name="standard">
      <style:graphic-properties draw:stroke="none" draw:stroke-dash="Dash_20_417"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82" style:family="graphic" style:parent-style-name="standard">
      <style:graphic-properties draw:stroke="solid" draw:stroke-dash="Dash_20_41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3" style:family="graphic" style:parent-style-name="standard">
      <style:graphic-properties draw:stroke="solid" draw:stroke-dash="Dash_20_41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84" style:family="graphic" style:parent-style-name="standard">
      <style:graphic-properties draw:stroke="solid" draw:stroke-dash="Dash_20_420"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85" style:family="graphic" style:parent-style-name="standard">
      <style:graphic-properties draw:stroke="solid" draw:stroke-dash="Dash_20_42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6" style:family="graphic" style:parent-style-name="standard">
      <style:graphic-properties draw:stroke="solid" draw:stroke-dash="Dash_20_42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87" style:family="graphic" style:parent-style-name="standard">
      <style:graphic-properties draw:stroke="solid" draw:stroke-dash="Dash_20_423"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88" style:family="graphic" style:parent-style-name="standard">
      <style:graphic-properties draw:stroke="solid" draw:stroke-dash="Dash_20_42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9" style:family="graphic" style:parent-style-name="standard">
      <style:graphic-properties draw:stroke="solid" draw:stroke-dash="Dash_20_425"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90" style:family="graphic" style:parent-style-name="standard">
      <style:graphic-properties draw:stroke="solid" draw:stroke-dash="Dash_20_426"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91" style:family="graphic" style:parent-style-name="standard">
      <style:graphic-properties draw:stroke="solid" draw:stroke-dash="Dash_20_42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2" style:family="graphic" style:parent-style-name="standard">
      <style:graphic-properties draw:stroke="solid" draw:stroke-dash="Dash_20_428"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93" style:family="graphic" style:parent-style-name="standard">
      <style:graphic-properties draw:stroke="solid" draw:stroke-dash="Dash_20_42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94" style:family="graphic" style:parent-style-name="standard">
      <style:graphic-properties draw:stroke="solid" draw:stroke-dash="Dash_20_43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5" style:family="graphic" style:parent-style-name="standard">
      <style:graphic-properties draw:stroke="solid" draw:stroke-dash="Dash_20_43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6" style:family="graphic" style:parent-style-name="standard">
      <style:graphic-properties draw:stroke="solid" draw:stroke-dash="Dash_20_43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7" style:family="graphic" style:parent-style-name="standard">
      <style:graphic-properties draw:stroke="solid" draw:stroke-dash="Dash_20_43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8" style:family="graphic" style:parent-style-name="standard">
      <style:graphic-properties draw:stroke="solid" draw:stroke-dash="Dash_20_43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99" style:family="graphic" style:parent-style-name="standard">
      <style:graphic-properties draw:stroke="solid" draw:stroke-dash="Dash_20_43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0" style:family="graphic" style:parent-style-name="standard">
      <style:graphic-properties draw:stroke="solid" draw:stroke-dash="Dash_20_43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1" style:family="graphic" style:parent-style-name="standard">
      <style:graphic-properties draw:stroke="solid" draw:stroke-dash="Dash_20_43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2" style:family="graphic" style:parent-style-name="standard">
      <style:graphic-properties draw:stroke="solid" draw:stroke-dash="Dash_20_43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3" style:family="graphic" style:parent-style-name="standard">
      <style:graphic-properties draw:stroke="solid" draw:stroke-dash="Dash_20_43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4" style:family="graphic" style:parent-style-name="standard">
      <style:graphic-properties draw:stroke="solid" draw:stroke-dash="Dash_20_44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5" style:family="graphic" style:parent-style-name="standard">
      <style:graphic-properties draw:stroke="none" draw:stroke-dash="Dash_20_441" svg:stroke-width="0cm" svg:stroke-color="#000000" draw:marker-start-width="0.3cm" draw:marker-start-center="false" draw:marker-end-width="0.3cm" draw:marker-end-center="false" draw:fill="none" draw:fill-color="#ffffff" fo:min-height="0.424cm" draw:shadow="hidden" draw:shadow-offset-x="0.3cm" draw:shadow-offset-y="0.3cm" draw:shadow-color="#808080"/>
    </style:style>
    <style:style style:name="gr106" style:family="graphic" style:parent-style-name="standard">
      <style:graphic-properties draw:stroke="none" draw:stroke-dash="Dash_20_442" svg:stroke-width="0cm" svg:stroke-color="#000000" draw:marker-start-width="0.3cm" draw:marker-start-center="false" draw:marker-end-width="0.3cm" draw:marker-end-center="false" draw:fill="none" draw:fill-color="#ffffff" fo:min-height="0.424cm" draw:shadow="hidden" draw:shadow-offset-x="0.3cm" draw:shadow-offset-y="0.3cm" draw:shadow-color="#808080"/>
    </style:style>
    <style:style style:name="gr107" style:family="graphic" style:parent-style-name="standard">
      <style:graphic-properties draw:stroke="none" draw:stroke-dash="Dash_20_443" svg:stroke-width="0cm" svg:stroke-color="#000000" draw:marker-start-width="0.3cm" draw:marker-start-center="false" draw:marker-end-width="0.3cm" draw:marker-end-center="false" draw:fill="none" draw:fill-color="#ffffff" fo:min-height="0.406cm" draw:shadow="hidden" draw:shadow-offset-x="0.3cm" draw:shadow-offset-y="0.3cm" draw:shadow-color="#808080"/>
    </style:style>
    <style:style style:name="gr108" style:family="graphic" style:parent-style-name="standard">
      <style:graphic-properties draw:stroke="solid" draw:stroke-dash="Dash_20_44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9" style:family="graphic" style:parent-style-name="standard">
      <style:graphic-properties draw:stroke="solid" draw:stroke-dash="Dash_20_44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0" style:family="graphic" style:parent-style-name="standard">
      <style:graphic-properties draw:stroke="solid" draw:stroke-dash="Dash_20_44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1" style:family="graphic" style:parent-style-name="standard">
      <style:graphic-properties draw:stroke="solid" draw:stroke-dash="Dash_20_44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2" style:family="graphic" style:parent-style-name="standard">
      <style:graphic-properties draw:stroke="solid" draw:stroke-dash="Dash_20_44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3" style:family="graphic" style:parent-style-name="standard">
      <style:graphic-properties draw:stroke="solid" draw:stroke-dash="Dash_20_44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4" style:family="graphic" style:parent-style-name="standard">
      <style:graphic-properties draw:stroke="solid" draw:stroke-dash="Dash_20_45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5" style:family="graphic" style:parent-style-name="standard">
      <style:graphic-properties draw:stroke="solid" draw:stroke-dash="Dash_20_45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6" style:family="graphic" style:parent-style-name="standard">
      <style:graphic-properties draw:stroke="solid" draw:stroke-dash="Dash_20_45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7" style:family="graphic" style:parent-style-name="standard">
      <style:graphic-properties draw:stroke="solid" draw:stroke-dash="Dash_20_45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8" style:family="graphic" style:parent-style-name="standard">
      <style:graphic-properties draw:stroke="solid" draw:stroke-dash="Dash_20_45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19" style:family="graphic" style:parent-style-name="standard">
      <style:graphic-properties draw:stroke="solid" draw:stroke-dash="Dash_20_45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0" style:family="graphic" style:parent-style-name="standard">
      <style:graphic-properties draw:stroke="solid" draw:stroke-dash="Dash_20_45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1" style:family="graphic" style:parent-style-name="standard">
      <style:graphic-properties draw:stroke="solid" draw:stroke-dash="Dash_20_45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2" style:family="graphic" style:parent-style-name="standard">
      <style:graphic-properties draw:stroke="solid" draw:stroke-dash="Dash_20_45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3" style:family="graphic" style:parent-style-name="standard">
      <style:graphic-properties draw:stroke="solid" draw:stroke-dash="Dash_20_45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4" style:family="graphic" style:parent-style-name="standard">
      <style:graphic-properties draw:stroke="solid" draw:stroke-dash="Dash_20_46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5" style:family="graphic" style:parent-style-name="standard">
      <style:graphic-properties draw:stroke="solid" draw:stroke-dash="Dash_20_46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6" style:family="graphic" style:parent-style-name="standard">
      <style:graphic-properties draw:stroke="solid" draw:stroke-dash="Dash_20_46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7" style:family="graphic" style:parent-style-name="standard">
      <style:graphic-properties draw:stroke="solid" draw:stroke-dash="Dash_20_46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8" style:family="graphic" style:parent-style-name="standard">
      <style:graphic-properties draw:stroke="solid" draw:stroke-dash="Dash_20_46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29" style:family="graphic" style:parent-style-name="standard">
      <style:graphic-properties draw:stroke="solid" draw:stroke-dash="Dash_20_46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0" style:family="graphic" style:parent-style-name="standard">
      <style:graphic-properties draw:stroke="solid" draw:stroke-dash="Dash_20_46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1" style:family="graphic" style:parent-style-name="standard">
      <style:graphic-properties draw:stroke="solid" draw:stroke-dash="Dash_20_46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2" style:family="graphic" style:parent-style-name="standard">
      <style:graphic-properties draw:stroke="none" draw:stroke-dash="Dash_20_468"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133" style:family="graphic" style:parent-style-name="standard">
      <style:graphic-properties draw:stroke="none" draw:stroke-dash="Dash_20_469"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134" style:family="graphic" style:parent-style-name="standard">
      <style:graphic-properties draw:stroke="none" draw:stroke-dash="Dash_20_470"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135" style:family="graphic" style:parent-style-name="standard">
      <style:graphic-properties draw:stroke="solid" draw:stroke-dash="Dash_20_471"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136" style:family="graphic" style:parent-style-name="standard">
      <style:graphic-properties draw:stroke="dash" draw:stroke-dash="Dash_20_47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7" style:family="graphic" style:parent-style-name="standard">
      <style:graphic-properties draw:stroke="dash" draw:stroke-dash="Dash_20_47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8" style:family="graphic" style:parent-style-name="standard">
      <style:graphic-properties draw:stroke="none" svg:stroke-color="#000000" draw:fill="none" draw:fill-color="#ffffff" fo:min-height="0.243cm"/>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2" style:family="paragraph">
      <style:paragraph-properties fo:margin-left="0cm" fo:margin-right="0cm" fo:margin-top="0cm" fo:margin-bottom="0cm" fo:line-height="100%" fo:text-indent="0cm"/>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5"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6"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7"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6pt"/>
    </style:style>
    <style:style style:name="T1" style:family="text">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 style:family="text">
      <style:text-properties fo:color="#000000" style:text-outline="false" style:text-line-through-style="none" fo:font-family="Thorndale" style:font-family-generic="roman" style:font-pitch="variable" fo:font-size="8pt" fo:font-style="normal" fo:text-shadow="none" style:text-underline-style="none" fo:font-weight="bold"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 style:family="text">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5" style:family="text">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6" style:family="text">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7"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3.407cm" svg:height="1.465cm" svg:x="5.315cm" svg:y="0.305cm">
          <text:p/>
        </draw:rect>
        <draw:frame draw:style-name="gr2" draw:text-style-name="P3" draw:layer="layout" svg:width="3.326cm" svg:height="2.962cm" svg:x="5.368cm" svg:y="0.411cm">
          <draw:text-box>
            <text:p text:style-name="P2"><text:span text:style-name="T1">dnode_phys_t <text:s text:c="5"/>metadnode</text:span></text:p>
            <text:p text:style-name="P2"><text:span text:style-name="T1">zil_header_t <text:s text:c="3"/>os_zil_header</text:span></text:p>
            <text:p text:style-name="P2"><text:span text:style-name="T1">uint64_t <text:s text:c="19"/>os_type</text:span></text:p>
            <text:p text:style-name="P2"><text:span text:style-name="T1">char</text:span><text:span text:style-name="T1"><text:tab/></text:span><text:span text:style-name="T1"> <text:s text:c="7"/>os_pad[376]</text:span></text:p>
          </draw:text-box>
        </draw:frame>
        <draw:line draw:style-name="gr3" draw:text-style-name="P4" draw:layer="layout" svg:x1="5.315cm" svg:y1="0.746cm" svg:x2="8.721cm" svg:y2="0.746cm">
          <text:p/>
        </draw:line>
        <draw:rect draw:style-name="gr1" draw:text-style-name="P4" draw:layer="layout" svg:width="4.428cm" svg:height="5.172cm" svg:x="0.043cm" svg:y="0.328cm">
          <text:p/>
        </draw:rect>
        <draw:frame draw:style-name="gr4" draw:text-style-name="P3" draw:layer="layout" svg:width="4.393cm" svg:height="6.532cm" svg:x="0.078cm" svg:y="0.043cm">
          <draw:text-box>
            <text:p text:style-name="P2"><text:span text:style-name="T2"/></text:p>
            <text:p text:style-name="P2"><text:span text:style-name="T3">dn_type</text:span><text:span text:style-name="T3"><text:tab/></text:span><text:span text:style-name="T3"> <text:s text:c="8"/>DMU_OT_DNODE</text:span></text:p>
            <text:p text:style-name="P2"><text:span text:style-name="T2">dn_indblkshift;</text:span></text:p>
            <text:p text:style-name="P2"><text:span text:style-name="T3">dn_nlevels</text:span><text:span text:style-name="T3"><text:tab/></text:span><text:span text:style-name="T3"><text:tab/></text:span><text:span text:style-name="T3">1</text:span></text:p>
            <text:p text:style-name="P2"><text:span text:style-name="T3">dn_nblkptr</text:span><text:span text:style-name="T3"><text:tab/></text:span><text:span text:style-name="T3"><text:tab/></text:span><text:span text:style-name="T3">3</text:span></text:p>
            <text:p text:style-name="P2"><text:span text:style-name="T2">dn_bonustype;</text:span></text:p>
            <text:p text:style-name="P2"><text:span text:style-name="T2">dn_checksum;</text:span></text:p>
            <text:p text:style-name="P2"><text:span text:style-name="T2">dn_compress;</text:span></text:p>
            <text:p text:style-name="P2"><text:span text:style-name="T2">dn_pad[1];</text:span></text:p>
            <text:p text:style-name="P2"><text:span text:style-name="T2">dn_datablkszsec;</text:span></text:p>
            <text:p text:style-name="P2"><text:span text:style-name="T2">dn_bonuslen;</text:span></text:p>
            <text:p text:style-name="P2"><text:span text:style-name="T2">dn_pad2[4];</text:span></text:p>
            <text:p text:style-name="P2"><text:span text:style-name="T2">dn_maxblkid;</text:span></text:p>
            <text:p text:style-name="P2"><text:span text:style-name="T2">dn_secphys;</text:span></text:p>
            <text:p text:style-name="P2"><text:span text:style-name="T2">dn_pad3[4];</text:span></text:p>
            <text:p text:style-name="P2"><text:span text:style-name="T3">dn_blkptr[3];</text:span></text:p>
            <text:p text:style-name="P2"><text:span text:style-name="T2">dn_bonus[BONUSLEN]</text:span></text:p>
          </draw:text-box>
        </draw:frame>
        <draw:line draw:style-name="gr1" draw:text-style-name="P4" draw:layer="layout" svg:x1="0.032cm" svg:y1="4.683cm" svg:x2="4.502cm" svg:y2="4.688cm">
          <text:p/>
        </draw:line>
        <draw:line draw:style-name="gr1" draw:text-style-name="P4" draw:layer="layout" svg:x1="0.06cm" svg:y1="5.009cm" svg:x2="4.47cm" svg:y2="5.009cm">
          <text:p/>
        </draw:line>
        <draw:line draw:style-name="gr5" draw:text-style-name="P4" draw:layer="layout" svg:x1="4.5cm" svg:y1="4.7cm" svg:x2="5.123cm" svg:y2="4.203cm">
          <text:p/>
        </draw:line>
        <draw:line draw:style-name="gr6" draw:text-style-name="P4" draw:layer="layout" svg:x1="4.47cm" svg:y1="4.944cm" svg:x2="5.07cm" svg:y2="5.244cm">
          <text:p/>
        </draw:line>
        <draw:rect draw:style-name="gr7" draw:text-style-name="P4" draw:layer="layout" svg:width="5.628cm" svg:height="1.112cm" svg:x="5.14cm" svg:y="4.186cm">
          <text:p/>
        </draw:rect>
        <draw:line draw:style-name="gr8" draw:text-style-name="P4" draw:layer="layout" svg:x1="6.957cm" svg:y1="4.203cm" svg:x2="6.957cm" svg:y2="5.314cm">
          <text:p/>
        </draw:line>
        <draw:line draw:style-name="gr9" draw:text-style-name="P4" draw:layer="layout" svg:x1="8.915cm" svg:y1="4.221cm" svg:x2="8.915cm" svg:y2="5.334cm">
          <text:p/>
        </draw:line>
        <draw:frame draw:style-name="gr10" draw:text-style-name="P5" draw:layer="layout" svg:width="1.694cm" svg:height="0.401cm" svg:x="5.211cm" svg:y="3.764cm">
          <draw:text-box>
            <text:p text:style-name="P2"><text:span text:style-name="T4">dn_blkptr[]</text:span></text:p>
          </draw:text-box>
        </draw:frame>
        <draw:rect draw:style-name="gr11" draw:text-style-name="P4" draw:layer="layout" svg:width="3.476cm" svg:height="1.445cm" svg:x="0.589cm" svg:y="7.008cm">
          <text:p/>
        </draw:rect>
        <draw:rect draw:style-name="gr12" draw:text-style-name="P4" draw:layer="layout" svg:width="3.476cm" svg:height="1.447cm" svg:x="8.776cm" svg:y="6.955cm">
          <text:p/>
        </draw:rect>
        <draw:rect draw:style-name="gr13" draw:text-style-name="P4" draw:layer="layout" svg:width="3.403cm" svg:height="1.447cm" svg:x="4.63cm" svg:y="6.955cm">
          <text:p/>
        </draw:rect>
        <draw:line draw:style-name="gr14" draw:text-style-name="P4" draw:layer="layout" svg:x1="5.969cm" svg:y1="5.615cm" svg:x2="2.247cm" svg:y2="7.008cm">
          <text:p/>
        </draw:line>
        <draw:line draw:style-name="gr15" draw:text-style-name="P4" draw:layer="layout" svg:x1="7.822cm" svg:y1="5.579cm" svg:x2="6.975cm" svg:y2="6.972cm">
          <text:p/>
        </draw:line>
        <draw:line draw:style-name="gr16" draw:text-style-name="P4" draw:layer="layout" svg:x1="10.185cm" svg:y1="5.615cm" svg:x2="11.279cm" svg:y2="6.885cm">
          <text:p/>
        </draw:line>
        <draw:line draw:style-name="gr17" draw:text-style-name="P4" draw:layer="layout" svg:x1="0.819cm" svg:y1="7.008cm" svg:x2="0.819cm" svg:y2="8.472cm">
          <text:p/>
        </draw:line>
        <draw:line draw:style-name="gr18" draw:text-style-name="P4" draw:layer="layout" svg:x1="1.33cm" svg:y1="6.991cm" svg:x2="1.33cm" svg:y2="8.455cm">
          <text:p/>
        </draw:line>
        <draw:line draw:style-name="gr19" draw:text-style-name="P4" draw:layer="layout" svg:x1="1.066cm" svg:y1="7.026cm" svg:x2="1.066cm" svg:y2="8.49cm">
          <text:p/>
        </draw:line>
        <draw:line draw:style-name="gr20" draw:text-style-name="P4" draw:layer="layout" svg:x1="1.595cm" svg:y1="7.008cm" svg:x2="1.595cm" svg:y2="8.472cm">
          <text:p/>
        </draw:line>
        <draw:line draw:style-name="gr21" draw:text-style-name="P4" draw:layer="layout" svg:x1="1.859cm" svg:y1="7.026cm" svg:x2="1.859cm" svg:y2="8.49cm">
          <text:p/>
        </draw:line>
        <draw:line draw:style-name="gr22" draw:text-style-name="P4" draw:layer="layout" svg:x1="3.764cm" svg:y1="7.008cm" svg:x2="3.764cm" svg:y2="8.472cm">
          <text:p/>
        </draw:line>
        <draw:line draw:style-name="gr23" draw:text-style-name="P4" draw:layer="layout" svg:x1="3.482cm" svg:y1="7.026cm" svg:x2="3.482cm" svg:y2="8.49cm">
          <text:p/>
        </draw:line>
        <draw:line draw:style-name="gr24" draw:text-style-name="P4" draw:layer="layout" svg:x1="0.82cm" svg:y1="7.008cm" svg:x2="0.82cm" svg:y2="8.472cm">
          <text:p/>
        </draw:line>
        <draw:line draw:style-name="gr25" draw:text-style-name="P4" draw:layer="layout" svg:x1="1.33cm" svg:y1="6.991cm" svg:x2="1.33cm" svg:y2="8.455cm">
          <text:p/>
        </draw:line>
        <draw:line draw:style-name="gr26" draw:text-style-name="P4" draw:layer="layout" svg:x1="1.067cm" svg:y1="7.026cm" svg:x2="1.067cm" svg:y2="8.49cm">
          <text:p/>
        </draw:line>
        <draw:line draw:style-name="gr27" draw:text-style-name="P4" draw:layer="layout" svg:x1="1.595cm" svg:y1="7.008cm" svg:x2="1.595cm" svg:y2="8.472cm">
          <text:p/>
        </draw:line>
        <draw:line draw:style-name="gr28" draw:text-style-name="P4" draw:layer="layout" svg:x1="1.861cm" svg:y1="7.026cm" svg:x2="1.861cm" svg:y2="8.49cm">
          <text:p/>
        </draw:line>
        <draw:line draw:style-name="gr29" draw:text-style-name="P4" draw:layer="layout" svg:x1="3.764cm" svg:y1="7.008cm" svg:x2="3.764cm" svg:y2="8.472cm">
          <text:p/>
        </draw:line>
        <draw:line draw:style-name="gr30" draw:text-style-name="P4" draw:layer="layout" svg:x1="3.482cm" svg:y1="7.026cm" svg:x2="3.482cm" svg:y2="8.49cm">
          <text:p/>
        </draw:line>
        <draw:line draw:style-name="gr31" draw:text-style-name="P4" draw:layer="layout" svg:x1="4.858cm" svg:y1="6.955cm" svg:x2="4.858cm" svg:y2="8.419cm">
          <text:p/>
        </draw:line>
        <draw:line draw:style-name="gr32" draw:text-style-name="P4" draw:layer="layout" svg:x1="5.105cm" svg:y1="6.955cm" svg:x2="5.105cm" svg:y2="8.419cm">
          <text:p/>
        </draw:line>
        <draw:line draw:style-name="gr33" draw:text-style-name="P4" draw:layer="layout" svg:x1="5.336cm" svg:y1="6.973cm" svg:x2="5.336cm" svg:y2="8.437cm">
          <text:p/>
        </draw:line>
        <draw:line draw:style-name="gr34" draw:text-style-name="P4" draw:layer="layout" svg:x1="5.583cm" svg:y1="6.955cm" svg:x2="5.583cm" svg:y2="8.419cm">
          <text:p/>
        </draw:line>
        <draw:line draw:style-name="gr35" draw:text-style-name="P4" draw:layer="layout" svg:x1="5.865cm" svg:y1="6.938cm" svg:x2="5.865cm" svg:y2="8.402cm">
          <text:p/>
        </draw:line>
        <draw:line draw:style-name="gr36" draw:text-style-name="P4" draw:layer="layout" svg:x1="7.735cm" svg:y1="6.955cm" svg:x2="7.735cm" svg:y2="8.419cm">
          <text:p/>
        </draw:line>
        <draw:line draw:style-name="gr37" draw:text-style-name="P4" draw:layer="layout" svg:x1="7.451cm" svg:y1="6.939cm" svg:x2="7.451cm" svg:y2="8.403cm">
          <text:p/>
        </draw:line>
        <draw:line draw:style-name="gr38" draw:text-style-name="P4" draw:layer="layout" svg:x1="9.04cm" svg:y1="6.991cm" svg:x2="9.04cm" svg:y2="8.455cm">
          <text:p/>
        </draw:line>
        <draw:line draw:style-name="gr39" draw:text-style-name="P4" draw:layer="layout" svg:x1="9.322cm" svg:y1="6.973cm" svg:x2="9.322cm" svg:y2="8.437cm">
          <text:p/>
        </draw:line>
        <draw:line draw:style-name="gr40" draw:text-style-name="P4" draw:layer="layout" svg:x1="9.603cm" svg:y1="6.973cm" svg:x2="9.603cm" svg:y2="8.437cm">
          <text:p/>
        </draw:line>
        <draw:line draw:style-name="gr41" draw:text-style-name="P4" draw:layer="layout" svg:x1="9.869cm" svg:y1="6.991cm" svg:x2="9.869cm" svg:y2="8.455cm">
          <text:p/>
        </draw:line>
        <draw:line draw:style-name="gr42" draw:text-style-name="P4" draw:layer="layout" svg:x1="12.021cm" svg:y1="6.973cm" svg:x2="12.021cm" svg:y2="8.437cm">
          <text:p/>
        </draw:line>
        <draw:line draw:style-name="gr43" draw:text-style-name="P4" draw:layer="layout" svg:x1="11.739cm" svg:y1="6.991cm" svg:x2="11.739cm" svg:y2="8.455cm">
          <text:p/>
        </draw:line>
        <draw:frame draw:style-name="gr44" draw:text-style-name="P6" draw:layer="layout" svg:width="0.9cm" svg:height="0.955cm" svg:x="2.212cm" svg:y="7.186cm">
          <draw:text-box>
            <text:p text:style-name="P2"><text:span text:style-name="T5">...</text:span></text:p>
          </draw:text-box>
        </draw:frame>
        <draw:frame draw:style-name="gr45" draw:text-style-name="P6" draw:layer="layout" svg:width="0.639cm" svg:height="0.955cm" svg:x="6.357cm" svg:y="7.204cm">
          <draw:text-box>
            <text:p text:style-name="P2"><text:span text:style-name="T5">...</text:span></text:p>
          </draw:text-box>
        </draw:frame>
        <draw:frame draw:style-name="gr46" draw:text-style-name="P6" draw:layer="layout" svg:width="0.639cm" svg:height="0.955cm" svg:x="10.308cm" svg:y="7.061cm">
          <draw:text-box>
            <text:p text:style-name="P2"><text:span text:style-name="T5">...</text:span></text:p>
          </draw:text-box>
        </draw:frame>
        <draw:frame draw:style-name="gr47" draw:text-style-name="P6" draw:layer="layout" svg:width="0.004cm" svg:height="0.954cm" svg:x="10.626cm" svg:y="9.232cm">
          <draw:text-box>
            <text:p/>
          </draw:text-box>
        </draw:frame>
        <draw:frame draw:style-name="gr48" draw:text-style-name="P7" draw:layer="layout" svg:width="3.917cm" svg:height="0.267cm" svg:x="0.572cm" svg:y="6.655cm">
          <draw:text-box>
            <text:p text:style-name="P2"><text:span text:style-name="T6"><text:s/></text:span><text:span text:style-name="T6">0 <text:s/>1 <text:s text:c="2"/>2 <text:s text:c="2"/>3 <text:s text:c="2"/>4 <text:s text:c="29"/>1023 1024 </text:span></text:p>
          </draw:text-box>
        </draw:frame>
        <draw:frame draw:style-name="gr49" draw:text-style-name="P7" draw:layer="layout" svg:width="3.58cm" svg:height="3.712cm" draw:transform="rotate (1.5707963267946) translate (4.609cm 6.932cm)">
          <draw:text-box>
            <text:p text:style-name="P2"><text:span text:style-name="T6">1025</text:span></text:p>
            <text:p text:style-name="P2"><text:span text:style-name="T6">1026</text:span></text:p>
            <text:p text:style-name="P2"><text:span text:style-name="T6">1027</text:span></text:p>
            <text:p text:style-name="P2"><text:span text:style-name="T6">1028</text:span></text:p>
            <text:p text:style-name="P2"><text:span text:style-name="T6">1029</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2047</text:span></text:p>
            <text:p text:style-name="P2"><text:span text:style-name="T6">2048</text:span></text:p>
          </draw:text-box>
        </draw:frame>
        <draw:line draw:style-name="gr50" draw:text-style-name="P4" draw:layer="layout" svg:x1="1.577cm" svg:y1="8.474cm" svg:x2="0.247cm" svg:y2="9.436cm">
          <text:p/>
        </draw:line>
        <draw:line draw:style-name="gr51" draw:text-style-name="P4" draw:layer="layout" svg:x1="1.859cm" svg:y1="8.472cm" svg:x2="4.763cm" svg:y2="9.383cm">
          <text:p/>
        </draw:line>
        <draw:rect draw:style-name="gr52" draw:text-style-name="P4" draw:layer="layout" svg:width="0.795cm" svg:height="0.795cm" svg:x="4.558cm" svg:y="16.57cm">
          <text:p/>
        </draw:rect>
        <draw:rect draw:style-name="gr53" draw:text-style-name="P4" draw:layer="layout" svg:width="0.795cm" svg:height="0.795cm" svg:x="4.682cm" svg:y="16.729cm">
          <text:p/>
        </draw:rect>
        <draw:rect draw:style-name="gr1" draw:text-style-name="P4" draw:layer="layout" svg:width="4.605cm" svg:height="5.07cm" svg:x="0.219cm" svg:y="9.43cm">
          <text:p/>
        </draw:rect>
        <draw:frame draw:style-name="gr54" draw:text-style-name="P3" draw:layer="layout" svg:width="4.236cm" svg:height="6.213cm" svg:x="0.395cm" svg:y="9.25cm">
          <draw:text-box>
            <text:p text:style-name="P2"><text:span text:style-name="T2"/></text:p>
            <text:p text:style-name="P2"><text:span text:style-name="T2">uint8_t</text:span><text:span text:style-name="T2"><text:tab/></text:span><text:span text:style-name="T2">dn_type;</text:span></text:p>
            <text:p text:style-name="P2"><text:span text:style-name="T2">uint8_t</text:span><text:span text:style-name="T2"><text:tab/></text:span><text:span text:style-name="T2">dn_indblkshift;</text:span></text:p>
            <text:p text:style-name="P2"><text:span text:style-name="T3">uint8_t</text:span><text:span text:style-name="T3"><text:tab/></text:span><text:span text:style-name="T3">dn_nlevels = 3</text:span></text:p>
            <text:p text:style-name="P2"><text:span text:style-name="T3">uint8_t</text:span><text:span text:style-name="T3"><text:tab/></text:span><text:span text:style-name="T3">dn_nblkptr = 3</text:span></text:p>
            <text:p text:style-name="P2"><text:span text:style-name="T2">uint8_t</text:span><text:span text:style-name="T2"><text:tab/></text:span><text:span text:style-name="T2">dn_bonustype;</text:span></text:p>
            <text:p text:style-name="P2"><text:span text:style-name="T2">uint8_t</text:span><text:span text:style-name="T2"><text:tab/></text:span><text:span text:style-name="T2">dn_checksum;</text:span></text:p>
            <text:p text:style-name="P2"><text:span text:style-name="T2">uint8_t</text:span><text:span text:style-name="T2"><text:tab/></text:span><text:span text:style-name="T2">dn_compress;</text:span></text:p>
            <text:p text:style-name="P2"><text:span text:style-name="T2">uint8_t</text:span><text:span text:style-name="T2"><text:tab/></text:span><text:span text:style-name="T2">dn_pad[1];</text:span></text:p>
            <text:p text:style-name="P2"><text:span text:style-name="T2">uint16_t</text:span><text:span text:style-name="T2"><text:tab/></text:span><text:span text:style-name="T2">dn_datablkszsec;</text:span></text:p>
            <text:p text:style-name="P2"><text:span text:style-name="T2">uint16_t</text:span><text:span text:style-name="T2"><text:tab/></text:span><text:span text:style-name="T2">dn_bonuslen;</text:span></text:p>
            <text:p text:style-name="P2"><text:span text:style-name="T2">uint8_t</text:span><text:span text:style-name="T2"><text:tab/></text:span><text:span text:style-name="T2">dn_pad2[4];</text:span></text:p>
            <text:p text:style-name="P2"><text:span text:style-name="T2">uint64_t </text:span><text:span text:style-name="T2"><text:tab/></text:span><text:span text:style-name="T2">dn_maxblkid;</text:span></text:p>
            <text:p text:style-name="P2"><text:span text:style-name="T2">uint64_t</text:span><text:span text:style-name="T2"><text:tab/></text:span><text:span text:style-name="T2">dn_secphys;</text:span></text:p>
            <text:p text:style-name="P2"><text:span text:style-name="T2">uint64_t </text:span><text:span text:style-name="T2"><text:tab/></text:span><text:span text:style-name="T2">dn_pad3[4];</text:span></text:p>
            <text:p text:style-name="P2"><text:span text:style-name="T3">blkptr_t</text:span><text:span text:style-name="T3"><text:tab/></text:span><text:span text:style-name="T3">dn_blkptr[3];</text:span></text:p>
            <text:p text:style-name="P2"><text:span text:style-name="T2">uint8_t</text:span><text:span text:style-name="T2"><text:tab/></text:span><text:span text:style-name="T2">dn_bonus[BONUSLEN]</text:span></text:p>
          </draw:text-box>
        </draw:frame>
        <draw:frame draw:style-name="gr55" draw:text-style-name="P5" draw:layer="layout" svg:width="2.156cm" svg:height="0.401cm" svg:x="1.05cm" svg:y="8.918cm">
          <draw:text-box>
            <text:p text:style-name="P2"><text:span text:style-name="T4">dnode_phys_t</text:span></text:p>
          </draw:text-box>
        </draw:frame>
        <draw:line draw:style-name="gr1" draw:text-style-name="P4" draw:layer="layout" svg:x1="0.238cm" svg:y1="13.874cm" svg:x2="4.854cm" svg:y2="13.874cm">
          <text:p/>
        </draw:line>
        <draw:line draw:style-name="gr56" draw:text-style-name="P4" draw:layer="layout" svg:x1="0.254cm" svg:y1="14.201cm" svg:x2="4.858cm" svg:y2="14.201cm">
          <text:p/>
        </draw:line>
        <draw:line draw:style-name="gr57" draw:text-style-name="P4" draw:layer="layout" svg:x1="4.805cm" svg:y1="13.846cm" svg:x2="5.458cm" svg:y2="13.442cm">
          <text:p/>
        </draw:line>
        <draw:line draw:style-name="gr58" draw:text-style-name="P4" draw:layer="layout" svg:x1="4.805cm" svg:y1="14.165cm" svg:x2="5.44cm" svg:y2="14.412cm">
          <text:p/>
        </draw:line>
        <draw:rect draw:style-name="gr59" draw:text-style-name="P4" draw:layer="layout" svg:width="5.68cm" svg:height="0.971cm" svg:x="5.493cm" svg:y="13.442cm">
          <text:p/>
        </draw:rect>
        <draw:frame draw:style-name="gr60" draw:text-style-name="P3" draw:layer="layout" svg:width="1.818cm" svg:height="0.371cm" svg:x="5.493cm" svg:y="12.935cm">
          <draw:text-box>
            <text:p text:style-name="P2"><text:span text:style-name="T1">dn_blkptr[]</text:span></text:p>
          </draw:text-box>
        </draw:frame>
        <draw:line draw:style-name="gr61" draw:text-style-name="P4" draw:layer="layout" svg:x1="7.345cm" svg:y1="13.442cm" svg:x2="7.345cm" svg:y2="14.395cm">
          <text:p/>
        </draw:line>
        <draw:line draw:style-name="gr62" draw:text-style-name="P4" draw:layer="layout" svg:x1="9.215cm" svg:y1="13.442cm" svg:x2="9.215cm" svg:y2="14.412cm">
          <text:p/>
        </draw:line>
        <draw:rect draw:style-name="gr63" draw:text-style-name="P4" draw:layer="layout" svg:width="0.795cm" svg:height="0.795cm" svg:x="5.528cm" svg:y="14.928cm">
          <text:p/>
        </draw:rect>
        <draw:rect draw:style-name="gr64" draw:text-style-name="P4" draw:layer="layout" svg:width="0.795cm" svg:height="0.795cm" svg:x="7.398cm" svg:y="14.91cm">
          <text:p/>
        </draw:rect>
        <draw:rect draw:style-name="gr65" draw:text-style-name="P4" draw:layer="layout" svg:width="0.796cm" svg:height="0.795cm" svg:x="9.215cm" svg:y="14.91cm">
          <text:p/>
        </draw:rect>
        <draw:rect draw:style-name="gr66" draw:text-style-name="P4" draw:layer="layout" svg:width="0.795cm" svg:height="0.795cm" svg:x="5.669cm" svg:y="15.053cm">
          <text:p/>
        </draw:rect>
        <draw:rect draw:style-name="gr67" draw:text-style-name="P4" draw:layer="layout" svg:width="0.795cm" svg:height="0.795cm" svg:x="5.793cm" svg:y="15.14cm">
          <text:p/>
        </draw:rect>
        <draw:rect draw:style-name="gr68" draw:text-style-name="P4" draw:layer="layout" svg:width="0.796cm" svg:height="0.795cm" svg:x="7.504cm" svg:y="15cm">
          <text:p/>
        </draw:rect>
        <draw:rect draw:style-name="gr69" draw:text-style-name="P4" draw:layer="layout" svg:width="0.795cm" svg:height="0.795cm" svg:x="7.663cm" svg:y="15.122cm">
          <text:p/>
        </draw:rect>
        <draw:rect draw:style-name="gr70" draw:text-style-name="P4" draw:layer="layout" svg:width="0.795cm" svg:height="0.796cm" svg:x="9.356cm" svg:y="15.034cm">
          <text:p/>
        </draw:rect>
        <draw:rect draw:style-name="gr71" draw:text-style-name="P4" draw:layer="layout" svg:width="0.795cm" svg:height="0.795cm" svg:x="9.497cm" svg:y="15.14cm">
          <text:p/>
        </draw:rect>
        <draw:line draw:style-name="gr72" draw:text-style-name="P4" draw:layer="layout" svg:x1="5.652cm" svg:y1="14.63cm" svg:x2="5.652cm" svg:y2="14.93cm">
          <text:p/>
        </draw:line>
        <draw:line draw:style-name="gr73" draw:text-style-name="P4" draw:layer="layout" svg:x1="6.022cm" svg:y1="14.612cm" svg:x2="6.022cm" svg:y2="15.053cm">
          <text:p/>
        </draw:line>
        <draw:line draw:style-name="gr74" draw:text-style-name="P4" draw:layer="layout" svg:x1="6.375cm" svg:y1="14.612cm" svg:x2="6.375cm" svg:y2="15.176cm">
          <text:p/>
        </draw:line>
        <draw:line draw:style-name="gr75" draw:text-style-name="P4" draw:layer="layout" svg:x1="9.375cm" svg:y1="14.577cm" svg:x2="9.375cm" svg:y2="14.93cm">
          <text:p/>
        </draw:line>
        <draw:line draw:style-name="gr76" draw:text-style-name="P4" draw:layer="layout" svg:x1="7.574cm" svg:y1="14.63cm" svg:x2="7.574cm" svg:y2="14.912cm">
          <text:p/>
        </draw:line>
        <draw:line draw:style-name="gr77" draw:text-style-name="P4" draw:layer="layout" svg:x1="7.874cm" svg:y1="14.63cm" svg:x2="7.892cm" svg:y2="15cm">
          <text:p/>
        </draw:line>
        <draw:line draw:style-name="gr78" draw:text-style-name="P4" draw:layer="layout" svg:x1="8.192cm" svg:y1="14.612cm" svg:x2="8.192cm" svg:y2="15.106cm">
          <text:p/>
        </draw:line>
        <draw:line draw:style-name="gr79" draw:text-style-name="P4" draw:layer="layout" svg:x1="9.779cm" svg:y1="14.593cm" svg:x2="9.779cm" svg:y2="15.018cm">
          <text:p/>
        </draw:line>
        <draw:line draw:style-name="gr80" draw:text-style-name="P4" draw:layer="layout" svg:x1="10.167cm" svg:y1="14.63cm" svg:x2="10.167cm" svg:y2="15.14cm">
          <text:p/>
        </draw:line>
        <draw:frame draw:style-name="gr81" draw:text-style-name="P5" draw:layer="layout" svg:width="1.465cm" svg:height="0.401cm" svg:x="10.802cm" svg:y="15.212cm">
          <draw:text-box>
            <text:p text:style-name="P2"><text:span text:style-name="T4">Level 2</text:span></text:p>
          </draw:text-box>
        </draw:frame>
        <draw:rect draw:style-name="gr82" draw:text-style-name="P4" draw:layer="layout" svg:width="0.795cm" svg:height="0.795cm" svg:x="4.805cm" svg:y="16.852cm">
          <text:p/>
        </draw:rect>
        <draw:rect draw:style-name="gr83" draw:text-style-name="P4" draw:layer="layout" svg:width="0.795cm" svg:height="0.795cm" svg:x="5.865cm" svg:y="16.551cm">
          <text:p/>
        </draw:rect>
        <draw:rect draw:style-name="gr84" draw:text-style-name="P4" draw:layer="layout" svg:width="0.795cm" svg:height="0.795cm" svg:x="5.989cm" svg:y="16.71cm">
          <text:p/>
        </draw:rect>
        <draw:rect draw:style-name="gr85" draw:text-style-name="P4" draw:layer="layout" svg:width="0.795cm" svg:height="0.795cm" svg:x="6.112cm" svg:y="16.833cm">
          <text:p/>
        </draw:rect>
        <draw:rect draw:style-name="gr86" draw:text-style-name="P4" draw:layer="layout" svg:width="0.796cm" svg:height="0.795cm" svg:x="7.063cm" svg:y="16.57cm">
          <text:p/>
        </draw:rect>
        <draw:rect draw:style-name="gr87" draw:text-style-name="P4" draw:layer="layout" svg:width="0.795cm" svg:height="0.795cm" svg:x="7.188cm" svg:y="16.729cm">
          <text:p/>
        </draw:rect>
        <draw:rect draw:style-name="gr88" draw:text-style-name="P4" draw:layer="layout" svg:width="0.796cm" svg:height="0.795cm" svg:x="7.31cm" svg:y="16.852cm">
          <text:p/>
        </draw:rect>
        <draw:rect draw:style-name="gr89" draw:text-style-name="P4" draw:layer="layout" svg:width="0.795cm" svg:height="0.796cm" svg:x="9.426cm" svg:y="16.604cm">
          <text:p/>
        </draw:rect>
        <draw:rect draw:style-name="gr90" draw:text-style-name="P4" draw:layer="layout" svg:width="0.796cm" svg:height="0.795cm" svg:x="9.55cm" svg:y="16.764cm">
          <text:p/>
        </draw:rect>
        <draw:rect draw:style-name="gr91" draw:text-style-name="P4" draw:layer="layout" svg:width="0.795cm" svg:height="0.795cm" svg:x="9.673cm" svg:y="16.886cm">
          <text:p/>
        </draw:rect>
        <draw:rect draw:style-name="gr92" draw:text-style-name="P4" draw:layer="layout" svg:width="0.795cm" svg:height="0.795cm" svg:x="10.767cm" svg:y="16.588cm">
          <text:p/>
        </draw:rect>
        <draw:rect draw:style-name="gr93" draw:text-style-name="P4" draw:layer="layout" svg:width="0.795cm" svg:height="0.795cm" svg:x="10.892cm" svg:y="16.747cm">
          <text:p/>
        </draw:rect>
        <draw:rect draw:style-name="gr94" draw:text-style-name="P4" draw:layer="layout" svg:width="0.795cm" svg:height="0.795cm" svg:x="11.014cm" svg:y="16.87cm">
          <text:p/>
        </draw:rect>
        <draw:rect draw:style-name="gr95" draw:text-style-name="P4" draw:layer="layout" svg:width="0.795cm" svg:height="0.795cm" svg:x="4.735cm" svg:y="18.156cm">
          <text:p/>
        </draw:rect>
        <draw:rect draw:style-name="gr96" draw:text-style-name="P4" draw:id="id2" draw:layer="layout" svg:width="0.795cm" svg:height="0.795cm" svg:x="3.817cm" svg:y="18.156cm">
          <text:p/>
        </draw:rect>
        <draw:rect draw:style-name="gr97" draw:text-style-name="P4" draw:layer="layout" svg:width="0.795cm" svg:height="0.795cm" svg:x="4.805cm" svg:y="16.852cm">
          <text:p/>
        </draw:rect>
        <draw:rect draw:style-name="gr98" draw:text-style-name="P4" draw:layer="layout" svg:width="0.795cm" svg:height="0.795cm" svg:x="4.805cm" svg:y="16.852cm">
          <text:p/>
        </draw:rect>
        <draw:rect draw:style-name="gr99" draw:text-style-name="P4" draw:layer="layout" svg:width="0.795cm" svg:height="0.795cm" svg:x="5.636cm" svg:y="18.138cm">
          <text:p/>
        </draw:rect>
        <draw:rect draw:style-name="gr100" draw:text-style-name="P4" draw:layer="layout" svg:width="0.795cm" svg:height="0.795cm" svg:x="6.516cm" svg:y="18.14cm">
          <text:p/>
        </draw:rect>
        <draw:rect draw:style-name="gr101" draw:text-style-name="P4" draw:layer="layout" svg:width="0.795cm" svg:height="0.795cm" svg:x="7.379cm" svg:y="18.14cm">
          <text:p/>
        </draw:rect>
        <draw:rect draw:style-name="gr102" draw:text-style-name="P4" draw:layer="layout" svg:width="0.795cm" svg:height="0.795cm" svg:x="9.991cm" svg:y="18.138cm">
          <text:p/>
        </draw:rect>
        <draw:rect draw:style-name="gr103" draw:text-style-name="P4" draw:layer="layout" svg:width="0.795cm" svg:height="0.795cm" svg:x="10.926cm" svg:y="18.122cm">
          <text:p/>
        </draw:rect>
        <draw:rect draw:style-name="gr104" draw:text-style-name="P4" draw:layer="layout" svg:width="0.795cm" svg:height="0.795cm" svg:x="11.861cm" svg:y="18.103cm">
          <text:p/>
        </draw:rect>
        <draw:frame draw:style-name="gr105" draw:text-style-name="P5" draw:layer="layout" svg:width="1.518cm" svg:height="0.424cm" svg:x="12.231cm" svg:y="16.958cm">
          <draw:text-box>
            <text:p text:style-name="P2"><text:span text:style-name="T4">Level 1</text:span></text:p>
          </draw:text-box>
        </draw:frame>
        <draw:frame draw:style-name="gr106" draw:text-style-name="P5" draw:layer="layout" svg:width="1.518cm" svg:height="0.424cm" svg:x="12.233cm" svg:y="16.958cm">
          <draw:text-box>
            <text:p text:style-name="P2"><text:span text:style-name="T4">Level 1</text:span></text:p>
          </draw:text-box>
        </draw:frame>
        <draw:frame draw:style-name="gr107" draw:text-style-name="P5" draw:layer="layout" svg:width="1.447cm" svg:height="0.406cm" svg:x="13.166cm" svg:y="18.334cm">
          <draw:text-box>
            <text:p text:style-name="P2"><text:span text:style-name="T4">Level 0</text:span></text:p>
          </draw:text-box>
        </draw:frame>
        <draw:line draw:style-name="gr108" draw:text-style-name="P1" draw:layer="layout" svg:x1="7.645cm" svg:y1="15.265cm" svg:x2="8.439cm" svg:y2="15.265cm">
          <text:p/>
        </draw:line>
        <draw:line draw:style-name="gr109" draw:text-style-name="P1" draw:layer="layout" svg:x1="5.81cm" svg:y1="15.406cm" svg:x2="6.604cm" svg:y2="15.406cm">
          <text:p/>
        </draw:line>
        <draw:line draw:style-name="gr110" draw:text-style-name="P1" draw:layer="layout" svg:x1="5.775cm" svg:y1="15.757cm" svg:x2="6.569cm" svg:y2="15.757cm">
          <text:p/>
        </draw:line>
        <draw:line draw:style-name="gr111" draw:text-style-name="P1" draw:layer="layout" svg:x1="9.516cm" svg:y1="15.757cm" svg:x2="10.31cm" svg:y2="15.757cm">
          <text:p/>
        </draw:line>
        <draw:line draw:style-name="gr112" draw:text-style-name="P1" draw:layer="layout" svg:x1="7.68cm" svg:y1="15.369cm" svg:x2="8.474cm" svg:y2="15.369cm">
          <text:p/>
        </draw:line>
        <draw:line draw:style-name="gr113" draw:text-style-name="P1" draw:layer="layout" svg:x1="7.645cm" svg:y1="15.741cm" svg:x2="8.439cm" svg:y2="15.741cm">
          <text:p/>
        </draw:line>
        <draw:line draw:style-name="gr114" draw:text-style-name="P1" draw:layer="layout" svg:x1="9.515cm" svg:y1="15.316cm" svg:x2="10.309cm" svg:y2="15.316cm">
          <text:p/>
        </draw:line>
        <draw:line draw:style-name="gr115" draw:text-style-name="P1" draw:layer="layout" svg:x1="9.532cm" svg:y1="15.441cm" svg:x2="10.326cm" svg:y2="15.441cm">
          <text:p/>
        </draw:line>
        <draw:line draw:style-name="gr116" draw:text-style-name="P1" draw:layer="layout" svg:x1="5.81cm" svg:y1="15.316cm" svg:x2="6.604cm" svg:y2="15.316cm">
          <text:p/>
        </draw:line>
        <draw:line draw:style-name="gr117" draw:text-style-name="P1" draw:id="id1" draw:layer="layout" svg:x1="4.823cm" svg:y1="17.027cm" svg:x2="5.617cm" svg:y2="17.027cm">
          <text:p/>
        </draw:line>
        <draw:line draw:style-name="gr118" draw:text-style-name="P1" draw:layer="layout" svg:x1="4.805cm" svg:y1="17.186cm" svg:x2="5.599cm" svg:y2="17.186cm">
          <text:p/>
        </draw:line>
        <draw:line draw:style-name="gr119" draw:text-style-name="P1" draw:layer="layout" svg:x1="4.823cm" svg:y1="17.468cm" svg:x2="5.619cm" svg:y2="17.468cm">
          <text:p/>
        </draw:line>
        <draw:line draw:style-name="gr120" draw:text-style-name="P1" draw:layer="layout" svg:x1="6.128cm" svg:y1="16.974cm" svg:x2="6.922cm" svg:y2="16.974cm">
          <text:p/>
        </draw:line>
        <draw:line draw:style-name="gr121" draw:text-style-name="P1" draw:layer="layout" svg:x1="6.146cm" svg:y1="17.115cm" svg:x2="6.94cm" svg:y2="17.115cm">
          <text:p/>
        </draw:line>
        <draw:line draw:style-name="gr122" draw:text-style-name="P1" draw:layer="layout" svg:x1="6.128cm" svg:y1="17.468cm" svg:x2="6.922cm" svg:y2="17.468cm">
          <text:p/>
        </draw:line>
        <draw:line draw:style-name="gr123" draw:text-style-name="P1" draw:layer="layout" svg:x1="7.327cm" svg:y1="16.992cm" svg:x2="8.121cm" svg:y2="16.992cm">
          <text:p/>
        </draw:line>
        <draw:line draw:style-name="gr124" draw:text-style-name="P1" draw:layer="layout" svg:x1="7.345cm" svg:y1="17.115cm" svg:x2="8.139cm" svg:y2="17.115cm">
          <text:p/>
        </draw:line>
        <draw:line draw:style-name="gr125" draw:text-style-name="P1" draw:layer="layout" svg:x1="7.327cm" svg:y1="17.468cm" svg:x2="8.121cm" svg:y2="17.468cm">
          <text:p/>
        </draw:line>
        <draw:line draw:style-name="gr126" draw:text-style-name="P1" draw:layer="layout" svg:x1="9.673cm" svg:y1="17.027cm" svg:x2="10.467cm" svg:y2="17.027cm">
          <text:p/>
        </draw:line>
        <draw:line draw:style-name="gr127" draw:text-style-name="P1" draw:layer="layout" svg:x1="9.673cm" svg:y1="17.168cm" svg:x2="10.467cm" svg:y2="17.168cm">
          <text:p/>
        </draw:line>
        <draw:line draw:style-name="gr128" draw:text-style-name="P1" draw:layer="layout" svg:x1="9.709cm" svg:y1="17.54cm" svg:x2="10.503cm" svg:y2="17.54cm">
          <text:p/>
        </draw:line>
        <draw:line draw:style-name="gr129" draw:text-style-name="P1" draw:layer="layout" svg:x1="11.032cm" svg:y1="17.009cm" svg:x2="11.826cm" svg:y2="17.009cm">
          <text:p/>
        </draw:line>
        <draw:line draw:style-name="gr130" draw:text-style-name="P1" draw:layer="layout" svg:x1="11.014cm" svg:y1="17.133cm" svg:x2="11.808cm" svg:y2="17.133cm">
          <text:p/>
        </draw:line>
        <draw:line draw:style-name="gr131" draw:text-style-name="P1" draw:layer="layout" svg:x1="11.032cm" svg:y1="17.486cm" svg:x2="11.826cm" svg:y2="17.486cm">
          <text:p/>
        </draw:line>
        <draw:frame draw:style-name="gr132" draw:text-style-name="P3" draw:layer="layout" svg:width="0.865cm" svg:height="0.955cm" svg:x="8.511cm" svg:y="16.568cm">
          <draw:text-box>
            <text:p text:style-name="P2"><text:span text:style-name="T5">...</text:span></text:p>
          </draw:text-box>
        </draw:frame>
        <draw:frame draw:style-name="gr133" draw:text-style-name="P3" draw:layer="layout" svg:width="0.865cm" svg:height="0.955cm" svg:x="8.511cm" svg:y="16.568cm">
          <draw:text-box>
            <text:p text:style-name="P2"><text:span text:style-name="T5">...</text:span></text:p>
          </draw:text-box>
        </draw:frame>
        <draw:frame draw:style-name="gr134" draw:text-style-name="P3" draw:layer="layout" svg:width="1.304cm" svg:height="0.955cm" svg:x="8.423cm" svg:y="17.997cm">
          <draw:text-box>
            <text:p text:style-name="P2"><text:span text:style-name="T5">.....</text:span></text:p>
          </draw:text-box>
        </draw:frame>
        <draw:connector draw:style-name="gr135" draw:text-style-name="P1" draw:layer="layout" draw:line-skew="-0.567cm" svg:x1="4.823cm" svg:y1="17.027cm" svg:x2="4.214cm" svg:y2="18.156cm" draw:start-shape="id1" draw:start-glue-point="3" draw:end-shape="id2" draw:end-glue-point="0" svg:d="m4823 17027v-2h-609v1131">
          <text:p/>
        </draw:connector>
        <draw:line draw:style-name="gr136" draw:text-style-name="P4" draw:layer="layout" svg:x1="5.299cm" svg:y1="0.307cm" svg:x2="4.488cm" svg:y2="0.307cm">
          <text:p/>
        </draw:line>
        <draw:line draw:style-name="gr137" draw:text-style-name="P4" draw:layer="layout" svg:x1="5.317cm" svg:y1="0.729cm" svg:x2="4.5cm" svg:y2="5.5cm">
          <text:p/>
        </draw:line>
        <draw:frame draw:style-name="gr138" draw:text-style-name="P9" draw:layer="layout" svg:width="1.217cm" svg:height="0.243cm" svg:x="7.568cm" svg:y="0cm">
          <draw:text-box>
            <text:p text:style-name="P8"><text:span text:style-name="T7">objset_phys_t</text:span></text:p>
          </draw:text-box>
        </draw:frame>
        <draw:connector draw:style-name="gr135" draw:text-style-name="P1" draw:layer="layout" draw:line-skew="-0.567cm" svg:x1="5.759cm" svg:y1="15.423cm" svg:x2="5.15cm" svg:y2="16.552cm" svg:d="m5759 15423v-2h-609v1131">
          <text:p/>
        </draw:connector>
      </draw:page>
    </office:drawing>
  </office:body>
</office:document-content>
</file>

<file path=Obj00E3F3E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343" draw:display-name="Dash 343" draw:style="rect" draw:dots1="1" draw:dots1-length="0.029cm" draw:dots2="1" draw:dots2-length="0.029cm" draw:distance="0.029cm"/>
    <draw:stroke-dash draw:name="Dash_20_344" draw:display-name="Dash 344" draw:style="rect" draw:dots1="1" draw:dots1-length="0.029cm" draw:dots2="1" draw:dots2-length="0.029cm" draw:distance="0.029cm"/>
    <draw:stroke-dash draw:name="Dash_20_345" draw:display-name="Dash 345" draw:style="rect" draw:dots1="1" draw:dots1-length="0.029cm" draw:dots2="1" draw:dots2-length="0.029cm" draw:distance="0.029cm"/>
    <draw:stroke-dash draw:name="Dash_20_346" draw:display-name="Dash 346" draw:style="rect" draw:dots1="1" draw:dots1-length="0.029cm" draw:dots2="1" draw:dots2-length="0.029cm" draw:distance="0.029cm"/>
    <draw:stroke-dash draw:name="Dash_20_347" draw:display-name="Dash 347" draw:style="rect" draw:dots1="1" draw:dots1-length="0.029cm" draw:dots2="1" draw:dots2-length="0.029cm" draw:distance="0.029cm"/>
    <draw:stroke-dash draw:name="Dash_20_348" draw:display-name="Dash 348" draw:style="rect" draw:dots1="1" draw:dots1-length="0.029cm" draw:dots2="1" draw:dots2-length="0.029cm" draw:distance="0.029cm"/>
    <draw:stroke-dash draw:name="Dash_20_349" draw:display-name="Dash 349" draw:style="rect" draw:dots1="1" draw:dots1-length="0.029cm" draw:dots2="1" draw:dots2-length="0.029cm" draw:distance="0.029cm"/>
    <draw:stroke-dash draw:name="Dash_20_350" draw:display-name="Dash 350" draw:style="rect" draw:dots1="1" draw:dots1-length="0.029cm" draw:dots2="1" draw:dots2-length="0.029cm" draw:distance="0.029cm"/>
    <draw:stroke-dash draw:name="Dash_20_351" draw:display-name="Dash 351" draw:style="rect" draw:dots1="1" draw:dots1-length="0.029cm" draw:dots2="1" draw:dots2-length="0.029cm" draw:distance="0.029cm"/>
    <draw:stroke-dash draw:name="Dash_20_352" draw:display-name="Dash 352" draw:style="rect" draw:dots1="1" draw:dots1-length="0.029cm" draw:dots2="1" draw:dots2-length="0.029cm" draw:distance="0.029cm"/>
    <draw:stroke-dash draw:name="Dash_20_353" draw:display-name="Dash 353" draw:style="rect" draw:dots1="1" draw:dots1-length="0.029cm" draw:dots2="1" draw:dots2-length="0.029cm" draw:distance="0.029cm"/>
    <draw:stroke-dash draw:name="Dash_20_354" draw:display-name="Dash 354" draw:style="rect" draw:dots1="1" draw:dots1-length="0.029cm" draw:dots2="1" draw:dots2-length="0.029cm" draw:distance="0.029cm"/>
    <draw:stroke-dash draw:name="Dash_20_355" draw:display-name="Dash 355" draw:style="rect" draw:dots1="1" draw:dots1-length="0.029cm" draw:dots2="1" draw:dots2-length="0.029cm" draw:distance="0.029cm"/>
    <draw:stroke-dash draw:name="Dash_20_356" draw:display-name="Dash 356" draw:style="rect" draw:dots1="1" draw:dots1-length="0.029cm" draw:dots2="1" draw:dots2-length="0.029cm" draw:distance="0.029cm"/>
    <draw:stroke-dash draw:name="Dash_20_357" draw:display-name="Dash 357" draw:style="rect" draw:dots1="1" draw:dots1-length="0.029cm" draw:dots2="1" draw:dots2-length="0.029cm" draw:distance="0.029cm"/>
    <draw:stroke-dash draw:name="Dash_20_358" draw:display-name="Dash 358" draw:style="rect" draw:dots1="1" draw:dots1-length="0.029cm" draw:dots2="1" draw:dots2-length="0.029cm" draw:distance="0.029cm"/>
    <draw:stroke-dash draw:name="Dash_20_359" draw:display-name="Dash 359" draw:style="rect" draw:dots1="1" draw:dots1-length="0.029cm" draw:dots2="1" draw:dots2-length="0.029cm" draw:distance="0.029cm"/>
    <draw:stroke-dash draw:name="Dash_20_360" draw:display-name="Dash 360" draw:style="rect" draw:dots1="1" draw:dots1-length="0.029cm" draw:dots2="1" draw:dots2-length="0.029cm" draw:distance="0.029cm"/>
    <draw:stroke-dash draw:name="Dash_20_361" draw:display-name="Dash 361" draw:style="rect" draw:dots1="1" draw:dots1-length="0.029cm" draw:dots2="1" draw:dots2-length="0.029cm" draw:distance="0.029cm"/>
    <draw:stroke-dash draw:name="Dash_20_362" draw:display-name="Dash 362" draw:style="rect" draw:dots1="1" draw:dots1-length="0.029cm" draw:dots2="1" draw:dots2-length="0.029cm" draw:distance="0.029cm"/>
    <draw:stroke-dash draw:name="Dash_20_363" draw:display-name="Dash 363" draw:style="rect" draw:dots1="1" draw:dots1-length="0.029cm" draw:dots2="1" draw:dots2-length="0.029cm" draw:distance="0.029cm"/>
    <draw:stroke-dash draw:name="Dash_20_364" draw:display-name="Dash 364" draw:style="rect" draw:dots1="1" draw:dots1-length="0.029cm" draw:dots2="1" draw:dots2-length="0.029cm" draw:distance="0.029cm"/>
    <draw:stroke-dash draw:name="Dash_20_365" draw:display-name="Dash 365" draw:style="rect" draw:dots1="1" draw:dots1-length="0.029cm" draw:dots2="1" draw:dots2-length="0.029cm" draw:distance="0.029cm"/>
    <draw:stroke-dash draw:name="Dash_20_366" draw:display-name="Dash 366" draw:style="rect" draw:dots1="1" draw:dots1-length="0.029cm" draw:dots2="1" draw:dots2-length="0.029cm" draw:distance="0.029cm"/>
    <draw:stroke-dash draw:name="Dash_20_367" draw:display-name="Dash 367" draw:style="rect" draw:dots1="1" draw:dots1-length="0.029cm" draw:dots2="1" draw:dots2-length="0.029cm" draw:distance="0.029cm"/>
    <draw:stroke-dash draw:name="Dash_20_368" draw:display-name="Dash 368" draw:style="rect" draw:dots1="1" draw:dots1-length="0.029cm" draw:dots2="1" draw:dots2-length="0.029cm" draw:distance="0.029cm"/>
    <draw:stroke-dash draw:name="Dash_20_369" draw:display-name="Dash 369" draw:style="rect" draw:dots1="1" draw:dots1-length="0.029cm" draw:dots2="1" draw:dots2-length="0.029cm" draw:distance="0.029cm"/>
    <draw:stroke-dash draw:name="Dash_20_370" draw:display-name="Dash 370" draw:style="rect" draw:dots1="1" draw:dots1-length="0.029cm" draw:dots2="1" draw:dots2-length="0.029cm" draw:distance="0.029cm"/>
    <draw:stroke-dash draw:name="Dash_20_371" draw:display-name="Dash 371" draw:style="rect" draw:dots1="1" draw:dots1-length="0.029cm" draw:dots2="1" draw:dots2-length="0.029cm" draw:distance="0.029cm"/>
    <draw:stroke-dash draw:name="Dash_20_372" draw:display-name="Dash 372" draw:style="rect" draw:dots1="1" draw:dots1-length="0.029cm" draw:dots2="1" draw:dots2-length="0.029cm" draw:distance="0.029cm"/>
    <draw:stroke-dash draw:name="Dash_20_373" draw:display-name="Dash 373" draw:style="rect" draw:dots1="1" draw:dots1-length="0.029cm" draw:dots2="1" draw:dots2-length="0.029cm" draw:distance="0.029cm"/>
    <draw:stroke-dash draw:name="Dash_20_374" draw:display-name="Dash 374" draw:style="rect" draw:dots1="1" draw:dots1-length="0.029cm" draw:dots2="1" draw:dots2-length="0.029cm" draw:distance="0.029cm"/>
    <draw:stroke-dash draw:name="Dash_20_375" draw:display-name="Dash 375" draw:style="rect" draw:dots1="1" draw:dots1-length="0.029cm" draw:dots2="1" draw:dots2-length="0.029cm" draw:distance="0.029cm"/>
    <draw:stroke-dash draw:name="Dash_20_376" draw:display-name="Dash 376" draw:style="rect" draw:dots1="1" draw:dots1-length="0.029cm" draw:dots2="1" draw:dots2-length="0.029cm" draw:distance="0.029cm"/>
    <draw:stroke-dash draw:name="Dash_20_377" draw:display-name="Dash 377" draw:style="rect" draw:dots1="1" draw:dots1-length="0.029cm" draw:dots2="1" draw:dots2-length="0.029cm" draw:distance="0.029cm"/>
    <draw:stroke-dash draw:name="Dash_20_378" draw:display-name="Dash 378" draw:style="rect" draw:dots1="1" draw:dots1-length="0.029cm" draw:dots2="1" draw:dots2-length="0.029cm" draw:distance="0.029cm"/>
    <draw:stroke-dash draw:name="Dash_20_379" draw:display-name="Dash 379" draw:style="rect" draw:dots1="1" draw:dots1-length="0.029cm" draw:dots2="1" draw:dots2-length="0.029cm" draw:distance="0.029cm"/>
    <draw:stroke-dash draw:name="Dash_20_380" draw:display-name="Dash 380" draw:style="rect" draw:dots1="1" draw:dots1-length="0.029cm" draw:dots2="1" draw:dots2-length="0.029cm" draw:distance="0.029cm"/>
    <draw:stroke-dash draw:name="Dash_20_381" draw:display-name="Dash 381" draw:style="rect" draw:dots1="1" draw:dots1-length="0.029cm" draw:dots2="1" draw:dots2-length="0.029cm" draw:distance="0.029cm"/>
    <draw:stroke-dash draw:name="Dash_20_382" draw:display-name="Dash 382" draw:style="rect" draw:dots1="1" draw:dots1-length="0.029cm" draw:dots2="1" draw:dots2-length="0.029cm" draw:distance="0.029cm"/>
    <draw:stroke-dash draw:name="Dash_20_383" draw:display-name="Dash 383" draw:style="rect" draw:dots1="1" draw:dots1-length="0.029cm" draw:dots2="1" draw:dots2-length="0.029cm" draw:distance="0.029cm"/>
    <draw:stroke-dash draw:name="Dash_20_384" draw:display-name="Dash 384" draw:style="rect" draw:dots1="1" draw:dots1-length="0.029cm" draw:dots2="1" draw:dots2-length="0.029cm" draw:distance="0.029cm"/>
    <draw:stroke-dash draw:name="Dash_20_385" draw:display-name="Dash 385" draw:style="rect" draw:dots1="1" draw:dots1-length="0.029cm" draw:dots2="1" draw:dots2-length="0.029cm" draw:distance="0.029cm"/>
    <draw:stroke-dash draw:name="Dash_20_386" draw:display-name="Dash 386" draw:style="rect" draw:dots1="1" draw:dots1-length="0.029cm" draw:dots2="1" draw:dots2-length="0.029cm" draw:distance="0.029cm"/>
    <draw:stroke-dash draw:name="Dash_20_387" draw:display-name="Dash 387" draw:style="rect" draw:dots1="1" draw:dots1-length="0.029cm" draw:dots2="1" draw:dots2-length="0.029cm" draw:distance="0.029cm"/>
    <draw:stroke-dash draw:name="Dash_20_388" draw:display-name="Dash 388" draw:style="rect" draw:dots1="1" draw:dots1-length="0.029cm" draw:dots2="1" draw:dots2-length="0.029cm" draw:distance="0.029cm"/>
    <draw:stroke-dash draw:name="Dash_20_389" draw:display-name="Dash 389" draw:style="rect" draw:dots1="1" draw:dots1-length="0.029cm" draw:dots2="1" draw:dots2-length="0.029cm" draw:distance="0.029cm"/>
    <draw:stroke-dash draw:name="Dash_20_390" draw:display-name="Dash 390" draw:style="rect" draw:dots1="1" draw:dots1-length="0.029cm" draw:dots2="1" draw:dots2-length="0.029cm" draw:distance="0.029cm"/>
    <draw:stroke-dash draw:name="Dash_20_391" draw:display-name="Dash 391" draw:style="rect" draw:dots1="1" draw:dots1-length="0.029cm" draw:dots2="1" draw:dots2-length="0.029cm" draw:distance="0.029cm"/>
    <draw:stroke-dash draw:name="Dash_20_392" draw:display-name="Dash 392" draw:style="rect" draw:dots1="1" draw:dots1-length="0.029cm" draw:dots2="1" draw:dots2-length="0.029cm" draw:distance="0.029cm"/>
    <draw:stroke-dash draw:name="Dash_20_393" draw:display-name="Dash 393" draw:style="rect" draw:dots1="1" draw:dots1-length="0.029cm" draw:dots2="1" draw:dots2-length="0.029cm" draw:distance="0.029cm"/>
    <draw:stroke-dash draw:name="Dash_20_394" draw:display-name="Dash 394" draw:style="rect" draw:dots1="1" draw:dots1-length="0.029cm" draw:dots2="1" draw:dots2-length="0.029cm" draw:distance="0.029cm"/>
    <draw:stroke-dash draw:name="Dash_20_395" draw:display-name="Dash 395" draw:style="rect" draw:dots1="1" draw:dots1-length="0.029cm" draw:dots2="1" draw:dots2-length="0.029cm" draw:distance="0.029cm"/>
    <draw:stroke-dash draw:name="Dash_20_396" draw:display-name="Dash 396" draw:style="rect" draw:dots1="1" draw:dots1-length="0.029cm" draw:dots2="1" draw:dots2-length="0.029cm" draw:distance="0.029cm"/>
    <draw:stroke-dash draw:name="Dash_20_397" draw:display-name="Dash 397" draw:style="rect" draw:dots1="1" draw:dots1-length="0.029cm" draw:dots2="1" draw:dots2-length="0.029cm" draw:distance="0.029cm"/>
    <draw:stroke-dash draw:name="Dash_20_398" draw:display-name="Dash 398" draw:style="rect" draw:dots1="1" draw:dots1-length="0.029cm" draw:dots2="1" draw:dots2-length="0.029cm" draw:distance="0.029cm"/>
    <draw:stroke-dash draw:name="Dash_20_399" draw:display-name="Dash 399" draw:style="rect" draw:dots1="1" draw:dots1-length="0.029cm" draw:dots2="1" draw:dots2-length="0.029cm" draw:distance="0.029cm"/>
    <draw:stroke-dash draw:name="Dash_20_400" draw:display-name="Dash 400" draw:style="rect" draw:dots1="1" draw:dots1-length="0.029cm" draw:dots2="1" draw:dots2-length="0.029cm" draw:distance="0.029cm"/>
    <draw:stroke-dash draw:name="Dash_20_401" draw:display-name="Dash 401" draw:style="rect" draw:dots1="1" draw:dots1-length="0.029cm" draw:dots2="1" draw:dots2-length="0.029cm" draw:distance="0.029cm"/>
    <draw:stroke-dash draw:name="Dash_20_402" draw:display-name="Dash 402" draw:style="rect" draw:dots1="1" draw:dots1-length="0.029cm" draw:dots2="1" draw:dots2-length="0.029cm" draw:distance="0.029cm"/>
    <draw:stroke-dash draw:name="Dash_20_403" draw:display-name="Dash 403" draw:style="rect" draw:dots1="1" draw:dots1-length="0.029cm" draw:dots2="1" draw:dots2-length="0.029cm" draw:distance="0.029cm"/>
    <draw:stroke-dash draw:name="Dash_20_404" draw:display-name="Dash 404" draw:style="rect" draw:dots1="1" draw:dots1-length="0.029cm" draw:dots2="1" draw:dots2-length="0.029cm" draw:distance="0.029cm"/>
    <draw:stroke-dash draw:name="Dash_20_405" draw:display-name="Dash 405" draw:style="rect" draw:dots1="1" draw:dots1-length="0.029cm" draw:dots2="1" draw:dots2-length="0.029cm" draw:distance="0.029cm"/>
    <draw:stroke-dash draw:name="Dash_20_406" draw:display-name="Dash 406" draw:style="rect" draw:dots1="1" draw:dots1-length="0.029cm" draw:dots2="1" draw:dots2-length="0.029cm" draw:distance="0.029cm"/>
    <draw:stroke-dash draw:name="Dash_20_407" draw:display-name="Dash 407" draw:style="rect" draw:dots1="1" draw:dots1-length="0.029cm" draw:dots2="1" draw:dots2-length="0.029cm" draw:distance="0.029cm"/>
    <draw:stroke-dash draw:name="Dash_20_408" draw:display-name="Dash 408" draw:style="rect" draw:dots1="1" draw:dots1-length="0.029cm" draw:dots2="1" draw:dots2-length="0.029cm" draw:distance="0.029cm"/>
    <draw:stroke-dash draw:name="Dash_20_409" draw:display-name="Dash 409" draw:style="rect" draw:dots1="1" draw:dots1-length="0.029cm" draw:dots2="1" draw:dots2-length="0.029cm" draw:distance="0.029cm"/>
    <draw:stroke-dash draw:name="Dash_20_410" draw:display-name="Dash 410" draw:style="rect" draw:dots1="1" draw:dots1-length="0.029cm" draw:dots2="1" draw:dots2-length="0.029cm" draw:distance="0.029cm"/>
    <draw:stroke-dash draw:name="Dash_20_411" draw:display-name="Dash 411" draw:style="rect" draw:dots1="1" draw:dots1-length="0.029cm" draw:dots2="1" draw:dots2-length="0.029cm" draw:distance="0.029cm"/>
    <draw:stroke-dash draw:name="Dash_20_412" draw:display-name="Dash 412" draw:style="rect" draw:dots1="1" draw:dots1-length="0.029cm" draw:dots2="1" draw:dots2-length="0.029cm" draw:distance="0.029cm"/>
    <draw:stroke-dash draw:name="Dash_20_413" draw:display-name="Dash 413" draw:style="rect" draw:dots1="1" draw:dots1-length="0.029cm" draw:dots2="1" draw:dots2-length="0.029cm" draw:distance="0.029cm"/>
    <draw:stroke-dash draw:name="Dash_20_414" draw:display-name="Dash 414" draw:style="rect" draw:dots1="1" draw:dots1-length="0.029cm" draw:dots2="1" draw:dots2-length="0.029cm" draw:distance="0.029cm"/>
    <draw:stroke-dash draw:name="Dash_20_415" draw:display-name="Dash 415" draw:style="rect" draw:dots1="1" draw:dots1-length="0.029cm" draw:dots2="1" draw:dots2-length="0.029cm" draw:distance="0.029cm"/>
    <draw:stroke-dash draw:name="Dash_20_416" draw:display-name="Dash 416" draw:style="rect" draw:dots1="1" draw:dots1-length="0.029cm" draw:dots2="1" draw:dots2-length="0.029cm" draw:distance="0.029cm"/>
    <draw:stroke-dash draw:name="Dash_20_417" draw:display-name="Dash 417" draw:style="rect" draw:dots1="1" draw:dots1-length="0.029cm" draw:dots2="1" draw:dots2-length="0.029cm" draw:distance="0.029cm"/>
    <draw:stroke-dash draw:name="Dash_20_418" draw:display-name="Dash 418" draw:style="rect" draw:dots1="1" draw:dots1-length="0.029cm" draw:dots2="1" draw:dots2-length="0.029cm" draw:distance="0.029cm"/>
    <draw:stroke-dash draw:name="Dash_20_419" draw:display-name="Dash 419" draw:style="rect" draw:dots1="1" draw:dots1-length="0.029cm" draw:dots2="1" draw:dots2-length="0.029cm" draw:distance="0.029cm"/>
    <draw:stroke-dash draw:name="Dash_20_420" draw:display-name="Dash 420" draw:style="rect" draw:dots1="1" draw:dots1-length="0.029cm" draw:dots2="1" draw:dots2-length="0.029cm" draw:distance="0.029cm"/>
    <draw:stroke-dash draw:name="Dash_20_421" draw:display-name="Dash 421" draw:style="rect" draw:dots1="1" draw:dots1-length="0.029cm" draw:dots2="1" draw:dots2-length="0.029cm" draw:distance="0.029cm"/>
    <draw:stroke-dash draw:name="Dash_20_422" draw:display-name="Dash 422" draw:style="rect" draw:dots1="1" draw:dots1-length="0.029cm" draw:dots2="1" draw:dots2-length="0.029cm" draw:distance="0.029cm"/>
    <draw:stroke-dash draw:name="Dash_20_423" draw:display-name="Dash 423" draw:style="rect" draw:dots1="1" draw:dots1-length="0.029cm" draw:dots2="1" draw:dots2-length="0.029cm" draw:distance="0.029cm"/>
    <draw:stroke-dash draw:name="Dash_20_424" draw:display-name="Dash 424" draw:style="rect" draw:dots1="1" draw:dots1-length="0.029cm" draw:dots2="1" draw:dots2-length="0.029cm" draw:distance="0.029cm"/>
    <draw:stroke-dash draw:name="Dash_20_425" draw:display-name="Dash 425" draw:style="rect" draw:dots1="1" draw:dots1-length="0.029cm" draw:dots2="1" draw:dots2-length="0.029cm" draw:distance="0.029cm"/>
    <draw:stroke-dash draw:name="Dash_20_426" draw:display-name="Dash 426" draw:style="rect" draw:dots1="1" draw:dots1-length="0.029cm" draw:dots2="1" draw:dots2-length="0.029cm" draw:distance="0.029cm"/>
    <draw:stroke-dash draw:name="Dash_20_427" draw:display-name="Dash 427" draw:style="rect" draw:dots1="1" draw:dots1-length="0.029cm" draw:dots2="1" draw:dots2-length="0.029cm" draw:distance="0.029cm"/>
    <draw:stroke-dash draw:name="Dash_20_428" draw:display-name="Dash 428" draw:style="rect" draw:dots1="1" draw:dots1-length="0.029cm" draw:dots2="1" draw:dots2-length="0.029cm" draw:distance="0.029cm"/>
    <draw:stroke-dash draw:name="Dash_20_429" draw:display-name="Dash 429" draw:style="rect" draw:dots1="1" draw:dots1-length="0.029cm" draw:dots2="1" draw:dots2-length="0.029cm" draw:distance="0.029cm"/>
    <draw:stroke-dash draw:name="Dash_20_430" draw:display-name="Dash 430" draw:style="rect" draw:dots1="1" draw:dots1-length="0.029cm" draw:dots2="1" draw:dots2-length="0.029cm" draw:distance="0.029cm"/>
    <draw:stroke-dash draw:name="Dash_20_431" draw:display-name="Dash 431" draw:style="rect" draw:dots1="1" draw:dots1-length="0.029cm" draw:dots2="1" draw:dots2-length="0.029cm" draw:distance="0.029cm"/>
    <draw:stroke-dash draw:name="Dash_20_432" draw:display-name="Dash 432" draw:style="rect" draw:dots1="1" draw:dots1-length="0.029cm" draw:dots2="1" draw:dots2-length="0.029cm" draw:distance="0.029cm"/>
    <draw:stroke-dash draw:name="Dash_20_433" draw:display-name="Dash 433" draw:style="rect" draw:dots1="1" draw:dots1-length="0.029cm" draw:dots2="1" draw:dots2-length="0.029cm" draw:distance="0.029cm"/>
    <draw:stroke-dash draw:name="Dash_20_434" draw:display-name="Dash 434" draw:style="rect" draw:dots1="1" draw:dots1-length="0.029cm" draw:dots2="1" draw:dots2-length="0.029cm" draw:distance="0.029cm"/>
    <draw:stroke-dash draw:name="Dash_20_435" draw:display-name="Dash 435" draw:style="rect" draw:dots1="1" draw:dots1-length="0.029cm" draw:dots2="1" draw:dots2-length="0.029cm" draw:distance="0.029cm"/>
    <draw:stroke-dash draw:name="Dash_20_436" draw:display-name="Dash 436" draw:style="rect" draw:dots1="1" draw:dots1-length="0.029cm" draw:dots2="1" draw:dots2-length="0.029cm" draw:distance="0.029cm"/>
    <draw:stroke-dash draw:name="Dash_20_437" draw:display-name="Dash 437" draw:style="rect" draw:dots1="1" draw:dots1-length="0.029cm" draw:dots2="1" draw:dots2-length="0.029cm" draw:distance="0.029cm"/>
    <draw:stroke-dash draw:name="Dash_20_438" draw:display-name="Dash 438" draw:style="rect" draw:dots1="1" draw:dots1-length="0.029cm" draw:dots2="1" draw:dots2-length="0.029cm" draw:distance="0.029cm"/>
    <draw:stroke-dash draw:name="Dash_20_439" draw:display-name="Dash 439" draw:style="rect" draw:dots1="1" draw:dots1-length="0.029cm" draw:dots2="1" draw:dots2-length="0.029cm" draw:distance="0.029cm"/>
    <draw:stroke-dash draw:name="Dash_20_440" draw:display-name="Dash 440" draw:style="rect" draw:dots1="1" draw:dots1-length="0.029cm" draw:dots2="1" draw:dots2-length="0.029cm" draw:distance="0.029cm"/>
    <draw:stroke-dash draw:name="Dash_20_441" draw:display-name="Dash 441" draw:style="rect" draw:dots1="1" draw:dots1-length="0.029cm" draw:dots2="1" draw:dots2-length="0.029cm" draw:distance="0.029cm"/>
    <draw:stroke-dash draw:name="Dash_20_442" draw:display-name="Dash 442" draw:style="rect" draw:dots1="1" draw:dots1-length="0.029cm" draw:dots2="1" draw:dots2-length="0.029cm" draw:distance="0.029cm"/>
    <draw:stroke-dash draw:name="Dash_20_443" draw:display-name="Dash 443" draw:style="rect" draw:dots1="1" draw:dots1-length="0.029cm" draw:dots2="1" draw:dots2-length="0.029cm" draw:distance="0.029cm"/>
    <draw:stroke-dash draw:name="Dash_20_444" draw:display-name="Dash 444" draw:style="rect" draw:dots1="1" draw:dots1-length="0.029cm" draw:dots2="1" draw:dots2-length="0.029cm" draw:distance="0.029cm"/>
    <draw:stroke-dash draw:name="Dash_20_445" draw:display-name="Dash 445" draw:style="rect" draw:dots1="1" draw:dots1-length="0.029cm" draw:dots2="1" draw:dots2-length="0.029cm" draw:distance="0.029cm"/>
    <draw:stroke-dash draw:name="Dash_20_446" draw:display-name="Dash 446" draw:style="rect" draw:dots1="1" draw:dots1-length="0.029cm" draw:dots2="1" draw:dots2-length="0.029cm" draw:distance="0.029cm"/>
    <draw:stroke-dash draw:name="Dash_20_447" draw:display-name="Dash 447" draw:style="rect" draw:dots1="1" draw:dots1-length="0.029cm" draw:dots2="1" draw:dots2-length="0.029cm" draw:distance="0.029cm"/>
    <draw:stroke-dash draw:name="Dash_20_448" draw:display-name="Dash 448" draw:style="rect" draw:dots1="1" draw:dots1-length="0.029cm" draw:dots2="1" draw:dots2-length="0.029cm" draw:distance="0.029cm"/>
    <draw:stroke-dash draw:name="Dash_20_449" draw:display-name="Dash 449" draw:style="rect" draw:dots1="1" draw:dots1-length="0.029cm" draw:dots2="1" draw:dots2-length="0.029cm" draw:distance="0.029cm"/>
    <draw:stroke-dash draw:name="Dash_20_450" draw:display-name="Dash 450" draw:style="rect" draw:dots1="1" draw:dots1-length="0.029cm" draw:dots2="1" draw:dots2-length="0.029cm" draw:distance="0.029cm"/>
    <draw:stroke-dash draw:name="Dash_20_451" draw:display-name="Dash 451" draw:style="rect" draw:dots1="1" draw:dots1-length="0.029cm" draw:dots2="1" draw:dots2-length="0.029cm" draw:distance="0.029cm"/>
    <draw:stroke-dash draw:name="Dash_20_452" draw:display-name="Dash 452" draw:style="rect" draw:dots1="1" draw:dots1-length="0.029cm" draw:dots2="1" draw:dots2-length="0.029cm" draw:distance="0.029cm"/>
    <draw:stroke-dash draw:name="Dash_20_453" draw:display-name="Dash 453" draw:style="rect" draw:dots1="1" draw:dots1-length="0.029cm" draw:dots2="1" draw:dots2-length="0.029cm" draw:distance="0.029cm"/>
    <draw:stroke-dash draw:name="Dash_20_454" draw:display-name="Dash 454" draw:style="rect" draw:dots1="1" draw:dots1-length="0.029cm" draw:dots2="1" draw:dots2-length="0.029cm" draw:distance="0.029cm"/>
    <draw:stroke-dash draw:name="Dash_20_455" draw:display-name="Dash 455" draw:style="rect" draw:dots1="1" draw:dots1-length="0.029cm" draw:dots2="1" draw:dots2-length="0.029cm" draw:distance="0.029cm"/>
    <draw:stroke-dash draw:name="Dash_20_456" draw:display-name="Dash 456" draw:style="rect" draw:dots1="1" draw:dots1-length="0.029cm" draw:dots2="1" draw:dots2-length="0.029cm" draw:distance="0.029cm"/>
    <draw:stroke-dash draw:name="Dash_20_457" draw:display-name="Dash 457" draw:style="rect" draw:dots1="1" draw:dots1-length="0.029cm" draw:dots2="1" draw:dots2-length="0.029cm" draw:distance="0.029cm"/>
    <draw:stroke-dash draw:name="Dash_20_458" draw:display-name="Dash 458" draw:style="rect" draw:dots1="1" draw:dots1-length="0.029cm" draw:dots2="1" draw:dots2-length="0.029cm" draw:distance="0.029cm"/>
    <draw:stroke-dash draw:name="Dash_20_459" draw:display-name="Dash 459" draw:style="rect" draw:dots1="1" draw:dots1-length="0.029cm" draw:dots2="1" draw:dots2-length="0.029cm" draw:distance="0.029cm"/>
    <draw:stroke-dash draw:name="Dash_20_460" draw:display-name="Dash 460" draw:style="rect" draw:dots1="1" draw:dots1-length="0.029cm" draw:dots2="1" draw:dots2-length="0.029cm" draw:distance="0.029cm"/>
    <draw:stroke-dash draw:name="Dash_20_461" draw:display-name="Dash 461" draw:style="rect" draw:dots1="1" draw:dots1-length="0.029cm" draw:dots2="1" draw:dots2-length="0.029cm" draw:distance="0.029cm"/>
    <draw:stroke-dash draw:name="Dash_20_462" draw:display-name="Dash 462" draw:style="rect" draw:dots1="1" draw:dots1-length="0.029cm" draw:dots2="1" draw:dots2-length="0.029cm" draw:distance="0.029cm"/>
    <draw:stroke-dash draw:name="Dash_20_463" draw:display-name="Dash 463" draw:style="rect" draw:dots1="1" draw:dots1-length="0.029cm" draw:dots2="1" draw:dots2-length="0.029cm" draw:distance="0.029cm"/>
    <draw:stroke-dash draw:name="Dash_20_464" draw:display-name="Dash 464" draw:style="rect" draw:dots1="1" draw:dots1-length="0.029cm" draw:dots2="1" draw:dots2-length="0.029cm" draw:distance="0.029cm"/>
    <draw:stroke-dash draw:name="Dash_20_465" draw:display-name="Dash 465" draw:style="rect" draw:dots1="1" draw:dots1-length="0.029cm" draw:dots2="1" draw:dots2-length="0.029cm" draw:distance="0.029cm"/>
    <draw:stroke-dash draw:name="Dash_20_466" draw:display-name="Dash 466" draw:style="rect" draw:dots1="1" draw:dots1-length="0.029cm" draw:dots2="1" draw:dots2-length="0.029cm" draw:distance="0.029cm"/>
    <draw:stroke-dash draw:name="Dash_20_467" draw:display-name="Dash 467" draw:style="rect" draw:dots1="1" draw:dots1-length="0.029cm" draw:dots2="1" draw:dots2-length="0.029cm" draw:distance="0.029cm"/>
    <draw:stroke-dash draw:name="Dash_20_468" draw:display-name="Dash 468" draw:style="rect" draw:dots1="1" draw:dots1-length="0.029cm" draw:dots2="1" draw:dots2-length="0.029cm" draw:distance="0.029cm"/>
    <draw:stroke-dash draw:name="Dash_20_469" draw:display-name="Dash 469" draw:style="rect" draw:dots1="1" draw:dots1-length="0.029cm" draw:dots2="1" draw:dots2-length="0.029cm" draw:distance="0.029cm"/>
    <draw:stroke-dash draw:name="Dash_20_470" draw:display-name="Dash 470" draw:style="rect" draw:dots1="1" draw:dots1-length="0.029cm" draw:dots2="1" draw:dots2-length="0.029cm" draw:distance="0.029cm"/>
    <draw:stroke-dash draw:name="Dash_20_471" draw:display-name="Dash 471" draw:style="rect" draw:dots1="1" draw:dots1-length="0.029cm" draw:dots2="1" draw:dots2-length="0.029cm" draw:distance="0.029cm"/>
    <draw:stroke-dash draw:name="Dash_20_473" draw:display-name="Dash 473" draw:style="rect" draw:dots1="1" draw:dots1-length="0.029cm" draw:dots2="1" draw:dots2-length="0.029cm" draw:distance="0.029cm"/>
    <draw:stroke-dash draw:name="Dash_20_474" draw:display-name="Dash 474" draw:style="rect" draw:dots1="1" draw:dots1-length="0.029cm" draw:dots2="1" draw:dots2-length="0.029cm" draw:distance="0.02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F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1.213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marker-end="Arrow" draw:marker-end-width="0.3cm" draw:fill="solid" draw:fill-color="#e6e6ff"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54cm" fo:min-width="0.637cm"/>
    </style:style>
    <style:style style:name="gr7" style:family="graphic" style:parent-style-name="standard">
      <style:graphic-properties draw:stroke="none" svg:stroke-color="#000000" draw:fill="none" draw:fill-color="#ffffff" draw:textarea-horizontal-align="left" draw:auto-grow-height="true" draw:auto-grow-width="true" fo:min-height="3.221cm" fo:min-width="1.34cm"/>
    </style:style>
    <style:style style:name="gr8" style:family="graphic" style:parent-style-name="standard">
      <style:graphic-properties draw:stroke="none" svg:stroke-color="#000000" draw:fill="none" draw:fill-color="#ffffff" draw:textarea-horizontal-align="left" draw:auto-grow-height="true" draw:auto-grow-width="true" fo:min-height="2.255cm" fo:min-width="1.34cm"/>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8pt"/>
    </style:style>
    <style:style style:name="T1"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495cm" svg:height="0.49cm" svg:x="0cm" svg:y="0.344cm">
          <text:p text:style-name="P1"><text:span text:style-name="T1">Header</text:span></text:p>
        </draw:rect>
        <draw:rect draw:style-name="gr2" draw:text-style-name="P3" draw:layer="layout" svg:width="2.275cm" svg:height="0.807cm" svg:x="3.347cm" svg:y="0.357cm">
          <text:p/>
        </draw:rect>
        <draw:rect draw:style-name="gr2" draw:text-style-name="P3" draw:layer="layout" svg:width="2.275cm" svg:height="0.847cm" svg:x="7.396cm" svg:y="0.291cm">
          <text:p/>
        </draw:rect>
        <draw:frame draw:style-name="gr3" draw:text-style-name="P5" draw:layer="layout" svg:width="1.213cm" svg:height="0.323cm" svg:x="3.889cm" svg:y="0cm">
          <draw:text-box>
            <text:p text:style-name="P4"><text:span text:style-name="T1">Log Block</text:span></text:p>
          </draw:text-box>
        </draw:frame>
        <draw:frame draw:style-name="gr3" draw:text-style-name="P5" draw:layer="layout" svg:width="1.213cm" svg:height="0.323cm" svg:x="7.871cm" svg:y="0cm">
          <draw:text-box>
            <text:p text:style-name="P4"><text:span text:style-name="T1">Log Block</text:span></text:p>
          </draw:text-box>
        </draw:frame>
        <draw:rect draw:style-name="gr2" draw:text-style-name="P3" draw:layer="layout" svg:width="2.275cm" svg:height="0.847cm" svg:x="3.349cm" svg:y="1.165cm">
          <text:p/>
        </draw:rect>
        <draw:rect draw:style-name="gr4" draw:text-style-name="P3" draw:layer="layout" svg:width="2.275cm" svg:height="1.098cm" svg:x="3.347cm" svg:y="2.011cm">
          <text:p/>
        </draw:rect>
        <draw:rect draw:style-name="gr4" draw:text-style-name="P3" draw:layer="layout" svg:width="2.275cm" svg:height="1.098cm" svg:x="3.348cm" svg:y="2.011cm">
          <text:p/>
        </draw:rect>
        <draw:rect draw:style-name="gr4" draw:text-style-name="P3" draw:layer="layout" svg:width="2.275cm" svg:height="1.164cm" svg:x="7.395cm" svg:y="1.138cm">
          <text:p/>
        </draw:rect>
        <draw:rect draw:style-name="gr2" draw:text-style-name="P3" draw:layer="layout" svg:width="2.275cm" svg:height="0.754cm" svg:x="3.347cm" svg:y="3.109cm">
          <text:p/>
        </draw:rect>
        <draw:rect draw:style-name="gr2" draw:text-style-name="P3" draw:layer="layout" svg:width="2.275cm" svg:height="0.793cm" svg:x="7.395cm" svg:y="2.289cm">
          <text:p/>
        </draw:rect>
        <draw:line draw:style-name="gr5" draw:text-style-name="P3" draw:layer="layout" svg:x1="1.495cm" svg:y1="0.556cm" svg:x2="3.347cm" svg:y2="0.556cm">
          <text:p/>
        </draw:line>
        <draw:line draw:style-name="gr5" draw:text-style-name="P3" draw:layer="layout" svg:x1="5.622cm" svg:y1="3.519cm" svg:x2="7.395cm" svg:y2="0.661cm">
          <text:p/>
        </draw:line>
        <draw:line draw:style-name="gr5" draw:text-style-name="P3" draw:layer="layout" svg:x1="9.67cm" svg:y1="2.725cm" svg:x2="10.835cm" svg:y2="0.728cm">
          <text:p/>
        </draw:line>
        <draw:frame draw:style-name="gr6" draw:layer="layout" svg:width="0.637cm" svg:height="0.954cm" svg:x="11.047cm" svg:y="0.079cm">
          <draw:text-box>
            <text:p text:style-name="P4">...</text:p>
          </draw:text-box>
        </draw:frame>
        <draw:frame draw:style-name="gr7" draw:text-style-name="P2" draw:layer="layout" svg:width="1.34cm" svg:height="3.221cm" svg:x="3.77cm" svg:y="0.475cm">
          <draw:text-box>
            <text:p text:style-name="P1"><text:span text:style-name="T1">Log Record</text:span></text:p>
            <text:p text:style-name="P1"><text:span text:style-name="T1"/></text:p>
            <text:p text:style-name="P1"><text:span text:style-name="T1"/></text:p>
            <text:p text:style-name="P1"><text:span text:style-name="T1">Log Record</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railer</text:span></text:p>
          </draw:text-box>
        </draw:frame>
        <draw:frame draw:style-name="gr8" draw:text-style-name="P2" draw:layer="layout" svg:width="1.34cm" svg:height="2.255cm" svg:x="7.844cm" svg:y="0.515cm">
          <draw:text-box>
            <text:p text:style-name="P1"><text:span text:style-name="T1">Log Record</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railer</text:span></text:p>
          </draw:text-box>
        </draw:frame>
      </draw:page>
    </office:drawing>
  </office:body>
</office:document-content>
</file>

<file path=Obj00E3F3F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F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Ultrafine_20_Dashed" draw:fill="solid" draw:fill-color="#e6e6ff" draw:textarea-horizontal-align="center" draw:textarea-vertical-align="middle"/>
    </style:style>
    <style:style style:name="gr2" style:family="graphic" style:parent-style-name="standard">
      <style:graphic-properties draw:stroke-dash="Ultrafine_20_Dashed" draw:marker-end="Arrow" draw:marker-end-width="0.3cm" draw:textarea-horizontal-align="center" draw:textarea-vertical-align="middle"/>
    </style:style>
    <style:style style:name="gr3" style:family="graphic" style:parent-style-name="standard">
      <style:graphic-properties draw:stroke="none" draw:stroke-dash="Ultrafine_20_Dashed" svg:stroke-color="#000000" draw:fill="none" draw:fill-color="#ffffff" draw:textarea-horizontal-align="left" draw:auto-grow-height="true" draw:auto-grow-width="true" fo:min-height="0.323cm" fo:min-width="1.683cm"/>
    </style:style>
    <style:style style:name="gr4" style:family="graphic" style:parent-style-name="standard">
      <style:graphic-properties draw:stroke-dash="Ultrafine_20_Dashed"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1.15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6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8pt"/>
    </style:style>
    <style:style style:name="P6" style:family="paragraph">
      <style:text-properties fo:font-size="6pt"/>
    </style:style>
    <style:style style:name="T1" style:family="text">
      <style:text-properties fo:font-size="6pt"/>
    </style:style>
    <style:style style:name="T2" style:family="text">
      <style:text-properties fo:font-size="6pt" fo:font-weight="bold"/>
    </style:style>
    <style:style style:name="T3" style:family="text">
      <style:text-properties fo:font-size="6pt" fo:font-weight="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82cm" svg:height="2.368cm" svg:x="1.785cm" svg:y="0.807cm">
          <text:p text:style-name="P1"><text:span text:style-name="T1">uint8_t</text:span><text:span text:style-name="T1"><text:tab/></text:span><text:span text:style-name="T1">le_type = </text:span><text:span text:style-name="T2">252</text:span></text:p>
          <text:p text:style-name="P1"><text:span text:style-name="T3">uint8_t</text:span><text:span text:style-name="T3"><text:tab/></text:span><text:span text:style-name="T3">le_int_size</text:span></text:p>
          <text:p text:style-name="P1"><text:span text:style-name="T3">uint16_t</text:span><text:span text:style-name="T3"><text:tab/></text:span><text:span text:style-name="T3">le_next</text:span></text:p>
          <text:p text:style-name="P1"><text:span text:style-name="T3">uint16_t</text:span><text:span text:style-name="T3"><text:tab/></text:span><text:span text:style-name="T3">le_name_chunk</text:span></text:p>
          <text:p text:style-name="P1"><text:span text:style-name="T3">uint16_t</text:span><text:span text:style-name="T3"><text:tab/></text:span><text:span text:style-name="T3">le_name_length</text:span></text:p>
          <text:p text:style-name="P1"><text:span text:style-name="T3">uint16_t</text:span><text:span text:style-name="T3"><text:tab/></text:span><text:span text:style-name="T3">le_value_chunk</text:span></text:p>
          <text:p text:style-name="P1"><text:span text:style-name="T3">uint16_t</text:span><text:span text:style-name="T3"><text:tab/></text:span><text:span text:style-name="T3">le_value_length</text:span></text:p>
          <text:p text:style-name="P1"><text:span text:style-name="T3">uint32_t</text:span><text:span text:style-name="T3"><text:tab/></text:span><text:span text:style-name="T3">le_cd</text:span></text:p>
          <text:p text:style-name="P1"><text:span text:style-name="T3">uint64_t</text:span><text:span text:style-name="T3"><text:tab/></text:span><text:span text:style-name="T3">le_hash</text:span></text:p>
          <text:p text:style-name="P1"><text:span text:style-name="T3"/></text:p>
        </draw:rect>
        <draw:rect draw:style-name="gr1" draw:text-style-name="P2" draw:layer="layout" svg:width="2.82cm" svg:height="2.368cm" svg:x="5.476cm" svg:y="0.808cm">
          <text:p text:style-name="P1"><text:span text:style-name="T1">uint8_t</text:span><text:span text:style-name="T1"><text:tab/></text:span><text:span text:style-name="T1">le_type = </text:span><text:span text:style-name="T2">252</text:span></text:p>
          <text:p text:style-name="P1"><text:span text:style-name="T3">uint8_t</text:span><text:span text:style-name="T3"><text:tab/></text:span><text:span text:style-name="T3">le_int_size</text:span></text:p>
          <text:p text:style-name="P1"><text:span text:style-name="T3">uint16_t</text:span><text:span text:style-name="T3"><text:tab/></text:span><text:span text:style-name="T3">le_next</text:span></text:p>
          <text:p text:style-name="P1"><text:span text:style-name="T3">uint16_t</text:span><text:span text:style-name="T3"><text:tab/></text:span><text:span text:style-name="T3">le_name_chunk</text:span></text:p>
          <text:p text:style-name="P1"><text:span text:style-name="T3">uint16_t</text:span><text:span text:style-name="T3"><text:tab/></text:span><text:span text:style-name="T3">le_name_length</text:span></text:p>
          <text:p text:style-name="P1"><text:span text:style-name="T3">uint16_t</text:span><text:span text:style-name="T3"><text:tab/></text:span><text:span text:style-name="T3">le_value_chunk</text:span></text:p>
          <text:p text:style-name="P1"><text:span text:style-name="T3">uint16_t</text:span><text:span text:style-name="T3"><text:tab/></text:span><text:span text:style-name="T3">le_value_length</text:span></text:p>
          <text:p text:style-name="P1"><text:span text:style-name="T3">uint32_t</text:span><text:span text:style-name="T3"><text:tab/></text:span><text:span text:style-name="T3">le_cd</text:span></text:p>
          <text:p text:style-name="P1"><text:span text:style-name="T3">uint64_t</text:span><text:span text:style-name="T3"><text:tab/></text:span><text:span text:style-name="T3">le_hash</text:span></text:p>
          <text:p text:style-name="P1"><text:span text:style-name="T3"/></text:p>
        </draw:rect>
        <draw:rect draw:style-name="gr1" draw:text-style-name="P2" draw:layer="layout" svg:width="2.82cm" svg:height="2.368cm" svg:x="9.034cm" svg:y="0.808cm">
          <text:p text:style-name="P1"><text:span text:style-name="T1">uint8_t</text:span><text:span text:style-name="T1"><text:tab/></text:span><text:span text:style-name="T1">le_type = </text:span><text:span text:style-name="T2">252</text:span></text:p>
          <text:p text:style-name="P1"><text:span text:style-name="T3">uint8_t</text:span><text:span text:style-name="T3"><text:tab/></text:span><text:span text:style-name="T3">le_int_size</text:span></text:p>
          <text:p text:style-name="P1"><text:span text:style-name="T3">uint16_t</text:span><text:span text:style-name="T3"><text:tab/></text:span><text:span text:style-name="T3">le_next=</text:span><text:span text:style-name="T2">0xffff</text:span></text:p>
          <text:p text:style-name="P1"><text:span text:style-name="T3">uint16_t</text:span><text:span text:style-name="T3"><text:tab/></text:span><text:span text:style-name="T3">le_name_chunk</text:span></text:p>
          <text:p text:style-name="P1"><text:span text:style-name="T3">uint16_t</text:span><text:span text:style-name="T3"><text:tab/></text:span><text:span text:style-name="T3">le_name_length</text:span></text:p>
          <text:p text:style-name="P1"><text:span text:style-name="T3">uint16_t</text:span><text:span text:style-name="T3"><text:tab/></text:span><text:span text:style-name="T3">le_value_chunk</text:span></text:p>
          <text:p text:style-name="P1"><text:span text:style-name="T3">uint16_t</text:span><text:span text:style-name="T3"><text:tab/></text:span><text:span text:style-name="T3">le_value_length</text:span></text:p>
          <text:p text:style-name="P1"><text:span text:style-name="T3">uint32_t</text:span><text:span text:style-name="T3"><text:tab/></text:span><text:span text:style-name="T3">le_cd</text:span></text:p>
          <text:p text:style-name="P1"><text:span text:style-name="T3">uint64_t</text:span><text:span text:style-name="T3"><text:tab/></text:span><text:span text:style-name="T3">le_hash</text:span></text:p>
          <text:p text:style-name="P1"><text:span text:style-name="T3"/></text:p>
        </draw:rect>
        <draw:line draw:style-name="gr2" draw:text-style-name="P3" draw:layer="layout" svg:x1="3.956cm" svg:y1="1.402cm" svg:x2="5.477cm" svg:y2="1.402cm">
          <text:p/>
        </draw:line>
        <draw:line draw:style-name="gr2" draw:text-style-name="P3" draw:layer="layout" svg:x1="7.633cm" svg:y1="1.376cm" svg:x2="9.036cm" svg:y2="1.376cm">
          <text:p/>
        </draw:line>
        <draw:frame draw:style-name="gr3" draw:text-style-name="P5" draw:layer="layout" svg:width="1.683cm" svg:height="0.323cm" svg:x="1.799cm" svg:y="0.463cm">
          <draw:text-box>
            <text:p text:style-name="P4"><text:span text:style-name="T4">zap_leaf_entry</text:span></text:p>
          </draw:text-box>
        </draw:frame>
        <draw:frame draw:style-name="gr3" draw:text-style-name="P5" draw:layer="layout" svg:width="1.683cm" svg:height="0.323cm" svg:x="5.53cm" svg:y="0.438cm">
          <draw:text-box>
            <text:p text:style-name="P4"><text:span text:style-name="T4">zap_leaf_entry</text:span></text:p>
          </draw:text-box>
        </draw:frame>
        <draw:frame draw:style-name="gr3" draw:text-style-name="P5" draw:layer="layout" svg:width="1.683cm" svg:height="0.323cm" svg:x="9.048cm" svg:y="0.438cm">
          <draw:text-box>
            <text:p text:style-name="P4"><text:span text:style-name="T4">zap_leaf_entry</text:span></text:p>
          </draw:text-box>
        </draw:frame>
        <draw:rect draw:style-name="gr1" draw:text-style-name="P2" draw:layer="layout" svg:width="2.778cm" svg:height="0.979cm" svg:x="1.774cm" svg:y="3.651cm">
          <text:p text:style-name="P1"><text:span text:style-name="T1">uint8_t</text:span><text:span text:style-name="T1"><text:tab/></text:span><text:span text:style-name="T1">la_type = </text:span><text:span text:style-name="T2">251</text:span></text:p>
          <text:p text:style-name="P1"><text:span text:style-name="T1">uint8_t</text:span><text:span text:style-name="T1"><text:tab/></text:span><text:span text:style-name="T1">la_array[21]</text:span></text:p>
          <text:p text:style-name="P1"><text:span text:style-name="T1">uint16_t</text:span><text:span text:style-name="T1"><text:tab/></text:span><text:span text:style-name="T1">la_next</text:span></text:p>
        </draw:rect>
        <draw:rect draw:style-name="gr1" draw:text-style-name="P2" draw:layer="layout" svg:width="2.778cm" svg:height="0.979cm" svg:x="5.493cm" svg:y="3.612cm">
          <text:p text:style-name="P1"><text:span text:style-name="T1">uint8_t</text:span><text:span text:style-name="T1"><text:tab/></text:span><text:span text:style-name="T1">la_type = </text:span><text:span text:style-name="T2">251</text:span></text:p>
          <text:p text:style-name="P1"><text:span text:style-name="T1">uint8_t</text:span><text:span text:style-name="T1"><text:tab/></text:span><text:span text:style-name="T1">la_array[21]</text:span></text:p>
          <text:p text:style-name="P1"><text:span text:style-name="T1">uint16_t</text:span><text:span text:style-name="T1"><text:tab/></text:span><text:span text:style-name="T1">la_next=</text:span><text:span text:style-name="T2">0xffff</text:span></text:p>
        </draw:rect>
        <draw:rect draw:style-name="gr1" draw:text-style-name="P2" draw:layer="layout" svg:width="2.778cm" svg:height="0.979cm" svg:x="1.748cm" svg:y="5.094cm">
          <text:p text:style-name="P1"><text:span text:style-name="T1">uint8_t</text:span><text:span text:style-name="T1"><text:tab/></text:span><text:span text:style-name="T1">la_type = </text:span><text:span text:style-name="T2">251</text:span></text:p>
          <text:p text:style-name="P1"><text:span text:style-name="T1">uint8_t</text:span><text:span text:style-name="T1"><text:tab/></text:span><text:span text:style-name="T1">la_array[21]</text:span></text:p>
          <text:p text:style-name="P1"><text:span text:style-name="T1">uint16_t</text:span><text:span text:style-name="T1"><text:tab/></text:span><text:span text:style-name="T1">la_next</text:span></text:p>
        </draw:rect>
        <draw:rect draw:style-name="gr1" draw:text-style-name="P2" draw:layer="layout" svg:width="2.778cm" svg:height="0.979cm" svg:x="5.504cm" svg:y="5.134cm">
          <text:p text:style-name="P1"><text:span text:style-name="T1">uint8_t</text:span><text:span text:style-name="T1"><text:tab/></text:span><text:span text:style-name="T1">la_type = </text:span><text:span text:style-name="T2">251</text:span></text:p>
          <text:p text:style-name="P1"><text:span text:style-name="T1">uint8_t</text:span><text:span text:style-name="T1"><text:tab/></text:span><text:span text:style-name="T1">la_array[21]</text:span></text:p>
          <text:p text:style-name="P1"><text:span text:style-name="T1">uint16_t</text:span><text:span text:style-name="T1"><text:tab/></text:span><text:span text:style-name="T1">la_next</text:span></text:p>
        </draw:rect>
        <draw:rect draw:style-name="gr1" draw:text-style-name="P2" draw:layer="layout" svg:width="2.778cm" svg:height="0.979cm" svg:x="9.102cm" svg:y="5.133cm">
          <text:p text:style-name="P1"><text:span text:style-name="T1">uint8_t</text:span><text:span text:style-name="T1"><text:tab/></text:span><text:span text:style-name="T1">la_type = </text:span><text:span text:style-name="T2">251</text:span></text:p>
          <text:p text:style-name="P1"><text:span text:style-name="T1">uint8_t</text:span><text:span text:style-name="T1"><text:tab/></text:span><text:span text:style-name="T1">la_array[21]</text:span></text:p>
          <text:p text:style-name="P1"><text:span text:style-name="T1">uint16_t</text:span><text:span text:style-name="T1"><text:tab/></text:span><text:span text:style-name="T1">la_next=</text:span><text:span text:style-name="T2">0xffff</text:span></text:p>
        </draw:rect>
        <draw:line draw:style-name="gr2" draw:text-style-name="P3" draw:layer="layout" svg:x1="3.982cm" svg:y1="4.366cm" svg:x2="5.477cm" svg:y2="4.379cm">
          <text:p/>
        </draw:line>
        <draw:line draw:style-name="gr2" draw:text-style-name="P3" draw:layer="layout" svg:x1="3.943cm" svg:y1="5.834cm" svg:x2="5.517cm" svg:y2="5.848cm">
          <text:p/>
        </draw:line>
        <draw:line draw:style-name="gr2" draw:text-style-name="P3" draw:layer="layout" svg:x1="7.925cm" svg:y1="5.861cm" svg:x2="9.115cm" svg:y2="5.861cm">
          <text:p/>
        </draw:line>
        <draw:line draw:style-name="gr4" draw:text-style-name="P3" draw:layer="layout" svg:x1="1.786cm" svg:y1="1.641cm" svg:x2="0.357cm" svg:y2="1.641cm">
          <text:p/>
        </draw:line>
        <draw:line draw:style-name="gr4" draw:text-style-name="P3" draw:layer="layout" svg:x1="0.371cm" svg:y1="1.653cm" svg:x2="0.371cm" svg:y2="5.502cm">
          <text:p/>
        </draw:line>
        <draw:line draw:style-name="gr2" draw:text-style-name="P3" draw:layer="layout" svg:x1="0.371cm" svg:y1="5.49cm" svg:x2="1.747cm" svg:y2="5.49cm">
          <text:p/>
        </draw:line>
        <draw:line draw:style-name="gr4" draw:text-style-name="P3" draw:layer="layout" svg:x1="1.773cm" svg:y1="2.13cm" svg:x2="1.085cm" svg:y2="2.13cm">
          <text:p/>
        </draw:line>
        <draw:line draw:style-name="gr4" draw:text-style-name="P3" draw:layer="layout" svg:x1="1.085cm" svg:y1="4.247cm" svg:x2="1.085cm" svg:y2="2.13cm">
          <text:p/>
        </draw:line>
        <draw:line draw:style-name="gr2" draw:text-style-name="P3" draw:layer="layout" svg:x1="1.085cm" svg:y1="4.247cm" svg:x2="1.786cm" svg:y2="4.247cm">
          <text:p/>
        </draw:line>
        <draw:frame draw:style-name="gr3" draw:text-style-name="P5" draw:layer="layout" svg:width="1.683cm" svg:height="0.323cm" svg:x="1.785cm" svg:y="3.307cm">
          <draw:text-box>
            <text:p text:style-name="P4"><text:span text:style-name="T4">zap_leaf_array</text:span></text:p>
          </draw:text-box>
        </draw:frame>
        <draw:frame draw:style-name="gr3" draw:text-style-name="P5" draw:layer="layout" svg:width="1.683cm" svg:height="0.323cm" svg:x="5.489cm" svg:y="3.255cm">
          <draw:text-box>
            <text:p text:style-name="P4"><text:span text:style-name="T4">zap_leaf_array</text:span></text:p>
          </draw:text-box>
        </draw:frame>
        <draw:frame draw:style-name="gr3" draw:text-style-name="P5" draw:layer="layout" svg:width="1.683cm" svg:height="0.323cm" svg:x="1.745cm" svg:y="4.737cm">
          <draw:text-box>
            <text:p text:style-name="P4"><text:span text:style-name="T4">zap_leaf_array</text:span></text:p>
          </draw:text-box>
        </draw:frame>
        <draw:frame draw:style-name="gr3" draw:text-style-name="P5" draw:layer="layout" svg:width="1.683cm" svg:height="0.323cm" svg:x="5.529cm" svg:y="4.75cm">
          <draw:text-box>
            <text:p text:style-name="P4"><text:span text:style-name="T4">zap_leaf_array</text:span></text:p>
          </draw:text-box>
        </draw:frame>
        <draw:frame draw:style-name="gr3" draw:text-style-name="P5" draw:layer="layout" svg:width="1.683cm" svg:height="0.323cm" svg:x="9.1cm" svg:y="4.737cm">
          <draw:text-box>
            <text:p text:style-name="P4"><text:span text:style-name="T4">zap_leaf_array</text:span></text:p>
          </draw:text-box>
        </draw:frame>
        <draw:line draw:style-name="gr5" draw:text-style-name="P3" draw:layer="layout" svg:x1="0.106cm" svg:y1="0.212cm" svg:x2="4.855cm" svg:y2="0.212cm">
          <text:p/>
        </draw:line>
        <draw:line draw:style-name="gr5" draw:text-style-name="P3" draw:layer="layout" svg:x1="0cm" svg:y1="6.509cm" svg:x2="0cm" svg:y2="0.212cm">
          <text:p/>
        </draw:line>
        <draw:line draw:style-name="gr5" draw:text-style-name="P3" draw:layer="layout" svg:x1="0cm" svg:y1="6.509cm" svg:x2="12.303cm" svg:y2="6.509cm">
          <text:p/>
        </draw:line>
        <draw:line draw:style-name="gr5" draw:text-style-name="P3" draw:layer="layout" svg:x1="4.868cm" svg:y1="3.254cm" svg:x2="4.868cm" svg:y2="0.212cm">
          <text:p/>
        </draw:line>
        <draw:line draw:style-name="gr5" draw:text-style-name="P3" draw:layer="layout" svg:x1="4.868cm" svg:y1="3.321cm" svg:x2="12.29cm" svg:y2="3.321cm">
          <text:p/>
        </draw:line>
        <draw:line draw:style-name="gr5" draw:text-style-name="P3" draw:layer="layout" svg:x1="12.302cm" svg:y1="6.496cm" svg:x2="12.302cm" svg:y2="3.307cm">
          <text:p/>
        </draw:line>
        <draw:frame draw:style-name="gr6" draw:text-style-name="P6" draw:layer="layout" svg:width="1.153cm" svg:height="0.243cm" svg:x="0.013cm" svg:y="0cm">
          <draw:text-box>
            <text:p text:style-name="P4"><text:span text:style-name="T1">one zap entry</text:span></text:p>
          </draw:text-box>
        </draw:frame>
      </draw:page>
    </office:drawing>
  </office:body>
</office:document-content>
</file>

<file path=Obj00E3F3F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3F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323cm" fo:min-width="0.4cm"/>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0.925cm"/>
    </style:style>
    <style:style style:name="gr4"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 style:family="graphic" style:parent-style-name="standard">
      <style:graphic-properties draw:stroke="none" svg:stroke-color="#000000" draw:fill="none" draw:fill-color="#ffffff" fo:min-height="0.954cm"/>
    </style:style>
    <style:style style:name="gr6" style:family="graphic" style:parent-style-name="standard">
      <style:graphic-properties draw:stroke="none" svg:stroke-color="#000000" draw:fill="none" draw:fill-color="#ffffff" draw:textarea-horizontal-align="left" draw:auto-grow-height="true" draw:auto-grow-width="true" fo:min-height="0.323cm" fo:min-width="2.665cm"/>
    </style:style>
    <style:style style:name="gr7" style:family="graphic" style:parent-style-name="standard">
      <style:graphic-properties draw:stroke="none" svg:stroke-color="#000000" draw:fill="none" draw:fill-color="#ffffff" draw:textarea-horizontal-align="left" draw:auto-grow-height="true" draw:auto-grow-width="true" fo:min-height="0.323cm" fo:min-width="1.763cm"/>
    </style:style>
    <style:style style:name="gr8" style:family="graphic" style:parent-style-name="standard">
      <style:graphic-properties draw:stroke="none" svg:stroke-color="#000000" draw:fill="none" draw:fill-color="#ffffff" draw:textarea-horizontal-align="left" draw:auto-grow-height="true" draw:auto-grow-width="true" fo:min-height="0.954cm" fo:min-width="0.637cm"/>
    </style:style>
    <style:style style:name="gr9" style:family="graphic" style:parent-style-name="standard">
      <style:graphic-properties draw:marker-start="Arrow" draw:marker-start-width="0.3cm" draw:marker-end="Arrow" draw:marker-end-width="0.3cm" draw:fill="solid" draw:fill-color="#e6e6ff" draw:textarea-horizontal-align="center" draw:textarea-vertical-align="middle"/>
    </style:style>
    <style:style style:name="gr10" style:family="graphic" style:parent-style-name="standard">
      <style:graphic-properties draw:stroke="none" svg:stroke-color="#000000" draw:fill="none" draw:fill-color="#ffffff" fo:min-height="0.24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P4" style:family="paragraph">
      <style:text-properties fo:font-size="8pt"/>
    </style:style>
    <style:style style:name="P5" style:family="paragraph">
      <style:paragraph-properties fo:text-align="center"/>
      <style:text-properties fo:font-size="6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6pt"/>
    </style:style>
    <style:style style:name="T1" style:family="text">
      <style:text-properties fo:font-size="8pt"/>
    </style:style>
    <style:style style:name="T2"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855cm" svg:height="1.181cm" svg:x="0cm" svg:y="0.454cm">
          <text:p/>
        </draw:rect>
        <draw:line draw:style-name="gr1" draw:text-style-name="P1" draw:layer="layout" svg:x1="3.105cm" svg:y1="0.472cm" svg:x2="3.101cm" svg:y2="1.64cm">
          <text:p/>
        </draw:line>
        <draw:line draw:style-name="gr1" draw:text-style-name="P1" draw:layer="layout" svg:x1="0.37cm" svg:y1="0.456cm" svg:x2="0.37cm" svg:y2="1.655cm">
          <text:p/>
        </draw:line>
        <draw:line draw:style-name="gr1" draw:text-style-name="P1" draw:layer="layout" svg:x1="0.794cm" svg:y1="0.459cm" svg:x2="0.794cm" svg:y2="1.658cm">
          <text:p/>
        </draw:line>
        <draw:line draw:style-name="gr1" draw:text-style-name="P1" draw:layer="layout" svg:x1="7.184cm" svg:y1="0.456cm" svg:x2="7.184cm" svg:y2="1.655cm">
          <text:p/>
        </draw:line>
        <draw:line draw:style-name="gr1" draw:text-style-name="P1" draw:layer="layout" svg:x1="2.488cm" svg:y1="0.454cm" svg:x2="2.488cm" svg:y2="1.653cm">
          <text:p/>
        </draw:line>
        <draw:line draw:style-name="gr1" draw:text-style-name="P1" draw:layer="layout" svg:x1="3.71cm" svg:y1="0.463cm" svg:x2="3.705cm" svg:y2="1.635cm">
          <text:p/>
        </draw:line>
        <draw:line draw:style-name="gr1" draw:text-style-name="P1" draw:layer="layout" svg:x1="4.885cm" svg:y1="0.454cm" svg:x2="4.885cm" svg:y2="1.653cm">
          <text:p/>
        </draw:line>
        <draw:line draw:style-name="gr1" draw:text-style-name="P1" draw:layer="layout" svg:x1="4.287cm" svg:y1="0.459cm" svg:x2="4.287cm" svg:y2="1.658cm">
          <text:p/>
        </draw:line>
        <draw:line draw:style-name="gr1" draw:text-style-name="P1" draw:layer="layout" svg:x1="5.468cm" svg:y1="0.473cm" svg:x2="5.468cm" svg:y2="1.672cm">
          <text:p/>
        </draw:line>
        <draw:line draw:style-name="gr1" draw:text-style-name="P1" draw:layer="layout" svg:x1="8.327cm" svg:y1="0.446cm" svg:x2="8.327cm" svg:y2="1.645cm">
          <text:p/>
        </draw:line>
        <draw:line draw:style-name="gr1" draw:text-style-name="P1" draw:layer="layout" svg:x1="7.757cm" svg:y1="0.446cm" svg:x2="7.757cm" svg:y2="1.645cm">
          <text:p/>
        </draw:line>
        <draw:frame draw:style-name="gr2" draw:text-style-name="P3" draw:layer="layout" svg:width="0.4cm" svg:height="0.323cm" draw:transform="rotate (1.5707963267946) translate (0.441cm 1.226cm)">
          <draw:text-box>
            <text:p text:style-name="P2"><text:span text:style-name="T1">salt</text:span></text:p>
          </draw:text-box>
        </draw:frame>
        <draw:frame draw:style-name="gr3" draw:text-style-name="P4" draw:layer="layout" svg:width="0.925cm" svg:height="0.323cm" svg:x="1.117cm" svg:y="0.86cm">
          <draw:text-box>
            <text:p text:style-name="P2"><text:span text:style-name="T1">padding</text:span></text:p>
          </draw:text-box>
        </draw:frame>
        <draw:frame draw:style-name="gr4" draw:text-style-name="P4" draw:layer="layout" svg:width="0.146cm" svg:height="0.323cm" svg:x="0.111cm" svg:y="0.887cm">
          <draw:text-box>
            <text:p text:style-name="P2"><text:span text:style-name="T1">3</text:span></text:p>
          </draw:text-box>
        </draw:frame>
        <draw:frame draw:style-name="gr5" draw:text-style-name="P2" draw:layer="layout" svg:width="6.919cm" svg:height="0.954cm" svg:x="1.924cm" svg:y="1.799cm">
          <draw:text-box>
            <text:p/>
          </draw:text-box>
        </draw:frame>
        <draw:frame draw:style-name="gr6" draw:text-style-name="P4" draw:layer="layout" svg:width="2.665cm" svg:height="0.323cm" svg:x="4.516cm" svg:y="1.64cm">
          <draw:text-box>
            <text:p text:style-name="P2"><text:span text:style-name="T1">mzap_ent_phys_t array</text:span></text:p>
          </draw:text-box>
        </draw:frame>
        <draw:frame draw:style-name="gr7" draw:text-style-name="P4" draw:layer="layout" svg:width="1.763cm" svg:height="0.323cm" svg:x="7.094cm" svg:y="0cm">
          <draw:text-box>
            <text:p text:style-name="P2"><text:span text:style-name="T1">microzap block</text:span></text:p>
          </draw:text-box>
        </draw:frame>
        <draw:frame draw:style-name="gr8" draw:layer="layout" svg:width="0.637cm" svg:height="0.954cm" svg:x="5.892cm" svg:y="0.582cm">
          <draw:text-box>
            <text:p text:style-name="P2">...</text:p>
          </draw:text-box>
        </draw:frame>
        <draw:line draw:style-name="gr9" draw:text-style-name="P5" draw:layer="layout" svg:x1="0.005cm" svg:y1="0.331cm" svg:x2="3.101cm" svg:y2="0.331cm">
          <text:p/>
        </draw:line>
        <draw:frame draw:style-name="gr10" draw:text-style-name="P7" draw:layer="layout" svg:width="1.23cm" svg:height="0.243cm" svg:x="0.946cm" svg:y="0.079cm">
          <draw:text-box>
            <text:p text:style-name="P6"><text:span text:style-name="T2">first 128 bytes</text:span></text:p>
          </draw:text-box>
        </draw:frame>
      </draw:page>
    </office:drawing>
  </office:body>
</office:document-content>
</file>

<file path=Obj00E3F3F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4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0.401cm"/>
    </style:style>
    <style:style style:name="gr3" style:family="graphic" style:parent-style-name="standard">
      <style:graphic-properties draw:stroke="none" svg:stroke-color="#000000" draw:fill="none" draw:fill-color="#ffffff" fo:min-height="0.44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e6e6ff"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243cm" fo:min-width="1.327cm"/>
    </style:style>
    <style:style style:name="P1" style:family="paragraph">
      <style:paragraph-properties fo:text-align="center"/>
      <style:text-properties fo:font-size="12pt"/>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text-align="center"/>
      <style:text-properties fo:font-size="8pt"/>
    </style:style>
    <style:style style:name="P7" style:family="paragraph">
      <style:text-properties fo:font-size="6pt"/>
    </style:style>
    <style:style style:name="T1" style:family="text">
      <style:text-properties fo:font-size="10pt"/>
    </style:style>
    <style:style style:name="T2" style:family="text">
      <style:text-properties fo:font-size="8pt"/>
    </style:style>
    <style:style style:name="T3"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022cm" svg:height="3.372cm" svg:x="0.023cm" svg:y="2.272cm">
          <text:p/>
        </draw:rect>
        <draw:rect draw:style-name="gr1" draw:text-style-name="P1" draw:layer="layout" svg:width="4.537cm" svg:height="0.65cm" svg:x="3.78cm" svg:y="2.389cm">
          <text:p/>
        </draw:rect>
        <draw:rect draw:style-name="gr1" draw:text-style-name="P1" draw:layer="layout" svg:width="0.003cm" svg:height="0.65cm" svg:x="7.902cm" svg:y="2.389cm">
          <text:p/>
        </draw:rect>
        <draw:line draw:style-name="gr1" draw:text-style-name="P1" draw:layer="layout" svg:x1="7.372cm" svg:y1="2.389cm" svg:x2="7.372cm" svg:y2="3.038cm">
          <text:p/>
        </draw:line>
        <draw:line draw:style-name="gr1" draw:text-style-name="P1" draw:layer="layout" svg:x1="6.863cm" svg:y1="2.389cm" svg:x2="6.863cm" svg:y2="3.038cm">
          <text:p/>
        </draw:line>
        <draw:line draw:style-name="gr1" draw:text-style-name="P1" draw:layer="layout" svg:x1="6.346cm" svg:y1="2.389cm" svg:x2="6.346cm" svg:y2="3.038cm">
          <text:p/>
        </draw:line>
        <draw:line draw:style-name="gr1" draw:text-style-name="P1" draw:layer="layout" svg:x1="5.801cm" svg:y1="2.389cm" svg:x2="5.801cm" svg:y2="3.038cm">
          <text:p/>
        </draw:line>
        <draw:line draw:style-name="gr1" draw:text-style-name="P1" draw:layer="layout" svg:x1="5.18cm" svg:y1="2.389cm" svg:x2="5.18cm" svg:y2="3.038cm">
          <text:p/>
        </draw:line>
        <draw:frame draw:style-name="gr2" draw:text-style-name="P3" draw:layer="layout" svg:width="3.68cm" svg:height="0.401cm" svg:x="3.777cm" svg:y="1.957cm">
          <draw:text-box>
            <text:p text:style-name="P2"><text:span text:style-name="T1">zap_leaf_phys_t</text:span></text:p>
          </draw:text-box>
        </draw:frame>
        <draw:frame draw:style-name="gr3" draw:text-style-name="P3" draw:layer="layout" svg:width="1.997cm" svg:height="0.445cm" svg:x="0.028cm" svg:y="1.805cm">
          <draw:text-box>
            <text:p text:style-name="P2"><text:span text:style-name="T1">pointer table</text:span></text:p>
          </draw:text-box>
        </draw:frame>
        <draw:rect draw:style-name="gr1" draw:text-style-name="P1" draw:layer="layout" svg:width="4.537cm" svg:height="0.65cm" svg:x="9.126cm" svg:y="2.373cm">
          <text:p/>
        </draw:rect>
        <draw:rect draw:style-name="gr1" draw:text-style-name="P1" draw:layer="layout" svg:width="0.003cm" svg:height="0.65cm" svg:x="13.248cm" svg:y="2.373cm">
          <text:p/>
        </draw:rect>
        <draw:line draw:style-name="gr1" draw:text-style-name="P1" draw:layer="layout" svg:x1="12.718cm" svg:y1="2.373cm" svg:x2="12.718cm" svg:y2="3.022cm">
          <text:p/>
        </draw:line>
        <draw:line draw:style-name="gr1" draw:text-style-name="P1" draw:layer="layout" svg:x1="12.209cm" svg:y1="2.373cm" svg:x2="12.209cm" svg:y2="3.022cm">
          <text:p/>
        </draw:line>
        <draw:line draw:style-name="gr1" draw:text-style-name="P1" draw:layer="layout" svg:x1="11.692cm" svg:y1="2.373cm" svg:x2="11.692cm" svg:y2="3.022cm">
          <text:p/>
        </draw:line>
        <draw:line draw:style-name="gr1" draw:text-style-name="P1" draw:layer="layout" svg:x1="11.147cm" svg:y1="2.373cm" svg:x2="11.147cm" svg:y2="3.022cm">
          <text:p/>
        </draw:line>
        <draw:line draw:style-name="gr1" draw:text-style-name="P1" draw:layer="layout" svg:x1="10.526cm" svg:y1="2.373cm" svg:x2="10.526cm" svg:y2="3.022cm">
          <text:p/>
        </draw:line>
        <draw:frame draw:style-name="gr2" draw:text-style-name="P3" draw:layer="layout" svg:width="3.68cm" svg:height="0.401cm" svg:x="9.159cm" svg:y="1.959cm">
          <draw:text-box>
            <text:p text:style-name="P2"><text:span text:style-name="T1">zap_leaf_phys_t</text:span></text:p>
          </draw:text-box>
        </draw:frame>
        <draw:rect draw:style-name="gr1" draw:text-style-name="P1" draw:layer="layout" svg:width="4.537cm" svg:height="0.65cm" svg:x="3.746cm" svg:y="4.048cm">
          <text:p/>
        </draw:rect>
        <draw:rect draw:style-name="gr1" draw:text-style-name="P1" draw:layer="layout" svg:width="0.003cm" svg:height="0.65cm" svg:x="7.868cm" svg:y="4.048cm">
          <text:p/>
        </draw:rect>
        <draw:line draw:style-name="gr1" draw:text-style-name="P1" draw:layer="layout" svg:x1="7.338cm" svg:y1="4.048cm" svg:x2="7.338cm" svg:y2="4.697cm">
          <text:p/>
        </draw:line>
        <draw:line draw:style-name="gr1" draw:text-style-name="P1" draw:layer="layout" svg:x1="6.829cm" svg:y1="4.048cm" svg:x2="6.829cm" svg:y2="4.697cm">
          <text:p/>
        </draw:line>
        <draw:line draw:style-name="gr1" draw:text-style-name="P1" draw:layer="layout" svg:x1="6.312cm" svg:y1="4.048cm" svg:x2="6.312cm" svg:y2="4.697cm">
          <text:p/>
        </draw:line>
        <draw:line draw:style-name="gr1" draw:text-style-name="P1" draw:layer="layout" svg:x1="5.767cm" svg:y1="4.048cm" svg:x2="5.767cm" svg:y2="4.697cm">
          <text:p/>
        </draw:line>
        <draw:line draw:style-name="gr1" draw:text-style-name="P1" draw:layer="layout" svg:x1="5.146cm" svg:y1="4.048cm" svg:x2="5.146cm" svg:y2="4.697cm">
          <text:p/>
        </draw:line>
        <draw:frame draw:style-name="gr2" draw:text-style-name="P3" draw:layer="layout" svg:width="3.68cm" svg:height="0.401cm" svg:x="3.762cm" svg:y="3.633cm">
          <draw:text-box>
            <text:p text:style-name="P2"><text:span text:style-name="T1">zap_leaf_phys_t</text:span></text:p>
          </draw:text-box>
        </draw:frame>
        <draw:line draw:style-name="gr4" draw:text-style-name="P4" draw:layer="layout" svg:x1="0.017cm" svg:y1="2.635cm" svg:x2="2.028cm" svg:y2="2.635cm">
          <text:p/>
        </draw:line>
        <draw:line draw:style-name="gr4" draw:text-style-name="P4" draw:layer="layout" svg:x1="0.036cm" svg:y1="2.846cm" svg:x2="2.047cm" svg:y2="2.846cm">
          <text:p/>
        </draw:line>
        <draw:line draw:style-name="gr4" draw:text-style-name="P4" draw:layer="layout" svg:x1="0.036cm" svg:y1="2.423cm" svg:x2="2.047cm" svg:y2="2.423cm">
          <text:p/>
        </draw:line>
        <draw:line draw:style-name="gr4" draw:text-style-name="P4" draw:layer="layout" svg:x1="0.036cm" svg:y1="3.058cm" svg:x2="2.047cm" svg:y2="3.058cm">
          <text:p/>
        </draw:line>
        <draw:line draw:style-name="gr4" draw:text-style-name="P4" draw:layer="layout" svg:x1="0.054cm" svg:y1="3.288cm" svg:x2="2.065cm" svg:y2="3.288cm">
          <text:p/>
        </draw:line>
        <draw:line draw:style-name="gr4" draw:text-style-name="P4" draw:layer="layout" svg:x1="0.036cm" svg:y1="3.535cm" svg:x2="2.047cm" svg:y2="3.535cm">
          <text:p/>
        </draw:line>
        <draw:line draw:style-name="gr4" draw:text-style-name="P4" draw:layer="layout" svg:x1="0.054cm" svg:y1="3.799cm" svg:x2="2.065cm" svg:y2="3.799cm">
          <text:p/>
        </draw:line>
        <draw:line draw:style-name="gr4" draw:text-style-name="P4" draw:layer="layout" svg:x1="0.036cm" svg:y1="4.029cm" svg:x2="2.047cm" svg:y2="4.029cm">
          <text:p/>
        </draw:line>
        <draw:line draw:style-name="gr4" draw:text-style-name="P4" draw:layer="layout" svg:x1="0.036cm" svg:y1="4.276cm" svg:x2="2.047cm" svg:y2="4.276cm">
          <text:p/>
        </draw:line>
        <draw:line draw:style-name="gr4" draw:text-style-name="P4" draw:layer="layout" svg:x1="0.054cm" svg:y1="4.521cm" svg:x2="2.065cm" svg:y2="4.521cm">
          <text:p/>
        </draw:line>
        <draw:line draw:style-name="gr4" draw:text-style-name="P4" draw:layer="layout" svg:x1="0.053cm" svg:y1="4.787cm" svg:x2="2.064cm" svg:y2="4.787cm">
          <text:p/>
        </draw:line>
        <draw:line draw:style-name="gr4" draw:text-style-name="P4" draw:layer="layout" svg:x1="0.054cm" svg:y1="5.07cm" svg:x2="2.065cm" svg:y2="5.07cm">
          <text:p/>
        </draw:line>
        <draw:line draw:style-name="gr4" draw:text-style-name="P4" draw:layer="layout" svg:x1="0.018cm" svg:y1="5.422cm" svg:x2="2.064cm" svg:y2="5.422cm">
          <text:p/>
        </draw:line>
        <draw:line draw:style-name="gr4" draw:text-style-name="P4" draw:layer="layout" svg:x1="0.018cm" svg:y1="5.228cm" svg:x2="2.046cm" svg:y2="5.228cm">
          <text:p/>
        </draw:line>
        <draw:line draw:style-name="gr5" draw:text-style-name="P4" draw:layer="layout" svg:x1="2.046cm" svg:y1="2.318cm" svg:x2="3.792cm" svg:y2="2.635cm">
          <text:p/>
        </draw:line>
        <draw:line draw:style-name="gr5" draw:text-style-name="P4" draw:layer="layout" svg:x1="2.028cm" svg:y1="2.529cm" svg:x2="3.722cm" svg:y2="4.275cm">
          <text:p/>
        </draw:line>
        <draw:line draw:style-name="gr5" draw:text-style-name="P4" draw:layer="layout" svg:x1="8.343cm" svg:y1="2.706cm" svg:x2="9.119cm" svg:y2="2.706cm">
          <text:p/>
        </draw:line>
        <draw:rect draw:style-name="gr6" draw:text-style-name="P6" draw:layer="layout" svg:width="4.463cm" svg:height="0.599cm" svg:x="0cm" svg:y="0.449cm">
          <text:p text:style-name="P5"><text:span text:style-name="T2">First Block in ZAP Object</text:span></text:p>
        </draw:rect>
        <draw:frame draw:style-name="gr2" draw:text-style-name="P3" draw:layer="layout" svg:width="3.68cm" svg:height="0.401cm" svg:x="0.002cm" svg:y="0cm">
          <draw:text-box>
            <text:p text:style-name="P2"><text:span text:style-name="T1">zap_phys_t</text:span></text:p>
          </draw:text-box>
        </draw:frame>
        <draw:frame draw:style-name="gr7" draw:text-style-name="P7" draw:layer="layout" svg:width="1.327cm" svg:height="0.243cm" svg:x="6.121cm" svg:y="3.076cm">
          <draw:text-box>
            <text:p text:style-name="P2"><text:span text:style-name="T3">zap leaf chunks</text:span></text:p>
          </draw:text-box>
        </draw:frame>
        <draw:line draw:style-name="gr4" draw:text-style-name="P4" draw:layer="layout" svg:x1="5.186cm" svg:y1="3.182cm" svg:x2="5.186cm" svg:y2="3.482cm">
          <text:p/>
        </draw:line>
        <draw:line draw:style-name="gr4" draw:text-style-name="P4" draw:layer="layout" svg:x1="8.326cm" svg:y1="3.166cm" svg:x2="8.326cm" svg:y2="3.517cm">
          <text:p/>
        </draw:line>
        <draw:line draw:style-name="gr4" draw:text-style-name="P4" draw:layer="layout" svg:x1="5.186cm" svg:y1="3.305cm" svg:x2="8.326cm" svg:y2="3.305cm">
          <text:p/>
        </draw:line>
        <draw:line draw:style-name="gr4" draw:text-style-name="P4" draw:layer="layout" svg:x1="10.513cm" svg:y1="3.201cm" svg:x2="10.513cm" svg:y2="3.501cm">
          <text:p/>
        </draw:line>
        <draw:line draw:style-name="gr4" draw:text-style-name="P4" draw:layer="layout" svg:x1="13.653cm" svg:y1="3.185cm" svg:x2="13.653cm" svg:y2="3.536cm">
          <text:p/>
        </draw:line>
        <draw:line draw:style-name="gr4" draw:text-style-name="P4" draw:layer="layout" svg:x1="10.513cm" svg:y1="3.324cm" svg:x2="13.653cm" svg:y2="3.324cm">
          <text:p/>
        </draw:line>
        <draw:line draw:style-name="gr4" draw:text-style-name="P4" draw:layer="layout" svg:x1="5.151cm" svg:y1="4.859cm" svg:x2="5.151cm" svg:y2="5.159cm">
          <text:p/>
        </draw:line>
        <draw:line draw:style-name="gr4" draw:text-style-name="P4" draw:layer="layout" svg:x1="8.291cm" svg:y1="4.843cm" svg:x2="8.291cm" svg:y2="5.194cm">
          <text:p/>
        </draw:line>
        <draw:line draw:style-name="gr4" draw:text-style-name="P4" draw:layer="layout" svg:x1="5.151cm" svg:y1="4.982cm" svg:x2="8.291cm" svg:y2="4.982cm">
          <text:p/>
        </draw:line>
        <draw:frame draw:style-name="gr7" draw:text-style-name="P7" draw:layer="layout" svg:width="1.327cm" svg:height="0.243cm" svg:x="11.502cm" svg:y="3.041cm">
          <draw:text-box>
            <text:p text:style-name="P2"><text:span text:style-name="T3">zap leaf chunks</text:span></text:p>
          </draw:text-box>
        </draw:frame>
        <draw:frame draw:style-name="gr7" draw:text-style-name="P7" draw:layer="layout" svg:width="1.327cm" svg:height="0.243cm" svg:x="6.105cm" svg:y="4.717cm">
          <draw:text-box>
            <text:p text:style-name="P2"><text:span text:style-name="T3">zap leaf chunks</text:span></text:p>
          </draw:text-box>
        </draw:frame>
      </draw:page>
    </office:drawing>
  </office:body>
</office:document-content>
</file>

<file path=Obj00E3F4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5.153cm" fo:min-width="4.635cm"/>
    </style:style>
    <style:style style:name="gr3" style:family="graphic" style:parent-style-name="standard">
      <style:graphic-properties draw:stroke="none" svg:stroke-color="#000000" draw:fill="none" draw:fill-color="#ffffff" draw:textarea-horizontal-align="left" draw:auto-grow-height="true" draw:auto-grow-width="false" fo:min-height="0.402cm" fo:min-width="1.61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T1"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002cm" svg:height="5.253cm" svg:x="0cm" svg:y="0.33cm">
          <text:p/>
        </draw:rect>
        <draw:frame draw:style-name="gr2" draw:text-style-name="P3" draw:layer="layout" svg:width="4.635cm" svg:height="5.153cm" svg:x="0.158cm" svg:y="0.363cm">
          <draw:text-box>
            <text:p text:style-name="P2"><text:span text:style-name="T1">uint64_t</text:span><text:span text:style-name="T1"><text:tab/></text:span><text:span text:style-name="T1">zap_block_type</text:span></text:p>
            <text:p text:style-name="P2"><text:span text:style-name="T1">uint64_t</text:span><text:span text:style-name="T1"><text:tab/></text:span><text:span text:style-name="T1">zap_magic</text:span></text:p>
            <text:p text:style-name="P2"><text:span text:style-name="T1">struct zap_table_phys {</text:span></text:p>
            <text:p text:style-name="P2"><text:span text:style-name="T1"><text:tab/></text:span><text:span text:style-name="T1">uint64_t</text:span><text:span text:style-name="T1"><text:tab/></text:span><text:span text:style-name="T1">zt_blk</text:span></text:p>
            <text:p text:style-name="P2"><text:span text:style-name="T1"><text:tab/></text:span><text:span text:style-name="T1">uint64_t</text:span><text:span text:style-name="T1"><text:tab/></text:span><text:span text:style-name="T1">zt_numblks</text:span></text:p>
            <text:p text:style-name="P2"><text:span text:style-name="T1"><text:tab/></text:span><text:span text:style-name="T1">uint64_t</text:span><text:span text:style-name="T1"><text:tab/></text:span><text:span text:style-name="T1">zt_shift</text:span></text:p>
            <text:p text:style-name="P2"><text:span text:style-name="T1"><text:tab/></text:span><text:span text:style-name="T1">uint64_t</text:span><text:span text:style-name="T1"><text:tab/></text:span><text:span text:style-name="T1">zt_nextblk</text:span></text:p>
            <text:p text:style-name="P2"><text:span text:style-name="T1"><text:tab/></text:span><text:span text:style-name="T1">uint64_t</text:span><text:span text:style-name="T1"><text:tab/></text:span><text:span text:style-name="T1">zt_blk_copied</text:span></text:p>
            <text:p text:style-name="P2"><text:span text:style-name="T1">} zap_ptrtbl;</text:span></text:p>
            <text:p text:style-name="P2"><text:span text:style-name="T1"/></text:p>
            <text:p text:style-name="P2"><text:span text:style-name="T1">uint64_t </text:span><text:span text:style-name="T1"><text:tab/></text:span><text:span text:style-name="T1">zap_freeblk</text:span></text:p>
            <text:p text:style-name="P2"><text:span text:style-name="T1">uint64_t</text:span><text:span text:style-name="T1"><text:tab/></text:span><text:span text:style-name="T1">zap_num_leafs</text:span></text:p>
            <text:p text:style-name="P2"><text:span text:style-name="T1">uint64_t</text:span><text:span text:style-name="T1"><text:tab/></text:span><text:span text:style-name="T1">zap_num_entries</text:span></text:p>
            <text:p text:style-name="P2"><text:span text:style-name="T1">uint64_t</text:span><text:span text:style-name="T1"><text:tab/></text:span><text:span text:style-name="T1">zap_salt</text:span></text:p>
            <text:p text:style-name="P2"><text:span text:style-name="T1">uint64_t</text:span><text:span text:style-name="T1"><text:tab/></text:span><text:span text:style-name="T1">zap_pad[8181]</text:span></text:p>
            <text:p text:style-name="P2"><text:span text:style-name="T1">uint64_t</text:span><text:span text:style-name="T1"><text:tab/></text:span><text:span text:style-name="T1">zap_leafs[8192]</text:span></text:p>
          </draw:text-box>
        </draw:frame>
        <draw:frame draw:style-name="gr3" draw:text-style-name="P3" draw:layer="layout" svg:width="1.613cm" svg:height="0.402cm" svg:x="0.051cm" svg:y="0cm">
          <draw:text-box>
            <text:p text:style-name="P2"><text:span text:style-name="T1">zap_phys_t</text:span></text:p>
          </draw:text-box>
        </draw:frame>
      </draw:page>
    </office:drawing>
  </office:body>
</office:document-content>
</file>

<file path=Obj00E3F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E3F43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Dash_20_3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 style:family="graphic" style:parent-style-name="standard">
      <style:graphic-properties draw:stroke="solid" draw:stroke-dash="Dash_20_31"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3" style:family="graphic" style:parent-style-name="standard">
      <style:graphic-properties draw:stroke="solid" draw:stroke-dash="Dash_20_3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4"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 style:family="graphic" style:parent-style-name="standard">
      <style:graphic-properties draw:stroke="none" svg:stroke-width="0cm" svg:stroke-color="#000000" draw:marker-start-width="0.3cm" draw:marker-start-center="false" draw:marker-end-width="0.3cm" draw:marker-end-center="false" draw:fill="none" draw:fill-color="#ffffff" fo:min-height="6.213cm" draw:shadow="hidden" draw:shadow-offset-x="0.3cm" draw:shadow-offset-y="0.3cm" draw:shadow-color="#808080"/>
    </style:style>
    <style:style style:name="gr6" style:family="graphic" style:parent-style-name="standard">
      <style:graphic-properties draw:stroke="none"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7" style:family="graphic" style:parent-style-name="standard">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8" style:family="graphic" style:parent-style-name="standard">
      <style:graphic-properties draw:stroke="dash" draw:stroke-dash="Dash_20_33"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9" style:family="graphic" style:parent-style-name="standard">
      <style:graphic-properties draw:stroke="dash" draw:stroke-dash="Dash_20_3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 style:family="graphic" style:parent-style-name="standard">
      <style:graphic-properties draw:stroke="none" draw:stroke-dash="Dash_20_36" svg:stroke-width="0cm" svg:stroke-color="#000000" draw:marker-start-width="0.3cm" draw:marker-start-center="false" draw:marker-end-width="0.3cm" draw:marker-end-center="false" draw:fill="none" draw:fill-color="#ffffff" fo:min-height="0.371cm" draw:shadow="hidden" draw:shadow-offset-x="0.3cm" draw:shadow-offset-y="0.3cm" draw:shadow-color="#808080"/>
    </style:style>
    <style:style style:name="gr11" style:family="graphic" style:parent-style-name="standard">
      <style:graphic-properties draw:stroke="solid" draw:stroke-dash="Dash_20_37"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12" style:family="graphic" style:parent-style-name="standard">
      <style:graphic-properties draw:stroke="solid" draw:stroke-dash="Dash_20_38"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style>
    <style:style style:name="gr13" style:family="graphic" style:parent-style-name="standard">
      <style:graphic-properties draw:stroke="solid" draw:stroke-dash="Dash_20_3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4" style:family="graphic" style:parent-style-name="standard">
      <style:graphic-properties draw:stroke="solid" draw:stroke-dash="Dash_20_40"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5" style:family="graphic" style:parent-style-name="standard">
      <style:graphic-properties draw:stroke="solid" draw:stroke-dash="Dash_20_41"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6" style:family="graphic" style:parent-style-name="standard">
      <style:graphic-properties draw:stroke="solid" draw:stroke-dash="Dash_20_4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7" style:family="graphic" style:parent-style-name="standard">
      <style:graphic-properties draw:stroke="solid" draw:stroke-dash="Dash_20_4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8" style:family="graphic" style:parent-style-name="standard">
      <style:graphic-properties draw:stroke="solid" draw:stroke-dash="Dash_20_44"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9" style:family="graphic" style:parent-style-name="standard">
      <style:graphic-properties draw:stroke="solid" draw:stroke-dash="Dash_20_4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0" style:family="graphic" style:parent-style-name="standard">
      <style:graphic-properties draw:stroke="solid" draw:stroke-dash="Dash_20_46"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21" style:family="graphic" style:parent-style-name="standard">
      <style:graphic-properties draw:stroke="solid" draw:stroke-dash="Dash_20_4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2" style:family="graphic" style:parent-style-name="standard">
      <style:graphic-properties draw:stroke="solid" draw:stroke-dash="Dash_20_48"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3" style:family="graphic" style:parent-style-name="standard">
      <style:graphic-properties draw:stroke="solid" draw:stroke-dash="Dash_20_49"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4" style:family="graphic" style:parent-style-name="standard">
      <style:graphic-properties draw:stroke="solid" draw:stroke-dash="Dash_20_50"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5" style:family="graphic" style:parent-style-name="standard">
      <style:graphic-properties draw:stroke="solid" draw:stroke-dash="Dash_20_51"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6" style:family="graphic" style:parent-style-name="standard">
      <style:graphic-properties draw:stroke="solid" draw:stroke-dash="Dash_20_52"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7" style:family="graphic" style:parent-style-name="standard">
      <style:graphic-properties draw:stroke="solid" draw:stroke-dash="Dash_20_53"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8" style:family="graphic" style:parent-style-name="standard">
      <style:graphic-properties draw:stroke="solid" draw:stroke-dash="Dash_20_54"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29" style:family="graphic" style:parent-style-name="standard">
      <style:graphic-properties draw:stroke="solid" draw:stroke-dash="Dash_20_55"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30" style:family="graphic" style:parent-style-name="standard">
      <style:graphic-properties draw:stroke="solid" draw:stroke-dash="Dash_20_56"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31" style:family="graphic" style:parent-style-name="standard">
      <style:graphic-properties draw:stroke="none" draw:stroke-dash="Dash_20_57"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32" style:family="graphic" style:parent-style-name="standard">
      <style:graphic-properties draw:stroke="solid" draw:stroke-dash="Dash_20_5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3" style:family="graphic" style:parent-style-name="standard">
      <style:graphic-properties draw:stroke="solid" draw:stroke-dash="Dash_20_5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34" style:family="graphic" style:parent-style-name="standard">
      <style:graphic-properties draw:stroke="solid" draw:stroke-dash="Dash_20_60"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35" style:family="graphic" style:parent-style-name="standard">
      <style:graphic-properties draw:stroke="solid" draw:stroke-dash="Dash_20_6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6" style:family="graphic" style:parent-style-name="standard">
      <style:graphic-properties draw:stroke="solid" draw:stroke-dash="Dash_20_62"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37" style:family="graphic" style:parent-style-name="standard">
      <style:graphic-properties draw:stroke="solid" draw:stroke-dash="Dash_20_63"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38" style:family="graphic" style:parent-style-name="standard">
      <style:graphic-properties draw:stroke="solid" draw:stroke-dash="Dash_20_6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9" style:family="graphic" style:parent-style-name="standard">
      <style:graphic-properties draw:stroke="solid" draw:stroke-dash="Dash_20_65"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40" style:family="graphic" style:parent-style-name="standard">
      <style:graphic-properties draw:stroke="solid" draw:stroke-dash="Dash_20_66"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41" style:family="graphic" style:parent-style-name="standard">
      <style:graphic-properties draw:stroke="solid" draw:stroke-dash="Dash_20_6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2" style:family="graphic" style:parent-style-name="standard">
      <style:graphic-properties draw:stroke="solid" draw:stroke-dash="Dash_20_68"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43" style:family="graphic" style:parent-style-name="standard">
      <style:graphic-properties draw:stroke="solid" draw:stroke-dash="Dash_20_6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44" style:family="graphic" style:parent-style-name="standard">
      <style:graphic-properties draw:stroke="solid" draw:stroke-dash="Dash_20_7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5" style:family="graphic" style:parent-style-name="standard">
      <style:graphic-properties draw:stroke="solid" draw:stroke-dash="Dash_20_7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6" style:family="graphic" style:parent-style-name="standard">
      <style:graphic-properties draw:stroke="solid" draw:stroke-dash="Dash_20_7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7" style:family="graphic" style:parent-style-name="standard">
      <style:graphic-properties draw:stroke="solid" draw:stroke-dash="Dash_20_7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8" style:family="graphic" style:parent-style-name="standard">
      <style:graphic-properties draw:stroke="solid" draw:stroke-dash="Dash_20_7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9" style:family="graphic" style:parent-style-name="standard">
      <style:graphic-properties draw:stroke="solid" draw:stroke-dash="Dash_20_7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0" style:family="graphic" style:parent-style-name="standard">
      <style:graphic-properties draw:stroke="solid" draw:stroke-dash="Dash_20_7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1" style:family="graphic" style:parent-style-name="standard">
      <style:graphic-properties draw:stroke="solid" draw:stroke-dash="Dash_20_7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2" style:family="graphic" style:parent-style-name="standard">
      <style:graphic-properties draw:stroke="solid" draw:stroke-dash="Dash_20_7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3" style:family="graphic" style:parent-style-name="standard">
      <style:graphic-properties draw:stroke="solid" draw:stroke-dash="Dash_20_8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4" style:family="graphic" style:parent-style-name="standard">
      <style:graphic-properties draw:stroke="none" draw:stroke-dash="Dash_20_81" svg:stroke-width="0cm" svg:stroke-color="#000000" draw:marker-start-width="0.3cm" draw:marker-start-center="false" draw:marker-end-width="0.3cm" draw:marker-end-center="false" draw:fill="none" draw:fill-color="#ffffff" fo:min-height="0.424cm" draw:shadow="hidden" draw:shadow-offset-x="0.3cm" draw:shadow-offset-y="0.3cm" draw:shadow-color="#808080"/>
    </style:style>
    <style:style style:name="gr55" style:family="graphic" style:parent-style-name="standard">
      <style:graphic-properties draw:stroke="none" draw:stroke-dash="Dash_20_82" svg:stroke-width="0cm" svg:stroke-color="#000000" draw:marker-start-width="0.3cm" draw:marker-start-center="false" draw:marker-end-width="0.3cm" draw:marker-end-center="false" draw:fill="none" draw:fill-color="#ffffff" fo:min-height="0.424cm" draw:shadow="hidden" draw:shadow-offset-x="0.3cm" draw:shadow-offset-y="0.3cm" draw:shadow-color="#808080"/>
    </style:style>
    <style:style style:name="gr56" style:family="graphic" style:parent-style-name="standard">
      <style:graphic-properties draw:stroke="none" draw:stroke-dash="Dash_20_83" svg:stroke-width="0cm" svg:stroke-color="#000000" draw:marker-start-width="0.3cm" draw:marker-start-center="false" draw:marker-end-width="0.3cm" draw:marker-end-center="false" draw:fill="none" draw:fill-color="#ffffff" fo:min-height="0.406cm" draw:shadow="hidden" draw:shadow-offset-x="0.3cm" draw:shadow-offset-y="0.3cm" draw:shadow-color="#808080"/>
    </style:style>
    <style:style style:name="gr57" style:family="graphic" style:parent-style-name="standard">
      <style:graphic-properties draw:stroke="solid" draw:stroke-dash="Dash_20_8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8" style:family="graphic" style:parent-style-name="standard">
      <style:graphic-properties draw:stroke="solid" draw:stroke-dash="Dash_20_8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9" style:family="graphic" style:parent-style-name="standard">
      <style:graphic-properties draw:stroke="solid" draw:stroke-dash="Dash_20_8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0" style:family="graphic" style:parent-style-name="standard">
      <style:graphic-properties draw:stroke="solid" draw:stroke-dash="Dash_20_8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1" style:family="graphic" style:parent-style-name="standard">
      <style:graphic-properties draw:stroke="solid" draw:stroke-dash="Dash_20_8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2" style:family="graphic" style:parent-style-name="standard">
      <style:graphic-properties draw:stroke="solid" draw:stroke-dash="Dash_20_8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3" style:family="graphic" style:parent-style-name="standard">
      <style:graphic-properties draw:stroke="solid" draw:stroke-dash="Dash_20_9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4" style:family="graphic" style:parent-style-name="standard">
      <style:graphic-properties draw:stroke="solid" draw:stroke-dash="Dash_20_9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5" style:family="graphic" style:parent-style-name="standard">
      <style:graphic-properties draw:stroke="solid" draw:stroke-dash="Dash_20_9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6" style:family="graphic" style:parent-style-name="standard">
      <style:graphic-properties draw:stroke="solid" draw:stroke-dash="Dash_20_9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7" style:family="graphic" style:parent-style-name="standard">
      <style:graphic-properties draw:stroke="solid" draw:stroke-dash="Dash_20_9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8" style:family="graphic" style:parent-style-name="standard">
      <style:graphic-properties draw:stroke="solid" draw:stroke-dash="Dash_20_9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9" style:family="graphic" style:parent-style-name="standard">
      <style:graphic-properties draw:stroke="solid" draw:stroke-dash="Dash_20_9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0" style:family="graphic" style:parent-style-name="standard">
      <style:graphic-properties draw:stroke="solid" draw:stroke-dash="Dash_20_9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1" style:family="graphic" style:parent-style-name="standard">
      <style:graphic-properties draw:stroke="solid" draw:stroke-dash="Dash_20_9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2" style:family="graphic" style:parent-style-name="standard">
      <style:graphic-properties draw:stroke="solid" draw:stroke-dash="Dash_20_9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3" style:family="graphic" style:parent-style-name="standard">
      <style:graphic-properties draw:stroke="solid" draw:stroke-dash="Dash_20_10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4" style:family="graphic" style:parent-style-name="standard">
      <style:graphic-properties draw:stroke="solid" draw:stroke-dash="Dash_20_10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5" style:family="graphic" style:parent-style-name="standard">
      <style:graphic-properties draw:stroke="solid" draw:stroke-dash="Dash_20_10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6" style:family="graphic" style:parent-style-name="standard">
      <style:graphic-properties draw:stroke="solid" draw:stroke-dash="Dash_20_10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7" style:family="graphic" style:parent-style-name="standard">
      <style:graphic-properties draw:stroke="solid" draw:stroke-dash="Dash_20_10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8" style:family="graphic" style:parent-style-name="standard">
      <style:graphic-properties draw:stroke="solid" draw:stroke-dash="Dash_20_10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79" style:family="graphic" style:parent-style-name="standard">
      <style:graphic-properties draw:stroke="solid" draw:stroke-dash="Dash_20_10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0" style:family="graphic" style:parent-style-name="standard">
      <style:graphic-properties draw:stroke="solid" draw:stroke-dash="Dash_20_10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81" style:family="graphic" style:parent-style-name="standard">
      <style:graphic-properties draw:stroke="none" draw:stroke-dash="Dash_20_108"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82" style:family="graphic" style:parent-style-name="standard">
      <style:graphic-properties draw:stroke="none" draw:stroke-dash="Dash_20_109"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83" style:family="graphic" style:parent-style-name="standard">
      <style:graphic-properties draw:textarea-horizontal-align="center" draw:textarea-vertical-align="middle"/>
    </style:style>
    <style:style style:name="gr84" style:family="graphic" style:parent-style-name="standard">
      <style:graphic-properties draw:marker-end="Arrow" draw:marker-end-width="0.3cm" draw:textarea-horizontal-align="center"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243cm" fo:min-width="0.413cm"/>
    </style:style>
    <style:style style:name="gr86" style:family="graphic" style:parent-style-name="standard">
      <style:graphic-properties draw:stroke="none" draw:stroke-dash="Dash_20_110" svg:stroke-width="0cm" svg:stroke-color="#000000" draw:marker-start-width="0.3cm" draw:marker-start-center="false" draw:marker-end-width="0.3cm" draw:marker-end-center="false" draw:fill="none" draw:fill-color="#ffffff" fo:min-height="0.937cm" draw:shadow="hidden" draw:shadow-offset-x="0.3cm" draw:shadow-offset-y="0.3cm" draw:shadow-color="#808080"/>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indent="0cm"/>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4"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fo:text-indent="0cm"/>
    </style:style>
    <style:style style:name="P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7" style:family="paragraph">
      <style:paragraph-properties fo:text-align="center"/>
    </style:style>
    <style:style style:name="P8" style:family="paragraph">
      <style:paragraph-properties fo:margin-left="0cm" fo:margin-right="0cm" fo:text-indent="0cm"/>
    </style:style>
    <style:style style:name="P9" style:family="paragraph">
      <style:text-properties fo:font-size="6pt"/>
    </style:style>
    <style:style style:name="T1"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 style:family="text">
      <style:text-properties fo:color="#000000" style:text-outline="false" style:text-line-through-style="none" fo:font-family="Thorndale" style:font-family-generic="roman" style:font-pitch="variable" fo:font-size="8pt" fo:font-style="normal" fo:text-shadow="none" style:text-underline-style="none" fo:font-weight="bold"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3" style:family="text">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4" style:family="text">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5" style:family="text">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6"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755cm" svg:height="0.971cm" svg:x="5.247cm" svg:y="4.504cm">
          <text:p/>
        </draw:rect>
        <draw:rect draw:style-name="gr2" draw:text-style-name="P1" draw:layer="layout" svg:width="0.795cm" svg:height="0.795cm" svg:x="4.374cm" svg:y="7.458cm">
          <text:p/>
        </draw:rect>
        <draw:rect draw:style-name="gr3" draw:text-style-name="P1" draw:layer="layout" svg:width="0.795cm" svg:height="0.795cm" svg:x="4.498cm" svg:y="7.616cm">
          <text:p/>
        </draw:rect>
        <draw:rect draw:style-name="gr4" draw:text-style-name="P1" draw:layer="layout" svg:width="4.605cm" svg:height="5.112cm" svg:x="0cm" svg:y="0.423cm">
          <text:p/>
        </draw:rect>
        <draw:frame draw:style-name="gr5" draw:text-style-name="P3" draw:layer="layout" svg:width="4.236cm" svg:height="6.213cm" svg:x="0.211cm" svg:y="0.138cm">
          <draw:text-box>
            <text:p text:style-name="P2"><text:span text:style-name="T1"/></text:p>
            <text:p text:style-name="P2"><text:span text:style-name="T1">uint8_t</text:span><text:span text:style-name="T1"><text:tab/></text:span><text:span text:style-name="T1">dn_type;</text:span></text:p>
            <text:p text:style-name="P2"><text:span text:style-name="T1">uint8_t</text:span><text:span text:style-name="T1"><text:tab/></text:span><text:span text:style-name="T1">dn_indblkshift;</text:span></text:p>
            <text:p text:style-name="P2"><text:span text:style-name="T2">uint8_t</text:span><text:span text:style-name="T2"><text:tab/></text:span><text:span text:style-name="T2">dn_nlevels = 3</text:span></text:p>
            <text:p text:style-name="P2"><text:span text:style-name="T2">uint8_t</text:span><text:span text:style-name="T2"><text:tab/></text:span><text:span text:style-name="T2">dn_nblkptr = 3</text:span></text:p>
            <text:p text:style-name="P2"><text:span text:style-name="T1">uint8_t</text:span><text:span text:style-name="T1"><text:tab/></text:span><text:span text:style-name="T1">dn_bonustype;</text:span></text:p>
            <text:p text:style-name="P2"><text:span text:style-name="T1">uint8_t</text:span><text:span text:style-name="T1"><text:tab/></text:span><text:span text:style-name="T1">dn_checksum;</text:span></text:p>
            <text:p text:style-name="P2"><text:span text:style-name="T1">uint8_t</text:span><text:span text:style-name="T1"><text:tab/></text:span><text:span text:style-name="T1">dn_compress;</text:span></text:p>
            <text:p text:style-name="P2"><text:span text:style-name="T1">uint8_t</text:span><text:span text:style-name="T1"><text:tab/></text:span><text:span text:style-name="T1">dn_pad[1];</text:span></text:p>
            <text:p text:style-name="P2"><text:span text:style-name="T1">uint16_t</text:span><text:span text:style-name="T1"><text:tab/></text:span><text:span text:style-name="T1">dn_datablkszsec;</text:span></text:p>
            <text:p text:style-name="P2"><text:span text:style-name="T1">uint16_t</text:span><text:span text:style-name="T1"><text:tab/></text:span><text:span text:style-name="T1">dn_bonuslen;</text:span></text:p>
            <text:p text:style-name="P2"><text:span text:style-name="T1">uint8_t</text:span><text:span text:style-name="T1"><text:tab/></text:span><text:span text:style-name="T1">dn_pad2[4];</text:span></text:p>
            <text:p text:style-name="P2"><text:span text:style-name="T1">uint64_t </text:span><text:span text:style-name="T1"><text:tab/></text:span><text:span text:style-name="T1">dn_maxblkid;</text:span></text:p>
            <text:p text:style-name="P2"><text:span text:style-name="T1">uint64_t</text:span><text:span text:style-name="T1"><text:tab/></text:span><text:span text:style-name="T1">dn_secphys;</text:span></text:p>
            <text:p text:style-name="P2"><text:span text:style-name="T1">uint64_t </text:span><text:span text:style-name="T1"><text:tab/></text:span><text:span text:style-name="T1">dn_pad3[4];</text:span></text:p>
            <text:p text:style-name="P2"><text:span text:style-name="T2">blkptr_t</text:span><text:span text:style-name="T2"><text:tab/></text:span><text:span text:style-name="T2">dn_blkptr[3];</text:span></text:p>
            <text:p text:style-name="P2"><text:span text:style-name="T1">uint8_t</text:span><text:span text:style-name="T1"><text:tab/></text:span><text:span text:style-name="T1">dn_bonus[BONUSLEN]</text:span></text:p>
          </draw:text-box>
        </draw:frame>
        <draw:frame draw:style-name="gr6" draw:text-style-name="P4" draw:layer="layout" svg:width="2.156cm" svg:height="0.401cm" svg:x="0.002cm" svg:y="0cm">
          <draw:text-box>
            <text:p text:style-name="P2"><text:span text:style-name="T3">dnode_phys_t</text:span></text:p>
          </draw:text-box>
        </draw:frame>
        <draw:line draw:style-name="gr4" draw:text-style-name="P1" draw:layer="layout" svg:x1="0.002cm" svg:y1="4.976cm" svg:x2="4.618cm" svg:y2="4.976cm">
          <text:p/>
        </draw:line>
        <draw:line draw:style-name="gr7" draw:text-style-name="P1" draw:layer="layout" svg:x1="0.004cm" svg:y1="5.272cm" svg:x2="4.608cm" svg:y2="5.272cm">
          <text:p/>
        </draw:line>
        <draw:line draw:style-name="gr8" draw:text-style-name="P1" draw:layer="layout" svg:x1="4.612cm" svg:y1="4.975cm" svg:x2="5.274cm" svg:y2="4.53cm">
          <text:p/>
        </draw:line>
        <draw:line draw:style-name="gr9" draw:text-style-name="P1" draw:layer="layout" svg:x1="4.586cm" svg:y1="5.266cm" svg:x2="5.256cm" svg:y2="5.5cm">
          <text:p/>
        </draw:line>
        <draw:frame draw:style-name="gr10" draw:text-style-name="P3" draw:layer="layout" svg:width="1.819cm" svg:height="0.371cm" svg:x="5.309cm" svg:y="4.122cm">
          <draw:text-box>
            <text:p text:style-name="P2"><text:span text:style-name="T4">dn_blkptr[]</text:span></text:p>
          </draw:text-box>
        </draw:frame>
        <draw:line draw:style-name="gr11" draw:text-style-name="P1" draw:layer="layout" svg:x1="7.161cm" svg:y1="4.53cm" svg:x2="7.161cm" svg:y2="5.483cm">
          <text:p/>
        </draw:line>
        <draw:line draw:style-name="gr12" draw:text-style-name="P1" draw:layer="layout" svg:x1="9.033cm" svg:y1="4.53cm" svg:x2="9.033cm" svg:y2="5.5cm">
          <text:p/>
        </draw:line>
        <draw:rect draw:style-name="gr13" draw:text-style-name="P1" draw:layer="layout" svg:width="0.795cm" svg:height="0.795cm" svg:x="5.344cm" svg:y="5.816cm">
          <text:p/>
        </draw:rect>
        <draw:rect draw:style-name="gr14" draw:text-style-name="P1" draw:layer="layout" svg:width="0.796cm" svg:height="0.795cm" svg:x="7.214cm" svg:y="5.798cm">
          <text:p/>
        </draw:rect>
        <draw:rect draw:style-name="gr15" draw:text-style-name="P1" draw:layer="layout" svg:width="0.795cm" svg:height="0.795cm" svg:x="9.033cm" svg:y="5.798cm">
          <text:p/>
        </draw:rect>
        <draw:rect draw:style-name="gr16" draw:text-style-name="P1" draw:layer="layout" svg:width="0.795cm" svg:height="0.795cm" svg:x="5.485cm" svg:y="5.941cm">
          <text:p/>
        </draw:rect>
        <draw:rect draw:style-name="gr17" draw:text-style-name="P6" draw:layer="layout" svg:width="0.795cm" svg:height="0.795cm" svg:x="5.609cm" svg:y="6.027cm">
          <text:p text:style-name="P5"><text:span text:style-name="T4"/></text:p>
          <text:p text:style-name="P5"><text:span text:style-name="T4">...</text:span></text:p>
        </draw:rect>
        <draw:rect draw:style-name="gr18" draw:text-style-name="P1" draw:layer="layout" svg:width="0.796cm" svg:height="0.795cm" svg:x="7.32cm" svg:y="5.888cm">
          <text:p/>
        </draw:rect>
        <draw:rect draw:style-name="gr19" draw:text-style-name="P1" draw:layer="layout" svg:width="0.795cm" svg:height="0.795cm" svg:x="7.479cm" svg:y="6.01cm">
          <text:p/>
        </draw:rect>
        <draw:rect draw:style-name="gr20" draw:text-style-name="P1" draw:layer="layout" svg:width="0.795cm" svg:height="0.795cm" svg:x="9.172cm" svg:y="5.921cm">
          <text:p/>
        </draw:rect>
        <draw:rect draw:style-name="gr21" draw:text-style-name="P1" draw:layer="layout" svg:width="0.795cm" svg:height="0.795cm" svg:x="9.313cm" svg:y="6.027cm">
          <text:p/>
        </draw:rect>
        <draw:line draw:style-name="gr22" draw:text-style-name="P1" draw:layer="layout" svg:x1="5.467cm" svg:y1="4.744cm" svg:x2="5.47cm" svg:y2="5.817cm">
          <text:p/>
        </draw:line>
        <draw:line draw:style-name="gr23" draw:text-style-name="P1" draw:layer="layout" svg:x1="5.83cm" svg:y1="5.146cm" svg:x2="5.838cm" svg:y2="5.941cm">
          <text:p/>
        </draw:line>
        <draw:line draw:style-name="gr24" draw:text-style-name="P1" draw:layer="layout" svg:x1="6.191cm" svg:y1="5.5cm" svg:x2="6.191cm" svg:y2="6.064cm">
          <text:p/>
        </draw:line>
        <draw:line draw:style-name="gr25" draw:text-style-name="P1" draw:layer="layout" svg:x1="9.186cm" svg:y1="4.77cm" svg:x2="9.191cm" svg:y2="5.818cm">
          <text:p/>
        </draw:line>
        <draw:line draw:style-name="gr26" draw:text-style-name="P1" draw:layer="layout" svg:x1="7.385cm" svg:y1="4.796cm" svg:x2="7.39cm" svg:y2="5.799cm">
          <text:p/>
        </draw:line>
        <draw:line draw:style-name="gr27" draw:text-style-name="P1" draw:layer="layout" svg:x1="7.709cm" svg:y1="5.094cm" svg:x2="7.708cm" svg:y2="5.887cm">
          <text:p/>
        </draw:line>
        <draw:line draw:style-name="gr28" draw:text-style-name="P1" draw:layer="layout" svg:x1="8.008cm" svg:y1="5.392cm" svg:x2="8.01cm" svg:y2="5.994cm">
          <text:p/>
        </draw:line>
        <draw:line draw:style-name="gr29" draw:text-style-name="P1" draw:layer="layout" svg:x1="9.601cm" svg:y1="5.12cm" svg:x2="9.595cm" svg:y2="5.905cm">
          <text:p/>
        </draw:line>
        <draw:line draw:style-name="gr30" draw:text-style-name="P1" draw:layer="layout" svg:x1="9.977cm" svg:y1="5.431cm" svg:x2="9.983cm" svg:y2="6.027cm">
          <text:p/>
        </draw:line>
        <draw:frame draw:style-name="gr31" draw:text-style-name="P4" draw:layer="layout" svg:width="1.465cm" svg:height="0.401cm" svg:x="10.618cm" svg:y="6.1cm">
          <draw:text-box>
            <text:p text:style-name="P2"><text:span text:style-name="T3">Level 2</text:span></text:p>
          </draw:text-box>
        </draw:frame>
        <draw:rect draw:style-name="gr32" draw:text-style-name="P1" draw:layer="layout" svg:width="0.795cm" svg:height="0.796cm" svg:x="4.621cm" svg:y="7.738cm">
          <text:p/>
        </draw:rect>
        <draw:rect draw:style-name="gr33" draw:text-style-name="P1" draw:layer="layout" svg:width="0.795cm" svg:height="0.795cm" svg:x="5.681cm" svg:y="7.438cm">
          <text:p/>
        </draw:rect>
        <draw:rect draw:style-name="gr34" draw:text-style-name="P1" draw:layer="layout" svg:width="0.795cm" svg:height="0.795cm" svg:x="5.805cm" svg:y="7.597cm">
          <text:p/>
        </draw:rect>
        <draw:rect draw:style-name="gr35" draw:text-style-name="P1" draw:layer="layout" svg:width="0.795cm" svg:height="0.795cm" svg:x="5.928cm" svg:y="7.721cm">
          <text:p/>
        </draw:rect>
        <draw:rect draw:style-name="gr36" draw:text-style-name="P1" draw:layer="layout" svg:width="0.796cm" svg:height="0.795cm" svg:x="6.866cm" svg:y="7.432cm">
          <text:p/>
        </draw:rect>
        <draw:rect draw:style-name="gr37" draw:text-style-name="P1" draw:layer="layout" svg:width="0.795cm" svg:height="0.795cm" svg:x="7.004cm" svg:y="7.616cm">
          <text:p/>
        </draw:rect>
        <draw:rect draw:style-name="gr38" draw:text-style-name="P1" draw:layer="layout" svg:width="0.795cm" svg:height="0.796cm" svg:x="7.128cm" svg:y="7.738cm">
          <text:p/>
        </draw:rect>
        <draw:rect draw:style-name="gr39" draw:text-style-name="P1" draw:layer="layout" svg:width="0.795cm" svg:height="0.796cm" svg:x="9.243cm" svg:y="7.491cm">
          <text:p/>
        </draw:rect>
        <draw:rect draw:style-name="gr40" draw:text-style-name="P1" draw:layer="layout" svg:width="0.796cm" svg:height="0.795cm" svg:x="9.366cm" svg:y="7.652cm">
          <text:p/>
        </draw:rect>
        <draw:rect draw:style-name="gr41" draw:text-style-name="P1" draw:layer="layout" svg:width="0.795cm" svg:height="0.795cm" svg:x="9.489cm" svg:y="7.773cm">
          <text:p/>
        </draw:rect>
        <draw:rect draw:style-name="gr42" draw:text-style-name="P1" draw:layer="layout" svg:width="0.796cm" svg:height="0.795cm" svg:x="10.583cm" svg:y="7.475cm">
          <text:p/>
        </draw:rect>
        <draw:rect draw:style-name="gr43" draw:text-style-name="P1" draw:layer="layout" svg:width="0.795cm" svg:height="0.795cm" svg:x="10.708cm" svg:y="7.634cm">
          <text:p/>
        </draw:rect>
        <draw:rect draw:style-name="gr44" draw:text-style-name="P1" draw:layer="layout" svg:width="0.796cm" svg:height="0.795cm" svg:x="10.83cm" svg:y="7.758cm">
          <text:p/>
        </draw:rect>
        <draw:rect draw:style-name="gr45" draw:text-style-name="P1" draw:layer="layout" svg:width="0.795cm" svg:height="0.795cm" svg:x="3.967cm" svg:y="9.03cm">
          <text:p/>
        </draw:rect>
        <draw:rect draw:style-name="gr46" draw:text-style-name="P1" draw:layer="layout" svg:width="0.795cm" svg:height="0.795cm" svg:x="3.024cm" svg:y="9.03cm">
          <text:p/>
        </draw:rect>
        <draw:rect draw:style-name="gr47" draw:text-style-name="P1" draw:layer="layout" svg:width="0.795cm" svg:height="0.796cm" svg:x="4.621cm" svg:y="7.738cm">
          <text:p/>
        </draw:rect>
        <draw:rect draw:style-name="gr48" draw:text-style-name="P1" draw:layer="layout" svg:width="0.795cm" svg:height="0.796cm" svg:x="4.621cm" svg:y="7.738cm">
          <text:p/>
        </draw:rect>
        <draw:rect draw:style-name="gr49" draw:text-style-name="P1" draw:layer="layout" svg:width="0.795cm" svg:height="0.795cm" svg:x="5.426cm" svg:y="9.026cm">
          <text:p/>
        </draw:rect>
        <draw:rect draw:style-name="gr50" draw:text-style-name="P1" draw:layer="layout" svg:width="0.795cm" svg:height="0.795cm" svg:x="6.41cm" svg:y="9.028cm">
          <text:p/>
        </draw:rect>
        <draw:rect draw:style-name="gr51" draw:text-style-name="P1" draw:layer="layout" svg:width="0.795cm" svg:height="0.795cm" svg:x="8.057cm" svg:y="9.052cm">
          <text:p/>
        </draw:rect>
        <draw:rect draw:style-name="gr52" draw:text-style-name="P1" draw:layer="layout" svg:width="0.795cm" svg:height="0.796cm" svg:x="11.171cm" svg:y="9.047cm">
          <text:p/>
        </draw:rect>
        <draw:rect draw:style-name="gr53" draw:text-style-name="P1" draw:layer="layout" svg:width="0.795cm" svg:height="0.795cm" svg:x="12.092cm" svg:y="9.043cm">
          <text:p/>
        </draw:rect>
        <draw:frame draw:style-name="gr54" draw:text-style-name="P4" draw:layer="layout" svg:width="1.518cm" svg:height="0.424cm" svg:x="12.047cm" svg:y="7.846cm">
          <draw:text-box>
            <text:p text:style-name="P2"><text:span text:style-name="T3">Level 1</text:span></text:p>
          </draw:text-box>
        </draw:frame>
        <draw:frame draw:style-name="gr55" draw:text-style-name="P4" draw:layer="layout" svg:width="1.518cm" svg:height="0.424cm" svg:x="12.049cm" svg:y="7.846cm">
          <draw:text-box>
            <text:p text:style-name="P2"><text:span text:style-name="T3">Level 1</text:span></text:p>
          </draw:text-box>
        </draw:frame>
        <draw:frame draw:style-name="gr56" draw:text-style-name="P4" draw:layer="layout" svg:width="1.447cm" svg:height="0.406cm" svg:x="12.982cm" svg:y="9.222cm">
          <draw:text-box>
            <text:p text:style-name="P2"><text:span text:style-name="T3">Level 0</text:span></text:p>
          </draw:text-box>
        </draw:frame>
        <draw:line draw:style-name="gr57" draw:text-style-name="P6" draw:layer="layout" svg:x1="7.461cm" svg:y1="6.152cm" svg:x2="8.255cm" svg:y2="6.152cm">
          <text:p/>
        </draw:line>
        <draw:line draw:style-name="gr58" draw:text-style-name="P6" draw:layer="layout" svg:x1="5.627cm" svg:y1="6.294cm" svg:x2="6.388cm" svg:y2="6.299cm">
          <text:p/>
        </draw:line>
        <draw:line draw:style-name="gr59" draw:text-style-name="P6" draw:layer="layout" svg:x1="5.578cm" svg:y1="6.723cm" svg:x2="6.372cm" svg:y2="6.723cm">
          <text:p/>
        </draw:line>
        <draw:line draw:style-name="gr60" draw:text-style-name="P6" draw:layer="layout" svg:x1="9.32cm" svg:y1="6.671cm" svg:x2="10.12cm" svg:y2="6.675cm">
          <text:p/>
        </draw:line>
        <draw:line draw:style-name="gr61" draw:text-style-name="P6" draw:layer="layout" svg:x1="7.496cm" svg:y1="6.257cm" svg:x2="8.29cm" svg:y2="6.257cm">
          <text:p/>
        </draw:line>
        <draw:line draw:style-name="gr62" draw:text-style-name="P6" draw:layer="layout" svg:x1="7.461cm" svg:y1="6.629cm" svg:x2="8.255cm" svg:y2="6.629cm">
          <text:p/>
        </draw:line>
        <draw:line draw:style-name="gr63" draw:text-style-name="P6" draw:layer="layout" svg:x1="9.331cm" svg:y1="6.204cm" svg:x2="10.125cm" svg:y2="6.204cm">
          <text:p/>
        </draw:line>
        <draw:line draw:style-name="gr64" draw:text-style-name="P6" draw:layer="layout" svg:x1="9.322cm" svg:y1="6.549cm" svg:x2="10.116cm" svg:y2="6.549cm">
          <text:p/>
        </draw:line>
        <draw:line draw:style-name="gr65" draw:text-style-name="P6" draw:layer="layout" svg:x1="5.627cm" svg:y1="6.165cm" svg:x2="6.388cm" svg:y2="6.17cm">
          <text:p/>
        </draw:line>
        <draw:line draw:style-name="gr66" draw:text-style-name="P6" draw:layer="layout" svg:x1="4.639cm" svg:y1="7.915cm" svg:x2="5.433cm" svg:y2="7.915cm">
          <text:p/>
        </draw:line>
        <draw:line draw:style-name="gr67" draw:text-style-name="P6" draw:layer="layout" svg:x1="4.621cm" svg:y1="8.073cm" svg:x2="5.415cm" svg:y2="8.073cm">
          <text:p/>
        </draw:line>
        <draw:line draw:style-name="gr68" draw:text-style-name="P6" draw:layer="layout" svg:x1="4.641cm" svg:y1="8.356cm" svg:x2="5.435cm" svg:y2="8.356cm">
          <text:p/>
        </draw:line>
        <draw:line draw:style-name="gr69" draw:text-style-name="P6" draw:layer="layout" svg:x1="5.944cm" svg:y1="7.862cm" svg:x2="6.74cm" svg:y2="7.862cm">
          <text:p/>
        </draw:line>
        <draw:line draw:style-name="gr70" draw:text-style-name="P6" draw:layer="layout" svg:x1="5.962cm" svg:y1="8.003cm" svg:x2="6.756cm" svg:y2="8.003cm">
          <text:p/>
        </draw:line>
        <draw:line draw:style-name="gr71" draw:text-style-name="P6" draw:layer="layout" svg:x1="5.944cm" svg:y1="8.356cm" svg:x2="6.738cm" svg:y2="8.356cm">
          <text:p/>
        </draw:line>
        <draw:line draw:style-name="gr72" draw:text-style-name="P6" draw:layer="layout" svg:x1="7.144cm" svg:y1="7.879cm" svg:x2="7.904cm" svg:y2="7.88cm">
          <text:p/>
        </draw:line>
        <draw:line draw:style-name="gr73" draw:text-style-name="P6" draw:layer="layout" svg:x1="7.122cm" svg:y1="8.003cm" svg:x2="7.916cm" svg:y2="8.003cm">
          <text:p/>
        </draw:line>
        <draw:line draw:style-name="gr74" draw:text-style-name="P6" draw:layer="layout" svg:x1="7.144cm" svg:y1="8.356cm" svg:x2="7.891cm" svg:y2="8.36cm">
          <text:p/>
        </draw:line>
        <draw:line draw:style-name="gr75" draw:text-style-name="P6" draw:layer="layout" svg:x1="9.489cm" svg:y1="7.915cm" svg:x2="10.283cm" svg:y2="7.915cm">
          <text:p/>
        </draw:line>
        <draw:line draw:style-name="gr76" draw:text-style-name="P6" draw:layer="layout" svg:x1="9.489cm" svg:y1="8.056cm" svg:x2="10.283cm" svg:y2="8.056cm">
          <text:p/>
        </draw:line>
        <draw:line draw:style-name="gr77" draw:text-style-name="P6" draw:layer="layout" svg:x1="9.512cm" svg:y1="8.428cm" svg:x2="10.306cm" svg:y2="8.428cm">
          <text:p/>
        </draw:line>
        <draw:line draw:style-name="gr78" draw:text-style-name="P6" draw:layer="layout" svg:x1="10.848cm" svg:y1="7.897cm" svg:x2="11.642cm" svg:y2="7.897cm">
          <text:p/>
        </draw:line>
        <draw:line draw:style-name="gr79" draw:text-style-name="P6" draw:layer="layout" svg:x1="10.83cm" svg:y1="8.02cm" svg:x2="11.626cm" svg:y2="8.02cm">
          <text:p/>
        </draw:line>
        <draw:line draw:style-name="gr80" draw:text-style-name="P6" draw:layer="layout" svg:x1="10.848cm" svg:y1="8.373cm" svg:x2="11.642cm" svg:y2="8.373cm">
          <text:p/>
        </draw:line>
        <draw:frame draw:style-name="gr81" draw:text-style-name="P3" draw:layer="layout" svg:width="0.865cm" svg:height="0.955cm" svg:x="8.327cm" svg:y="7.456cm">
          <draw:text-box>
            <text:p text:style-name="P2"><text:span text:style-name="T5">...</text:span></text:p>
          </draw:text-box>
        </draw:frame>
        <draw:frame draw:style-name="gr82" draw:text-style-name="P3" draw:layer="layout" svg:width="0.865cm" svg:height="0.955cm" svg:x="8.327cm" svg:y="7.456cm">
          <draw:text-box>
            <text:p text:style-name="P2"><text:span text:style-name="T5">...</text:span></text:p>
          </draw:text-box>
        </draw:frame>
        <draw:line draw:style-name="gr83" draw:text-style-name="P7" draw:layer="layout" svg:x1="5.623cm" svg:y1="6.131cm" svg:x2="4.872cm" svg:y2="6.131cm">
          <text:p/>
        </draw:line>
        <draw:line draw:style-name="gr84" draw:text-style-name="P7" draw:layer="layout" svg:x1="4.872cm" svg:y1="6.131cm" svg:x2="4.872cm" svg:y2="7.738cm">
          <text:p/>
        </draw:line>
        <draw:line draw:style-name="gr83" draw:text-style-name="P7" draw:layer="layout" svg:x1="5.61cm" svg:y1="6.273cm" svg:x2="5.144cm" svg:y2="6.273cm">
          <text:p/>
        </draw:line>
        <draw:line draw:style-name="gr83" draw:text-style-name="P7" draw:layer="layout" svg:x1="5.131cm" svg:y1="6.273cm" svg:x2="5.131cm" svg:y2="7.012cm">
          <text:p/>
        </draw:line>
        <draw:line draw:style-name="gr83" draw:text-style-name="P7" draw:layer="layout" svg:x1="5.131cm" svg:y1="7.038cm" svg:x2="6.18cm" svg:y2="7.038cm">
          <text:p/>
        </draw:line>
        <draw:line draw:style-name="gr84" draw:text-style-name="P7" draw:layer="layout" svg:x1="6.167cm" svg:y1="7.038cm" svg:x2="6.167cm" svg:y2="7.725cm">
          <text:p/>
        </draw:line>
        <draw:line draw:style-name="gr83" draw:text-style-name="P7" draw:layer="layout" svg:x1="10.107cm" svg:y1="6.74cm" svg:x2="10.988cm" svg:y2="6.74cm">
          <text:p/>
        </draw:line>
        <draw:line draw:style-name="gr84" draw:text-style-name="P7" draw:layer="layout" svg:x1="10.988cm" svg:y1="6.74cm" svg:x2="10.988cm" svg:y2="7.738cm">
          <text:p/>
        </draw:line>
        <draw:line draw:style-name="gr83" draw:text-style-name="P7" draw:layer="layout" svg:x1="9.33cm" svg:y1="6.623cm" svg:x2="8.85cm" svg:y2="6.623cm">
          <text:p/>
        </draw:line>
        <draw:line draw:style-name="gr83" draw:text-style-name="P7" draw:layer="layout" svg:x1="8.85cm" svg:y1="6.636cm" svg:x2="8.85cm" svg:y2="7.141cm">
          <text:p/>
        </draw:line>
        <draw:line draw:style-name="gr83" draw:text-style-name="P7" draw:layer="layout" svg:x1="8.863cm" svg:y1="7.142cm" svg:x2="9.576cm" svg:y2="7.142cm">
          <text:p/>
        </draw:line>
        <draw:line draw:style-name="gr84" draw:text-style-name="P7" draw:layer="layout" svg:x1="9.589cm" svg:y1="7.155cm" svg:x2="9.589cm" svg:y2="7.777cm">
          <text:p/>
        </draw:line>
        <draw:line draw:style-name="gr58" draw:text-style-name="P6" draw:layer="layout" svg:x1="5.654cm" svg:y1="6.438cm" svg:x2="6.415cm" svg:y2="6.443cm">
          <text:p/>
        </draw:line>
        <draw:line draw:style-name="gr83" draw:text-style-name="P7" draw:layer="layout" svg:x1="6.401cm" svg:y1="6.351cm" svg:x2="7.165cm" svg:y2="6.351cm">
          <text:p/>
        </draw:line>
        <draw:line draw:style-name="gr84" draw:text-style-name="P7" draw:layer="layout" svg:x1="7.178cm" svg:y1="6.351cm" svg:x2="7.178cm" svg:y2="7.764cm">
          <text:p/>
        </draw:line>
        <draw:frame draw:style-name="gr85" draw:text-style-name="P9" draw:layer="layout" svg:width="0.413cm" svg:height="0.243cm" svg:x="5.273cm" svg:y="4.524cm">
          <draw:text-box>
            <text:p text:style-name="P8"><text:span text:style-name="T6">dva3</text:span></text:p>
          </draw:text-box>
        </draw:frame>
        <draw:frame draw:style-name="gr85" draw:text-style-name="P9" draw:layer="layout" svg:width="0.413cm" svg:height="0.243cm" svg:x="7.192cm" svg:y="4.511cm">
          <draw:text-box>
            <text:p text:style-name="P8"><text:span text:style-name="T6">dva3</text:span></text:p>
          </draw:text-box>
        </draw:frame>
        <draw:frame draw:style-name="gr85" draw:text-style-name="P9" draw:layer="layout" svg:width="0.413cm" svg:height="0.243cm" svg:x="9.071cm" svg:y="4.525cm">
          <draw:text-box>
            <text:p text:style-name="P8"><text:span text:style-name="T6">dva3</text:span></text:p>
          </draw:text-box>
        </draw:frame>
        <draw:frame draw:style-name="gr85" draw:text-style-name="P9" draw:layer="layout" svg:width="0.413cm" svg:height="0.243cm" svg:x="5.61cm" svg:y="4.848cm">
          <draw:text-box>
            <text:p text:style-name="P8"><text:span text:style-name="T6">dva2</text:span></text:p>
          </draw:text-box>
        </draw:frame>
        <draw:frame draw:style-name="gr85" draw:text-style-name="P9" draw:layer="layout" svg:width="0.413cm" svg:height="0.243cm" svg:x="7.542cm" svg:y="4.823cm">
          <draw:text-box>
            <text:p text:style-name="P8"><text:span text:style-name="T6">dva2</text:span></text:p>
          </draw:text-box>
        </draw:frame>
        <draw:frame draw:style-name="gr85" draw:text-style-name="P9" draw:layer="layout" svg:width="0.413cm" svg:height="0.243cm" svg:x="9.434cm" svg:y="4.824cm">
          <draw:text-box>
            <text:p text:style-name="P8"><text:span text:style-name="T6">dva2</text:span></text:p>
          </draw:text-box>
        </draw:frame>
        <draw:frame draw:style-name="gr85" draw:text-style-name="P9" draw:layer="layout" svg:width="0.413cm" svg:height="0.243cm" svg:x="6.013cm" svg:y="5.199cm">
          <draw:text-box>
            <text:p text:style-name="P8"><text:span text:style-name="T6">dva1</text:span></text:p>
          </draw:text-box>
        </draw:frame>
        <draw:frame draw:style-name="gr85" draw:text-style-name="P9" draw:layer="layout" svg:width="0.413cm" svg:height="0.243cm" svg:x="7.893cm" svg:y="5.161cm">
          <draw:text-box>
            <text:p text:style-name="P8"><text:span text:style-name="T6">dva1</text:span></text:p>
          </draw:text-box>
        </draw:frame>
        <draw:frame draw:style-name="gr85" draw:text-style-name="P9" draw:layer="layout" svg:width="0.413cm" svg:height="0.243cm" svg:x="9.876cm" svg:y="5.161cm">
          <draw:text-box>
            <text:p text:style-name="P8"><text:span text:style-name="T6">dva1</text:span></text:p>
          </draw:text-box>
        </draw:frame>
        <draw:line draw:style-name="gr83" draw:text-style-name="P7" draw:layer="layout" svg:x1="4.625cm" svg:y1="7.828cm" svg:x2="3.692cm" svg:y2="7.828cm">
          <text:p/>
        </draw:line>
        <draw:line draw:style-name="gr84" draw:text-style-name="P7" draw:layer="layout" svg:x1="3.678cm" svg:y1="7.815cm" svg:x2="3.678cm" svg:y2="9.021cm">
          <text:p/>
        </draw:line>
        <draw:line draw:style-name="gr83" draw:text-style-name="P7" draw:layer="layout" svg:x1="4.638cm" svg:y1="8.01cm" svg:x2="4.262cm" svg:y2="8.01cm">
          <text:p/>
        </draw:line>
        <draw:line draw:style-name="gr83" draw:text-style-name="P7" draw:layer="layout" svg:x1="4.25cm" svg:y1="8.011cm" svg:x2="4.25cm" svg:y2="8.659cm">
          <text:p/>
        </draw:line>
        <draw:line draw:style-name="gr84" draw:text-style-name="P7" draw:layer="layout" svg:x1="4.25cm" svg:y1="8.632cm" svg:x2="4.25cm" svg:y2="9.034cm">
          <text:p/>
        </draw:line>
        <draw:frame draw:style-name="gr86" draw:text-style-name="P3" draw:layer="layout" svg:width="0.701cm" svg:height="0.937cm" svg:x="4.778cm" svg:y="8.735cm">
          <draw:text-box>
            <text:p text:style-name="P2"><text:span text:style-name="T5">...</text:span></text:p>
          </draw:text-box>
        </draw:frame>
        <draw:line draw:style-name="gr83" draw:text-style-name="P7" draw:layer="layout" svg:x1="5.947cm" svg:y1="7.815cm" svg:x2="5.636cm" svg:y2="7.815cm">
          <text:p/>
        </draw:line>
        <draw:line draw:style-name="gr84" draw:text-style-name="P7" draw:layer="layout" svg:x1="5.623cm" svg:y1="7.815cm" svg:x2="5.623cm" svg:y2="9.034cm">
          <text:p/>
        </draw:line>
        <draw:line draw:style-name="gr83" draw:text-style-name="P7" draw:layer="layout" svg:x1="6.712cm" svg:y1="7.932cm" svg:x2="6.841cm" svg:y2="7.932cm">
          <text:p/>
        </draw:line>
        <draw:line draw:style-name="gr84" draw:text-style-name="P7" draw:layer="layout" svg:x1="6.854cm" svg:y1="7.932cm" svg:x2="6.854cm" svg:y2="9.047cm">
          <text:p/>
        </draw:line>
        <draw:frame draw:style-name="gr86" draw:text-style-name="P3" draw:layer="layout" svg:width="0.701cm" svg:height="0.937cm" svg:x="7.319cm" svg:y="8.711cm">
          <draw:text-box>
            <text:p text:style-name="P2"><text:span text:style-name="T5">...</text:span></text:p>
          </draw:text-box>
        </draw:frame>
        <draw:line draw:style-name="gr83" draw:text-style-name="P7" draw:layer="layout" svg:x1="7.917cm" svg:y1="8.45cm" svg:x2="8.345cm" svg:y2="8.45cm">
          <text:p/>
        </draw:line>
        <draw:line draw:style-name="gr84" draw:text-style-name="P7" draw:layer="layout" svg:x1="8.345cm" svg:y1="8.45cm" svg:x2="8.345cm" svg:y2="9.034cm">
          <text:p/>
        </draw:line>
        <draw:frame draw:style-name="gr86" draw:text-style-name="P3" draw:layer="layout" svg:width="1.168cm" svg:height="0.937cm" svg:x="9.419cm" svg:y="8.751cm">
          <draw:text-box>
            <text:p text:style-name="P2"><text:span text:style-name="T5">.....</text:span></text:p>
          </draw:text-box>
        </draw:frame>
        <draw:line draw:style-name="gr83" draw:text-style-name="P7" draw:layer="layout" svg:x1="11.623cm" svg:y1="8.464cm" svg:x2="12.427cm" svg:y2="8.464cm">
          <text:p/>
        </draw:line>
        <draw:line draw:style-name="gr83" draw:text-style-name="P7" draw:layer="layout" svg:x1="10.846cm" svg:y1="8.244cm" svg:x2="11.598cm" svg:y2="8.244cm">
          <text:p/>
        </draw:line>
        <draw:line draw:style-name="gr83" draw:text-style-name="P7" draw:layer="layout" svg:x1="11.636cm" svg:y1="8.296cm" svg:x2="11.857cm" svg:y2="8.296cm">
          <text:p/>
        </draw:line>
        <draw:line draw:style-name="gr84" draw:text-style-name="P7" draw:layer="layout" svg:x1="11.844cm" svg:y1="8.296cm" svg:x2="11.844cm" svg:y2="9.034cm">
          <text:p/>
        </draw:line>
        <draw:line draw:style-name="gr84" draw:text-style-name="P7" draw:layer="layout" svg:x1="12.427cm" svg:y1="8.477cm" svg:x2="12.427cm" svg:y2="9.034cm">
          <text:p/>
        </draw:line>
      </draw:page>
    </office:drawing>
  </office:body>
</office:document-content>
</file>

<file path=Obj00E3F43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00" draw:display-name="Dash 100" draw:style="rect" draw:dots1="1" draw:dots1-length="0.029cm" draw:dots2="1" draw:dots2-length="0.029cm" draw:distance="0.029cm"/>
    <draw:stroke-dash draw:name="Dash_20_101" draw:display-name="Dash 101" draw:style="rect" draw:dots1="1" draw:dots1-length="0.029cm" draw:dots2="1" draw:dots2-length="0.029cm" draw:distance="0.029cm"/>
    <draw:stroke-dash draw:name="Dash_20_102" draw:display-name="Dash 102" draw:style="rect" draw:dots1="1" draw:dots1-length="0.029cm" draw:dots2="1" draw:dots2-length="0.029cm" draw:distance="0.029cm"/>
    <draw:stroke-dash draw:name="Dash_20_103" draw:display-name="Dash 103" draw:style="rect" draw:dots1="1" draw:dots1-length="0.029cm" draw:dots2="1" draw:dots2-length="0.029cm" draw:distance="0.029cm"/>
    <draw:stroke-dash draw:name="Dash_20_104" draw:display-name="Dash 104" draw:style="rect" draw:dots1="1" draw:dots1-length="0.029cm" draw:dots2="1" draw:dots2-length="0.029cm" draw:distance="0.029cm"/>
    <draw:stroke-dash draw:name="Dash_20_105" draw:display-name="Dash 105" draw:style="rect" draw:dots1="1" draw:dots1-length="0.029cm" draw:dots2="1" draw:dots2-length="0.029cm" draw:distance="0.029cm"/>
    <draw:stroke-dash draw:name="Dash_20_106" draw:display-name="Dash 106" draw:style="rect" draw:dots1="1" draw:dots1-length="0.029cm" draw:dots2="1" draw:dots2-length="0.029cm" draw:distance="0.029cm"/>
    <draw:stroke-dash draw:name="Dash_20_107" draw:display-name="Dash 107" draw:style="rect" draw:dots1="1" draw:dots1-length="0.029cm" draw:dots2="1" draw:dots2-length="0.029cm" draw:distance="0.029cm"/>
    <draw:stroke-dash draw:name="Dash_20_108" draw:display-name="Dash 108" draw:style="rect" draw:dots1="1" draw:dots1-length="0.029cm" draw:dots2="1" draw:dots2-length="0.029cm" draw:distance="0.029cm"/>
    <draw:stroke-dash draw:name="Dash_20_109" draw:display-name="Dash 109" draw:style="rect" draw:dots1="1" draw:dots1-length="0.029cm" draw:dots2="1" draw:dots2-length="0.029cm" draw:distance="0.029cm"/>
    <draw:stroke-dash draw:name="Dash_20_110" draw:display-name="Dash 110" draw:style="rect" draw:dots1="1" draw:dots1-length="0.029cm" draw:dots2="1" draw:dots2-length="0.029cm" draw:distance="0.029cm"/>
    <draw:stroke-dash draw:name="Dash_20_31" draw:display-name="Dash 31" draw:style="rect" draw:dots1="1" draw:dots1-length="0.029cm" draw:dots2="1" draw:dots2-length="0.029cm" draw:distance="0.029cm"/>
    <draw:stroke-dash draw:name="Dash_20_32" draw:display-name="Dash 32" draw:style="rect" draw:dots1="1" draw:dots1-length="0.029cm" draw:dots2="1" draw:dots2-length="0.029cm" draw:distance="0.029cm"/>
    <draw:stroke-dash draw:name="Dash_20_33" draw:display-name="Dash 33" draw:style="rect" draw:dots1="1" draw:dots1-length="0.029cm" draw:dots2="1" draw:dots2-length="0.029cm" draw:distance="0.029cm"/>
    <draw:stroke-dash draw:name="Dash_20_34" draw:display-name="Dash 34" draw:style="rect" draw:dots1="1" draw:dots1-length="0.029cm" draw:dots2="1" draw:dots2-length="0.029cm" draw:distance="0.029cm"/>
    <draw:stroke-dash draw:name="Dash_20_35" draw:display-name="Dash 35" draw:style="rect" draw:dots1="1" draw:dots1-length="0.029cm" draw:dots2="1" draw:dots2-length="0.029cm" draw:distance="0.029cm"/>
    <draw:stroke-dash draw:name="Dash_20_36" draw:display-name="Dash 36" draw:style="rect" draw:dots1="1" draw:dots1-length="0.029cm" draw:dots2="1" draw:dots2-length="0.029cm" draw:distance="0.029cm"/>
    <draw:stroke-dash draw:name="Dash_20_37" draw:display-name="Dash 37" draw:style="rect" draw:dots1="1" draw:dots1-length="0.029cm" draw:dots2="1" draw:dots2-length="0.029cm" draw:distance="0.029cm"/>
    <draw:stroke-dash draw:name="Dash_20_38" draw:display-name="Dash 38" draw:style="rect" draw:dots1="1" draw:dots1-length="0.029cm" draw:dots2="1" draw:dots2-length="0.029cm" draw:distance="0.029cm"/>
    <draw:stroke-dash draw:name="Dash_20_39" draw:display-name="Dash 39" draw:style="rect" draw:dots1="1" draw:dots1-length="0.029cm" draw:dots2="1" draw:dots2-length="0.029cm" draw:distance="0.029cm"/>
    <draw:stroke-dash draw:name="Dash_20_40" draw:display-name="Dash 40" draw:style="rect" draw:dots1="1" draw:dots1-length="0.029cm" draw:dots2="1" draw:dots2-length="0.029cm" draw:distance="0.029cm"/>
    <draw:stroke-dash draw:name="Dash_20_41" draw:display-name="Dash 41" draw:style="rect" draw:dots1="1" draw:dots1-length="0.029cm" draw:dots2="1" draw:dots2-length="0.029cm" draw:distance="0.029cm"/>
    <draw:stroke-dash draw:name="Dash_20_42" draw:display-name="Dash 42" draw:style="rect" draw:dots1="1" draw:dots1-length="0.029cm" draw:dots2="1" draw:dots2-length="0.029cm" draw:distance="0.029cm"/>
    <draw:stroke-dash draw:name="Dash_20_43" draw:display-name="Dash 43" draw:style="rect" draw:dots1="1" draw:dots1-length="0.029cm" draw:dots2="1" draw:dots2-length="0.029cm" draw:distance="0.029cm"/>
    <draw:stroke-dash draw:name="Dash_20_44" draw:display-name="Dash 44" draw:style="rect" draw:dots1="1" draw:dots1-length="0.029cm" draw:dots2="1" draw:dots2-length="0.029cm" draw:distance="0.029cm"/>
    <draw:stroke-dash draw:name="Dash_20_45" draw:display-name="Dash 45" draw:style="rect" draw:dots1="1" draw:dots1-length="0.029cm" draw:dots2="1" draw:dots2-length="0.029cm" draw:distance="0.029cm"/>
    <draw:stroke-dash draw:name="Dash_20_46" draw:display-name="Dash 46" draw:style="rect" draw:dots1="1" draw:dots1-length="0.029cm" draw:dots2="1" draw:dots2-length="0.029cm" draw:distance="0.029cm"/>
    <draw:stroke-dash draw:name="Dash_20_47" draw:display-name="Dash 47" draw:style="rect" draw:dots1="1" draw:dots1-length="0.029cm" draw:dots2="1" draw:dots2-length="0.029cm" draw:distance="0.029cm"/>
    <draw:stroke-dash draw:name="Dash_20_48" draw:display-name="Dash 48" draw:style="rect" draw:dots1="1" draw:dots1-length="0.029cm" draw:dots2="1" draw:dots2-length="0.029cm" draw:distance="0.029cm"/>
    <draw:stroke-dash draw:name="Dash_20_49" draw:display-name="Dash 49" draw:style="rect" draw:dots1="1" draw:dots1-length="0.029cm" draw:dots2="1" draw:dots2-length="0.029cm" draw:distance="0.029cm"/>
    <draw:stroke-dash draw:name="Dash_20_50" draw:display-name="Dash 50" draw:style="rect" draw:dots1="1" draw:dots1-length="0.029cm" draw:dots2="1" draw:dots2-length="0.029cm" draw:distance="0.029cm"/>
    <draw:stroke-dash draw:name="Dash_20_51" draw:display-name="Dash 51" draw:style="rect" draw:dots1="1" draw:dots1-length="0.029cm" draw:dots2="1" draw:dots2-length="0.029cm" draw:distance="0.029cm"/>
    <draw:stroke-dash draw:name="Dash_20_52" draw:display-name="Dash 52" draw:style="rect" draw:dots1="1" draw:dots1-length="0.029cm" draw:dots2="1" draw:dots2-length="0.029cm" draw:distance="0.029cm"/>
    <draw:stroke-dash draw:name="Dash_20_53" draw:display-name="Dash 53" draw:style="rect" draw:dots1="1" draw:dots1-length="0.029cm" draw:dots2="1" draw:dots2-length="0.029cm" draw:distance="0.029cm"/>
    <draw:stroke-dash draw:name="Dash_20_54" draw:display-name="Dash 54" draw:style="rect" draw:dots1="1" draw:dots1-length="0.029cm" draw:dots2="1" draw:dots2-length="0.029cm" draw:distance="0.029cm"/>
    <draw:stroke-dash draw:name="Dash_20_55" draw:display-name="Dash 55" draw:style="rect" draw:dots1="1" draw:dots1-length="0.029cm" draw:dots2="1" draw:dots2-length="0.029cm" draw:distance="0.029cm"/>
    <draw:stroke-dash draw:name="Dash_20_56" draw:display-name="Dash 56" draw:style="rect" draw:dots1="1" draw:dots1-length="0.029cm" draw:dots2="1" draw:dots2-length="0.029cm" draw:distance="0.029cm"/>
    <draw:stroke-dash draw:name="Dash_20_57" draw:display-name="Dash 57" draw:style="rect" draw:dots1="1" draw:dots1-length="0.029cm" draw:dots2="1" draw:dots2-length="0.029cm" draw:distance="0.029cm"/>
    <draw:stroke-dash draw:name="Dash_20_58" draw:display-name="Dash 58" draw:style="rect" draw:dots1="1" draw:dots1-length="0.029cm" draw:dots2="1" draw:dots2-length="0.029cm" draw:distance="0.029cm"/>
    <draw:stroke-dash draw:name="Dash_20_59" draw:display-name="Dash 59" draw:style="rect" draw:dots1="1" draw:dots1-length="0.029cm" draw:dots2="1" draw:dots2-length="0.029cm" draw:distance="0.029cm"/>
    <draw:stroke-dash draw:name="Dash_20_60" draw:display-name="Dash 60" draw:style="rect" draw:dots1="1" draw:dots1-length="0.029cm" draw:dots2="1" draw:dots2-length="0.029cm" draw:distance="0.029cm"/>
    <draw:stroke-dash draw:name="Dash_20_61" draw:display-name="Dash 61" draw:style="rect" draw:dots1="1" draw:dots1-length="0.029cm" draw:dots2="1" draw:dots2-length="0.029cm" draw:distance="0.029cm"/>
    <draw:stroke-dash draw:name="Dash_20_62" draw:display-name="Dash 62" draw:style="rect" draw:dots1="1" draw:dots1-length="0.029cm" draw:dots2="1" draw:dots2-length="0.029cm" draw:distance="0.029cm"/>
    <draw:stroke-dash draw:name="Dash_20_63" draw:display-name="Dash 63" draw:style="rect" draw:dots1="1" draw:dots1-length="0.029cm" draw:dots2="1" draw:dots2-length="0.029cm" draw:distance="0.029cm"/>
    <draw:stroke-dash draw:name="Dash_20_64" draw:display-name="Dash 64" draw:style="rect" draw:dots1="1" draw:dots1-length="0.029cm" draw:dots2="1" draw:dots2-length="0.029cm" draw:distance="0.029cm"/>
    <draw:stroke-dash draw:name="Dash_20_65" draw:display-name="Dash 65" draw:style="rect" draw:dots1="1" draw:dots1-length="0.029cm" draw:dots2="1" draw:dots2-length="0.029cm" draw:distance="0.029cm"/>
    <draw:stroke-dash draw:name="Dash_20_66" draw:display-name="Dash 66" draw:style="rect" draw:dots1="1" draw:dots1-length="0.029cm" draw:dots2="1" draw:dots2-length="0.029cm" draw:distance="0.029cm"/>
    <draw:stroke-dash draw:name="Dash_20_67" draw:display-name="Dash 67" draw:style="rect" draw:dots1="1" draw:dots1-length="0.029cm" draw:dots2="1" draw:dots2-length="0.029cm" draw:distance="0.029cm"/>
    <draw:stroke-dash draw:name="Dash_20_68" draw:display-name="Dash 68" draw:style="rect" draw:dots1="1" draw:dots1-length="0.029cm" draw:dots2="1" draw:dots2-length="0.029cm" draw:distance="0.029cm"/>
    <draw:stroke-dash draw:name="Dash_20_69" draw:display-name="Dash 69" draw:style="rect" draw:dots1="1" draw:dots1-length="0.029cm" draw:dots2="1" draw:dots2-length="0.029cm" draw:distance="0.029cm"/>
    <draw:stroke-dash draw:name="Dash_20_70" draw:display-name="Dash 70" draw:style="rect" draw:dots1="1" draw:dots1-length="0.029cm" draw:dots2="1" draw:dots2-length="0.029cm" draw:distance="0.029cm"/>
    <draw:stroke-dash draw:name="Dash_20_71" draw:display-name="Dash 71" draw:style="rect" draw:dots1="1" draw:dots1-length="0.029cm" draw:dots2="1" draw:dots2-length="0.029cm" draw:distance="0.029cm"/>
    <draw:stroke-dash draw:name="Dash_20_72" draw:display-name="Dash 72" draw:style="rect" draw:dots1="1" draw:dots1-length="0.029cm" draw:dots2="1" draw:dots2-length="0.029cm" draw:distance="0.029cm"/>
    <draw:stroke-dash draw:name="Dash_20_73" draw:display-name="Dash 73" draw:style="rect" draw:dots1="1" draw:dots1-length="0.029cm" draw:dots2="1" draw:dots2-length="0.029cm" draw:distance="0.029cm"/>
    <draw:stroke-dash draw:name="Dash_20_74" draw:display-name="Dash 74" draw:style="rect" draw:dots1="1" draw:dots1-length="0.029cm" draw:dots2="1" draw:dots2-length="0.029cm" draw:distance="0.029cm"/>
    <draw:stroke-dash draw:name="Dash_20_75" draw:display-name="Dash 75" draw:style="rect" draw:dots1="1" draw:dots1-length="0.029cm" draw:dots2="1" draw:dots2-length="0.029cm" draw:distance="0.029cm"/>
    <draw:stroke-dash draw:name="Dash_20_76" draw:display-name="Dash 76" draw:style="rect" draw:dots1="1" draw:dots1-length="0.029cm" draw:dots2="1" draw:dots2-length="0.029cm" draw:distance="0.029cm"/>
    <draw:stroke-dash draw:name="Dash_20_78" draw:display-name="Dash 78" draw:style="rect" draw:dots1="1" draw:dots1-length="0.029cm" draw:dots2="1" draw:dots2-length="0.029cm" draw:distance="0.029cm"/>
    <draw:stroke-dash draw:name="Dash_20_79" draw:display-name="Dash 79" draw:style="rect" draw:dots1="1" draw:dots1-length="0.029cm" draw:dots2="1" draw:dots2-length="0.029cm" draw:distance="0.029cm"/>
    <draw:stroke-dash draw:name="Dash_20_80" draw:display-name="Dash 80" draw:style="rect" draw:dots1="1" draw:dots1-length="0.029cm" draw:dots2="1" draw:dots2-length="0.029cm" draw:distance="0.029cm"/>
    <draw:stroke-dash draw:name="Dash_20_81" draw:display-name="Dash 81" draw:style="rect" draw:dots1="1" draw:dots1-length="0.029cm" draw:dots2="1" draw:dots2-length="0.029cm" draw:distance="0.029cm"/>
    <draw:stroke-dash draw:name="Dash_20_82" draw:display-name="Dash 82" draw:style="rect" draw:dots1="1" draw:dots1-length="0.029cm" draw:dots2="1" draw:dots2-length="0.029cm" draw:distance="0.029cm"/>
    <draw:stroke-dash draw:name="Dash_20_83" draw:display-name="Dash 83" draw:style="rect" draw:dots1="1" draw:dots1-length="0.029cm" draw:dots2="1" draw:dots2-length="0.029cm" draw:distance="0.029cm"/>
    <draw:stroke-dash draw:name="Dash_20_84" draw:display-name="Dash 84" draw:style="rect" draw:dots1="1" draw:dots1-length="0.029cm" draw:dots2="1" draw:dots2-length="0.029cm" draw:distance="0.029cm"/>
    <draw:stroke-dash draw:name="Dash_20_85" draw:display-name="Dash 85" draw:style="rect" draw:dots1="1" draw:dots1-length="0.029cm" draw:dots2="1" draw:dots2-length="0.029cm" draw:distance="0.029cm"/>
    <draw:stroke-dash draw:name="Dash_20_86" draw:display-name="Dash 86" draw:style="rect" draw:dots1="1" draw:dots1-length="0.029cm" draw:dots2="1" draw:dots2-length="0.029cm" draw:distance="0.029cm"/>
    <draw:stroke-dash draw:name="Dash_20_87" draw:display-name="Dash 87" draw:style="rect" draw:dots1="1" draw:dots1-length="0.029cm" draw:dots2="1" draw:dots2-length="0.029cm" draw:distance="0.029cm"/>
    <draw:stroke-dash draw:name="Dash_20_88" draw:display-name="Dash 88" draw:style="rect" draw:dots1="1" draw:dots1-length="0.029cm" draw:dots2="1" draw:dots2-length="0.029cm" draw:distance="0.029cm"/>
    <draw:stroke-dash draw:name="Dash_20_89" draw:display-name="Dash 89" draw:style="rect" draw:dots1="1" draw:dots1-length="0.029cm" draw:dots2="1" draw:dots2-length="0.029cm" draw:distance="0.029cm"/>
    <draw:stroke-dash draw:name="Dash_20_90" draw:display-name="Dash 90" draw:style="rect" draw:dots1="1" draw:dots1-length="0.029cm" draw:dots2="1" draw:dots2-length="0.029cm" draw:distance="0.029cm"/>
    <draw:stroke-dash draw:name="Dash_20_91" draw:display-name="Dash 91" draw:style="rect" draw:dots1="1" draw:dots1-length="0.029cm" draw:dots2="1" draw:dots2-length="0.029cm" draw:distance="0.029cm"/>
    <draw:stroke-dash draw:name="Dash_20_92" draw:display-name="Dash 92" draw:style="rect" draw:dots1="1" draw:dots1-length="0.029cm" draw:dots2="1" draw:dots2-length="0.029cm" draw:distance="0.029cm"/>
    <draw:stroke-dash draw:name="Dash_20_93" draw:display-name="Dash 93" draw:style="rect" draw:dots1="1" draw:dots1-length="0.029cm" draw:dots2="1" draw:dots2-length="0.029cm" draw:distance="0.029cm"/>
    <draw:stroke-dash draw:name="Dash_20_94" draw:display-name="Dash 94" draw:style="rect" draw:dots1="1" draw:dots1-length="0.029cm" draw:dots2="1" draw:dots2-length="0.029cm" draw:distance="0.029cm"/>
    <draw:stroke-dash draw:name="Dash_20_95" draw:display-name="Dash 95" draw:style="rect" draw:dots1="1" draw:dots1-length="0.029cm" draw:dots2="1" draw:dots2-length="0.029cm" draw:distance="0.029cm"/>
    <draw:stroke-dash draw:name="Dash_20_96" draw:display-name="Dash 96" draw:style="rect" draw:dots1="1" draw:dots1-length="0.029cm" draw:dots2="1" draw:dots2-length="0.029cm" draw:distance="0.029cm"/>
    <draw:stroke-dash draw:name="Dash_20_97" draw:display-name="Dash 97" draw:style="rect" draw:dots1="1" draw:dots1-length="0.029cm" draw:dots2="1" draw:dots2-length="0.029cm" draw:distance="0.029cm"/>
    <draw:stroke-dash draw:name="Dash_20_98" draw:display-name="Dash 98" draw:style="rect" draw:dots1="1" draw:dots1-length="0.029cm" draw:dots2="1" draw:dots2-length="0.029cm" draw:distance="0.029cm"/>
    <draw:stroke-dash draw:name="Dash_20_99" draw:display-name="Dash 99" draw:style="rect" draw:dots1="1" draw:dots1-length="0.029cm" draw:dots2="1" draw:dots2-length="0.029cm" draw:distance="0.02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80458D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fill="solid" draw:fill-color="#b3b3b3" draw:textarea-horizontal-align="center" draw:textarea-vertical-align="middle"/>
    </style:style>
    <style:style style:name="gr4" style:family="graphic" style:parent-style-name="standard">
      <style:graphic-properties draw:marker-end="Arrow" draw:marker-end-width="0.3cm" draw:fill="solid" draw:fill-color="#e6e6ff" draw:textarea-horizontal-align="center" draw:textarea-vertical-align="middle"/>
    </style:style>
    <style:style style:name="gr5" style:family="graphic" style:parent-style-name="standard">
      <style:graphic-properties draw:stroke="none" svg:stroke-color="#000000" draw:fill="none" draw:fill-color="#ffffff" fo:min-height="1.411cm"/>
    </style:style>
    <style:style style:name="gr6" style:family="graphic" style:parent-style-name="standard">
      <style:graphic-properties draw:stroke="solid" draw:stroke-dash="Ultrafine_20_Dashed" draw:marker-end="Arrow" draw:marker-end-width="0.3cm" draw:fill="solid" draw:fill-color="#e6e6ff" draw:textarea-horizontal-align="center" draw:textarea-vertical-align="middle"/>
    </style:style>
    <style:style style:name="gr7" style:family="graphic" style:parent-style-name="standard">
      <style:graphic-properties draw:fill="solid" draw:fill-color="#999999" draw:textarea-horizontal-align="center" draw:textarea-vertical-align="middle"/>
    </style:style>
    <style:style style:name="gr8" style:family="graphic" style:parent-style-name="standard">
      <style:graphic-properties draw:fill="solid" draw:fill-color="#e6e6ff" draw:textarea-horizontal-align="center" draw:textarea-vertical-align="middle"/>
    </style:style>
    <style:style style:name="gr9" style:family="graphic" style:parent-style-name="standard">
      <style:graphic-properties draw:stroke="dash" draw:stroke-dash="Ultrafine_20_Dashed" draw:marker-end="Arrow" draw:marker-end-width="0.3cm" draw:fill="solid" draw:fill-color="#e6e6ff" draw:textarea-horizontal-align="center" draw:textarea-vertical-align="middle"/>
    </style:style>
    <style:style style:name="gr10" style:family="graphic" style:parent-style-name="objectwithoutfill">
      <style:graphic-properties draw:stroke="dash" draw:stroke-dash="Ultrafine_20_Dashed" draw:fill="none" draw:fill-color="#e6e6ff" draw:textarea-horizontal-align="center" draw:textarea-vertical-align="middle"/>
    </style:style>
    <style:style style:name="gr11" style:family="graphic" style:parent-style-name="objectwithoutfill">
      <style:graphic-properties draw:stroke="dash" draw:stroke-dash="Ultrafine_20_Dashed" draw:fill="none" draw:fill-color="#e6e6ff" draw:textarea-horizontal-align="center" draw:textarea-vertical-align="middle"/>
    </style:style>
    <style:style style:name="gr12" style:family="graphic" style:parent-style-name="standard">
      <style:graphic-properties draw:stroke="none" draw:stroke-dash="Ultrafine_20_Dashed" svg:stroke-color="#000000" draw:fill="none" draw:fill-color="#ffffff" fo:min-height="0.485cm"/>
    </style:style>
    <style:style style:name="gr13" style:family="graphic" style:parent-style-name="standard">
      <style:graphic-properties svg:stroke-width="0.102cm" draw:marker-start-width="0.352cm" draw:marker-end-width="0.352cm" draw:textarea-horizontal-align="center" draw:textarea-vertical-align="middle" fo:padding-top="0.051cm" fo:padding-bottom="0.051cm" fo:padding-left="0.051cm" fo:padding-right="0.051cm"/>
    </style:style>
    <style:style style:name="gr14" style:family="graphic" style:parent-style-name="measure">
      <style:graphic-properties draw:textarea-horizontal-align="center" draw:textarea-vertical-align="middle" draw:line-distance="0.865cm" draw:show-unit="true"/>
    </style:style>
    <style:style style:name="gr15"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text-properties fo:font-size="8pt"/>
    </style:style>
    <style:style style:name="P6" style:family="paragraph">
      <style:paragraph-properties fo:text-align="center"/>
      <style:text-properties fo:font-size="8pt"/>
    </style:style>
    <style:style style:name="P7" style:family="paragraph">
      <style:paragraph-properties fo:text-align="center"/>
      <style:text-properties fo:font-size="6pt" fo:font-weight="bold"/>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6pt" fo:font-weight="bold"/>
    </style:style>
    <style:style style:name="P10" style:family="paragraph">
      <style:paragraph-properties text:enable-numbering="false" fo:margin-left="0cm" fo:margin-right="0cm" fo:text-align="center" fo:text-indent="0cm"/>
    </style:style>
    <style:style style:name="T1" style:family="text">
      <style:text-properties fo:font-size="8pt"/>
    </style:style>
    <style:style style:name="T2" style:family="text">
      <style:text-properties fo:font-size="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258cm" svg:height="1.835cm" svg:x="4.698cm" svg:y="0.311cm">
          <text:p/>
        </draw:rect>
        <draw:rect draw:style-name="gr2" draw:text-style-name="P3" draw:layer="layout" svg:width="2.258cm" svg:height="1.835cm" svg:x="4.734cm" svg:y="2.747cm">
          <text:p text:style-name="P2"><text:span text:style-name="T1">DSL </text:span></text:p>
          <text:p text:style-name="P2"><text:span text:style-name="T1">Dataset</text:span></text:p>
        </draw:rect>
        <draw:rect draw:style-name="gr3" draw:text-style-name="P3" draw:layer="layout" svg:width="2.258cm" svg:height="1.835cm" svg:x="7.753cm" svg:y="6.608cm">
          <text:p text:style-name="P2"><text:span text:style-name="T1">DMU</text:span></text:p>
          <text:p text:style-name="P2"><text:span text:style-name="T1">Object Set</text:span></text:p>
          <text:p text:style-name="P2"><text:span text:style-name="T1">(snapshot)</text:span></text:p>
        </draw:rect>
        <draw:line draw:style-name="gr4" draw:text-style-name="P1" draw:layer="layout" svg:x1="5.791cm" svg:y1="2.146cm" svg:x2="5.791cm" svg:y2="2.71cm">
          <text:p/>
        </draw:line>
        <draw:line draw:style-name="gr4" draw:text-style-name="P1" draw:layer="layout" svg:x1="5.862cm" svg:y1="4.615cm" svg:x2="5.858cm" svg:y2="6.565cm">
          <text:p/>
        </draw:line>
        <draw:frame draw:style-name="gr5" draw:text-style-name="P5" draw:layer="layout" svg:width="2.152cm" svg:height="1.411cm" svg:x="4.768cm" svg:y="0.734cm">
          <draw:text-box>
            <text:p text:style-name="P4"><text:span text:style-name="T1">DSL</text:span></text:p>
            <text:p text:style-name="P4"><text:span text:style-name="T1">Directory</text:span></text:p>
          </draw:text-box>
        </draw:frame>
        <draw:line draw:style-name="gr6" draw:text-style-name="P1" draw:layer="layout" svg:x1="4.68cm" svg:y1="0.981cm" svg:x2="3.966cm" svg:y2="0.981cm">
          <text:p/>
        </draw:line>
        <draw:rect draw:style-name="gr7" draw:text-style-name="P3" draw:layer="layout" svg:width="1.764cm" svg:height="1.305cm" svg:x="2.179cm" svg:y="0.652cm">
          <text:p text:style-name="P2"><text:span text:style-name="T1">DSL</text:span></text:p>
          <text:p text:style-name="P2"><text:span text:style-name="T1">Child Dataset</text:span></text:p>
          <text:p text:style-name="P2"><text:span text:style-name="T1">ZAP Object</text:span></text:p>
        </draw:rect>
        <draw:line draw:style-name="gr6" draw:text-style-name="P1" draw:layer="layout" svg:x1="3.582cm" svg:y1="1.959cm" svg:x2="3.586cm" svg:y2="2.522cm">
          <text:p/>
        </draw:line>
        <draw:rect draw:style-name="gr8" draw:text-style-name="P6" draw:layer="layout" svg:width="2.258cm" svg:height="1.835cm" svg:x="2.106cm" svg:y="2.564cm">
          <text:p text:style-name="P2"><text:span text:style-name="T1">DSL</text:span></text:p>
          <text:p text:style-name="P2"><text:span text:style-name="T1">Directory</text:span></text:p>
          <text:p text:style-name="P2"><text:span text:style-name="T1">(child2)</text:span></text:p>
        </draw:rect>
        <draw:rect draw:style-name="gr8" draw:text-style-name="P6" draw:layer="layout" svg:width="2.258cm" svg:height="1.835cm" svg:x="0.647cm" svg:y="2.836cm">
          <text:p text:style-name="P2"><text:span text:style-name="T1">DSL</text:span></text:p>
          <text:p text:style-name="P2"><text:span text:style-name="T1">Directory</text:span></text:p>
          <text:p text:style-name="P2"><text:span text:style-name="T1">(child1)</text:span></text:p>
        </draw:rect>
        <draw:line draw:style-name="gr6" draw:text-style-name="P1" draw:layer="layout" svg:x1="2.34cm" svg:y1="1.93cm" svg:x2="2.34cm" svg:y2="2.816cm">
          <text:p/>
        </draw:line>
        <draw:rect draw:style-name="gr2" draw:text-style-name="P3" draw:layer="layout" svg:width="2.258cm" svg:height="1.835cm" svg:x="7.565cm" svg:y="2.735cm">
          <text:p text:style-name="P2"><text:span text:style-name="T1">DSL </text:span></text:p>
          <text:p text:style-name="P2"><text:span text:style-name="T1">Dataset</text:span></text:p>
          <text:p text:style-name="P2"><text:span text:style-name="T1">(snapshot)</text:span></text:p>
        </draw:rect>
        <draw:rect draw:style-name="gr2" draw:text-style-name="P3" draw:layer="layout" svg:width="2.258cm" svg:height="1.835cm" svg:x="10.329cm" svg:y="2.708cm">
          <text:p text:style-name="P2"><text:span text:style-name="T1">DSL </text:span></text:p>
          <text:p text:style-name="P2"><text:span text:style-name="T1">Dataset</text:span></text:p>
          <text:p text:style-name="P2"><text:span text:style-name="T1">(snapshot)</text:span></text:p>
        </draw:rect>
        <draw:line draw:style-name="gr9" draw:text-style-name="P1" draw:layer="layout" svg:x1="6.995cm" svg:y1="3.64cm" svg:x2="7.551cm" svg:y2="3.64cm">
          <text:p/>
        </draw:line>
        <draw:line draw:style-name="gr9" draw:text-style-name="P1" draw:layer="layout" svg:x1="9.853cm" svg:y1="3.667cm" svg:x2="10.302cm" svg:y2="3.667cm">
          <text:p/>
        </draw:line>
        <draw:rect draw:style-name="gr2" draw:text-style-name="P3" draw:layer="layout" svg:width="2.258cm" svg:height="1.835cm" svg:x="4.734cm" svg:y="2.748cm">
          <text:p text:style-name="P2"><text:span text:style-name="T1">DSL </text:span></text:p>
          <text:p text:style-name="P2"><text:span text:style-name="T1">Dataset</text:span></text:p>
        </draw:rect>
        <draw:rect draw:style-name="gr2" draw:text-style-name="P3" draw:layer="layout" svg:width="2.258cm" svg:height="1.835cm" svg:x="4.734cm" svg:y="2.748cm">
          <text:p text:style-name="P2"><text:span text:style-name="T1">DSL </text:span></text:p>
          <text:p text:style-name="P2"><text:span text:style-name="T1">Dataset</text:span></text:p>
        </draw:rect>
        <draw:rect draw:style-name="gr2" draw:text-style-name="P3" draw:layer="layout" svg:width="2.258cm" svg:height="1.835cm" svg:x="4.734cm" svg:y="2.748cm">
          <text:p text:style-name="P2"><text:span text:style-name="T1">DSL </text:span></text:p>
          <text:p text:style-name="P2"><text:span text:style-name="T1">Dataset</text:span></text:p>
          <text:p text:style-name="P2"><text:span text:style-name="T1">(active)</text:span></text:p>
        </draw:rect>
        <draw:rect draw:style-name="gr3" draw:text-style-name="P3" draw:layer="layout" svg:width="2.258cm" svg:height="1.835cm" svg:x="4.771cm" svg:y="6.593cm">
          <text:p text:style-name="P2"><text:span text:style-name="T1">DMU</text:span></text:p>
          <text:p text:style-name="P2"><text:span text:style-name="T1">Object Set</text:span></text:p>
          <text:p text:style-name="P2"><text:span text:style-name="T1">(active)</text:span></text:p>
        </draw:rect>
        <draw:rect draw:style-name="gr3" draw:text-style-name="P3" draw:layer="layout" svg:width="2.258cm" svg:height="1.835cm" svg:x="10.474cm" svg:y="6.592cm">
          <text:p text:style-name="P2"><text:span text:style-name="T1">DMU</text:span></text:p>
          <text:p text:style-name="P2"><text:span text:style-name="T1">Object Set</text:span></text:p>
          <text:p text:style-name="P2"><text:span text:style-name="T1">(snapshot)</text:span></text:p>
        </draw:rect>
        <draw:line draw:style-name="gr6" draw:text-style-name="P1" draw:layer="layout" svg:x1="8.715cm" svg:y1="4.566cm" svg:x2="8.709cm" svg:y2="6.513cm">
          <text:p/>
        </draw:line>
        <draw:line draw:style-name="gr6" draw:text-style-name="P1" draw:layer="layout" svg:x1="11.506cm" svg:y1="4.566cm" svg:x2="11.508cm" svg:y2="6.461cm">
          <text:p/>
        </draw:line>
        <draw:rect draw:style-name="gr10" draw:text-style-name="P7" draw:layer="layout" svg:width="5.503cm" svg:height="6.184cm" svg:x="7.409cm" svg:y="2.489cm">
          <text:p text:style-name="P2"><text:span text:style-name="T2">Snapshots</text:span></text:p>
        </draw:rect>
        <draw:rect draw:style-name="gr11" draw:text-style-name="P1" draw:layer="layout" svg:width="3.757cm" svg:height="5.301cm" svg:x="0.632cm" svg:y="0.055cm">
          <text:p/>
        </draw:rect>
        <draw:frame draw:style-name="gr12" draw:text-style-name="P9" draw:layer="layout" svg:width="1.508cm" svg:height="0.485cm" svg:x="0.83cm" svg:y="0.174cm">
          <draw:text-box>
            <text:p text:style-name="P8"><text:span text:style-name="T2">Child Dataset</text:span></text:p>
            <text:p text:style-name="P8"><text:span text:style-name="T2">Information</text:span></text:p>
          </draw:text-box>
        </draw:frame>
        <draw:line draw:style-name="gr13" draw:text-style-name="P1" draw:layer="layout" svg:x1="0cm" svg:y1="5.79cm" svg:x2="13.506cm" svg:y2="5.79cm">
          <text:p/>
        </draw:line>
        <draw:measure draw:style-name="gr14" draw:text-style-name="P10" draw:layer="layout" svg:x1="14.558cm" svg:y1="7.057cm" svg:x2="14.572cm" svg:y2="0.002cm">
          <text:p text:style-name="P2"><text:measure text:kind="gap"/>DSL Infrastructure</text:p>
        </draw:measure>
        <draw:rect draw:style-name="gr7" draw:text-style-name="P3" draw:layer="layout" svg:width="1.764cm" svg:height="1.305cm" svg:x="7.54cm" svg:y="0.598cm">
          <text:p text:style-name="P2"><text:span text:style-name="T1">DSL</text:span></text:p>
          <text:p text:style-name="P2"><text:span text:style-name="T1">Properties</text:span></text:p>
          <text:p text:style-name="P2"><text:span text:style-name="T1">ZAP Object</text:span></text:p>
        </draw:rect>
        <draw:line draw:style-name="gr15" draw:text-style-name="P1" draw:layer="layout" svg:x1="6.955cm" svg:y1="0.999cm" svg:x2="7.523cm" svg:y2="0.999cm">
          <text:p/>
        </draw:line>
      </draw:page>
    </office:drawing>
  </office:body>
</office:document-content>
</file>

<file path=Obj080458D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8045CB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0.314cm"/>
    </style:style>
    <style:style style:name="gr3" style:family="graphic" style:parent-style-name="standard">
      <style:graphic-properties draw:stroke-dash="Ultrafine_20_Dashed" draw:fill="solid" draw:fill-color="#e6e6ff" draw:textarea-horizontal-align="center" draw:textarea-vertical-align="middle"/>
    </style:style>
    <style:style style:name="gr4" style:family="graphic" style:parent-style-name="standard">
      <style:graphic-properties draw:stroke="dash" draw:stroke-dash="Ultrafine_20_Dashed" draw:fill="solid" draw:fill-color="#e6e6ff" draw:textarea-horizontal-align="center" draw:textarea-vertical-align="middle"/>
    </style:style>
    <style:style style:name="gr5" style:family="graphic" style:parent-style-name="standard">
      <style:graphic-properties draw:stroke="none" svg:stroke-color="#000000" draw:fill="none" draw:fill-color="#ffffff" fo:min-height="0.937cm"/>
    </style:style>
    <style:style style:name="gr6" style:family="graphic" style:parent-style-name="standard">
      <style:graphic-properties draw:stroke="none" svg:stroke-color="#000000" draw:fill="none" draw:fill-color="#ffffff" fo:min-height="0.477cm"/>
    </style:style>
    <style:style style:name="gr7" style:family="graphic" style:parent-style-name="standard">
      <style:graphic-properties draw:stroke="none" svg:stroke-color="#000000" draw:fill="none" draw:fill-color="#ffffff" fo:min-height="0.311cm"/>
    </style:style>
    <style:style style:name="gr8" style:family="graphic" style:parent-style-name="standard">
      <style:graphic-properties draw:marker-start="Arrow" draw:marker-start-width="0.3cm" draw:marker-end="Arrow" draw:marker-end-width="0.3cm" draw:fill="solid" draw:fill-color="#e6e6ff" draw:textarea-horizontal-align="center" draw:textarea-vertical-align="middle"/>
    </style:style>
    <style:style style:name="gr9" style:family="graphic" style:parent-style-name="standard">
      <style:graphic-properties draw:stroke="none" svg:stroke-color="#000000" draw:fill="none" draw:fill-color="#ffffff" fo:min-height="0.246cm"/>
    </style:style>
    <style:style style:name="gr10" style:family="graphic" style:parent-style-name="standard">
      <style:graphic-properties draw:stroke="none" svg:stroke-color="#000000" draw:fill="none" draw:fill-color="#ffffff" fo:min-height="0.40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P4" style:family="paragraph">
      <style:paragraph-properties fo:margin-left="0cm" fo:margin-right="0cm" fo:text-indent="0cm"/>
      <style:text-properties fo:font-size="6pt"/>
    </style:style>
    <style:style style:name="P5" style:family="paragraph">
      <style:paragraph-properties fo:text-align="center"/>
      <style:text-properties fo:font-size="6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6pt"/>
    </style:style>
    <style:style style:name="P8" style:family="paragraph">
      <style:paragraph-properties fo:margin-left="0cm" fo:margin-right="0cm" fo:text-indent="0cm"/>
      <style:text-properties fo:font-family="Thorndale" style:font-pitch="variable" fo:font-size="6pt"/>
    </style:style>
    <style:style style:name="T1" style:family="text">
      <style:text-properties fo:font-size="8pt"/>
    </style:style>
    <style:style style:name="T2" style:family="text">
      <style:text-properties fo:font-size="6pt"/>
    </style:style>
    <style:style style:name="T3" style:family="text">
      <style:text-properties fo:font-family="Thorndale" style:font-pitch="variable"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013cm" svg:height="0.723cm" svg:x="0.703cm" svg:y="0cm">
          <text:p/>
        </draw:rect>
        <draw:line draw:style-name="gr1" draw:text-style-name="P1" draw:layer="layout" svg:x1="1.231cm" svg:y1="0cm" svg:x2="1.231cm" svg:y2="0.723cm">
          <text:p/>
        </draw:line>
        <draw:line draw:style-name="gr1" draw:text-style-name="P1" draw:layer="layout" svg:x1="1.832cm" svg:y1="0cm" svg:x2="1.832cm" svg:y2="0.723cm">
          <text:p/>
        </draw:line>
        <draw:line draw:style-name="gr1" draw:text-style-name="P1" draw:layer="layout" svg:x1="6.195cm" svg:y1="0cm" svg:x2="6.195cm" svg:y2="0.723cm">
          <text:p/>
        </draw:line>
        <draw:line draw:style-name="gr1" draw:text-style-name="P1" draw:layer="layout" svg:x1="5.639cm" svg:y1="0cm" svg:x2="5.639cm" svg:y2="0.723cm">
          <text:p/>
        </draw:line>
        <draw:frame draw:style-name="gr2" draw:text-style-name="P3" draw:layer="layout" svg:width="0.333cm" svg:height="0.314cm" svg:x="0.862cm" svg:y="0.275cm">
          <draw:text-box>
            <text:p text:style-name="P2"><text:span text:style-name="T1">L0</text:span></text:p>
          </draw:text-box>
        </draw:frame>
        <draw:frame draw:style-name="gr2" draw:text-style-name="P3" draw:layer="layout" svg:width="0.333cm" svg:height="0.314cm" svg:x="1.404cm" svg:y="0.268cm">
          <draw:text-box>
            <text:p text:style-name="P2"><text:span text:style-name="T1">L1</text:span></text:p>
          </draw:text-box>
        </draw:frame>
        <draw:frame draw:style-name="gr2" draw:text-style-name="P3" draw:layer="layout" svg:width="0.333cm" svg:height="0.314cm" svg:x="5.777cm" svg:y="0.247cm">
          <draw:text-box>
            <text:p text:style-name="P2"><text:span text:style-name="T1">L2</text:span></text:p>
          </draw:text-box>
        </draw:frame>
        <draw:frame draw:style-name="gr2" draw:text-style-name="P3" draw:layer="layout" svg:width="0.333cm" svg:height="0.314cm" svg:x="6.311cm" svg:y="0.255cm">
          <draw:text-box>
            <text:p text:style-name="P2"><text:span text:style-name="T1">L3</text:span></text:p>
          </draw:text-box>
        </draw:frame>
        <draw:rect draw:style-name="gr3" draw:text-style-name="P1" draw:layer="layout" svg:width="12.467cm" svg:height="1.555cm" svg:x="0.029cm" svg:y="1.387cm">
          <text:p/>
        </draw:rect>
        <draw:line draw:style-name="gr4" draw:text-style-name="P1" draw:layer="layout" svg:x1="0.677cm" svg:y1="0.7cm" svg:x2="0.029cm" svg:y2="1.374cm">
          <text:p/>
        </draw:line>
        <draw:line draw:style-name="gr4" draw:text-style-name="P1" draw:layer="layout" svg:x1="1.222cm" svg:y1="0.726cm" svg:x2="12.522cm" svg:y2="1.426cm">
          <text:p/>
        </draw:line>
        <draw:line draw:style-name="gr1" draw:text-style-name="P1" draw:layer="layout" svg:x1="5.239cm" svg:y1="1.427cm" svg:x2="5.239cm" svg:y2="2.956cm">
          <text:p/>
        </draw:line>
        <draw:line draw:style-name="gr1" draw:text-style-name="P1" draw:layer="layout" svg:x1="5.55cm" svg:y1="1.427cm" svg:x2="5.55cm" svg:y2="2.956cm">
          <text:p/>
        </draw:line>
        <draw:line draw:style-name="gr1" draw:text-style-name="P1" draw:layer="layout" svg:x1="5.861cm" svg:y1="1.403cm" svg:x2="5.861cm" svg:y2="2.932cm">
          <text:p/>
        </draw:line>
        <draw:line draw:style-name="gr1" draw:text-style-name="P1" draw:layer="layout" svg:x1="6.173cm" svg:y1="1.401cm" svg:x2="6.173cm" svg:y2="2.93cm">
          <text:p/>
        </draw:line>
        <draw:line draw:style-name="gr1" draw:text-style-name="P1" draw:layer="layout" svg:x1="6.47cm" svg:y1="1.414cm" svg:x2="6.47cm" svg:y2="2.943cm">
          <text:p/>
        </draw:line>
        <draw:line draw:style-name="gr1" draw:text-style-name="P1" draw:layer="layout" svg:x1="2.462cm" svg:y1="1.401cm" svg:x2="2.462cm" svg:y2="2.93cm">
          <text:p/>
        </draw:line>
        <draw:line draw:style-name="gr1" draw:text-style-name="P1" draw:layer="layout" svg:x1="6.795cm" svg:y1="1.412cm" svg:x2="6.795cm" svg:y2="2.955cm">
          <text:p/>
        </draw:line>
        <draw:line draw:style-name="gr1" draw:text-style-name="P1" draw:layer="layout" svg:x1="7.093cm" svg:y1="1.399cm" svg:x2="7.093cm" svg:y2="2.968cm">
          <text:p/>
        </draw:line>
        <draw:line draw:style-name="gr1" draw:text-style-name="P1" draw:layer="layout" svg:x1="7.404cm" svg:y1="1.399cm" svg:x2="7.404cm" svg:y2="2.955cm">
          <text:p/>
        </draw:line>
        <draw:line draw:style-name="gr1" draw:text-style-name="P1" draw:layer="layout" svg:x1="1.21cm" svg:y1="1.384cm" svg:x2="1.21cm" svg:y2="2.913cm">
          <text:p/>
        </draw:line>
        <draw:line draw:style-name="gr1" draw:text-style-name="P1" draw:layer="layout" svg:x1="7.689cm" svg:y1="1.399cm" svg:x2="7.689cm" svg:y2="2.955cm">
          <text:p/>
        </draw:line>
        <draw:line draw:style-name="gr1" draw:text-style-name="P1" draw:layer="layout" svg:x1="7.961cm" svg:y1="1.399cm" svg:x2="7.961cm" svg:y2="2.968cm">
          <text:p/>
        </draw:line>
        <draw:line draw:style-name="gr1" draw:text-style-name="P1" draw:layer="layout" svg:x1="8.233cm" svg:y1="1.399cm" svg:x2="8.233cm" svg:y2="2.955cm">
          <text:p/>
        </draw:line>
        <draw:line draw:style-name="gr1" draw:text-style-name="P1" draw:layer="layout" svg:x1="8.505cm" svg:y1="1.399cm" svg:x2="8.505cm" svg:y2="2.942cm">
          <text:p/>
        </draw:line>
        <draw:line draw:style-name="gr1" draw:text-style-name="P1" draw:layer="layout" svg:x1="8.803cm" svg:y1="1.399cm" svg:x2="8.803cm" svg:y2="2.955cm">
          <text:p/>
        </draw:line>
        <draw:line draw:style-name="gr1" draw:text-style-name="P1" draw:layer="layout" svg:x1="9.089cm" svg:y1="1.387cm" svg:x2="9.089cm" svg:y2="2.943cm">
          <text:p/>
        </draw:line>
        <draw:line draw:style-name="gr1" draw:text-style-name="P1" draw:layer="layout" svg:x1="9.335cm" svg:y1="1.386cm" svg:x2="9.335cm" svg:y2="2.955cm">
          <text:p/>
        </draw:line>
        <draw:line draw:style-name="gr1" draw:text-style-name="P1" draw:layer="layout" svg:x1="9.594cm" svg:y1="1.399cm" svg:x2="9.594cm" svg:y2="2.955cm">
          <text:p/>
        </draw:line>
        <draw:line draw:style-name="gr1" draw:text-style-name="P1" draw:layer="layout" svg:x1="12.251cm" svg:y1="1.399cm" svg:x2="12.251cm" svg:y2="2.955cm">
          <text:p/>
        </draw:line>
        <draw:line draw:style-name="gr1" draw:text-style-name="P1" draw:layer="layout" svg:x1="11.966cm" svg:y1="1.412cm" svg:x2="11.966cm" svg:y2="2.968cm">
          <text:p/>
        </draw:line>
        <draw:line draw:style-name="gr1" draw:text-style-name="P1" draw:layer="layout" svg:x1="11.693cm" svg:y1="1.425cm" svg:x2="11.693cm" svg:y2="2.981cm">
          <text:p/>
        </draw:line>
        <draw:frame draw:style-name="gr5" draw:text-style-name="P2" draw:layer="layout" svg:width="1.568cm" svg:height="0.937cm" svg:x="10.203cm" svg:y="1.555cm">
          <draw:text-box>
            <text:p text:style-name="P2">....</text:p>
          </draw:text-box>
        </draw:frame>
        <draw:frame draw:style-name="gr6" draw:text-style-name="P4" draw:layer="layout" svg:width="1.127cm" svg:height="0.477cm" svg:x="0.081cm" svg:y="1.992cm">
          <draw:text-box>
            <text:p text:style-name="P2"><text:span text:style-name="T2">Blank Space</text:span></text:p>
            <text:p text:style-name="P2"><text:span text:style-name="T2"/></text:p>
          </draw:text-box>
        </draw:frame>
        <draw:frame draw:style-name="gr7" draw:text-style-name="P4" draw:layer="layout" svg:width="2.139cm" svg:height="0.311cm" svg:x="3.053cm" svg:y="1.987cm">
          <draw:text-box>
            <text:p text:style-name="P2"><text:span text:style-name="T2">Name/Value Pairs</text:span></text:p>
          </draw:text-box>
        </draw:frame>
        <draw:line draw:style-name="gr8" draw:text-style-name="P5" draw:layer="layout" svg:x1="5.202cm" svg:y1="3.616cm" svg:x2="12.485cm" svg:y2="3.616cm">
          <text:p/>
        </draw:line>
        <draw:frame draw:style-name="gr9" draw:text-style-name="P7" draw:layer="layout" svg:width="3.253cm" svg:height="0.246cm" svg:x="7.313cm" svg:y="3.318cm">
          <draw:text-box>
            <text:p text:style-name="P6"><text:span text:style-name="T2">Uberblock Array</text:span></text:p>
          </draw:text-box>
        </draw:frame>
        <draw:frame draw:style-name="gr10" draw:text-style-name="P8" draw:layer="layout" svg:width="1.102cm" svg:height="0.407cm" svg:x="1.287cm" svg:y="1.981cm">
          <draw:text-box>
            <text:p text:style-name="P2"><text:span text:style-name="T3">Boot Header</text:span></text:p>
          </draw:text-box>
        </draw:frame>
        <draw:frame draw:style-name="gr6" draw:text-style-name="P4" draw:layer="layout" svg:width="12.925cm" svg:height="0.477cm" svg:x="0cm" svg:y="2.964cm">
          <draw:text-box>
            <text:p text:style-name="P2"><text:span text:style-name="T2">0 <text:s text:c="19"/>8K <text:s text:c="17"/>16K</text:span><text:span text:style-name="T2"><text:tab/></text:span><text:span text:style-name="T2"><text:tab/></text:span><text:span text:style-name="T2"> <text:s/>128K</text:span><text:span text:style-name="T2"><text:tab/></text:span><text:span text:style-name="T2"><text:tab/></text:span><text:span text:style-name="T2"><text:tab/></text:span><text:span text:style-name="T2"><text:tab/></text:span><text:span text:style-name="T2"><text:tab/></text:span><text:span text:style-name="T2"> <text:s text:c="17"/>256K</text:span><text:span text:style-name="T2"><text:tab/></text:span><text:span text:style-name="T2"><text:tab/></text:span><text:span text:style-name="T2"><text:tab/></text:span><text:span text:style-name="T2"><text:tab/></text:span><text:span text:style-name="T2"><text:tab/></text:span><text:span text:style-name="T2"> <text:s text:c="2"/></text:span></text:p>
          </draw:text-box>
        </draw:frame>
      </draw:page>
    </office:drawing>
  </office:body>
</office:document-content>
</file>

<file path=Obj08045CB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8045CB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Dashed" draw:fill="solid" draw:fill-color="#e6e6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stroke="none" svg:stroke-color="#000000" draw:fill="none" draw:fill-color="#ffffff" fo:min-height="0.314cm"/>
    </style:style>
    <style:style style:name="gr4" style:family="graphic" style:parent-style-name="standard">
      <style:graphic-properties draw:stroke-dash="Ultrafine_20_Dashed" draw:fill="solid" draw:fill-color="#e6e6ff" draw:textarea-horizontal-align="center" draw:textarea-vertical-align="middle"/>
    </style:style>
    <style:style style:name="gr5" style:family="graphic" style:parent-style-name="standard">
      <style:graphic-properties draw:stroke="dash" draw:stroke-dash="Ultrafine_20_Dashed" draw:fill="solid" draw:fill-color="#e6e6ff" draw:textarea-horizontal-align="center" draw:textarea-vertical-align="middle"/>
    </style:style>
    <style:style style:name="gr6" style:family="graphic" style:parent-style-name="standard">
      <style:graphic-properties draw:stroke="none" svg:stroke-color="#000000" draw:fill="none" draw:fill-color="#ffffff" fo:min-height="0.937cm"/>
    </style:style>
    <style:style style:name="gr7" style:family="graphic" style:parent-style-name="standard">
      <style:graphic-properties draw:stroke="none" svg:stroke-color="#000000" draw:fill="none" draw:fill-color="#ffffff" fo:min-height="0.477cm"/>
    </style:style>
    <style:style style:name="gr8" style:family="graphic" style:parent-style-name="standard">
      <style:graphic-properties draw:stroke="none" svg:stroke-color="#000000" draw:fill="none" draw:fill-color="#ffffff" fo:min-height="0.311cm"/>
    </style:style>
    <style:style style:name="gr9" style:family="graphic" style:parent-style-name="standard">
      <style:graphic-properties draw:stroke="solid" draw:stroke-dash="Ultrafine_20_Dashed" draw:fill="solid" draw:fill-color="#cccccc" draw:textarea-horizontal-align="center" draw:textarea-vertical-align="middle"/>
    </style:style>
    <style:style style:name="gr10" style:family="graphic" style:parent-style-name="standard">
      <style:graphic-properties draw:stroke="none" draw:stroke-dash="Ultrafine_20_Dashed" svg:stroke-color="#000000" draw:fill="none" draw:fill-color="#ffffff" fo:min-height="1.555cm"/>
    </style:style>
    <style:style style:name="gr11" style:family="graphic" style:parent-style-name="standard">
      <style:graphic-properties draw:stroke="none" draw:stroke-dash="Ultrafine_20_Dashed" svg:stroke-color="#000000" draw:fill="none" draw:fill-color="#ffffff" draw:textarea-horizontal-align="left" draw:auto-grow-height="true" draw:auto-grow-width="true" fo:min-height="0.239cm" fo:min-width="1.458cm"/>
    </style:style>
    <style:style style:name="gr12" style:family="graphic" style:parent-style-name="standard">
      <style:graphic-properties draw:stroke="none" draw:stroke-dash="Ultrafine_20_Dashed" svg:stroke-color="#000000" draw:fill="none" draw:fill-color="#ffffff" fo:min-height="0.272cm"/>
    </style:style>
    <style:style style:name="gr13" style:family="graphic" style:parent-style-name="standard">
      <style:graphic-properties draw:stroke="none" svg:stroke-color="#000000" draw:fill="none" draw:fill-color="#ffffff" fo:min-height="0.60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8pt"/>
    </style:style>
    <style:style style:name="P4" style:family="paragraph">
      <style:paragraph-properties fo:margin-left="0cm" fo:margin-right="0cm" fo:text-indent="0cm"/>
      <style:text-properties fo:font-size="6pt"/>
    </style:style>
    <style:style style:name="P5" style:family="paragraph">
      <style:text-properties fo:font-size="6pt"/>
    </style:style>
    <style:style style:name="T1" style:family="text">
      <style:text-properties fo:font-size="8pt"/>
    </style:style>
    <style:style style:name="T2"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631cm" svg:height="1.62cm" svg:x="3.864cm" svg:y="3.538cm">
          <text:p/>
        </draw:rect>
        <draw:rect draw:style-name="gr2" draw:text-style-name="P1" draw:layer="layout" svg:width="6.013cm" svg:height="0.723cm" svg:x="0.674cm" svg:y="0cm">
          <text:p/>
        </draw:rect>
        <draw:line draw:style-name="gr2" draw:text-style-name="P1" draw:layer="layout" svg:x1="1.202cm" svg:y1="0cm" svg:x2="1.202cm" svg:y2="0.723cm">
          <text:p/>
        </draw:line>
        <draw:line draw:style-name="gr2" draw:text-style-name="P1" draw:layer="layout" svg:x1="1.803cm" svg:y1="0cm" svg:x2="1.803cm" svg:y2="0.723cm">
          <text:p/>
        </draw:line>
        <draw:line draw:style-name="gr2" draw:text-style-name="P1" draw:layer="layout" svg:x1="6.166cm" svg:y1="0cm" svg:x2="6.166cm" svg:y2="0.723cm">
          <text:p/>
        </draw:line>
        <draw:line draw:style-name="gr2" draw:text-style-name="P1" draw:layer="layout" svg:x1="5.61cm" svg:y1="0cm" svg:x2="5.61cm" svg:y2="0.723cm">
          <text:p/>
        </draw:line>
        <draw:frame draw:style-name="gr3" draw:text-style-name="P3" draw:layer="layout" svg:width="0.333cm" svg:height="0.314cm" svg:x="0.833cm" svg:y="0.275cm">
          <draw:text-box>
            <text:p text:style-name="P2"><text:span text:style-name="T1">L0</text:span></text:p>
          </draw:text-box>
        </draw:frame>
        <draw:frame draw:style-name="gr3" draw:text-style-name="P3" draw:layer="layout" svg:width="0.333cm" svg:height="0.314cm" svg:x="1.375cm" svg:y="0.268cm">
          <draw:text-box>
            <text:p text:style-name="P2"><text:span text:style-name="T1">L1</text:span></text:p>
          </draw:text-box>
        </draw:frame>
        <draw:frame draw:style-name="gr3" draw:text-style-name="P3" draw:layer="layout" svg:width="0.333cm" svg:height="0.314cm" svg:x="5.748cm" svg:y="0.247cm">
          <draw:text-box>
            <text:p text:style-name="P2"><text:span text:style-name="T1">L2</text:span></text:p>
          </draw:text-box>
        </draw:frame>
        <draw:frame draw:style-name="gr3" draw:text-style-name="P3" draw:layer="layout" svg:width="0.333cm" svg:height="0.314cm" svg:x="6.282cm" svg:y="0.255cm">
          <draw:text-box>
            <text:p text:style-name="P2"><text:span text:style-name="T1">L3</text:span></text:p>
          </draw:text-box>
        </draw:frame>
        <draw:rect draw:style-name="gr4" draw:text-style-name="P1" draw:layer="layout" svg:width="12.467cm" svg:height="1.555cm" svg:x="0cm" svg:y="1.387cm">
          <text:p/>
        </draw:rect>
        <draw:line draw:style-name="gr5" draw:text-style-name="P1" draw:layer="layout" svg:x1="0.648cm" svg:y1="0.7cm" svg:x2="0cm" svg:y2="1.374cm">
          <text:p/>
        </draw:line>
        <draw:line draw:style-name="gr5" draw:text-style-name="P1" draw:layer="layout" svg:x1="1.193cm" svg:y1="0.726cm" svg:x2="12.493cm" svg:y2="1.426cm">
          <text:p/>
        </draw:line>
        <draw:line draw:style-name="gr2" draw:text-style-name="P1" draw:layer="layout" svg:x1="5.21cm" svg:y1="1.427cm" svg:x2="5.21cm" svg:y2="2.956cm">
          <text:p/>
        </draw:line>
        <draw:line draw:style-name="gr2" draw:text-style-name="P1" draw:layer="layout" svg:x1="5.521cm" svg:y1="1.427cm" svg:x2="5.521cm" svg:y2="2.956cm">
          <text:p/>
        </draw:line>
        <draw:line draw:style-name="gr2" draw:text-style-name="P1" draw:layer="layout" svg:x1="5.832cm" svg:y1="1.403cm" svg:x2="5.832cm" svg:y2="2.932cm">
          <text:p/>
        </draw:line>
        <draw:line draw:style-name="gr2" draw:text-style-name="P1" draw:layer="layout" svg:x1="6.144cm" svg:y1="1.401cm" svg:x2="6.144cm" svg:y2="2.93cm">
          <text:p/>
        </draw:line>
        <draw:line draw:style-name="gr2" draw:text-style-name="P1" draw:layer="layout" svg:x1="6.441cm" svg:y1="1.414cm" svg:x2="6.441cm" svg:y2="2.943cm">
          <text:p/>
        </draw:line>
        <draw:line draw:style-name="gr2" draw:text-style-name="P1" draw:layer="layout" svg:x1="2.433cm" svg:y1="1.401cm" svg:x2="2.433cm" svg:y2="2.93cm">
          <text:p/>
        </draw:line>
        <draw:line draw:style-name="gr2" draw:text-style-name="P1" draw:layer="layout" svg:x1="6.766cm" svg:y1="1.412cm" svg:x2="6.766cm" svg:y2="2.955cm">
          <text:p/>
        </draw:line>
        <draw:line draw:style-name="gr2" draw:text-style-name="P1" draw:layer="layout" svg:x1="7.064cm" svg:y1="1.399cm" svg:x2="7.064cm" svg:y2="2.968cm">
          <text:p/>
        </draw:line>
        <draw:line draw:style-name="gr2" draw:text-style-name="P1" draw:layer="layout" svg:x1="7.375cm" svg:y1="1.399cm" svg:x2="7.375cm" svg:y2="2.955cm">
          <text:p/>
        </draw:line>
        <draw:line draw:style-name="gr2" draw:text-style-name="P1" draw:layer="layout" svg:x1="1.163cm" svg:y1="1.385cm" svg:x2="1.163cm" svg:y2="2.914cm">
          <text:p/>
        </draw:line>
        <draw:line draw:style-name="gr2" draw:text-style-name="P1" draw:layer="layout" svg:x1="7.66cm" svg:y1="1.399cm" svg:x2="7.66cm" svg:y2="2.955cm">
          <text:p/>
        </draw:line>
        <draw:line draw:style-name="gr2" draw:text-style-name="P1" draw:layer="layout" svg:x1="7.932cm" svg:y1="1.399cm" svg:x2="7.932cm" svg:y2="2.968cm">
          <text:p/>
        </draw:line>
        <draw:line draw:style-name="gr2" draw:text-style-name="P1" draw:layer="layout" svg:x1="8.204cm" svg:y1="1.399cm" svg:x2="8.204cm" svg:y2="2.955cm">
          <text:p/>
        </draw:line>
        <draw:line draw:style-name="gr2" draw:text-style-name="P1" draw:layer="layout" svg:x1="8.476cm" svg:y1="1.399cm" svg:x2="8.476cm" svg:y2="2.942cm">
          <text:p/>
        </draw:line>
        <draw:line draw:style-name="gr2" draw:text-style-name="P1" draw:layer="layout" svg:x1="8.774cm" svg:y1="1.399cm" svg:x2="8.774cm" svg:y2="2.955cm">
          <text:p/>
        </draw:line>
        <draw:line draw:style-name="gr2" draw:text-style-name="P1" draw:layer="layout" svg:x1="9.06cm" svg:y1="1.387cm" svg:x2="9.06cm" svg:y2="2.943cm">
          <text:p/>
        </draw:line>
        <draw:line draw:style-name="gr2" draw:text-style-name="P1" draw:layer="layout" svg:x1="9.306cm" svg:y1="1.386cm" svg:x2="9.306cm" svg:y2="2.955cm">
          <text:p/>
        </draw:line>
        <draw:line draw:style-name="gr2" draw:text-style-name="P1" draw:layer="layout" svg:x1="9.565cm" svg:y1="1.399cm" svg:x2="9.565cm" svg:y2="2.955cm">
          <text:p/>
        </draw:line>
        <draw:line draw:style-name="gr2" draw:text-style-name="P1" draw:layer="layout" svg:x1="12.222cm" svg:y1="1.399cm" svg:x2="12.222cm" svg:y2="2.955cm">
          <text:p/>
        </draw:line>
        <draw:line draw:style-name="gr2" draw:text-style-name="P1" draw:layer="layout" svg:x1="11.937cm" svg:y1="1.412cm" svg:x2="11.937cm" svg:y2="2.968cm">
          <text:p/>
        </draw:line>
        <draw:line draw:style-name="gr2" draw:text-style-name="P1" draw:layer="layout" svg:x1="11.664cm" svg:y1="1.425cm" svg:x2="11.664cm" svg:y2="2.981cm">
          <text:p/>
        </draw:line>
        <draw:frame draw:style-name="gr6" draw:text-style-name="P2" draw:layer="layout" svg:width="1.568cm" svg:height="0.937cm" svg:x="10.174cm" svg:y="1.555cm">
          <draw:text-box>
            <text:p text:style-name="P2">....</text:p>
          </draw:text-box>
        </draw:frame>
        <draw:frame draw:style-name="gr7" draw:text-style-name="P4" draw:layer="layout" svg:width="1.127cm" svg:height="0.477cm" svg:x="0.017cm" svg:y="2.008cm">
          <draw:text-box>
            <text:p text:style-name="P2"><text:span text:style-name="T2">Blank Space</text:span></text:p>
            <text:p text:style-name="P2"><text:span text:style-name="T2"/></text:p>
          </draw:text-box>
        </draw:frame>
        <draw:frame draw:style-name="gr8" draw:text-style-name="P4" draw:layer="layout" svg:width="2.139cm" svg:height="0.311cm" svg:x="3.024cm" svg:y="1.987cm">
          <draw:text-box>
            <text:p text:style-name="P2"><text:span text:style-name="T2">Name/Value Pairs</text:span></text:p>
          </draw:text-box>
        </draw:frame>
        <draw:line draw:style-name="gr5" draw:text-style-name="P1" draw:layer="layout" svg:x1="5.198cm" svg:y1="2.955cm" svg:x2="3.811cm" svg:y2="3.512cm">
          <text:p/>
        </draw:line>
        <draw:line draw:style-name="gr5" draw:text-style-name="P1" draw:layer="layout" svg:x1="5.509cm" svg:y1="2.929cm" svg:x2="6.481cm" svg:y2="3.512cm">
          <text:p/>
        </draw:line>
        <draw:rect draw:style-name="gr9" draw:text-style-name="P1" draw:layer="layout" svg:width="2.631cm" svg:height="1.62cm" svg:x="3.863cm" svg:y="3.538cm">
          <text:p/>
        </draw:rect>
        <draw:frame draw:style-name="gr10" draw:text-style-name="P4" draw:layer="layout" svg:width="2.553cm" svg:height="1.555cm" svg:x="3.863cm" svg:y="3.564cm">
          <draw:text-box>
            <text:p text:style-name="P2"><text:span text:style-name="T2"><text:s/></text:span><text:span text:style-name="T2">uint64_t </text:span><text:span text:style-name="T2"><text:tab/></text:span><text:span text:style-name="T2">ub_magic</text:span></text:p>
            <text:p text:style-name="P2"><text:span text:style-name="T2"><text:s/></text:span><text:span text:style-name="T2">uint64_t</text:span><text:span text:style-name="T2"><text:tab/></text:span><text:span text:style-name="T2">ub_version</text:span></text:p>
            <text:p text:style-name="P2"><text:span text:style-name="T2"><text:s/></text:span><text:span text:style-name="T2">uint64_t</text:span><text:span text:style-name="T2"><text:tab/></text:span><text:span text:style-name="T2">ub_txg</text:span></text:p>
            <text:p text:style-name="P2"><text:span text:style-name="T2"><text:s/></text:span><text:span text:style-name="T2">uint64_t</text:span><text:span text:style-name="T2"><text:tab/></text:span><text:span text:style-name="T2">ub_guid_sum</text:span></text:p>
            <text:p text:style-name="P2"><text:span text:style-name="T2"><text:s/></text:span><text:span text:style-name="T2">uint64_t</text:span><text:span text:style-name="T2"><text:tab/></text:span><text:span text:style-name="T2">ub_timestamp</text:span></text:p>
            <text:p text:style-name="P2"><text:span text:style-name="T2"><text:s/></text:span><text:span text:style-name="T2">blkptr_t</text:span><text:span text:style-name="T2"><text:tab/></text:span><text:span text:style-name="T2">ub_rootbp</text:span></text:p>
          </draw:text-box>
        </draw:frame>
        <draw:rect draw:style-name="gr1" draw:text-style-name="P1" draw:layer="layout" svg:width="2.631cm" svg:height="1.62cm" svg:x="4.888cm" svg:y="3.926cm">
          <text:p/>
        </draw:rect>
        <draw:frame draw:style-name="gr10" draw:text-style-name="P4" draw:layer="layout" svg:width="2.553cm" svg:height="1.555cm" svg:x="4.952cm" svg:y="3.993cm">
          <draw:text-box>
            <text:p text:style-name="P2"><text:span text:style-name="T2"><text:s/></text:span><text:span text:style-name="T2">uint64_t </text:span><text:span text:style-name="T2"><text:tab/></text:span><text:span text:style-name="T2">ub_magic</text:span></text:p>
            <text:p text:style-name="P2"><text:span text:style-name="T2"><text:s/></text:span><text:span text:style-name="T2">uint64_t</text:span><text:span text:style-name="T2"><text:tab/></text:span><text:span text:style-name="T2">ub_version</text:span></text:p>
            <text:p text:style-name="P2"><text:span text:style-name="T2"><text:s/></text:span><text:span text:style-name="T2">uint64_t</text:span><text:span text:style-name="T2"><text:tab/></text:span><text:span text:style-name="T2">ub_txg</text:span></text:p>
            <text:p text:style-name="P2"><text:span text:style-name="T2"><text:s/></text:span><text:span text:style-name="T2">uint64_t</text:span><text:span text:style-name="T2"><text:tab/></text:span><text:span text:style-name="T2">ub_guid_sum</text:span></text:p>
            <text:p text:style-name="P2"><text:span text:style-name="T2"><text:s/></text:span><text:span text:style-name="T2">uint64_t</text:span><text:span text:style-name="T2"><text:tab/></text:span><text:span text:style-name="T2">ub_timestamp</text:span></text:p>
            <text:p text:style-name="P2"><text:span text:style-name="T2"><text:s/></text:span><text:span text:style-name="T2">blkptr_t</text:span><text:span text:style-name="T2"><text:tab/></text:span><text:span text:style-name="T2">ub_rootbp</text:span></text:p>
          </draw:text-box>
        </draw:frame>
        <draw:line draw:style-name="gr5" draw:text-style-name="P1" draw:layer="layout" svg:x1="5.535cm" svg:y1="2.916cm" svg:x2="4.9cm" svg:y2="3.94cm">
          <text:p/>
        </draw:line>
        <draw:line draw:style-name="gr5" draw:text-style-name="P1" draw:layer="layout" svg:x1="5.833cm" svg:y1="2.955cm" svg:x2="7.517cm" svg:y2="3.914cm">
          <text:p/>
        </draw:line>
        <draw:frame draw:style-name="gr11" draw:text-style-name="P5" draw:layer="layout" svg:width="1.462cm" svg:height="0.239cm" svg:x="4.887cm" svg:y="5.574cm">
          <draw:text-box>
            <text:p text:style-name="P2"><text:span text:style-name="T2"><text:s/></text:span><text:span text:style-name="T2">active uberblock</text:span></text:p>
          </draw:text-box>
        </draw:frame>
        <draw:frame draw:style-name="gr12" draw:text-style-name="P4" draw:layer="layout" svg:width="2.022cm" svg:height="0.272cm" draw:transform="rotate (-1.57079632679579) translate (7.859cm 4.043cm)">
          <draw:text-box>
            <text:p text:style-name="P2"><text:span text:style-name="T2">uberblock_phys_t</text:span></text:p>
          </draw:text-box>
        </draw:frame>
        <draw:frame draw:style-name="gr13" draw:text-style-name="P4" draw:layer="layout" svg:width="1.202cm" svg:height="0.609cm" svg:x="1.343cm" svg:y="1.981cm">
          <draw:text-box>
            <text:p text:style-name="P2"><text:span text:style-name="T2">Boot Header</text:span></text:p>
          </draw:text-box>
        </draw:frame>
      </draw:page>
    </office:drawing>
  </office:body>
</office:document-content>
</file>

<file path=Obj08045CB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8045CB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0.742cm" draw:shadow="hidden" draw:shadow-offset-x="0.3cm" draw:shadow-offset-y="0.3cm" draw:shadow-color="#808080"/>
    </style:style>
    <style:style style:name="gr3" style:family="graphic" style:parent-style-name="standard">
      <style:graphic-properties draw:stroke="dash" draw:stroke-dash="Dash_20_24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 style:family="graphic" style:parent-style-name="standard">
      <style:graphic-properties draw:stroke="dash" draw:stroke-dash="Dash_20_24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 style:family="graphic" style:parent-style-name="standard">
      <style:graphic-properties draw:stroke="none"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6" style:family="graphic" style:parent-style-name="standard">
      <style:graphic-properties draw:stroke="none" svg:stroke-width="0cm" svg:stroke-color="#000000" draw:marker-start-width="0.3cm" draw:marker-start-center="false" draw:marker-end-width="0.3cm" draw:marker-end-center="false" draw:fill="none" draw:fill-color="#ffffff" fo:min-height="0.953cm" draw:shadow="hidden" draw:shadow-offset-x="0.3cm" draw:shadow-offset-y="0.3cm" draw:shadow-color="#808080"/>
    </style:style>
    <style:style style:name="gr7" style:family="graphic" style:parent-style-name="standard">
      <style:graphic-properties draw:stroke="none" svg:stroke-width="0cm" svg:stroke-color="#000000" draw:marker-start-width="0.3cm" draw:marker-start-center="false" draw:marker-end-width="0.3cm" draw:marker-end-center="false" draw:fill="none" draw:fill-color="#ffffff" fo:min-height="1.086cm" draw:shadow="hidden" draw:shadow-offset-x="0.3cm" draw:shadow-offset-y="0.3cm" draw:shadow-color="#808080"/>
    </style:style>
    <style:style style:name="gr8" style:family="graphic" style:parent-style-name="standard">
      <style:graphic-properties draw:stroke="none" svg:stroke-width="0cm" svg:stroke-color="#000000" draw:marker-start-width="0.3cm" draw:marker-start-center="false" draw:marker-end-width="0.3cm" draw:marker-end-center="false" draw:fill="none" draw:fill-color="#ffffff" fo:min-height="0.689cm" draw:shadow="hidden" draw:shadow-offset-x="0.3cm" draw:shadow-offset-y="0.3cm" draw:shadow-color="#808080"/>
    </style:style>
    <style:style style:name="gr9" style:family="graphic" style:parent-style-name="standard">
      <style:graphic-properties draw:stroke="dash" draw:stroke-dash="Dash_20_24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0" style:family="graphic" style:parent-style-name="standard">
      <style:graphic-properties draw:stroke="dash" draw:stroke-dash="Dash_20_248"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1" style:family="graphic" style:parent-style-name="standard">
      <style:graphic-properties draw:stroke="solid" draw:stroke-dash="Dash_20_249"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style>
    <style:style style:name="gr12" style:family="graphic" style:parent-style-name="standard">
      <style:graphic-properties draw:stroke="solid" draw:stroke-dash="Dash_20_25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3" style:family="graphic" style:parent-style-name="standard">
      <style:graphic-properties draw:stroke="dash" draw:stroke-dash="Dash_20_25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4" style:family="graphic" style:parent-style-name="standard">
      <style:graphic-properties draw:stroke="dash" draw:stroke-dash="Dash_20_25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5" style:family="graphic" style:parent-style-name="standard">
      <style:graphic-properties draw:stroke="none" draw:stroke-dash="Dash_20_253" svg:stroke-width="0cm" svg:stroke-color="#000000" draw:marker-start-width="0.3cm" draw:marker-start-center="false" draw:marker-end-width="0.3cm" draw:marker-end-center="false" draw:fill="none" draw:fill-color="#ffffff" fo:min-height="1.613cm" draw:shadow="hidden" draw:shadow-offset-x="0.3cm" draw:shadow-offset-y="0.3cm" draw:shadow-color="#808080"/>
    </style:style>
    <style:style style:name="gr16" style:family="graphic" style:parent-style-name="standard">
      <style:graphic-properties draw:stroke="solid" draw:stroke-dash="Dash_20_25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7" style:family="graphic" style:parent-style-name="standard">
      <style:graphic-properties draw:stroke="solid" draw:stroke-dash="Dash_20_255"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18" style:family="graphic" style:parent-style-name="standard">
      <style:graphic-properties draw:stroke="solid" draw:stroke-dash="Dash_20_25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19" style:family="graphic" style:parent-style-name="standard">
      <style:graphic-properties draw:stroke="none" draw:stroke-dash="Dash_20_257" svg:stroke-width="0cm" svg:stroke-color="#000000" draw:marker-start-width="0.3cm" draw:marker-start-center="false" draw:marker-end-width="0.3cm" draw:marker-end-center="false" draw:fill="none" draw:fill-color="#ffffff" draw:textarea-horizontal-align="left" draw:auto-grow-height="true" draw:auto-grow-width="true" fo:min-height="0.954cm" fo:min-width="0.004cm" draw:shadow="hidden" draw:shadow-offset-x="0.3cm" draw:shadow-offset-y="0.3cm" draw:shadow-color="#808080"/>
    </style:style>
    <style:style style:name="gr20" style:family="graphic" style:parent-style-name="standard">
      <style:graphic-properties draw:stroke="none" draw:stroke-dash="Dash_20_258" svg:stroke-width="0cm" svg:stroke-color="#000000" draw:marker-start-width="0.3cm" draw:marker-start-center="false" draw:marker-end-width="0.3cm" draw:marker-end-center="false" draw:fill="none" draw:fill-color="#ffffff" fo:min-height="1.327cm" draw:shadow="hidden" draw:shadow-offset-x="0.3cm" draw:shadow-offset-y="0.3cm" draw:shadow-color="#808080"/>
    </style:style>
    <style:style style:name="gr21" style:family="graphic" style:parent-style-name="standard">
      <style:graphic-properties draw:stroke="none" svg:stroke-width="0cm" svg:stroke-color="#000000" draw:marker-start-width="0.3cm" draw:marker-start-center="false" draw:marker-end-width="0.3cm" draw:marker-end-center="false" draw:fill="none" draw:fill-color="#ffffff" fo:min-height="4.36cm" draw:shadow="hidden" draw:shadow-offset-x="0.3cm" draw:shadow-offset-y="0.3cm" draw:shadow-color="#808080"/>
    </style:style>
    <style:style style:name="gr22" style:family="graphic" style:parent-style-name="standard">
      <style:graphic-properties draw:stroke="none" svg:stroke-width="0cm" svg:stroke-color="#000000" draw:marker-start-width="0.3cm" draw:marker-start-center="false" draw:marker-end-width="0.3cm" draw:marker-end-center="false" draw:fill="none" draw:fill-color="#ffffff" fo:min-height="0.401cm" draw:shadow="hidden" draw:shadow-offset-x="0.3cm" draw:shadow-offset-y="0.3cm" draw:shadow-color="#808080"/>
    </style:style>
    <style:style style:name="gr23" style:family="graphic" style:parent-style-name="standard">
      <style:graphic-properties draw:stroke="solid" draw:stroke-dash="Dash_20_26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4" style:family="graphic" style:parent-style-name="standard">
      <style:graphic-properties draw:stroke="solid" draw:stroke-dash="Dash_20_26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5" style:family="graphic" style:parent-style-name="standard">
      <style:graphic-properties draw:stroke="solid" draw:stroke-dash="Dash_20_26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6" style:family="graphic" style:parent-style-name="standard">
      <style:graphic-properties draw:stroke="solid" draw:stroke-dash="Dash_20_26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7" style:family="graphic" style:parent-style-name="standard">
      <style:graphic-properties draw:stroke="solid" draw:stroke-dash="Dash_20_26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8" style:family="graphic" style:parent-style-name="standard">
      <style:graphic-properties draw:stroke="solid" draw:stroke-dash="Dash_20_27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29" style:family="graphic" style:parent-style-name="standard">
      <style:graphic-properties draw:stroke="solid" draw:stroke-dash="Dash_20_27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0" style:family="graphic" style:parent-style-name="standard">
      <style:graphic-properties draw:stroke="solid" draw:stroke-dash="Dash_20_27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1" style:family="graphic" style:parent-style-name="standard">
      <style:graphic-properties draw:stroke="solid" draw:stroke-dash="Dash_20_27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2" style:family="graphic" style:parent-style-name="standard">
      <style:graphic-properties draw:stroke="solid" draw:stroke-dash="Dash_20_27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3" style:family="graphic" style:parent-style-name="standard">
      <style:graphic-properties draw:stroke="solid" draw:stroke-dash="Dash_20_27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4" style:family="graphic" style:parent-style-name="standard">
      <style:graphic-properties draw:stroke="solid" draw:stroke-dash="Dash_20_27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5" style:family="graphic" style:parent-style-name="standard">
      <style:graphic-properties draw:stroke="solid" draw:stroke-dash="Dash_20_27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6" style:family="graphic" style:parent-style-name="standard">
      <style:graphic-properties draw:stroke="solid" draw:stroke-dash="Dash_20_27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7" style:family="graphic" style:parent-style-name="standard">
      <style:graphic-properties draw:stroke="solid" draw:stroke-dash="Dash_20_27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8" style:family="graphic" style:parent-style-name="standard">
      <style:graphic-properties draw:stroke="solid" draw:stroke-dash="Dash_20_28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39" style:family="graphic" style:parent-style-name="standard">
      <style:graphic-properties draw:stroke="solid" draw:stroke-dash="Dash_20_28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0" style:family="graphic" style:parent-style-name="standard">
      <style:graphic-properties draw:stroke="solid" draw:stroke-dash="Dash_20_28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1" style:family="graphic" style:parent-style-name="standard">
      <style:graphic-properties draw:stroke="solid" draw:stroke-dash="Dash_20_28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2" style:family="graphic" style:parent-style-name="standard">
      <style:graphic-properties draw:stroke="solid" draw:stroke-dash="Dash_20_28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3" style:family="graphic" style:parent-style-name="standard">
      <style:graphic-properties draw:stroke="solid" draw:stroke-dash="Dash_20_28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4" style:family="graphic" style:parent-style-name="standard">
      <style:graphic-properties draw:stroke="solid" draw:stroke-dash="Dash_20_28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5" style:family="graphic" style:parent-style-name="standard">
      <style:graphic-properties draw:stroke="solid" draw:stroke-dash="Dash_20_28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6" style:family="graphic" style:parent-style-name="standard">
      <style:graphic-properties draw:stroke="solid" draw:stroke-dash="Dash_20_28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7" style:family="graphic" style:parent-style-name="standard">
      <style:graphic-properties draw:stroke="solid" draw:stroke-dash="Dash_20_28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8" style:family="graphic" style:parent-style-name="standard">
      <style:graphic-properties draw:stroke="solid" draw:stroke-dash="Dash_20_290"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49" style:family="graphic" style:parent-style-name="standard">
      <style:graphic-properties draw:stroke="solid" draw:stroke-dash="Dash_20_291"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0" style:family="graphic" style:parent-style-name="standard">
      <style:graphic-properties draw:stroke="solid" draw:stroke-dash="Dash_20_292"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1" style:family="graphic" style:parent-style-name="standard">
      <style:graphic-properties draw:stroke="solid" draw:stroke-dash="Dash_20_293"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2" style:family="graphic" style:parent-style-name="standard">
      <style:graphic-properties draw:stroke="solid" draw:stroke-dash="Dash_20_294"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3" style:family="graphic" style:parent-style-name="standard">
      <style:graphic-properties draw:stroke="solid" draw:stroke-dash="Dash_20_29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4" style:family="graphic" style:parent-style-name="standard">
      <style:graphic-properties draw:stroke="solid" draw:stroke-dash="Dash_20_29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5" style:family="graphic" style:parent-style-name="standard">
      <style:graphic-properties draw:stroke="solid" draw:stroke-dash="Dash_20_29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56" style:family="graphic" style:parent-style-name="standard">
      <style:graphic-properties draw:stroke="none" draw:stroke-dash="Dash_20_298" svg:stroke-width="0cm" svg:stroke-color="#000000" draw:marker-start-width="0.3cm" draw:marker-start-center="false" draw:marker-end-width="0.3cm" draw:marker-end-center="false" draw:fill="none" draw:fill-color="#ffffff" fo:min-height="0.955cm" draw:shadow="hidden" draw:shadow-offset-x="0.3cm" draw:shadow-offset-y="0.3cm" draw:shadow-color="#808080"/>
    </style:style>
    <style:style style:name="gr57" style:family="graphic" style:parent-style-name="standard">
      <style:graphic-properties draw:stroke="none" draw:stroke-dash="Dash_20_299" svg:stroke-width="0cm" svg:stroke-color="#000000" draw:marker-start-width="0.3cm" draw:marker-start-center="false" draw:marker-end-width="0.3cm" draw:marker-end-center="false" draw:fill="none" draw:fill-color="#ffffff" draw:textarea-horizontal-align="left" draw:auto-grow-height="true" draw:auto-grow-width="true" fo:min-height="0.955cm" fo:min-width="0.639cm" draw:shadow="hidden" draw:shadow-offset-x="0.3cm" draw:shadow-offset-y="0.3cm" draw:shadow-color="#808080"/>
    </style:style>
    <style:style style:name="gr58" style:family="graphic" style:parent-style-name="standard">
      <style:graphic-properties draw:stroke="none" draw:stroke-dash="Dash_20_300" svg:stroke-width="0cm" svg:stroke-color="#000000" draw:marker-start-width="0.3cm" draw:marker-start-center="false" draw:marker-end-width="0.3cm" draw:marker-end-center="false" draw:fill="none" draw:fill-color="#ffffff" draw:textarea-horizontal-align="left" draw:auto-grow-height="true" draw:auto-grow-width="true" fo:min-height="0.955cm" fo:min-width="0.639cm" draw:shadow="hidden" draw:shadow-offset-x="0.3cm" draw:shadow-offset-y="0.3cm" draw:shadow-color="#808080"/>
    </style:style>
    <style:style style:name="gr59" style:family="graphic" style:parent-style-name="standard">
      <style:graphic-properties draw:stroke="none" draw:stroke-dash="Dash_20_301" svg:stroke-width="0cm" svg:stroke-color="#000000" draw:marker-start-width="0.3cm" draw:marker-start-center="false" draw:marker-end-width="0.3cm" draw:marker-end-center="false" draw:fill="none" draw:fill-color="#ffffff" fo:min-height="0.267cm" draw:shadow="hidden" draw:shadow-offset-x="0.3cm" draw:shadow-offset-y="0.3cm" draw:shadow-color="#808080"/>
    </style:style>
    <style:style style:name="gr60" style:family="graphic" style:parent-style-name="standard">
      <style:graphic-properties draw:stroke="solid" draw:stroke-dash="Dash_20_302"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61" style:family="graphic" style:parent-style-name="standard">
      <style:graphic-properties draw:stroke="solid" draw:stroke-dash="Dash_20_303"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62" style:family="graphic" style:parent-style-name="standard">
      <style:graphic-properties draw:stroke="solid" draw:stroke-dash="Dash_20_304"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63" style:family="graphic" style:parent-style-name="standard">
      <style:graphic-properties draw:stroke="dash" draw:stroke-dash="Dash_20_305"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4" style:family="graphic" style:parent-style-name="standard">
      <style:graphic-properties draw:stroke="dash" draw:stroke-dash="Dash_20_306"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5" style:family="graphic" style:parent-style-name="standard">
      <style:graphic-properties draw:stroke="none" svg:stroke-width="0cm" svg:stroke-color="#000000" draw:marker-start-width="0.3cm" draw:marker-start-center="false" draw:marker-end-width="0.3cm" draw:marker-end-center="false" draw:fill="none" draw:fill-color="#ffffff" fo:min-height="4.716cm" draw:shadow="hidden" draw:shadow-offset-x="0.3cm" draw:shadow-offset-y="0.3cm" draw:shadow-color="#808080"/>
    </style:style>
    <style:style style:name="gr66" style:family="graphic" style:parent-style-name="standard">
      <style:graphic-properties draw:stroke="solid" draw:stroke-dash="Dash_20_307"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7" style:family="graphic" style:parent-style-name="standard">
      <style:graphic-properties draw:stroke="solid" draw:stroke-dash="Dash_20_308"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8" style:family="graphic" style:parent-style-name="standard">
      <style:graphic-properties draw:stroke="solid" draw:stroke-dash="Dash_20_309"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style>
    <style:style style:name="gr69" style:family="graphic" style:parent-style-name="standard">
      <style:graphic-properties draw:stroke="solid" draw:stroke-dash="Dash_20_310" svg:stroke-width="0cm" svg:stroke-color="#000000" draw:marker-start-width="0.3cm" draw:marker-start-center="false" draw:marker-end="Arrow" draw:marker-end-width="0.3cm" draw:marker-end-center="false" draw:fill="solid" draw:fill-color="#e6e6ff" draw:textarea-horizontal-align="center" draw:textarea-vertical-align="middle" draw:shadow="hidden" draw:shadow-offset-x="0.3cm" draw:shadow-offset-y="0.3cm" draw:shadow-color="#808080"/>
    </style:style>
    <style:style style:name="gr70" style:family="graphic" style:parent-style-name="standard">
      <style:graphic-properties draw:stroke="none" draw:stroke-dash="Dash_20_311" svg:stroke-width="0cm" svg:stroke-color="#000000" draw:marker-start-width="0.3cm" draw:marker-start-center="false" draw:marker-end-width="0.3cm" draw:marker-end-center="false" draw:fill="none" draw:fill-color="#ffffff" fo:min-height="1.289cm" draw:shadow="hidden" draw:shadow-offset-x="0.3cm" draw:shadow-offset-y="0.3cm" draw:shadow-color="#808080"/>
    </style:style>
    <style:style style:name="gr71" style:family="graphic" style:parent-style-name="standard">
      <style:graphic-properties draw:stroke="none" draw:stroke-dash="Dash_20_312" svg:stroke-width="0cm" svg:stroke-color="#000000" draw:marker-start-width="0.3cm" draw:marker-start-center="false" draw:marker-end-width="0.3cm" draw:marker-end-center="false" draw:fill="none" draw:fill-color="#ffffff" fo:min-height="3.447cm" draw:shadow="hidden" draw:shadow-offset-x="0.3cm" draw:shadow-offset-y="0.3cm" draw:shadow-color="#808080"/>
    </style:style>
    <style:style style:name="gr72" style:family="graphic" style:parent-style-name="standard">
      <style:graphic-properties draw:stroke="none" draw:stroke-dash="Dash_20_301" svg:stroke-width="0cm" svg:stroke-color="#000000" draw:marker-start-width="0.3cm" draw:marker-start-center="false" draw:marker-end-width="0.3cm" draw:marker-end-center="false" draw:fill="none" draw:fill-color="#ffffff" fo:min-height="3.389cm" draw:shadow="hidden" draw:shadow-offset-x="0.3cm" draw:shadow-offset-y="0.3cm" draw:shadow-color="#808080"/>
    </style:style>
    <style:style style:name="gr73" style:family="graphic" style:parent-style-name="standard">
      <style:graphic-properties draw:textarea-horizontal-align="center" draw:textarea-vertical-align="middle"/>
    </style:style>
    <style:style style:name="gr74" style:family="graphic" style:parent-style-name="standard">
      <style:graphic-properties draw:stroke="dash" draw:stroke-dash="Line_20_Style_20_9" draw:textarea-horizontal-align="center" draw:textarea-vertical-align="middle"/>
    </style:style>
    <style:style style:name="gr75" style:family="graphic" style:parent-style-name="standard">
      <style:graphic-properties draw:stroke="dash" draw:stroke-dash="Ultrafine_20_Dashed" draw:textarea-horizontal-align="center" draw:textarea-vertical-align="middle"/>
    </style:style>
    <style:style style:name="gr76" style:family="graphic" style:parent-style-name="standard">
      <style:graphic-properties draw:stroke="none" svg:stroke-color="#000000" draw:fill="none" draw:fill-color="#ffffff" fo:min-height="0.57cm"/>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indent="0cm"/>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5"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6"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7"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6pt"/>
    </style:style>
    <style:style style:name="T1" style:family="text">
      <style:text-properties style:use-window-font-color="true"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 style:family="text">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3" style:family="text">
      <style:text-properties fo:color="#000000" style:text-outline="false" style:text-line-through-style="none" fo:font-family="Thorndale" style:font-family-generic="roman" style:font-pitch="variable" fo:font-size="8pt" fo:font-style="normal" fo:text-shadow="none" style:text-underline-style="none" fo:font-weight="bold"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4" style:family="text">
      <style:text-properties fo:color="#000000" style:text-outline="false" style:text-line-through-style="none" fo:font-family="Thorndale" style:font-family-generic="roman" style:font-pitch="variable" fo:font-size="6pt" fo:font-style="normal" fo:text-shadow="none" style:text-underline-style="none" fo:font-weight="bold"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5" style:family="text">
      <style:text-properties fo:color="#000000" style:text-outline="false" style:text-line-through-style="none" fo:font-family="Thorndale" style:font-family-generic="roman" style:font-pitch="variable" fo:font-size="6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6" style:family="text">
      <style:text-properties style:use-window-font-color="true" style:text-outline="false" style:text-line-through-style="none" fo:font-family="Thorndale" style:font-family-generic="roman" style:font-pitch="variable" fo:font-size="10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7"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8" style:family="text">
      <style:text-properties style:use-window-font-color="true" style:text-outline="false" style:text-line-through-style="none" fo:font-family="Thorndale" style:font-family-generic="roman" style:font-pitch="variable" fo:font-size="8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9" style:family="text">
      <style:text-properties fo:font-size="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151cm" svg:height="0.795cm" svg:x="1.331cm" svg:y="0cm">
          <text:p/>
        </draw:rect>
        <draw:line draw:style-name="gr1" draw:text-style-name="P1" draw:layer="layout" svg:x1="1.693cm" svg:y1="0cm" svg:x2="1.693cm" svg:y2="0.847cm">
          <text:p/>
        </draw:line>
        <draw:line draw:style-name="gr1" draw:text-style-name="P1" draw:layer="layout" svg:x1="2.039cm" svg:y1="0.002cm" svg:x2="2.037cm" svg:y2="0.82cm">
          <text:p/>
        </draw:line>
        <draw:line draw:style-name="gr1" draw:text-style-name="P1" draw:layer="layout" svg:x1="2.857cm" svg:y1="0.026cm" svg:x2="2.857cm" svg:y2="0.793cm">
          <text:p/>
        </draw:line>
        <draw:line draw:style-name="gr1" draw:text-style-name="P1" draw:layer="layout" svg:x1="6.112cm" svg:y1="0.026cm" svg:x2="6.112cm" svg:y2="0.793cm">
          <text:p/>
        </draw:line>
        <draw:line draw:style-name="gr1" draw:text-style-name="P1" draw:layer="layout" svg:x1="5.741cm" svg:y1="0.026cm" svg:x2="5.741cm" svg:y2="0.793cm">
          <text:p/>
        </draw:line>
        <draw:frame draw:style-name="gr2" draw:text-style-name="P3" draw:layer="layout" svg:width="5.187cm" svg:height="0.742cm" svg:x="1.323cm" svg:y="0.051cm">
          <draw:text-box>
            <text:p text:style-name="P2"><text:span text:style-name="T1"/></text:p>
            <text:p text:style-name="P2"><text:span text:style-name="T1"><text:s/></text:span><text:span text:style-name="T1">L0 <text:s text:c="2"/>L1 <text:s text:c="3"/>Boot</text:span><text:span text:style-name="T1"><text:tab/></text:span><text:span text:style-name="T1"><text:tab/></text:span><text:span text:style-name="T1"> <text:s text:c="11"/>L2 <text:s text:c="3"/>L3</text:span></text:p>
          </draw:text-box>
        </draw:frame>
        <draw:line draw:style-name="gr3" draw:text-style-name="P1" draw:layer="layout" svg:x1="1.322cm" svg:y1="0.82cm" svg:x2="0.026cm" svg:y2="1.667cm">
          <text:p/>
        </draw:line>
        <draw:line draw:style-name="gr4" draw:text-style-name="P1" draw:layer="layout" svg:x1="1.693cm" svg:y1="0.82cm" svg:x2="8.255cm" svg:y2="1.667cm">
          <text:p/>
        </draw:line>
        <draw:rect draw:style-name="gr1" draw:text-style-name="P4" draw:layer="layout" svg:width="8.282cm" svg:height="1.137cm" svg:x="0cm" svg:y="1.693cm">
          <text:p/>
        </draw:rect>
        <draw:line draw:style-name="gr1" draw:text-style-name="P1" draw:layer="layout" svg:x1="0.572cm" svg:y1="1.706cm" svg:x2="0.572cm" svg:y2="2.844cm">
          <text:p/>
        </draw:line>
        <draw:line draw:style-name="gr1" draw:text-style-name="P1" draw:layer="layout" svg:x1="3.016cm" svg:y1="1.693cm" svg:x2="3.016cm" svg:y2="2.831cm">
          <text:p/>
        </draw:line>
        <draw:line draw:style-name="gr1" draw:text-style-name="P1" draw:layer="layout" svg:x1="3.307cm" svg:y1="1.693cm" svg:x2="3.307cm" svg:y2="2.831cm">
          <text:p/>
        </draw:line>
        <draw:line draw:style-name="gr1" draw:text-style-name="P1" draw:layer="layout" svg:x1="3.625cm" svg:y1="1.72cm" svg:x2="3.625cm" svg:y2="2.858cm">
          <text:p/>
        </draw:line>
        <draw:line draw:style-name="gr1" draw:text-style-name="P1" draw:layer="layout" svg:x1="3.942cm" svg:y1="1.72cm" svg:x2="3.942cm" svg:y2="2.858cm">
          <text:p/>
        </draw:line>
        <draw:line draw:style-name="gr1" draw:text-style-name="P1" draw:layer="layout" svg:x1="4.26cm" svg:y1="1.72cm" svg:x2="4.26cm" svg:y2="2.858cm">
          <text:p/>
        </draw:line>
        <draw:line draw:style-name="gr1" draw:text-style-name="P1" draw:layer="layout" svg:x1="4.604cm" svg:y1="1.693cm" svg:x2="4.604cm" svg:y2="2.831cm">
          <text:p/>
        </draw:line>
        <draw:line draw:style-name="gr1" draw:text-style-name="P1" draw:layer="layout" svg:x1="4.947cm" svg:y1="1.693cm" svg:x2="4.947cm" svg:y2="2.831cm">
          <text:p/>
        </draw:line>
        <draw:line draw:style-name="gr1" draw:text-style-name="P1" draw:layer="layout" svg:x1="5.318cm" svg:y1="1.72cm" svg:x2="5.318cm" svg:y2="2.858cm">
          <text:p/>
        </draw:line>
        <draw:line draw:style-name="gr1" draw:text-style-name="P1" draw:layer="layout" svg:x1="5.662cm" svg:y1="1.693cm" svg:x2="5.662cm" svg:y2="2.831cm">
          <text:p/>
        </draw:line>
        <draw:line draw:style-name="gr1" draw:text-style-name="P1" draw:layer="layout" svg:x1="6.006cm" svg:y1="1.72cm" svg:x2="6.006cm" svg:y2="2.858cm">
          <text:p/>
        </draw:line>
        <draw:line draw:style-name="gr1" draw:text-style-name="P1" draw:layer="layout" svg:x1="7.99cm" svg:y1="1.72cm" svg:x2="7.99cm" svg:y2="2.858cm">
          <text:p/>
        </draw:line>
        <draw:line draw:style-name="gr1" draw:text-style-name="P1" draw:layer="layout" svg:x1="7.646cm" svg:y1="1.693cm" svg:x2="7.646cm" svg:y2="2.831cm">
          <text:p/>
        </draw:line>
        <draw:frame draw:style-name="gr5" draw:text-style-name="P5" draw:layer="layout" svg:width="1.191cm" svg:height="0.955cm" svg:x="6.35cm" svg:y="1.588cm">
          <draw:text-box>
            <text:p text:style-name="P2"><text:span text:style-name="T2">....</text:span></text:p>
          </draw:text-box>
        </draw:frame>
        <draw:frame draw:style-name="gr6" draw:text-style-name="P3" draw:layer="layout" svg:width="0.662cm" svg:height="0.953cm" svg:x="0.042cm" svg:y="1.96cm">
          <draw:text-box>
            <text:p text:style-name="P2"><text:span text:style-name="T1">Blank</text:span></text:p>
            <text:p text:style-name="P2"><text:span text:style-name="T1">Space</text:span></text:p>
          </draw:text-box>
        </draw:frame>
        <draw:frame draw:style-name="gr7" draw:text-style-name="P3" draw:layer="layout" svg:width="1.985cm" svg:height="1.086cm" svg:x="1.3cm" svg:y="1.679cm">
          <draw:text-box>
            <text:p text:style-name="P2"><text:span text:style-name="T1"/></text:p>
            <text:p text:style-name="P2"><text:span text:style-name="T1"/></text:p>
            <text:p text:style-name="P2"><text:span text:style-name="T1">Name/Value Pairs</text:span></text:p>
          </draw:text-box>
        </draw:frame>
        <draw:frame draw:style-name="gr8" draw:text-style-name="P3" draw:layer="layout" svg:width="5.213cm" svg:height="0.689cm" svg:x="3.016cm" svg:y="1.349cm">
          <draw:text-box>
            <text:p text:style-name="P2"><text:span text:style-name="T1">uberblock_phys_t array</text:span></text:p>
          </draw:text-box>
        </draw:frame>
        <draw:line draw:style-name="gr9" draw:text-style-name="P1" draw:layer="layout" svg:x1="3.016cm" svg:y1="2.831cm" svg:x2="2.143cm" svg:y2="3.228cm">
          <text:p/>
        </draw:line>
        <draw:line draw:style-name="gr10" draw:text-style-name="P1" draw:layer="layout" svg:x1="3.281cm" svg:y1="2.858cm" svg:x2="4.313cm" svg:y2="3.255cm">
          <text:p/>
        </draw:line>
        <draw:rect draw:style-name="gr11" draw:text-style-name="P1" draw:layer="layout" svg:width="2.144cm" svg:height="1.643cm" svg:x="2.169cm" svg:y="3.226cm">
          <text:p/>
        </draw:rect>
        <draw:rect draw:style-name="gr12" draw:text-style-name="P1" draw:layer="layout" svg:width="2.169cm" svg:height="1.615cm" svg:x="2.753cm" svg:y="3.651cm">
          <text:p/>
        </draw:rect>
        <draw:line draw:style-name="gr13" draw:text-style-name="P1" draw:layer="layout" svg:x1="3.625cm" svg:y1="2.805cm" svg:x2="4.948cm" svg:y2="3.678cm">
          <text:p/>
        </draw:line>
        <draw:line draw:style-name="gr14" draw:text-style-name="P1" draw:layer="layout" svg:x1="3.307cm" svg:y1="2.858cm" svg:x2="2.778cm" svg:y2="3.678cm">
          <text:p/>
        </draw:line>
        <draw:frame draw:style-name="gr15" draw:text-style-name="P3" draw:layer="layout" svg:width="2.46cm" svg:height="1.613cm" svg:x="2.831cm" svg:y="3.732cm">
          <draw:text-box>
            <text:p text:style-name="P2"><text:span text:style-name="T1">uint64_t ub_magic</text:span></text:p>
            <text:p text:style-name="P2"><text:span text:style-name="T1">uint64_t ub_version</text:span></text:p>
            <text:p text:style-name="P2"><text:span text:style-name="T1">uint64_t ub_txg</text:span></text:p>
            <text:p text:style-name="P2"><text:span text:style-name="T1">uint64_t ub_vdev_sum</text:span></text:p>
            <text:p text:style-name="P2"><text:span text:style-name="T1">uint64_t ub_timestamp</text:span></text:p>
            <text:p text:style-name="P2"><text:span text:style-name="T1">blkptr_t ub_rootbp</text:span></text:p>
          </draw:text-box>
        </draw:frame>
        <draw:line draw:style-name="gr16" draw:text-style-name="P1" draw:layer="layout" svg:x1="2.751cm" svg:y1="4.948cm" svg:x2="4.947cm" svg:y2="4.948cm">
          <text:p/>
        </draw:line>
        <draw:line draw:style-name="gr17" draw:text-style-name="P1" draw:layer="layout" svg:x1="3.823cm" svg:y1="5.291cm" svg:x2="3.823cm" svg:y2="5.9cm">
          <text:p/>
        </draw:line>
        <draw:rect draw:style-name="gr18" draw:text-style-name="P1" draw:layer="layout" svg:width="2.461cm" svg:height="0.967cm" svg:x="2.592cm" svg:y="5.95cm">
          <text:p/>
        </draw:rect>
        <draw:frame draw:style-name="gr19" draw:text-style-name="P5" draw:layer="layout" svg:width="0.004cm" svg:height="0.954cm" svg:x="9.354cm" svg:y="7.672cm">
          <draw:text-box>
            <text:p/>
          </draw:text-box>
        </draw:frame>
        <draw:frame draw:style-name="gr20" draw:text-style-name="P3" draw:layer="layout" svg:width="2.488cm" svg:height="1.327cm" svg:x="2.605cm" svg:y="5.939cm">
          <draw:text-box>
            <text:p text:style-name="P2"><text:span text:style-name="T1">dnode_phys_t metadnode</text:span></text:p>
            <text:p text:style-name="P2"><text:span text:style-name="T1">zil_header_t os_zil_header</text:span></text:p>
            <text:p text:style-name="P2"><text:span text:style-name="T1">uint64_t os_type = <text:s text:c="8"/></text:span></text:p>
            <text:p text:style-name="P2"><text:span text:style-name="T1"><text:s text:c="13"/></text:span><text:span text:style-name="T1">DMU_OST_META</text:span></text:p>
            <text:p text:style-name="P2"><text:span text:style-name="T1"/></text:p>
          </draw:text-box>
        </draw:frame>
        <draw:rect draw:style-name="gr1" draw:text-style-name="P1" draw:layer="layout" svg:width="3.532cm" svg:height="3.828cm" svg:x="5.675cm" svg:y="4.817cm">
          <text:p/>
        </draw:rect>
        <draw:frame draw:style-name="gr21" draw:text-style-name="P6" draw:layer="layout" svg:width="3.453cm" svg:height="4.36cm" svg:x="5.754cm" svg:y="4.515cm">
          <draw:text-box>
            <text:p text:style-name="P2"><text:span text:style-name="T3"/></text:p>
            <text:p text:style-name="P2"><text:span text:style-name="T4">uint8_t dn_type =DMU_OT_DNODE</text:span></text:p>
            <text:p text:style-name="P2"><text:span text:style-name="T5">uint8_t</text:span><text:span text:style-name="T5"><text:tab/></text:span><text:span text:style-name="T5">dn_indblkshift;</text:span></text:p>
            <text:p text:style-name="P2"><text:span text:style-name="T5">uint8_t</text:span><text:span text:style-name="T5"><text:tab/></text:span><text:span text:style-name="T5">dn_nlevels</text:span></text:p>
            <text:p text:style-name="P2"><text:span text:style-name="T5">uint8_t</text:span><text:span text:style-name="T5"><text:tab/></text:span><text:span text:style-name="T5">dn_nblkptr;</text:span></text:p>
            <text:p text:style-name="P2"><text:span text:style-name="T5">uint8_t</text:span><text:span text:style-name="T5"><text:tab/></text:span><text:span text:style-name="T5">dn_bonustype;</text:span></text:p>
            <text:p text:style-name="P2"><text:span text:style-name="T5">uint8_t</text:span><text:span text:style-name="T5"><text:tab/></text:span><text:span text:style-name="T5">dn_checksum;</text:span></text:p>
            <text:p text:style-name="P2"><text:span text:style-name="T5">uint8_t</text:span><text:span text:style-name="T5"><text:tab/></text:span><text:span text:style-name="T5">dn_compress;</text:span></text:p>
            <text:p text:style-name="P2"><text:span text:style-name="T5">uint8_t</text:span><text:span text:style-name="T5"><text:tab/></text:span><text:span text:style-name="T5">dn_pad[1];</text:span></text:p>
            <text:p text:style-name="P2"><text:span text:style-name="T5">uint16_t</text:span><text:span text:style-name="T5"><text:tab/></text:span><text:span text:style-name="T5">dn_datablkszsec;</text:span></text:p>
            <text:p text:style-name="P2"><text:span text:style-name="T5">uint16_t</text:span><text:span text:style-name="T5"><text:tab/></text:span><text:span text:style-name="T5">dn_bonuslen;</text:span></text:p>
            <text:p text:style-name="P2"><text:span text:style-name="T5">uint8_t</text:span><text:span text:style-name="T5"><text:tab/></text:span><text:span text:style-name="T5">dn_pad2[4];</text:span></text:p>
            <text:p text:style-name="P2"><text:span text:style-name="T5">uint64_t </text:span><text:span text:style-name="T5"><text:tab/></text:span><text:span text:style-name="T5">dn_maxblkid;</text:span></text:p>
            <text:p text:style-name="P2"><text:span text:style-name="T5">uint64_t</text:span><text:span text:style-name="T5"><text:tab/></text:span><text:span text:style-name="T5">dn_secphys;</text:span></text:p>
            <text:p text:style-name="P2"><text:span text:style-name="T5">uint64_t </text:span><text:span text:style-name="T5"><text:tab/></text:span><text:span text:style-name="T5">dn_pad3[4];</text:span></text:p>
            <text:p text:style-name="P2"><text:span text:style-name="T4">blkptr_t</text:span><text:span text:style-name="T4"><text:tab/></text:span><text:span text:style-name="T4">dn_blkptr[3];</text:span></text:p>
            <text:p text:style-name="P2"><text:span text:style-name="T5">uint8_t</text:span><text:span text:style-name="T5"><text:tab/></text:span><text:span text:style-name="T5">dn_bonus[BONUSLEN]</text:span></text:p>
            <text:p text:style-name="P2"><text:span text:style-name="T5"/></text:p>
          </draw:text-box>
        </draw:frame>
        <draw:frame draw:style-name="gr22" draw:text-style-name="P7" draw:layer="layout" svg:width="2.236cm" svg:height="0.401cm" svg:x="6.179cm" svg:y="4.459cm">
          <draw:text-box>
            <text:p text:style-name="P2"><text:span text:style-name="T6">dnode_phys_t</text:span></text:p>
          </draw:text-box>
        </draw:frame>
        <draw:rect draw:style-name="gr23" draw:text-style-name="P1" draw:layer="layout" svg:width="3.241cm" svg:height="0.475cm" svg:x="10.571cm" svg:y="8.083cm">
          <text:p/>
        </draw:rect>
        <draw:line draw:style-name="gr24" draw:text-style-name="P1" draw:layer="layout" svg:x1="11.605cm" svg:y1="8.095cm" svg:x2="11.605cm" svg:y2="8.571cm">
          <text:p/>
        </draw:line>
        <draw:line draw:style-name="gr25" draw:text-style-name="P1" draw:layer="layout" svg:x1="12.808cm" svg:y1="8.095cm" svg:x2="12.808cm" svg:y2="8.571cm">
          <text:p/>
        </draw:line>
        <draw:rect draw:style-name="gr26" draw:text-style-name="P1" draw:layer="layout" svg:width="3.476cm" svg:height="1.447cm" svg:x="6.759cm" svg:y="10.004cm">
          <text:p/>
        </draw:rect>
        <draw:rect draw:style-name="gr27" draw:text-style-name="P1" draw:layer="layout" svg:width="3.394cm" svg:height="1.445cm" svg:x="14.943cm" svg:y="9.953cm">
          <text:p/>
        </draw:rect>
        <draw:rect draw:style-name="gr28" draw:text-style-name="P1" draw:layer="layout" svg:width="3.405cm" svg:height="1.445cm" svg:x="10.798cm" svg:y="9.953cm">
          <text:p/>
        </draw:rect>
        <draw:line draw:style-name="gr29" draw:text-style-name="P1" draw:layer="layout" svg:x1="6.986cm" svg:y1="10.005cm" svg:x2="6.986cm" svg:y2="11.469cm">
          <text:p/>
        </draw:line>
        <draw:line draw:style-name="gr30" draw:text-style-name="P1" draw:layer="layout" svg:x1="7.498cm" svg:y1="9.988cm" svg:x2="7.498cm" svg:y2="11.452cm">
          <text:p/>
        </draw:line>
        <draw:line draw:style-name="gr31" draw:text-style-name="P1" draw:layer="layout" svg:x1="7.233cm" svg:y1="10.021cm" svg:x2="7.233cm" svg:y2="11.485cm">
          <text:p/>
        </draw:line>
        <draw:line draw:style-name="gr32" draw:text-style-name="P1" draw:layer="layout" svg:x1="7.763cm" svg:y1="10.005cm" svg:x2="7.763cm" svg:y2="11.469cm">
          <text:p/>
        </draw:line>
        <draw:line draw:style-name="gr33" draw:text-style-name="P1" draw:layer="layout" svg:x1="8.029cm" svg:y1="10.023cm" svg:x2="8.029cm" svg:y2="11.487cm">
          <text:p/>
        </draw:line>
        <draw:line draw:style-name="gr34" draw:text-style-name="P1" draw:layer="layout" svg:x1="9.932cm" svg:y1="10.004cm" svg:x2="9.932cm" svg:y2="11.468cm">
          <text:p/>
        </draw:line>
        <draw:line draw:style-name="gr35" draw:text-style-name="P1" draw:layer="layout" svg:x1="9.65cm" svg:y1="10.021cm" svg:x2="9.65cm" svg:y2="11.485cm">
          <text:p/>
        </draw:line>
        <draw:line draw:style-name="gr36" draw:text-style-name="P1" draw:layer="layout" svg:x1="6.988cm" svg:y1="10.005cm" svg:x2="6.988cm" svg:y2="11.469cm">
          <text:p/>
        </draw:line>
        <draw:line draw:style-name="gr37" draw:text-style-name="P1" draw:layer="layout" svg:x1="7.5cm" svg:y1="9.988cm" svg:x2="7.5cm" svg:y2="11.452cm">
          <text:p/>
        </draw:line>
        <draw:line draw:style-name="gr38" draw:text-style-name="P1" draw:layer="layout" svg:x1="7.235cm" svg:y1="10.021cm" svg:x2="7.235cm" svg:y2="11.485cm">
          <text:p/>
        </draw:line>
        <draw:line draw:style-name="gr39" draw:text-style-name="P1" draw:layer="layout" svg:x1="7.764cm" svg:y1="10.005cm" svg:x2="7.764cm" svg:y2="11.469cm">
          <text:p/>
        </draw:line>
        <draw:line draw:style-name="gr40" draw:text-style-name="P1" draw:layer="layout" svg:x1="8.029cm" svg:y1="10.023cm" svg:x2="8.029cm" svg:y2="11.487cm">
          <text:p/>
        </draw:line>
        <draw:line draw:style-name="gr41" draw:text-style-name="P1" draw:layer="layout" svg:x1="9.934cm" svg:y1="10.004cm" svg:x2="9.934cm" svg:y2="11.468cm">
          <text:p/>
        </draw:line>
        <draw:line draw:style-name="gr42" draw:text-style-name="P1" draw:layer="layout" svg:x1="9.652cm" svg:y1="10.021cm" svg:x2="9.652cm" svg:y2="11.485cm">
          <text:p/>
        </draw:line>
        <draw:line draw:style-name="gr43" draw:text-style-name="P1" draw:layer="layout" svg:x1="11.027cm" svg:y1="9.953cm" svg:x2="11.027cm" svg:y2="11.417cm">
          <text:p/>
        </draw:line>
        <draw:line draw:style-name="gr44" draw:text-style-name="P1" draw:layer="layout" svg:x1="11.274cm" svg:y1="9.951cm" svg:x2="11.274cm" svg:y2="11.415cm">
          <text:p/>
        </draw:line>
        <draw:line draw:style-name="gr45" draw:text-style-name="P1" draw:layer="layout" svg:x1="11.504cm" svg:y1="9.97cm" svg:x2="11.504cm" svg:y2="11.434cm">
          <text:p/>
        </draw:line>
        <draw:line draw:style-name="gr46" draw:text-style-name="P1" draw:layer="layout" svg:x1="11.751cm" svg:y1="9.953cm" svg:x2="11.751cm" svg:y2="11.417cm">
          <text:p/>
        </draw:line>
        <draw:line draw:style-name="gr47" draw:text-style-name="P1" draw:layer="layout" svg:x1="12.033cm" svg:y1="9.935cm" svg:x2="12.033cm" svg:y2="11.397cm">
          <text:p/>
        </draw:line>
        <draw:line draw:style-name="gr48" draw:text-style-name="P1" draw:layer="layout" svg:x1="13.903cm" svg:y1="9.953cm" svg:x2="13.903cm" svg:y2="11.417cm">
          <text:p/>
        </draw:line>
        <draw:line draw:style-name="gr49" draw:text-style-name="P1" draw:layer="layout" svg:x1="13.62cm" svg:y1="9.935cm" svg:x2="13.62cm" svg:y2="11.399cm">
          <text:p/>
        </draw:line>
        <draw:line draw:style-name="gr50" draw:text-style-name="P1" draw:layer="layout" svg:x1="15.208cm" svg:y1="9.988cm" svg:x2="15.208cm" svg:y2="11.452cm">
          <text:p/>
        </draw:line>
        <draw:line draw:style-name="gr51" draw:text-style-name="P1" draw:layer="layout" svg:x1="15.49cm" svg:y1="9.97cm" svg:x2="15.49cm" svg:y2="11.434cm">
          <text:p/>
        </draw:line>
        <draw:line draw:style-name="gr52" draw:text-style-name="P1" draw:layer="layout" svg:x1="15.772cm" svg:y1="9.97cm" svg:x2="15.772cm" svg:y2="11.434cm">
          <text:p/>
        </draw:line>
        <draw:line draw:style-name="gr53" draw:text-style-name="P1" draw:layer="layout" svg:x1="16.037cm" svg:y1="9.988cm" svg:x2="16.037cm" svg:y2="11.452cm">
          <text:p/>
        </draw:line>
        <draw:line draw:style-name="gr54" draw:text-style-name="P1" draw:layer="layout" svg:x1="18.083cm" svg:y1="9.957cm" svg:x2="18.083cm" svg:y2="11.421cm">
          <text:p/>
        </draw:line>
        <draw:line draw:style-name="gr55" draw:text-style-name="P1" draw:layer="layout" svg:x1="17.841cm" svg:y1="9.935cm" svg:x2="17.841cm" svg:y2="11.399cm">
          <text:p/>
        </draw:line>
        <draw:frame draw:style-name="gr56" draw:text-style-name="P5" draw:layer="layout" svg:width="0.899cm" svg:height="0.955cm" svg:x="8.382cm" svg:y="10.182cm">
          <draw:text-box>
            <text:p text:style-name="P2"><text:span text:style-name="T2">...</text:span></text:p>
          </draw:text-box>
        </draw:frame>
        <draw:frame draw:style-name="gr57" draw:text-style-name="P5" draw:layer="layout" svg:width="0.639cm" svg:height="0.955cm" svg:x="12.527cm" svg:y="10.201cm">
          <draw:text-box>
            <text:p text:style-name="P2"><text:span text:style-name="T2">...</text:span></text:p>
          </draw:text-box>
        </draw:frame>
        <draw:frame draw:style-name="gr58" draw:text-style-name="P5" draw:layer="layout" svg:width="0.639cm" svg:height="0.955cm" svg:x="16.476cm" svg:y="10.058cm">
          <draw:text-box>
            <text:p text:style-name="P2"><text:span text:style-name="T2">...</text:span></text:p>
          </draw:text-box>
        </draw:frame>
        <draw:frame draw:style-name="gr59" draw:text-style-name="P3" draw:layer="layout" svg:width="3.917cm" svg:height="0.267cm" svg:x="6.739cm" svg:y="9.653cm">
          <draw:text-box>
            <text:p text:style-name="P2"><text:span text:style-name="T1"><text:s/></text:span><text:span text:style-name="T1">0 <text:s/>1 <text:s text:c="2"/>2 <text:s text:c="2"/>3 <text:s text:c="2"/>4 <text:s text:c="29"/>1022 1023</text:span></text:p>
          </draw:text-box>
        </draw:frame>
        <draw:line draw:style-name="gr60" draw:text-style-name="P1" draw:layer="layout" svg:x1="11.021cm" svg:y1="8.598cm" svg:x2="8.627cm" svg:y2="9.775cm">
          <text:p/>
        </draw:line>
        <draw:line draw:style-name="gr61" draw:text-style-name="P1" draw:layer="layout" svg:x1="12.132cm" svg:y1="8.624cm" svg:x2="12.132cm" svg:y2="9.709cm">
          <text:p/>
        </draw:line>
        <draw:line draw:style-name="gr62" draw:text-style-name="P1" draw:layer="layout" svg:x1="13.336cm" svg:y1="8.637cm" svg:x2="17.173cm" svg:y2="9.847cm">
          <text:p/>
        </draw:line>
        <draw:line draw:style-name="gr63" draw:text-style-name="P1" draw:layer="layout" svg:x1="6.999cm" svg:y1="11.561cm" svg:x2="6.258cm" svg:y2="12.394cm">
          <text:p/>
        </draw:line>
        <draw:line draw:style-name="gr64" draw:text-style-name="P1" draw:layer="layout" svg:x1="7.237cm" svg:y1="11.482cm" svg:x2="9.923cm" svg:y2="12.408cm">
          <text:p/>
        </draw:line>
        <draw:rect draw:style-name="gr1" draw:text-style-name="P1" draw:layer="layout" svg:width="4.95cm" svg:height="4.075cm" svg:x="6.217cm" svg:y="12.301cm">
          <text:p/>
        </draw:rect>
        <draw:frame draw:style-name="gr65" draw:text-style-name="P6" draw:layer="layout" svg:width="5.003cm" svg:height="4.716cm" svg:x="6.284cm" svg:y="12.094cm">
          <draw:text-box>
            <text:p text:style-name="P2"><text:span text:style-name="T7"/></text:p>
            <text:p text:style-name="P2"><text:span text:style-name="T4">uint8_t dn_type= DMU_OT_OBJECT_DIRECTORY</text:span></text:p>
            <text:p text:style-name="P2"><text:span text:style-name="T5">uint8_t</text:span><text:span text:style-name="T5"><text:tab/></text:span><text:span text:style-name="T5">dn_indblkshift;</text:span></text:p>
            <text:p text:style-name="P2"><text:span text:style-name="T4">uint8_t</text:span><text:span text:style-name="T4"><text:tab/></text:span><text:span text:style-name="T4">dn_nlevels = 1</text:span></text:p>
            <text:p text:style-name="P2"><text:span text:style-name="T4">uint8_t</text:span><text:span text:style-name="T4"><text:tab/></text:span><text:span text:style-name="T4">dn_nblkptr = 1;</text:span></text:p>
            <text:p text:style-name="P2"><text:span text:style-name="T5">uint8_t</text:span><text:span text:style-name="T5"><text:tab/></text:span><text:span text:style-name="T5">dn_bonustype;</text:span></text:p>
            <text:p text:style-name="P2"><text:span text:style-name="T5">uint8_t</text:span><text:span text:style-name="T5"><text:tab/></text:span><text:span text:style-name="T5">dn_checksum;</text:span></text:p>
            <text:p text:style-name="P2"><text:span text:style-name="T5">uint8_t</text:span><text:span text:style-name="T5"><text:tab/></text:span><text:span text:style-name="T5">dn_compress;</text:span></text:p>
            <text:p text:style-name="P2"><text:span text:style-name="T5">uint8_t</text:span><text:span text:style-name="T5"><text:tab/></text:span><text:span text:style-name="T5">dn_pad[1];</text:span></text:p>
            <text:p text:style-name="P2"><text:span text:style-name="T5">uint16_t</text:span><text:span text:style-name="T5"><text:tab/></text:span><text:span text:style-name="T5">dn_datablkszsec;</text:span></text:p>
            <text:p text:style-name="P2"><text:span text:style-name="T5">uint16_t</text:span><text:span text:style-name="T5"><text:tab/></text:span><text:span text:style-name="T5">dn_bonuslen;</text:span></text:p>
            <text:p text:style-name="P2"><text:span text:style-name="T5">uint8_t</text:span><text:span text:style-name="T5"><text:tab/></text:span><text:span text:style-name="T5">dn_pad2[4];</text:span></text:p>
            <text:p text:style-name="P2"><text:span text:style-name="T5">uint64_t </text:span><text:span text:style-name="T5"><text:tab/></text:span><text:span text:style-name="T5">dn_maxblkid;</text:span></text:p>
            <text:p text:style-name="P2"><text:span text:style-name="T5">uint64_t</text:span><text:span text:style-name="T5"><text:tab/></text:span><text:span text:style-name="T5">dn_secphys;</text:span></text:p>
            <text:p text:style-name="P2"><text:span text:style-name="T5">uint64_t </text:span><text:span text:style-name="T5"><text:tab/></text:span><text:span text:style-name="T5">dn_pad3[4];</text:span></text:p>
            <text:p text:style-name="P2"><text:span text:style-name="T4">blkptr_t</text:span><text:span text:style-name="T4"><text:tab/></text:span><text:span text:style-name="T4">dn_blkptr[1]</text:span><text:span text:style-name="T5">;</text:span></text:p>
            <text:p text:style-name="P2"><text:span text:style-name="T5">uint8_t</text:span><text:span text:style-name="T5"><text:tab/></text:span><text:span text:style-name="T5">dn_bonus[BONUSLEN]</text:span></text:p>
          </draw:text-box>
        </draw:frame>
        <draw:line draw:style-name="gr66" draw:text-style-name="P1" draw:layer="layout" svg:x1="6.205cm" svg:y1="15.833cm" svg:x2="11.179cm" svg:y2="15.833cm">
          <text:p/>
        </draw:line>
        <draw:line draw:style-name="gr67" draw:text-style-name="P1" draw:layer="layout" svg:x1="6.205cm" svg:y1="16.02cm" svg:x2="11.167cm" svg:y2="16.02cm">
          <text:p/>
        </draw:line>
        <draw:rect draw:style-name="gr68" draw:text-style-name="P1" draw:layer="layout" svg:width="2.765cm" svg:height="1.204cm" svg:x="12.013cm" svg:y="14.63cm">
          <text:p/>
        </draw:rect>
        <draw:line draw:style-name="gr69" draw:text-style-name="P1" draw:layer="layout" svg:x1="11.167cm" svg:y1="15.906cm" svg:x2="11.946cm" svg:y2="15.345cm">
          <text:p/>
        </draw:line>
        <draw:frame draw:style-name="gr70" draw:text-style-name="P6" draw:layer="layout" svg:width="2.355cm" svg:height="1.289cm" svg:x="12.252cm" svg:y="14.75cm">
          <draw:text-box>
            <text:p text:style-name="P2"><text:span text:style-name="T8">root_dataset = 2</text:span></text:p>
            <text:p text:style-name="P2"><text:span text:style-name="T8">config = 4</text:span></text:p>
            <text:p text:style-name="P2"><text:span text:style-name="T8">sync_bplist = 1023</text:span></text:p>
            <text:p text:style-name="P2"><text:span text:style-name="T8"/></text:p>
          </draw:text-box>
        </draw:frame>
        <draw:frame draw:style-name="gr71" draw:text-style-name="P3" draw:layer="layout" svg:width="2.038cm" svg:height="3.447cm" draw:transform="rotate (1.5707963267946) translate (7.008cm 11.37cm)">
          <draw:text-box>
            <text:p text:style-name="P2"><text:span text:style-name="T1">object_directory</text:span></text:p>
            <text:p text:style-name="P2"><text:span text:style-name="T1">root_dataset</text:span></text:p>
            <text:p text:style-name="P2"><text:span text:style-name="T1"/></text:p>
            <text:p text:style-name="P2"><text:span text:style-name="T1">config</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sync_bplist</text:span></text:p>
          </draw:text-box>
        </draw:frame>
        <draw:frame draw:style-name="gr72" draw:text-style-name="P3" draw:layer="layout" svg:width="0.577cm" svg:height="3.389cm" draw:transform="rotate (1.5707963267946) translate (10.791cm 9.921cm)">
          <draw:text-box>
            <text:p text:style-name="P2"><text:span text:style-name="T1">1024</text:span></text:p>
            <text:p text:style-name="P2"><text:span text:style-name="T1">1025</text:span></text:p>
            <text:p text:style-name="P2"><text:span text:style-name="T1">1026</text:span></text:p>
            <text:p text:style-name="P2"><text:span text:style-name="T1">1027</text:span></text:p>
            <text:p text:style-name="P2"><text:span text:style-name="T1">1028</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2046</text:span></text:p>
            <text:p text:style-name="P2"><text:span text:style-name="T1">2047</text:span></text:p>
          </draw:text-box>
        </draw:frame>
        <draw:frame draw:style-name="gr72" draw:text-style-name="P3" draw:layer="layout" svg:width="0.577cm" svg:height="3.389cm" draw:transform="rotate (1.5707963267946) translate (14.892cm 9.935cm)">
          <draw:text-box>
            <text:p text:style-name="P2"><text:span text:style-name="T1">2048</text:span></text:p>
            <text:p text:style-name="P2"><text:span text:style-name="T1">2049</text:span></text:p>
            <text:p text:style-name="P2"><text:span text:style-name="T1">2050</text:span></text:p>
            <text:p text:style-name="P2"><text:span text:style-name="T1">2051</text:span></text:p>
            <text:p text:style-name="P2"><text:span text:style-name="T1">2052</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3070</text:span></text:p>
            <text:p text:style-name="P2"><text:span text:style-name="T1">3071</text:span></text:p>
          </draw:text-box>
        </draw:frame>
        <draw:line draw:style-name="gr73" draw:text-style-name="P8" draw:layer="layout" svg:x1="5.068cm" svg:y1="6.17cm" svg:x2="2.581cm" svg:y2="6.17cm">
          <text:p/>
        </draw:line>
        <draw:line draw:style-name="gr74" draw:text-style-name="P8" draw:layer="layout" svg:x1="9.202cm" svg:y1="8.139cm" svg:x2="10.572cm" svg:y2="8.089cm">
          <text:p/>
        </draw:line>
        <draw:line draw:style-name="gr75" draw:text-style-name="P8" draw:layer="layout" svg:x1="9.202cm" svg:y1="8.424cm" svg:x2="10.611cm" svg:y2="8.552cm">
          <text:p/>
        </draw:line>
        <draw:line draw:style-name="gr73" draw:text-style-name="P8" draw:layer="layout" svg:x1="5.651cm" svg:y1="8.158cm" svg:x2="9.197cm" svg:y2="8.158cm">
          <text:p/>
        </draw:line>
        <draw:line draw:style-name="gr73" draw:text-style-name="P8" draw:layer="layout" svg:x1="5.716cm" svg:y1="8.409cm" svg:x2="9.235cm" svg:y2="8.409cm">
          <text:p/>
        </draw:line>
        <draw:line draw:style-name="gr75" draw:text-style-name="P8" draw:layer="layout" svg:x1="5.054cm" svg:y1="5.945cm" svg:x2="5.703cm" svg:y2="4.834cm">
          <text:p/>
        </draw:line>
        <draw:line draw:style-name="gr75" draw:text-style-name="P8" draw:layer="layout" svg:x1="5.054cm" svg:y1="6.911cm" svg:x2="5.664cm" svg:y2="8.632cm">
          <text:p/>
        </draw:line>
        <draw:line draw:style-name="gr73" draw:text-style-name="P8" draw:layer="layout" svg:x1="1.206cm" svg:y1="1.71cm" svg:x2="1.206cm" svg:y2="2.825cm">
          <text:p/>
        </draw:line>
        <draw:frame draw:style-name="gr76" draw:text-style-name="P10" draw:layer="layout" svg:width="0.583cm" svg:height="0.57cm" svg:x="0.674cm" svg:y="1.957cm">
          <draw:text-box>
            <text:p text:style-name="P9"><text:span text:style-name="T9">Boot</text:span></text:p>
            <text:p text:style-name="P9"><text:span text:style-name="T9">Hdr</text:span></text:p>
          </draw:text-box>
        </draw:frame>
      </draw:page>
    </office:drawing>
  </office:body>
</office:document-content>
</file>

<file path=Obj08045CB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245" draw:display-name="Dash 245" draw:style="rect" draw:dots1="1" draw:dots1-length="0.029cm" draw:dots2="1" draw:dots2-length="0.029cm" draw:distance="0.029cm"/>
    <draw:stroke-dash draw:name="Dash_20_246" draw:display-name="Dash 246" draw:style="rect" draw:dots1="1" draw:dots1-length="0.029cm" draw:dots2="1" draw:dots2-length="0.029cm" draw:distance="0.029cm"/>
    <draw:stroke-dash draw:name="Dash_20_247" draw:display-name="Dash 247" draw:style="rect" draw:dots1="1" draw:dots1-length="0.029cm" draw:dots2="1" draw:dots2-length="0.029cm" draw:distance="0.029cm"/>
    <draw:stroke-dash draw:name="Dash_20_248" draw:display-name="Dash 248" draw:style="rect" draw:dots1="1" draw:dots1-length="0.029cm" draw:dots2="1" draw:dots2-length="0.029cm" draw:distance="0.029cm"/>
    <draw:stroke-dash draw:name="Dash_20_249" draw:display-name="Dash 249" draw:style="rect" draw:dots1="1" draw:dots1-length="0.029cm" draw:dots2="1" draw:dots2-length="0.029cm" draw:distance="0.029cm"/>
    <draw:stroke-dash draw:name="Dash_20_250" draw:display-name="Dash 250" draw:style="rect" draw:dots1="1" draw:dots1-length="0.029cm" draw:dots2="1" draw:dots2-length="0.029cm" draw:distance="0.029cm"/>
    <draw:stroke-dash draw:name="Dash_20_251" draw:display-name="Dash 251" draw:style="rect" draw:dots1="1" draw:dots1-length="0.029cm" draw:dots2="1" draw:dots2-length="0.029cm" draw:distance="0.029cm"/>
    <draw:stroke-dash draw:name="Dash_20_252" draw:display-name="Dash 252" draw:style="rect" draw:dots1="1" draw:dots1-length="0.029cm" draw:dots2="1" draw:dots2-length="0.029cm" draw:distance="0.029cm"/>
    <draw:stroke-dash draw:name="Dash_20_253" draw:display-name="Dash 253" draw:style="rect" draw:dots1="1" draw:dots1-length="0.029cm" draw:dots2="1" draw:dots2-length="0.029cm" draw:distance="0.029cm"/>
    <draw:stroke-dash draw:name="Dash_20_254" draw:display-name="Dash 254" draw:style="rect" draw:dots1="1" draw:dots1-length="0.029cm" draw:dots2="1" draw:dots2-length="0.029cm" draw:distance="0.029cm"/>
    <draw:stroke-dash draw:name="Dash_20_255" draw:display-name="Dash 255" draw:style="rect" draw:dots1="1" draw:dots1-length="0.029cm" draw:dots2="1" draw:dots2-length="0.029cm" draw:distance="0.029cm"/>
    <draw:stroke-dash draw:name="Dash_20_256" draw:display-name="Dash 256" draw:style="rect" draw:dots1="1" draw:dots1-length="0.029cm" draw:dots2="1" draw:dots2-length="0.029cm" draw:distance="0.029cm"/>
    <draw:stroke-dash draw:name="Dash_20_257" draw:display-name="Dash 257" draw:style="rect" draw:dots1="1" draw:dots1-length="0.029cm" draw:dots2="1" draw:dots2-length="0.029cm" draw:distance="0.029cm"/>
    <draw:stroke-dash draw:name="Dash_20_258" draw:display-name="Dash 258" draw:style="rect" draw:dots1="1" draw:dots1-length="0.029cm" draw:dots2="1" draw:dots2-length="0.029cm" draw:distance="0.029cm"/>
    <draw:stroke-dash draw:name="Dash_20_265" draw:display-name="Dash 265" draw:style="rect" draw:dots1="1" draw:dots1-length="0.029cm" draw:dots2="1" draw:dots2-length="0.029cm" draw:distance="0.029cm"/>
    <draw:stroke-dash draw:name="Dash_20_266" draw:display-name="Dash 266" draw:style="rect" draw:dots1="1" draw:dots1-length="0.029cm" draw:dots2="1" draw:dots2-length="0.029cm" draw:distance="0.029cm"/>
    <draw:stroke-dash draw:name="Dash_20_267" draw:display-name="Dash 267" draw:style="rect" draw:dots1="1" draw:dots1-length="0.029cm" draw:dots2="1" draw:dots2-length="0.029cm" draw:distance="0.029cm"/>
    <draw:stroke-dash draw:name="Dash_20_268" draw:display-name="Dash 268" draw:style="rect" draw:dots1="1" draw:dots1-length="0.029cm" draw:dots2="1" draw:dots2-length="0.029cm" draw:distance="0.029cm"/>
    <draw:stroke-dash draw:name="Dash_20_269" draw:display-name="Dash 269" draw:style="rect" draw:dots1="1" draw:dots1-length="0.029cm" draw:dots2="1" draw:dots2-length="0.029cm" draw:distance="0.029cm"/>
    <draw:stroke-dash draw:name="Dash_20_270" draw:display-name="Dash 270" draw:style="rect" draw:dots1="1" draw:dots1-length="0.029cm" draw:dots2="1" draw:dots2-length="0.029cm" draw:distance="0.029cm"/>
    <draw:stroke-dash draw:name="Dash_20_271" draw:display-name="Dash 271" draw:style="rect" draw:dots1="1" draw:dots1-length="0.029cm" draw:dots2="1" draw:dots2-length="0.029cm" draw:distance="0.029cm"/>
    <draw:stroke-dash draw:name="Dash_20_272" draw:display-name="Dash 272" draw:style="rect" draw:dots1="1" draw:dots1-length="0.029cm" draw:dots2="1" draw:dots2-length="0.029cm" draw:distance="0.029cm"/>
    <draw:stroke-dash draw:name="Dash_20_273" draw:display-name="Dash 273" draw:style="rect" draw:dots1="1" draw:dots1-length="0.029cm" draw:dots2="1" draw:dots2-length="0.029cm" draw:distance="0.029cm"/>
    <draw:stroke-dash draw:name="Dash_20_274" draw:display-name="Dash 274" draw:style="rect" draw:dots1="1" draw:dots1-length="0.029cm" draw:dots2="1" draw:dots2-length="0.029cm" draw:distance="0.029cm"/>
    <draw:stroke-dash draw:name="Dash_20_275" draw:display-name="Dash 275" draw:style="rect" draw:dots1="1" draw:dots1-length="0.029cm" draw:dots2="1" draw:dots2-length="0.029cm" draw:distance="0.029cm"/>
    <draw:stroke-dash draw:name="Dash_20_276" draw:display-name="Dash 276" draw:style="rect" draw:dots1="1" draw:dots1-length="0.029cm" draw:dots2="1" draw:dots2-length="0.029cm" draw:distance="0.029cm"/>
    <draw:stroke-dash draw:name="Dash_20_277" draw:display-name="Dash 277" draw:style="rect" draw:dots1="1" draw:dots1-length="0.029cm" draw:dots2="1" draw:dots2-length="0.029cm" draw:distance="0.029cm"/>
    <draw:stroke-dash draw:name="Dash_20_278" draw:display-name="Dash 278" draw:style="rect" draw:dots1="1" draw:dots1-length="0.029cm" draw:dots2="1" draw:dots2-length="0.029cm" draw:distance="0.029cm"/>
    <draw:stroke-dash draw:name="Dash_20_279" draw:display-name="Dash 279" draw:style="rect" draw:dots1="1" draw:dots1-length="0.029cm" draw:dots2="1" draw:dots2-length="0.029cm" draw:distance="0.029cm"/>
    <draw:stroke-dash draw:name="Dash_20_280" draw:display-name="Dash 280" draw:style="rect" draw:dots1="1" draw:dots1-length="0.029cm" draw:dots2="1" draw:dots2-length="0.029cm" draw:distance="0.029cm"/>
    <draw:stroke-dash draw:name="Dash_20_281" draw:display-name="Dash 281" draw:style="rect" draw:dots1="1" draw:dots1-length="0.029cm" draw:dots2="1" draw:dots2-length="0.029cm" draw:distance="0.029cm"/>
    <draw:stroke-dash draw:name="Dash_20_282" draw:display-name="Dash 282" draw:style="rect" draw:dots1="1" draw:dots1-length="0.029cm" draw:dots2="1" draw:dots2-length="0.029cm" draw:distance="0.029cm"/>
    <draw:stroke-dash draw:name="Dash_20_283" draw:display-name="Dash 283" draw:style="rect" draw:dots1="1" draw:dots1-length="0.029cm" draw:dots2="1" draw:dots2-length="0.029cm" draw:distance="0.029cm"/>
    <draw:stroke-dash draw:name="Dash_20_284" draw:display-name="Dash 284" draw:style="rect" draw:dots1="1" draw:dots1-length="0.029cm" draw:dots2="1" draw:dots2-length="0.029cm" draw:distance="0.029cm"/>
    <draw:stroke-dash draw:name="Dash_20_285" draw:display-name="Dash 285" draw:style="rect" draw:dots1="1" draw:dots1-length="0.029cm" draw:dots2="1" draw:dots2-length="0.029cm" draw:distance="0.029cm"/>
    <draw:stroke-dash draw:name="Dash_20_286" draw:display-name="Dash 286" draw:style="rect" draw:dots1="1" draw:dots1-length="0.029cm" draw:dots2="1" draw:dots2-length="0.029cm" draw:distance="0.029cm"/>
    <draw:stroke-dash draw:name="Dash_20_287" draw:display-name="Dash 287" draw:style="rect" draw:dots1="1" draw:dots1-length="0.029cm" draw:dots2="1" draw:dots2-length="0.029cm" draw:distance="0.029cm"/>
    <draw:stroke-dash draw:name="Dash_20_288" draw:display-name="Dash 288" draw:style="rect" draw:dots1="1" draw:dots1-length="0.029cm" draw:dots2="1" draw:dots2-length="0.029cm" draw:distance="0.029cm"/>
    <draw:stroke-dash draw:name="Dash_20_289" draw:display-name="Dash 289" draw:style="rect" draw:dots1="1" draw:dots1-length="0.029cm" draw:dots2="1" draw:dots2-length="0.029cm" draw:distance="0.029cm"/>
    <draw:stroke-dash draw:name="Dash_20_290" draw:display-name="Dash 290" draw:style="rect" draw:dots1="1" draw:dots1-length="0.029cm" draw:dots2="1" draw:dots2-length="0.029cm" draw:distance="0.029cm"/>
    <draw:stroke-dash draw:name="Dash_20_291" draw:display-name="Dash 291" draw:style="rect" draw:dots1="1" draw:dots1-length="0.029cm" draw:dots2="1" draw:dots2-length="0.029cm" draw:distance="0.029cm"/>
    <draw:stroke-dash draw:name="Dash_20_292" draw:display-name="Dash 292" draw:style="rect" draw:dots1="1" draw:dots1-length="0.029cm" draw:dots2="1" draw:dots2-length="0.029cm" draw:distance="0.029cm"/>
    <draw:stroke-dash draw:name="Dash_20_293" draw:display-name="Dash 293" draw:style="rect" draw:dots1="1" draw:dots1-length="0.029cm" draw:dots2="1" draw:dots2-length="0.029cm" draw:distance="0.029cm"/>
    <draw:stroke-dash draw:name="Dash_20_294" draw:display-name="Dash 294" draw:style="rect" draw:dots1="1" draw:dots1-length="0.029cm" draw:dots2="1" draw:dots2-length="0.029cm" draw:distance="0.029cm"/>
    <draw:stroke-dash draw:name="Dash_20_295" draw:display-name="Dash 295" draw:style="rect" draw:dots1="1" draw:dots1-length="0.029cm" draw:dots2="1" draw:dots2-length="0.029cm" draw:distance="0.029cm"/>
    <draw:stroke-dash draw:name="Dash_20_296" draw:display-name="Dash 296" draw:style="rect" draw:dots1="1" draw:dots1-length="0.029cm" draw:dots2="1" draw:dots2-length="0.029cm" draw:distance="0.029cm"/>
    <draw:stroke-dash draw:name="Dash_20_297" draw:display-name="Dash 297" draw:style="rect" draw:dots1="1" draw:dots1-length="0.029cm" draw:dots2="1" draw:dots2-length="0.029cm" draw:distance="0.029cm"/>
    <draw:stroke-dash draw:name="Dash_20_298" draw:display-name="Dash 298" draw:style="rect" draw:dots1="1" draw:dots1-length="0.029cm" draw:dots2="1" draw:dots2-length="0.029cm" draw:distance="0.029cm"/>
    <draw:stroke-dash draw:name="Dash_20_299" draw:display-name="Dash 299" draw:style="rect" draw:dots1="1" draw:dots1-length="0.029cm" draw:dots2="1" draw:dots2-length="0.029cm" draw:distance="0.029cm"/>
    <draw:stroke-dash draw:name="Dash_20_300" draw:display-name="Dash 300" draw:style="rect" draw:dots1="1" draw:dots1-length="0.029cm" draw:dots2="1" draw:dots2-length="0.029cm" draw:distance="0.029cm"/>
    <draw:stroke-dash draw:name="Dash_20_301" draw:display-name="Dash 301" draw:style="rect" draw:dots1="1" draw:dots1-length="0.029cm" draw:dots2="1" draw:dots2-length="0.029cm" draw:distance="0.029cm"/>
    <draw:stroke-dash draw:name="Dash_20_302" draw:display-name="Dash 302" draw:style="rect" draw:dots1="1" draw:dots1-length="0.029cm" draw:dots2="1" draw:dots2-length="0.029cm" draw:distance="0.029cm"/>
    <draw:stroke-dash draw:name="Dash_20_303" draw:display-name="Dash 303" draw:style="rect" draw:dots1="1" draw:dots1-length="0.029cm" draw:dots2="1" draw:dots2-length="0.029cm" draw:distance="0.029cm"/>
    <draw:stroke-dash draw:name="Dash_20_304" draw:display-name="Dash 304" draw:style="rect" draw:dots1="1" draw:dots1-length="0.029cm" draw:dots2="1" draw:dots2-length="0.029cm" draw:distance="0.029cm"/>
    <draw:stroke-dash draw:name="Dash_20_305" draw:display-name="Dash 305" draw:style="rect" draw:dots1="1" draw:dots1-length="0.029cm" draw:dots2="1" draw:dots2-length="0.029cm" draw:distance="0.029cm"/>
    <draw:stroke-dash draw:name="Dash_20_306" draw:display-name="Dash 306" draw:style="rect" draw:dots1="1" draw:dots1-length="0.029cm" draw:dots2="1" draw:dots2-length="0.029cm" draw:distance="0.029cm"/>
    <draw:stroke-dash draw:name="Dash_20_307" draw:display-name="Dash 307" draw:style="rect" draw:dots1="1" draw:dots1-length="0.029cm" draw:dots2="1" draw:dots2-length="0.029cm" draw:distance="0.029cm"/>
    <draw:stroke-dash draw:name="Dash_20_308" draw:display-name="Dash 308" draw:style="rect" draw:dots1="1" draw:dots1-length="0.029cm" draw:dots2="1" draw:dots2-length="0.029cm" draw:distance="0.029cm"/>
    <draw:stroke-dash draw:name="Dash_20_309" draw:display-name="Dash 309" draw:style="rect" draw:dots1="1" draw:dots1-length="0.029cm" draw:dots2="1" draw:dots2-length="0.029cm" draw:distance="0.029cm"/>
    <draw:stroke-dash draw:name="Dash_20_310" draw:display-name="Dash 310" draw:style="rect" draw:dots1="1" draw:dots1-length="0.029cm" draw:dots2="1" draw:dots2-length="0.029cm" draw:distance="0.029cm"/>
    <draw:stroke-dash draw:name="Dash_20_311" draw:display-name="Dash 311" draw:style="rect" draw:dots1="1" draw:dots1-length="0.029cm" draw:dots2="1" draw:dots2-length="0.029cm" draw:distance="0.029cm"/>
    <draw:stroke-dash draw:name="Dash_20_312" draw:display-name="Dash 312" draw:style="rect" draw:dots1="1" draw:dots1-length="0.029cm" draw:dots2="1" draw:dots2-length="0.029cm" draw:distance="0.029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